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Arial " svg:font-family="Arial 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7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8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/>
    </style:style>
    <style:style style:name="ce1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" style:family="table-cell" style:parent-style-name="Normal_32_2" style:data-style-name="N22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16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8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" style:family="table-cell" style:parent-style-name="Normal_32_2" style:data-style-name="N40">
      <style:table-cell-properties style:vertical-align="automatic" fo:background-color="transparent" style:cell-protect="protected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6" style:family="table-cell" style:parent-style-name="Normal_32_3" style:data-style-name="N3">
      <style:table-cell-properties style:vertical-align="automatic" fo:background-color="transparent" style:cell-protect="protected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8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9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1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2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4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5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8" style:family="table-cell" style:parent-style-name="Default" style:data-style-name="N0">
      <style:text-properties fo:font-size="10pt" style:font-size-asian="10pt" style:font-size-complex="10pt"/>
    </style:style>
    <style:style style:name="ce39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40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3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4" style:family="table-cell" style:parent-style-name="Default" style:data-style-name="N0">
      <style:table-cell-properties style:vertical-align="automatic" fo:wrap-option="wrap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6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2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5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6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4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6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40"/>
    <style:style style:name="ce70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71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2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3" style:family="table-cell" style:parent-style-name="Default" style:data-style-name="N0">
      <style:text-properties fo:font-size="9pt" style:font-size-asian="9pt" style:font-size-complex="9pt"/>
    </style:style>
    <style:style style:name="ce74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5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6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8" style:family="table-cell" style:parent-style-name="Default" style:data-style-name="N36">
      <style:text-properties fo:color="#FFFFFF" fo:font-size="9pt" style:font-size-asian="9pt" style:font-size-complex="9pt"/>
    </style:style>
    <style:style style:name="ce79" style:family="table-cell" style:parent-style-name="Default" style:data-style-name="N0">
      <style:text-properties fo:color="#FFFFFF" fo:font-size="9pt" style:font-size-asian="9pt" style:font-size-complex="9pt"/>
    </style:style>
    <style:style style:name="ce80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81" style:family="table-cell" style:parent-style-name="Default" style:data-style-name="N36">
      <style:table-cell-properties fo:background-color="#E6B8B7"/>
      <style:text-properties fo:color="#FFFFFF" fo:font-size="9pt" style:font-size-asian="9pt" style:font-size-complex="9pt"/>
    </style:style>
    <style:style style:name="ce82" style:family="table-cell" style:parent-style-name="Normal_32_2" style:data-style-name="N42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3" style:family="table-cell" style:parent-style-name="Normal_32_2" style:data-style-name="N39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4" style:family="table-cell" style:parent-style-name="Normal_32_2" style:data-style-name="N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8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87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88" style:family="table-cell" style:parent-style-name="Default" style:data-style-name="N40">
      <style:table-cell-properties style:vertical-align="middle" fo:background-color="#F3FCFF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89" style:family="table-cell" style:parent-style-name="Normal_32_2" style:data-style-name="N38">
      <style:table-cell-properties style:vertical-align="automatic" fo:background-color="#F3FCFF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9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1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3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4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98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99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00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1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3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4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5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06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8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9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1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3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6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18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9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0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9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9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0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1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2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3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4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6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8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9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0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1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2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57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9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0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1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3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4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5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7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69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2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9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0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5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7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8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89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0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3" style:family="table-cell" style:parent-style-name="Default" style:data-style-name="N0">
      <style:text-properties fo:font-size="12pt" style:font-size-asian="12pt" style:font-size-complex="12pt"/>
    </style:style>
    <style:style style:name="ce19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195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96" style:family="table-cell" style:parent-style-name="Default" style:data-style-name="N37">
      <style:text-properties fo:font-size="10pt" style:font-size-asian="10pt" style:font-size-complex="10pt"/>
    </style:style>
    <style:style style:name="ce197" style:family="table-cell" style:parent-style-name="Default" style:data-style-name="N37">
      <style:table-cell-properties fo:background-color="transparent"/>
      <style:text-properties fo:color="#000000" style:font-name="Arial " style:font-name-asian="Arial " style:font-name-complex="Arial " fo:font-size="10pt" style:font-size-asian="10pt" style:font-size-complex="10pt"/>
    </style:style>
    <style:style style:name="ce198" style:family="table-cell" style:parent-style-name="Default" style:data-style-name="N37">
      <style:table-cell-properties fo:background-color="transparent"/>
      <style:text-properties fo:color="#FF0000" style:font-name="Arial " style:font-name-asian="Arial " style:font-name-complex="Arial " fo:font-size="10pt" style:font-size-asian="10pt" style:font-size-complex="10pt"/>
    </style:style>
    <style:style style:name="ce199" style:family="table-cell" style:parent-style-name="Default" style:data-style-name="N37">
      <style:table-cell-properties fo:border-top="none" fo:border-bottom="none" fo:border-left="thin solid #000000" fo:border-right="none" fo:background-color="#8DB4E2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00" style:family="table-cell" style:parent-style-name="Default" style:data-style-name="N37">
      <style:table-cell-properties fo:background-color="#8DB4E2" style:cell-protect="protected"/>
    </style:style>
    <style:style style:name="ce201" style:family="table-cell" style:parent-style-name="Default" style:data-style-name="N37">
      <style:table-cell-properties fo:background-color="#8DB4E2" style:cell-protect="protected"/>
      <style:text-properties fo:color="#DD080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2" style:family="table-cell" style:parent-style-name="Default" style:data-style-name="N37">
      <style:table-cell-properties fo:background-color="#8DB4E2" style:cell-protect="protected"/>
    </style:style>
    <style:style style:name="ce203" style:family="table-cell" style:parent-style-name="Default" style:data-style-name="N37">
      <style:text-properties fo:color="#000000" style:font-name="Arial " style:font-name-asian="Arial " style:font-name-complex="Arial " fo:font-size="10pt" style:font-size-asian="10pt" style:font-size-complex="10pt"/>
    </style:style>
    <style:style style:name="ce204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5" style:family="table-cell" style:parent-style-name="Default" style:data-style-name="N37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6" style:family="table-cell" style:parent-style-name="Default" style:data-style-name="N37">
      <style:table-cell-properties fo:border-top="none" fo:border-bottom="none" fo:border-left="thin solid #000000" fo:border-right="none" fo:background-color="#8DB4E2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7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08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/>
    </style:style>
    <style:style style:name="ce209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210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11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fo:background-color="#8DB4E2" style:cell-protect="protected"/>
    </style:style>
    <style:style style:name="ce212" style:family="table-cell" style:parent-style-name="Default" style:data-style-name="N37">
      <style:table-cell-properties fo:border-top="thin solid #000000" fo:border-bottom="thin solid #000000" fo:border-left="none" fo:border-right="none" style:vertical-align="automatic" fo:background-color="#8DB4E2" style:cell-protect="protected"/>
    </style:style>
    <style:style style:name="ce213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automatic" fo:background-color="#8DB4E2" style:cell-protect="protected"/>
    </style:style>
    <style:style style:name="ce214" style:family="table-cell" style:parent-style-name="Default" style:data-style-name="N37">
      <style:table-cell-properties fo:border-top="thin solid #000000" fo:border-bottom="thin solid #000000" fo:border-left="none" fo:border-right="none" style:vertical-align="automatic" fo:background-color="#8DB4E2" style:cell-protect="protected"/>
    </style:style>
    <style:style style:name="ce215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automatic" fo:background-color="#8DB4E2" style:cell-protect="protected"/>
    </style:style>
    <style:style style:name="ce216" style:family="table-cell" style:parent-style-name="Default" style:data-style-name="N37">
      <style:table-cell-properties fo:border-top="thin solid #000000" fo:border-bottom="none" fo:border-left="thin solid #000000" fo:border-right="thin solid #000000" fo:background-color="#8DB4E2" style:cell-protect="protected"/>
    </style:style>
    <style:style style:name="ce217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8" style:family="table-cell" style:parent-style-name="Default" style:data-style-name="N37">
      <style:table-cell-properties fo:border-top="none" fo:border-bottom="thin solid #000000" fo:border-left="thin solid #000000" fo:border-right="none" fo:background-color="#8DB4E2" style:cell-protect="protected"/>
    </style:style>
    <style:style style:name="ce219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#8DB4E2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0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#8DB4E2" style:cell-protect="protected" style:repeat-content="false"/>
      <style:paragraph-properties fo:text-align="center"/>
      <style:text-properties fo:color="#DD080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1" style:family="table-cell" style:parent-style-name="Default" style:data-style-name="N37">
      <style:table-cell-properties fo:border-top="none" fo:border-bottom="thin solid #000000" fo:border-left="none" fo:border-right="thin solid #000000" style:vertical-align="automatic" fo:background-color="#8DB4E2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2" style:family="table-cell" style:parent-style-name="Default" style:data-style-name="N37">
      <style:table-cell-properties fo:border-top="thin solid #000000" fo:border-bottom="thin solid #000000" fo:border-left="none" fo:border-right="none" fo:background-color="#8DB4E2" style:cell-protect="protected"/>
    </style:style>
    <style:style style:name="ce223" style:family="table-cell" style:parent-style-name="Default" style:data-style-name="N37">
      <style:table-cell-properties fo:border-top="none" fo:border-bottom="thin solid #000000" fo:border-left="thin solid #000000" fo:border-right="thin solid #000000" fo:background-color="#8DB4E2" style:cell-protect="protected"/>
    </style:style>
    <style:style style:name="ce224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8DB4E2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25" style:family="table-cell" style:parent-style-name="Default" style:data-style-name="N37">
      <style:table-cell-properties fo:background-color="#8DB4E2" style:cell-protect="protected"/>
      <style:text-properties fo:color="#000000" style:font-name="Arial" style:font-name-asian="Arial" style:font-name-complex="Arial" fo:font-size="9pt" style:font-size-asian="9pt" style:font-size-complex="9pt"/>
    </style:style>
    <style:style style:name="ce226" style:family="table-cell" style:parent-style-name="Default" style:data-style-name="N37">
      <style:table-cell-properties fo:background-color="#8DB4E2" style:cell-protect="protected"/>
      <style:text-properties fo:color="#000000" style:font-name="Arial" style:font-name-asian="Arial" style:font-name-complex="Arial" fo:font-size="9pt" style:font-size-asian="9pt" style:font-size-complex="9pt"/>
    </style:style>
    <style:style style:name="ce227" style:family="table-cell" style:parent-style-name="Default" style:data-style-name="N37">
      <style:table-cell-properties fo:border-top="none" fo:border-bottom="none" fo:border-left="none" fo:border-right="thin solid #000000" fo:background-color="#8DB4E2" style:cell-protect="none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28" style:family="table-cell" style:parent-style-name="Default" style:data-style-name="N37">
      <style:table-cell-properties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229" style:family="table-cell" style:parent-style-name="Default" style:data-style-name="N37">
      <style:table-cell-properties fo:border-top="none" fo:border-bottom="none" fo:border-left="thin solid #000000" fo:border-right="thin solid #000000" fo:background-color="#8DB4E2" style:cell-protect="protected"/>
    </style:style>
    <style:style style:name="ce230" style:family="table-cell" style:parent-style-name="Default" style:data-style-name="N37">
      <style:table-cell-properties fo:background-color="#8DB4E2" style:cell-protect="none"/>
      <style:text-properties fo:color="#000000" style:font-name="Arial" style:font-name-asian="Arial" style:font-name-complex="Arial" fo:font-size="9pt" style:font-size-asian="9pt" style:font-size-complex="9pt"/>
    </style:style>
    <style:style style:name="ce231" style:family="table-cell" style:parent-style-name="Default" style:data-style-name="N37">
      <style:table-cell-properties fo:background-color="#8DB4E2" style:cell-protect="none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32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233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8DB4E2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34" style:family="table-cell" style:parent-style-name="Default" style:data-style-name="N37">
      <style:table-cell-properties fo:border-top="none" fo:border-bottom="thin solid #000000" fo:border-left="none" fo:border-right="none" fo:background-color="#8DB4E2" style:cell-protect="protected"/>
      <style:text-properties fo:color="#000000" style:font-name="Arial" style:font-name-asian="Arial" style:font-name-complex="Arial" fo:font-size="9pt" style:font-size-asian="9pt" style:font-size-complex="9pt"/>
    </style:style>
    <style:style style:name="ce235" style:family="table-cell" style:parent-style-name="Default" style:data-style-name="N37">
      <style:table-cell-properties fo:border-top="none" fo:border-bottom="thin solid #000000" fo:border-left="none" fo:border-right="none" fo:background-color="#8DB4E2" style:cell-protect="none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36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237" style:family="table-cell" style:parent-style-name="Default" style:data-style-name="N37">
      <style:table-cell-properties fo:border-top="none" fo:border-bottom="thin solid #000000" fo:border-left="none" fo:border-right="thin solid #000000" fo:background-color="#8DB4E2" style:cell-protect="none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38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  <style:text-properties fo:color="#FF0000" style:font-name="Arial " style:font-name-asian="Arial " style:font-name-complex="Arial " fo:font-size="10pt" style:font-size-asian="10pt" style:font-size-complex="10pt"/>
    </style:style>
    <style:style style:name="ce239" style:family="table-cell" style:parent-style-name="Default" style:data-style-name="N37">
      <style:table-cell-properties fo:border-top="none" fo:border-bottom="none" fo:border-left="thin solid #000000" fo:border-right="none" fo:background-color="#8DB4E2" style:cell-protect="protected"/>
    </style:style>
    <style:style style:name="ce240" style:family="table-cell" style:parent-style-name="Default" style:data-style-name="N37">
      <style:table-cell-properties fo:background-color="#8DB4E2" style:cell-protect="protected"/>
      <style:text-properties fo:color="#FF0000" style:font-name="Arial" style:font-name-asian="Arial" style:font-name-complex="Arial" fo:font-size="9pt" style:font-size-asian="9pt" style:font-size-complex="9pt"/>
    </style:style>
    <style:style style:name="ce241" style:family="table-cell" style:parent-style-name="Default" style:data-style-name="N37">
      <style:table-cell-properties fo:background-color="#8DB4E2" style:cell-protect="protected"/>
      <style:text-properties fo:color="#FF0000" style:font-name="Arial" style:font-name-asian="Arial" style:font-name-complex="Arial" fo:font-size="8pt" style:font-size-asian="8pt" style:font-size-complex="8pt"/>
    </style:style>
    <style:style style:name="ce242" style:family="table-cell" style:parent-style-name="Default" style:data-style-name="N37">
      <style:table-cell-properties fo:background-color="#8DB4E2" style:cell-protect="protected"/>
      <style:text-properties fo:color="#FFFF00" style:font-name="Arial" style:font-name-asian="Arial" style:font-name-complex="Arial" fo:font-size="9pt" style:font-size-asian="9pt" style:font-size-complex="9pt"/>
    </style:style>
    <style:style style:name="ce243" style:family="table-cell" style:parent-style-name="Default" style:data-style-name="N37">
      <style:table-cell-properties fo:background-color="#8DB4E2" style:cell-protect="protected"/>
      <style:text-properties fo:color="#DD080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44" style:family="table-cell" style:parent-style-name="Default" style:data-style-name="N37">
      <style:table-cell-properties fo:background-color="#8DB4E2" style:cell-protect="protected"/>
      <style:text-properties fo:color="#FF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45" style:family="table-cell" style:parent-style-name="Default" style:data-style-name="N37">
      <style:table-cell-properties fo:background-color="#8DB4E2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46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7" style:family="table-cell" style:parent-style-name="Default" style:data-style-name="N37">
      <style:table-cell-properties style:vertical-align="middle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8" style:family="table-cell" style:parent-style-name="Default" style:data-style-name="N37">
      <style:table-cell-properties fo:border="thin solid #000000"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49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50" style:family="table-cell" style:parent-style-name="Default" style:data-style-name="N37">
      <style:table-cell-properties fo:background-color="#8DB4E2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1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252" style:family="table-cell" style:parent-style-name="Default" style:data-style-name="N37">
      <style:table-cell-properties fo:background-color="#8DB4E2" style:cell-protect="none"/>
      <style:text-properties fo:color="#000000" style:font-name="Arial" style:font-name-asian="Arial" style:font-name-complex="Arial" fo:font-size="9pt" style:font-size-asian="9pt" style:font-size-complex="9pt"/>
    </style:style>
    <style:style style:name="ce253" style:family="table-cell" style:parent-style-name="Default" style:data-style-name="N37">
      <style:table-cell-properties fo:border-top="none" fo:border-bottom="none" fo:border-left="thin solid #000000" fo:border-right="none" fo:background-color="#8DB4E2" style:cell-protect="protected"/>
      <style:text-properties fo:color="#000000" style:font-name="Arial" style:font-name-asian="Arial" style:font-name-complex="Arial" fo:font-size="9pt" style:font-size-asian="9pt" style:font-size-complex="9pt"/>
    </style:style>
    <style:style style:name="ce254" style:family="table-cell" style:parent-style-name="Default" style:data-style-name="N37">
      <style:table-cell-properties fo:background-color="#8DB4E2" style:cell-protect="protected"/>
      <style:text-properties fo:color="#DD0806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255" style:family="table-cell" style:parent-style-name="Default" style:data-style-name="N37">
      <style:table-cell-properties fo:background-color="#8DB4E2" style:cell-protect="protected"/>
      <style:text-properties fo:color="#DD0806" style:font-name="Arial" style:font-name-asian="Arial" style:font-name-complex="Arial" fo:font-size="10pt" style:font-size-asian="10pt" style:font-size-complex="10pt"/>
    </style:style>
    <style:style style:name="ce256" style:family="table-cell" style:parent-style-name="Default" style:data-style-name="N37">
      <style:table-cell-properties fo:background-color="#8DB4E2" style:cell-protect="protected"/>
      <style:text-properties fo:color="#DD080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7" style:family="table-cell" style:parent-style-name="Default" style:data-style-name="N37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58" style:family="table-cell" style:parent-style-name="Default" style:data-style-name="N37">
      <style:table-cell-properties fo:border-top="none" fo:border-bottom="none" fo:border-left="thin solid #000000" fo:border-right="none" fo:background-color="#BFBFBF"/>
      <style:text-properties fo:color="#000000" style:font-name="Arial " style:font-name-asian="Arial " style:font-name-complex="Arial " fo:font-size="10pt" style:font-size-asian="10pt" style:font-size-complex="10pt"/>
    </style:style>
    <style:style style:name="ce259" style:family="table-cell" style:parent-style-name="Default" style:data-style-name="N37">
      <style:table-cell-properties fo:background-color="#BFBFBF"/>
      <style:text-properties fo:color="#000000" style:font-name="Arial " style:font-name-asian="Arial " style:font-name-complex="Arial " fo:font-size="10pt" style:font-size-asian="10pt" style:font-size-complex="10pt"/>
    </style:style>
    <style:style style:name="ce260" style:family="table-cell" style:parent-style-name="Default" style:data-style-name="N37">
      <style:table-cell-properties fo:background-color="#BFBFBF" style:cell-protect="protected"/>
    </style:style>
    <style:style style:name="ce261" style:family="table-cell" style:parent-style-name="Default" style:data-style-name="N37">
      <style:table-cell-properties fo:background-color="#BFBFBF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2" style:family="table-cell" style:parent-style-name="Default" style:data-style-name="N37">
      <style:table-cell-properties style:vertical-align="automatic" fo:background-color="#BFBFBF" style:cell-protect="protected" style:repeat-content="false"/>
      <style:paragraph-properties fo:text-align="center"/>
    </style:style>
    <style:style style:name="ce263" style:family="table-cell" style:parent-style-name="Default" style:data-style-name="N37">
      <style:table-cell-properties fo:background-color="#BFBFBF" style:cell-protect="none"/>
    </style:style>
    <style:style style:name="ce264" style:family="table-cell" style:parent-style-name="Default" style:data-style-name="N37">
      <style:table-cell-properties fo:background-color="#BFBFBF" style:cell-protect="protected"/>
      <style:text-properties fo:color="#FF0000" style:font-name="Arial" style:font-name-asian="Arial" style:font-name-complex="Arial" fo:font-size="10pt" style:font-size-asian="10pt" style:font-size-complex="10pt"/>
    </style:style>
    <style:style style:name="ce265" style:family="table-cell" style:parent-style-name="Default" style:data-style-name="N37">
      <style:table-cell-properties fo:background-color="#BFBFBF" style:cell-protect="protected"/>
      <style:text-properties fo:color="#0070C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6" style:family="table-cell" style:parent-style-name="Default" style:data-style-name="N37">
      <style:table-cell-properties fo:border-top="none" fo:border-bottom="none" fo:border-left="thin solid #000000" fo:border-right="none" fo:background-color="#BFBFBF" style:cell-protect="protected"/>
    </style:style>
    <style:style style:name="ce267" style:family="table-cell" style:parent-style-name="Default" style:data-style-name="N37">
      <style:table-cell-properties fo:border-top="none" fo:border-bottom="none" fo:border-left="thin solid #000000" fo:border-right="none" fo:background-color="#BFBFBF" style:cell-protect="protected"/>
    </style:style>
    <style:style style:name="ce268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color="#FF0000" style:font-name="Arial " style:font-name-asian="Arial " style:font-name-complex="Arial " fo:font-size="10pt" style:font-size-asian="10pt" style:font-size-complex="10pt"/>
    </style:style>
    <style:style style:name="ce269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0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1" style:family="table-cell" style:parent-style-name="Default" style:data-style-name="N37">
      <style:table-cell-properties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10pt" style:font-size-asian="10pt" style:font-size-complex="10pt"/>
    </style:style>
    <style:style style:name="ce27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7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74" style:family="table-cell" style:parent-style-name="Normal_32_2" style:data-style-name="N37">
      <style:table-cell-properties fo:border-top="thin dashed #000000" fo:border-bottom="thin dashe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75" style:family="table-cell" style:parent-style-name="Normal_32_2" style:data-style-name="N37">
      <style:table-cell-properties fo:border-top="thin dashe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7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77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78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79" style:family="table-cell" style:parent-style-name="Default" style:data-style-name="N45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80" style:family="table-cell" style:parent-style-name="Default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8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3" style:family="table-cell" style:parent-style-name="Default" style:data-style-name="N22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284" style:family="table-cell" style:parent-style-name="Default" style:data-style-name="N45">
      <style:text-properties fo:color="#000000" style:font-name="Arial" style:font-name-asian="Arial" style:font-name-complex="Arial" fo:font-size="10pt" style:font-size-asian="10pt" style:font-size-complex="10pt"/>
    </style:style>
    <style:style style:name="ce285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8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7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8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8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90" style:family="table-cell" style:parent-style-name="Default" style:data-style-name="N43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91" style:family="table-cell" style:parent-style-name="Default" style:data-style-name="N44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9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93" style:family="table-cell" style:parent-style-name="Default" style:data-style-name="N43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94" style:family="table-cell" style:parent-style-name="Default" style:data-style-name="N44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9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96" style:family="table-cell" style:parent-style-name="Default" style:data-style-name="N44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97" style:family="table-cell" style:parent-style-name="Default" style:data-style-name="N44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98" style:family="table-cell" style:parent-style-name="Default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9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0" style:family="table-cell" style:parent-style-name="Default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1" style:family="table-cell" style:parent-style-name="Default" style:data-style-name="N0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2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03" style:family="table-cell" style:parent-style-name="Default" style:data-style-name="N44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0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05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7" style:family="table-cell" style:parent-style-name="Default" style:data-style-name="N44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30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309" style:family="table-cell" style:parent-style-name="Default" style:data-style-name="N43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310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11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12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3" style:family="table-cell" style:parent-style-name="Default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314" style:family="table-cell" style:parent-style-name="Default" style:data-style-name="N0">
      <style:text-properties fo:font-weight="bold" style:font-weight-asian="bold" style:font-weight-complex="bold"/>
    </style:style>
    <style:style style:name="ce31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16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17" style:family="table-cell" style:parent-style-name="Normal_32_2" style:data-style-name="N4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18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19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20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21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2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2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24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25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2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2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28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29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0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31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2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33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34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3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36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37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3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39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4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41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4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4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4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45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4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4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34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49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50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51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5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5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5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55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5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5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58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59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6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61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1.059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6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36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36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6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66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67" style:family="table-cell" style:parent-style-name="Default" style:data-style-name="N30">
      <style:table-cell-properties style:vertical-align="automatic" fo:background-color="#FFFFCE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68" style:family="table-cell" style:parent-style-name="Default" style:data-style-name="N30">
      <style:table-cell-properties style:vertical-align="automatic" fo:background-color="#FFFFCE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69" style:family="table-cell" style:parent-style-name="Default" style:data-style-name="N1"/>
    <style:style style:name="ce370" style:family="table-cell" style:parent-style-name="Default" style:data-style-name="N37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/>
    </style:style>
    <style:style style:name="ce371" style:family="table-cell" style:parent-style-name="Default" style:data-style-name="N37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2" style:family="table-cell" style:parent-style-name="Default" style:data-style-name="N37">
      <style:table-cell-properties style:vertical-align="automatic" fo:background-color="#BFBFB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73" style:family="table-cell" style:parent-style-name="Default" style:data-style-name="N37">
      <style:table-cell-properties style:vertical-align="automatic" fo:background-color="#BFBFB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4" style:family="table-cell" style:parent-style-name="Default" style:data-style-name="N37">
      <style:table-cell-properties style:vertical-align="automatic" fo:background-color="#BFBFB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5" style:family="table-cell" style:parent-style-name="Default" style:data-style-name="N37">
      <style:table-cell-properties style:vertical-align="automatic" fo:background-color="#FFFFFF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6" style:family="table-cell" style:parent-style-name="Default" style:data-style-name="N37">
      <style:table-cell-properties style:vertical-align="automatic" fo:background-color="#FFFFCE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7" style:family="table-cell" style:parent-style-name="Default" style:data-style-name="N37">
      <style:text-properties fo:font-size="10pt" style:font-size-asian="10pt" style:font-size-complex="10pt"/>
    </style:style>
    <style:style style:name="ce378" style:family="table-cell" style:parent-style-name="Default" style:data-style-name="N37">
      <style:table-cell-properties style:vertical-align="automatic" fo:background-color="#F0FCAA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1" style:family="table-cell" style:parent-style-name="Normal_32_2" style:data-style-name="N37">
      <style:table-cell-properties fo:border-top="thin dashed #000000" fo:border-bottom="thin dashed #000000" fo:border-left="thin solid #000000" fo:border-right="thin solid #000000" style:vertical-align="middle" fo:background-color="#A6A6A6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2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83" style:family="table-cell" style:parent-style-name="Default" style:data-style-name="N37">
      <style:table-cell-properties fo:border-top="thin solid #000000" fo:border-bottom="thin solid #000000" fo:border-left="none" fo:border-right="none"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384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5" style:family="table-cell" style:parent-style-name="Default" style:data-style-name="N37">
      <style:table-cell-properties fo:border="thin solid #000000" style:vertical-align="middle" fo:background-color="#FFFF66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6" style:family="table-cell" style:parent-style-name="Default" style:data-style-name="N37">
      <style:table-cell-properties fo:border="thin solid #000000" style:vertical-align="middle" fo:background-color="#FFFF66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7" style:family="table-cell" style:parent-style-name="Default" style:data-style-name="N37">
      <style:table-cell-properties fo:background-color="transparent"/>
      <style:text-properties fo:color="#000000"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388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89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0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91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392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93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94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395" style:family="table-cell" style:parent-style-name="Default" style:data-style-name="N0">
      <style:table-cell-properties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96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7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398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99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00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01" style:family="table-cell" style:parent-style-name="Default" style:data-style-name="N44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02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3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04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5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406" style:family="table-cell" style:parent-style-name="Default" style:data-style-name="N40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7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8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09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0" style:family="table-cell" style:parent-style-name="Default" style:data-style-name="N40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11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12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41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4" style:family="table-cell" style:parent-style-name="Default" style:data-style-name="N0">
      <style:table-cell-properties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5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1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7" style:family="table-cell" style:parent-style-name="Default" style:data-style-name="N22">
      <style:table-cell-properties fo:border="thin solid #000000" style:vertical-align="automatic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8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9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20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21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22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23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24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25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26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27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28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29" style:family="table-cell" style:parent-style-name="Default" style:data-style-name="N36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430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31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32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33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34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35" style:family="table-cell" style:parent-style-name="Default" style:data-style-name="N37">
      <style:table-cell-properties fo:background-color="transparent"/>
      <style:text-properties fo:color="#000000"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436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color="#FF0000"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437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38" style:family="table-cell" style:parent-style-name="Default" style:data-style-name="N37">
      <style:table-cell-properties fo:background-color="transparent"/>
      <style:text-properties fo:color="#FF0000"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4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0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44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446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7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48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449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450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45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452" style:family="table-cell" style:parent-style-name="Default" style:data-style-name="N40">
      <style:text-properties style:font-name="Arial" style:font-name-asian="Arial" style:font-name-complex="Arial" fo:font-size="10pt" style:font-size-asian="10pt" style:font-size-complex="10pt"/>
    </style:style>
    <style:style style:name="ce453" style:family="table-cell" style:parent-style-name="Default" style:data-style-name="N22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5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45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56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57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58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59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CFDFD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460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461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462" style:family="table-cell" style:parent-style-name="Default" style:data-style-name="N37">
      <style:table-cell-properties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63" style:family="table-cell" style:parent-style-name="Default" style:data-style-name="N37">
      <style:table-cell-properties fo:border-top="thin solid #EBEBEB" fo:border-bottom="thin solid #EBEBEB" fo:border-left="none" fo:border-right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64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65" style:family="table-cell" style:parent-style-name="Default" style:data-style-name="N37">
      <style:table-cell-properties fo:border-top="thin solid #EBEBEB" fo:border-bottom="thin solid #EBEBEB" fo:border-left="none" fo:border-right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466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67" style:family="table-cell" style:parent-style-name="Default" style:data-style-name="N38"/>
    <style:style style:name="ce468" style:family="table-cell" style:parent-style-name="Default" style:data-style-name="N37">
      <style:table-cell-properties fo:background-color="transparent"/>
      <style:text-properties fo:color="#000000" style:font-name="Arial " style:font-name-asian="Arial " style:font-name-complex="Arial " fo:font-size="12pt" style:font-size-asian="12pt" style:font-size-complex="12pt" fo:font-weight="bold" style:font-weight-asian="bold" style:font-weight-complex="bold"/>
    </style:style>
    <style:style style:name="ce469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470" style:family="table-cell" style:parent-style-name="Default" style:data-style-name="N37">
      <style:table-cell-properties fo:background-color="transparent"/>
      <style:text-properties fo:color="#000000" style:font-name="Arial " style:font-name-asian="Arial " style:font-name-complex="Arial " fo:font-size="12pt" style:font-size-asian="12pt" style:font-size-complex="12pt"/>
    </style:style>
    <style:style style:name="ce471" style:family="table-cell" style:parent-style-name="Default" style:data-style-name="N37">
      <style:table-cell-properties fo:background-color="#FFFF00"/>
      <style:text-properties fo:color="#000000" style:font-name="Arial " style:font-name-asian="Arial " style:font-name-complex="Arial " fo:font-size="12pt" style:font-size-asian="12pt" style:font-size-complex="12pt" fo:font-weight="bold" style:font-weight-asian="bold" style:font-weight-complex="bold"/>
    </style:style>
    <style:style style:name="ce472" style:family="table-cell" style:parent-style-name="Default" style:data-style-name="N37">
      <style:table-cell-properties fo:background-color="#FFFF00" style:cell-protect="protected"/>
      <style:text-properties fo:font-size="12pt" style:font-size-asian="12pt" style:font-size-complex="12pt"/>
    </style:style>
    <style:style style:name="ce473" style:family="table-cell" style:parent-style-name="Default" style:data-style-name="N37">
      <style:table-cell-properties fo:background-color="#FFFF00" style:cell-protect="protected"/>
      <style:text-properties fo:font-size="12pt" style:font-size-asian="12pt" style:font-size-complex="12pt"/>
    </style:style>
    <style:style style:name="ce474" style:family="table-cell" style:parent-style-name="Default" style:data-style-name="N37">
      <style:table-cell-properties fo:background-color="#FFFF00"/>
      <style:text-properties fo:color="#000000" style:font-name="Arial " style:font-name-asian="Arial " style:font-name-complex="Arial " fo:font-size="12pt" style:font-size-asian="12pt" style:font-size-complex="12pt"/>
    </style:style>
    <style:style style:name="ce475" style:family="table-cell" style:parent-style-name="Default" style:data-style-name="N30">
      <style:table-cell-properties style:vertical-align="middle" fo:background-color="#C6C3C6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76" style:family="table-cell" style:parent-style-name="Default" style:data-style-name="N37">
      <style:table-cell-properties fo:border="thin solid #000000" style:vertical-align="automatic" fo:background-color="#FFFF00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477" style:family="table-cell" style:parent-style-name="Default" style:data-style-name="N0">
      <style:table-cell-properties fo:background-color="#FFFF00"/>
      <style:text-properties fo:font-size="12pt" style:font-size-asian="12pt" style:font-size-complex="12pt"/>
    </style:style>
    <style:style style:name="ce478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8pt" style:font-size-asian="8pt" style:font-size-complex="8pt" style:text-underline-style="solid" style:text-underline-type="single" fo:font-weight="bold" style:font-weight-asian="bold" style:font-weight-complex="bold"/>
    </style:style>
    <style:style style:name="ce479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0" style:family="table-cell" style:parent-style-name="Default" style:data-style-name="N37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1" style:family="table-cell" style:parent-style-name="Default" style:data-style-name="N37"/>
    <style:style style:name="ce482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83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484" style:family="table-cell" style:parent-style-name="Default" style:data-style-name="N0">
      <style:table-cell-properties fo:border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8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486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8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88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489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490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491" style:family="table-cell" style:parent-style-name="Default" style:data-style-name="N36"/>
    <style:style style:name="ce49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493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94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95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96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497" style:family="table-cell" style:parent-style-name="Default" style:data-style-name="N30">
      <style:table-cell-properties style:vertical-align="automatic" fo:background-color="#FFFFCE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98" style:family="table-cell" style:parent-style-name="Default" style:data-style-name="N0">
      <style:table-cell-properties fo:border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99" style:family="table-cell" style:parent-style-name="Default" style:data-style-name="N30">
      <style:table-cell-properties style:vertical-align="automatic" fo:background-color="#FFFFCE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00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0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0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03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504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505" style:family="table-cell" style:parent-style-name="Default" style:data-style-name="N0">
      <style:table-cell-properties fo:border="thin solid #EBEBEB"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506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07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508" style:family="table-cell" style:parent-style-name="Default" style:data-style-name="N47">
      <style:table-cell-properties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09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/>
    </style:style>
    <style:style style:name="ce510" style:family="table-cell" style:parent-style-name="Default" style:data-style-name="N47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511" style:family="table-cell" style:parent-style-name="Default" style:data-style-name="N46">
      <style:table-cell-properties fo:border="thin solid #EFEFEF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512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13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514" style:family="table-cell" style:parent-style-name="Default" style:data-style-name="N47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515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51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17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18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519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520" style:family="table-cell" style:parent-style-name="Default" style:data-style-name="N37">
      <style:table-cell-properties fo:border-top="thin solid #EBEBEB" fo:border-bottom="thin solid #EBEBEB" fo:border-left="none" fo:border-right="thin solid #EBEBEB" style:vertical-align="automatic" fo:background-color="#FFFF00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521" style:family="table-cell" style:parent-style-name="Default" style:data-style-name="N3">
      <style:table-cell-properties style:vertical-align="middle"/>
      <style:text-properties fo:color="#000000" style:font-name="Arial" style:font-name-asian="Arial" style:font-name-complex="Arial" fo:font-size="10pt" style:font-size-asian="10pt" style:font-size-complex="10pt"/>
    </style:style>
    <style:style style:name="ce522" style:family="table-cell" style:parent-style-name="Normal_32_2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23" style:family="table-cell" style:parent-style-name="Default" style:data-style-name="N49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524" style:family="table-cell" style:parent-style-name="Default" style:data-style-name="N49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525" style:family="table-cell" style:parent-style-name="Normal_32_9" style:data-style-name="N3">
      <style:table-cell-properties fo:border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26" style:family="table-cell" style:parent-style-name="Default" style:data-style-name="N37">
      <style:table-cell-properties fo:border-top="thin solid #000000" fo:border-bottom="none" fo:border-left="none" fo:border-right="none"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527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528" style:family="table-cell" style:parent-style-name="Normal_32_2" style:data-style-name="N3">
      <style:table-cell-properties fo:border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529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30" style:family="table-cell" style:parent-style-name="Default" style:data-style-name="N37">
      <style:table-cell-properties fo:border-top="none" fo:border-bottom="none" fo:border-left="thin solid #EBEBEB" fo:border-right="none" style:vertical-align="automatic" fo:background-color="#C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/>
    </style:style>
    <style:style style:name="ce531" style:family="table-cell" style:parent-style-name="Default" style:data-style-name="N37">
      <style:table-cell-properties fo:border-top="none" fo:border-bottom="none" fo:border-left="none" fo:border-right="thin solid #000000" style:vertical-align="automatic" fo:background-color="#C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/>
    </style:style>
    <style:style style:name="ce532" style:family="table-cell" style:parent-style-name="Default" style:data-style-name="N37">
      <style:table-cell-properties fo:border-top="none" fo:border-bottom="none" fo:border-left="thin solid #EBEBEB" fo:border-right="none" style:vertical-align="automatic" fo:wrap-option="wrap" fo:background-color="#FFFF00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/>
    </style:style>
    <style:style style:name="ce533" style:family="table-cell" style:parent-style-name="Default" style:data-style-name="N37">
      <style:table-cell-properties fo:border-top="none" fo:border-bottom="none" fo:border-left="none" fo:border-right="thin solid #000000" style:vertical-align="automatic" fo:wrap-option="wrap" fo:background-color="#FFFF00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/>
    </style:style>
    <style:style style:name="ce53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70C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35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36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39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540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41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42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43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44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45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46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547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548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549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550" style:family="table-cell" style:parent-style-name="Default" style:data-style-name="N37">
      <style:table-cell-properties fo:border-top="none" fo:border-bottom="none" fo:border-left="thin solid #EBEBEB" fo:border-right="thin solid #000000" style:vertical-align="automatic" fo:background-color="#C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/>
    </style:style>
    <style:style style:name="ce551" style:family="table-cell" style:parent-style-name="Default" style:data-style-name="N37">
      <style:table-cell-properties fo:border-top="none" fo:border-bottom="none" fo:border-left="thin solid #000000" fo:border-right="thin solid #000000" style:vertical-align="automatic" fo:wrap-option="wrap" fo:background-color="#FFFF00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/>
    </style:style>
    <style:style style:name="ce552" style:family="table-cell" style:parent-style-name="Default" style:data-style-name="N37">
      <style:table-cell-properties fo:border-top="none" fo:border-bottom="none" fo:border-left="thin solid #EBEBEB" fo:border-right="thin solid #000000" style:vertical-align="automatic" fo:wrap-option="wrap" fo:background-color="#FFFF00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/>
    </style:style>
    <style:style style:name="ce553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54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55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556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557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 " style:font-name-asian="Arial " style:font-name-complex="Arial 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69194444444445cm"/>
    </style:style>
    <style:style style:name="co2" style:family="table-column">
      <style:table-column-properties fo:break-before="auto" style:column-width="2.62819444444444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1.65805555555556cm"/>
    </style:style>
    <style:style style:name="co5" style:family="table-column">
      <style:table-column-properties fo:break-before="auto" style:column-width="1.07597222222222cm"/>
    </style:style>
    <style:style style:name="co6" style:family="table-column">
      <style:table-column-properties fo:break-before="auto" style:column-width="5.08cm"/>
    </style:style>
    <style:style style:name="co7" style:family="table-column">
      <style:table-column-properties fo:break-before="auto" style:column-width="3.26319444444444cm"/>
    </style:style>
    <style:style style:name="co8" style:family="table-column">
      <style:table-column-properties fo:break-before="auto" style:column-width="1.67569444444444cm"/>
    </style:style>
    <style:style style:name="co9" style:family="table-column">
      <style:table-column-properties fo:break-before="auto" style:column-width="3.52777777777778cm"/>
    </style:style>
    <style:style style:name="co10" style:family="table-column">
      <style:table-column-properties fo:break-before="auto" style:column-width="2.61055555555556cm"/>
    </style:style>
    <style:style style:name="co11" style:family="table-column">
      <style:table-column-properties fo:break-before="auto" style:column-width="2.41652777777778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1.44638888888889cm"/>
    </style:style>
    <style:style style:name="co14" style:family="table-column">
      <style:table-column-properties fo:break-before="auto" style:column-width="3.38666666666667cm"/>
    </style:style>
    <style:style style:name="co15" style:family="table-column">
      <style:table-column-properties fo:break-before="auto" style:column-width="2.04611111111111cm"/>
    </style:style>
    <style:style style:name="co16" style:family="table-column">
      <style:table-column-properties fo:break-before="auto" style:column-width="2.02847222222222cm"/>
    </style:style>
    <style:style style:name="co17" style:family="table-column">
      <style:table-column-properties fo:break-before="auto" style:column-width="2.36361111111111cm"/>
    </style:style>
    <style:style style:name="co18" style:family="table-column">
      <style:table-column-properties fo:break-before="auto" style:column-width="2.43416666666667cm"/>
    </style:style>
    <style:style style:name="co19" style:family="table-column">
      <style:table-column-properties fo:break-before="auto" style:column-width="1.71097222222222cm"/>
    </style:style>
    <style:style style:name="co20" style:family="table-column">
      <style:table-column-properties fo:break-before="auto" style:column-width="1.94027777777778cm"/>
    </style:style>
    <style:style style:name="co21" style:family="table-column">
      <style:table-column-properties fo:break-before="auto" style:column-width="2.71638888888889cm"/>
    </style:style>
    <style:style style:name="co22" style:family="table-column">
      <style:table-column-properties fo:break-before="auto" style:column-width="1.78152777777778cm"/>
    </style:style>
    <style:style style:name="co23" style:family="table-column">
      <style:table-column-properties fo:break-before="auto" style:column-width="3.33375cm"/>
    </style:style>
    <style:style style:name="co24" style:family="table-column">
      <style:table-column-properties fo:break-before="auto" style:column-width="1.69333333333333cm"/>
    </style:style>
    <style:style style:name="co25" style:family="table-column">
      <style:table-column-properties fo:break-before="auto" style:column-width="3.68652777777778cm"/>
    </style:style>
    <style:style style:name="co26" style:family="table-column">
      <style:table-column-properties fo:break-before="auto" style:column-width="2.08138888888889cm"/>
    </style:style>
    <style:style style:name="co27" style:family="table-column">
      <style:table-column-properties fo:break-before="auto" style:column-width="1.83444444444444cm"/>
    </style:style>
    <style:style style:name="co28" style:family="table-column">
      <style:table-column-properties fo:break-before="auto" style:column-width="6.87916666666667cm"/>
    </style:style>
    <style:style style:name="co29" style:family="table-column">
      <style:table-column-properties fo:break-before="auto" style:column-width="2.99861111111111cm"/>
    </style:style>
    <style:style style:name="co30" style:family="table-column">
      <style:table-column-properties fo:break-before="auto" style:column-width="2.16958333333333cm"/>
    </style:style>
    <style:style style:name="co31" style:family="table-column">
      <style:table-column-properties fo:break-before="auto" style:column-width="1.64041666666667cm"/>
    </style:style>
    <style:style style:name="co32" style:family="table-column">
      <style:table-column-properties fo:break-before="auto" style:column-width="2.29305555555556cm"/>
    </style:style>
    <style:style style:name="co33" style:family="table-column">
      <style:table-column-properties fo:break-before="auto" style:column-width="1.05833333333333cm"/>
    </style:style>
    <style:style style:name="co34" style:family="table-column">
      <style:table-column-properties fo:break-before="auto" style:column-width="0.123472222222222cm"/>
    </style:style>
    <style:style style:name="co35" style:family="table-column">
      <style:table-column-properties fo:break-before="auto" style:column-width="3.10444444444444cm"/>
    </style:style>
    <style:style style:name="co36" style:family="table-column">
      <style:table-column-properties fo:break-before="auto" style:column-width="0.652638888888889cm"/>
    </style:style>
    <style:style style:name="co37" style:family="table-column">
      <style:table-column-properties fo:break-before="auto" style:column-width="1.95791666666667cm"/>
    </style:style>
    <style:style style:name="co38" style:family="table-column">
      <style:table-column-properties fo:break-before="auto" style:column-width="2.80458333333333cm"/>
    </style:style>
    <style:style style:name="co39" style:family="table-column">
      <style:table-column-properties fo:break-before="auto" style:column-width="2.82222222222222cm"/>
    </style:style>
    <style:style style:name="co40" style:family="table-column">
      <style:table-column-properties fo:break-before="auto" style:column-width="2.06375cm"/>
    </style:style>
    <style:style style:name="co41" style:family="table-column">
      <style:table-column-properties fo:break-before="auto" style:column-width="0.264583333333333cm"/>
    </style:style>
    <style:style style:name="co42" style:family="table-column">
      <style:table-column-properties fo:break-before="auto" style:column-width="0.582083333333333cm"/>
    </style:style>
    <style:style style:name="co43" style:family="table-column">
      <style:table-column-properties fo:break-before="auto" style:column-width="0.176388888888889cm"/>
    </style:style>
    <style:style style:name="co44" style:family="table-column">
      <style:table-column-properties fo:break-before="auto" style:column-width="0.723194444444444cm"/>
    </style:style>
    <style:style style:name="co45" style:family="table-column">
      <style:table-column-properties fo:break-before="auto" style:column-width="2.46944444444444cm"/>
    </style:style>
    <style:style style:name="co46" style:family="table-column">
      <style:table-column-properties fo:break-before="auto" style:column-width="1.51694444444444cm"/>
    </style:style>
    <style:style style:name="co47" style:family="table-column">
      <style:table-column-properties fo:break-before="auto" style:column-width="0.776111111111111cm"/>
    </style:style>
    <style:style style:name="co48" style:family="table-column">
      <style:table-column-properties fo:break-before="auto" style:column-width="0.352777777777778cm"/>
    </style:style>
    <style:style style:name="co49" style:family="table-column">
      <style:table-column-properties fo:break-before="auto" style:column-width="0.881944444444444cm"/>
    </style:style>
    <style:style style:name="co50" style:family="table-column">
      <style:table-column-properties fo:break-before="auto" style:column-width="2.57527777777778cm"/>
    </style:style>
    <style:style style:name="co51" style:family="table-column">
      <style:table-column-properties fo:break-before="auto" style:column-width="1.905cm"/>
    </style:style>
    <style:style style:name="co52" style:family="table-column">
      <style:table-column-properties fo:break-before="auto" style:column-width="0.687916666666667cm"/>
    </style:style>
    <style:style style:name="co53" style:family="table-column">
      <style:table-column-properties fo:break-before="auto" style:column-width="5.90902777777778cm"/>
    </style:style>
    <style:style style:name="co54" style:family="table-column">
      <style:table-column-properties fo:break-before="auto" style:column-width="2.87513888888889cm"/>
    </style:style>
    <style:style style:name="co55" style:family="table-column">
      <style:table-column-properties fo:break-before="auto" style:column-width="2.09902777777778cm"/>
    </style:style>
    <style:style style:name="co56" style:family="table-column">
      <style:table-column-properties fo:break-before="auto" style:column-width="1.46402777777778cm"/>
    </style:style>
    <style:style style:name="co57" style:family="table-column">
      <style:table-column-properties fo:break-before="auto" style:column-width="1.85208333333333cm"/>
    </style:style>
    <style:style style:name="co58" style:family="table-column">
      <style:table-column-properties fo:break-before="auto" style:column-width="1.5875cm"/>
    </style:style>
    <style:style style:name="co59" style:family="table-column">
      <style:table-column-properties fo:break-before="auto" style:column-width="9.01347222222222cm"/>
    </style:style>
    <style:style style:name="co60" style:family="table-column">
      <style:table-column-properties fo:break-before="auto" style:column-width="9.40152777777778cm"/>
    </style:style>
    <style:style style:name="co61" style:family="table-column">
      <style:table-column-properties fo:break-before="auto" style:column-width="6.10305555555556cm"/>
    </style:style>
    <style:style style:name="co62" style:family="table-column">
      <style:table-column-properties fo:break-before="auto" style:column-width="9.98361111111111cm"/>
    </style:style>
    <style:style style:name="co63" style:family="table-column">
      <style:table-column-properties fo:break-before="auto" style:column-width="7.79638888888889cm"/>
    </style:style>
    <style:style style:name="co64" style:family="table-column">
      <style:table-column-properties fo:break-before="auto" style:column-width="9.22513888888889cm"/>
    </style:style>
    <style:style style:name="ro1" style:family="table-row">
      <style:table-row-properties style:row-height="28.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0pt" style:use-optimal-row-height="false" fo:break-before="auto"/>
    </style:style>
    <style:style style:name="ro5" style:family="table-row">
      <style:table-row-properties style:row-height="22.4pt" style:use-optimal-row-height="false" fo:break-before="auto"/>
    </style:style>
    <style:style style:name="ro6" style:family="table-row">
      <style:table-row-properties style:row-height="11.1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27.5pt" style:use-optimal-row-height="false" fo:break-before="auto"/>
    </style:style>
    <style:style style:name="ro9" style:family="table-row">
      <style:table-row-properties style:row-height="29.9pt" style:use-optimal-row-height="false" fo:break-before="auto"/>
    </style:style>
    <style:style style:name="ro10" style:family="table-row">
      <style:table-row-properties style:row-height="31.25pt" style:use-optimal-row-height="false" fo:break-before="auto"/>
    </style:style>
    <style:style style:name="ro11" style:family="table-row">
      <style:table-row-properties style:row-height="26.15pt" style:use-optimal-row-height="false" fo:break-before="auto"/>
    </style:style>
    <style:style style:name="ro12" style:family="table-row">
      <style:table-row-properties style:row-height="16.5pt" style:use-optimal-row-height="false" fo:break-before="auto"/>
    </style:style>
    <style:style style:name="ro13" style:family="table-row">
      <style:table-row-properties style:row-height="29pt" style:use-optimal-row-height="false" fo:break-before="auto"/>
    </style:style>
    <style:style style:name="ro14" style:family="table-row">
      <style:table-row-properties style:row-height="14.5pt" style:use-optimal-row-height="true" fo:break-before="auto"/>
    </style:style>
    <style:style style:name="ro15" style:family="table-row">
      <style:table-row-properties style:row-height="6.4pt" style:use-optimal-row-height="false" fo:break-before="auto"/>
    </style:style>
    <style:style style:name="ro16" style:family="table-row">
      <style:table-row-properties style:row-height="19.75pt" style:use-optimal-row-height="false" fo:break-before="auto"/>
    </style:style>
    <style:style style:name="ro17" style:family="table-row">
      <style:table-row-properties style:row-height="17.5pt" style:use-optimal-row-height="false" fo:break-before="auto"/>
    </style:style>
    <style:style style:name="ro18" style:family="table-row">
      <style:table-row-properties style:row-height="23.25pt" style:use-optimal-row-height="false" fo:break-before="auto"/>
    </style:style>
    <style:style style:name="ro19" style:family="table-row">
      <style:table-row-properties style:row-height="30.75pt" style:use-optimal-row-height="false" fo:break-before="auto"/>
    </style:style>
    <style:style style:name="ro20" style:family="table-row">
      <style:table-row-properties style:row-height="15pt" style:use-optimal-row-height="false" fo:break-before="auto"/>
    </style:style>
    <style:style style:name="ro21" style:family="table-row">
      <style:table-row-properties style:row-height="21.75pt" style:use-optimal-row-height="false" fo:break-before="auto"/>
    </style:style>
    <style:style style:name="ro22" style:family="table-row">
      <style:table-row-properties style:row-height="13pt" style:use-optimal-row-height="true" fo:break-before="auto"/>
    </style:style>
    <style:style style:name="ro23" style:family="table-row">
      <style:table-row-properties style:row-height="12.5pt" style:use-optimal-row-height="true" fo:break-before="auto"/>
    </style:style>
    <style:style style:name="ro24" style:family="table-row">
      <style:table-row-properties style:row-height="18pt" style:use-optimal-row-height="true" fo:break-before="auto"/>
    </style:style>
    <style:style style:name="ro25" style:family="table-row">
      <style:table-row-properties style:row-height="15.75pt" style:use-optimal-row-height="false" fo:break-before="auto"/>
    </style:style>
    <style:style style:name="ro26" style:family="table-row">
      <style:table-row-properties style:row-height="25.5pt" style:use-optimal-row-height="true" fo:break-before="auto"/>
    </style:style>
    <style:style style:name="ro27" style:family="table-row">
      <style:table-row-properties style:row-height="21pt" style:use-optimal-row-height="false" fo:break-before="auto"/>
    </style:style>
    <style:style style:name="ro28" style:family="table-row">
      <style:table-row-properties style:row-height="18.75pt" style:use-optimal-row-height="false" fo:break-before="auto"/>
    </style:style>
    <style:style style:name="ro29" style:family="table-row">
      <style:table-row-properties style:row-height="26pt" style:use-optimal-row-height="false" fo:break-before="auto"/>
    </style:style>
    <style:style style:name="ro30" style:family="table-row">
      <style:table-row-properties style:row-height="16.25pt" style:use-optimal-row-height="false" fo:break-before="auto"/>
    </style:style>
    <style:style style:name="ro31" style:family="table-row">
      <style:table-row-properties style:row-height="14.9pt" style:use-optimal-row-height="false" fo:break-before="auto"/>
    </style:style>
    <style:style style:name="ro32" style:family="table-row">
      <style:table-row-properties style:row-height="13.4pt" style:use-optimal-row-height="false" fo:break-before="auto"/>
    </style:style>
    <style:style style:name="ro33" style:family="table-row">
      <style:table-row-properties style:row-height="19.4pt" style:use-optimal-row-height="false" fo:break-before="auto"/>
    </style:style>
    <style:style style:name="ro34" style:family="table-row">
      <style:table-row-properties style:row-height="25.25pt" style:use-optimal-row-height="false" fo:break-before="auto"/>
    </style:style>
    <style:style style:name="ro35" style:family="table-row">
      <style:table-row-properties style:row-height="6.75pt" style:use-optimal-row-height="false" fo:break-before="auto"/>
    </style:style>
    <style:style style:name="ro36" style:family="table-row">
      <style:table-row-properties style:row-height="10.25pt" style:use-optimal-row-height="false" fo:break-before="auto"/>
    </style:style>
    <style:style style:name="ro37" style:family="table-row">
      <style:table-row-properties style:row-height="9.75pt" style:use-optimal-row-height="false" fo:break-before="auto"/>
    </style:style>
    <style:style style:name="ro38" style:family="table-row">
      <style:table-row-properties style:row-height="9pt" style:use-optimal-row-height="false" fo:break-before="auto"/>
    </style:style>
    <style:style style:name="ro39" style:family="table-row">
      <style:table-row-properties style:row-height="8.25pt" style:use-optimal-row-height="false" fo:break-before="auto"/>
    </style:style>
    <style:style style:name="ro40" style:family="table-row">
      <style:table-row-properties style:row-height="10.5pt" style:use-optimal-row-height="false" fo:break-before="auto"/>
    </style:style>
    <style:style style:name="ro41" style:family="table-row">
      <style:table-row-properties style:row-height="11.25pt" style:use-optimal-row-height="false" fo:break-before="auto"/>
    </style:style>
    <style:style style:name="ro42" style:family="table-row">
      <style:table-row-properties style:row-height="12pt" style:use-optimal-row-height="false" fo:break-before="auto"/>
    </style:style>
    <style:style style:name="ro43" style:family="table-row">
      <style:table-row-properties style:row-height="12.75pt" style:use-optimal-row-height="false" fo:break-before="auto"/>
    </style:style>
    <style:style style:name="ro44" style:family="table-row">
      <style:table-row-properties style:row-height="22.25pt" style:use-optimal-row-height="false" fo:break-before="auto"/>
    </style:style>
    <style:style style:name="ro45" style:family="table-row">
      <style:table-row-properties style:row-height="6pt" style:use-optimal-row-height="false" fo:break-before="auto"/>
    </style:style>
    <style:style style:name="ro46" style:family="table-row">
      <style:table-row-properties style:row-height="7.5pt" style:use-optimal-row-height="false" fo:break-before="auto"/>
    </style:style>
    <style:style style:name="ro47" style:family="table-row">
      <style:table-row-properties style:row-height="5.25pt" style:use-optimal-row-height="false" fo:break-before="auto"/>
    </style:style>
    <style:style style:name="ro48" style:family="table-row">
      <style:table-row-properties style:row-height="20.25pt" style:use-optimal-row-height="false" fo:break-before="auto"/>
    </style:style>
    <style:style style:name="ro49" style:family="table-row">
      <style:table-row-properties style:row-height="13.5pt" style:use-optimal-row-height="false" fo:break-before="auto"/>
    </style:style>
    <style:style style:name="ro50" style:family="table-row">
      <style:table-row-properties style:row-height="30pt" style:use-optimal-row-height="false" fo:break-before="auto"/>
    </style:style>
    <style:style style:name="ro51" style:family="table-row">
      <style:table-row-properties style:row-height="25.5pt" style:use-optimal-row-height="false" fo:break-before="auto"/>
    </style:style>
    <style:style style:name="ro52" style:family="table-row">
      <style:table-row-properties style:row-height="22.5pt" style:use-optimal-row-height="false" fo:break-before="auto"/>
    </style:style>
    <style:style style:name="ro53" style:family="table-row">
      <style:table-row-properties style:row-height="14.25pt" style:use-optimal-row-height="false" fo:break-before="auto"/>
    </style:style>
    <style:style style:name="ro54" style:family="table-row">
      <style:table-row-properties style:row-height="18.6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false" style:writing-mode="lr-tb"/>
    </style:style>
    <style:style style:name="ta5" style:family="table" style:master-page-name="mp5">
      <style:table-properties table:display="fals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family="paragraph" style:name="a1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draw:fill="none" fo:clip="rect(0in, 0in, 0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9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>
      <style:graphic-properties draw:fill="none" draw:stroke="none"/>
    </style:style>
    <style:style style:family="graphic" style:name="a92" style:parent-style-name="Graphics">
      <style:graphic-properties draw:fill="none" fo:clip="rect(0in, 0in, 0in, 0in)" draw:stroke="non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" style:parent-style-name="Graphics">
      <style:graphic-properties draw:fill="none" fo:clip="rect(0in, 0in, 0in, 0in)" draw:stroke="non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 style:parent-style-name="Graphics">
      <style:graphic-properties draw:fill="none" fo:clip="rect(0in, 0in, 0in, 0in)" draw:stroke="non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" style:parent-style-name="Graphics">
      <style:graphic-properties draw:fill="none" fo:clip="rect(0in, 0in, 0in, 0in)" draw:stroke="non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" style:parent-style-name="Graphics">
      <style:graphic-properties draw:fill="none" fo:clip="rect(0in, 0in, 0in, 0in)" draw:stroke="non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 style:parent-style-name="Graphics">
      <style:graphic-properties draw:fill="none" fo:clip="rect(0in, 0in, 0in, 0in)" draw:stroke="non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í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77"/>
        <table:table-column table:style-name="co7" table:default-cell-style-name="ce251"/>
        <table:table-column table:style-name="co5" table:default-cell-style-name="ce251"/>
        <table:table-column table:style-name="co8" table:default-cell-style-name="ce251"/>
        <table:table-column table:style-name="co9" table:default-cell-style-name="ce197"/>
        <table:table-column table:style-name="co10" table:default-cell-style-name="ce197"/>
        <table:table-column table:style-name="co11" table:default-cell-style-name="ce197"/>
        <table:table-column table:style-name="co12" table:default-cell-style-name="ce197"/>
        <table:table-column table:style-name="co5" table:default-cell-style-name="ce1"/>
        <table:table-column table:style-name="co13" table:default-cell-style-name="ce1"/>
        <table:table-column table:style-name="co14" table:default-cell-style-name="ce435"/>
        <table:table-column table:style-name="co15" table:default-cell-style-name="ce200" table:visibility="collapse"/>
        <table:table-column table:style-name="co16" table:number-columns-repeated="5" table:default-cell-style-name="ce200" table:visibility="collapse"/>
        <table:table-column table:style-name="co17" table:default-cell-style-name="ce200" table:visibility="collapse"/>
        <table:table-column table:style-name="co18" table:default-cell-style-name="ce200" table:visibility="collapse"/>
        <table:table-column table:style-name="co19" table:number-columns-repeated="5" table:default-cell-style-name="ce200" table:visibility="collapse"/>
        <table:table-column table:style-name="co20" table:default-cell-style-name="ce200" table:visibility="collapse"/>
        <table:table-column table:style-name="co21" table:default-cell-style-name="ce202" table:visibility="collapse"/>
        <table:table-column table:style-name="co22" table:default-cell-style-name="ce203"/>
        <table:table-column table:style-name="co23" table:default-cell-style-name="ce1"/>
        <table:table-column table:style-name="co24" table:number-columns-repeated="16350" table:default-cell-style-name="ce1"/>
        <table:table-row table:style-name="ro1">
          <table:table-cell table:style-name="ce193"/>
          <table:table-cell office:value-type="string" table:number-columns-spanned="3" table:number-rows-spanned="1" table:style-name="ce534">
            <text:p>Dados a copiar do BO<text:s/></text:p>
          </table:table-cell>
          <table:covered-table-cell table:number-columns-repeated="2"/>
          <table:table-cell table:number-columns-repeated="2" table:style-name="ce193"/>
          <table:table-cell office:value-type="string" table:number-columns-spanned="2" table:number-rows-spanned="1" table:style-name="ce535">
            <text:p>Cálculo dados País (não mexer)</text:p>
          </table:table-cell>
          <table:covered-table-cell/>
          <table:table-cell table:number-columns-repeated="2" table:style-name="ce469"/>
          <table:table-cell office:value-type="string" table:style-name="ce468">
            <text:p>Dados RA a introduzir manualmente<text:s/><text:span text:style-name="T4">(nas células em branco)</text:span></text:p>
          </table:table-cell>
          <table:table-cell table:number-columns-repeated="3" table:style-name="ce470"/>
          <table:table-cell table:number-columns-repeated="2" table:style-name="ce193"/>
          <table:table-cell office:value-type="string" table:style-name="ce471">
            <text:p>Dados a preencher de K5 até L98</text:p>
          </table:table-cell>
          <table:table-cell table:number-columns-repeated="14" table:style-name="ce472"/>
          <table:table-cell table:style-name="ce473"/>
          <table:table-cell table:style-name="ce474"/>
          <table:table-cell table:style-name="ce477"/>
          <table:table-cell table:number-columns-repeated="16350" table:style-name="ce193"/>
        </table:table-row>
        <table:table-row table:style-name="ro2">
          <table:table-cell table:style-name="ce194"/>
          <table:table-cell office:value-type="string" table:style-name="ce379">
            <text:p>CONTINENTE</text:p>
          </table:table-cell>
          <table:table-cell office:value-type="string" table:style-name="ce380">
            <text:p>PAÍS</text:p>
          </table:table-cell>
          <table:table-cell office:value-type="string" table:style-name="ce380">
            <text:p>PAÍS</text:p>
          </table:table-cell>
          <table:table-cell table:number-columns-repeated="2" table:style-name="ce194"/>
          <table:table-cell table:style-name="ce370"/>
          <table:table-cell office:value-type="string" table:style-name="ce272">
            <text:p>CONTINENTE+AÇORES+MADEIRA</text:p>
          </table:table-cell>
          <table:table-cell table:number-columns-repeated="2" table:style-name="ce271"/>
          <table:table-cell table:number-columns-repeated="2" table:style-name="ce197"/>
          <table:table-cell office:value-type="string" table:style-name="ce268">
            <text:p>Validação<text:s/></text:p>
          </table:table-cell>
          <table:table-cell office:value-type="string" table:style-name="ce268">
            <text:p>Validação</text:p>
          </table:table-cell>
          <table:table-cell table:number-columns-repeated="2" table:style-name="ce1"/>
          <table:table-cell office:value-type="string" table:style-name="ce436">
            <text:p>Validação</text:p>
          </table:table-cell>
          <table:table-cell office:value-type="string" table:style-name="ce199">
            <text:p>REGIÕES AUTÓNOMAS</text:p>
          </table:table-cell>
          <table:table-cell table:number-columns-repeated="3" table:style-name="ce200"/>
          <table:table-cell office:value-type="string" table:style-name="ce201">
            <text:p>ATENÇÃO <text:s/>- AS CATEGORIAS NÃO VÊM PELA MESMA ORDEM DAS REG. AUTÓNOMAS</text:p>
          </table:table-cell>
          <table:table-cell table:number-columns-repeated="9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table:style-name="ce365"/>
          <table:table-cell office:value-type="string" table:style-name="ce482">
            <text:p>202201</text:p>
          </table:table-cell>
          <table:table-cell office:value-type="string" table:style-name="ce482">
            <text:p>202112</text:p>
          </table:table-cell>
          <table:table-cell office:value-type="string" table:style-name="ce482">
            <text:p>202101</text:p>
          </table:table-cell>
          <table:table-cell table:number-columns-repeated="2" table:style-name="ce194"/>
          <table:table-cell office:value-type="string" table:style-name="ce371">
            <text:p>PORTUGAL</text:p>
          </table:table-cell>
          <table:table-cell office:value-type="string" table:style-name="ce475">
            <text:p>202201</text:p>
          </table:table-cell>
          <table:table-cell table:number-columns-repeated="2" table:style-name="ce271"/>
          <table:table-cell office:value-type="string" table:style-name="ce479">
            <text:p><text:s/>AÇORES</text:p>
          </table:table-cell>
          <table:table-cell office:value-type="string" table:style-name="ce480">
            <text:p><text:s/>MADEIRA</text:p>
          </table:table-cell>
          <table:table-cell office:value-type="string" table:style-name="ce478">
            <text:p><text:s/>AÇORES</text:p>
          </table:table-cell>
          <table:table-cell office:value-type="string" table:style-name="ce478">
            <text:p><text:s/>MADEIRA</text:p>
          </table:table-cell>
          <table:table-cell table:number-columns-repeated="2" table:style-name="ce1"/>
          <table:table-cell office:value-type="string" table:style-name="ce437">
            <text:p>PORTUGAL</text:p>
          </table:table-cell>
          <table:table-cell office:value-type="string" table:style-name="ce206">
            <text:p>Pedidos de emprego por categoria</text:p>
          </table:table-cell>
          <table:table-cell table:number-columns-repeated="6" table:style-name="ce200"/>
          <table:table-cell table:style-name="ce201"/>
          <table:table-cell table:number-columns-repeated="6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Pedidos de Emprego</text:p>
          </table:table-cell>
          <table:table-cell office:value-type="float" office:value="495912" table:style-name="ce483">
            <text:p>495912</text:p>
          </table:table-cell>
          <table:table-cell office:value-type="float" office:value="525872" table:style-name="ce483">
            <text:p>525872</text:p>
          </table:table-cell>
          <table:table-cell office:value-type="float" office:value="596290" table:style-name="ce483">
            <text:p>596290</text:p>
          </table:table-cell>
          <table:table-cell table:number-columns-repeated="2" table:style-name="ce194"/>
          <table:table-cell office:value-type="string" table:style-name="ce372">
            <text:p>Pedidos de Emprego</text:p>
          </table:table-cell>
          <table:table-cell office:value-type="float" office:value="526977" table:style-name="ce463">
            <text:p>526 977<text:s/></text:p>
          </table:table-cell>
          <table:table-cell table:number-columns-repeated="2" table:style-name="ce271"/>
          <table:table-cell office:value-type="float" office:value="12611" table:style-name="ce385">
            <text:p>12 611<text:s/></text:p>
          </table:table-cell>
          <table:table-cell office:value-type="float" office:value="18454" table:style-name="ce385">
            <text:p>18 454<text:s/></text:p>
          </table:table-cell>
          <table:table-cell table:style-name="ce208"/>
          <table:table-cell table:style-name="ce209"/>
          <table:table-cell table:number-columns-repeated="2" table:style-name="ce1"/>
          <table:table-cell table:style-name="ce217"/>
          <table:table-cell table:style-name="ce211"/>
          <table:table-cell table:number-columns-repeated="2" table:style-name="ce212"/>
          <table:table-cell office:value-type="string" table:style-name="ce212">
            <text:p>HOMENS</text:p>
          </table:table-cell>
          <table:table-cell table:number-columns-repeated="2" table:style-name="ce212"/>
          <table:table-cell table:style-name="ce213"/>
          <table:table-cell table:number-columns-repeated="3" table:style-name="ce214"/>
          <table:table-cell office:value-type="string" table:style-name="ce214">
            <text:p>MULHERES</text:p>
          </table:table-cell>
          <table:table-cell table:number-columns-repeated="2" table:style-name="ce214"/>
          <table:table-cell table:style-name="ce215"/>
          <table:table-cell office:value-type="string" table:style-name="ce216">
            <text:p>TOTAL PEDIDOS</text:p>
          </table:table-cell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7">
            <text:p>Desempregados</text:p>
          </table:table-cell>
          <table:table-cell office:value-type="float" office:value="334984" table:style-name="ce484">
            <text:p>334984</text:p>
          </table:table-cell>
          <table:table-cell office:value-type="float" office:value="347959" table:style-name="ce484">
            <text:p>347959</text:p>
          </table:table-cell>
          <table:table-cell office:value-type="float" office:value="424359" table:style-name="ce484">
            <text:p>424359</text:p>
          </table:table-cell>
          <table:table-cell table:number-columns-repeated="2" table:style-name="ce194"/>
          <table:table-cell office:value-type="string" table:style-name="ce372">
            <text:p>Desempregados</text:p>
          </table:table-cell>
          <table:table-cell office:value-type="float" office:value="355868" table:style-name="ce463">
            <text:p>355 868<text:s/></text:p>
          </table:table-cell>
          <table:table-cell table:number-columns-repeated="2" table:style-name="ce271"/>
          <table:table-cell office:value-type="float" office:value="6415" table:style-name="ce464">
            <text:p>6 415<text:s/></text:p>
          </table:table-cell>
          <table:table-cell office:value-type="float" office:value="14469" table:style-name="ce464">
            <text:p>14 469<text:s/></text:p>
          </table:table-cell>
          <table:table-cell office:value-type="float" office:value="6415" table:style-name="ce269">
            <text:p>6 415<text:s/></text:p>
          </table:table-cell>
          <table:table-cell office:value-type="float" office:value="14469" table:style-name="ce269">
            <text:p>14 469<text:s/></text:p>
          </table:table-cell>
          <table:table-cell table:number-columns-repeated="2" table:style-name="ce1"/>
          <table:table-cell office:value-type="float" office:value="355868" table:style-name="ce269">
            <text:p>355 868<text:s/></text:p>
          </table:table-cell>
          <table:table-cell table:style-name="ce218"/>
          <table:table-cell office:value-type="string" table:style-name="ce219">
            <text:p>1ºEmp</text:p>
          </table:table-cell>
          <table:table-cell office:value-type="string" table:style-name="ce219">
            <text:p>NEmp</text:p>
          </table:table-cell>
          <table:table-cell office:value-type="string" table:style-name="ce220">
            <text:p>Emp</text:p>
          </table:table-cell>
          <table:table-cell office:value-type="string" table:style-name="ce220">
            <text:p>Ocup</text:p>
          </table:table-cell>
          <table:table-cell office:value-type="string" table:style-name="ce220">
            <text:p>Ind</text:p>
          </table:table-cell>
          <table:table-cell office:value-type="string" table:style-name="ce221">
            <text:p>TOTAL</text:p>
          </table:table-cell>
          <table:table-cell table:style-name="ce222"/>
          <table:table-cell office:value-type="string" table:style-name="ce219">
            <text:p>1ºEmp</text:p>
          </table:table-cell>
          <table:table-cell office:value-type="string" table:style-name="ce219">
            <text:p>NEmp</text:p>
          </table:table-cell>
          <table:table-cell office:value-type="string" table:style-name="ce220">
            <text:p>Emp</text:p>
          </table:table-cell>
          <table:table-cell office:value-type="string" table:style-name="ce220">
            <text:p>Ocup</text:p>
          </table:table-cell>
          <table:table-cell office:value-type="string" table:style-name="ce220">
            <text:p>Ind</text:p>
          </table:table-cell>
          <table:table-cell office:value-type="string" table:style-name="ce221">
            <text:p>TOTAL</text:p>
          </table:table-cell>
          <table:table-cell table:style-name="ce223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Ocupados</text:p>
          </table:table-cell>
          <table:table-cell office:value-type="float" office:value="95002" table:style-name="ce483">
            <text:p>95002</text:p>
          </table:table-cell>
          <table:table-cell office:value-type="float" office:value="108611" table:style-name="ce483">
            <text:p>108611</text:p>
          </table:table-cell>
          <table:table-cell office:value-type="float" office:value="108417" table:style-name="ce483">
            <text:p>108417</text:p>
          </table:table-cell>
          <table:table-cell office:value-type="string" table:number-columns-spanned="2" table:number-rows-spanned="1" table:style-name="ce550">
            <text:p>ALERTA!!alerta!!</text:p>
          </table:table-cell>
          <table:covered-table-cell/>
          <table:table-cell office:value-type="string" table:style-name="ce372">
            <text:p>Ocupados</text:p>
          </table:table-cell>
          <table:table-cell office:value-type="float" office:value="102539" table:style-name="ce461">
            <text:p>102539</text:p>
          </table:table-cell>
          <table:table-cell office:value-type="string" table:number-columns-spanned="2" table:number-rows-spanned="1" table:style-name="ce550">
            <text:p>ALERTA!!alerta!!</text:p>
          </table:table-cell>
          <table:covered-table-cell/>
          <table:table-cell office:value-type="float" office:value="4617" table:style-name="ce207">
            <text:p>4 617<text:s/></text:p>
          </table:table-cell>
          <table:table-cell office:value-type="float" office:value="2920" table:style-name="ce522">
            <text:p>2.920</text:p>
          </table:table-cell>
          <table:table-cell office:value-type="string" table:number-columns-spanned="2" table:number-rows-spanned="1" table:style-name="ce550">
            <text:p>ALERTA!!alerta!!</text:p>
          </table:table-cell>
          <table:covered-table-cell/>
          <table:table-cell table:number-columns-repeated="2" table:style-name="ce1"/>
          <table:table-cell table:style-name="ce217"/>
          <table:table-cell office:value-type="string" table:style-name="ce224">
            <text:p>Madeira</text:p>
          </table:table-cell>
          <table:table-cell office:value-type="float" office:value="973" table:style-name="ce230">
            <text:p><text:s/>973<text:s/></text:p>
          </table:table-cell>
          <table:table-cell office:value-type="float" office:value="9710" table:style-name="ce230">
            <text:p>9 710<text:s/></text:p>
          </table:table-cell>
          <table:table-cell office:value-type="float" office:value="1147" table:style-name="ce230">
            <text:p>1 147<text:s/></text:p>
          </table:table-cell>
          <table:table-cell office:value-type="float" office:value="1331" table:style-name="ce230">
            <text:p>1 331<text:s/></text:p>
          </table:table-cell>
          <table:table-cell office:value-type="float" office:value="220" table:style-name="ce230">
            <text:p><text:s/>220<text:s/></text:p>
          </table:table-cell>
          <table:table-cell office:value-type="float" office:value="13381" table:style-name="ce231">
            <text:p>13 381<text:s/></text:p>
          </table:table-cell>
          <table:table-cell office:value-type="string" table:style-name="ce232">
            <text:p>Madeira</text:p>
          </table:table-cell>
          <table:table-cell office:value-type="float" office:value="1271" table:style-name="ce230">
            <text:p>1 271<text:s/></text:p>
          </table:table-cell>
          <table:table-cell office:value-type="float" office:value="8339" table:style-name="ce230">
            <text:p>8 339<text:s/></text:p>
          </table:table-cell>
          <table:table-cell office:value-type="float" office:value="1582" table:style-name="ce230">
            <text:p>1 582<text:s/></text:p>
          </table:table-cell>
          <table:table-cell office:value-type="float" office:value="1129" table:style-name="ce230">
            <text:p>1 129<text:s/></text:p>
          </table:table-cell>
          <table:table-cell office:value-type="float" office:value="254" table:style-name="ce230">
            <text:p><text:s/>254<text:s/></text:p>
          </table:table-cell>
          <table:table-cell office:value-type="float" office:value="12575" table:style-name="ce227">
            <text:p>12 575<text:s/></text:p>
          </table:table-cell>
          <table:table-cell office:value-type="float" office:value="25956" table:style-name="ce229">
            <text:p>25 956<text:s/></text:p>
          </table:table-cell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Empregados</text:p>
          </table:table-cell>
          <table:table-cell office:value-type="float" office:value="47560" table:style-name="ce483">
            <text:p>47560</text:p>
          </table:table-cell>
          <table:table-cell office:value-type="float" office:value="48887" table:style-name="ce483">
            <text:p>48887</text:p>
          </table:table-cell>
          <table:table-cell office:value-type="float" office:value="45605" table:style-name="ce483">
            <text:p>45605</text:p>
          </table:table-cell>
          <table:table-cell office:value-type="string" table:number-columns-spanned="2" table:number-rows-spanned="1" table:style-name="ce552">
            <text:p>Troca da posição das categorias Ocupados e Empregados menos no q1</text:p>
          </table:table-cell>
          <table:covered-table-cell/>
          <table:table-cell office:value-type="string" table:style-name="ce372">
            <text:p>Empregados</text:p>
          </table:table-cell>
          <table:table-cell office:value-type="float" office:value="48784" table:style-name="ce465">
            <text:p>48 784<text:s/></text:p>
          </table:table-cell>
          <table:table-cell office:value-type="string" table:number-columns-spanned="2" table:number-rows-spanned="1" table:style-name="ce552">
            <text:p>Troca da posição das categorias Ocupados e Empregados menos no q1</text:p>
          </table:table-cell>
          <table:covered-table-cell/>
          <table:table-cell office:value-type="float" office:value="653" table:style-name="ce207">
            <text:p><text:s/>653<text:s/></text:p>
          </table:table-cell>
          <table:table-cell office:value-type="float" office:value="571" table:style-name="ce207">
            <text:p><text:s/>571<text:s/></text:p>
          </table:table-cell>
          <table:table-cell office:value-type="string" table:number-columns-spanned="2" table:number-rows-spanned="1" table:style-name="ce551">
            <text:p>Troca da posição das categorias Ocupados e Empregados menos no q1</text:p>
          </table:table-cell>
          <table:covered-table-cell/>
          <table:table-cell table:number-columns-repeated="2" table:style-name="ce1"/>
          <table:table-cell table:style-name="ce217"/>
          <table:table-cell office:value-type="string" table:style-name="ce224">
            <text:p>Açores</text:p>
          </table:table-cell>
          <table:table-cell office:value-type="float" office:value="661" table:style-name="ce225">
            <text:p><text:s/>661<text:s/></text:p>
          </table:table-cell>
          <table:table-cell office:value-type="float" office:value="4580" table:style-name="ce225">
            <text:p>4 580<text:s/></text:p>
          </table:table-cell>
          <table:table-cell office:value-type="float" office:value="381" table:style-name="ce225">
            <text:p><text:s/>381<text:s/></text:p>
          </table:table-cell>
          <table:table-cell office:value-type="float" office:value="3993" table:style-name="ce225">
            <text:p>3 993<text:s/></text:p>
          </table:table-cell>
          <table:table-cell office:value-type="float" office:value="202" table:style-name="ce226">
            <text:p><text:s/>202<text:s/></text:p>
          </table:table-cell>
          <table:table-cell office:value-type="float" office:value="9817" table:style-name="ce227">
            <text:p>9 817<text:s/></text:p>
          </table:table-cell>
          <table:table-cell office:value-type="string" table:style-name="ce228">
            <text:p>Açores</text:p>
          </table:table-cell>
          <table:table-cell office:value-type="float" office:value="825" table:style-name="ce225">
            <text:p><text:s/>825<text:s/></text:p>
          </table:table-cell>
          <table:table-cell office:value-type="float" office:value="3545" table:style-name="ce225">
            <text:p>3 545<text:s/></text:p>
          </table:table-cell>
          <table:table-cell office:value-type="float" office:value="372" table:style-name="ce225">
            <text:p><text:s/>372<text:s/></text:p>
          </table:table-cell>
          <table:table-cell office:value-type="float" office:value="3112" table:style-name="ce225">
            <text:p>3 112<text:s/></text:p>
          </table:table-cell>
          <table:table-cell office:value-type="float" office:value="216" table:style-name="ce226">
            <text:p><text:s/>216<text:s/></text:p>
          </table:table-cell>
          <table:table-cell office:value-type="float" office:value="8070" table:style-name="ce227">
            <text:p>8 070<text:s/></text:p>
          </table:table-cell>
          <table:table-cell office:value-type="float" office:value="17887" table:style-name="ce229">
            <text:p>17 887<text:s/></text:p>
          </table:table-cell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Indisponíveis</text:p>
          </table:table-cell>
          <table:table-cell office:value-type="float" office:value="18366" table:style-name="ce483">
            <text:p>18366</text:p>
          </table:table-cell>
          <table:table-cell office:value-type="float" office:value="20415" table:style-name="ce483">
            <text:p>20415</text:p>
          </table:table-cell>
          <table:table-cell office:value-type="float" office:value="17909" table:style-name="ce483">
            <text:p>17909</text:p>
          </table:table-cell>
          <table:table-cell table:number-columns-repeated="2" table:style-name="ce194"/>
          <table:table-cell office:value-type="string" table:style-name="ce372">
            <text:p>Indisponíveis</text:p>
          </table:table-cell>
          <table:table-cell office:value-type="float" office:value="19786" table:style-name="ce461">
            <text:p>19786</text:p>
          </table:table-cell>
          <table:table-cell table:number-columns-repeated="2" table:style-name="ce271"/>
          <table:table-cell office:value-type="float" office:value="926" table:style-name="ce207">
            <text:p><text:s/>926<text:s/></text:p>
          </table:table-cell>
          <table:table-cell office:value-type="float" office:value="494" table:style-name="ce207">
            <text:p><text:s/>494<text:s/></text:p>
          </table:table-cell>
          <table:table-cell table:style-name="ce208"/>
          <table:table-cell table:style-name="ce209"/>
          <table:table-cell table:number-columns-repeated="2" table:style-name="ce1"/>
          <table:table-cell table:style-name="ce217"/>
          <table:table-cell office:value-type="string" table:style-name="ce233">
            <text:p>Total</text:p>
          </table:table-cell>
          <table:table-cell office:value-type="float" office:value="661" table:style-name="ce234">
            <text:p><text:s/>661<text:s/></text:p>
          </table:table-cell>
          <table:table-cell office:value-type="float" office:value="4580" table:style-name="ce234">
            <text:p>4 580<text:s/></text:p>
          </table:table-cell>
          <table:table-cell office:value-type="float" office:value="381" table:style-name="ce234">
            <text:p><text:s/>381<text:s/></text:p>
          </table:table-cell>
          <table:table-cell office:value-type="float" office:value="3993" table:style-name="ce234">
            <text:p>3 993<text:s/></text:p>
          </table:table-cell>
          <table:table-cell office:value-type="float" office:value="202" table:style-name="ce234">
            <text:p><text:s/>202<text:s/></text:p>
          </table:table-cell>
          <table:table-cell office:value-type="float" office:value="9817" table:style-name="ce235">
            <text:p>9 817<text:s/></text:p>
          </table:table-cell>
          <table:table-cell office:value-type="string" table:style-name="ce236">
            <text:p>Total</text:p>
          </table:table-cell>
          <table:table-cell office:value-type="float" office:value="825" table:style-name="ce234">
            <text:p><text:s/>825<text:s/></text:p>
          </table:table-cell>
          <table:table-cell office:value-type="float" office:value="3545" table:style-name="ce234">
            <text:p>3 545<text:s/></text:p>
          </table:table-cell>
          <table:table-cell office:value-type="float" office:value="372" table:style-name="ce234">
            <text:p><text:s/>372<text:s/></text:p>
          </table:table-cell>
          <table:table-cell office:value-type="float" office:value="3112" table:style-name="ce234">
            <text:p>3 112<text:s/></text:p>
          </table:table-cell>
          <table:table-cell office:value-type="float" office:value="216" table:style-name="ce234">
            <text:p><text:s/>216<text:s/></text:p>
          </table:table-cell>
          <table:table-cell office:value-type="float" office:value="8070" table:style-name="ce237">
            <text:p>8 070<text:s/></text:p>
          </table:table-cell>
          <table:table-cell office:value-type="float" office:value="17887" table:style-name="ce223">
            <text:p>17 887<text:s/></text:p>
          </table:table-cell>
          <table:table-cell table:style-name="ce203"/>
          <table:table-cell table:style-name="ce1"/>
          <table:table-cell table:number-columns-repeated="16350" table:style-name="ce194"/>
        </table:table-row>
        <table:table-row table:style-name="ro5">
          <table:table-cell table:style-name="ce454"/>
          <table:table-cell table:number-columns-repeated="3" table:style-name="ce485"/>
          <table:table-cell table:number-columns-repeated="2" table:style-name="ce194"/>
          <table:table-cell table:style-name="ce370"/>
          <table:table-cell table:style-name="ce454"/>
          <table:table-cell table:number-columns-repeated="2" table:style-name="ce271"/>
          <table:table-cell table:number-columns-repeated="2" table:style-name="ce197"/>
          <table:table-cell table:style-name="ce238"/>
          <table:table-cell table:style-name="ce198"/>
          <table:table-cell table:style-name="ce1"/>
          <table:table-cell table:style-name="ce481"/>
          <table:table-cell table:style-name="ce435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style-name="ce243"/>
          <table:table-cell table:style-name="ce200"/>
          <table:table-cell table:style-name="ce244"/>
          <table:table-cell table:style-name="ce245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195">
            <text:p>Portugal</text:p>
          </table:table-cell>
          <table:table-cell office:value-type="string" table:style-name="ce482">
            <text:p>202201</text:p>
          </table:table-cell>
          <table:table-cell office:value-type="string" table:style-name="ce482">
            <text:p>202112</text:p>
          </table:table-cell>
          <table:table-cell office:value-type="string" table:style-name="ce482">
            <text:p>202101</text:p>
          </table:table-cell>
          <table:table-cell table:number-columns-repeated="2" table:style-name="ce194"/>
          <table:table-cell office:value-type="string" table:style-name="ce371">
            <text:p>PORTUGAL</text:p>
          </table:table-cell>
          <table:table-cell office:value-type="string" table:style-name="ce475">
            <text:p>202201</text:p>
          </table:table-cell>
          <table:table-cell table:number-columns-repeated="2" table:style-name="ce271"/>
          <table:table-cell office:value-type="string" table:style-name="ce270">
            <text:p><text:s/>AÇORES</text:p>
          </table:table-cell>
          <table:table-cell office:value-type="string" table:style-name="ce270">
            <text:p><text:s/>MADEIRA</text:p>
          </table:table-cell>
          <table:table-cell table:style-name="ce246"/>
          <table:table-cell table:number-columns-repeated="2" table:style-name="ce521"/>
          <table:table-cell table:style-name="ce1"/>
          <table:table-cell table:style-name="ce205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45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368">
            <text:p>Desemprego no Fim</text:p>
          </table:table-cell>
          <table:table-cell office:value-type="float" office:value="334984" table:style-name="ce486">
            <text:p>334984</text:p>
          </table:table-cell>
          <table:table-cell office:value-type="float" office:value="347959" table:style-name="ce486">
            <text:p>347959</text:p>
          </table:table-cell>
          <table:table-cell office:value-type="float" office:value="424359" table:style-name="ce486">
            <text:p>424359</text:p>
          </table:table-cell>
          <table:table-cell table:number-columns-repeated="2" table:style-name="ce194"/>
          <table:table-cell office:value-type="string" table:style-name="ce373">
            <text:p>Desemprego</text:p>
          </table:table-cell>
          <table:table-cell office:value-type="float" office:value="355868" table:style-name="ce457">
            <text:p>355868</text:p>
          </table:table-cell>
          <table:table-cell table:number-columns-repeated="2" table:style-name="ce271"/>
          <table:table-cell office:value-type="float" office:value="6415" table:style-name="ce386">
            <text:p>6 415<text:s/></text:p>
          </table:table-cell>
          <table:table-cell office:value-type="float" office:value="14469" table:style-name="ce386">
            <text:p>14 469<text:s/></text:p>
          </table:table-cell>
          <table:table-cell table:style-name="ce246"/>
          <table:table-cell table:style-name="ce247"/>
          <table:table-cell table:number-columns-repeated="2" table:style-name="ce1"/>
          <table:table-cell table:style-name="ce217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6">
          <table:table-cell table:style-name="ce454"/>
          <table:table-cell table:number-columns-repeated="3" table:style-name="ce487"/>
          <table:table-cell office:value-type="float" office:value="50331" table:style-name="ce194">
            <text:p>50331</text:p>
          </table:table-cell>
          <table:table-cell table:style-name="ce194"/>
          <table:table-cell table:style-name="ce370"/>
          <table:table-cell table:style-name="ce455"/>
          <table:table-cell table:number-columns-repeated="2" table:style-name="ce271"/>
          <table:table-cell table:number-columns-repeated="2" table:style-name="ce383"/>
          <table:table-cell table:style-name="ce246"/>
          <table:table-cell table:style-name="ce247"/>
          <table:table-cell table:number-columns-repeated="2" table:style-name="ce1"/>
          <table:table-cell table:style-name="ce217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7">
            <text:p>Homens</text:p>
          </table:table-cell>
          <table:table-cell office:value-type="float" office:value="146150" table:style-name="ce484">
            <text:p>146150</text:p>
          </table:table-cell>
          <table:table-cell office:value-type="float" office:value="152829" table:style-name="ce484">
            <text:p>152829</text:p>
          </table:table-cell>
          <table:table-cell office:value-type="float" office:value="188048" table:style-name="ce484">
            <text:p>188048</text:p>
          </table:table-cell>
          <table:table-cell table:number-columns-repeated="2" table:style-name="ce194"/>
          <table:table-cell office:value-type="string" table:style-name="ce374">
            <text:p>Homens</text:p>
          </table:table-cell>
          <table:table-cell office:value-type="float" office:value="155822" table:style-name="ce458">
            <text:p>155822</text:p>
          </table:table-cell>
          <table:table-cell table:number-columns-repeated="2" table:style-name="ce271"/>
          <table:table-cell office:value-type="float" office:value="3104" table:style-name="ce386">
            <text:p>3 104<text:s/></text:p>
          </table:table-cell>
          <table:table-cell office:value-type="float" office:value="6568" table:style-name="ce386">
            <text:p>6 568<text:s/></text:p>
          </table:table-cell>
          <table:table-cell office:value-type="float" office:value="3104" table:style-name="ce246">
            <text:p>3 104<text:s/></text:p>
          </table:table-cell>
          <table:table-cell office:value-type="float" office:value="6568" table:style-name="ce246">
            <text:p>6 568<text:s/></text:p>
          </table:table-cell>
          <table:table-cell table:number-columns-repeated="2" table:style-name="ce1"/>
          <table:table-cell office:value-type="float" office:value="155822" table:style-name="ce269">
            <text:p>155 822<text:s/></text:p>
          </table:table-cell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6">
          <table:table-cell table:style-name="ce455"/>
          <table:table-cell table:number-columns-repeated="3" table:style-name="ce488"/>
          <table:table-cell table:number-columns-repeated="2" table:style-name="ce194"/>
          <table:table-cell table:style-name="ce375"/>
          <table:table-cell table:style-name="ce459"/>
          <table:table-cell table:number-columns-repeated="2" table:style-name="ce271"/>
          <table:table-cell table:number-columns-repeated="2" table:style-name="ce383"/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&lt; 25 anos</text:p>
          </table:table-cell>
          <table:table-cell office:value-type="float" office:value="15969" table:style-name="ce483">
            <text:p>15969</text:p>
          </table:table-cell>
          <table:table-cell office:value-type="float" office:value="16427" table:style-name="ce483">
            <text:p>16427</text:p>
          </table:table-cell>
          <table:table-cell office:value-type="float" office:value="23025" table:style-name="ce483">
            <text:p>23025</text:p>
          </table:table-cell>
          <table:table-cell table:number-columns-repeated="2" table:style-name="ce194"/>
          <table:table-cell office:value-type="string" table:style-name="ce372">
            <text:p>&lt; 25 anos</text:p>
          </table:table-cell>
          <table:table-cell office:value-type="float" office:value="17183" table:style-name="ce461">
            <text:p>17183</text:p>
          </table:table-cell>
          <table:table-cell table:number-columns-repeated="2" table:style-name="ce271"/>
          <table:table-cell office:value-type="float" office:value="415" table:style-name="ce248">
            <text:p><text:s/>415<text:s/></text:p>
          </table:table-cell>
          <table:table-cell office:value-type="float" office:value="799" table:style-name="ce248">
            <text:p><text:s/>799<text:s/></text:p>
          </table:table-cell>
          <table:table-cell office:value-type="float" office:value="3104" table:style-name="ce208">
            <text:p>3 104<text:s/></text:p>
          </table:table-cell>
          <table:table-cell office:value-type="float" office:value="6568" table:style-name="ce208">
            <text:p>6 568<text:s/></text:p>
          </table:table-cell>
          <table:table-cell table:number-columns-repeated="2" table:style-name="ce1"/>
          <table:table-cell office:value-type="float" office:value="155822" table:style-name="ce269">
            <text:p>155 822<text:s/></text:p>
          </table:table-cell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&gt;=25 anos</text:p>
          </table:table-cell>
          <table:table-cell office:value-type="float" office:value="130181" table:style-name="ce483">
            <text:p>130181</text:p>
          </table:table-cell>
          <table:table-cell office:value-type="float" office:value="136402" table:style-name="ce483">
            <text:p>136402</text:p>
          </table:table-cell>
          <table:table-cell office:value-type="float" office:value="165023" table:style-name="ce483">
            <text:p>165023</text:p>
          </table:table-cell>
          <table:table-cell table:number-columns-repeated="2" table:style-name="ce194"/>
          <table:table-cell office:value-type="string" table:style-name="ce372">
            <text:p>&gt;=25 anos</text:p>
          </table:table-cell>
          <table:table-cell office:value-type="float" office:value="138639" table:style-name="ce461">
            <text:p>138639</text:p>
          </table:table-cell>
          <table:table-cell table:number-columns-repeated="2" table:style-name="ce271"/>
          <table:table-cell office:value-type="float" office:value="2689" table:style-name="ce248">
            <text:p>2 689<text:s/></text:p>
          </table:table-cell>
          <table:table-cell office:value-type="float" office:value="5769" table:style-name="ce248">
            <text:p>5 769<text:s/></text:p>
          </table:table-cell>
          <table:table-cell table:number-columns-repeated="2" table:style-name="ce208"/>
          <table:table-cell table:number-columns-repeated="2" table:style-name="ce1"/>
          <table:table-cell table:style-name="ce246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6">
          <table:table-cell table:style-name="ce455"/>
          <table:table-cell table:number-columns-repeated="3" table:style-name="ce488"/>
          <table:table-cell table:number-columns-repeated="2" table:style-name="ce194"/>
          <table:table-cell table:style-name="ce375"/>
          <table:table-cell table:style-name="ce459"/>
          <table:table-cell table:number-columns-repeated="2" table:style-name="ce271"/>
          <table:table-cell table:number-columns-repeated="2" table:style-name="ce383"/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&lt; 1 ano de inscrição</text:p>
          </table:table-cell>
          <table:table-cell office:value-type="float" office:value="77613" table:style-name="ce483">
            <text:p>77613</text:p>
          </table:table-cell>
          <table:table-cell office:value-type="float" office:value="80419" table:style-name="ce483">
            <text:p>80419</text:p>
          </table:table-cell>
          <table:table-cell office:value-type="float" office:value="119935" table:style-name="ce483">
            <text:p>119935</text:p>
          </table:table-cell>
          <table:table-cell table:number-columns-repeated="2" table:style-name="ce194"/>
          <table:table-cell office:value-type="string" table:style-name="ce372">
            <text:p>&lt; 1 ano de inscrição</text:p>
          </table:table-cell>
          <table:table-cell office:value-type="float" office:value="82322" table:style-name="ce461">
            <text:p>82322</text:p>
          </table:table-cell>
          <table:table-cell table:number-columns-repeated="2" table:style-name="ce271"/>
          <table:table-cell office:value-type="float" office:value="2010" table:style-name="ce248">
            <text:p>2 010<text:s/></text:p>
          </table:table-cell>
          <table:table-cell office:value-type="float" office:value="2699" table:style-name="ce248">
            <text:p>2 699<text:s/></text:p>
          </table:table-cell>
          <table:table-cell office:value-type="float" office:value="3104" table:style-name="ce208">
            <text:p>3 104<text:s/></text:p>
          </table:table-cell>
          <table:table-cell office:value-type="float" office:value="6568" table:style-name="ce208">
            <text:p>6 568<text:s/></text:p>
          </table:table-cell>
          <table:table-cell table:number-columns-repeated="2" table:style-name="ce1"/>
          <table:table-cell office:value-type="float" office:value="155822" table:style-name="ce269">
            <text:p>155 822<text:s/></text:p>
          </table:table-cell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&gt;= 1 ano de inscrição</text:p>
          </table:table-cell>
          <table:table-cell office:value-type="float" office:value="68537" table:style-name="ce483">
            <text:p>68537</text:p>
          </table:table-cell>
          <table:table-cell office:value-type="float" office:value="72410" table:style-name="ce483">
            <text:p>72410</text:p>
          </table:table-cell>
          <table:table-cell office:value-type="float" office:value="68113" table:style-name="ce483">
            <text:p>68113</text:p>
          </table:table-cell>
          <table:table-cell table:number-columns-repeated="2" table:style-name="ce194"/>
          <table:table-cell office:value-type="string" table:style-name="ce372">
            <text:p>&gt;= 1 ano de inscrição</text:p>
          </table:table-cell>
          <table:table-cell office:value-type="float" office:value="73500" table:style-name="ce520">
            <text:p>73 500<text:s/></text:p>
          </table:table-cell>
          <table:table-cell table:number-columns-repeated="2" table:style-name="ce271"/>
          <table:table-cell office:value-type="float" office:value="1094" table:style-name="ce248">
            <text:p>1 094<text:s/></text:p>
          </table:table-cell>
          <table:table-cell office:value-type="float" office:value="3869" table:style-name="ce248">
            <text:p>3 869<text:s/></text:p>
          </table:table-cell>
          <table:table-cell table:number-columns-repeated="2" table:style-name="ce208"/>
          <table:table-cell table:number-columns-repeated="2" table:style-name="ce1"/>
          <table:table-cell table:style-name="ce246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6">
          <table:table-cell table:style-name="ce455"/>
          <table:table-cell table:number-columns-repeated="3" table:style-name="ce488"/>
          <table:table-cell table:number-columns-repeated="2" table:style-name="ce194"/>
          <table:table-cell table:style-name="ce375"/>
          <table:table-cell table:style-name="ce459"/>
          <table:table-cell table:number-columns-repeated="2" table:style-name="ce271"/>
          <table:table-cell table:number-columns-repeated="2" table:style-name="ce383"/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Primeiro Emprego</text:p>
          </table:table-cell>
          <table:table-cell office:value-type="float" office:value="12111" table:style-name="ce483">
            <text:p>12111</text:p>
          </table:table-cell>
          <table:table-cell office:value-type="float" office:value="12651" table:style-name="ce483">
            <text:p>12651</text:p>
          </table:table-cell>
          <table:table-cell office:value-type="float" office:value="13704" table:style-name="ce483">
            <text:p>13704</text:p>
          </table:table-cell>
          <table:table-cell table:number-columns-repeated="2" table:style-name="ce194"/>
          <table:table-cell office:value-type="string" table:style-name="ce372">
            <text:p>Primeiro Emprego</text:p>
          </table:table-cell>
          <table:table-cell office:value-type="float" office:value="12993" table:style-name="ce461">
            <text:p>12993</text:p>
          </table:table-cell>
          <table:table-cell table:number-columns-repeated="2" table:style-name="ce271"/>
          <table:table-cell office:value-type="float" office:value="278" table:style-name="ce248">
            <text:p><text:s/>278<text:s/></text:p>
          </table:table-cell>
          <table:table-cell office:value-type="float" office:value="604" table:style-name="ce248">
            <text:p><text:s/>604<text:s/></text:p>
          </table:table-cell>
          <table:table-cell office:value-type="float" office:value="3104" table:style-name="ce208">
            <text:p>3 104<text:s/></text:p>
          </table:table-cell>
          <table:table-cell office:value-type="float" office:value="6568" table:style-name="ce208">
            <text:p>6 568<text:s/></text:p>
          </table:table-cell>
          <table:table-cell table:number-columns-repeated="2" table:style-name="ce1"/>
          <table:table-cell office:value-type="float" office:value="155822" table:style-name="ce269">
            <text:p>155 822<text:s/></text:p>
          </table:table-cell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Novo Emprego</text:p>
          </table:table-cell>
          <table:table-cell office:value-type="float" office:value="134039" table:style-name="ce483">
            <text:p>134039</text:p>
          </table:table-cell>
          <table:table-cell office:value-type="float" office:value="140178" table:style-name="ce483">
            <text:p>140178</text:p>
          </table:table-cell>
          <table:table-cell office:value-type="float" office:value="174344" table:style-name="ce483">
            <text:p>174344</text:p>
          </table:table-cell>
          <table:table-cell table:number-columns-repeated="2" table:style-name="ce194"/>
          <table:table-cell office:value-type="string" table:style-name="ce372">
            <text:p>Novo Emprego</text:p>
          </table:table-cell>
          <table:table-cell office:value-type="float" office:value="142829" table:style-name="ce465">
            <text:p>142 829<text:s/></text:p>
          </table:table-cell>
          <table:table-cell table:number-columns-repeated="2" table:style-name="ce271"/>
          <table:table-cell office:value-type="float" office:value="2826" table:style-name="ce248">
            <text:p>2 826<text:s/></text:p>
          </table:table-cell>
          <table:table-cell office:value-type="float" office:value="5964" table:style-name="ce248">
            <text:p>5 964<text:s/></text:p>
          </table:table-cell>
          <table:table-cell table:number-columns-repeated="2" table:style-name="ce208"/>
          <table:table-cell table:number-columns-repeated="2" table:style-name="ce1"/>
          <table:table-cell table:style-name="ce246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6">
          <table:table-cell table:style-name="ce455"/>
          <table:table-cell table:number-columns-repeated="3" table:style-name="ce488"/>
          <table:table-cell table:number-columns-repeated="2" table:style-name="ce194"/>
          <table:table-cell table:style-name="ce375"/>
          <table:table-cell table:style-name="ce459"/>
          <table:table-cell table:number-columns-repeated="2" table:style-name="ce271"/>
          <table:table-cell table:style-name="ce383"/>
          <table:table-cell table:style-name="ce526"/>
          <table:table-cell table:number-columns-repeated="2" table:style-name="ce208"/>
          <table:table-cell table:number-columns-repeated="2" table:style-name="ce1"/>
          <table:table-cell table:style-name="ce269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Nenhum Nível de Instrução</text:p>
          </table:table-cell>
          <table:table-cell office:value-type="float" office:value="14144" table:style-name="ce483">
            <text:p>14144</text:p>
          </table:table-cell>
          <table:table-cell office:value-type="float" office:value="14568" table:style-name="ce483">
            <text:p>14568</text:p>
          </table:table-cell>
          <table:table-cell office:value-type="float" office:value="14041" table:style-name="ce483">
            <text:p>14041</text:p>
          </table:table-cell>
          <table:table-cell table:number-columns-repeated="2" table:style-name="ce194"/>
          <table:table-cell office:value-type="string" table:style-name="ce372">
            <text:p>Nenhum Nível de Instrução</text:p>
          </table:table-cell>
          <table:table-cell office:value-type="float" office:value="14827" table:style-name="ce461">
            <text:p>14827</text:p>
          </table:table-cell>
          <table:table-cell table:number-columns-repeated="2" table:style-name="ce271"/>
          <table:table-cell office:value-type="float" office:value="343" table:style-name="ce527">
            <text:p><text:s/>343<text:s/></text:p>
          </table:table-cell>
          <table:table-cell office:value-type="float" office:value="340" table:style-name="ce525">
            <text:p>340</text:p>
          </table:table-cell>
          <table:table-cell office:value-type="float" office:value="3104" table:style-name="ce208">
            <text:p>3 104<text:s/></text:p>
          </table:table-cell>
          <table:table-cell office:value-type="float" office:value="6568" table:style-name="ce208">
            <text:p>6 568<text:s/></text:p>
          </table:table-cell>
          <table:table-cell table:number-columns-repeated="2" table:style-name="ce1"/>
          <table:table-cell office:value-type="float" office:value="155822" table:style-name="ce269">
            <text:p>155 822<text:s/></text:p>
          </table:table-cell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Básico - 1º ciclo</text:p>
          </table:table-cell>
          <table:table-cell office:value-type="float" office:value="21280" table:style-name="ce483">
            <text:p>21280</text:p>
          </table:table-cell>
          <table:table-cell office:value-type="float" office:value="23048" table:style-name="ce483">
            <text:p>23048</text:p>
          </table:table-cell>
          <table:table-cell office:value-type="float" office:value="27822" table:style-name="ce483">
            <text:p>27822</text:p>
          </table:table-cell>
          <table:table-cell table:number-columns-repeated="2" table:style-name="ce194"/>
          <table:table-cell office:value-type="string" table:style-name="ce372">
            <text:p>Básico - 1º ciclo</text:p>
          </table:table-cell>
          <table:table-cell office:value-type="float" office:value="23329" table:style-name="ce461">
            <text:p>23329</text:p>
          </table:table-cell>
          <table:table-cell table:number-columns-repeated="2" table:style-name="ce271"/>
          <table:table-cell office:value-type="float" office:value="621" table:style-name="ce527">
            <text:p><text:s/>621<text:s/></text:p>
          </table:table-cell>
          <table:table-cell office:value-type="float" office:value="1428" table:style-name="ce525">
            <text:p>1.428</text:p>
          </table:table-cell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Básico - 2º ciclo</text:p>
          </table:table-cell>
          <table:table-cell office:value-type="float" office:value="21936" table:style-name="ce483">
            <text:p>21936</text:p>
          </table:table-cell>
          <table:table-cell office:value-type="float" office:value="23565" table:style-name="ce483">
            <text:p>23565</text:p>
          </table:table-cell>
          <table:table-cell office:value-type="float" office:value="29055" table:style-name="ce483">
            <text:p>29055</text:p>
          </table:table-cell>
          <table:table-cell table:number-columns-repeated="2" table:style-name="ce194"/>
          <table:table-cell office:value-type="string" table:style-name="ce372">
            <text:p>Básico - 2º ciclo</text:p>
          </table:table-cell>
          <table:table-cell office:value-type="float" office:value="23914" table:style-name="ce461">
            <text:p>23914</text:p>
          </table:table-cell>
          <table:table-cell table:number-columns-repeated="2" table:style-name="ce271"/>
          <table:table-cell office:value-type="float" office:value="752" table:style-name="ce527">
            <text:p><text:s/>752<text:s/></text:p>
          </table:table-cell>
          <table:table-cell office:value-type="float" office:value="1226" table:style-name="ce525">
            <text:p>1.226</text:p>
          </table:table-cell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50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Básico - 3º ciclo</text:p>
          </table:table-cell>
          <table:table-cell office:value-type="float" office:value="28886" table:style-name="ce483">
            <text:p>28886</text:p>
          </table:table-cell>
          <table:table-cell office:value-type="float" office:value="29960" table:style-name="ce483">
            <text:p>29960</text:p>
          </table:table-cell>
          <table:table-cell office:value-type="float" office:value="38759" table:style-name="ce483">
            <text:p>38759</text:p>
          </table:table-cell>
          <table:table-cell table:number-columns-repeated="2" table:style-name="ce194"/>
          <table:table-cell office:value-type="string" table:style-name="ce372">
            <text:p>Básico - 3º ciclo</text:p>
          </table:table-cell>
          <table:table-cell office:value-type="float" office:value="30794" table:style-name="ce461">
            <text:p>30794</text:p>
          </table:table-cell>
          <table:table-cell table:number-columns-repeated="2" table:style-name="ce271"/>
          <table:table-cell office:value-type="float" office:value="736" table:style-name="ce527">
            <text:p><text:s/>736<text:s/></text:p>
          </table:table-cell>
          <table:table-cell office:value-type="float" office:value="1172" table:style-name="ce525">
            <text:p>1.172</text:p>
          </table:table-cell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Secundário</text:p>
          </table:table-cell>
          <table:table-cell office:value-type="float" office:value="43044" table:style-name="ce483">
            <text:p>43044</text:p>
          </table:table-cell>
          <table:table-cell office:value-type="float" office:value="44524" table:style-name="ce483">
            <text:p>44524</text:p>
          </table:table-cell>
          <table:table-cell office:value-type="float" office:value="57485" table:style-name="ce483">
            <text:p>57485</text:p>
          </table:table-cell>
          <table:table-cell table:number-columns-repeated="2" table:style-name="ce194"/>
          <table:table-cell office:value-type="string" table:style-name="ce372">
            <text:p>Secundário</text:p>
          </table:table-cell>
          <table:table-cell office:value-type="float" office:value="45444" table:style-name="ce461">
            <text:p>45444</text:p>
          </table:table-cell>
          <table:table-cell table:number-columns-repeated="2" table:style-name="ce271"/>
          <table:table-cell office:value-type="float" office:value="513" table:style-name="ce527">
            <text:p><text:s/>513<text:s/></text:p>
          </table:table-cell>
          <table:table-cell office:value-type="float" office:value="1887" table:style-name="ce525">
            <text:p>1.887</text:p>
          </table:table-cell>
          <table:table-cell table:style-name="ce208"/>
          <table:table-cell table:number-columns-repeated="2" table:style-name="ce521"/>
          <table:table-cell table:style-name="ce1"/>
          <table:table-cell table:style-name="ce269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Superior</text:p>
          </table:table-cell>
          <table:table-cell office:value-type="float" office:value="16860" table:style-name="ce483">
            <text:p>16860</text:p>
          </table:table-cell>
          <table:table-cell office:value-type="float" office:value="17164" table:style-name="ce483">
            <text:p>17164</text:p>
          </table:table-cell>
          <table:table-cell office:value-type="float" office:value="20886" table:style-name="ce483">
            <text:p>20886</text:p>
          </table:table-cell>
          <table:table-cell table:number-columns-repeated="2" table:style-name="ce194"/>
          <table:table-cell office:value-type="string" table:style-name="ce372">
            <text:p>Superior</text:p>
          </table:table-cell>
          <table:table-cell office:value-type="float" office:value="17514" table:style-name="ce461">
            <text:p>17514</text:p>
          </table:table-cell>
          <table:table-cell table:number-columns-repeated="2" table:style-name="ce271"/>
          <table:table-cell office:value-type="float" office:value="139" table:style-name="ce527">
            <text:p><text:s/>139<text:s/></text:p>
          </table:table-cell>
          <table:table-cell office:value-type="float" office:value="515" table:style-name="ce525">
            <text:p>515</text:p>
          </table:table-cell>
          <table:table-cell table:number-columns-repeated="2" table:style-name="ce208"/>
          <table:table-cell table:number-columns-repeated="2" table:style-name="ce1"/>
          <table:table-cell table:style-name="ce246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7">
          <table:table-cell table:style-name="ce455"/>
          <table:table-cell table:number-columns-repeated="3" table:style-name="ce489"/>
          <table:table-cell table:number-columns-repeated="2" table:style-name="ce194"/>
          <table:table-cell table:style-name="ce210"/>
          <table:table-cell table:style-name="ce460"/>
          <table:table-cell table:number-columns-repeated="2" table:style-name="ce271"/>
          <table:table-cell table:number-columns-repeated="3" table:style-name="ce208"/>
          <table:table-cell table:style-name="ce209"/>
          <table:table-cell table:number-columns-repeated="2" table:style-name="ce1"/>
          <table:table-cell table:style-name="ce438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7">
            <text:p>Mulheres</text:p>
          </table:table-cell>
          <table:table-cell office:value-type="float" office:value="188834" table:style-name="ce484">
            <text:p>188834</text:p>
          </table:table-cell>
          <table:table-cell office:value-type="float" office:value="195130" table:style-name="ce484">
            <text:p>195130</text:p>
          </table:table-cell>
          <table:table-cell office:value-type="float" office:value="236311" table:style-name="ce484">
            <text:p>236311</text:p>
          </table:table-cell>
          <table:table-cell table:number-columns-repeated="2" table:style-name="ce194"/>
          <table:table-cell office:value-type="string" table:style-name="ce374">
            <text:p>Mulheres</text:p>
          </table:table-cell>
          <table:table-cell office:value-type="float" office:value="200046" table:style-name="ce458">
            <text:p>200046</text:p>
          </table:table-cell>
          <table:table-cell table:number-columns-repeated="2" table:style-name="ce271"/>
          <table:table-cell office:value-type="float" office:value="3311" table:style-name="ce386">
            <text:p>3 311<text:s/></text:p>
          </table:table-cell>
          <table:table-cell office:value-type="float" office:value="7901" table:style-name="ce386">
            <text:p>7 901<text:s/></text:p>
          </table:table-cell>
          <table:table-cell office:value-type="float" office:value="3311" table:style-name="ce246">
            <text:p>3 311<text:s/></text:p>
          </table:table-cell>
          <table:table-cell office:value-type="float" office:value="7901" table:style-name="ce246">
            <text:p>7 901<text:s/></text:p>
          </table:table-cell>
          <table:table-cell table:number-columns-repeated="2" table:style-name="ce1"/>
          <table:table-cell office:value-type="float" office:value="200046" table:style-name="ce269">
            <text:p>200 046<text:s/></text:p>
          </table:table-cell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6">
          <table:table-cell table:style-name="ce455"/>
          <table:table-cell table:number-columns-repeated="3" table:style-name="ce488"/>
          <table:table-cell table:number-columns-repeated="2" table:style-name="ce194"/>
          <table:table-cell table:style-name="ce375"/>
          <table:table-cell table:style-name="ce459"/>
          <table:table-cell table:number-columns-repeated="2" table:style-name="ce271"/>
          <table:table-cell table:number-columns-repeated="2" table:style-name="ce383"/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&lt; 25 anos</text:p>
          </table:table-cell>
          <table:table-cell office:value-type="float" office:value="19357" table:style-name="ce483">
            <text:p>19357</text:p>
          </table:table-cell>
          <table:table-cell office:value-type="float" office:value="19730" table:style-name="ce483">
            <text:p>19730</text:p>
          </table:table-cell>
          <table:table-cell office:value-type="float" office:value="27306" table:style-name="ce483">
            <text:p>27306</text:p>
          </table:table-cell>
          <table:table-cell table:number-columns-repeated="2" table:style-name="ce194"/>
          <table:table-cell office:value-type="string" table:style-name="ce372">
            <text:p>&lt; 25 anos</text:p>
          </table:table-cell>
          <table:table-cell office:value-type="float" office:value="20635" table:style-name="ce461">
            <text:p>20635</text:p>
          </table:table-cell>
          <table:table-cell table:number-columns-repeated="2" table:style-name="ce271"/>
          <table:table-cell office:value-type="float" office:value="393" table:style-name="ce248">
            <text:p><text:s/>393<text:s/></text:p>
          </table:table-cell>
          <table:table-cell office:value-type="float" office:value="885" table:style-name="ce248">
            <text:p><text:s/>885<text:s/></text:p>
          </table:table-cell>
          <table:table-cell office:value-type="float" office:value="3311" table:style-name="ce208">
            <text:p>3 311<text:s/></text:p>
          </table:table-cell>
          <table:table-cell office:value-type="float" office:value="7901" table:style-name="ce208">
            <text:p>7 901<text:s/></text:p>
          </table:table-cell>
          <table:table-cell table:number-columns-repeated="2" table:style-name="ce1"/>
          <table:table-cell office:value-type="float" office:value="200046" table:style-name="ce269">
            <text:p>200 046<text:s/></text:p>
          </table:table-cell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&gt;= 25 anos</text:p>
          </table:table-cell>
          <table:table-cell office:value-type="float" office:value="169477" table:style-name="ce483">
            <text:p>169477</text:p>
          </table:table-cell>
          <table:table-cell office:value-type="float" office:value="175400" table:style-name="ce483">
            <text:p>175400</text:p>
          </table:table-cell>
          <table:table-cell office:value-type="float" office:value="209005" table:style-name="ce483">
            <text:p>209005</text:p>
          </table:table-cell>
          <table:table-cell table:number-columns-repeated="2" table:style-name="ce194"/>
          <table:table-cell office:value-type="string" table:style-name="ce372">
            <text:p>&gt;= 25 anos</text:p>
          </table:table-cell>
          <table:table-cell office:value-type="float" office:value="179411" table:style-name="ce461">
            <text:p>179411</text:p>
          </table:table-cell>
          <table:table-cell table:number-columns-repeated="2" table:style-name="ce271"/>
          <table:table-cell office:value-type="float" office:value="2918" table:style-name="ce248">
            <text:p>2 918<text:s/></text:p>
          </table:table-cell>
          <table:table-cell office:value-type="float" office:value="7016" table:style-name="ce248">
            <text:p>7 016<text:s/></text:p>
          </table:table-cell>
          <table:table-cell table:number-columns-repeated="2" table:style-name="ce208"/>
          <table:table-cell table:number-columns-repeated="2" table:style-name="ce1"/>
          <table:table-cell table:style-name="ce246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6">
          <table:table-cell table:style-name="ce455"/>
          <table:table-cell table:number-columns-repeated="3" table:style-name="ce488"/>
          <table:table-cell table:number-columns-repeated="2" table:style-name="ce194"/>
          <table:table-cell table:style-name="ce375"/>
          <table:table-cell table:style-name="ce459"/>
          <table:table-cell table:number-columns-repeated="2" table:style-name="ce271"/>
          <table:table-cell table:number-columns-repeated="2" table:style-name="ce383"/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&lt; 1 ano de inscrição</text:p>
          </table:table-cell>
          <table:table-cell office:value-type="float" office:value="93992" table:style-name="ce483">
            <text:p>93992</text:p>
          </table:table-cell>
          <table:table-cell office:value-type="float" office:value="96466" table:style-name="ce483">
            <text:p>96466</text:p>
          </table:table-cell>
          <table:table-cell office:value-type="float" office:value="143248" table:style-name="ce483">
            <text:p>143248</text:p>
          </table:table-cell>
          <table:table-cell table:number-columns-repeated="2" table:style-name="ce194"/>
          <table:table-cell office:value-type="string" table:style-name="ce372">
            <text:p>&lt; 1 ano de inscrição</text:p>
          </table:table-cell>
          <table:table-cell office:value-type="float" office:value="99205" table:style-name="ce461">
            <text:p>99205</text:p>
          </table:table-cell>
          <table:table-cell table:number-columns-repeated="2" table:style-name="ce271"/>
          <table:table-cell office:value-type="float" office:value="2134" table:style-name="ce248">
            <text:p>2 134<text:s/></text:p>
          </table:table-cell>
          <table:table-cell office:value-type="float" office:value="3079" table:style-name="ce248">
            <text:p>3 079<text:s/></text:p>
          </table:table-cell>
          <table:table-cell office:value-type="float" office:value="3311" table:style-name="ce208">
            <text:p>3 311<text:s/></text:p>
          </table:table-cell>
          <table:table-cell office:value-type="float" office:value="7901" table:style-name="ce208">
            <text:p>7 901<text:s/></text:p>
          </table:table-cell>
          <table:table-cell table:number-columns-repeated="2" table:style-name="ce1"/>
          <table:table-cell office:value-type="float" office:value="200046" table:style-name="ce269">
            <text:p>200 046<text:s/></text:p>
          </table:table-cell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&gt;= 1 ano de inscrição</text:p>
          </table:table-cell>
          <table:table-cell office:value-type="float" office:value="94842" table:style-name="ce483">
            <text:p>94842</text:p>
          </table:table-cell>
          <table:table-cell office:value-type="float" office:value="98664" table:style-name="ce483">
            <text:p>98664</text:p>
          </table:table-cell>
          <table:table-cell office:value-type="float" office:value="93063" table:style-name="ce483">
            <text:p>93063</text:p>
          </table:table-cell>
          <table:table-cell table:number-columns-repeated="2" table:style-name="ce194"/>
          <table:table-cell office:value-type="string" table:style-name="ce372">
            <text:p>&gt;= 1 ano de inscrição</text:p>
          </table:table-cell>
          <table:table-cell office:value-type="float" office:value="100841" table:style-name="ce520">
            <text:p>100 841<text:s/></text:p>
          </table:table-cell>
          <table:table-cell table:number-columns-repeated="2" table:style-name="ce271"/>
          <table:table-cell office:value-type="float" office:value="1177" table:style-name="ce248">
            <text:p>1 177<text:s/></text:p>
          </table:table-cell>
          <table:table-cell office:value-type="float" office:value="4822" table:style-name="ce248">
            <text:p>4 822<text:s/></text:p>
          </table:table-cell>
          <table:table-cell table:number-columns-repeated="2" table:style-name="ce208"/>
          <table:table-cell table:number-columns-repeated="2" table:style-name="ce1"/>
          <table:table-cell table:style-name="ce246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6">
          <table:table-cell table:style-name="ce455"/>
          <table:table-cell table:number-columns-repeated="3" table:style-name="ce488"/>
          <table:table-cell table:number-columns-repeated="2" table:style-name="ce194"/>
          <table:table-cell table:style-name="ce375"/>
          <table:table-cell table:style-name="ce459"/>
          <table:table-cell table:number-columns-repeated="2" table:style-name="ce271"/>
          <table:table-cell table:number-columns-repeated="2" table:style-name="ce383"/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Primeiro Emprego</text:p>
          </table:table-cell>
          <table:table-cell office:value-type="float" office:value="18730" table:style-name="ce483">
            <text:p>18730</text:p>
          </table:table-cell>
          <table:table-cell office:value-type="float" office:value="19262" table:style-name="ce483">
            <text:p>19262</text:p>
          </table:table-cell>
          <table:table-cell office:value-type="float" office:value="20716" table:style-name="ce483">
            <text:p>20716</text:p>
          </table:table-cell>
          <table:table-cell table:number-columns-repeated="2" table:style-name="ce194"/>
          <table:table-cell office:value-type="string" table:style-name="ce372">
            <text:p>Primeiro Emprego</text:p>
          </table:table-cell>
          <table:table-cell office:value-type="float" office:value="19850" table:style-name="ce461">
            <text:p>19850</text:p>
          </table:table-cell>
          <table:table-cell table:number-columns-repeated="2" table:style-name="ce271"/>
          <table:table-cell office:value-type="float" office:value="422" table:style-name="ce248">
            <text:p><text:s/>422<text:s/></text:p>
          </table:table-cell>
          <table:table-cell office:value-type="float" office:value="698" table:style-name="ce248">
            <text:p><text:s/>698<text:s/></text:p>
          </table:table-cell>
          <table:table-cell office:value-type="float" office:value="3311" table:style-name="ce208">
            <text:p>3 311<text:s/></text:p>
          </table:table-cell>
          <table:table-cell office:value-type="float" office:value="7901" table:style-name="ce208">
            <text:p>7 901<text:s/></text:p>
          </table:table-cell>
          <table:table-cell table:number-columns-repeated="2" table:style-name="ce1"/>
          <table:table-cell office:value-type="float" office:value="200046" table:style-name="ce269">
            <text:p>200 046<text:s/></text:p>
          </table:table-cell>
          <table:table-cell office:value-type="string" table:style-name="ce206">
            <text:p>Ofertas de emprego</text:p>
          </table:table-cell>
          <table:table-cell table:style-name="ce225"/>
          <table:table-cell table:number-columns-repeated="12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Novo Emprego</text:p>
          </table:table-cell>
          <table:table-cell office:value-type="float" office:value="170104" table:style-name="ce483">
            <text:p>170104</text:p>
          </table:table-cell>
          <table:table-cell office:value-type="float" office:value="175868" table:style-name="ce483">
            <text:p>175868</text:p>
          </table:table-cell>
          <table:table-cell office:value-type="float" office:value="215595" table:style-name="ce483">
            <text:p>215595</text:p>
          </table:table-cell>
          <table:table-cell table:number-columns-repeated="2" table:style-name="ce194"/>
          <table:table-cell office:value-type="string" table:style-name="ce372">
            <text:p>Novo Emprego</text:p>
          </table:table-cell>
          <table:table-cell office:value-type="float" office:value="180196" table:style-name="ce461">
            <text:p>180196</text:p>
          </table:table-cell>
          <table:table-cell table:number-columns-repeated="2" table:style-name="ce271"/>
          <table:table-cell office:value-type="float" office:value="2889" table:style-name="ce248">
            <text:p>2 889<text:s/></text:p>
          </table:table-cell>
          <table:table-cell office:value-type="float" office:value="7203" table:style-name="ce248">
            <text:p>7 203<text:s/></text:p>
          </table:table-cell>
          <table:table-cell table:number-columns-repeated="2" table:style-name="ce208"/>
          <table:table-cell table:number-columns-repeated="2" table:style-name="ce1"/>
          <table:table-cell table:style-name="ce246"/>
          <table:table-cell office:value-type="string" table:style-name="ce239">
            <text:p>Açores</text:p>
          </table:table-cell>
          <table:table-cell office:value-type="float" office:value="93" table:style-name="ce252">
            <text:p><text:s/>93<text:s/></text:p>
          </table:table-cell>
          <table:table-cell table:number-columns-repeated="12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6">
          <table:table-cell table:style-name="ce455"/>
          <table:table-cell table:number-columns-repeated="3" table:style-name="ce488"/>
          <table:table-cell table:number-columns-repeated="2" table:style-name="ce194"/>
          <table:table-cell table:style-name="ce375"/>
          <table:table-cell table:style-name="ce459"/>
          <table:table-cell table:number-columns-repeated="2" table:style-name="ce271"/>
          <table:table-cell table:style-name="ce383"/>
          <table:table-cell table:style-name="ce526"/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office:value-type="string" table:style-name="ce239">
            <text:p>Madeira</text:p>
          </table:table-cell>
          <table:table-cell office:value-type="float" office:value="280" table:style-name="ce252">
            <text:p><text:s/>280<text:s/></text:p>
          </table:table-cell>
          <table:table-cell table:number-columns-repeated="12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Nenhum Nível de Instrução</text:p>
          </table:table-cell>
          <table:table-cell office:value-type="float" office:value="15918" table:style-name="ce483">
            <text:p>15918</text:p>
          </table:table-cell>
          <table:table-cell office:value-type="float" office:value="15887" table:style-name="ce483">
            <text:p>15887</text:p>
          </table:table-cell>
          <table:table-cell office:value-type="float" office:value="15449" table:style-name="ce483">
            <text:p>15449</text:p>
          </table:table-cell>
          <table:table-cell table:number-columns-repeated="2" table:style-name="ce194"/>
          <table:table-cell office:value-type="string" table:style-name="ce372">
            <text:p>Nenhum Nível de Instrução</text:p>
          </table:table-cell>
          <table:table-cell office:value-type="float" office:value="16354" table:style-name="ce461">
            <text:p>16354</text:p>
          </table:table-cell>
          <table:table-cell table:number-columns-repeated="2" table:style-name="ce271"/>
          <table:table-cell office:value-type="float" office:value="191" table:style-name="ce527">
            <text:p><text:s/>191<text:s/></text:p>
          </table:table-cell>
          <table:table-cell office:value-type="float" office:value="245" table:style-name="ce528">
            <text:p>245</text:p>
          </table:table-cell>
          <table:table-cell office:value-type="float" office:value="3311" table:style-name="ce208">
            <text:p>3 311<text:s/></text:p>
          </table:table-cell>
          <table:table-cell office:value-type="float" office:value="7901" table:style-name="ce208">
            <text:p>7 901<text:s/></text:p>
          </table:table-cell>
          <table:table-cell table:number-columns-repeated="2" table:style-name="ce1"/>
          <table:table-cell office:value-type="float" office:value="200046" table:style-name="ce269">
            <text:p>200 046<text:s/></text:p>
          </table:table-cell>
          <table:table-cell office:value-type="string" table:style-name="ce253">
            <text:p>Tot</text:p>
          </table:table-cell>
          <table:table-cell office:value-type="float" office:value="373" table:style-name="ce225">
            <text:p><text:s/>373<text:s/></text:p>
          </table:table-cell>
          <table:table-cell table:number-columns-repeated="12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Básico - 1º ciclo</text:p>
          </table:table-cell>
          <table:table-cell office:value-type="float" office:value="24659" table:style-name="ce483">
            <text:p>24659</text:p>
          </table:table-cell>
          <table:table-cell office:value-type="float" office:value="26243" table:style-name="ce483">
            <text:p>26243</text:p>
          </table:table-cell>
          <table:table-cell office:value-type="float" office:value="31082" table:style-name="ce483">
            <text:p>31082</text:p>
          </table:table-cell>
          <table:table-cell table:number-columns-repeated="2" table:style-name="ce194"/>
          <table:table-cell office:value-type="string" table:style-name="ce372">
            <text:p>Básico - 1º ciclo</text:p>
          </table:table-cell>
          <table:table-cell office:value-type="float" office:value="26525" table:style-name="ce461">
            <text:p>26525</text:p>
          </table:table-cell>
          <table:table-cell table:number-columns-repeated="2" table:style-name="ce271"/>
          <table:table-cell office:value-type="float" office:value="471" table:style-name="ce527">
            <text:p><text:s/>471<text:s/></text:p>
          </table:table-cell>
          <table:table-cell office:value-type="float" office:value="1395" table:style-name="ce528">
            <text:p>1.395</text:p>
          </table:table-cell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Básico - 2º ciclo</text:p>
          </table:table-cell>
          <table:table-cell office:value-type="float" office:value="22991" table:style-name="ce483">
            <text:p>22991</text:p>
          </table:table-cell>
          <table:table-cell office:value-type="float" office:value="24525" table:style-name="ce483">
            <text:p>24525</text:p>
          </table:table-cell>
          <table:table-cell office:value-type="float" office:value="29953" table:style-name="ce483">
            <text:p>29953</text:p>
          </table:table-cell>
          <table:table-cell table:number-columns-repeated="2" table:style-name="ce194"/>
          <table:table-cell office:value-type="string" table:style-name="ce372">
            <text:p>Básico - 2º ciclo</text:p>
          </table:table-cell>
          <table:table-cell office:value-type="float" office:value="25003" table:style-name="ce461">
            <text:p>25003</text:p>
          </table:table-cell>
          <table:table-cell table:number-columns-repeated="2" table:style-name="ce271"/>
          <table:table-cell office:value-type="float" office:value="781" table:style-name="ce527">
            <text:p><text:s/>781<text:s/></text:p>
          </table:table-cell>
          <table:table-cell office:value-type="float" office:value="1231" table:style-name="ce528">
            <text:p>1.231</text:p>
          </table:table-cell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Básico - 3º ciclo</text:p>
          </table:table-cell>
          <table:table-cell office:value-type="float" office:value="35480" table:style-name="ce483">
            <text:p>35480</text:p>
          </table:table-cell>
          <table:table-cell office:value-type="float" office:value="36732" table:style-name="ce483">
            <text:p>36732</text:p>
          </table:table-cell>
          <table:table-cell office:value-type="float" office:value="46105" table:style-name="ce483">
            <text:p>46105</text:p>
          </table:table-cell>
          <table:table-cell table:number-columns-repeated="2" table:style-name="ce194"/>
          <table:table-cell office:value-type="string" table:style-name="ce372">
            <text:p>Básico - 3º ciclo</text:p>
          </table:table-cell>
          <table:table-cell office:value-type="float" office:value="37690" table:style-name="ce461">
            <text:p>37690</text:p>
          </table:table-cell>
          <table:table-cell table:number-columns-repeated="2" table:style-name="ce271"/>
          <table:table-cell office:value-type="float" office:value="928" table:style-name="ce527">
            <text:p><text:s/>928<text:s/></text:p>
          </table:table-cell>
          <table:table-cell office:value-type="float" office:value="1282" table:style-name="ce528">
            <text:p>1.282</text:p>
          </table:table-cell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Secundário</text:p>
          </table:table-cell>
          <table:table-cell office:value-type="float" office:value="59533" table:style-name="ce483">
            <text:p>59533</text:p>
          </table:table-cell>
          <table:table-cell office:value-type="float" office:value="61092" table:style-name="ce483">
            <text:p>61092</text:p>
          </table:table-cell>
          <table:table-cell office:value-type="float" office:value="76682" table:style-name="ce483">
            <text:p>76682</text:p>
          </table:table-cell>
          <table:table-cell table:number-columns-repeated="2" table:style-name="ce194"/>
          <table:table-cell office:value-type="string" table:style-name="ce372">
            <text:p>Secundário</text:p>
          </table:table-cell>
          <table:table-cell office:value-type="float" office:value="63021" table:style-name="ce461">
            <text:p>63021</text:p>
          </table:table-cell>
          <table:table-cell table:number-columns-repeated="2" table:style-name="ce271"/>
          <table:table-cell office:value-type="float" office:value="735" table:style-name="ce527">
            <text:p><text:s/>735<text:s/></text:p>
          </table:table-cell>
          <table:table-cell office:value-type="float" office:value="2753" table:style-name="ce528">
            <text:p>2.753</text:p>
          </table:table-cell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Superior</text:p>
          </table:table-cell>
          <table:table-cell office:value-type="float" office:value="30253" table:style-name="ce483">
            <text:p>30253</text:p>
          </table:table-cell>
          <table:table-cell office:value-type="float" office:value="30651" table:style-name="ce483">
            <text:p>30651</text:p>
          </table:table-cell>
          <table:table-cell office:value-type="float" office:value="37040" table:style-name="ce483">
            <text:p>37040</text:p>
          </table:table-cell>
          <table:table-cell table:number-columns-repeated="2" table:style-name="ce194"/>
          <table:table-cell office:value-type="string" table:style-name="ce372">
            <text:p>Superior</text:p>
          </table:table-cell>
          <table:table-cell office:value-type="float" office:value="31453" table:style-name="ce461">
            <text:p>31453</text:p>
          </table:table-cell>
          <table:table-cell table:number-columns-repeated="2" table:style-name="ce271"/>
          <table:table-cell office:value-type="float" office:value="205" table:style-name="ce527">
            <text:p><text:s/>205<text:s/></text:p>
          </table:table-cell>
          <table:table-cell office:value-type="float" office:value="995" table:style-name="ce528">
            <text:p>995</text:p>
          </table:table-cell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style-name="ce254"/>
          <table:table-cell table:number-columns-repeated="2" table:style-name="ce255"/>
          <table:table-cell table:number-columns-repeated="11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8">
          <table:table-cell table:style-name="ce454"/>
          <table:table-cell table:number-columns-repeated="3" table:style-name="ce485"/>
          <table:table-cell table:number-columns-repeated="2" table:style-name="ce194"/>
          <table:table-cell table:style-name="ce370"/>
          <table:table-cell table:style-name="ce454"/>
          <table:table-cell table:number-columns-repeated="2" table:style-name="ce271"/>
          <table:table-cell table:number-columns-repeated="2" table:style-name="ce197"/>
          <table:table-cell table:number-columns-repeated="2" table:style-name="ce205"/>
          <table:table-cell table:number-columns-repeated="2" table:style-name="ce1"/>
          <table:table-cell table:style-name="ce247"/>
          <table:table-cell table:style-name="ce239"/>
          <table:table-cell table:number-columns-repeated="3" table:style-name="ce255"/>
          <table:table-cell table:number-columns-repeated="11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195">
            <text:p>Portugal</text:p>
          </table:table-cell>
          <table:table-cell office:value-type="string" table:style-name="ce482">
            <text:p>202201</text:p>
          </table:table-cell>
          <table:table-cell office:value-type="string" table:style-name="ce482">
            <text:p>202112</text:p>
          </table:table-cell>
          <table:table-cell office:value-type="string" table:style-name="ce482">
            <text:p>202101</text:p>
          </table:table-cell>
          <table:table-cell table:number-columns-repeated="2" table:style-name="ce194"/>
          <table:table-cell office:value-type="string" table:style-name="ce371">
            <text:p>PORTUGAL</text:p>
          </table:table-cell>
          <table:table-cell office:value-type="string" table:style-name="ce456">
            <text:p>202201</text:p>
          </table:table-cell>
          <table:table-cell table:number-columns-repeated="2" table:style-name="ce271"/>
          <table:table-cell table:number-columns-repeated="2" table:style-name="ce197"/>
          <table:table-cell table:number-columns-repeated="2" table:style-name="ce217"/>
          <table:table-cell table:number-columns-repeated="2" table:style-name="ce1"/>
          <table:table-cell table:style-name="ce269"/>
          <table:table-cell table:style-name="ce239"/>
          <table:table-cell table:number-columns-repeated="3" table:style-name="ce255"/>
          <table:table-cell table:number-columns-repeated="11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368">
            <text:p>Desemprego no Fim</text:p>
          </table:table-cell>
          <table:table-cell office:value-type="float" office:value="334984" table:style-name="ce486">
            <text:p>334984</text:p>
          </table:table-cell>
          <table:table-cell office:value-type="float" office:value="347959" table:style-name="ce486">
            <text:p>347959</text:p>
          </table:table-cell>
          <table:table-cell office:value-type="float" office:value="424359" table:style-name="ce486">
            <text:p>424359</text:p>
          </table:table-cell>
          <table:table-cell table:number-columns-repeated="2" table:style-name="ce194"/>
          <table:table-cell office:value-type="string" table:style-name="ce371">
            <text:p>Desemprego</text:p>
          </table:table-cell>
          <table:table-cell office:value-type="float" office:value="355868" table:style-name="ce457">
            <text:p>355868</text:p>
          </table:table-cell>
          <table:table-cell table:number-columns-repeated="2" table:style-name="ce271"/>
          <table:table-cell table:number-columns-repeated="2" table:style-name="ce197"/>
          <table:table-cell table:number-columns-repeated="2" table:style-name="ce210"/>
          <table:table-cell table:number-columns-repeated="2" table:style-name="ce1"/>
          <table:table-cell table:style-name="ce269"/>
          <table:table-cell table:style-name="ce239"/>
          <table:table-cell table:style-name="ce255"/>
          <table:table-cell table:style-name="ce256"/>
          <table:table-cell table:style-name="ce255"/>
          <table:table-cell table:number-columns-repeated="11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NORTE</text:p>
          </table:table-cell>
          <table:table-cell office:value-type="float" office:value="131444" table:style-name="ce483">
            <text:p>131444</text:p>
          </table:table-cell>
          <table:table-cell office:value-type="float" office:value="129555" table:style-name="ce483">
            <text:p>129555</text:p>
          </table:table-cell>
          <table:table-cell office:value-type="float" office:value="157668" table:style-name="ce483">
            <text:p>157668</text:p>
          </table:table-cell>
          <table:table-cell table:number-columns-repeated="2" table:style-name="ce194"/>
          <table:table-cell office:value-type="string" table:style-name="ce374">
            <text:p>D.R. NORTE</text:p>
          </table:table-cell>
          <table:table-cell office:value-type="float" office:value="131444" table:style-name="ce461">
            <text:p>131444</text:p>
          </table:table-cell>
          <table:table-cell table:number-columns-repeated="2" table:style-name="ce271"/>
          <table:table-cell table:number-columns-repeated="2" table:style-name="ce197"/>
          <table:table-cell table:number-columns-repeated="2" table:style-name="ce210"/>
          <table:table-cell table:number-columns-repeated="2" table:style-name="ce1"/>
          <table:table-cell table:style-name="ce269"/>
          <table:table-cell table:style-name="ce239"/>
          <table:table-cell table:number-columns-repeated="3" table:style-name="ce255"/>
          <table:table-cell table:number-columns-repeated="11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CENTRO</text:p>
          </table:table-cell>
          <table:table-cell office:value-type="float" office:value="43971" table:style-name="ce490">
            <text:p>43971</text:p>
          </table:table-cell>
          <table:table-cell office:value-type="float" office:value="42638" table:style-name="ce490">
            <text:p>42638</text:p>
          </table:table-cell>
          <table:table-cell office:value-type="float" office:value="52083" table:style-name="ce490">
            <text:p>52083</text:p>
          </table:table-cell>
          <table:table-cell table:number-columns-repeated="2" table:style-name="ce194"/>
          <table:table-cell office:value-type="string" table:style-name="ce374">
            <text:p>D.R. CENTRO</text:p>
          </table:table-cell>
          <table:table-cell office:value-type="float" office:value="43971" table:style-name="ce461">
            <text:p>43971</text:p>
          </table:table-cell>
          <table:table-cell table:number-columns-repeated="2" table:style-name="ce271"/>
          <table:table-cell table:number-columns-repeated="2" table:style-name="ce197"/>
          <table:table-cell table:number-columns-repeated="2" table:style-name="ce210"/>
          <table:table-cell table:number-columns-repeated="2" table:style-name="ce1"/>
          <table:table-cell table:style-name="ce269"/>
          <table:table-cell table:style-name="ce239"/>
          <table:table-cell table:style-name="ce255"/>
          <table:table-cell table:style-name="ce256"/>
          <table:table-cell table:style-name="ce255"/>
          <table:table-cell table:number-columns-repeated="11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LISBOA e V.T.</text:p>
          </table:table-cell>
          <table:table-cell office:value-type="float" office:value="118273" table:style-name="ce483">
            <text:p>118273</text:p>
          </table:table-cell>
          <table:table-cell office:value-type="float" office:value="114720" table:style-name="ce483">
            <text:p>114720</text:p>
          </table:table-cell>
          <table:table-cell office:value-type="float" office:value="135230" table:style-name="ce483">
            <text:p>135230</text:p>
          </table:table-cell>
          <table:table-cell table:number-columns-repeated="2" table:style-name="ce194"/>
          <table:table-cell office:value-type="string" table:style-name="ce374">
            <text:p>D.R. LISBOA e V.T.</text:p>
          </table:table-cell>
          <table:table-cell office:value-type="float" office:value="118273" table:style-name="ce461">
            <text:p>118273</text:p>
          </table:table-cell>
          <table:table-cell table:number-columns-repeated="2" table:style-name="ce271"/>
          <table:table-cell table:number-columns-repeated="2" table:style-name="ce197"/>
          <table:table-cell table:number-columns-repeated="2" table:style-name="ce210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ALENTEJO</text:p>
          </table:table-cell>
          <table:table-cell office:value-type="float" office:value="15673" table:style-name="ce490">
            <text:p>15673</text:p>
          </table:table-cell>
          <table:table-cell office:value-type="float" office:value="15625" table:style-name="ce490">
            <text:p>15625</text:p>
          </table:table-cell>
          <table:table-cell office:value-type="float" office:value="18426" table:style-name="ce490">
            <text:p>18426</text:p>
          </table:table-cell>
          <table:table-cell table:number-columns-repeated="2" table:style-name="ce194"/>
          <table:table-cell office:value-type="string" table:style-name="ce374">
            <text:p>D.R. ALENTEJO</text:p>
          </table:table-cell>
          <table:table-cell office:value-type="float" office:value="15673" table:style-name="ce461">
            <text:p>15673</text:p>
          </table:table-cell>
          <table:table-cell table:number-columns-repeated="2" table:style-name="ce271"/>
          <table:table-cell table:number-columns-repeated="2" table:style-name="ce197"/>
          <table:table-cell table:number-columns-repeated="2" table:style-name="ce210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ALGARVE</text:p>
          </table:table-cell>
          <table:table-cell office:value-type="float" office:value="25623" table:style-name="ce483">
            <text:p>25623</text:p>
          </table:table-cell>
          <table:table-cell office:value-type="float" office:value="24590" table:style-name="ce483">
            <text:p>24590</text:p>
          </table:table-cell>
          <table:table-cell office:value-type="float" office:value="33571" table:style-name="ce483">
            <text:p>33571</text:p>
          </table:table-cell>
          <table:table-cell table:number-columns-repeated="2" table:style-name="ce194"/>
          <table:table-cell office:value-type="string" table:style-name="ce374">
            <text:p>D.R. ALGARVE</text:p>
          </table:table-cell>
          <table:table-cell office:value-type="float" office:value="25623" table:style-name="ce461">
            <text:p>25623</text:p>
          </table:table-cell>
          <table:table-cell table:number-columns-repeated="2" table:style-name="ce271"/>
          <table:table-cell office:value-type="string" table:style-name="ce197">
            <text:p>Desemprego<text:s/></text:p>
          </table:table-cell>
          <table:table-cell table:style-name="ce197"/>
          <table:table-cell table:number-columns-repeated="2" table:style-name="ce21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A. AÇORES</text:p>
          </table:table-cell>
          <table:table-cell table:style-name="ce490"/>
          <table:table-cell office:value-type="float" office:value="6349" table:style-name="ce490">
            <text:p>6349</text:p>
          </table:table-cell>
          <table:table-cell office:value-type="float" office:value="7032" table:style-name="ce490">
            <text:p>7032</text:p>
          </table:table-cell>
          <table:table-cell table:number-columns-repeated="2" table:style-name="ce194"/>
          <table:table-cell office:value-type="string" table:style-name="ce374">
            <text:p>D.A. AÇORES</text:p>
          </table:table-cell>
          <table:table-cell office:value-type="float" office:value="6415" table:style-name="ce461">
            <text:p>6415</text:p>
          </table:table-cell>
          <table:table-cell table:number-columns-repeated="2" table:style-name="ce271"/>
          <table:table-cell office:value-type="string" table:style-name="ce384">
            <text:p>D.A. AÇORES</text:p>
          </table:table-cell>
          <table:table-cell office:value-type="float" office:value="6415" table:style-name="ce476">
            <text:p>6 415<text:s/></text:p>
          </table:table-cell>
          <table:table-cell table:number-columns-repeated="2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A. MADEIRA</text:p>
          </table:table-cell>
          <table:table-cell table:style-name="ce483"/>
          <table:table-cell office:value-type="float" office:value="14482" table:style-name="ce483">
            <text:p>14482</text:p>
          </table:table-cell>
          <table:table-cell office:value-type="float" office:value="20349" table:style-name="ce483">
            <text:p>20349</text:p>
          </table:table-cell>
          <table:table-cell table:number-columns-repeated="2" table:style-name="ce194"/>
          <table:table-cell office:value-type="string" table:style-name="ce374">
            <text:p>D.A. MADEIRA</text:p>
          </table:table-cell>
          <table:table-cell office:value-type="float" office:value="14469" table:style-name="ce461">
            <text:p>14469</text:p>
          </table:table-cell>
          <table:table-cell table:number-columns-repeated="2" table:style-name="ce271"/>
          <table:table-cell office:value-type="string" table:style-name="ce384">
            <text:p>D.A. MADEIRA</text:p>
          </table:table-cell>
          <table:table-cell office:value-type="float" office:value="14469" table:style-name="ce476">
            <text:p>14 469<text:s/></text:p>
          </table:table-cell>
          <table:table-cell table:number-columns-repeated="2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9">
          <table:table-cell table:style-name="ce454"/>
          <table:table-cell table:number-columns-repeated="3" table:style-name="ce485"/>
          <table:table-cell table:number-columns-repeated="2" table:style-name="ce194"/>
          <table:table-cell table:style-name="ce370"/>
          <table:table-cell table:style-name="ce454"/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195">
            <text:p>Portugal</text:p>
          </table:table-cell>
          <table:table-cell office:value-type="string" table:style-name="ce482">
            <text:p>202201</text:p>
          </table:table-cell>
          <table:table-cell office:value-type="string" table:style-name="ce482">
            <text:p>202112</text:p>
          </table:table-cell>
          <table:table-cell office:value-type="string" table:style-name="ce482">
            <text:p>202101</text:p>
          </table:table-cell>
          <table:table-cell table:number-columns-repeated="2" table:style-name="ce194"/>
          <table:table-cell office:value-type="string" table:style-name="ce371">
            <text:p>PORTUGAL</text:p>
          </table:table-cell>
          <table:table-cell office:value-type="string" table:style-name="ce456">
            <text:p>202201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368">
            <text:p>Ofertas no fim</text:p>
          </table:table-cell>
          <table:table-cell office:value-type="float" office:value="15174" table:style-name="ce486">
            <text:p>15174</text:p>
          </table:table-cell>
          <table:table-cell office:value-type="float" office:value="15941" table:style-name="ce486">
            <text:p>15941</text:p>
          </table:table-cell>
          <table:table-cell office:value-type="float" office:value="10735" table:style-name="ce486">
            <text:p>10735</text:p>
          </table:table-cell>
          <table:table-cell table:number-columns-repeated="2" table:style-name="ce194"/>
          <table:table-cell office:value-type="string" table:style-name="ce376">
            <text:p>Ofertas no fim</text:p>
          </table:table-cell>
          <table:table-cell office:value-type="float" office:value="15629" table:style-name="ce457">
            <text:p>15629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NORTE</text:p>
          </table:table-cell>
          <table:table-cell office:value-type="float" office:value="2862" table:style-name="ce483">
            <text:p>2862</text:p>
          </table:table-cell>
          <table:table-cell office:value-type="float" office:value="2604" table:style-name="ce483">
            <text:p>2604</text:p>
          </table:table-cell>
          <table:table-cell office:value-type="float" office:value="1912" table:style-name="ce483">
            <text:p>1912</text:p>
          </table:table-cell>
          <table:table-cell table:number-columns-repeated="2" table:style-name="ce194"/>
          <table:table-cell office:value-type="string" table:style-name="ce374">
            <text:p>D.R. NORTE</text:p>
          </table:table-cell>
          <table:table-cell office:value-type="float" office:value="2862" table:style-name="ce461">
            <text:p>2862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CENTRO</text:p>
          </table:table-cell>
          <table:table-cell office:value-type="float" office:value="3717" table:style-name="ce490">
            <text:p>3717</text:p>
          </table:table-cell>
          <table:table-cell office:value-type="float" office:value="4325" table:style-name="ce490">
            <text:p>4325</text:p>
          </table:table-cell>
          <table:table-cell office:value-type="float" office:value="2832" table:style-name="ce490">
            <text:p>2832</text:p>
          </table:table-cell>
          <table:table-cell table:number-columns-repeated="2" table:style-name="ce194"/>
          <table:table-cell office:value-type="string" table:style-name="ce374">
            <text:p>D.R. CENTRO</text:p>
          </table:table-cell>
          <table:table-cell office:value-type="float" office:value="3717" table:style-name="ce461">
            <text:p>3717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LISBOA e V.T.</text:p>
          </table:table-cell>
          <table:table-cell office:value-type="float" office:value="6261" table:style-name="ce483">
            <text:p>6261</text:p>
          </table:table-cell>
          <table:table-cell office:value-type="float" office:value="6291" table:style-name="ce483">
            <text:p>6291</text:p>
          </table:table-cell>
          <table:table-cell office:value-type="float" office:value="4001" table:style-name="ce483">
            <text:p>4001</text:p>
          </table:table-cell>
          <table:table-cell table:number-columns-repeated="2" table:style-name="ce194"/>
          <table:table-cell office:value-type="string" table:style-name="ce374">
            <text:p>D.R. LISBOA e V.T.</text:p>
          </table:table-cell>
          <table:table-cell office:value-type="float" office:value="6261" table:style-name="ce461">
            <text:p>6261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ALENTEJO</text:p>
          </table:table-cell>
          <table:table-cell office:value-type="float" office:value="1547" table:style-name="ce490">
            <text:p>1547</text:p>
          </table:table-cell>
          <table:table-cell office:value-type="float" office:value="1401" table:style-name="ce490">
            <text:p>1401</text:p>
          </table:table-cell>
          <table:table-cell office:value-type="float" office:value="1496" table:style-name="ce490">
            <text:p>1496</text:p>
          </table:table-cell>
          <table:table-cell table:number-columns-repeated="2" table:style-name="ce194"/>
          <table:table-cell office:value-type="string" table:style-name="ce374">
            <text:p>D.R. ALENTEJO</text:p>
          </table:table-cell>
          <table:table-cell office:value-type="float" office:value="1547" table:style-name="ce461">
            <text:p>1547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ALGARVE</text:p>
          </table:table-cell>
          <table:table-cell office:value-type="float" office:value="787" table:style-name="ce483">
            <text:p>787</text:p>
          </table:table-cell>
          <table:table-cell office:value-type="float" office:value="715" table:style-name="ce483">
            <text:p>715</text:p>
          </table:table-cell>
          <table:table-cell office:value-type="float" office:value="219" table:style-name="ce483">
            <text:p>219</text:p>
          </table:table-cell>
          <table:table-cell table:number-columns-repeated="2" table:style-name="ce194"/>
          <table:table-cell office:value-type="string" table:style-name="ce374">
            <text:p>D.R. ALGARVE</text:p>
          </table:table-cell>
          <table:table-cell office:value-type="float" office:value="787" table:style-name="ce461">
            <text:p>787</text:p>
          </table:table-cell>
          <table:table-cell table:number-columns-repeated="2" table:style-name="ce271"/>
          <table:table-cell office:value-type="string" table:style-name="ce257">
            <text:p>Ofertas no Fim</text:p>
          </table:table-cell>
          <table:table-cell table:style-name="ce257"/>
          <table:table-cell table:number-columns-repeated="2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A. AÇORES</text:p>
          </table:table-cell>
          <table:table-cell table:style-name="ce490"/>
          <table:table-cell office:value-type="float" office:value="48" table:style-name="ce490">
            <text:p>48</text:p>
          </table:table-cell>
          <table:table-cell office:value-type="float" office:value="18" table:style-name="ce490">
            <text:p>18</text:p>
          </table:table-cell>
          <table:table-cell table:number-columns-repeated="2" table:style-name="ce194"/>
          <table:table-cell office:value-type="string" table:style-name="ce374">
            <text:p>D.A. AÇORES</text:p>
          </table:table-cell>
          <table:table-cell office:value-type="float" office:value="39" table:style-name="ce461">
            <text:p>39</text:p>
          </table:table-cell>
          <table:table-cell table:number-columns-repeated="2" table:style-name="ce271"/>
          <table:table-cell office:value-type="string" table:style-name="ce204">
            <text:p>D.A. AÇORES</text:p>
          </table:table-cell>
          <table:table-cell office:value-type="float" office:value="39" table:style-name="ce207">
            <text:p><text:s/>39<text:s/></text:p>
          </table:table-cell>
          <table:table-cell table:number-columns-repeated="2" table:style-name="ce197"/>
          <table:table-cell table:number-columns-repeated="2" table:style-name="ce1"/>
          <table:table-cell table:style-name="ce438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A. MADEIRA</text:p>
          </table:table-cell>
          <table:table-cell table:style-name="ce483"/>
          <table:table-cell office:value-type="float" office:value="557" table:style-name="ce483">
            <text:p>557</text:p>
          </table:table-cell>
          <table:table-cell office:value-type="float" office:value="257" table:style-name="ce483">
            <text:p>257</text:p>
          </table:table-cell>
          <table:table-cell table:number-columns-repeated="2" table:style-name="ce194"/>
          <table:table-cell office:value-type="string" table:style-name="ce374">
            <text:p>D.A. MADEIRA</text:p>
          </table:table-cell>
          <table:table-cell office:value-type="float" office:value="416" table:style-name="ce461">
            <text:p>416</text:p>
          </table:table-cell>
          <table:table-cell table:number-columns-repeated="2" table:style-name="ce271"/>
          <table:table-cell office:value-type="string" table:style-name="ce204">
            <text:p>D.A. MADEIRA</text:p>
          </table:table-cell>
          <table:table-cell office:value-type="float" office:value="416" table:style-name="ce207">
            <text:p><text:s/>416<text:s/></text:p>
          </table:table-cell>
          <table:table-cell table:number-columns-repeated="2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10">
          <table:table-cell table:style-name="ce454"/>
          <table:table-cell table:number-columns-repeated="3" table:style-name="ce485"/>
          <table:table-cell table:number-columns-repeated="2" table:style-name="ce194"/>
          <table:table-cell table:style-name="ce377"/>
          <table:table-cell table:style-name="ce454"/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195">
            <text:p>Portugal</text:p>
          </table:table-cell>
          <table:table-cell office:value-type="string" table:style-name="ce482">
            <text:p>202201</text:p>
          </table:table-cell>
          <table:table-cell office:value-type="string" table:style-name="ce482">
            <text:p>202112</text:p>
          </table:table-cell>
          <table:table-cell office:value-type="string" table:style-name="ce482">
            <text:p>202101</text:p>
          </table:table-cell>
          <table:table-cell table:number-columns-repeated="2" table:style-name="ce194"/>
          <table:table-cell office:value-type="string" table:style-name="ce371">
            <text:p>PORTUGAL</text:p>
          </table:table-cell>
          <table:table-cell office:value-type="string" table:style-name="ce456">
            <text:p>202201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438"/>
          <table:table-cell office:value-type="string" table:style-name="ce258">
            <text:p>REGIÕES AUTÓNOMAS</text:p>
          </table:table-cell>
          <table:table-cell table:style-name="ce259"/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11">
          <table:table-cell office:value-type="string" table:style-name="ce367">
            <text:p>Pedidos de Emprego</text:p>
          </table:table-cell>
          <table:table-cell office:value-type="float" office:value="43994" table:style-name="ce486">
            <text:p>43994</text:p>
          </table:table-cell>
          <table:table-cell office:value-type="float" office:value="42572" table:style-name="ce486">
            <text:p>42572</text:p>
          </table:table-cell>
          <table:table-cell office:value-type="float" office:value="52402" table:style-name="ce486">
            <text:p>52402</text:p>
          </table:table-cell>
          <table:table-cell table:number-columns-repeated="2" table:style-name="ce194"/>
          <table:table-cell office:value-type="string" table:style-name="ce378">
            <text:p>Total Pedidos Longo</text:p>
          </table:table-cell>
          <table:table-cell office:value-type="float" office:value="46504" table:style-name="ce462">
            <text:p>46 504<text:s/>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438"/>
          <table:table-cell table:style-name="ce258"/>
          <table:table-cell table:style-name="ce259"/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368">
            <text:p>Desemprego ao Longo</text:p>
          </table:table-cell>
          <table:table-cell office:value-type="float" office:value="40254" table:style-name="ce486">
            <text:p>40254</text:p>
          </table:table-cell>
          <table:table-cell office:value-type="float" office:value="39474" table:style-name="ce486">
            <text:p>39474</text:p>
          </table:table-cell>
          <table:table-cell office:value-type="float" office:value="49238" table:style-name="ce486">
            <text:p>49238</text:p>
          </table:table-cell>
          <table:table-cell table:number-columns-repeated="2" table:style-name="ce194"/>
          <table:table-cell office:value-type="string" table:style-name="ce376">
            <text:p>Desempregados <text:s/>Longo</text:p>
          </table:table-cell>
          <table:table-cell office:value-type="float" office:value="42694" table:style-name="ce457">
            <text:p>42694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438"/>
          <table:table-cell office:value-type="string" table:style-name="ce258">
            <text:p>Pedidos emprego ao longo</text:p>
          </table:table-cell>
          <table:table-cell table:style-name="ce259"/>
          <table:table-cell table:style-name="ce261"/>
          <table:table-cell table:number-columns-repeated="2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NORTE</text:p>
          </table:table-cell>
          <table:table-cell office:value-type="float" office:value="13980" table:style-name="ce483">
            <text:p>13980</text:p>
          </table:table-cell>
          <table:table-cell office:value-type="float" office:value="13040" table:style-name="ce483">
            <text:p>13040</text:p>
          </table:table-cell>
          <table:table-cell office:value-type="float" office:value="16373" table:style-name="ce483">
            <text:p>16373</text:p>
          </table:table-cell>
          <table:table-cell table:number-columns-repeated="2" table:style-name="ce194"/>
          <table:table-cell office:value-type="string" table:style-name="ce374">
            <text:p>D.R. NORTE</text:p>
          </table:table-cell>
          <table:table-cell office:value-type="float" office:value="13980" table:style-name="ce461">
            <text:p>13980</text:p>
          </table:table-cell>
          <table:table-cell table:number-columns-repeated="2" table:style-name="ce271"/>
          <table:table-cell office:value-type="string" table:style-name="ce387">
            <text:p>Total Pedidos Longo<text:s/></text:p>
          </table:table-cell>
          <table:table-cell table:style-name="ce387"/>
          <table:table-cell table:number-columns-repeated="2" table:style-name="ce197"/>
          <table:table-cell table:number-columns-repeated="2" table:style-name="ce1"/>
          <table:table-cell table:style-name="ce438"/>
          <table:table-cell table:style-name="ce258"/>
          <table:table-cell office:value-type="string" table:style-name="ce259">
            <text:p>1ºEmp</text:p>
          </table:table-cell>
          <table:table-cell office:value-type="string" table:style-name="ce262">
            <text:p>Novo Emp</text:p>
          </table:table-cell>
          <table:table-cell office:value-type="string" table:style-name="ce262">
            <text:p>Emp</text:p>
          </table:table-cell>
          <table:table-cell office:value-type="string" table:style-name="ce260">
            <text:p>Total</text:p>
          </table:table-cell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CENTRO</text:p>
          </table:table-cell>
          <table:table-cell office:value-type="float" office:value="6496" table:style-name="ce490">
            <text:p>6496</text:p>
          </table:table-cell>
          <table:table-cell office:value-type="float" office:value="5664" table:style-name="ce490">
            <text:p>5664</text:p>
          </table:table-cell>
          <table:table-cell office:value-type="float" office:value="6892" table:style-name="ce490">
            <text:p>6892</text:p>
          </table:table-cell>
          <table:table-cell table:number-columns-repeated="2" table:style-name="ce194"/>
          <table:table-cell office:value-type="string" table:style-name="ce374">
            <text:p>D.R. CENTRO</text:p>
          </table:table-cell>
          <table:table-cell office:value-type="float" office:value="6496" table:style-name="ce461">
            <text:p>6496</text:p>
          </table:table-cell>
          <table:table-cell table:number-columns-repeated="2" table:style-name="ce271"/>
          <table:table-cell office:value-type="string" table:style-name="ce389">
            <text:p>D.A. AÇORES</text:p>
          </table:table-cell>
          <table:table-cell office:value-type="float" office:value="1265" table:style-name="ce390">
            <text:p>1 265<text:s/></text:p>
          </table:table-cell>
          <table:table-cell table:number-columns-repeated="2" table:style-name="ce197"/>
          <table:table-cell table:number-columns-repeated="2" table:style-name="ce1"/>
          <table:table-cell table:style-name="ce438"/>
          <table:table-cell office:value-type="string" table:style-name="ce258">
            <text:p>Açores</text:p>
          </table:table-cell>
          <table:table-cell office:value-type="float" office:value="124" table:style-name="ce259">
            <text:p><text:s/>124<text:s/></text:p>
          </table:table-cell>
          <table:table-cell office:value-type="float" office:value="802" table:style-name="ce263">
            <text:p><text:s/>802<text:s/></text:p>
          </table:table-cell>
          <table:table-cell office:value-type="float" office:value="14" table:style-name="ce263">
            <text:p><text:s/>14<text:s/></text:p>
          </table:table-cell>
          <table:table-cell office:value-type="float" office:value="940" table:style-name="ce260">
            <text:p><text:s/>940<text:s/></text:p>
          </table:table-cell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LISBOA e V.T.</text:p>
          </table:table-cell>
          <table:table-cell office:value-type="float" office:value="14284" table:style-name="ce483">
            <text:p>14284</text:p>
          </table:table-cell>
          <table:table-cell office:value-type="float" office:value="12586" table:style-name="ce483">
            <text:p>12586</text:p>
          </table:table-cell>
          <table:table-cell office:value-type="float" office:value="17751" table:style-name="ce483">
            <text:p>17751</text:p>
          </table:table-cell>
          <table:table-cell table:number-columns-repeated="2" table:style-name="ce194"/>
          <table:table-cell office:value-type="string" table:style-name="ce374">
            <text:p>D.R. LISBOA e V.T.</text:p>
          </table:table-cell>
          <table:table-cell office:value-type="float" office:value="14284" table:style-name="ce461">
            <text:p>14284</text:p>
          </table:table-cell>
          <table:table-cell table:number-columns-repeated="2" table:style-name="ce271"/>
          <table:table-cell office:value-type="string" table:style-name="ce389">
            <text:p>D.A. MADEIRA</text:p>
          </table:table-cell>
          <table:table-cell office:value-type="float" office:value="1245" table:style-name="ce388">
            <text:p>1 245<text:s/></text:p>
          </table:table-cell>
          <table:table-cell table:number-columns-repeated="2" table:style-name="ce196"/>
          <table:table-cell table:number-columns-repeated="2" table:style-name="ce1"/>
          <table:table-cell table:style-name="ce438"/>
          <table:table-cell office:value-type="string" table:style-name="ce258">
            <text:p>Madeira</text:p>
          </table:table-cell>
          <table:table-cell office:value-type="float" office:value="95" table:style-name="ce259">
            <text:p><text:s/>95<text:s/></text:p>
          </table:table-cell>
          <table:table-cell office:value-type="float" office:value="898" table:style-name="ce263">
            <text:p><text:s/>898<text:s/></text:p>
          </table:table-cell>
          <table:table-cell office:value-type="float" office:value="48" table:style-name="ce263">
            <text:p><text:s/>48<text:s/></text:p>
          </table:table-cell>
          <table:table-cell office:value-type="float" office:value="1041" table:style-name="ce260">
            <text:p>1 041<text:s/></text:p>
          </table:table-cell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ALENTEJO</text:p>
          </table:table-cell>
          <table:table-cell office:value-type="float" office:value="2294" table:style-name="ce490">
            <text:p>2294</text:p>
          </table:table-cell>
          <table:table-cell office:value-type="float" office:value="2170" table:style-name="ce490">
            <text:p>2170</text:p>
          </table:table-cell>
          <table:table-cell office:value-type="float" office:value="2332" table:style-name="ce490">
            <text:p>2332</text:p>
          </table:table-cell>
          <table:table-cell table:number-columns-repeated="2" table:style-name="ce194"/>
          <table:table-cell office:value-type="string" table:style-name="ce374">
            <text:p>D.R. ALENTEJO</text:p>
          </table:table-cell>
          <table:table-cell office:value-type="float" office:value="2294" table:style-name="ce461">
            <text:p>2294</text:p>
          </table:table-cell>
          <table:table-cell table:number-columns-repeated="2" table:style-name="ce271"/>
          <table:table-cell table:number-columns-repeated="6" table:style-name="ce1"/>
          <table:table-cell table:style-name="ce438"/>
          <table:table-cell office:value-type="string" table:style-name="ce258">
            <text:p>Tot</text:p>
          </table:table-cell>
          <table:table-cell office:value-type="float" office:value="219" table:style-name="ce259">
            <text:p><text:s/>219<text:s/></text:p>
          </table:table-cell>
          <table:table-cell office:value-type="float" office:value="1700" table:style-name="ce259">
            <text:p>1 700<text:s/></text:p>
          </table:table-cell>
          <table:table-cell office:value-type="float" office:value="62" table:style-name="ce259">
            <text:p><text:s/>62<text:s/></text:p>
          </table:table-cell>
          <table:table-cell office:value-type="float" office:value="1981" table:style-name="ce260">
            <text:p>1 981<text:s/></text:p>
          </table:table-cell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ALGARVE</text:p>
          </table:table-cell>
          <table:table-cell office:value-type="float" office:value="3200" table:style-name="ce483">
            <text:p>3200</text:p>
          </table:table-cell>
          <table:table-cell office:value-type="float" office:value="4448" table:style-name="ce483">
            <text:p>4448</text:p>
          </table:table-cell>
          <table:table-cell office:value-type="float" office:value="3638" table:style-name="ce483">
            <text:p>3638</text:p>
          </table:table-cell>
          <table:table-cell table:number-columns-repeated="2" table:style-name="ce194"/>
          <table:table-cell office:value-type="string" table:style-name="ce374">
            <text:p>D.R. ALGARVE</text:p>
          </table:table-cell>
          <table:table-cell office:value-type="float" office:value="3200" table:style-name="ce461">
            <text:p>3200</text:p>
          </table:table-cell>
          <table:table-cell table:number-columns-repeated="2" table:style-name="ce271"/>
          <table:table-cell office:value-type="string" table:style-name="ce314">
            <text:p>Total Desemprego Longo</text:p>
          </table:table-cell>
          <table:table-cell table:number-columns-repeated="5" table:style-name="ce1"/>
          <table:table-cell table:style-name="ce438"/>
          <table:table-cell table:style-name="ce258"/>
          <table:table-cell table:style-name="ce259"/>
          <table:table-cell office:value-type="float" office:value="926" table:style-name="ce264">
            <text:p><text:s/>926<text:s/></text:p>
          </table:table-cell>
          <table:table-cell table:number-columns-repeated="2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A. AÇORES</text:p>
          </table:table-cell>
          <table:table-cell table:style-name="ce490"/>
          <table:table-cell office:value-type="float" office:value="880" table:style-name="ce490">
            <text:p>880</text:p>
          </table:table-cell>
          <table:table-cell office:value-type="float" office:value="1116" table:style-name="ce490">
            <text:p>1116</text:p>
          </table:table-cell>
          <table:table-cell table:number-columns-repeated="2" table:style-name="ce194"/>
          <table:table-cell office:value-type="string" table:style-name="ce374">
            <text:p>D.A. AÇORES</text:p>
          </table:table-cell>
          <table:table-cell office:value-type="float" office:value="1251" table:style-name="ce461">
            <text:p>1251</text:p>
          </table:table-cell>
          <table:table-cell table:number-columns-repeated="2" table:style-name="ce271"/>
          <table:table-cell office:value-type="string" table:style-name="ce384">
            <text:p>D.A. AÇORES</text:p>
          </table:table-cell>
          <table:table-cell office:value-type="float" office:value="1251" table:style-name="ce390">
            <text:p>1 251<text:s/></text:p>
          </table:table-cell>
          <table:table-cell table:style-name="ce197"/>
          <table:table-cell table:style-name="ce1"/>
          <table:table-cell table:style-name="ce194"/>
          <table:table-cell table:style-name="ce1"/>
          <table:table-cell table:style-name="ce438"/>
          <table:table-cell table:style-name="ce258"/>
          <table:table-cell table:style-name="ce259"/>
          <table:table-cell office:value-type="float" office:value="993" table:style-name="ce264">
            <text:p><text:s/>993<text:s/></text:p>
          </table:table-cell>
          <table:table-cell table:number-columns-repeated="2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A. MADEIRA</text:p>
          </table:table-cell>
          <table:table-cell table:style-name="ce483"/>
          <table:table-cell office:value-type="float" office:value="686" table:style-name="ce483">
            <text:p>686</text:p>
          </table:table-cell>
          <table:table-cell office:value-type="float" office:value="1136" table:style-name="ce483">
            <text:p>1136</text:p>
          </table:table-cell>
          <table:table-cell table:number-columns-repeated="2" table:style-name="ce194"/>
          <table:table-cell office:value-type="string" table:style-name="ce374">
            <text:p>D.A. MADEIRA</text:p>
          </table:table-cell>
          <table:table-cell office:value-type="float" office:value="1189" table:style-name="ce461">
            <text:p>1189</text:p>
          </table:table-cell>
          <table:table-cell table:number-columns-repeated="2" table:style-name="ce271"/>
          <table:table-cell office:value-type="string" table:style-name="ce204">
            <text:p>D.A. MADEIRA</text:p>
          </table:table-cell>
          <table:table-cell office:value-type="float" office:value="1189" table:style-name="ce388">
            <text:p>1 189<text:s/></text:p>
          </table:table-cell>
          <table:table-cell table:style-name="ce197"/>
          <table:table-cell table:style-name="ce1"/>
          <table:table-cell table:style-name="ce194"/>
          <table:table-cell table:style-name="ce1"/>
          <table:table-cell table:style-name="ce438"/>
          <table:table-cell table:style-name="ce258"/>
          <table:table-cell table:style-name="ce259"/>
          <table:table-cell office:value-type="float" office:value="1919" table:style-name="ce265">
            <text:p>1 919<text:s/></text:p>
          </table:table-cell>
          <table:table-cell table:number-columns-repeated="2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12">
          <table:table-cell table:style-name="ce454"/>
          <table:table-cell table:number-columns-repeated="3" table:style-name="ce485"/>
          <table:table-cell table:number-columns-repeated="2" table:style-name="ce194"/>
          <table:table-cell table:style-name="ce370"/>
          <table:table-cell table:style-name="ce454"/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66"/>
          <table:table-cell table:number-columns-repeated="4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195">
            <text:p>Portugal</text:p>
          </table:table-cell>
          <table:table-cell office:value-type="string" table:style-name="ce482">
            <text:p>202201</text:p>
          </table:table-cell>
          <table:table-cell office:value-type="string" table:style-name="ce482">
            <text:p>202112</text:p>
          </table:table-cell>
          <table:table-cell office:value-type="string" table:style-name="ce482">
            <text:p>202101</text:p>
          </table:table-cell>
          <table:table-cell table:number-columns-repeated="2" table:style-name="ce194"/>
          <table:table-cell office:value-type="string" table:style-name="ce371">
            <text:p>PORTUGAL</text:p>
          </table:table-cell>
          <table:table-cell office:value-type="string" table:style-name="ce456">
            <text:p>202201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66"/>
          <table:table-cell table:number-columns-repeated="4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368">
            <text:p>Ofertas ao Longo</text:p>
          </table:table-cell>
          <table:table-cell office:value-type="float" office:value="12002" table:style-name="ce486">
            <text:p>12002</text:p>
          </table:table-cell>
          <table:table-cell office:value-type="float" office:value="9070" table:style-name="ce486">
            <text:p>9070</text:p>
          </table:table-cell>
          <table:table-cell office:value-type="float" office:value="9868" table:style-name="ce486">
            <text:p>9868</text:p>
          </table:table-cell>
          <table:table-cell table:number-columns-repeated="2" table:style-name="ce194"/>
          <table:table-cell office:value-type="string" table:style-name="ce376">
            <text:p>Ofertas recebidas</text:p>
          </table:table-cell>
          <table:table-cell office:value-type="float" office:value="12433" table:style-name="ce457">
            <text:p>12433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66"/>
          <table:table-cell table:number-columns-repeated="4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NORTE</text:p>
          </table:table-cell>
          <table:table-cell office:value-type="float" office:value="4359" table:style-name="ce483">
            <text:p>4359</text:p>
          </table:table-cell>
          <table:table-cell office:value-type="float" office:value="3286" table:style-name="ce483">
            <text:p>3286</text:p>
          </table:table-cell>
          <table:table-cell office:value-type="float" office:value="3361" table:style-name="ce483">
            <text:p>3361</text:p>
          </table:table-cell>
          <table:table-cell table:number-columns-repeated="2" table:style-name="ce194"/>
          <table:table-cell office:value-type="string" table:style-name="ce374">
            <text:p>D.R. NORTE</text:p>
          </table:table-cell>
          <table:table-cell office:value-type="float" office:value="4359" table:style-name="ce461">
            <text:p>4359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66"/>
          <table:table-cell table:number-columns-repeated="4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CENTRO</text:p>
          </table:table-cell>
          <table:table-cell office:value-type="float" office:value="2698" table:style-name="ce490">
            <text:p>2698</text:p>
          </table:table-cell>
          <table:table-cell office:value-type="float" office:value="1994" table:style-name="ce490">
            <text:p>1994</text:p>
          </table:table-cell>
          <table:table-cell office:value-type="float" office:value="3124" table:style-name="ce490">
            <text:p>3124</text:p>
          </table:table-cell>
          <table:table-cell table:number-columns-repeated="2" table:style-name="ce194"/>
          <table:table-cell office:value-type="string" table:style-name="ce374">
            <text:p>D.R. CENTRO</text:p>
          </table:table-cell>
          <table:table-cell office:value-type="float" office:value="2698" table:style-name="ce461">
            <text:p>2698</text:p>
          </table:table-cell>
          <table:table-cell table:number-columns-repeated="2" table:style-name="ce271"/>
          <table:table-cell table:number-columns-repeated="2" table:style-name="ce203"/>
          <table:table-cell table:number-columns-repeated="2" table:style-name="ce197"/>
          <table:table-cell table:number-columns-repeated="2" table:style-name="ce1"/>
          <table:table-cell table:style-name="ce269"/>
          <table:table-cell table:style-name="ce266"/>
          <table:table-cell table:number-columns-repeated="4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LISBOA e V.T.</text:p>
          </table:table-cell>
          <table:table-cell office:value-type="float" office:value="3498" table:style-name="ce483">
            <text:p>3498</text:p>
          </table:table-cell>
          <table:table-cell office:value-type="float" office:value="2706" table:style-name="ce483">
            <text:p>2706</text:p>
          </table:table-cell>
          <table:table-cell office:value-type="float" office:value="2251" table:style-name="ce483">
            <text:p>2251</text:p>
          </table:table-cell>
          <table:table-cell table:number-columns-repeated="2" table:style-name="ce194"/>
          <table:table-cell office:value-type="string" table:style-name="ce374">
            <text:p>D.R. LISBOA e V.T.</text:p>
          </table:table-cell>
          <table:table-cell office:value-type="float" office:value="3498" table:style-name="ce461">
            <text:p>3498</text:p>
          </table:table-cell>
          <table:table-cell table:number-columns-repeated="2" table:style-name="ce271"/>
          <table:table-cell table:number-columns-repeated="2" table:style-name="ce203"/>
          <table:table-cell table:number-columns-repeated="2" table:style-name="ce197"/>
          <table:table-cell table:number-columns-repeated="2" table:style-name="ce1"/>
          <table:table-cell table:style-name="ce269"/>
          <table:table-cell office:value-type="string" table:style-name="ce258">
            <text:p>Ofertas de emprego</text:p>
          </table:table-cell>
          <table:table-cell table:style-name="ce259"/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ALENTEJO</text:p>
          </table:table-cell>
          <table:table-cell office:value-type="float" office:value="925" table:style-name="ce490">
            <text:p>925</text:p>
          </table:table-cell>
          <table:table-cell office:value-type="float" office:value="469" table:style-name="ce490">
            <text:p>469</text:p>
          </table:table-cell>
          <table:table-cell office:value-type="float" office:value="598" table:style-name="ce490">
            <text:p>598</text:p>
          </table:table-cell>
          <table:table-cell table:number-columns-repeated="2" table:style-name="ce194"/>
          <table:table-cell office:value-type="string" table:style-name="ce374">
            <text:p>D.R. ALENTEJO</text:p>
          </table:table-cell>
          <table:table-cell office:value-type="float" office:value="925" table:style-name="ce461">
            <text:p>925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office:value-type="string" table:style-name="ce258">
            <text:p>Açores</text:p>
          </table:table-cell>
          <table:table-cell office:value-type="float" office:value="98" table:style-name="ce259">
            <text:p><text:s/>98<text:s/></text:p>
          </table:table-cell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ALGARVE</text:p>
          </table:table-cell>
          <table:table-cell office:value-type="float" office:value="522" table:style-name="ce483">
            <text:p>522</text:p>
          </table:table-cell>
          <table:table-cell office:value-type="float" office:value="251" table:style-name="ce483">
            <text:p>251</text:p>
          </table:table-cell>
          <table:table-cell office:value-type="float" office:value="227" table:style-name="ce483">
            <text:p>227</text:p>
          </table:table-cell>
          <table:table-cell table:number-columns-repeated="2" table:style-name="ce194"/>
          <table:table-cell office:value-type="string" table:style-name="ce374">
            <text:p>D.R. ALGARVE</text:p>
          </table:table-cell>
          <table:table-cell office:value-type="float" office:value="522" table:style-name="ce461">
            <text:p>522</text:p>
          </table:table-cell>
          <table:table-cell table:number-columns-repeated="2" table:style-name="ce271"/>
          <table:table-cell office:value-type="string" table:style-name="ce249">
            <text:p>Ofertas recebidas</text:p>
          </table:table-cell>
          <table:table-cell table:number-columns-repeated="3" table:style-name="ce197"/>
          <table:table-cell table:number-columns-repeated="2" table:style-name="ce1"/>
          <table:table-cell table:style-name="ce269"/>
          <table:table-cell office:value-type="string" table:style-name="ce258">
            <text:p>Madeira</text:p>
          </table:table-cell>
          <table:table-cell office:value-type="float" office:value="106" table:style-name="ce259">
            <text:p><text:s/>106<text:s/></text:p>
          </table:table-cell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A. AÇORES</text:p>
          </table:table-cell>
          <table:table-cell table:style-name="ce490"/>
          <table:table-cell office:value-type="float" office:value="165" table:style-name="ce490">
            <text:p>165</text:p>
          </table:table-cell>
          <table:table-cell office:value-type="float" office:value="144" table:style-name="ce490">
            <text:p>144</text:p>
          </table:table-cell>
          <table:table-cell table:number-columns-repeated="2" table:style-name="ce194"/>
          <table:table-cell office:value-type="string" table:style-name="ce374">
            <text:p>D.A. AÇORES</text:p>
          </table:table-cell>
          <table:table-cell office:value-type="float" office:value="267" table:style-name="ce461">
            <text:p>267</text:p>
          </table:table-cell>
          <table:table-cell table:number-columns-repeated="2" table:style-name="ce271"/>
          <table:table-cell office:value-type="string" table:style-name="ce204">
            <text:p>D.A. AÇORES</text:p>
          </table:table-cell>
          <table:table-cell office:value-type="float" office:value="267" table:style-name="ce207">
            <text:p><text:s/>267<text:s/></text:p>
          </table:table-cell>
          <table:table-cell table:number-columns-repeated="2" table:style-name="ce197"/>
          <table:table-cell table:number-columns-repeated="2" table:style-name="ce1"/>
          <table:table-cell table:style-name="ce269"/>
          <table:table-cell office:value-type="string" table:style-name="ce258">
            <text:p>Tot</text:p>
          </table:table-cell>
          <table:table-cell office:value-type="float" office:value="204" table:style-name="ce259">
            <text:p><text:s/>204<text:s/></text:p>
          </table:table-cell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A. MADEIRA</text:p>
          </table:table-cell>
          <table:table-cell table:style-name="ce483"/>
          <table:table-cell office:value-type="float" office:value="199" table:style-name="ce483">
            <text:p>199</text:p>
          </table:table-cell>
          <table:table-cell office:value-type="float" office:value="163" table:style-name="ce483">
            <text:p>163</text:p>
          </table:table-cell>
          <table:table-cell table:number-columns-repeated="2" table:style-name="ce194"/>
          <table:table-cell office:value-type="string" table:style-name="ce374">
            <text:p>D.A. MADEIRA</text:p>
          </table:table-cell>
          <table:table-cell office:value-type="float" office:value="164" table:style-name="ce461">
            <text:p>164</text:p>
          </table:table-cell>
          <table:table-cell table:number-columns-repeated="2" table:style-name="ce271"/>
          <table:table-cell office:value-type="string" table:style-name="ce204">
            <text:p>D.A. MADEIRA</text:p>
          </table:table-cell>
          <table:table-cell office:value-type="float" office:value="164" table:style-name="ce207">
            <text:p><text:s/>164<text:s/></text:p>
          </table:table-cell>
          <table:table-cell table:number-columns-repeated="2" table:style-name="ce197"/>
          <table:table-cell table:number-columns-repeated="2" table:style-name="ce1"/>
          <table:table-cell table:style-name="ce438"/>
          <table:table-cell table:style-name="ce258"/>
          <table:table-cell table:style-name="ce259"/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1">
          <table:table-cell table:style-name="ce454"/>
          <table:table-cell table:number-columns-repeated="3" table:style-name="ce485"/>
          <table:table-cell table:number-columns-repeated="2" table:style-name="ce194"/>
          <table:table-cell table:style-name="ce377"/>
          <table:table-cell table:style-name="ce454"/>
          <table:table-cell table:number-columns-repeated="2" table:style-name="ce271"/>
          <table:table-cell table:number-columns-repeated="2" table:style-name="ce203"/>
          <table:table-cell table:number-columns-repeated="2" table:style-name="ce197"/>
          <table:table-cell table:number-columns-repeated="2" table:style-name="ce1"/>
          <table:table-cell table:style-name="ce438"/>
          <table:table-cell table:style-name="ce258"/>
          <table:table-cell table:style-name="ce259"/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195">
            <text:p>Portugal</text:p>
          </table:table-cell>
          <table:table-cell office:value-type="string" table:style-name="ce482">
            <text:p>202201</text:p>
          </table:table-cell>
          <table:table-cell office:value-type="string" table:style-name="ce482">
            <text:p>202112</text:p>
          </table:table-cell>
          <table:table-cell office:value-type="string" table:style-name="ce482">
            <text:p>202101</text:p>
          </table:table-cell>
          <table:table-cell table:number-columns-repeated="2" table:style-name="ce194"/>
          <table:table-cell office:value-type="string" table:style-name="ce371">
            <text:p>PORTUGAL</text:p>
          </table:table-cell>
          <table:table-cell office:value-type="string" table:style-name="ce456">
            <text:p>202201</text:p>
          </table:table-cell>
          <table:table-cell table:number-columns-repeated="2" table:style-name="ce271"/>
          <table:table-cell table:number-columns-repeated="4" table:style-name="ce210"/>
          <table:table-cell table:number-columns-repeated="2" table:style-name="ce1"/>
          <table:table-cell table:style-name="ce269"/>
          <table:table-cell table:style-name="ce258"/>
          <table:table-cell table:style-name="ce259"/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368">
            <text:p>Colocações ao Longo</text:p>
          </table:table-cell>
          <table:table-cell office:value-type="float" office:value="8149" table:style-name="ce486">
            <text:p>8149</text:p>
          </table:table-cell>
          <table:table-cell office:value-type="float" office:value="6270" table:style-name="ce486">
            <text:p>6270</text:p>
          </table:table-cell>
          <table:table-cell office:value-type="float" office:value="7405" table:style-name="ce486">
            <text:p>7405</text:p>
          </table:table-cell>
          <table:table-cell table:number-columns-repeated="2" table:style-name="ce194"/>
          <table:table-cell office:value-type="string" table:style-name="ce376">
            <text:p>Colocações</text:p>
          </table:table-cell>
          <table:table-cell office:value-type="float" office:value="8521" table:style-name="ce457">
            <text:p>8521</text:p>
          </table:table-cell>
          <table:table-cell table:number-columns-repeated="2" table:style-name="ce271"/>
          <table:table-cell table:number-columns-repeated="4" table:style-name="ce210"/>
          <table:table-cell table:number-columns-repeated="2" table:style-name="ce1"/>
          <table:table-cell table:style-name="ce269"/>
          <table:table-cell table:style-name="ce258"/>
          <table:table-cell table:style-name="ce259"/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NORTE</text:p>
          </table:table-cell>
          <table:table-cell office:value-type="float" office:value="3267" table:style-name="ce483">
            <text:p>3267</text:p>
          </table:table-cell>
          <table:table-cell office:value-type="float" office:value="2728" table:style-name="ce483">
            <text:p>2728</text:p>
          </table:table-cell>
          <table:table-cell office:value-type="float" office:value="2574" table:style-name="ce483">
            <text:p>2574</text:p>
          </table:table-cell>
          <table:table-cell table:number-columns-repeated="2" table:style-name="ce194"/>
          <table:table-cell office:value-type="string" table:style-name="ce374">
            <text:p>D.R. NORTE</text:p>
          </table:table-cell>
          <table:table-cell office:value-type="float" office:value="3267" table:style-name="ce461">
            <text:p>3267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58"/>
          <table:table-cell table:style-name="ce259"/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CENTRO</text:p>
          </table:table-cell>
          <table:table-cell office:value-type="float" office:value="2164" table:style-name="ce490">
            <text:p>2164</text:p>
          </table:table-cell>
          <table:table-cell office:value-type="float" office:value="1236" table:style-name="ce490">
            <text:p>1236</text:p>
          </table:table-cell>
          <table:table-cell office:value-type="float" office:value="2449" table:style-name="ce490">
            <text:p>2449</text:p>
          </table:table-cell>
          <table:table-cell table:number-columns-repeated="2" table:style-name="ce194"/>
          <table:table-cell office:value-type="string" table:style-name="ce374">
            <text:p>D.R. CENTRO</text:p>
          </table:table-cell>
          <table:table-cell office:value-type="float" office:value="2164" table:style-name="ce461">
            <text:p>2164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58"/>
          <table:table-cell table:style-name="ce259"/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LISBOA e V.T.</text:p>
          </table:table-cell>
          <table:table-cell office:value-type="float" office:value="2133" table:style-name="ce483">
            <text:p>2133</text:p>
          </table:table-cell>
          <table:table-cell office:value-type="float" office:value="1584" table:style-name="ce483">
            <text:p>1584</text:p>
          </table:table-cell>
          <table:table-cell office:value-type="float" office:value="1741" table:style-name="ce483">
            <text:p>1741</text:p>
          </table:table-cell>
          <table:table-cell table:number-columns-repeated="2" table:style-name="ce194"/>
          <table:table-cell office:value-type="string" table:style-name="ce374">
            <text:p>D.R. LISBOA e V.T.</text:p>
          </table:table-cell>
          <table:table-cell office:value-type="float" office:value="2133" table:style-name="ce461">
            <text:p>2133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58"/>
          <table:table-cell table:style-name="ce259"/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ALENTEJO</text:p>
          </table:table-cell>
          <table:table-cell office:value-type="float" office:value="349" table:style-name="ce490">
            <text:p>349</text:p>
          </table:table-cell>
          <table:table-cell office:value-type="float" office:value="249" table:style-name="ce490">
            <text:p>249</text:p>
          </table:table-cell>
          <table:table-cell office:value-type="float" office:value="258" table:style-name="ce490">
            <text:p>258</text:p>
          </table:table-cell>
          <table:table-cell table:number-columns-repeated="2" table:style-name="ce194"/>
          <table:table-cell office:value-type="string" table:style-name="ce374">
            <text:p>D.R. ALENTEJO</text:p>
          </table:table-cell>
          <table:table-cell office:value-type="float" office:value="349" table:style-name="ce461">
            <text:p>349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office:value-type="string" table:style-name="ce258">
            <text:p>Colocações</text:p>
          </table:table-cell>
          <table:table-cell table:style-name="ce259"/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ALGARVE</text:p>
          </table:table-cell>
          <table:table-cell office:value-type="float" office:value="236" table:style-name="ce483">
            <text:p>236</text:p>
          </table:table-cell>
          <table:table-cell office:value-type="float" office:value="173" table:style-name="ce483">
            <text:p>173</text:p>
          </table:table-cell>
          <table:table-cell office:value-type="float" office:value="198" table:style-name="ce483">
            <text:p>198</text:p>
          </table:table-cell>
          <table:table-cell table:number-columns-repeated="2" table:style-name="ce194"/>
          <table:table-cell office:value-type="string" table:style-name="ce374">
            <text:p>D.R. ALGARVE</text:p>
          </table:table-cell>
          <table:table-cell office:value-type="float" office:value="236" table:style-name="ce461">
            <text:p>236</text:p>
          </table:table-cell>
          <table:table-cell table:number-columns-repeated="2" table:style-name="ce271"/>
          <table:table-cell office:value-type="string" table:style-name="ce249">
            <text:p>Colocações</text:p>
          </table:table-cell>
          <table:table-cell table:number-columns-repeated="3" table:style-name="ce197"/>
          <table:table-cell table:number-columns-repeated="2" table:style-name="ce1"/>
          <table:table-cell table:style-name="ce269"/>
          <table:table-cell office:value-type="string" table:style-name="ce258">
            <text:p>Açores</text:p>
          </table:table-cell>
          <table:table-cell office:value-type="float" office:value="75" table:style-name="ce259">
            <text:p><text:s/>75<text:s/></text:p>
          </table:table-cell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A. AÇORES</text:p>
          </table:table-cell>
          <table:table-cell table:style-name="ce490"/>
          <table:table-cell office:value-type="float" office:value="146" table:style-name="ce490">
            <text:p>146</text:p>
          </table:table-cell>
          <table:table-cell office:value-type="float" office:value="126" table:style-name="ce490">
            <text:p>126</text:p>
          </table:table-cell>
          <table:table-cell table:number-columns-repeated="2" table:style-name="ce194"/>
          <table:table-cell office:value-type="string" table:style-name="ce374">
            <text:p>D.A. AÇORES</text:p>
          </table:table-cell>
          <table:table-cell office:value-type="float" office:value="235" table:style-name="ce461">
            <text:p>235</text:p>
          </table:table-cell>
          <table:table-cell table:number-columns-repeated="2" table:style-name="ce271"/>
          <table:table-cell office:value-type="string" table:style-name="ce204">
            <text:p>D.A. AÇORES</text:p>
          </table:table-cell>
          <table:table-cell office:value-type="float" office:value="235" table:style-name="ce207">
            <text:p><text:s/>235<text:s/></text:p>
          </table:table-cell>
          <table:table-cell table:number-columns-repeated="2" table:style-name="ce197"/>
          <table:table-cell table:number-columns-repeated="2" table:style-name="ce1"/>
          <table:table-cell table:style-name="ce269"/>
          <table:table-cell office:value-type="string" table:style-name="ce258">
            <text:p>Madeira</text:p>
          </table:table-cell>
          <table:table-cell office:value-type="float" office:value="77" table:style-name="ce259">
            <text:p><text:s/>77<text:s/></text:p>
          </table:table-cell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A. MADEIRA</text:p>
          </table:table-cell>
          <table:table-cell table:style-name="ce483"/>
          <table:table-cell office:value-type="float" office:value="154" table:style-name="ce483">
            <text:p>154</text:p>
          </table:table-cell>
          <table:table-cell office:value-type="float" office:value="59" table:style-name="ce483">
            <text:p>59</text:p>
          </table:table-cell>
          <table:table-cell table:number-columns-repeated="2" table:style-name="ce194"/>
          <table:table-cell office:value-type="string" table:style-name="ce374">
            <text:p>D.A. MADEIRA</text:p>
          </table:table-cell>
          <table:table-cell office:value-type="float" office:value="137" table:style-name="ce461">
            <text:p>137</text:p>
          </table:table-cell>
          <table:table-cell table:number-columns-repeated="2" table:style-name="ce271"/>
          <table:table-cell office:value-type="string" table:style-name="ce204">
            <text:p>D.A. MADEIRA</text:p>
          </table:table-cell>
          <table:table-cell office:value-type="float" office:value="137" table:style-name="ce207">
            <text:p><text:s/>137<text:s/></text:p>
          </table:table-cell>
          <table:table-cell table:number-columns-repeated="2" table:style-name="ce197"/>
          <table:table-cell table:number-columns-repeated="2" table:style-name="ce1"/>
          <table:table-cell table:style-name="ce269"/>
          <table:table-cell office:value-type="string" table:style-name="ce258">
            <text:p>Tot</text:p>
          </table:table-cell>
          <table:table-cell office:value-type="float" office:value="152" table:style-name="ce259">
            <text:p><text:s/>152<text:s/></text:p>
          </table:table-cell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13">
          <table:table-cell table:number-columns-repeated="6" table:style-name="ce194"/>
          <table:table-cell table:style-name="ce377"/>
          <table:table-cell table:style-name="ce251"/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435"/>
          <table:table-cell table:style-name="ce267"/>
          <table:table-cell table:number-columns-repeated="4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14">
          <table:table-cell table:number-columns-repeated="6" table:style-name="ce1"/>
          <table:table-cell table:style-name="ce377"/>
          <table:table-cell table:number-columns-repeated="7" table:style-name="ce197"/>
          <table:table-cell table:number-columns-repeated="2" table:style-name="ce1"/>
          <table:table-cell table:style-name="ce435"/>
          <table:table-cell table:style-name="ce267"/>
          <table:table-cell table:number-columns-repeated="4" table:style-name="ce260"/>
          <table:table-cell table:number-columns-repeated="10" table:style-name="ce202"/>
          <table:table-cell table:style-name="ce203"/>
          <table:table-cell table:number-columns-repeated="16351" table:style-name="ce1"/>
        </table:table-row>
        <table:table-row table:number-rows-repeated="3" table:style-name="ro14">
          <table:table-cell table:number-columns-repeated="6" table:style-name="ce1"/>
          <table:table-cell table:style-name="ce377"/>
          <table:table-cell table:number-columns-repeated="3" table:style-name="ce251"/>
          <table:table-cell table:number-columns-repeated="4" table:style-name="ce197"/>
          <table:table-cell table:number-columns-repeated="2" table:style-name="ce1"/>
          <table:table-cell table:style-name="ce435"/>
          <table:table-cell table:style-name="ce267"/>
          <table:table-cell table:number-columns-repeated="4" table:style-name="ce260"/>
          <table:table-cell table:number-columns-repeated="10" table:style-name="ce202"/>
          <table:table-cell table:style-name="ce203"/>
          <table:table-cell table:number-columns-repeated="16351" table:style-name="ce1"/>
        </table:table-row>
        <table:table-row table:number-rows-repeated="9" table:style-name="ro14">
          <table:table-cell table:number-columns-repeated="6" table:style-name="ce1"/>
          <table:table-cell table:style-name="ce377"/>
          <table:table-cell table:number-columns-repeated="3" table:style-name="ce251"/>
          <table:table-cell table:number-columns-repeated="4" table:style-name="ce197"/>
          <table:table-cell table:number-columns-repeated="2" table:style-name="ce1"/>
          <table:table-cell table:style-name="ce435"/>
          <table:table-cell table:style-name="ce239"/>
          <table:table-cell table:number-columns-repeated="14" table:style-name="ce202"/>
          <table:table-cell table:style-name="ce203"/>
          <table:table-cell table:number-columns-repeated="16351" table:style-name="ce1"/>
        </table:table-row>
        <table:table-row table:number-rows-repeated="8" table:style-name="ro14">
          <table:table-cell table:number-columns-repeated="17"/>
          <table:table-cell table:style-name="ce239"/>
          <table:table-cell table:number-columns-repeated="14" table:style-name="ce202"/>
          <table:table-cell table:number-columns-repeated="16352"/>
        </table:table-row>
        <table:table-row table:number-rows-repeated="1048456" table:style-name="ro14">
          <table:table-cell table:number-columns-repeated="16384"/>
        </table:table-row>
      </table:table>
      <table:table table:name="Continente" table:style-name="ta2">
        <table:table-column table:style-name="co25" table:default-cell-style-name="ce1"/>
        <table:table-column table:style-name="co26" table:number-columns-repeated="3" table:default-cell-style-name="ce1"/>
        <table:table-column table:style-name="co24" table:number-columns-repeated="16380" table:default-cell-style-name="ce1"/>
        <table:table-row table:style-name="ro15">
          <table:table-cell table:number-columns-repeated="16384" table:style-name="ce492"/>
        </table:table-row>
        <table:table-row table:style-name="ro3">
          <table:table-cell office:value-type="string" table:style-name="ce493">
            <text:p>Continente</text:p>
          </table:table-cell>
          <table:table-cell office:value-type="string" table:style-name="ce494">
            <text:p>202201</text:p>
          </table:table-cell>
          <table:table-cell office:value-type="string" table:style-name="ce494">
            <text:p>202112</text:p>
          </table:table-cell>
          <table:table-cell office:value-type="string" table:style-name="ce494">
            <text:p>202101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Pedidos de Emprego</text:p>
          </table:table-cell>
          <table:table-cell office:value-type="float" office:value="495912" table:style-name="ce496">
            <text:p>495912</text:p>
          </table:table-cell>
          <table:table-cell office:value-type="float" office:value="494541" table:style-name="ce496">
            <text:p>494541</text:p>
          </table:table-cell>
          <table:table-cell office:value-type="float" office:value="559220" table:style-name="ce496">
            <text:p>559220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7">
            <text:p>Desempregados</text:p>
          </table:table-cell>
          <table:table-cell office:value-type="float" office:value="334984" table:style-name="ce498">
            <text:p>334984</text:p>
          </table:table-cell>
          <table:table-cell office:value-type="float" office:value="327128" table:style-name="ce498">
            <text:p>327128</text:p>
          </table:table-cell>
          <table:table-cell office:value-type="float" office:value="396978" table:style-name="ce498">
            <text:p>396978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Ocupados</text:p>
          </table:table-cell>
          <table:table-cell office:value-type="float" office:value="95002" table:style-name="ce496">
            <text:p>95002</text:p>
          </table:table-cell>
          <table:table-cell office:value-type="float" office:value="100837" table:style-name="ce496">
            <text:p>100837</text:p>
          </table:table-cell>
          <table:table-cell office:value-type="float" office:value="101659" table:style-name="ce496">
            <text:p>101659</text:p>
          </table:table-cell>
          <table:table-cell table:style-name="ce492"/>
          <table:table-cell office:value-type="string" table:number-columns-spanned="2" table:number-rows-spanned="1" table:style-name="ce550">
            <text:p>ALERTA!!alerta!!</text:p>
          </table:table-cell>
          <table:covered-table-cell/>
          <table:table-cell table:number-columns-repeated="16377" table:style-name="ce492"/>
        </table:table-row>
        <table:table-row table:style-name="ro16">
          <table:table-cell office:value-type="string" table:style-name="ce495">
            <text:p>Empregados</text:p>
          </table:table-cell>
          <table:table-cell office:value-type="float" office:value="47560" table:style-name="ce496">
            <text:p>47560</text:p>
          </table:table-cell>
          <table:table-cell office:value-type="float" office:value="47661" table:style-name="ce496">
            <text:p>47661</text:p>
          </table:table-cell>
          <table:table-cell office:value-type="float" office:value="44325" table:style-name="ce496">
            <text:p>44325</text:p>
          </table:table-cell>
          <table:table-cell table:style-name="ce492"/>
          <table:table-cell office:value-type="string" table:number-columns-spanned="2" table:number-rows-spanned="1" table:style-name="ce552">
            <text:p>Troca da posição das categorias Ocupados e Empregados menos no q1</text:p>
          </table:table-cell>
          <table:covered-table-cell/>
          <table:table-cell table:number-columns-repeated="16377" table:style-name="ce492"/>
        </table:table-row>
        <table:table-row table:style-name="ro16">
          <table:table-cell office:value-type="string" table:style-name="ce495">
            <text:p>Indisponíveis</text:p>
          </table:table-cell>
          <table:table-cell office:value-type="float" office:value="18366" table:style-name="ce496">
            <text:p>18366</text:p>
          </table:table-cell>
          <table:table-cell office:value-type="float" office:value="18915" table:style-name="ce496">
            <text:p>18915</text:p>
          </table:table-cell>
          <table:table-cell office:value-type="float" office:value="16258" table:style-name="ce496">
            <text:p>16258</text:p>
          </table:table-cell>
          <table:table-cell table:number-columns-repeated="16380" table:style-name="ce492"/>
        </table:table-row>
        <table:table-row table:style-name="ro5">
          <table:table-cell table:number-columns-repeated="16384" table:style-name="ce492"/>
        </table:table-row>
        <table:table-row table:style-name="ro3">
          <table:table-cell office:value-type="string" table:style-name="ce493">
            <text:p>Continente</text:p>
          </table:table-cell>
          <table:table-cell office:value-type="string" table:style-name="ce494">
            <text:p>202201</text:p>
          </table:table-cell>
          <table:table-cell office:value-type="string" table:style-name="ce494">
            <text:p>202112</text:p>
          </table:table-cell>
          <table:table-cell office:value-type="string" table:style-name="ce494">
            <text:p>202101</text:p>
          </table:table-cell>
          <table:table-cell table:number-columns-repeated="16380" table:style-name="ce492"/>
        </table:table-row>
        <table:table-row table:style-name="ro3">
          <table:table-cell office:value-type="string" table:style-name="ce499">
            <text:p>Desemprego no fim</text:p>
          </table:table-cell>
          <table:table-cell office:value-type="float" office:value="334984" table:style-name="ce500">
            <text:p>334984</text:p>
          </table:table-cell>
          <table:table-cell office:value-type="float" office:value="327128" table:style-name="ce500">
            <text:p>327128</text:p>
          </table:table-cell>
          <table:table-cell office:value-type="float" office:value="396978" table:style-name="ce500">
            <text:p>396978</text:p>
          </table:table-cell>
          <table:table-cell table:number-columns-repeated="16380" table:style-name="ce492"/>
        </table:table-row>
        <table:table-row table:style-name="ro6">
          <table:table-cell table:style-name="ce492"/>
          <table:table-cell table:number-columns-repeated="3" table:style-name="ce501"/>
          <table:table-cell table:number-columns-repeated="16380" table:style-name="ce492"/>
        </table:table-row>
        <table:table-row table:style-name="ro16">
          <table:table-cell office:value-type="string" table:style-name="ce497">
            <text:p>Homens</text:p>
          </table:table-cell>
          <table:table-cell office:value-type="float" office:value="146150" table:style-name="ce498">
            <text:p>146150</text:p>
          </table:table-cell>
          <table:table-cell office:value-type="float" office:value="143177" table:style-name="ce498">
            <text:p>143177</text:p>
          </table:table-cell>
          <table:table-cell office:value-type="float" office:value="175032" table:style-name="ce498">
            <text:p>175032</text:p>
          </table:table-cell>
          <table:table-cell table:number-columns-repeated="16380" table:style-name="ce492"/>
        </table:table-row>
        <table:table-row table:style-name="ro6">
          <table:table-cell table:style-name="ce502"/>
          <table:table-cell table:number-columns-repeated="3" table:style-name="ce503"/>
          <table:table-cell table:number-columns-repeated="16380" table:style-name="ce492"/>
        </table:table-row>
        <table:table-row table:style-name="ro16">
          <table:table-cell office:value-type="string" table:style-name="ce495">
            <text:p>&lt; 25 anos</text:p>
          </table:table-cell>
          <table:table-cell office:value-type="float" office:value="15969" table:style-name="ce496">
            <text:p>15969</text:p>
          </table:table-cell>
          <table:table-cell office:value-type="float" office:value="15228" table:style-name="ce496">
            <text:p>15228</text:p>
          </table:table-cell>
          <table:table-cell office:value-type="float" office:value="21106" table:style-name="ce496">
            <text:p>21106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&gt;=25 anos</text:p>
          </table:table-cell>
          <table:table-cell office:value-type="float" office:value="130181" table:style-name="ce496">
            <text:p>130181</text:p>
          </table:table-cell>
          <table:table-cell office:value-type="float" office:value="127949" table:style-name="ce496">
            <text:p>127949</text:p>
          </table:table-cell>
          <table:table-cell office:value-type="float" office:value="153926" table:style-name="ce496">
            <text:p>153926</text:p>
          </table:table-cell>
          <table:table-cell table:number-columns-repeated="16380" table:style-name="ce492"/>
        </table:table-row>
        <table:table-row table:style-name="ro6">
          <table:table-cell table:style-name="ce502"/>
          <table:table-cell table:number-columns-repeated="3" table:style-name="ce503"/>
          <table:table-cell table:number-columns-repeated="16380" table:style-name="ce492"/>
        </table:table-row>
        <table:table-row table:style-name="ro16">
          <table:table-cell office:value-type="string" table:style-name="ce495">
            <text:p>&lt; 1 ano de inscrição</text:p>
          </table:table-cell>
          <table:table-cell office:value-type="float" office:value="77613" table:style-name="ce496">
            <text:p>77613</text:p>
          </table:table-cell>
          <table:table-cell office:value-type="float" office:value="75821" table:style-name="ce496">
            <text:p>75821</text:p>
          </table:table-cell>
          <table:table-cell office:value-type="float" office:value="112675" table:style-name="ce496">
            <text:p>112675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&gt;= 1 ano de inscrição</text:p>
          </table:table-cell>
          <table:table-cell office:value-type="float" office:value="68537" table:style-name="ce496">
            <text:p>68537</text:p>
          </table:table-cell>
          <table:table-cell office:value-type="float" office:value="67356" table:style-name="ce496">
            <text:p>67356</text:p>
          </table:table-cell>
          <table:table-cell office:value-type="float" office:value="62357" table:style-name="ce496">
            <text:p>62357</text:p>
          </table:table-cell>
          <table:table-cell table:number-columns-repeated="16380" table:style-name="ce492"/>
        </table:table-row>
        <table:table-row table:style-name="ro6">
          <table:table-cell table:style-name="ce502"/>
          <table:table-cell table:number-columns-repeated="3" table:style-name="ce503"/>
          <table:table-cell table:number-columns-repeated="16380" table:style-name="ce492"/>
        </table:table-row>
        <table:table-row table:style-name="ro16">
          <table:table-cell office:value-type="string" table:style-name="ce495">
            <text:p>Primeiro Emprego</text:p>
          </table:table-cell>
          <table:table-cell office:value-type="float" office:value="12111" table:style-name="ce496">
            <text:p>12111</text:p>
          </table:table-cell>
          <table:table-cell office:value-type="float" office:value="11756" table:style-name="ce496">
            <text:p>11756</text:p>
          </table:table-cell>
          <table:table-cell office:value-type="float" office:value="12581" table:style-name="ce496">
            <text:p>12581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Novo Emprego</text:p>
          </table:table-cell>
          <table:table-cell office:value-type="float" office:value="134039" table:style-name="ce496">
            <text:p>134039</text:p>
          </table:table-cell>
          <table:table-cell office:value-type="float" office:value="131421" table:style-name="ce496">
            <text:p>131421</text:p>
          </table:table-cell>
          <table:table-cell office:value-type="float" office:value="162451" table:style-name="ce496">
            <text:p>162451</text:p>
          </table:table-cell>
          <table:table-cell table:number-columns-repeated="16380" table:style-name="ce492"/>
        </table:table-row>
        <table:table-row table:style-name="ro6">
          <table:table-cell table:style-name="ce502"/>
          <table:table-cell table:number-columns-repeated="3" table:style-name="ce503"/>
          <table:table-cell table:number-columns-repeated="16380" table:style-name="ce492"/>
        </table:table-row>
        <table:table-row table:style-name="ro16">
          <table:table-cell office:value-type="string" table:style-name="ce495">
            <text:p>Nenhum Nível de Instrução</text:p>
          </table:table-cell>
          <table:table-cell office:value-type="float" office:value="14144" table:style-name="ce496">
            <text:p>14144</text:p>
          </table:table-cell>
          <table:table-cell office:value-type="float" office:value="13862" table:style-name="ce496">
            <text:p>13862</text:p>
          </table:table-cell>
          <table:table-cell office:value-type="float" office:value="13244" table:style-name="ce496">
            <text:p>13244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Básico - 1º ciclo</text:p>
          </table:table-cell>
          <table:table-cell office:value-type="float" office:value="21280" table:style-name="ce496">
            <text:p>21280</text:p>
          </table:table-cell>
          <table:table-cell office:value-type="float" office:value="20983" table:style-name="ce496">
            <text:p>20983</text:p>
          </table:table-cell>
          <table:table-cell office:value-type="float" office:value="25286" table:style-name="ce496">
            <text:p>25286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Básico - 2º ciclo</text:p>
          </table:table-cell>
          <table:table-cell office:value-type="float" office:value="21936" table:style-name="ce496">
            <text:p>21936</text:p>
          </table:table-cell>
          <table:table-cell office:value-type="float" office:value="21570" table:style-name="ce496">
            <text:p>21570</text:p>
          </table:table-cell>
          <table:table-cell office:value-type="float" office:value="26444" table:style-name="ce496">
            <text:p>26444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Básico - 3º ciclo</text:p>
          </table:table-cell>
          <table:table-cell office:value-type="float" office:value="28886" table:style-name="ce496">
            <text:p>28886</text:p>
          </table:table-cell>
          <table:table-cell office:value-type="float" office:value="28161" table:style-name="ce496">
            <text:p>28161</text:p>
          </table:table-cell>
          <table:table-cell office:value-type="float" office:value="36245" table:style-name="ce496">
            <text:p>36245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Secundário</text:p>
          </table:table-cell>
          <table:table-cell office:value-type="float" office:value="43044" table:style-name="ce496">
            <text:p>43044</text:p>
          </table:table-cell>
          <table:table-cell office:value-type="float" office:value="42102" table:style-name="ce496">
            <text:p>42102</text:p>
          </table:table-cell>
          <table:table-cell office:value-type="float" office:value="53829" table:style-name="ce496">
            <text:p>53829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Superior</text:p>
          </table:table-cell>
          <table:table-cell office:value-type="float" office:value="16860" table:style-name="ce496">
            <text:p>16860</text:p>
          </table:table-cell>
          <table:table-cell office:value-type="float" office:value="16499" table:style-name="ce496">
            <text:p>16499</text:p>
          </table:table-cell>
          <table:table-cell office:value-type="float" office:value="19984" table:style-name="ce496">
            <text:p>19984</text:p>
          </table:table-cell>
          <table:table-cell table:number-columns-repeated="16380" table:style-name="ce492"/>
        </table:table-row>
        <table:table-row table:style-name="ro17">
          <table:table-cell table:style-name="ce502"/>
          <table:table-cell table:number-columns-repeated="3" table:style-name="ce504"/>
          <table:table-cell table:number-columns-repeated="16380" table:style-name="ce492"/>
        </table:table-row>
        <table:table-row table:style-name="ro16">
          <table:table-cell office:value-type="string" table:style-name="ce497">
            <text:p>Mulheres</text:p>
          </table:table-cell>
          <table:table-cell office:value-type="float" office:value="188834" table:style-name="ce505">
            <text:p>188834</text:p>
          </table:table-cell>
          <table:table-cell office:value-type="float" office:value="183951" table:style-name="ce505">
            <text:p>183951</text:p>
          </table:table-cell>
          <table:table-cell office:value-type="float" office:value="221946" table:style-name="ce505">
            <text:p>221946</text:p>
          </table:table-cell>
          <table:table-cell table:number-columns-repeated="16380" table:style-name="ce492"/>
        </table:table-row>
        <table:table-row table:style-name="ro6">
          <table:table-cell table:style-name="ce502"/>
          <table:table-cell table:number-columns-repeated="3" table:style-name="ce503"/>
          <table:table-cell table:number-columns-repeated="16380" table:style-name="ce492"/>
        </table:table-row>
        <table:table-row table:style-name="ro16">
          <table:table-cell office:value-type="string" table:style-name="ce495">
            <text:p>&lt; 25 anos</text:p>
          </table:table-cell>
          <table:table-cell office:value-type="float" office:value="19357" table:style-name="ce496">
            <text:p>19357</text:p>
          </table:table-cell>
          <table:table-cell office:value-type="float" office:value="18469" table:style-name="ce496">
            <text:p>18469</text:p>
          </table:table-cell>
          <table:table-cell office:value-type="float" office:value="25345" table:style-name="ce496">
            <text:p>25345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&gt;= 25 anos</text:p>
          </table:table-cell>
          <table:table-cell office:value-type="float" office:value="169477" table:style-name="ce496">
            <text:p>169477</text:p>
          </table:table-cell>
          <table:table-cell office:value-type="float" office:value="165482" table:style-name="ce496">
            <text:p>165482</text:p>
          </table:table-cell>
          <table:table-cell office:value-type="float" office:value="196601" table:style-name="ce496">
            <text:p>196601</text:p>
          </table:table-cell>
          <table:table-cell table:number-columns-repeated="16380" table:style-name="ce492"/>
        </table:table-row>
        <table:table-row table:style-name="ro6">
          <table:table-cell table:style-name="ce502"/>
          <table:table-cell table:number-columns-repeated="3" table:style-name="ce503"/>
          <table:table-cell table:number-columns-repeated="16380" table:style-name="ce492"/>
        </table:table-row>
        <table:table-row table:style-name="ro16">
          <table:table-cell office:value-type="string" table:style-name="ce495">
            <text:p>&lt; 1 ano de inscrição</text:p>
          </table:table-cell>
          <table:table-cell office:value-type="float" office:value="93992" table:style-name="ce496">
            <text:p>93992</text:p>
          </table:table-cell>
          <table:table-cell office:value-type="float" office:value="91374" table:style-name="ce496">
            <text:p>91374</text:p>
          </table:table-cell>
          <table:table-cell office:value-type="float" office:value="135813" table:style-name="ce496">
            <text:p>135813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&gt;= 1 ano de inscrição</text:p>
          </table:table-cell>
          <table:table-cell office:value-type="float" office:value="94842" table:style-name="ce496">
            <text:p>94842</text:p>
          </table:table-cell>
          <table:table-cell office:value-type="float" office:value="92577" table:style-name="ce496">
            <text:p>92577</text:p>
          </table:table-cell>
          <table:table-cell office:value-type="float" office:value="86133" table:style-name="ce496">
            <text:p>86133</text:p>
          </table:table-cell>
          <table:table-cell table:number-columns-repeated="16380" table:style-name="ce492"/>
        </table:table-row>
        <table:table-row table:style-name="ro6">
          <table:table-cell table:style-name="ce502"/>
          <table:table-cell table:number-columns-repeated="3" table:style-name="ce503"/>
          <table:table-cell table:number-columns-repeated="16380" table:style-name="ce492"/>
        </table:table-row>
        <table:table-row table:style-name="ro16">
          <table:table-cell office:value-type="string" table:style-name="ce495">
            <text:p>Primeiro Emprego</text:p>
          </table:table-cell>
          <table:table-cell office:value-type="float" office:value="18730" table:style-name="ce496">
            <text:p>18730</text:p>
          </table:table-cell>
          <table:table-cell office:value-type="float" office:value="18143" table:style-name="ce496">
            <text:p>18143</text:p>
          </table:table-cell>
          <table:table-cell office:value-type="float" office:value="19425" table:style-name="ce496">
            <text:p>19425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Novo Emprego</text:p>
          </table:table-cell>
          <table:table-cell office:value-type="float" office:value="170104" table:style-name="ce496">
            <text:p>170104</text:p>
          </table:table-cell>
          <table:table-cell office:value-type="float" office:value="165808" table:style-name="ce496">
            <text:p>165808</text:p>
          </table:table-cell>
          <table:table-cell office:value-type="float" office:value="202521" table:style-name="ce496">
            <text:p>202521</text:p>
          </table:table-cell>
          <table:table-cell table:number-columns-repeated="16380" table:style-name="ce492"/>
        </table:table-row>
        <table:table-row table:style-name="ro6">
          <table:table-cell table:style-name="ce502"/>
          <table:table-cell table:number-columns-repeated="3" table:style-name="ce503"/>
          <table:table-cell table:number-columns-repeated="16380" table:style-name="ce492"/>
        </table:table-row>
        <table:table-row table:style-name="ro16">
          <table:table-cell office:value-type="string" table:style-name="ce495">
            <text:p>Nenhum Nível de Instrução</text:p>
          </table:table-cell>
          <table:table-cell office:value-type="float" office:value="15918" table:style-name="ce496">
            <text:p>15918</text:p>
          </table:table-cell>
          <table:table-cell office:value-type="float" office:value="15451" table:style-name="ce496">
            <text:p>15451</text:p>
          </table:table-cell>
          <table:table-cell office:value-type="float" office:value="14982" table:style-name="ce496">
            <text:p>14982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Básico - 1º ciclo</text:p>
          </table:table-cell>
          <table:table-cell office:value-type="float" office:value="24659" table:style-name="ce496">
            <text:p>24659</text:p>
          </table:table-cell>
          <table:table-cell office:value-type="float" office:value="24323" table:style-name="ce496">
            <text:p>24323</text:p>
          </table:table-cell>
          <table:table-cell office:value-type="float" office:value="28889" table:style-name="ce496">
            <text:p>28889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Básico - 2º ciclo</text:p>
          </table:table-cell>
          <table:table-cell office:value-type="float" office:value="22991" table:style-name="ce496">
            <text:p>22991</text:p>
          </table:table-cell>
          <table:table-cell office:value-type="float" office:value="22504" table:style-name="ce496">
            <text:p>22504</text:p>
          </table:table-cell>
          <table:table-cell office:value-type="float" office:value="27519" table:style-name="ce496">
            <text:p>27519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Básico - 3º ciclo</text:p>
          </table:table-cell>
          <table:table-cell office:value-type="float" office:value="35480" table:style-name="ce496">
            <text:p>35480</text:p>
          </table:table-cell>
          <table:table-cell office:value-type="float" office:value="34669" table:style-name="ce496">
            <text:p>34669</text:p>
          </table:table-cell>
          <table:table-cell office:value-type="float" office:value="43458" table:style-name="ce496">
            <text:p>43458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Secundário</text:p>
          </table:table-cell>
          <table:table-cell office:value-type="float" office:value="59533" table:style-name="ce496">
            <text:p>59533</text:p>
          </table:table-cell>
          <table:table-cell office:value-type="float" office:value="57563" table:style-name="ce496">
            <text:p>57563</text:p>
          </table:table-cell>
          <table:table-cell office:value-type="float" office:value="71648" table:style-name="ce496">
            <text:p>71648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Superior</text:p>
          </table:table-cell>
          <table:table-cell office:value-type="float" office:value="30253" table:style-name="ce496">
            <text:p>30253</text:p>
          </table:table-cell>
          <table:table-cell office:value-type="float" office:value="29441" table:style-name="ce496">
            <text:p>29441</text:p>
          </table:table-cell>
          <table:table-cell office:value-type="float" office:value="35450" table:style-name="ce496">
            <text:p>35450</text:p>
          </table:table-cell>
          <table:table-cell table:number-columns-repeated="16380" table:style-name="ce492"/>
        </table:table-row>
        <table:table-row table:number-rows-repeated="1048530" table:style-name="ro14">
          <table:table-cell table:number-columns-repeated="16384"/>
        </table:table-row>
      </table:table>
      <table:table table:name="comentario-graf" table:style-name="ta3">
        <table:table-column table:style-name="co27" table:default-cell-style-name="ce276"/>
        <table:table-column table:style-name="co28" table:default-cell-style-name="ce276"/>
        <table:table-column table:style-name="co29" table:number-columns-repeated="3" table:default-cell-style-name="ce276"/>
        <table:table-column table:style-name="co18" table:number-columns-repeated="2" table:default-cell-style-name="ce276"/>
        <table:table-column table:style-name="co21" table:default-cell-style-name="ce277"/>
        <table:table-column table:style-name="co30" table:default-cell-style-name="ce277"/>
        <table:table-column table:style-name="co31" table:default-cell-style-name="ce278"/>
        <table:table-column table:style-name="co18" table:number-columns-repeated="5" table:default-cell-style-name="ce277"/>
        <table:table-column table:style-name="co18" table:number-columns-repeated="2" table:default-cell-style-name="ce276"/>
        <table:table-column table:style-name="co32" table:default-cell-style-name="ce276"/>
        <table:table-column table:style-name="co33" table:default-cell-style-name="ce276"/>
        <table:table-column table:style-name="co22" table:number-columns-repeated="16365" table:default-cell-style-name="ce276"/>
        <table:table-row table:style-name="ro18">
          <table:table-cell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69" table:style-name="ce276"/>
        </table:table-row>
        <table:table-row table:style-name="ro2">
          <table:table-cell/>
          <table:table-cell office:value-type="string" table:style-name="ce392">
            <text:p>202201</text:p>
          </table:table-cell>
          <table:table-cell table:number-columns-repeated="5" table:style-name="ce391"/>
          <table:table-cell office:value-type="string" table:style-name="ce446">
            <text:p>Não mexer</text:p>
          </table:table-cell>
          <table:table-cell table:number-columns-repeated="2" table:style-name="ce276"/>
          <table:table-cell table:number-columns-repeated="2" table:style-name="ce279"/>
          <table:table-cell table:number-columns-repeated="3" table:style-name="ce277"/>
          <table:table-cell table:style-name="ce278"/>
          <table:table-cell table:number-columns-repeated="5" table:style-name="ce277"/>
          <table:table-cell table:number-columns-repeated="16363" table:style-name="ce276"/>
        </table:table-row>
        <table:table-row table:style-name="ro2">
          <table:table-cell/>
          <table:table-cell table:style-name="ce393"/>
          <table:table-cell table:number-columns-repeated="5" table:style-name="ce391"/>
          <table:table-cell table:number-columns-repeated="4" table:style-name="ce276"/>
          <table:table-cell table:style-name="ce279"/>
          <table:table-cell table:number-columns-repeated="3" table:style-name="ce277"/>
          <table:table-cell table:number-columns-repeated="3" table:style-name="ce276"/>
          <table:table-cell table:number-columns-repeated="3" table:style-name="ce277"/>
          <table:table-cell table:number-columns-repeated="16363" table:style-name="ce276"/>
        </table:table-row>
        <table:table-row table:style-name="ro19">
          <table:table-cell/>
          <table:table-cell table:style-name="ce394"/>
          <table:table-cell table:number-columns-repeated="5" table:style-name="ce395"/>
          <table:table-cell table:number-columns-repeated="2" table:style-name="ce277"/>
          <table:table-cell table:style-name="ce278"/>
          <table:table-cell table:number-columns-repeated="5" table:style-name="ce276"/>
          <table:table-cell table:style-name="ce284"/>
          <table:table-cell table:number-columns-repeated="2" table:style-name="ce277"/>
          <table:table-cell table:style-name="ce278"/>
          <table:table-cell table:number-columns-repeated="4" table:style-name="ce277"/>
          <table:table-cell table:style-name="ce285"/>
          <table:table-cell table:number-columns-repeated="16360"/>
        </table:table-row>
        <table:table-row table:style-name="ro20">
          <table:table-cell/>
          <table:table-cell office:value-type="string" table:style-name="ce396">
            <text:p>TOTAL PAÍS</text:p>
          </table:table-cell>
          <table:table-cell table:number-columns-repeated="3" table:style-name="ce395"/>
          <table:table-cell office:value-type="string" table:number-columns-spanned="2" table:number-rows-spanned="1" table:style-name="ce553">
            <text:p>Variação %</text:p>
          </table:table-cell>
          <table:covered-table-cell/>
          <table:table-cell table:number-columns-repeated="2" table:style-name="ce277"/>
          <table:table-cell table:style-name="ce278"/>
          <table:table-cell table:number-columns-repeated="5" table:style-name="ce276"/>
          <table:table-cell table:style-name="ce284"/>
          <table:table-cell table:number-columns-repeated="2" table:style-name="ce277"/>
          <table:table-cell table:style-name="ce278"/>
          <table:table-cell table:number-columns-repeated="4" table:style-name="ce277"/>
          <table:table-cell table:style-name="ce285"/>
          <table:table-cell table:number-columns-repeated="16360"/>
        </table:table-row>
        <table:table-row table:style-name="ro21">
          <table:table-cell/>
          <table:table-cell table:style-name="ce397"/>
          <table:table-cell office:value-type="string" table:style-name="ce398">
            <text:p>202201</text:p>
          </table:table-cell>
          <table:table-cell office:value-type="string" table:style-name="ce399">
            <text:p>202112</text:p>
          </table:table-cell>
          <table:table-cell office:value-type="string" table:style-name="ce399">
            <text:p>202101</text:p>
          </table:table-cell>
          <table:table-cell office:value-type="string" table:style-name="ce400">
            <text:p>anterior</text:p>
          </table:table-cell>
          <table:table-cell office:value-type="string" table:style-name="ce401">
            <text:p>homologa</text:p>
          </table:table-cell>
          <table:table-cell table:number-columns-repeated="2" table:style-name="ce277"/>
          <table:table-cell table:style-name="ce278"/>
          <table:table-cell table:number-columns-repeated="5" table:style-name="ce276"/>
          <table:table-cell table:style-name="ce284"/>
          <table:table-cell table:number-columns-repeated="2" table:style-name="ce277"/>
          <table:table-cell table:style-name="ce278"/>
          <table:table-cell table:number-columns-repeated="4" table:style-name="ce277"/>
          <table:table-cell table:style-name="ce285"/>
          <table:table-cell table:number-columns-repeated="16360"/>
        </table:table-row>
        <table:table-row table:style-name="ro20">
          <table:table-cell/>
          <table:table-cell office:value-type="string" table:style-name="ce402">
            <text:p>SITUAÇÃO NO FIM DO MÊS</text:p>
          </table:table-cell>
          <table:table-cell table:style-name="ce403"/>
          <table:table-cell table:number-columns-repeated="4" table:style-name="ce404"/>
          <table:table-cell table:style-name="ce312"/>
          <table:table-cell table:style-name="ce277"/>
          <table:table-cell table:style-name="ce278"/>
          <table:table-cell table:number-columns-repeated="5" table:style-name="ce276"/>
          <table:table-cell table:style-name="ce284"/>
          <table:table-cell table:number-columns-repeated="2" table:style-name="ce277"/>
          <table:table-cell table:style-name="ce278"/>
          <table:table-cell table:number-columns-repeated="4" table:style-name="ce277"/>
          <table:table-cell table:style-name="ce285"/>
          <table:table-cell table:number-columns-repeated="16360"/>
        </table:table-row>
        <table:table-row table:style-name="ro20">
          <table:table-cell/>
          <table:table-cell office:value-type="string" table:style-name="ce405">
            <text:p>Pedidos de emprego</text:p>
          </table:table-cell>
          <table:table-cell office:value-type="float" office:value="526977" table:style-name="ce406">
            <text:p>526 977</text:p>
          </table:table-cell>
          <table:table-cell office:value-type="float" office:value="525872" table:style-name="ce406">
            <text:p>525 872</text:p>
          </table:table-cell>
          <table:table-cell office:value-type="float" office:value="596290" table:style-name="ce406">
            <text:p>596 290</text:p>
          </table:table-cell>
          <table:table-cell office:value-type="float" office:value="0.21012717923753307" table:style-name="ce407">
            <text:p>0,2</text:p>
          </table:table-cell>
          <table:table-cell office:value-type="float" office:value="-11.624041992989987" table:style-name="ce407">
            <text:p>-11,6</text:p>
          </table:table-cell>
          <table:table-cell table:style-name="ce310"/>
          <table:table-cell table:style-name="ce277"/>
          <table:table-cell table:style-name="ce278"/>
          <table:table-cell table:number-columns-repeated="5" table:style-name="ce276"/>
          <table:table-cell table:style-name="ce284"/>
          <table:table-cell table:number-columns-repeated="2" table:style-name="ce277"/>
          <table:table-cell table:style-name="ce278"/>
          <table:table-cell table:number-columns-repeated="4" table:style-name="ce277"/>
          <table:table-cell table:style-name="ce285"/>
          <table:table-cell table:number-columns-repeated="16360"/>
        </table:table-row>
        <table:table-row table:style-name="ro20">
          <table:table-cell/>
          <table:table-cell office:value-type="string" table:style-name="ce405">
            <text:p>Desemprego registado</text:p>
          </table:table-cell>
          <table:table-cell office:value-type="float" office:value="355868" table:style-name="ce406">
            <text:p>355 868</text:p>
          </table:table-cell>
          <table:table-cell office:value-type="float" office:value="347959" table:style-name="ce406">
            <text:p>347 959</text:p>
          </table:table-cell>
          <table:table-cell office:value-type="float" office:value="424359" table:style-name="ce406">
            <text:p>424 359</text:p>
          </table:table-cell>
          <table:table-cell office:value-type="float" office:value="2.2729689417431365" table:style-name="ce407">
            <text:p>2,3</text:p>
          </table:table-cell>
          <table:table-cell office:value-type="float" office:value="-16.139872136563618" table:style-name="ce407">
            <text:p>-16,1</text:p>
          </table:table-cell>
          <table:table-cell table:style-name="ce310"/>
          <table:table-cell table:style-name="ce313"/>
          <table:table-cell table:style-name="ce278"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4" table:style-name="ce277"/>
          <table:table-cell table:style-name="ce285"/>
          <table:table-cell table:number-columns-repeated="16360"/>
        </table:table-row>
        <table:table-row table:style-name="ro20">
          <table:table-cell/>
          <table:table-cell office:value-type="string" table:style-name="ce405">
            <text:p>Ofertas de emprego</text:p>
          </table:table-cell>
          <table:table-cell office:value-type="float" office:value="15629" table:style-name="ce406">
            <text:p>15 629</text:p>
          </table:table-cell>
          <table:table-cell office:value-type="float" office:value="15941" table:style-name="ce406">
            <text:p>15 941</text:p>
          </table:table-cell>
          <table:table-cell office:value-type="float" office:value="10735" table:style-name="ce406">
            <text:p>10 735</text:p>
          </table:table-cell>
          <table:table-cell office:value-type="float" office:value="-1.9572172385672166" table:style-name="ce407">
            <text:p>-2,0</text:p>
          </table:table-cell>
          <table:table-cell office:value-type="float" office:value="45.589194224499302" table:style-name="ce407">
            <text:p>45,6</text:p>
          </table:table-cell>
          <table:table-cell table:style-name="ce310"/>
          <table:table-cell table:style-name="ce277"/>
          <table:table-cell table:style-name="ce278"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4" table:style-name="ce277"/>
          <table:table-cell table:style-name="ce285"/>
          <table:table-cell table:number-columns-repeated="16360"/>
        </table:table-row>
        <table:table-row table:style-name="ro20">
          <table:table-cell/>
          <table:table-cell table:style-name="ce408"/>
          <table:table-cell table:number-columns-repeated="3" table:style-name="ce406"/>
          <table:table-cell table:number-columns-repeated="2" table:style-name="ce407"/>
          <table:table-cell table:style-name="ce311"/>
          <table:table-cell table:style-name="ce277"/>
          <table:table-cell table:style-name="ce278"/>
          <table:table-cell table:number-columns-repeated="6" table:style-name="ce276"/>
          <table:table-cell table:style-name="ce286"/>
          <table:table-cell table:number-columns-repeated="3" table:style-name="ce276"/>
          <table:table-cell table:number-columns-repeated="3" table:style-name="ce277"/>
          <table:table-cell table:style-name="ce285"/>
          <table:table-cell table:number-columns-repeated="16360"/>
        </table:table-row>
        <table:table-row table:style-name="ro20">
          <table:table-cell/>
          <table:table-cell office:value-type="string" table:style-name="ce409">
            <text:p>MOVIMENTO AO LONGO DO MÊS</text:p>
          </table:table-cell>
          <table:table-cell table:number-columns-repeated="3" table:style-name="ce406"/>
          <table:table-cell table:number-columns-repeated="2" table:style-name="ce407"/>
          <table:table-cell table:style-name="ce311"/>
          <table:table-cell table:style-name="ce277"/>
          <table:table-cell table:style-name="ce278"/>
          <table:table-cell table:number-columns-repeated="6" table:style-name="ce276"/>
          <table:table-cell table:style-name="ce287"/>
          <table:table-cell table:number-columns-repeated="3" table:style-name="ce288"/>
          <table:table-cell table:number-columns-repeated="3" table:style-name="ce277"/>
          <table:table-cell table:style-name="ce285"/>
          <table:table-cell table:number-columns-repeated="16360"/>
        </table:table-row>
        <table:table-row table:style-name="ro20">
          <table:table-cell/>
          <table:table-cell office:value-type="string" table:style-name="ce405">
            <text:p>Pedidos de emprego</text:p>
          </table:table-cell>
          <table:table-cell office:value-type="float" office:value="46504" table:style-name="ce406">
            <text:p>46 504</text:p>
          </table:table-cell>
          <table:table-cell office:value-type="float" office:value="42572" table:style-name="ce406">
            <text:p>42 572</text:p>
          </table:table-cell>
          <table:table-cell office:value-type="float" office:value="52402" table:style-name="ce406">
            <text:p>52 402</text:p>
          </table:table-cell>
          <table:table-cell office:value-type="float" office:value="9.2361176360048862" table:style-name="ce407">
            <text:p>9,2</text:p>
          </table:table-cell>
          <table:table-cell office:value-type="float" office:value="-11.255295599404603" table:style-name="ce407">
            <text:p>-11,3</text:p>
          </table:table-cell>
          <table:table-cell table:style-name="ce310"/>
          <table:table-cell table:style-name="ce277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number-columns-repeated="2" table:style-name="ce277"/>
          <table:table-cell table:number-columns-repeated="2" table:style-name="ce288"/>
          <table:table-cell table:number-columns-repeated="16360"/>
        </table:table-row>
        <table:table-row table:style-name="ro20">
          <table:table-cell/>
          <table:table-cell office:value-type="string" table:style-name="ce405">
            <text:p>Desempregados</text:p>
          </table:table-cell>
          <table:table-cell office:value-type="float" office:value="42694" table:style-name="ce406">
            <text:p>42 694</text:p>
          </table:table-cell>
          <table:table-cell office:value-type="float" office:value="39474" table:style-name="ce406">
            <text:p>39 474</text:p>
          </table:table-cell>
          <table:table-cell office:value-type="float" office:value="49238" table:style-name="ce406">
            <text:p>49 238</text:p>
          </table:table-cell>
          <table:table-cell office:value-type="float" office:value="8.1572680751887319" table:style-name="ce407">
            <text:p>8,2</text:p>
          </table:table-cell>
          <table:table-cell office:value-type="float" office:value="-13.29054795076973" table:style-name="ce407">
            <text:p>-13,3</text:p>
          </table:table-cell>
          <table:table-cell table:style-name="ce310"/>
          <table:table-cell table:style-name="ce277"/>
          <table:table-cell table:style-name="ce278"/>
          <table:table-cell table:number-columns-repeated="6" table:style-name="ce276"/>
          <table:table-cell table:style-name="ce292"/>
          <table:table-cell table:style-name="ce293"/>
          <table:table-cell table:number-columns-repeated="2" table:style-name="ce294"/>
          <table:table-cell table:style-name="ce287"/>
          <table:table-cell table:style-name="ce288"/>
          <table:table-cell table:number-columns-repeated="2" table:style-name="ce295"/>
          <table:table-cell table:number-columns-repeated="16360"/>
        </table:table-row>
        <table:table-row table:style-name="ro20">
          <table:table-cell/>
          <table:table-cell office:value-type="string" table:style-name="ce405">
            <text:p>Ofertas de emprego</text:p>
          </table:table-cell>
          <table:table-cell office:value-type="float" office:value="12433" table:style-name="ce406">
            <text:p>12 433</text:p>
          </table:table-cell>
          <table:table-cell office:value-type="float" office:value="9070" table:style-name="ce406">
            <text:p>9 070</text:p>
          </table:table-cell>
          <table:table-cell office:value-type="float" office:value="9868" table:style-name="ce406">
            <text:p>9 868</text:p>
          </table:table-cell>
          <table:table-cell office:value-type="float" office:value="37.078280044101433" table:style-name="ce407">
            <text:p>37,1</text:p>
          </table:table-cell>
          <table:table-cell office:value-type="float" office:value="25.993109039319013" table:style-name="ce407">
            <text:p>26,0</text:p>
          </table:table-cell>
          <table:table-cell table:style-name="ce310"/>
          <table:table-cell table:style-name="ce277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style-name="ce296"/>
          <table:table-cell table:style-name="ce297"/>
          <table:table-cell table:style-name="ce298"/>
          <table:table-cell table:style-name="ce299"/>
          <table:table-cell table:style-name="ce300"/>
          <table:table-cell table:style-name="ce301"/>
          <table:table-cell table:number-columns-repeated="16360"/>
        </table:table-row>
        <table:table-row table:style-name="ro20">
          <table:table-cell/>
          <table:table-cell office:value-type="string" table:style-name="ce405">
            <text:p>Colocações</text:p>
          </table:table-cell>
          <table:table-cell office:value-type="float" office:value="8521" table:style-name="ce410">
            <text:p>8 521</text:p>
          </table:table-cell>
          <table:table-cell office:value-type="float" office:value="6270" table:style-name="ce410">
            <text:p>6 270</text:p>
          </table:table-cell>
          <table:table-cell office:value-type="float" office:value="7405" table:style-name="ce410">
            <text:p>7 405</text:p>
          </table:table-cell>
          <table:table-cell office:value-type="float" office:value="35.901116427432214" table:style-name="ce411">
            <text:p>35,9</text:p>
          </table:table-cell>
          <table:table-cell office:value-type="float" office:value="15.070898041863606" table:style-name="ce411">
            <text:p>15,1</text:p>
          </table:table-cell>
          <table:table-cell table:style-name="ce310"/>
          <table:table-cell table:style-name="ce277"/>
          <table:table-cell table:style-name="ce278"/>
          <table:table-cell table:number-columns-repeated="6" table:style-name="ce276"/>
          <table:table-cell table:style-name="ce289"/>
          <table:table-cell table:style-name="ce302"/>
          <table:table-cell table:number-columns-repeated="2" table:style-name="ce303"/>
          <table:table-cell table:style-name="ce277"/>
          <table:table-cell table:style-name="ce290"/>
          <table:table-cell table:number-columns-repeated="2" table:style-name="ce304"/>
          <table:table-cell table:number-columns-repeated="16360"/>
        </table:table-row>
        <table:table-row table:style-name="ro22">
          <table:table-cell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277"/>
          <table:table-cell table:style-name="ce305"/>
          <table:table-cell table:number-columns-repeated="2" table:style-name="ce278"/>
          <table:table-cell table:number-columns-repeated="16360" table:style-name="ce276"/>
        </table:table-row>
        <table:table-row table:style-name="ro23">
          <table:table-cell/>
          <table:table-cell table:number-columns-repeated="6" table:style-name="ce276"/>
          <table:table-cell table:number-columns-repeated="2" table:style-name="ce277"/>
          <table:table-cell table:number-columns-repeated="2"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4">
          <table:table-cell/>
          <table:table-cell table:style-name="ce382"/>
          <table:table-cell table:number-columns-repeated="5" table:style-name="ce276"/>
          <table:table-cell table:number-columns-repeated="2" table:style-name="ce277"/>
          <table:table-cell table:number-columns-repeated="2"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5">
          <table:table-cell/>
          <table:table-cell table:style-name="ce382"/>
          <table:table-cell table:number-columns-repeated="3" table:style-name="ce280"/>
          <table:table-cell table:number-columns-repeated="5" table:style-name="ce276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6">
          <table:table-cell/>
          <table:table-cell office:value-type="string" table:style-name="ce282">
            <text:p>TOTAL PAÍS</text:p>
          </table:table-cell>
          <table:table-cell office:value-type="string" table:style-name="ce273">
            <text:p>Desemprego Registado</text:p>
          </table:table-cell>
          <table:table-cell office:value-type="string" table:style-name="ce273">
            <text:p>Desemprego ao Longo</text:p>
          </table:table-cell>
          <table:table-cell office:value-type="string" table:style-name="ce273">
            <text:p>Ofertas recebidas<text:s/></text:p>
          </table:table-cell>
          <table:table-cell office:value-type="string" table:style-name="ce273">
            <text:p>Colocações</text:p>
          </table:table-cell>
          <table:table-cell table:style-name="ce276"/>
          <table:table-cell office:value-type="string" table:style-name="ce439">
            <text:p>Copiar como valores a range: B23 a F34 <text:s/>para <text:s/>B22 a F33</text:p>
          </table:table-cell>
          <table:table-cell table:number-columns-repeated="2" table:style-name="ce440"/>
          <table:table-cell table:style-name="ce441"/>
          <table:table-cell table:style-name="ce442"/>
          <table:table-cell table:number-columns-repeated="5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2">
          <table:table-cell/>
          <table:table-cell office:value-type="date" office:date-value="2021-01-01T00:00:00" table:style-name="ce283">
            <text:p>jan-21</text:p>
          </table:table-cell>
          <table:table-cell office:value-type="float" office:value="424359" table:style-name="ce274">
            <text:p>424 359<text:s/></text:p>
          </table:table-cell>
          <table:table-cell office:value-type="float" office:value="49238" table:style-name="ce274">
            <text:p>49 238<text:s/></text:p>
          </table:table-cell>
          <table:table-cell office:value-type="float" office:value="9868" table:style-name="ce274">
            <text:p>9 868<text:s/></text:p>
          </table:table-cell>
          <table:table-cell office:value-type="float" office:value="7405" table:style-name="ce274">
            <text:p>7 405<text:s/></text:p>
          </table:table-cell>
          <table:table-cell table:style-name="ce276"/>
          <table:table-cell table:style-name="ce413"/>
          <table:table-cell table:number-columns-repeated="2" table:style-name="ce281"/>
          <table:table-cell table:style-name="ce412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3">
          <table:table-cell/>
          <table:table-cell office:value-type="date" office:date-value="2021-02-01T00:00:00" table:style-name="ce283">
            <text:p>fev-21</text:p>
          </table:table-cell>
          <table:table-cell office:value-type="float" office:value="431843" table:style-name="ce274">
            <text:p>431 843<text:s/></text:p>
          </table:table-cell>
          <table:table-cell office:value-type="float" office:value="41580" table:style-name="ce274">
            <text:p>41 580<text:s/></text:p>
          </table:table-cell>
          <table:table-cell office:value-type="float" office:value="7677" table:style-name="ce274">
            <text:p>7 677<text:s/></text:p>
          </table:table-cell>
          <table:table-cell office:value-type="float" office:value="4844" table:style-name="ce274">
            <text:p>4 844<text:s/></text:p>
          </table:table-cell>
          <table:table-cell table:number-columns-repeated="4" table:style-name="ce276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2">
          <table:table-cell/>
          <table:table-cell office:value-type="date" office:date-value="2021-03-01T00:00:00" table:style-name="ce283">
            <text:p>mar-21</text:p>
          </table:table-cell>
          <table:table-cell office:value-type="float" office:value="432851" table:style-name="ce274">
            <text:p>432 851<text:s/></text:p>
          </table:table-cell>
          <table:table-cell office:value-type="float" office:value="43114" table:style-name="ce274">
            <text:p>43 114<text:s/></text:p>
          </table:table-cell>
          <table:table-cell office:value-type="float" office:value="12050" table:style-name="ce274">
            <text:p>12 050<text:s/></text:p>
          </table:table-cell>
          <table:table-cell office:value-type="float" office:value="6899" table:style-name="ce274">
            <text:p>6 899<text:s/></text:p>
          </table:table-cell>
          <table:table-cell table:style-name="ce276"/>
          <table:table-cell office:value-type="string" table:style-name="ce443">
            <text:p>Mudar o nome do mês da célula <text:s/>B34</text:p>
          </table:table-cell>
          <table:table-cell table:number-columns-repeated="2" table:style-name="ce444"/>
          <table:table-cell table:style-name="ce445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3">
          <table:table-cell/>
          <table:table-cell office:value-type="date" office:date-value="2021-04-01T00:00:00" table:style-name="ce283">
            <text:p>abr-21</text:p>
          </table:table-cell>
          <table:table-cell office:value-type="float" office:value="423888" table:style-name="ce274">
            <text:p>423 888<text:s/></text:p>
          </table:table-cell>
          <table:table-cell office:value-type="float" office:value="37249" table:style-name="ce274">
            <text:p>37 249<text:s/></text:p>
          </table:table-cell>
          <table:table-cell office:value-type="float" office:value="12906" table:style-name="ce274">
            <text:p>12 906<text:s/></text:p>
          </table:table-cell>
          <table:table-cell office:value-type="float" office:value="7848" table:style-name="ce274">
            <text:p>7 848<text:s/></text:p>
          </table:table-cell>
          <table:table-cell table:number-columns-repeated="4" table:style-name="ce276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3">
          <table:table-cell/>
          <table:table-cell office:value-type="date" office:date-value="2021-05-01T00:00:00" table:style-name="ce283">
            <text:p>mai-21</text:p>
          </table:table-cell>
          <table:table-cell office:value-type="float" office:value="402183" table:style-name="ce274">
            <text:p>402 183<text:s/></text:p>
          </table:table-cell>
          <table:table-cell office:value-type="float" office:value="34083" table:style-name="ce274">
            <text:p>34 083<text:s/></text:p>
          </table:table-cell>
          <table:table-cell office:value-type="float" office:value="17563" table:style-name="ce274">
            <text:p>17 563<text:s/></text:p>
          </table:table-cell>
          <table:table-cell office:value-type="float" office:value="10123" table:style-name="ce274">
            <text:p>10 123<text:s/></text:p>
          </table:table-cell>
          <table:table-cell table:number-columns-repeated="4" table:style-name="ce276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3">
          <table:table-cell/>
          <table:table-cell office:value-type="date" office:date-value="2021-06-01T00:00:00" table:style-name="ce283">
            <text:p>jun-21</text:p>
          </table:table-cell>
          <table:table-cell office:value-type="float" office:value="377872" table:style-name="ce275">
            <text:p>377 872<text:s/></text:p>
          </table:table-cell>
          <table:table-cell office:value-type="float" office:value="31617" table:style-name="ce275">
            <text:p>31 617<text:s/></text:p>
          </table:table-cell>
          <table:table-cell office:value-type="float" office:value="16186" table:style-name="ce274">
            <text:p>16 186<text:s/></text:p>
          </table:table-cell>
          <table:table-cell office:value-type="float" office:value="9686" table:style-name="ce274">
            <text:p>9 686<text:s/></text:p>
          </table:table-cell>
          <table:table-cell table:number-columns-repeated="4" table:style-name="ce276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3">
          <table:table-cell/>
          <table:table-cell office:value-type="date" office:date-value="2021-07-01T00:00:00" table:style-name="ce283">
            <text:p>jul-21</text:p>
          </table:table-cell>
          <table:table-cell office:value-type="float" office:value="368704" table:style-name="ce274">
            <text:p>368 704<text:s/></text:p>
          </table:table-cell>
          <table:table-cell office:value-type="float" office:value="37604" table:style-name="ce274">
            <text:p>37 604<text:s/></text:p>
          </table:table-cell>
          <table:table-cell office:value-type="float" office:value="11750" table:style-name="ce274">
            <text:p>11 750<text:s/></text:p>
          </table:table-cell>
          <table:table-cell office:value-type="float" office:value="7605" table:style-name="ce274">
            <text:p>7 605<text:s/></text:p>
          </table:table-cell>
          <table:table-cell table:number-columns-repeated="4" table:style-name="ce276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3">
          <table:table-cell/>
          <table:table-cell office:value-type="date" office:date-value="2021-08-01T00:00:00" table:style-name="ce283">
            <text:p>ago-21</text:p>
          </table:table-cell>
          <table:table-cell office:value-type="float" office:value="368404" table:style-name="ce274">
            <text:p>368 404<text:s/></text:p>
          </table:table-cell>
          <table:table-cell office:value-type="float" office:value="36437" table:style-name="ce274">
            <text:p>36 437<text:s/></text:p>
          </table:table-cell>
          <table:table-cell office:value-type="float" office:value="11048" table:style-name="ce274">
            <text:p>11 048<text:s/></text:p>
          </table:table-cell>
          <table:table-cell office:value-type="float" office:value="6343" table:style-name="ce274">
            <text:p>6 343<text:s/></text:p>
          </table:table-cell>
          <table:table-cell table:number-columns-repeated="4" table:style-name="ce276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3">
          <table:table-cell/>
          <table:table-cell office:value-type="date" office:date-value="2021-09-01T00:00:00" table:style-name="ce283">
            <text:p>set-21</text:p>
          </table:table-cell>
          <table:table-cell office:value-type="float" office:value="359148" table:style-name="ce274">
            <text:p>359 148<text:s/></text:p>
          </table:table-cell>
          <table:table-cell office:value-type="float" office:value="48966" table:style-name="ce274">
            <text:p>48 966<text:s/></text:p>
          </table:table-cell>
          <table:table-cell office:value-type="float" office:value="14415" table:style-name="ce274">
            <text:p>14 415<text:s/></text:p>
          </table:table-cell>
          <table:table-cell office:value-type="float" office:value="8911" table:style-name="ce274">
            <text:p>8 911<text:s/></text:p>
          </table:table-cell>
          <table:table-cell table:number-columns-repeated="4" table:style-name="ce276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number-columns-repeated="2" table:style-name="ce291"/>
          <table:table-cell table:number-columns-repeated="16359"/>
        </table:table-row>
        <table:table-row table:style-name="ro23">
          <table:table-cell/>
          <table:table-cell office:value-type="date" office:date-value="2021-10-01T00:00:00" table:style-name="ce283">
            <text:p>out-21</text:p>
          </table:table-cell>
          <table:table-cell office:value-type="float" office:value="351667" table:style-name="ce274">
            <text:p>351 667<text:s/></text:p>
          </table:table-cell>
          <table:table-cell office:value-type="float" office:value="44168" table:style-name="ce274">
            <text:p>44 168<text:s/></text:p>
          </table:table-cell>
          <table:table-cell office:value-type="float" office:value="12889" table:style-name="ce274">
            <text:p>12 889<text:s/></text:p>
          </table:table-cell>
          <table:table-cell office:value-type="float" office:value="8012" table:style-name="ce274">
            <text:p>8 012<text:s/></text:p>
          </table:table-cell>
          <table:table-cell table:number-columns-repeated="4" table:style-name="ce276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289"/>
          <table:table-cell table:style-name="ce290"/>
          <table:table-cell table:style-name="ce307"/>
          <table:table-cell table:style-name="ce291"/>
          <table:table-cell table:number-columns-repeated="16359"/>
        </table:table-row>
        <table:table-row table:style-name="ro22">
          <table:table-cell/>
          <table:table-cell office:value-type="date" office:date-value="2021-11-01T00:00:00" table:style-name="ce283">
            <text:p>nov-21</text:p>
          </table:table-cell>
          <table:table-cell office:value-type="float" office:value="345884" table:style-name="ce274">
            <text:p>345 884<text:s/></text:p>
          </table:table-cell>
          <table:table-cell office:value-type="float" office:value="47142" table:style-name="ce274">
            <text:p>47 142<text:s/></text:p>
          </table:table-cell>
          <table:table-cell office:value-type="float" office:value="11571" table:style-name="ce274">
            <text:p>11 571<text:s/></text:p>
          </table:table-cell>
          <table:table-cell office:value-type="float" office:value="7616" table:style-name="ce274">
            <text:p>7 616<text:s/></text:p>
          </table:table-cell>
          <table:table-cell table:number-columns-repeated="4" table:style-name="ce276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6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3">
          <table:table-cell/>
          <table:table-cell office:value-type="date" office:date-value="2021-12-01T00:00:00" table:style-name="ce453">
            <text:p>dez-21</text:p>
          </table:table-cell>
          <table:table-cell office:value-type="float" office:value="341610" table:style-name="ce274">
            <text:p>341 610<text:s/></text:p>
          </table:table-cell>
          <table:table-cell office:value-type="float" office:value="38594" table:style-name="ce274">
            <text:p>38 594<text:s/></text:p>
          </table:table-cell>
          <table:table-cell office:value-type="float" office:value="8905" table:style-name="ce274">
            <text:p>8 905<text:s/></text:p>
          </table:table-cell>
          <table:table-cell office:value-type="float" office:value="6124" table:style-name="ce274">
            <text:p>6 124<text:s/></text:p>
          </table:table-cell>
          <table:table-cell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69" table:style-name="ce276"/>
        </table:table-row>
        <table:table-row table:style-name="ro22">
          <table:table-cell/>
          <table:table-cell office:value-type="date" office:date-value="2022-01-01T00:00:00" table:style-name="ce453">
            <text:p>jan-22</text:p>
          </table:table-cell>
          <table:table-cell office:value-type="float" office:value="355868" table:style-name="ce381">
            <text:p>355 868<text:s/></text:p>
          </table:table-cell>
          <table:table-cell office:value-type="float" office:value="42694" table:style-name="ce381">
            <text:p>42 694<text:s/></text:p>
          </table:table-cell>
          <table:table-cell office:value-type="float" office:value="12433" table:style-name="ce381">
            <text:p>12 433<text:s/></text:p>
          </table:table-cell>
          <table:table-cell office:value-type="float" office:value="8521" table:style-name="ce381">
            <text:p>8 521<text:s/></text:p>
          </table:table-cell>
          <table:table-cell table:style-name="ce276"/>
          <table:table-cell table:number-columns-repeated="2" table:style-name="ce277"/>
          <table:table-cell table:number-columns-repeated="2"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6"/>
          <table:table-cell table:style-name="ce309"/>
          <table:table-cell table:style-name="ce307"/>
          <table:table-cell table:style-name="ce291"/>
          <table:table-cell table:number-columns-repeated="16359" table:style-name="ce276"/>
        </table:table-row>
        <table:table-row table:number-rows-repeated="2" table:style-name="ro23">
          <table:table-cell/>
          <table:table-cell table:number-columns-repeated="5" table:style-name="ce276"/>
          <table:table-cell table:style-name="ce284"/>
          <table:table-cell table:number-columns-repeated="2" table:style-name="ce277"/>
          <table:table-cell table:number-columns-repeated="2" table:style-name="ce278"/>
          <table:table-cell table:number-columns-repeated="4" table:style-name="ce277"/>
          <table:table-cell table:style-name="ce285"/>
          <table:table-cell table:number-columns-repeated="16368" table:style-name="ce276"/>
        </table:table-row>
        <table:table-row table:style-name="ro22">
          <table:table-cell/>
          <table:table-cell table:style-name="ce414"/>
          <table:table-cell table:number-columns-repeated="3" table:style-name="ce415"/>
          <table:table-cell office:value-type="string" table:number-columns-spanned="2" table:number-rows-spanned="1" table:style-name="ce536">
            <text:p>variação anterior</text:p>
          </table:table-cell>
          <table:covered-table-cell/>
          <table:table-cell office:value-type="string" table:number-columns-spanned="2" table:number-rows-spanned="1" table:style-name="ce536">
            <text:p>variação homóloga</text:p>
          </table:table-cell>
          <table:covered-table-cell/>
          <table:table-cell table:style-name="ce395"/>
          <table:table-cell office:value-type="string" table:style-name="ce446">
            <text:p>Não mexer</text:p>
          </table:table-cell>
          <table:table-cell table:number-columns-repeated="4" table:style-name="ce277"/>
          <table:table-cell table:style-name="ce285"/>
          <table:table-cell table:number-columns-repeated="16368" table:style-name="ce276"/>
        </table:table-row>
        <table:table-row table:style-name="ro27">
          <table:table-cell/>
          <table:table-cell office:value-type="string" table:style-name="ce416">
            <text:p>TOTAL PAÍS</text:p>
          </table:table-cell>
          <table:table-cell office:value-type="string" table:style-name="ce417">
            <text:p>202201</text:p>
          </table:table-cell>
          <table:table-cell office:value-type="string" table:style-name="ce418">
            <text:p>202112</text:p>
          </table:table-cell>
          <table:table-cell office:value-type="string" table:style-name="ce418">
            <text:p>202101</text:p>
          </table:table-cell>
          <table:table-cell office:value-type="string" table:style-name="ce419">
            <text:p>va</text:p>
          </table:table-cell>
          <table:table-cell office:value-type="string" table:style-name="ce420">
            <text:p>%</text:p>
          </table:table-cell>
          <table:table-cell office:value-type="string" table:style-name="ce419">
            <text:p>va</text:p>
          </table:table-cell>
          <table:table-cell office:value-type="string" table:style-name="ce420">
            <text:p>%</text:p>
          </table:table-cell>
          <table:table-cell table:style-name="ce391"/>
          <table:table-cell table:style-name="ce278"/>
          <table:table-cell table:number-columns-repeated="4" table:style-name="ce277"/>
          <table:table-cell table:style-name="ce285"/>
          <table:table-cell table:number-columns-repeated="16368" table:style-name="ce276"/>
        </table:table-row>
        <table:table-row table:style-name="ro22">
          <table:table-cell/>
          <table:table-cell office:value-type="string" table:style-name="ce421">
            <text:p>desemprego registado</text:p>
          </table:table-cell>
          <table:table-cell office:value-type="float" office:value="355868" table:style-name="ce422">
            <text:p>355 868</text:p>
          </table:table-cell>
          <table:table-cell office:value-type="float" office:value="347959" table:style-name="ce422">
            <text:p>347 959</text:p>
          </table:table-cell>
          <table:table-cell office:value-type="float" office:value="424359" table:style-name="ce422">
            <text:p>424 359</text:p>
          </table:table-cell>
          <table:table-cell office:value-type="float" office:value="7909" table:style-name="ce422">
            <text:p>7 909</text:p>
          </table:table-cell>
          <table:table-cell office:value-type="float" office:value="2.2729689417431365" table:style-name="ce423">
            <text:p>2,3</text:p>
          </table:table-cell>
          <table:table-cell office:value-type="float" office:value="-68491" table:style-name="ce422">
            <text:p>-68 491</text:p>
          </table:table-cell>
          <table:table-cell office:value-type="float" office:value="-16.139872136563618" table:style-name="ce423">
            <text:p>-16,1</text:p>
          </table:table-cell>
          <table:table-cell table:style-name="ce391"/>
          <table:table-cell table:style-name="ce278"/>
          <table:table-cell table:style-name="ce277"/>
          <table:table-cell table:style-name="ce452"/>
          <table:table-cell table:number-columns-repeated="16371" table:style-name="ce276"/>
        </table:table-row>
        <table:table-row table:style-name="ro23">
          <table:table-cell/>
          <table:table-cell table:style-name="ce424"/>
          <table:table-cell table:number-columns-repeated="4" table:style-name="ce425"/>
          <table:table-cell table:style-name="ce426"/>
          <table:table-cell table:style-name="ce425"/>
          <table:table-cell table:style-name="ce426"/>
          <table:table-cell table:style-name="ce391"/>
          <table:table-cell table:style-name="ce278"/>
          <table:table-cell table:style-name="ce277"/>
          <table:table-cell table:style-name="ce452"/>
          <table:table-cell table:number-columns-repeated="16371" table:style-name="ce276"/>
        </table:table-row>
        <table:table-row table:style-name="ro23">
          <table:table-cell/>
          <table:table-cell office:value-type="string" table:style-name="ce424">
            <text:p>homens</text:p>
          </table:table-cell>
          <table:table-cell office:value-type="float" office:value="155822" table:style-name="ce427">
            <text:p>155 822</text:p>
          </table:table-cell>
          <table:table-cell office:value-type="float" office:value="152829" table:style-name="ce425">
            <text:p>152 829</text:p>
          </table:table-cell>
          <table:table-cell office:value-type="float" office:value="188048" table:style-name="ce425">
            <text:p>188 048</text:p>
          </table:table-cell>
          <table:table-cell office:value-type="float" office:value="2993" table:style-name="ce425">
            <text:p>2 993</text:p>
          </table:table-cell>
          <table:table-cell office:value-type="float" office:value="1.9583979480334228" table:style-name="ce426">
            <text:p>2,0</text:p>
          </table:table-cell>
          <table:table-cell office:value-type="float" office:value="-32226" table:style-name="ce425">
            <text:p>-32 226</text:p>
          </table:table-cell>
          <table:table-cell office:value-type="float" office:value="-17.137113928358715" table:style-name="ce426">
            <text:p>-17,1</text:p>
          </table:table-cell>
          <table:table-cell table:style-name="ce391"/>
          <table:table-cell table:style-name="ce278"/>
          <table:table-cell table:style-name="ce277"/>
          <table:table-cell table:style-name="ce452"/>
          <table:table-cell table:number-columns-repeated="16371" table:style-name="ce276"/>
        </table:table-row>
        <table:table-row table:style-name="ro23">
          <table:table-cell/>
          <table:table-cell office:value-type="string" table:style-name="ce424">
            <text:p>mulheres</text:p>
          </table:table-cell>
          <table:table-cell office:value-type="float" office:value="200046" table:style-name="ce427">
            <text:p>200 046</text:p>
          </table:table-cell>
          <table:table-cell office:value-type="float" office:value="195130" table:style-name="ce425">
            <text:p>195 130</text:p>
          </table:table-cell>
          <table:table-cell office:value-type="float" office:value="236311" table:style-name="ce425">
            <text:p>236 311</text:p>
          </table:table-cell>
          <table:table-cell office:value-type="float" office:value="4916" table:style-name="ce425">
            <text:p>4 916</text:p>
          </table:table-cell>
          <table:table-cell office:value-type="float" office:value="2.5193460769743248" table:style-name="ce426">
            <text:p>2,5</text:p>
          </table:table-cell>
          <table:table-cell office:value-type="float" office:value="-36265" table:style-name="ce425">
            <text:p>-36 265</text:p>
          </table:table-cell>
          <table:table-cell office:value-type="float" office:value="-15.346302118817997" table:style-name="ce426">
            <text:p>-15,3</text:p>
          </table:table-cell>
          <table:table-cell table:style-name="ce391"/>
          <table:table-cell table:style-name="ce278"/>
          <table:table-cell table:style-name="ce277"/>
          <table:table-cell table:style-name="ce452"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7"/>
        </table:table-row>
        <table:table-row table:style-name="ro22">
          <table:table-cell/>
          <table:table-cell table:style-name="ce424"/>
          <table:table-cell table:number-columns-repeated="4" table:style-name="ce428"/>
          <table:table-cell table:style-name="ce426"/>
          <table:table-cell table:style-name="ce428"/>
          <table:table-cell table:style-name="ce426"/>
          <table:table-cell table:style-name="ce391"/>
          <table:table-cell table:style-name="ce278"/>
          <table:table-cell table:style-name="ce277"/>
          <table:table-cell table:style-name="ce452"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7"/>
        </table:table-row>
        <table:table-row table:style-name="ro23">
          <table:table-cell/>
          <table:table-cell office:value-type="string" table:style-name="ce424">
            <text:p>&lt; 25 anos</text:p>
          </table:table-cell>
          <table:table-cell office:value-type="float" office:value="37818" table:style-name="ce427">
            <text:p>37 818</text:p>
          </table:table-cell>
          <table:table-cell office:value-type="float" office:value="36157" table:style-name="ce425">
            <text:p>36 157</text:p>
          </table:table-cell>
          <table:table-cell office:value-type="float" office:value="50331" table:style-name="ce425">
            <text:p>50 331</text:p>
          </table:table-cell>
          <table:table-cell office:value-type="float" office:value="1661" table:style-name="ce425">
            <text:p>1 661</text:p>
          </table:table-cell>
          <table:table-cell office:value-type="float" office:value="4.59385457864314" table:style-name="ce426">
            <text:p>4,6</text:p>
          </table:table-cell>
          <table:table-cell office:value-type="float" office:value="-12513" table:style-name="ce425">
            <text:p>-12 513</text:p>
          </table:table-cell>
          <table:table-cell office:value-type="float" office:value="-24.861417416701435" table:style-name="ce426">
            <text:p>-24,9</text:p>
          </table:table-cell>
          <table:table-cell table:style-name="ce391"/>
          <table:table-cell table:style-name="ce278"/>
          <table:table-cell table:style-name="ce277"/>
          <table:table-cell table:style-name="ce452"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7"/>
        </table:table-row>
        <table:table-row table:style-name="ro23">
          <table:table-cell/>
          <table:table-cell office:value-type="string" table:style-name="ce424">
            <text:p>&gt;= 25 anos</text:p>
          </table:table-cell>
          <table:table-cell office:value-type="float" office:value="318050" table:style-name="ce427">
            <text:p>318 050</text:p>
          </table:table-cell>
          <table:table-cell office:value-type="float" office:value="311802" table:style-name="ce425">
            <text:p>311 802</text:p>
          </table:table-cell>
          <table:table-cell office:value-type="float" office:value="374028" table:style-name="ce425">
            <text:p>374 028</text:p>
          </table:table-cell>
          <table:table-cell office:value-type="float" office:value="6248" table:style-name="ce425">
            <text:p>6 248</text:p>
          </table:table-cell>
          <table:table-cell office:value-type="float" office:value="2.0038357675704455" table:style-name="ce426">
            <text:p>2,0</text:p>
          </table:table-cell>
          <table:table-cell office:value-type="float" office:value="-55978" table:style-name="ce425">
            <text:p>-55 978</text:p>
          </table:table-cell>
          <table:table-cell office:value-type="float" office:value="-14.966259210540386" table:style-name="ce426">
            <text:p>-15,0</text:p>
          </table:table-cell>
          <table:table-cell table:style-name="ce391"/>
          <table:table-cell table:style-name="ce278"/>
          <table:table-cell table:style-name="ce277"/>
          <table:table-cell table:style-name="ce452"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7"/>
        </table:table-row>
        <table:table-row table:style-name="ro23">
          <table:table-cell/>
          <table:table-cell table:style-name="ce424"/>
          <table:table-cell table:style-name="ce427"/>
          <table:table-cell table:number-columns-repeated="3" table:style-name="ce425"/>
          <table:table-cell table:style-name="ce426"/>
          <table:table-cell table:style-name="ce425"/>
          <table:table-cell table:style-name="ce426"/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 table:style-name="ce276"/>
        </table:table-row>
        <table:table-row table:style-name="ro23">
          <table:table-cell/>
          <table:table-cell office:value-type="string" table:style-name="ce424">
            <text:p>&lt; 1 ano inscrição</text:p>
          </table:table-cell>
          <table:table-cell office:value-type="float" office:value="181527" table:style-name="ce427">
            <text:p>181 527</text:p>
          </table:table-cell>
          <table:table-cell office:value-type="float" office:value="176885" table:style-name="ce425">
            <text:p>176 885</text:p>
          </table:table-cell>
          <table:table-cell office:value-type="float" office:value="263183" table:style-name="ce425">
            <text:p>263 183</text:p>
          </table:table-cell>
          <table:table-cell office:value-type="float" office:value="4642" table:style-name="ce425">
            <text:p>4 642</text:p>
          </table:table-cell>
          <table:table-cell office:value-type="float" office:value="2.6243039262797865" table:style-name="ce426">
            <text:p>2,6</text:p>
          </table:table-cell>
          <table:table-cell office:value-type="float" office:value="-81656" table:style-name="ce425">
            <text:p>-81 656</text:p>
          </table:table-cell>
          <table:table-cell office:value-type="float" office:value="-31.026320089063503" table:style-name="ce426">
            <text:p>-31,0</text:p>
          </table:table-cell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 table:style-name="ce276"/>
        </table:table-row>
        <table:table-row table:style-name="ro23">
          <table:table-cell/>
          <table:table-cell office:value-type="string" table:style-name="ce424">
            <text:p>&gt;= 1 ano inscrição</text:p>
          </table:table-cell>
          <table:table-cell office:value-type="float" office:value="174341" table:style-name="ce427">
            <text:p>174 341</text:p>
          </table:table-cell>
          <table:table-cell office:value-type="float" office:value="171074" table:style-name="ce425">
            <text:p>171 074</text:p>
          </table:table-cell>
          <table:table-cell office:value-type="float" office:value="161176" table:style-name="ce425">
            <text:p>161 176</text:p>
          </table:table-cell>
          <table:table-cell office:value-type="float" office:value="3267" table:style-name="ce425">
            <text:p>3 267</text:p>
          </table:table-cell>
          <table:table-cell office:value-type="float" office:value="1.9096998959514597" table:style-name="ce426">
            <text:p>1,9</text:p>
          </table:table-cell>
          <table:table-cell office:value-type="float" office:value="13165" table:style-name="ce425">
            <text:p>13 165</text:p>
          </table:table-cell>
          <table:table-cell office:value-type="float" office:value="8.1680895418672748" table:style-name="ce426">
            <text:p>8,2</text:p>
          </table:table-cell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 table:style-name="ce276"/>
        </table:table-row>
        <table:table-row table:style-name="ro7">
          <table:table-cell/>
          <table:table-cell table:style-name="ce424"/>
          <table:table-cell table:style-name="ce427"/>
          <table:table-cell table:number-columns-repeated="3" table:style-name="ce425"/>
          <table:table-cell table:style-name="ce426"/>
          <table:table-cell table:style-name="ce425"/>
          <table:table-cell table:style-name="ce426"/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/>
        </table:table-row>
        <table:table-row table:style-name="ro23">
          <table:table-cell/>
          <table:table-cell office:value-type="string" table:style-name="ce424">
            <text:p>primeiro emprego</text:p>
          </table:table-cell>
          <table:table-cell office:value-type="float" office:value="32843" table:style-name="ce427">
            <text:p>32 843</text:p>
          </table:table-cell>
          <table:table-cell office:value-type="float" office:value="31913" table:style-name="ce425">
            <text:p>31 913</text:p>
          </table:table-cell>
          <table:table-cell office:value-type="float" office:value="34420" table:style-name="ce425">
            <text:p>34 420</text:p>
          </table:table-cell>
          <table:table-cell office:value-type="float" office:value="930" table:style-name="ce425">
            <text:p><text:s/>930</text:p>
          </table:table-cell>
          <table:table-cell office:value-type="float" office:value="2.9141729075925169" table:style-name="ce426">
            <text:p>2,9</text:p>
          </table:table-cell>
          <table:table-cell office:value-type="float" office:value="-1577" table:style-name="ce425">
            <text:p>-1 577</text:p>
          </table:table-cell>
          <table:table-cell office:value-type="float" office:value="-4.5816385822196395" table:style-name="ce426">
            <text:p>-4,6</text:p>
          </table:table-cell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/>
        </table:table-row>
        <table:table-row table:style-name="ro23">
          <table:table-cell/>
          <table:table-cell office:value-type="string" table:style-name="ce424">
            <text:p>novo emprego</text:p>
          </table:table-cell>
          <table:table-cell office:value-type="float" office:value="323025" table:style-name="ce427">
            <text:p>323 025</text:p>
          </table:table-cell>
          <table:table-cell office:value-type="float" office:value="316046" table:style-name="ce425">
            <text:p>316 046</text:p>
          </table:table-cell>
          <table:table-cell office:value-type="float" office:value="389939" table:style-name="ce425">
            <text:p>389 939</text:p>
          </table:table-cell>
          <table:table-cell office:value-type="float" office:value="6979" table:style-name="ce425">
            <text:p>6 979</text:p>
          </table:table-cell>
          <table:table-cell office:value-type="float" office:value="2.2082228536352302" table:style-name="ce426">
            <text:p>2,2</text:p>
          </table:table-cell>
          <table:table-cell office:value-type="float" office:value="-66914" table:style-name="ce425">
            <text:p>-66 914</text:p>
          </table:table-cell>
          <table:table-cell office:value-type="float" office:value="-17.16011991619202" table:style-name="ce426">
            <text:p>-17,2</text:p>
          </table:table-cell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/>
        </table:table-row>
        <table:table-row table:style-name="ro23">
          <table:table-cell/>
          <table:table-cell table:style-name="ce424"/>
          <table:table-cell table:style-name="ce427"/>
          <table:table-cell table:number-columns-repeated="3" table:style-name="ce425"/>
          <table:table-cell table:style-name="ce426"/>
          <table:table-cell table:style-name="ce425"/>
          <table:table-cell table:style-name="ce426"/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/>
        </table:table-row>
        <table:table-row table:style-name="ro23">
          <table:table-cell/>
          <table:table-cell office:value-type="string" table:style-name="ce424">
            <text:p>nenhum nível instrução</text:p>
          </table:table-cell>
          <table:table-cell office:value-type="float" office:value="31181" table:style-name="ce427">
            <text:p>31 181</text:p>
          </table:table-cell>
          <table:table-cell office:value-type="float" office:value="30455" table:style-name="ce425">
            <text:p>30 455</text:p>
          </table:table-cell>
          <table:table-cell office:value-type="float" office:value="29490" table:style-name="ce425">
            <text:p>29 490</text:p>
          </table:table-cell>
          <table:table-cell office:value-type="float" office:value="726" table:style-name="ce425">
            <text:p><text:s/>726</text:p>
          </table:table-cell>
          <table:table-cell office:value-type="float" office:value="2.3838450172385488" table:style-name="ce426">
            <text:p>2,4</text:p>
          </table:table-cell>
          <table:table-cell office:value-type="float" office:value="1691" table:style-name="ce425">
            <text:p>1 691</text:p>
          </table:table-cell>
          <table:table-cell office:value-type="float" office:value="5.734147168531706" table:style-name="ce426">
            <text:p>5,7</text:p>
          </table:table-cell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/>
        </table:table-row>
        <table:table-row table:style-name="ro23">
          <table:table-cell/>
          <table:table-cell office:value-type="string" table:style-name="ce424">
            <text:p>1º ciclo ensino básico</text:p>
          </table:table-cell>
          <table:table-cell office:value-type="float" office:value="49854" table:style-name="ce427">
            <text:p>49 854</text:p>
          </table:table-cell>
          <table:table-cell office:value-type="float" office:value="49291" table:style-name="ce425">
            <text:p>49 291</text:p>
          </table:table-cell>
          <table:table-cell office:value-type="float" office:value="58904" table:style-name="ce425">
            <text:p>58 904</text:p>
          </table:table-cell>
          <table:table-cell office:value-type="float" office:value="563" table:style-name="ce425">
            <text:p><text:s/>563</text:p>
          </table:table-cell>
          <table:table-cell office:value-type="float" office:value="1.1421963441601914" table:style-name="ce426">
            <text:p>1,1</text:p>
          </table:table-cell>
          <table:table-cell office:value-type="float" office:value="-9050" table:style-name="ce425">
            <text:p>-9 050</text:p>
          </table:table-cell>
          <table:table-cell office:value-type="float" office:value="-15.363982072524788" table:style-name="ce426">
            <text:p>-15,4</text:p>
          </table:table-cell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/>
        </table:table-row>
        <table:table-row table:style-name="ro23">
          <table:table-cell/>
          <table:table-cell office:value-type="string" table:style-name="ce424">
            <text:p>2º ciclo ensino básico</text:p>
          </table:table-cell>
          <table:table-cell office:value-type="float" office:value="48917" table:style-name="ce427">
            <text:p>48 917</text:p>
          </table:table-cell>
          <table:table-cell office:value-type="float" office:value="48090" table:style-name="ce425">
            <text:p>48 090</text:p>
          </table:table-cell>
          <table:table-cell office:value-type="float" office:value="59008" table:style-name="ce425">
            <text:p>59 008</text:p>
          </table:table-cell>
          <table:table-cell office:value-type="float" office:value="827" table:style-name="ce425">
            <text:p><text:s/>827</text:p>
          </table:table-cell>
          <table:table-cell office:value-type="float" office:value="1.7196922437097109" table:style-name="ce426">
            <text:p>1,7</text:p>
          </table:table-cell>
          <table:table-cell office:value-type="float" office:value="-10091" table:style-name="ce425">
            <text:p>-10 091</text:p>
          </table:table-cell>
          <table:table-cell office:value-type="float" office:value="-17.101071041214748" table:style-name="ce426">
            <text:p>-17,1</text:p>
          </table:table-cell>
          <table:table-cell table:style-name="ce391"/>
          <table:table-cell table:style-name="ce277"/>
          <table:table-cell table:style-name="ce276"/>
          <table:table-cell table:number-columns-repeated="2" table:style-name="ce452"/>
          <table:table-cell table:number-columns-repeated="4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/>
        </table:table-row>
        <table:table-row table:style-name="ro23">
          <table:table-cell/>
          <table:table-cell office:value-type="string" table:style-name="ce424">
            <text:p>3º ciclo ensino básico</text:p>
          </table:table-cell>
          <table:table-cell office:value-type="float" office:value="68484" table:style-name="ce427">
            <text:p>68 484</text:p>
          </table:table-cell>
          <table:table-cell office:value-type="float" office:value="66692" table:style-name="ce425">
            <text:p>66 692</text:p>
          </table:table-cell>
          <table:table-cell office:value-type="float" office:value="84864" table:style-name="ce425">
            <text:p>84 864</text:p>
          </table:table-cell>
          <table:table-cell office:value-type="float" office:value="1792" table:style-name="ce425">
            <text:p>1 792</text:p>
          </table:table-cell>
          <table:table-cell office:value-type="float" office:value="2.6869789479997603" table:style-name="ce426">
            <text:p>2,7</text:p>
          </table:table-cell>
          <table:table-cell office:value-type="float" office:value="-16380" table:style-name="ce425">
            <text:p>-16 380</text:p>
          </table:table-cell>
          <table:table-cell office:value-type="float" office:value="-19.301470588235293" table:style-name="ce426">
            <text:p>-19,3</text:p>
          </table:table-cell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/>
        </table:table-row>
        <table:table-row table:style-name="ro23">
          <table:table-cell/>
          <table:table-cell office:value-type="string" table:style-name="ce424">
            <text:p>secundário</text:p>
          </table:table-cell>
          <table:table-cell office:value-type="float" office:value="108465" table:style-name="ce427">
            <text:p>108 465</text:p>
          </table:table-cell>
          <table:table-cell office:value-type="float" office:value="105616" table:style-name="ce425">
            <text:p>105 616</text:p>
          </table:table-cell>
          <table:table-cell office:value-type="float" office:value="134167" table:style-name="ce425">
            <text:p>134 167</text:p>
          </table:table-cell>
          <table:table-cell office:value-type="float" office:value="2849" table:style-name="ce425">
            <text:p>2 849</text:p>
          </table:table-cell>
          <table:table-cell office:value-type="float" office:value="2.6975079533404029" table:style-name="ce426">
            <text:p>2,7</text:p>
          </table:table-cell>
          <table:table-cell office:value-type="float" office:value="-25702" table:style-name="ce425">
            <text:p>-25 702</text:p>
          </table:table-cell>
          <table:table-cell office:value-type="float" office:value="-19.15672259199356" table:style-name="ce426">
            <text:p>-19,2</text:p>
          </table:table-cell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/>
        </table:table-row>
        <table:table-row table:style-name="ro23">
          <table:table-cell/>
          <table:table-cell office:value-type="string" table:style-name="ce424">
            <text:p>superior</text:p>
          </table:table-cell>
          <table:table-cell office:value-type="float" office:value="48967" table:style-name="ce427">
            <text:p>48 967</text:p>
          </table:table-cell>
          <table:table-cell office:value-type="float" office:value="47815" table:style-name="ce425">
            <text:p>47 815</text:p>
          </table:table-cell>
          <table:table-cell office:value-type="float" office:value="57926" table:style-name="ce425">
            <text:p>57 926</text:p>
          </table:table-cell>
          <table:table-cell office:value-type="float" office:value="1152" table:style-name="ce425">
            <text:p>1 152</text:p>
          </table:table-cell>
          <table:table-cell office:value-type="float" office:value="2.4092857889783539" table:style-name="ce426">
            <text:p>2,4</text:p>
          </table:table-cell>
          <table:table-cell office:value-type="float" office:value="-8959" table:style-name="ce425">
            <text:p>-8 959</text:p>
          </table:table-cell>
          <table:table-cell office:value-type="float" office:value="-15.466284569968581" table:style-name="ce426">
            <text:p>-15,5</text:p>
          </table:table-cell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8" table:style-name="ce277"/>
          <table:table-cell table:number-columns-repeated="16358"/>
        </table:table-row>
        <table:table-row table:style-name="ro23">
          <table:table-cell/>
          <table:table-cell table:style-name="ce424"/>
          <table:table-cell table:style-name="ce427"/>
          <table:table-cell table:number-columns-repeated="3" table:style-name="ce425"/>
          <table:table-cell table:style-name="ce426"/>
          <table:table-cell table:style-name="ce425"/>
          <table:table-cell table:style-name="ce426"/>
          <table:table-cell table:style-name="ce391"/>
          <table:table-cell table:number-columns-repeated="2" table:style-name="ce277"/>
          <table:table-cell table:style-name="ce452"/>
          <table:table-cell table:number-columns-repeated="2" table:style-name="ce277"/>
          <table:table-cell table:number-columns-repeated="16369" table:style-name="ce276"/>
        </table:table-row>
        <table:table-row table:style-name="ro23">
          <table:table-cell/>
          <table:table-cell office:value-type="string" table:style-name="ce424">
            <text:p>Total <text:s/>País</text:p>
          </table:table-cell>
          <table:table-cell office:value-type="float" office:value="355868" table:style-name="ce427">
            <text:p>355 868</text:p>
          </table:table-cell>
          <table:table-cell office:value-type="float" office:value="347959" table:style-name="ce425">
            <text:p>347 959</text:p>
          </table:table-cell>
          <table:table-cell office:value-type="float" office:value="424359" table:style-name="ce425">
            <text:p>424 359</text:p>
          </table:table-cell>
          <table:table-cell office:value-type="float" office:value="7909" table:style-name="ce425">
            <text:p>7 909</text:p>
          </table:table-cell>
          <table:table-cell office:value-type="float" office:value="2.2729689417431365" table:style-name="ce426">
            <text:p>2,3</text:p>
          </table:table-cell>
          <table:table-cell office:value-type="float" office:value="-68491" table:style-name="ce425">
            <text:p>-68 491</text:p>
          </table:table-cell>
          <table:table-cell office:value-type="float" office:value="-16.139872136563618" table:style-name="ce426">
            <text:p>-16,1</text:p>
          </table:table-cell>
          <table:table-cell table:style-name="ce429"/>
          <table:table-cell table:number-columns-repeated="2" table:style-name="ce277"/>
          <table:table-cell table:style-name="ce452"/>
          <table:table-cell table:number-columns-repeated="2" table:style-name="ce277"/>
          <table:table-cell table:number-columns-repeated="16369" table:style-name="ce276"/>
        </table:table-row>
        <table:table-row table:style-name="ro23">
          <table:table-cell/>
          <table:table-cell office:value-type="string" table:style-name="ce424">
            <text:p>Norte</text:p>
          </table:table-cell>
          <table:table-cell office:value-type="float" office:value="131444" table:style-name="ce427">
            <text:p>131 444</text:p>
          </table:table-cell>
          <table:table-cell office:value-type="float" office:value="129555" table:style-name="ce425">
            <text:p>129 555</text:p>
          </table:table-cell>
          <table:table-cell office:value-type="float" office:value="157668" table:style-name="ce425">
            <text:p>157 668</text:p>
          </table:table-cell>
          <table:table-cell office:value-type="float" office:value="1889" table:style-name="ce425">
            <text:p>1 889</text:p>
          </table:table-cell>
          <table:table-cell office:value-type="float" office:value="1.4580680020068697" table:style-name="ce426">
            <text:p>1,5</text:p>
          </table:table-cell>
          <table:table-cell office:value-type="float" office:value="-26224" table:style-name="ce425">
            <text:p>-26 224</text:p>
          </table:table-cell>
          <table:table-cell office:value-type="float" office:value="-16.632417484841568" table:style-name="ce426">
            <text:p>-16,6</text:p>
          </table:table-cell>
          <table:table-cell office:value-type="float" office:value="-16.139872136563618" table:style-name="ce429">
            <text:p>-16,1</text:p>
          </table:table-cell>
          <table:table-cell table:number-columns-repeated="2" table:style-name="ce277"/>
          <table:table-cell table:style-name="ce452"/>
          <table:table-cell table:number-columns-repeated="2" table:style-name="ce277"/>
          <table:table-cell table:number-columns-repeated="16369" table:style-name="ce276"/>
        </table:table-row>
        <table:table-row table:style-name="ro23">
          <table:table-cell/>
          <table:table-cell office:value-type="string" table:style-name="ce430">
            <text:p>Centro</text:p>
          </table:table-cell>
          <table:table-cell office:value-type="float" office:value="43971" table:style-name="ce427">
            <text:p>43 971</text:p>
          </table:table-cell>
          <table:table-cell office:value-type="float" office:value="42638" table:style-name="ce425">
            <text:p>42 638</text:p>
          </table:table-cell>
          <table:table-cell office:value-type="float" office:value="52083" table:style-name="ce425">
            <text:p>52 083</text:p>
          </table:table-cell>
          <table:table-cell office:value-type="float" office:value="1333" table:style-name="ce425">
            <text:p>1 333</text:p>
          </table:table-cell>
          <table:table-cell office:value-type="float" office:value="3.1263192457432338" table:style-name="ce426">
            <text:p>3,1</text:p>
          </table:table-cell>
          <table:table-cell office:value-type="float" office:value="-8112" table:style-name="ce425">
            <text:p>-8 112</text:p>
          </table:table-cell>
          <table:table-cell office:value-type="float" office:value="-15.575139680893956" table:style-name="ce426">
            <text:p>-15,6</text:p>
          </table:table-cell>
          <table:table-cell office:value-type="float" office:value="-16.139872136563618" table:style-name="ce429">
            <text:p>-16,1</text:p>
          </table:table-cell>
          <table:table-cell table:number-columns-repeated="2" table:style-name="ce277"/>
          <table:table-cell table:style-name="ce452"/>
          <table:table-cell table:number-columns-repeated="2" table:style-name="ce277"/>
          <table:table-cell table:number-columns-repeated="16369" table:style-name="ce276"/>
        </table:table-row>
        <table:table-row table:style-name="ro23">
          <table:table-cell/>
          <table:table-cell office:value-type="string" table:style-name="ce430">
            <text:p>Lisboa VT</text:p>
          </table:table-cell>
          <table:table-cell office:value-type="float" office:value="118273" table:style-name="ce427">
            <text:p>118 273</text:p>
          </table:table-cell>
          <table:table-cell office:value-type="float" office:value="114720" table:style-name="ce425">
            <text:p>114 720</text:p>
          </table:table-cell>
          <table:table-cell office:value-type="float" office:value="135230" table:style-name="ce425">
            <text:p>135 230</text:p>
          </table:table-cell>
          <table:table-cell office:value-type="float" office:value="3553" table:style-name="ce425">
            <text:p>3 553</text:p>
          </table:table-cell>
          <table:table-cell office:value-type="float" office:value="3.0971059972105999" table:style-name="ce426">
            <text:p>3,1</text:p>
          </table:table-cell>
          <table:table-cell office:value-type="float" office:value="-16957" table:style-name="ce425">
            <text:p>-16 957</text:p>
          </table:table-cell>
          <table:table-cell office:value-type="float" office:value="-12.539377357095319" table:style-name="ce426">
            <text:p>-12,5</text:p>
          </table:table-cell>
          <table:table-cell office:value-type="float" office:value="-16.139872136563618" table:style-name="ce429">
            <text:p>-16,1</text:p>
          </table:table-cell>
          <table:table-cell table:number-columns-repeated="2" table:style-name="ce277"/>
          <table:table-cell table:style-name="ce452"/>
          <table:table-cell table:number-columns-repeated="2" table:style-name="ce277"/>
          <table:table-cell table:number-columns-repeated="16369" table:style-name="ce276"/>
        </table:table-row>
        <table:table-row table:style-name="ro23">
          <table:table-cell/>
          <table:table-cell office:value-type="string" table:style-name="ce430">
            <text:p>Alentejo</text:p>
          </table:table-cell>
          <table:table-cell office:value-type="float" office:value="15673" table:style-name="ce427">
            <text:p>15 673</text:p>
          </table:table-cell>
          <table:table-cell office:value-type="float" office:value="15625" table:style-name="ce425">
            <text:p>15 625</text:p>
          </table:table-cell>
          <table:table-cell office:value-type="float" office:value="18426" table:style-name="ce425">
            <text:p>18 426</text:p>
          </table:table-cell>
          <table:table-cell office:value-type="float" office:value="48" table:style-name="ce425">
            <text:p><text:s/>48</text:p>
          </table:table-cell>
          <table:table-cell office:value-type="float" office:value="0.30720000000000003" table:style-name="ce426">
            <text:p>0,3</text:p>
          </table:table-cell>
          <table:table-cell office:value-type="float" office:value="-2753" table:style-name="ce425">
            <text:p>-2 753</text:p>
          </table:table-cell>
          <table:table-cell office:value-type="float" office:value="-14.94084445891675" table:style-name="ce426">
            <text:p>-14,9</text:p>
          </table:table-cell>
          <table:table-cell office:value-type="float" office:value="-16.139872136563618" table:style-name="ce429">
            <text:p>-16,1</text:p>
          </table:table-cell>
          <table:table-cell table:number-columns-repeated="2" table:style-name="ce277"/>
          <table:table-cell table:style-name="ce452"/>
          <table:table-cell table:number-columns-repeated="2" table:style-name="ce277"/>
          <table:table-cell table:number-columns-repeated="16369" table:style-name="ce276"/>
        </table:table-row>
        <table:table-row table:style-name="ro23">
          <table:table-cell/>
          <table:table-cell office:value-type="string" table:style-name="ce430">
            <text:p><text:s/>Algarve</text:p>
          </table:table-cell>
          <table:table-cell office:value-type="float" office:value="25623" table:style-name="ce427">
            <text:p>25 623</text:p>
          </table:table-cell>
          <table:table-cell office:value-type="float" office:value="24590" table:style-name="ce425">
            <text:p>24 590</text:p>
          </table:table-cell>
          <table:table-cell office:value-type="float" office:value="33571" table:style-name="ce425">
            <text:p>33 571</text:p>
          </table:table-cell>
          <table:table-cell office:value-type="float" office:value="1033" table:style-name="ce425">
            <text:p>1 033</text:p>
          </table:table-cell>
          <table:table-cell office:value-type="float" office:value="4.2008946726311507" table:style-name="ce426">
            <text:p>4,2</text:p>
          </table:table-cell>
          <table:table-cell office:value-type="float" office:value="-7948" table:style-name="ce425">
            <text:p>-7 948</text:p>
          </table:table-cell>
          <table:table-cell office:value-type="float" office:value="-23.675195853564087" table:style-name="ce426">
            <text:p>-23,7</text:p>
          </table:table-cell>
          <table:table-cell office:value-type="float" office:value="-16.139872136563618" table:style-name="ce429">
            <text:p>-16,1</text:p>
          </table:table-cell>
          <table:table-cell table:number-columns-repeated="2" table:style-name="ce277"/>
          <table:table-cell table:style-name="ce452"/>
          <table:table-cell table:number-columns-repeated="2" table:style-name="ce277"/>
          <table:table-cell table:number-columns-repeated="16369" table:style-name="ce276"/>
        </table:table-row>
        <table:table-row table:style-name="ro23">
          <table:table-cell/>
          <table:table-cell office:value-type="string" table:style-name="ce430">
            <text:p>Açores</text:p>
          </table:table-cell>
          <table:table-cell office:value-type="float" office:value="6415" table:style-name="ce427">
            <text:p>6 415</text:p>
          </table:table-cell>
          <table:table-cell office:value-type="float" office:value="6349" table:style-name="ce425">
            <text:p>6 349</text:p>
          </table:table-cell>
          <table:table-cell office:value-type="float" office:value="7032" table:style-name="ce425">
            <text:p>7 032</text:p>
          </table:table-cell>
          <table:table-cell office:value-type="float" office:value="66" table:style-name="ce425">
            <text:p><text:s/>66</text:p>
          </table:table-cell>
          <table:table-cell office:value-type="float" office:value="1.0395337848480075" table:style-name="ce426">
            <text:p>1,0</text:p>
          </table:table-cell>
          <table:table-cell office:value-type="float" office:value="-617" table:style-name="ce425">
            <text:p>- 617</text:p>
          </table:table-cell>
          <table:table-cell office:value-type="float" office:value="-8.7741751990898749" table:style-name="ce426">
            <text:p>-8,8</text:p>
          </table:table-cell>
          <table:table-cell office:value-type="float" office:value="-16.139872136563618" table:style-name="ce429">
            <text:p>-16,1</text:p>
          </table:table-cell>
          <table:table-cell table:number-columns-repeated="2" table:style-name="ce277"/>
          <table:table-cell table:style-name="ce452"/>
          <table:table-cell table:number-columns-repeated="2" table:style-name="ce277"/>
          <table:table-cell table:number-columns-repeated="16369" table:style-name="ce276"/>
        </table:table-row>
        <table:table-row table:style-name="ro23">
          <table:table-cell/>
          <table:table-cell office:value-type="string" table:style-name="ce431">
            <text:p>Madeira</text:p>
          </table:table-cell>
          <table:table-cell office:value-type="float" office:value="14469" table:style-name="ce432">
            <text:p>14 469</text:p>
          </table:table-cell>
          <table:table-cell office:value-type="float" office:value="14482" table:style-name="ce433">
            <text:p>14 482</text:p>
          </table:table-cell>
          <table:table-cell office:value-type="float" office:value="20349" table:style-name="ce433">
            <text:p>20 349</text:p>
          </table:table-cell>
          <table:table-cell office:value-type="float" office:value="-13" table:style-name="ce433">
            <text:p>- 13</text:p>
          </table:table-cell>
          <table:table-cell office:value-type="float" office:value="-8.9766606822262118E-2" table:style-name="ce434">
            <text:p>-0,1</text:p>
          </table:table-cell>
          <table:table-cell office:value-type="float" office:value="-5880" table:style-name="ce433">
            <text:p>-5 880</text:p>
          </table:table-cell>
          <table:table-cell office:value-type="float" office:value="-28.895768833849328" table:style-name="ce434">
            <text:p>-28,9</text:p>
          </table:table-cell>
          <table:table-cell office:value-type="float" office:value="-16.139872136563618" table:style-name="ce429">
            <text:p>-16,1</text:p>
          </table:table-cell>
          <table:table-cell table:number-columns-repeated="2" table:style-name="ce277"/>
          <table:table-cell table:style-name="ce452"/>
          <table:table-cell table:number-columns-repeated="2" table:style-name="ce277"/>
          <table:table-cell table:number-columns-repeated="16369" table:style-name="ce276"/>
        </table:table-row>
        <table:table-row table:style-name="ro23">
          <table:table-cell/>
          <table:table-cell table:number-columns-repeated="5" table:style-name="ce281"/>
          <table:table-cell table:style-name="ce276"/>
          <table:table-cell table:number-columns-repeated="2" table:style-name="ce277"/>
          <table:table-cell table:style-name="ce278"/>
          <table:table-cell table:style-name="ce291"/>
          <table:table-cell table:style-name="ce308"/>
          <table:table-cell table:style-name="ce452"/>
          <table:table-cell table:style-name="ce307"/>
          <table:table-cell table:style-name="ce291"/>
          <table:table-cell table:number-columns-repeated="16369" table:style-name="ce276"/>
        </table:table-row>
        <table:table-row table:number-rows-repeated="2" table:style-name="ro23">
          <table:table-cell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4" table:style-name="ce277"/>
          <table:table-cell table:style-name="ce291"/>
          <table:table-cell table:number-columns-repeated="16369" table:style-name="ce276"/>
        </table:table-row>
        <table:table-row table:style-name="ro23">
          <table:table-cell/>
          <table:table-cell table:number-columns-repeated="6" table:style-name="ce276"/>
          <table:table-cell table:number-columns-repeated="2" table:style-name="ce277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69" table:style-name="ce276"/>
        </table:table-row>
        <table:table-row table:number-rows-repeated="2" table:style-name="ro23">
          <table:table-cell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4" table:style-name="ce277"/>
          <table:table-cell table:style-name="ce291"/>
          <table:table-cell table:number-columns-repeated="16369" table:style-name="ce276"/>
        </table:table-row>
        <table:table-row table:style-name="ro23">
          <table:table-cell/>
          <table:table-cell table:number-columns-repeated="6" table:style-name="ce276"/>
          <table:table-cell table:number-columns-repeated="2" table:style-name="ce277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number-columns-repeated="2" table:style-name="ce277"/>
          <table:table-cell table:number-columns-repeated="16368"/>
        </table:table-row>
        <table:table-row table:number-rows-repeated="2" table:style-name="ro23">
          <table:table-cell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6" table:style-name="ce277"/>
          <table:table-cell table:number-columns-repeated="16368"/>
        </table:table-row>
        <table:table-row table:style-name="ro23">
          <table:table-cell/>
          <table:table-cell table:number-columns-repeated="6" table:style-name="ce276"/>
          <table:table-cell table:number-columns-repeated="2" table:style-name="ce277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number-columns-repeated="2" table:style-name="ce277"/>
          <table:table-cell table:number-columns-repeated="16368"/>
        </table:table-row>
        <table:table-row table:number-rows-repeated="2" table:style-name="ro23">
          <table:table-cell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6" table:style-name="ce277"/>
          <table:table-cell table:number-columns-repeated="16368"/>
        </table:table-row>
        <table:table-row table:style-name="ro23">
          <table:table-cell/>
          <table:table-cell table:number-columns-repeated="6" table:style-name="ce276"/>
          <table:table-cell table:number-columns-repeated="2" table:style-name="ce277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number-columns-repeated="2" table:style-name="ce277"/>
          <table:table-cell table:number-columns-repeated="16368"/>
        </table:table-row>
        <table:table-row table:number-rows-repeated="2" table:style-name="ro23">
          <table:table-cell table:number-columns-repeated="16384"/>
        </table:table-row>
        <table:table-row table:style-name="ro23">
          <table:table-cell table:number-columns-repeated="9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number-columns-repeated="16370"/>
        </table:table-row>
        <table:table-row table:number-rows-repeated="2" table:style-name="ro23">
          <table:table-cell table:number-columns-repeated="16384"/>
        </table:table-row>
        <table:table-row table:style-name="ro23">
          <table:table-cell table:number-columns-repeated="9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number-columns-repeated="16370"/>
        </table:table-row>
        <table:table-row table:number-rows-repeated="2" table:style-name="ro23">
          <table:table-cell table:number-columns-repeated="16384"/>
        </table:table-row>
        <table:table-row table:style-name="ro23">
          <table:table-cell table:number-columns-repeated="9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number-columns-repeated="16370"/>
        </table:table-row>
        <table:table-row table:number-rows-repeated="2" table:style-name="ro23">
          <table:table-cell table:number-columns-repeated="16384"/>
        </table:table-row>
        <table:table-row table:style-name="ro23">
          <table:table-cell table:number-columns-repeated="9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number-columns-repeated="16370"/>
        </table:table-row>
        <table:table-row table:number-rows-repeated="2" table:style-name="ro23">
          <table:table-cell table:number-columns-repeated="16384"/>
        </table:table-row>
        <table:table-row table:style-name="ro23">
          <table:table-cell table:number-columns-repeated="9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number-columns-repeated="16370"/>
        </table:table-row>
        <table:table-row table:number-rows-repeated="2" table:style-name="ro23">
          <table:table-cell table:number-columns-repeated="16384"/>
        </table:table-row>
        <table:table-row table:style-name="ro23">
          <table:table-cell/>
          <table:table-cell table:number-columns-repeated="6" table:style-name="ce276"/>
          <table:table-cell table:number-columns-repeated="2" table:style-name="ce277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number-columns-repeated="16370"/>
        </table:table-row>
        <table:table-row table:number-rows-repeated="2" table:style-name="ro23">
          <table:table-cell table:number-columns-repeated="16384"/>
        </table:table-row>
        <table:table-row table:style-name="ro23">
          <table:table-cell/>
          <table:table-cell table:number-columns-repeated="6" table:style-name="ce276"/>
          <table:table-cell table:number-columns-repeated="2" table:style-name="ce277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number-columns-repeated="16370"/>
        </table:table-row>
        <table:table-row table:style-name="ro23">
          <table:table-cell table:number-columns-repeated="16384"/>
        </table:table-row>
        <table:table-row table:style-name="ro23">
          <table:table-cell/>
          <table:table-cell office:value-type="string" table:style-name="ce276">
            <text:p><text:s text:c="4"/>(1) - Mês homólogo do ano anterior</text:p>
          </table:table-cell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69"/>
        </table:table-row>
        <table:table-row table:number-rows-repeated="1048473" table:style-name="ro23">
          <table:table-cell table:number-columns-repeated="16384"/>
        </table:table-row>
      </table:table>
      <table:table table:name="CPP" table:style-name="ta4">
        <table:table-column table:style-name="co34" table:default-cell-style-name="ce1"/>
        <table:table-column table:style-name="co35" table:default-cell-style-name="ce1"/>
        <table:table-column table:style-name="co26" table:number-columns-repeated="3" table:default-cell-style-name="ce1"/>
        <table:table-column table:style-name="co36" table:default-cell-style-name="ce1"/>
        <table:table-column table:style-name="co35" table:default-cell-style-name="ce1"/>
        <table:table-column table:style-name="co37" table:default-cell-style-name="ce1"/>
        <table:table-column table:style-name="co38" table:default-cell-style-name="ce1"/>
        <table:table-column table:style-name="co35" table:default-cell-style-name="ce1"/>
        <table:table-column table:style-name="co26" table:number-columns-repeated="3" table:default-cell-style-name="ce1"/>
        <table:table-column table:style-name="co39" table:default-cell-style-name="ce1"/>
        <table:table-column table:style-name="co35" table:default-cell-style-name="ce1"/>
        <table:table-column table:style-name="co40" table:number-columns-repeated="3" table:default-cell-style-name="ce1"/>
        <table:table-column table:style-name="co12" table:default-cell-style-name="ce1"/>
        <table:table-column table:style-name="co35" table:default-cell-style-name="ce1"/>
        <table:table-column table:style-name="co37" table:default-cell-style-name="ce1"/>
        <table:table-column table:style-name="co24" table:number-columns-repeated="16363" table:default-cell-style-name="ce1"/>
        <table:table-row table:style-name="ro28">
          <table:table-cell table:style-name="ce492"/>
          <table:table-cell table:number-columns-repeated="16383" table:style-name="ce492"/>
        </table:table-row>
        <table:table-row table:style-name="ro28">
          <table:table-cell table:style-name="ce492"/>
          <table:table-cell office:value-type="string" table:style-name="ce506">
            <text:p>CPP</text:p>
          </table:table-cell>
          <table:table-cell office:value-type="string" table:style-name="ce494">
            <text:p>202201</text:p>
          </table:table-cell>
          <table:table-cell office:value-type="string" table:style-name="ce494">
            <text:p>202112</text:p>
          </table:table-cell>
          <table:table-cell office:value-type="string" table:style-name="ce494">
            <text:p>202101</text:p>
          </table:table-cell>
          <table:table-cell table:number-columns-repeated="4" table:style-name="ce492"/>
          <table:table-cell office:value-type="string" table:style-name="ce506">
            <text:p>CPP</text:p>
          </table:table-cell>
          <table:table-cell office:value-type="string" table:style-name="ce494">
            <text:p>202201</text:p>
          </table:table-cell>
          <table:table-cell office:value-type="string" table:style-name="ce494">
            <text:p>202112</text:p>
          </table:table-cell>
          <table:table-cell office:value-type="string" table:style-name="ce494">
            <text:p>202101</text:p>
          </table:table-cell>
          <table:table-cell table:style-name="ce492"/>
          <table:table-cell office:value-type="string" table:style-name="ce506">
            <text:p>CPP</text:p>
          </table:table-cell>
          <table:table-cell office:value-type="string" table:style-name="ce494">
            <text:p>202201</text:p>
          </table:table-cell>
          <table:table-cell office:value-type="string" table:style-name="ce494">
            <text:p>202112</text:p>
          </table:table-cell>
          <table:table-cell office:value-type="string" table:style-name="ce494">
            <text:p>202101</text:p>
          </table:table-cell>
          <table:table-cell table:number-columns-repeated="16366" table:style-name="ce492"/>
        </table:table-row>
        <table:table-row table:style-name="ro28">
          <table:table-cell table:style-name="ce492"/>
          <table:table-cell office:value-type="string" table:style-name="ce507">
            <text:p>Desemprego no Fim</text:p>
          </table:table-cell>
          <table:table-cell office:value-type="float" office:value="334984" table:style-name="ce508">
            <text:p>334984</text:p>
          </table:table-cell>
          <table:table-cell office:value-type="float" office:value="327128" table:style-name="ce508">
            <text:p>327128</text:p>
          </table:table-cell>
          <table:table-cell office:value-type="float" office:value="396978" table:style-name="ce508">
            <text:p>396978</text:p>
          </table:table-cell>
          <table:table-cell table:style-name="ce492"/>
          <table:table-cell office:value-type="string" table:style-name="ce507">
            <text:p>Desemprego no Fim</text:p>
          </table:table-cell>
          <table:table-cell office:value-type="string" table:style-name="ce493">
            <text:p>var hom %</text:p>
          </table:table-cell>
          <table:table-cell table:style-name="ce492"/>
          <table:table-cell office:value-type="string" table:style-name="ce507">
            <text:p>Ofertas recebidas</text:p>
          </table:table-cell>
          <table:table-cell office:value-type="float" office:value="12002" table:style-name="ce500">
            <text:p>12002</text:p>
          </table:table-cell>
          <table:table-cell office:value-type="float" office:value="8706" table:style-name="ce500">
            <text:p>8706</text:p>
          </table:table-cell>
          <table:table-cell office:value-type="float" office:value="9561" table:style-name="ce500">
            <text:p>9561</text:p>
          </table:table-cell>
          <table:table-cell table:style-name="ce492"/>
          <table:table-cell office:value-type="string" table:style-name="ce507">
            <text:p>Colocações efetuadas</text:p>
          </table:table-cell>
          <table:table-cell office:value-type="float" office:value="8149" table:style-name="ce508">
            <text:p>8149</text:p>
          </table:table-cell>
          <table:table-cell office:value-type="float" office:value="5970" table:style-name="ce508">
            <text:p>5970</text:p>
          </table:table-cell>
          <table:table-cell office:value-type="float" office:value="7220" table:style-name="ce508">
            <text:p>7220</text:p>
          </table:table-cell>
          <table:table-cell table:style-name="ce492"/>
          <table:table-cell office:value-type="string" table:style-name="ce507">
            <text:p>Colocações efetuadas</text:p>
          </table:table-cell>
          <table:table-cell office:value-type="string" table:style-name="ce493">
            <text:p>var hom val abs</text:p>
          </table:table-cell>
          <table:table-cell table:number-columns-repeated="16363" table:style-name="ce492"/>
        </table:table-row>
        <table:table-row table:style-name="ro28">
          <table:table-cell table:style-name="ce492"/>
          <table:table-cell office:value-type="string" table:style-name="ce509">
            <text:p>1- Repres. poder legisla., órgãos exec., dirig., dir. e gestores execu.</text:p>
          </table:table-cell>
          <table:table-cell office:value-type="float" office:value="8676" table:style-name="ce510">
            <text:p>8676</text:p>
          </table:table-cell>
          <table:table-cell office:value-type="float" office:value="8406" table:style-name="ce510">
            <text:p>8406</text:p>
          </table:table-cell>
          <table:table-cell office:value-type="float" office:value="9661" table:style-name="ce510">
            <text:p>9661</text:p>
          </table:table-cell>
          <table:table-cell table:style-name="ce492"/>
          <table:table-cell office:value-type="string" table:style-name="ce509">
            <text:p>5- Trab. serviços pessoais, de proteção e segurança e vendedores</text:p>
          </table:table-cell>
          <table:table-cell office:value-type="float" office:value="-20.237135823185898" table:style-name="ce511">
            <text:p>-20,2</text:p>
          </table:table-cell>
          <table:table-cell table:style-name="ce492"/>
          <table:table-cell office:value-type="string" table:style-name="ce509">
            <text:p>1- Repres. poder legisla., órgãos exec., dirig., dir. e gestores execu.</text:p>
          </table:table-cell>
          <table:table-cell office:value-type="float" office:value="81" table:style-name="ce523">
            <text:p>81</text:p>
          </table:table-cell>
          <table:table-cell office:value-type="float" office:value="110" table:style-name="ce523">
            <text:p>110</text:p>
          </table:table-cell>
          <table:table-cell office:value-type="float" office:value="39" table:style-name="ce523">
            <text:p>39</text:p>
          </table:table-cell>
          <table:table-cell table:style-name="ce492"/>
          <table:table-cell office:value-type="string" table:style-name="ce512">
            <text:p>1- Repres. poder legisla., órgãos exec., dirig., dir. e gestores execu.</text:p>
          </table:table-cell>
          <table:table-cell office:value-type="float" office:value="78" table:style-name="ce523">
            <text:p>78</text:p>
          </table:table-cell>
          <table:table-cell office:value-type="float" office:value="63" table:style-name="ce523">
            <text:p>63</text:p>
          </table:table-cell>
          <table:table-cell office:value-type="float" office:value="43" table:style-name="ce523">
            <text:p>43</text:p>
          </table:table-cell>
          <table:table-cell table:style-name="ce492"/>
          <table:table-cell office:value-type="string" table:style-name="ce495">
            <text:p>7- Trabalhadores qualificados da indústria, construção e artífices</text:p>
          </table:table-cell>
          <table:table-cell office:value-type="float" office:value="-123" table:style-name="ce513">
            <text:p>-123</text:p>
          </table:table-cell>
          <table:table-cell table:number-columns-repeated="16363" table:style-name="ce492"/>
        </table:table-row>
        <table:table-row table:style-name="ro28">
          <table:table-cell table:style-name="ce492"/>
          <table:table-cell office:value-type="string" table:style-name="ce509">
            <text:p>2- Especialistas das atividades intelectuais e científicas</text:p>
          </table:table-cell>
          <table:table-cell office:value-type="float" office:value="35919" table:style-name="ce514">
            <text:p>35919</text:p>
          </table:table-cell>
          <table:table-cell office:value-type="float" office:value="34887" table:style-name="ce514">
            <text:p>34887</text:p>
          </table:table-cell>
          <table:table-cell office:value-type="float" office:value="40379" table:style-name="ce514">
            <text:p>40379</text:p>
          </table:table-cell>
          <table:table-cell table:style-name="ce492"/>
          <table:table-cell office:value-type="string" table:style-name="ce509">
            <text:p>7- Trabalhadores qualificados da indústria, construção e artífices</text:p>
          </table:table-cell>
          <table:table-cell office:value-type="float" office:value="-19.182484684141802" table:style-name="ce511">
            <text:p>-19,2</text:p>
          </table:table-cell>
          <table:table-cell table:style-name="ce492"/>
          <table:table-cell office:value-type="string" table:style-name="ce509">
            <text:p>2- Especialistas das atividades intelectuais e científicas</text:p>
          </table:table-cell>
          <table:table-cell office:value-type="float" office:value="758" table:style-name="ce524">
            <text:p>758</text:p>
          </table:table-cell>
          <table:table-cell office:value-type="float" office:value="956" table:style-name="ce524">
            <text:p>956</text:p>
          </table:table-cell>
          <table:table-cell office:value-type="float" office:value="496" table:style-name="ce524">
            <text:p>496</text:p>
          </table:table-cell>
          <table:table-cell table:style-name="ce492"/>
          <table:table-cell office:value-type="string" table:style-name="ce512">
            <text:p>2- Especialistas das atividades intelectuais e científicas</text:p>
          </table:table-cell>
          <table:table-cell office:value-type="float" office:value="557" table:style-name="ce524">
            <text:p>557</text:p>
          </table:table-cell>
          <table:table-cell office:value-type="float" office:value="667" table:style-name="ce524">
            <text:p>667</text:p>
          </table:table-cell>
          <table:table-cell office:value-type="float" office:value="331" table:style-name="ce524">
            <text:p>331</text:p>
          </table:table-cell>
          <table:table-cell table:style-name="ce492"/>
          <table:table-cell office:value-type="string" table:style-name="ce495">
            <text:p>6- Agricultores e trab. qualificados da agric., <text:s/>pesca e floresta</text:p>
          </table:table-cell>
          <table:table-cell office:value-type="float" office:value="5" table:style-name="ce513">
            <text:p>5</text:p>
          </table:table-cell>
          <table:table-cell table:number-columns-repeated="16363" table:style-name="ce492"/>
        </table:table-row>
        <table:table-row table:style-name="ro28">
          <table:table-cell table:style-name="ce492"/>
          <table:table-cell office:value-type="string" table:style-name="ce509">
            <text:p>3- Técnicos e profissões de nível intermédio</text:p>
          </table:table-cell>
          <table:table-cell office:value-type="float" office:value="31767" table:style-name="ce510">
            <text:p>31767</text:p>
          </table:table-cell>
          <table:table-cell office:value-type="float" office:value="30876" table:style-name="ce510">
            <text:p>30876</text:p>
          </table:table-cell>
          <table:table-cell office:value-type="float" office:value="36088" table:style-name="ce510">
            <text:p>36088</text:p>
          </table:table-cell>
          <table:table-cell table:style-name="ce492"/>
          <table:table-cell office:value-type="string" table:style-name="ce509">
            <text:p>8- Operadores de instalações e máquinas e trab. da montagem</text:p>
          </table:table-cell>
          <table:table-cell office:value-type="float" office:value="-18.618281581244499" table:style-name="ce511">
            <text:p>-18,6</text:p>
          </table:table-cell>
          <table:table-cell table:style-name="ce492"/>
          <table:table-cell office:value-type="string" table:style-name="ce509">
            <text:p>3- Técnicos e profissões de nível intermédio</text:p>
          </table:table-cell>
          <table:table-cell office:value-type="float" office:value="685" table:style-name="ce523">
            <text:p>685</text:p>
          </table:table-cell>
          <table:table-cell office:value-type="float" office:value="911" table:style-name="ce523">
            <text:p>911</text:p>
          </table:table-cell>
          <table:table-cell office:value-type="float" office:value="563" table:style-name="ce523">
            <text:p>563</text:p>
          </table:table-cell>
          <table:table-cell table:style-name="ce492"/>
          <table:table-cell office:value-type="string" table:style-name="ce512">
            <text:p>3- Técnicos e profissões de nível intermédio</text:p>
          </table:table-cell>
          <table:table-cell office:value-type="float" office:value="480" table:style-name="ce523">
            <text:p>480</text:p>
          </table:table-cell>
          <table:table-cell office:value-type="float" office:value="522" table:style-name="ce523">
            <text:p>522</text:p>
          </table:table-cell>
          <table:table-cell office:value-type="float" office:value="389" table:style-name="ce523">
            <text:p>389</text:p>
          </table:table-cell>
          <table:table-cell table:style-name="ce492"/>
          <table:table-cell office:value-type="string" table:style-name="ce495">
            <text:p>1- Repres. poder legisla., órgãos exec., dirig., dir. e gestores execu.</text:p>
          </table:table-cell>
          <table:table-cell office:value-type="float" office:value="35" table:style-name="ce513">
            <text:p>35</text:p>
          </table:table-cell>
          <table:table-cell table:number-columns-repeated="16363" table:style-name="ce492"/>
        </table:table-row>
        <table:table-row table:style-name="ro28">
          <table:table-cell table:style-name="ce492"/>
          <table:table-cell office:value-type="string" table:style-name="ce509">
            <text:p>4- Pessoal administrativo</text:p>
          </table:table-cell>
          <table:table-cell office:value-type="float" office:value="39176" table:style-name="ce514">
            <text:p>39176</text:p>
          </table:table-cell>
          <table:table-cell office:value-type="float" office:value="38036" table:style-name="ce514">
            <text:p>38036</text:p>
          </table:table-cell>
          <table:table-cell office:value-type="float" office:value="46041" table:style-name="ce514">
            <text:p>46041</text:p>
          </table:table-cell>
          <table:table-cell table:style-name="ce492"/>
          <table:table-cell office:value-type="string" table:style-name="ce509">
            <text:p>4- Pessoal administrativo</text:p>
          </table:table-cell>
          <table:table-cell office:value-type="float" office:value="-14.910623140244599" table:style-name="ce511">
            <text:p>-14,9</text:p>
          </table:table-cell>
          <table:table-cell table:style-name="ce492"/>
          <table:table-cell office:value-type="string" table:style-name="ce509">
            <text:p>4- Pessoal administrativo</text:p>
          </table:table-cell>
          <table:table-cell office:value-type="float" office:value="962" table:style-name="ce524">
            <text:p>962</text:p>
          </table:table-cell>
          <table:table-cell office:value-type="float" office:value="827" table:style-name="ce524">
            <text:p>827</text:p>
          </table:table-cell>
          <table:table-cell office:value-type="float" office:value="569" table:style-name="ce524">
            <text:p>569</text:p>
          </table:table-cell>
          <table:table-cell table:style-name="ce492"/>
          <table:table-cell office:value-type="string" table:style-name="ce512">
            <text:p>4- Pessoal administrativo</text:p>
          </table:table-cell>
          <table:table-cell office:value-type="float" office:value="614" table:style-name="ce524">
            <text:p>614</text:p>
          </table:table-cell>
          <table:table-cell office:value-type="float" office:value="650" table:style-name="ce524">
            <text:p>650</text:p>
          </table:table-cell>
          <table:table-cell office:value-type="float" office:value="413" table:style-name="ce524">
            <text:p>413</text:p>
          </table:table-cell>
          <table:table-cell table:style-name="ce492"/>
          <table:table-cell office:value-type="string" table:style-name="ce495">
            <text:p>8- Operadores de instalações e máquinas e trab. da montagem</text:p>
          </table:table-cell>
          <table:table-cell office:value-type="float" office:value="37" table:style-name="ce513">
            <text:p>37</text:p>
          </table:table-cell>
          <table:table-cell table:number-columns-repeated="16363" table:style-name="ce492"/>
        </table:table-row>
        <table:table-row table:style-name="ro28">
          <table:table-cell table:style-name="ce492"/>
          <table:table-cell office:value-type="string" table:style-name="ce509">
            <text:p>5- Trab. serviços pessoais, de proteção e segurança e vendedores</text:p>
          </table:table-cell>
          <table:table-cell office:value-type="float" office:value="72250" table:style-name="ce510">
            <text:p>72250</text:p>
          </table:table-cell>
          <table:table-cell office:value-type="float" office:value="69414" table:style-name="ce510">
            <text:p>69414</text:p>
          </table:table-cell>
          <table:table-cell office:value-type="float" office:value="90581" table:style-name="ce510">
            <text:p>90581</text:p>
          </table:table-cell>
          <table:table-cell table:style-name="ce492"/>
          <table:table-cell office:value-type="string" table:style-name="ce509">
            <text:p>9- Trabalhadores não qualificados</text:p>
          </table:table-cell>
          <table:table-cell office:value-type="float" office:value="-13.939258869056101" table:style-name="ce511">
            <text:p>-13,9</text:p>
          </table:table-cell>
          <table:table-cell table:style-name="ce492"/>
          <table:table-cell office:value-type="string" table:style-name="ce509">
            <text:p>5- Trab. serviços pessoais, de proteção e segurança e vendedores</text:p>
          </table:table-cell>
          <table:table-cell office:value-type="float" office:value="1764" table:style-name="ce523">
            <text:p>1764</text:p>
          </table:table-cell>
          <table:table-cell office:value-type="float" office:value="1921" table:style-name="ce523">
            <text:p>1921</text:p>
          </table:table-cell>
          <table:table-cell office:value-type="float" office:value="1033" table:style-name="ce523">
            <text:p>1033</text:p>
          </table:table-cell>
          <table:table-cell table:style-name="ce492"/>
          <table:table-cell office:value-type="string" table:style-name="ce512">
            <text:p>5- Trab. serviços pessoais, de proteção e segurança e vendedores</text:p>
          </table:table-cell>
          <table:table-cell office:value-type="float" office:value="1164" table:style-name="ce523">
            <text:p>1164</text:p>
          </table:table-cell>
          <table:table-cell office:value-type="float" office:value="1315" table:style-name="ce523">
            <text:p>1315</text:p>
          </table:table-cell>
          <table:table-cell office:value-type="float" office:value="750" table:style-name="ce523">
            <text:p>750</text:p>
          </table:table-cell>
          <table:table-cell table:style-name="ce492"/>
          <table:table-cell office:value-type="string" table:style-name="ce495">
            <text:p>9- Trabalhadores não qualificados</text:p>
          </table:table-cell>
          <table:table-cell office:value-type="float" office:value="41" table:style-name="ce513">
            <text:p>41</text:p>
          </table:table-cell>
          <table:table-cell table:number-columns-repeated="16363" table:style-name="ce492"/>
        </table:table-row>
        <table:table-row table:style-name="ro28">
          <table:table-cell table:style-name="ce492"/>
          <table:table-cell office:value-type="string" table:style-name="ce509">
            <text:p>6- Agricultores e trab. qualificados da agric., <text:s/>pesca e floresta</text:p>
          </table:table-cell>
          <table:table-cell office:value-type="float" office:value="10300" table:style-name="ce514">
            <text:p>10300</text:p>
          </table:table-cell>
          <table:table-cell office:value-type="float" office:value="10330" table:style-name="ce514">
            <text:p>10330</text:p>
          </table:table-cell>
          <table:table-cell office:value-type="float" office:value="11444" table:style-name="ce514">
            <text:p>11444</text:p>
          </table:table-cell>
          <table:table-cell table:style-name="ce492"/>
          <table:table-cell office:value-type="string" table:style-name="ce509">
            <text:p>3- Técnicos e profissões de nível intermédio</text:p>
          </table:table-cell>
          <table:table-cell office:value-type="float" office:value="-11.973509199734" table:style-name="ce511">
            <text:p>-12,0</text:p>
          </table:table-cell>
          <table:table-cell table:style-name="ce492"/>
          <table:table-cell office:value-type="string" table:style-name="ce509">
            <text:p>6- Agricultores e trab. qualificados da agric., <text:s/>pesca e floresta</text:p>
          </table:table-cell>
          <table:table-cell office:value-type="float" office:value="600" table:style-name="ce524">
            <text:p>600</text:p>
          </table:table-cell>
          <table:table-cell office:value-type="float" office:value="196" table:style-name="ce524">
            <text:p>196</text:p>
          </table:table-cell>
          <table:table-cell office:value-type="float" office:value="530" table:style-name="ce524">
            <text:p>530</text:p>
          </table:table-cell>
          <table:table-cell table:style-name="ce492"/>
          <table:table-cell office:value-type="string" table:style-name="ce512">
            <text:p>6- Agricultores e trab. qualificados da agric., <text:s/>pesca e floresta</text:p>
          </table:table-cell>
          <table:table-cell office:value-type="float" office:value="496" table:style-name="ce524">
            <text:p>496</text:p>
          </table:table-cell>
          <table:table-cell office:value-type="float" office:value="83" table:style-name="ce524">
            <text:p>83</text:p>
          </table:table-cell>
          <table:table-cell office:value-type="float" office:value="491" table:style-name="ce524">
            <text:p>491</text:p>
          </table:table-cell>
          <table:table-cell table:style-name="ce492"/>
          <table:table-cell office:value-type="string" table:style-name="ce495">
            <text:p>3- Técnicos e profissões de nível intermédio</text:p>
          </table:table-cell>
          <table:table-cell office:value-type="float" office:value="91" table:style-name="ce513">
            <text:p>91</text:p>
          </table:table-cell>
          <table:table-cell table:number-columns-repeated="16363" table:style-name="ce492"/>
        </table:table-row>
        <table:table-row table:style-name="ro28">
          <table:table-cell table:style-name="ce492"/>
          <table:table-cell office:value-type="string" table:style-name="ce509">
            <text:p>7- Trabalhadores qualificados da indústria, construção e artífices</text:p>
          </table:table-cell>
          <table:table-cell office:value-type="float" office:value="32188" table:style-name="ce510">
            <text:p>32188</text:p>
          </table:table-cell>
          <table:table-cell office:value-type="float" office:value="32294" table:style-name="ce510">
            <text:p>32294</text:p>
          </table:table-cell>
          <table:table-cell office:value-type="float" office:value="39828" table:style-name="ce510">
            <text:p>39828</text:p>
          </table:table-cell>
          <table:table-cell table:style-name="ce492"/>
          <table:table-cell office:value-type="string" table:style-name="ce509">
            <text:p>2- Especialistas das atividades intelectuais e científicas</text:p>
          </table:table-cell>
          <table:table-cell office:value-type="float" office:value="-11.0453453527824" table:style-name="ce511">
            <text:p>-11,0</text:p>
          </table:table-cell>
          <table:table-cell table:style-name="ce492"/>
          <table:table-cell office:value-type="string" table:style-name="ce509">
            <text:p>7- Trabalhadores qualificados da indústria, construção e artífices</text:p>
          </table:table-cell>
          <table:table-cell office:value-type="float" office:value="2075" table:style-name="ce523">
            <text:p>2075</text:p>
          </table:table-cell>
          <table:table-cell office:value-type="float" office:value="1364" table:style-name="ce523">
            <text:p>1364</text:p>
          </table:table-cell>
          <table:table-cell office:value-type="float" office:value="1723" table:style-name="ce523">
            <text:p>1723</text:p>
          </table:table-cell>
          <table:table-cell table:style-name="ce492"/>
          <table:table-cell office:value-type="string" table:style-name="ce512">
            <text:p>7- Trabalhadores qualificados da indústria, construção e artífices</text:p>
          </table:table-cell>
          <table:table-cell office:value-type="float" office:value="936" table:style-name="ce523">
            <text:p>936</text:p>
          </table:table-cell>
          <table:table-cell office:value-type="float" office:value="771" table:style-name="ce523">
            <text:p>771</text:p>
          </table:table-cell>
          <table:table-cell office:value-type="float" office:value="1059" table:style-name="ce523">
            <text:p>1059</text:p>
          </table:table-cell>
          <table:table-cell table:style-name="ce492"/>
          <table:table-cell office:value-type="string" table:style-name="ce495">
            <text:p>4- Pessoal administrativo</text:p>
          </table:table-cell>
          <table:table-cell office:value-type="float" office:value="201" table:style-name="ce513">
            <text:p>201</text:p>
          </table:table-cell>
          <table:table-cell table:number-columns-repeated="16363" table:style-name="ce492"/>
        </table:table-row>
        <table:table-row table:style-name="ro28">
          <table:table-cell table:style-name="ce492"/>
          <table:table-cell office:value-type="string" table:style-name="ce509">
            <text:p>8- Operadores de instalações e máquinas e trab. da montagem</text:p>
          </table:table-cell>
          <table:table-cell office:value-type="float" office:value="19578" table:style-name="ce514">
            <text:p>19578</text:p>
          </table:table-cell>
          <table:table-cell office:value-type="float" office:value="19377" table:style-name="ce514">
            <text:p>19377</text:p>
          </table:table-cell>
          <table:table-cell office:value-type="float" office:value="24057" table:style-name="ce514">
            <text:p>24057</text:p>
          </table:table-cell>
          <table:table-cell table:style-name="ce492"/>
          <table:table-cell office:value-type="string" table:style-name="ce509">
            <text:p>1- Repres. poder legisla., órgãos exec., dirig., dir. e gestores execu.</text:p>
          </table:table-cell>
          <table:table-cell office:value-type="float" office:value="-10.195631922161301" table:style-name="ce511">
            <text:p>-10,2</text:p>
          </table:table-cell>
          <table:table-cell table:style-name="ce492"/>
          <table:table-cell office:value-type="string" table:style-name="ce509">
            <text:p>8- Operadores de instalações e máquinas e trab. da montagem</text:p>
          </table:table-cell>
          <table:table-cell office:value-type="float" office:value="1215" table:style-name="ce524">
            <text:p>1215</text:p>
          </table:table-cell>
          <table:table-cell office:value-type="float" office:value="749" table:style-name="ce524">
            <text:p>749</text:p>
          </table:table-cell>
          <table:table-cell office:value-type="float" office:value="982" table:style-name="ce524">
            <text:p>982</text:p>
          </table:table-cell>
          <table:table-cell table:style-name="ce492"/>
          <table:table-cell office:value-type="string" table:style-name="ce512">
            <text:p>8- Operadores de instalações e máquinas e trab. da montagem</text:p>
          </table:table-cell>
          <table:table-cell office:value-type="float" office:value="697" table:style-name="ce524">
            <text:p>697</text:p>
          </table:table-cell>
          <table:table-cell office:value-type="float" office:value="530" table:style-name="ce524">
            <text:p>530</text:p>
          </table:table-cell>
          <table:table-cell office:value-type="float" office:value="660" table:style-name="ce524">
            <text:p>660</text:p>
          </table:table-cell>
          <table:table-cell table:style-name="ce492"/>
          <table:table-cell office:value-type="string" table:style-name="ce495">
            <text:p>2- Especialistas das atividades intelectuais e científicas</text:p>
          </table:table-cell>
          <table:table-cell office:value-type="float" office:value="226" table:style-name="ce513">
            <text:p>226</text:p>
          </table:table-cell>
          <table:table-cell table:number-columns-repeated="16363" table:style-name="ce492"/>
        </table:table-row>
        <table:table-row table:style-name="ro28">
          <table:table-cell table:style-name="ce492"/>
          <table:table-cell office:value-type="string" table:style-name="ce509">
            <text:p>9- Trabalhadores não qualificados</text:p>
          </table:table-cell>
          <table:table-cell office:value-type="float" office:value="84954" table:style-name="ce510">
            <text:p>84954</text:p>
          </table:table-cell>
          <table:table-cell office:value-type="float" office:value="83361" table:style-name="ce510">
            <text:p>83361</text:p>
          </table:table-cell>
          <table:table-cell office:value-type="float" office:value="98714" table:style-name="ce510">
            <text:p>98714</text:p>
          </table:table-cell>
          <table:table-cell table:style-name="ce492"/>
          <table:table-cell office:value-type="string" table:style-name="ce509">
            <text:p>6- Agricultores e trab. qualificados da agric., <text:s/>pesca e floresta</text:p>
          </table:table-cell>
          <table:table-cell office:value-type="float" office:value="-9.9965047186298506" table:style-name="ce511">
            <text:p>-10,0</text:p>
          </table:table-cell>
          <table:table-cell table:style-name="ce492"/>
          <table:table-cell office:value-type="string" table:style-name="ce509">
            <text:p>9- Trabalhadores não qualificados</text:p>
          </table:table-cell>
          <table:table-cell office:value-type="float" office:value="3859" table:style-name="ce523">
            <text:p>3859</text:p>
          </table:table-cell>
          <table:table-cell office:value-type="float" office:value="1672" table:style-name="ce523">
            <text:p>1672</text:p>
          </table:table-cell>
          <table:table-cell office:value-type="float" office:value="3625" table:style-name="ce523">
            <text:p>3625</text:p>
          </table:table-cell>
          <table:table-cell table:style-name="ce492"/>
          <table:table-cell office:value-type="string" table:style-name="ce512">
            <text:p>9- Trabalhadores não qualificados</text:p>
          </table:table-cell>
          <table:table-cell office:value-type="float" office:value="3125" table:style-name="ce523">
            <text:p>3125</text:p>
          </table:table-cell>
          <table:table-cell office:value-type="float" office:value="1369" table:style-name="ce523">
            <text:p>1369</text:p>
          </table:table-cell>
          <table:table-cell office:value-type="float" office:value="3084" table:style-name="ce523">
            <text:p>3084</text:p>
          </table:table-cell>
          <table:table-cell table:style-name="ce492"/>
          <table:table-cell office:value-type="string" table:style-name="ce495">
            <text:p>5- Trab. serviços pessoais, de proteção e segurança e vendedores</text:p>
          </table:table-cell>
          <table:table-cell office:value-type="float" office:value="414" table:style-name="ce513">
            <text:p>414</text:p>
          </table:table-cell>
          <table:table-cell table:number-columns-repeated="16363" table:style-name="ce492"/>
        </table:table-row>
        <table:table-row table:style-name="ro28">
          <table:table-cell table:style-name="ce492"/>
          <table:table-cell office:value-type="string" table:style-name="ce509">
            <text:p>0- Profissões das Forças Armadas</text:p>
          </table:table-cell>
          <table:table-cell office:value-type="float" office:value="174" table:style-name="ce514">
            <text:p>174</text:p>
          </table:table-cell>
          <table:table-cell office:value-type="float" office:value="144" table:style-name="ce514">
            <text:p>144</text:p>
          </table:table-cell>
          <table:table-cell office:value-type="float" office:value="174" table:style-name="ce514">
            <text:p>174</text:p>
          </table:table-cell>
          <table:table-cell table:number-columns-repeated="4" table:style-name="ce492"/>
          <table:table-cell office:value-type="string" table:style-name="ce509">
            <text:p>0- Profissões das Forças Armadas</text:p>
          </table:table-cell>
          <table:table-cell office:value-type="float" office:value="3" table:style-name="ce524">
            <text:p>3</text:p>
          </table:table-cell>
          <table:table-cell office:value-type="string" table:style-name="ce524">
            <text:p>0</text:p>
          </table:table-cell>
          <table:table-cell office:value-type="float" office:value="1" table:style-name="ce524">
            <text:p>1</text:p>
          </table:table-cell>
          <table:table-cell table:style-name="ce492"/>
          <table:table-cell office:value-type="string" table:style-name="ce512">
            <text:p>0- Profissões das Forças Armadas</text:p>
          </table:table-cell>
          <table:table-cell office:value-type="float" office:value="2" table:style-name="ce524">
            <text:p>2</text:p>
          </table:table-cell>
          <table:table-cell office:value-type="string" table:style-name="ce524">
            <text:p>0</text:p>
          </table:table-cell>
          <table:table-cell office:value-type="string" table:style-name="ce524">
            <text:p>0</text:p>
          </table:table-cell>
          <table:table-cell table:number-columns-repeated="16366" table:style-name="ce492"/>
        </table:table-row>
        <table:table-row table:style-name="ro28">
          <table:table-cell table:style-name="ce492"/>
          <table:table-cell table:style-name="ce509"/>
          <table:table-cell office:value-type="float" office:value="2" table:style-name="ce510">
            <text:p>2</text:p>
          </table:table-cell>
          <table:table-cell office:value-type="float" office:value="3" table:style-name="ce510">
            <text:p>3</text:p>
          </table:table-cell>
          <table:table-cell office:value-type="float" office:value="11" table:style-name="ce510">
            <text:p>11</text:p>
          </table:table-cell>
          <table:table-cell table:number-columns-repeated="16379" table:style-name="ce492"/>
        </table:table-row>
        <table:table-row table:number-rows-repeated="2" table:style-name="ro28">
          <table:table-cell/>
          <table:table-cell table:number-columns-repeated="16383" table:style-name="ce1"/>
        </table:table-row>
        <table:table-row table:number-rows-repeated="7" table:style-name="ro28">
          <table:table-cell table:number-columns-repeated="16384"/>
        </table:table-row>
        <table:table-row table:number-rows-repeated="1048553" table:style-name="ro14">
          <table:table-cell table:number-columns-repeated="16384"/>
        </table:table-row>
      </table:table>
      <table:table table:name="CAE" table:style-name="ta5">
        <table:table-column table:style-name="co41" table:default-cell-style-name="ce1"/>
        <table:table-column table:style-name="co42" table:default-cell-style-name="ce1"/>
        <table:table-column table:style-name="co26" table:number-columns-repeated="4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26" table:default-cell-style-name="ce1"/>
        <table:table-column table:style-name="co46" table:default-cell-style-name="ce1"/>
        <table:table-column table:style-name="co47" table:default-cell-style-name="ce1"/>
        <table:table-column table:style-name="co26" table:number-columns-repeated="4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26" table:default-cell-style-name="ce1"/>
        <table:table-column table:style-name="co51" table:default-cell-style-name="ce1"/>
        <table:table-column table:style-name="co52" table:default-cell-style-name="ce1"/>
        <table:table-column table:style-name="co26" table:number-columns-repeated="4" table:default-cell-style-name="ce1"/>
        <table:table-column table:style-name="co24" table:number-columns-repeated="16358" table:default-cell-style-name="ce1"/>
        <table:table-row table:style-name="ro29">
          <table:table-cell table:style-name="ce492"/>
          <table:table-cell table:number-columns-repeated="16383" table:style-name="ce492"/>
        </table:table-row>
        <table:table-row table:style-name="ro30">
          <table:table-cell table:style-name="ce492"/>
          <table:table-cell table:style-name="ce516"/>
          <table:table-cell office:value-type="string" table:style-name="ce506">
            <text:p>CAE</text:p>
          </table:table-cell>
          <table:table-cell office:value-type="string" table:style-name="ce494">
            <text:p>202201</text:p>
          </table:table-cell>
          <table:table-cell office:value-type="string" table:style-name="ce494">
            <text:p>202112</text:p>
          </table:table-cell>
          <table:table-cell office:value-type="string" table:style-name="ce494">
            <text:p>202101</text:p>
          </table:table-cell>
          <table:table-cell table:number-columns-repeated="5" table:style-name="ce492"/>
          <table:table-cell table:style-name="ce506"/>
          <table:table-cell office:value-type="string" table:style-name="ce506">
            <text:p>CAE</text:p>
          </table:table-cell>
          <table:table-cell office:value-type="string" table:style-name="ce494">
            <text:p>202201</text:p>
          </table:table-cell>
          <table:table-cell office:value-type="string" table:style-name="ce494">
            <text:p>202112</text:p>
          </table:table-cell>
          <table:table-cell office:value-type="string" table:style-name="ce494">
            <text:p>202101</text:p>
          </table:table-cell>
          <table:table-cell table:number-columns-repeated="5" table:style-name="ce492"/>
          <table:table-cell table:style-name="ce506"/>
          <table:table-cell office:value-type="string" table:style-name="ce506">
            <text:p>CAE</text:p>
          </table:table-cell>
          <table:table-cell office:value-type="string" table:style-name="ce494">
            <text:p>202201</text:p>
          </table:table-cell>
          <table:table-cell office:value-type="string" table:style-name="ce494">
            <text:p>202112</text:p>
          </table:table-cell>
          <table:table-cell office:value-type="string" table:style-name="ce494">
            <text:p>202101</text:p>
          </table:table-cell>
          <table:table-cell table:number-columns-repeated="16358" table:style-name="ce492"/>
        </table:table-row>
        <table:table-row table:style-name="ro31">
          <table:table-cell table:style-name="ce492"/>
          <table:table-cell table:style-name="ce492"/>
          <table:table-cell office:value-type="string" table:style-name="ce507">
            <text:p>Desemprego no Fim</text:p>
          </table:table-cell>
          <table:table-cell office:value-type="float" office:value="304143" table:style-name="ce500">
            <text:p>304143</text:p>
          </table:table-cell>
          <table:table-cell office:value-type="float" office:value="297229" table:style-name="ce500">
            <text:p>297229</text:p>
          </table:table-cell>
          <table:table-cell office:value-type="float" office:value="364972" table:style-name="ce500">
            <text:p>364972</text:p>
          </table:table-cell>
          <table:table-cell table:style-name="ce492"/>
          <table:table-cell table:style-name="ce493"/>
          <table:table-cell office:value-type="string" table:style-name="ce507">
            <text:p>Desemprego no Fim</text:p>
          </table:table-cell>
          <table:table-cell office:value-type="string" table:style-name="ce517">
            <text:p>var hom %</text:p>
          </table:table-cell>
          <table:table-cell table:style-name="ce492"/>
          <table:table-cell table:style-name="ce507"/>
          <table:table-cell office:value-type="string" table:style-name="ce507">
            <text:p>Ofertas recebidas</text:p>
          </table:table-cell>
          <table:table-cell office:value-type="float" office:value="12002" table:style-name="ce500">
            <text:p>12002</text:p>
          </table:table-cell>
          <table:table-cell office:value-type="float" office:value="8706" table:style-name="ce500">
            <text:p>8706</text:p>
          </table:table-cell>
          <table:table-cell office:value-type="float" office:value="9561" table:style-name="ce500">
            <text:p>9561</text:p>
          </table:table-cell>
          <table:table-cell table:style-name="ce492"/>
          <table:table-cell table:style-name="ce493"/>
          <table:table-cell office:value-type="string" table:style-name="ce507">
            <text:p>Ofertas recebidas</text:p>
          </table:table-cell>
          <table:table-cell office:value-type="string" table:style-name="ce517">
            <text:p>var hom val abs</text:p>
          </table:table-cell>
          <table:table-cell table:style-name="ce492"/>
          <table:table-cell table:style-name="ce507"/>
          <table:table-cell office:value-type="string" table:style-name="ce507">
            <text:p>Colocações efetuadas</text:p>
          </table:table-cell>
          <table:table-cell office:value-type="float" office:value="8149" table:style-name="ce500">
            <text:p>8149</text:p>
          </table:table-cell>
          <table:table-cell office:value-type="float" office:value="5970" table:style-name="ce500">
            <text:p>5970</text:p>
          </table:table-cell>
          <table:table-cell office:value-type="float" office:value="7221" table:style-name="ce500">
            <text:p>7221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01</text:p>
          </table:table-cell>
          <table:table-cell office:value-type="string" table:style-name="ce509">
            <text:p>Agricultura, produção animal, caça, floresta e pesca</text:p>
          </table:table-cell>
          <table:table-cell office:value-type="float" office:value="13558" table:style-name="ce496">
            <text:p>13558</text:p>
          </table:table-cell>
          <table:table-cell office:value-type="float" office:value="13623" table:style-name="ce496">
            <text:p>13623</text:p>
          </table:table-cell>
          <table:table-cell office:value-type="float" office:value="15892" table:style-name="ce496">
            <text:p>15892</text:p>
          </table:table-cell>
          <table:table-cell table:style-name="ce492"/>
          <table:table-cell office:value-type="string" table:style-name="ce509">
            <text:p>07</text:p>
          </table:table-cell>
          <table:table-cell office:value-type="string" table:style-name="ce509">
            <text:p>Indústria do couro e dos produtos do couro</text:p>
          </table:table-cell>
          <table:table-cell office:value-type="float" office:value="-32.9191192500545" table:style-name="ce518">
            <text:p>-32,9</text:p>
          </table:table-cell>
          <table:table-cell table:style-name="ce492"/>
          <table:table-cell office:value-type="string" table:style-name="ce509">
            <text:p>01</text:p>
          </table:table-cell>
          <table:table-cell office:value-type="string" table:style-name="ce509">
            <text:p>Agricultura, produção animal, caça, floresta e pesca</text:p>
          </table:table-cell>
          <table:table-cell office:value-type="float" office:value="682" table:style-name="ce496">
            <text:p>682</text:p>
          </table:table-cell>
          <table:table-cell office:value-type="float" office:value="251" table:style-name="ce496">
            <text:p>251</text:p>
          </table:table-cell>
          <table:table-cell office:value-type="float" office:value="665" table:style-name="ce496">
            <text:p>665</text:p>
          </table:table-cell>
          <table:table-cell table:style-name="ce492"/>
          <table:table-cell office:value-type="string" table:style-name="ce509">
            <text:p>12</text:p>
          </table:table-cell>
          <table:table-cell office:value-type="string" table:style-name="ce509">
            <text:p>Indústria metalúrgica de base e fab. produtos metálicos</text:p>
          </table:table-cell>
          <table:table-cell office:value-type="float" office:value="-85" table:style-name="ce496">
            <text:p>-85</text:p>
          </table:table-cell>
          <table:table-cell table:style-name="ce492"/>
          <table:table-cell office:value-type="string" table:style-name="ce509">
            <text:p>01</text:p>
          </table:table-cell>
          <table:table-cell office:value-type="string" table:style-name="ce509">
            <text:p>Agricultura, produção animal, caça, floresta e pesca</text:p>
          </table:table-cell>
          <table:table-cell office:value-type="float" office:value="527" table:style-name="ce496">
            <text:p>527</text:p>
          </table:table-cell>
          <table:table-cell office:value-type="float" office:value="119" table:style-name="ce496">
            <text:p>119</text:p>
          </table:table-cell>
          <table:table-cell office:value-type="float" office:value="510" table:style-name="ce496">
            <text:p>510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02</text:p>
          </table:table-cell>
          <table:table-cell office:value-type="string" table:style-name="ce509">
            <text:p>Indústria, energia e água e construção</text:p>
          </table:table-cell>
          <table:table-cell office:value-type="float" office:value="58561" table:style-name="ce515">
            <text:p>58561</text:p>
          </table:table-cell>
          <table:table-cell office:value-type="float" office:value="57865" table:style-name="ce515">
            <text:p>57865</text:p>
          </table:table-cell>
          <table:table-cell office:value-type="float" office:value="72588" table:style-name="ce515">
            <text:p>72588</text:p>
          </table:table-cell>
          <table:table-cell table:style-name="ce492"/>
          <table:table-cell office:value-type="string" table:style-name="ce509">
            <text:p>22</text:p>
          </table:table-cell>
          <table:table-cell office:value-type="string" table:style-name="ce509">
            <text:p>Alojamento, restauração e similares</text:p>
          </table:table-cell>
          <table:table-cell office:value-type="float" office:value="-28.318620238679099" table:style-name="ce519">
            <text:p>-28,3</text:p>
          </table:table-cell>
          <table:table-cell table:style-name="ce492"/>
          <table:table-cell office:value-type="string" table:style-name="ce509">
            <text:p>02</text:p>
          </table:table-cell>
          <table:table-cell office:value-type="string" table:style-name="ce509">
            <text:p>Indústria, energia e água e construção</text:p>
          </table:table-cell>
          <table:table-cell office:value-type="float" office:value="3080" table:style-name="ce515">
            <text:p>3080</text:p>
          </table:table-cell>
          <table:table-cell office:value-type="float" office:value="2356" table:style-name="ce515">
            <text:p>2356</text:p>
          </table:table-cell>
          <table:table-cell office:value-type="float" office:value="2567" table:style-name="ce515">
            <text:p>2567</text:p>
          </table:table-cell>
          <table:table-cell table:style-name="ce492"/>
          <table:table-cell office:value-type="string" table:style-name="ce509">
            <text:p>15</text:p>
          </table:table-cell>
          <table:table-cell office:value-type="string" table:style-name="ce509">
            <text:p>Fab. mobiliário, repar. instal. máq. e equipa. e outras ind. transformadoras</text:p>
          </table:table-cell>
          <table:table-cell office:value-type="float" office:value="-53" table:style-name="ce515">
            <text:p>-53</text:p>
          </table:table-cell>
          <table:table-cell table:style-name="ce492"/>
          <table:table-cell office:value-type="string" table:style-name="ce509">
            <text:p>02</text:p>
          </table:table-cell>
          <table:table-cell office:value-type="string" table:style-name="ce509">
            <text:p>Indústria, energia e água e construção</text:p>
          </table:table-cell>
          <table:table-cell office:value-type="float" office:value="1580" table:style-name="ce515">
            <text:p>1580</text:p>
          </table:table-cell>
          <table:table-cell office:value-type="float" office:value="1471" table:style-name="ce515">
            <text:p>1471</text:p>
          </table:table-cell>
          <table:table-cell office:value-type="float" office:value="1489" table:style-name="ce515">
            <text:p>1489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03</text:p>
          </table:table-cell>
          <table:table-cell office:value-type="string" table:style-name="ce509">
            <text:p>Indústrias extrativas</text:p>
          </table:table-cell>
          <table:table-cell office:value-type="float" office:value="1640" table:style-name="ce496">
            <text:p>1640</text:p>
          </table:table-cell>
          <table:table-cell office:value-type="float" office:value="1584" table:style-name="ce496">
            <text:p>1584</text:p>
          </table:table-cell>
          <table:table-cell office:value-type="float" office:value="1917" table:style-name="ce496">
            <text:p>1917</text:p>
          </table:table-cell>
          <table:table-cell table:style-name="ce492"/>
          <table:table-cell office:value-type="string" table:style-name="ce509">
            <text:p>06</text:p>
          </table:table-cell>
          <table:table-cell office:value-type="string" table:style-name="ce509">
            <text:p>Indústria do vestuário</text:p>
          </table:table-cell>
          <table:table-cell office:value-type="float" office:value="-23.949367088607602" table:style-name="ce518">
            <text:p>-23,9</text:p>
          </table:table-cell>
          <table:table-cell table:style-name="ce492"/>
          <table:table-cell office:value-type="string" table:style-name="ce509">
            <text:p>03</text:p>
          </table:table-cell>
          <table:table-cell office:value-type="string" table:style-name="ce509">
            <text:p>Indústrias extrativas</text:p>
          </table:table-cell>
          <table:table-cell office:value-type="float" office:value="6" table:style-name="ce496">
            <text:p>6</text:p>
          </table:table-cell>
          <table:table-cell office:value-type="float" office:value="9" table:style-name="ce496">
            <text:p>9</text:p>
          </table:table-cell>
          <table:table-cell office:value-type="float" office:value="12" table:style-name="ce496">
            <text:p>12</text:p>
          </table:table-cell>
          <table:table-cell table:style-name="ce492"/>
          <table:table-cell office:value-type="string" table:style-name="ce509">
            <text:p>11</text:p>
          </table:table-cell>
          <table:table-cell office:value-type="string" table:style-name="ce509">
            <text:p>Fabricação de outros produtos minerais não metálicos</text:p>
          </table:table-cell>
          <table:table-cell office:value-type="float" office:value="-18" table:style-name="ce496">
            <text:p>-18</text:p>
          </table:table-cell>
          <table:table-cell table:style-name="ce492"/>
          <table:table-cell office:value-type="string" table:style-name="ce509">
            <text:p>03</text:p>
          </table:table-cell>
          <table:table-cell office:value-type="string" table:style-name="ce509">
            <text:p>Indústrias extrativas</text:p>
          </table:table-cell>
          <table:table-cell office:value-type="float" office:value="7" table:style-name="ce496">
            <text:p>7</text:p>
          </table:table-cell>
          <table:table-cell office:value-type="float" office:value="5" table:style-name="ce496">
            <text:p>5</text:p>
          </table:table-cell>
          <table:table-cell office:value-type="float" office:value="12" table:style-name="ce496">
            <text:p>12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04</text:p>
          </table:table-cell>
          <table:table-cell office:value-type="string" table:style-name="ce509">
            <text:p>Indústrias alimentares das bebidas e do tabaco</text:p>
          </table:table-cell>
          <table:table-cell office:value-type="float" office:value="6106" table:style-name="ce515">
            <text:p>6106</text:p>
          </table:table-cell>
          <table:table-cell office:value-type="float" office:value="5945" table:style-name="ce515">
            <text:p>5945</text:p>
          </table:table-cell>
          <table:table-cell office:value-type="float" office:value="7824" table:style-name="ce515">
            <text:p>7824</text:p>
          </table:table-cell>
          <table:table-cell table:style-name="ce492"/>
          <table:table-cell office:value-type="string" table:style-name="ce509">
            <text:p>04</text:p>
          </table:table-cell>
          <table:table-cell office:value-type="string" table:style-name="ce509">
            <text:p>Indústrias alimentares das bebidas e do tabaco</text:p>
          </table:table-cell>
          <table:table-cell office:value-type="float" office:value="-21.958077709611501" table:style-name="ce519">
            <text:p>-22,0</text:p>
          </table:table-cell>
          <table:table-cell table:style-name="ce492"/>
          <table:table-cell office:value-type="string" table:style-name="ce509">
            <text:p>04</text:p>
          </table:table-cell>
          <table:table-cell office:value-type="string" table:style-name="ce509">
            <text:p>Indústrias alimentares das bebidas e do tabaco</text:p>
          </table:table-cell>
          <table:table-cell office:value-type="float" office:value="243" table:style-name="ce515">
            <text:p>243</text:p>
          </table:table-cell>
          <table:table-cell office:value-type="float" office:value="205" table:style-name="ce515">
            <text:p>205</text:p>
          </table:table-cell>
          <table:table-cell office:value-type="float" office:value="200" table:style-name="ce515">
            <text:p>200</text:p>
          </table:table-cell>
          <table:table-cell table:style-name="ce492"/>
          <table:table-cell office:value-type="string" table:style-name="ce509">
            <text:p>08</text:p>
          </table:table-cell>
          <table:table-cell office:value-type="string" table:style-name="ce509">
            <text:p>Indústria da madeira e da cortiça</text:p>
          </table:table-cell>
          <table:table-cell office:value-type="float" office:value="-11" table:style-name="ce515">
            <text:p>-11</text:p>
          </table:table-cell>
          <table:table-cell table:style-name="ce492"/>
          <table:table-cell office:value-type="string" table:style-name="ce509">
            <text:p>04</text:p>
          </table:table-cell>
          <table:table-cell office:value-type="string" table:style-name="ce509">
            <text:p>Indústrias alimentares das bebidas e do tabaco</text:p>
          </table:table-cell>
          <table:table-cell office:value-type="float" office:value="144" table:style-name="ce515">
            <text:p>144</text:p>
          </table:table-cell>
          <table:table-cell office:value-type="float" office:value="140" table:style-name="ce515">
            <text:p>140</text:p>
          </table:table-cell>
          <table:table-cell office:value-type="float" office:value="131" table:style-name="ce515">
            <text:p>131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05</text:p>
          </table:table-cell>
          <table:table-cell office:value-type="string" table:style-name="ce509">
            <text:p>Fabricação de têxteis</text:p>
          </table:table-cell>
          <table:table-cell office:value-type="float" office:value="2530" table:style-name="ce496">
            <text:p>2530</text:p>
          </table:table-cell>
          <table:table-cell office:value-type="float" office:value="2495" table:style-name="ce496">
            <text:p>2495</text:p>
          </table:table-cell>
          <table:table-cell office:value-type="float" office:value="3170" table:style-name="ce496">
            <text:p>3170</text:p>
          </table:table-cell>
          <table:table-cell table:style-name="ce492"/>
          <table:table-cell office:value-type="string" table:style-name="ce509">
            <text:p>13</text:p>
          </table:table-cell>
          <table:table-cell office:value-type="string" table:style-name="ce509">
            <text:p>Fab. equipamento informático, elétrico, máquinas e equipamentos n.e.</text:p>
          </table:table-cell>
          <table:table-cell office:value-type="float" office:value="-21.023564064801199" table:style-name="ce518">
            <text:p>-21,0</text:p>
          </table:table-cell>
          <table:table-cell table:style-name="ce492"/>
          <table:table-cell office:value-type="string" table:style-name="ce509">
            <text:p>05</text:p>
          </table:table-cell>
          <table:table-cell office:value-type="string" table:style-name="ce509">
            <text:p>Fabricação de têxteis</text:p>
          </table:table-cell>
          <table:table-cell office:value-type="float" office:value="131" table:style-name="ce496">
            <text:p>131</text:p>
          </table:table-cell>
          <table:table-cell office:value-type="float" office:value="143" table:style-name="ce496">
            <text:p>143</text:p>
          </table:table-cell>
          <table:table-cell office:value-type="float" office:value="75" table:style-name="ce496">
            <text:p>75</text:p>
          </table:table-cell>
          <table:table-cell table:style-name="ce492"/>
          <table:table-cell office:value-type="string" table:style-name="ce509">
            <text:p>03</text:p>
          </table:table-cell>
          <table:table-cell office:value-type="string" table:style-name="ce509">
            <text:p>Indústrias extrativas</text:p>
          </table:table-cell>
          <table:table-cell office:value-type="float" office:value="-6" table:style-name="ce496">
            <text:p>-6</text:p>
          </table:table-cell>
          <table:table-cell table:style-name="ce492"/>
          <table:table-cell office:value-type="string" table:style-name="ce509">
            <text:p>05</text:p>
          </table:table-cell>
          <table:table-cell office:value-type="string" table:style-name="ce509">
            <text:p>Fabricação de têxteis</text:p>
          </table:table-cell>
          <table:table-cell office:value-type="float" office:value="113" table:style-name="ce496">
            <text:p>113</text:p>
          </table:table-cell>
          <table:table-cell office:value-type="float" office:value="92" table:style-name="ce496">
            <text:p>92</text:p>
          </table:table-cell>
          <table:table-cell office:value-type="float" office:value="52" table:style-name="ce496">
            <text:p>52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06</text:p>
          </table:table-cell>
          <table:table-cell office:value-type="string" table:style-name="ce509">
            <text:p>Indústria do vestuário</text:p>
          </table:table-cell>
          <table:table-cell office:value-type="float" office:value="7510" table:style-name="ce515">
            <text:p>7510</text:p>
          </table:table-cell>
          <table:table-cell office:value-type="float" office:value="7444" table:style-name="ce515">
            <text:p>7444</text:p>
          </table:table-cell>
          <table:table-cell office:value-type="float" office:value="9875" table:style-name="ce515">
            <text:p>9875</text:p>
          </table:table-cell>
          <table:table-cell table:style-name="ce492"/>
          <table:table-cell office:value-type="string" table:style-name="ce509">
            <text:p>05</text:p>
          </table:table-cell>
          <table:table-cell office:value-type="string" table:style-name="ce509">
            <text:p>Fabricação de têxteis</text:p>
          </table:table-cell>
          <table:table-cell office:value-type="float" office:value="-20.189274447949501" table:style-name="ce519">
            <text:p>-20,2</text:p>
          </table:table-cell>
          <table:table-cell table:style-name="ce492"/>
          <table:table-cell office:value-type="string" table:style-name="ce509">
            <text:p>06</text:p>
          </table:table-cell>
          <table:table-cell office:value-type="string" table:style-name="ce509">
            <text:p>Indústria do vestuário</text:p>
          </table:table-cell>
          <table:table-cell office:value-type="float" office:value="270" table:style-name="ce515">
            <text:p>270</text:p>
          </table:table-cell>
          <table:table-cell office:value-type="float" office:value="249" table:style-name="ce515">
            <text:p>249</text:p>
          </table:table-cell>
          <table:table-cell office:value-type="float" office:value="263" table:style-name="ce515">
            <text:p>263</text:p>
          </table:table-cell>
          <table:table-cell table:style-name="ce492"/>
          <table:table-cell office:value-type="string" table:style-name="ce509">
            <text:p>16</text:p>
          </table:table-cell>
          <table:table-cell office:value-type="string" table:style-name="ce509">
            <text:p>Eletricidade, gás e água, saneamento, resíduos e despoluição</text:p>
          </table:table-cell>
          <table:table-cell office:value-type="float" office:value="-2" table:style-name="ce515">
            <text:p>-2</text:p>
          </table:table-cell>
          <table:table-cell table:style-name="ce492"/>
          <table:table-cell office:value-type="string" table:style-name="ce509">
            <text:p>06</text:p>
          </table:table-cell>
          <table:table-cell office:value-type="string" table:style-name="ce509">
            <text:p>Indústria do vestuário</text:p>
          </table:table-cell>
          <table:table-cell office:value-type="float" office:value="118" table:style-name="ce515">
            <text:p>118</text:p>
          </table:table-cell>
          <table:table-cell office:value-type="float" office:value="225" table:style-name="ce515">
            <text:p>225</text:p>
          </table:table-cell>
          <table:table-cell office:value-type="float" office:value="178" table:style-name="ce515">
            <text:p>178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07</text:p>
          </table:table-cell>
          <table:table-cell office:value-type="string" table:style-name="ce509">
            <text:p>Indústria do couro e dos produtos do couro</text:p>
          </table:table-cell>
          <table:table-cell office:value-type="float" office:value="3077" table:style-name="ce496">
            <text:p>3077</text:p>
          </table:table-cell>
          <table:table-cell office:value-type="float" office:value="3117" table:style-name="ce496">
            <text:p>3117</text:p>
          </table:table-cell>
          <table:table-cell office:value-type="float" office:value="4587" table:style-name="ce496">
            <text:p>4587</text:p>
          </table:table-cell>
          <table:table-cell table:style-name="ce492"/>
          <table:table-cell office:value-type="string" table:style-name="ce509">
            <text:p>20</text:p>
          </table:table-cell>
          <table:table-cell office:value-type="string" table:style-name="ce509">
            <text:p>Comércio por grosso e a retalho</text:p>
          </table:table-cell>
          <table:table-cell office:value-type="float" office:value="-19.459905174190901" table:style-name="ce518">
            <text:p>-19,5</text:p>
          </table:table-cell>
          <table:table-cell table:style-name="ce492"/>
          <table:table-cell office:value-type="string" table:style-name="ce509">
            <text:p>07</text:p>
          </table:table-cell>
          <table:table-cell office:value-type="string" table:style-name="ce509">
            <text:p>Indústria do couro e dos produtos do couro</text:p>
          </table:table-cell>
          <table:table-cell office:value-type="float" office:value="211" table:style-name="ce496">
            <text:p>211</text:p>
          </table:table-cell>
          <table:table-cell office:value-type="float" office:value="125" table:style-name="ce496">
            <text:p>125</text:p>
          </table:table-cell>
          <table:table-cell office:value-type="float" office:value="109" table:style-name="ce496">
            <text:p>109</text:p>
          </table:table-cell>
          <table:table-cell table:style-name="ce492"/>
          <table:table-cell office:value-type="string" table:style-name="ce509">
            <text:p>24</text:p>
          </table:table-cell>
          <table:table-cell office:value-type="string" table:style-name="ce509">
            <text:p>Atividades financeiras e de seguros</text:p>
          </table:table-cell>
          <table:table-cell office:value-type="float" office:value="4" table:style-name="ce496">
            <text:p>4</text:p>
          </table:table-cell>
          <table:table-cell table:style-name="ce492"/>
          <table:table-cell office:value-type="string" table:style-name="ce509">
            <text:p>07</text:p>
          </table:table-cell>
          <table:table-cell office:value-type="string" table:style-name="ce509">
            <text:p>Indústria do couro e dos produtos do couro</text:p>
          </table:table-cell>
          <table:table-cell office:value-type="float" office:value="128" table:style-name="ce496">
            <text:p>128</text:p>
          </table:table-cell>
          <table:table-cell office:value-type="float" office:value="123" table:style-name="ce496">
            <text:p>123</text:p>
          </table:table-cell>
          <table:table-cell office:value-type="float" office:value="90" table:style-name="ce496">
            <text:p>90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08</text:p>
          </table:table-cell>
          <table:table-cell office:value-type="string" table:style-name="ce509">
            <text:p>Indústria da madeira e da cortiça</text:p>
          </table:table-cell>
          <table:table-cell office:value-type="float" office:value="1782" table:style-name="ce515">
            <text:p>1782</text:p>
          </table:table-cell>
          <table:table-cell office:value-type="float" office:value="1746" table:style-name="ce515">
            <text:p>1746</text:p>
          </table:table-cell>
          <table:table-cell office:value-type="float" office:value="2169" table:style-name="ce515">
            <text:p>2169</text:p>
          </table:table-cell>
          <table:table-cell table:style-name="ce492"/>
          <table:table-cell office:value-type="string" table:style-name="ce509">
            <text:p>15</text:p>
          </table:table-cell>
          <table:table-cell office:value-type="string" table:style-name="ce509">
            <text:p>Fab. mobiliário, repar. instal. máq. e equipa. e outras ind. transformadoras</text:p>
          </table:table-cell>
          <table:table-cell office:value-type="float" office:value="-19.226147560682499" table:style-name="ce519">
            <text:p>-19,2</text:p>
          </table:table-cell>
          <table:table-cell table:style-name="ce492"/>
          <table:table-cell office:value-type="string" table:style-name="ce509">
            <text:p>08</text:p>
          </table:table-cell>
          <table:table-cell office:value-type="string" table:style-name="ce509">
            <text:p>Indústria da madeira e da cortiça</text:p>
          </table:table-cell>
          <table:table-cell office:value-type="float" office:value="48" table:style-name="ce515">
            <text:p>48</text:p>
          </table:table-cell>
          <table:table-cell office:value-type="float" office:value="30" table:style-name="ce515">
            <text:p>30</text:p>
          </table:table-cell>
          <table:table-cell office:value-type="float" office:value="59" table:style-name="ce515">
            <text:p>59</text:p>
          </table:table-cell>
          <table:table-cell table:style-name="ce492"/>
          <table:table-cell office:value-type="string" table:style-name="ce509">
            <text:p>06</text:p>
          </table:table-cell>
          <table:table-cell office:value-type="string" table:style-name="ce509">
            <text:p>Indústria do vestuário</text:p>
          </table:table-cell>
          <table:table-cell office:value-type="float" office:value="7" table:style-name="ce515">
            <text:p>7</text:p>
          </table:table-cell>
          <table:table-cell table:style-name="ce492"/>
          <table:table-cell office:value-type="string" table:style-name="ce509">
            <text:p>08</text:p>
          </table:table-cell>
          <table:table-cell office:value-type="string" table:style-name="ce509">
            <text:p>Indústria da madeira e da cortiça</text:p>
          </table:table-cell>
          <table:table-cell office:value-type="float" office:value="21" table:style-name="ce515">
            <text:p>21</text:p>
          </table:table-cell>
          <table:table-cell office:value-type="float" office:value="35" table:style-name="ce515">
            <text:p>35</text:p>
          </table:table-cell>
          <table:table-cell office:value-type="float" office:value="22" table:style-name="ce515">
            <text:p>22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09</text:p>
          </table:table-cell>
          <table:table-cell office:value-type="string" table:style-name="ce509">
            <text:p>Indústrias do papel, impressão e reprodução</text:p>
          </table:table-cell>
          <table:table-cell office:value-type="float" office:value="1168" table:style-name="ce496">
            <text:p>1168</text:p>
          </table:table-cell>
          <table:table-cell office:value-type="float" office:value="1143" table:style-name="ce496">
            <text:p>1143</text:p>
          </table:table-cell>
          <table:table-cell office:value-type="float" office:value="1339" table:style-name="ce496">
            <text:p>1339</text:p>
          </table:table-cell>
          <table:table-cell table:style-name="ce492"/>
          <table:table-cell office:value-type="string" table:style-name="ce509">
            <text:p>21</text:p>
          </table:table-cell>
          <table:table-cell office:value-type="string" table:style-name="ce509">
            <text:p>Transportes e armazenagem</text:p>
          </table:table-cell>
          <table:table-cell office:value-type="float" office:value="-19.143332409204302" table:style-name="ce518">
            <text:p>-19,1</text:p>
          </table:table-cell>
          <table:table-cell table:style-name="ce492"/>
          <table:table-cell office:value-type="string" table:style-name="ce509">
            <text:p>09</text:p>
          </table:table-cell>
          <table:table-cell office:value-type="string" table:style-name="ce509">
            <text:p>Indústrias do papel, impressão e reprodução</text:p>
          </table:table-cell>
          <table:table-cell office:value-type="float" office:value="50" table:style-name="ce496">
            <text:p>50</text:p>
          </table:table-cell>
          <table:table-cell office:value-type="float" office:value="34" table:style-name="ce496">
            <text:p>34</text:p>
          </table:table-cell>
          <table:table-cell office:value-type="float" office:value="42" table:style-name="ce496">
            <text:p>42</text:p>
          </table:table-cell>
          <table:table-cell table:style-name="ce492"/>
          <table:table-cell office:value-type="string" table:style-name="ce509">
            <text:p>09</text:p>
          </table:table-cell>
          <table:table-cell office:value-type="string" table:style-name="ce509">
            <text:p>Indústrias do papel, impressão e reprodução</text:p>
          </table:table-cell>
          <table:table-cell office:value-type="float" office:value="8" table:style-name="ce496">
            <text:p>8</text:p>
          </table:table-cell>
          <table:table-cell table:style-name="ce492"/>
          <table:table-cell office:value-type="string" table:style-name="ce509">
            <text:p>09</text:p>
          </table:table-cell>
          <table:table-cell office:value-type="string" table:style-name="ce509">
            <text:p>Indústrias do papel, impressão e reprodução</text:p>
          </table:table-cell>
          <table:table-cell office:value-type="float" office:value="24" table:style-name="ce496">
            <text:p>24</text:p>
          </table:table-cell>
          <table:table-cell office:value-type="float" office:value="32" table:style-name="ce496">
            <text:p>32</text:p>
          </table:table-cell>
          <table:table-cell office:value-type="float" office:value="18" table:style-name="ce496">
            <text:p>18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10</text:p>
          </table:table-cell>
          <table:table-cell office:value-type="string" table:style-name="ce509">
            <text:p>Fab. produtos petrolíferos, químicos, farmacêuticos, borracha e plástico</text:p>
          </table:table-cell>
          <table:table-cell office:value-type="float" office:value="2164" table:style-name="ce515">
            <text:p>2164</text:p>
          </table:table-cell>
          <table:table-cell office:value-type="float" office:value="2201" table:style-name="ce515">
            <text:p>2201</text:p>
          </table:table-cell>
          <table:table-cell office:value-type="float" office:value="2448" table:style-name="ce515">
            <text:p>2448</text:p>
          </table:table-cell>
          <table:table-cell table:style-name="ce492"/>
          <table:table-cell office:value-type="string" table:style-name="ce509">
            <text:p>08</text:p>
          </table:table-cell>
          <table:table-cell office:value-type="string" table:style-name="ce509">
            <text:p>Indústria da madeira e da cortiça</text:p>
          </table:table-cell>
          <table:table-cell office:value-type="float" office:value="-17.8423236514523" table:style-name="ce519">
            <text:p>-17,8</text:p>
          </table:table-cell>
          <table:table-cell table:style-name="ce492"/>
          <table:table-cell office:value-type="string" table:style-name="ce509">
            <text:p>10</text:p>
          </table:table-cell>
          <table:table-cell office:value-type="string" table:style-name="ce509">
            <text:p>Fab. produtos petrolíferos, químicos, farmacêuticos, borracha e plástico</text:p>
          </table:table-cell>
          <table:table-cell office:value-type="float" office:value="102" table:style-name="ce515">
            <text:p>102</text:p>
          </table:table-cell>
          <table:table-cell office:value-type="float" office:value="56" table:style-name="ce515">
            <text:p>56</text:p>
          </table:table-cell>
          <table:table-cell office:value-type="float" office:value="71" table:style-name="ce515">
            <text:p>71</text:p>
          </table:table-cell>
          <table:table-cell table:style-name="ce492"/>
          <table:table-cell office:value-type="string" table:style-name="ce509">
            <text:p>01</text:p>
          </table:table-cell>
          <table:table-cell office:value-type="string" table:style-name="ce509">
            <text:p>Agricultura, produção animal, caça, floresta e pesca</text:p>
          </table:table-cell>
          <table:table-cell office:value-type="float" office:value="17" table:style-name="ce515">
            <text:p>17</text:p>
          </table:table-cell>
          <table:table-cell table:style-name="ce492"/>
          <table:table-cell office:value-type="string" table:style-name="ce509">
            <text:p>10</text:p>
          </table:table-cell>
          <table:table-cell office:value-type="string" table:style-name="ce509">
            <text:p>Fab. produtos petrolíferos, químicos, farmacêuticos, borracha e plástico</text:p>
          </table:table-cell>
          <table:table-cell office:value-type="float" office:value="73" table:style-name="ce515">
            <text:p>73</text:p>
          </table:table-cell>
          <table:table-cell office:value-type="float" office:value="38" table:style-name="ce515">
            <text:p>38</text:p>
          </table:table-cell>
          <table:table-cell office:value-type="float" office:value="61" table:style-name="ce515">
            <text:p>61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11</text:p>
          </table:table-cell>
          <table:table-cell office:value-type="string" table:style-name="ce509">
            <text:p>Fabricação de outros produtos minerais não metálicos</text:p>
          </table:table-cell>
          <table:table-cell office:value-type="float" office:value="1619" table:style-name="ce496">
            <text:p>1619</text:p>
          </table:table-cell>
          <table:table-cell office:value-type="float" office:value="1589" table:style-name="ce496">
            <text:p>1589</text:p>
          </table:table-cell>
          <table:table-cell office:value-type="float" office:value="1899" table:style-name="ce496">
            <text:p>1899</text:p>
          </table:table-cell>
          <table:table-cell table:style-name="ce492"/>
          <table:table-cell office:value-type="string" table:style-name="ce509">
            <text:p>12</text:p>
          </table:table-cell>
          <table:table-cell office:value-type="string" table:style-name="ce509">
            <text:p>Indústria metalúrgica de base e fab. produtos metálicos</text:p>
          </table:table-cell>
          <table:table-cell office:value-type="float" office:value="-17.252241337533299" table:style-name="ce518">
            <text:p>-17,3</text:p>
          </table:table-cell>
          <table:table-cell table:style-name="ce492"/>
          <table:table-cell office:value-type="string" table:style-name="ce509">
            <text:p>11</text:p>
          </table:table-cell>
          <table:table-cell office:value-type="string" table:style-name="ce509">
            <text:p>Fabricação de outros produtos minerais não metálicos</text:p>
          </table:table-cell>
          <table:table-cell office:value-type="float" office:value="92" table:style-name="ce496">
            <text:p>92</text:p>
          </table:table-cell>
          <table:table-cell office:value-type="float" office:value="73" table:style-name="ce496">
            <text:p>73</text:p>
          </table:table-cell>
          <table:table-cell office:value-type="float" office:value="110" table:style-name="ce496">
            <text:p>110</text:p>
          </table:table-cell>
          <table:table-cell table:style-name="ce492"/>
          <table:table-cell office:value-type="string" table:style-name="ce509">
            <text:p>23</text:p>
          </table:table-cell>
          <table:table-cell office:value-type="string" table:style-name="ce509">
            <text:p>Atividades de informação e de comunicação</text:p>
          </table:table-cell>
          <table:table-cell office:value-type="float" office:value="18" table:style-name="ce496">
            <text:p>18</text:p>
          </table:table-cell>
          <table:table-cell table:style-name="ce492"/>
          <table:table-cell office:value-type="string" table:style-name="ce509">
            <text:p>11</text:p>
          </table:table-cell>
          <table:table-cell office:value-type="string" table:style-name="ce509">
            <text:p>Fabricação de outros produtos minerais não metálicos</text:p>
          </table:table-cell>
          <table:table-cell office:value-type="float" office:value="58" table:style-name="ce496">
            <text:p>58</text:p>
          </table:table-cell>
          <table:table-cell office:value-type="float" office:value="26" table:style-name="ce496">
            <text:p>26</text:p>
          </table:table-cell>
          <table:table-cell office:value-type="float" office:value="64" table:style-name="ce496">
            <text:p>64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12</text:p>
          </table:table-cell>
          <table:table-cell office:value-type="string" table:style-name="ce509">
            <text:p>Indústria metalúrgica de base e fab. produtos metálicos</text:p>
          </table:table-cell>
          <table:table-cell office:value-type="float" office:value="3415" table:style-name="ce515">
            <text:p>3415</text:p>
          </table:table-cell>
          <table:table-cell office:value-type="float" office:value="3474" table:style-name="ce515">
            <text:p>3474</text:p>
          </table:table-cell>
          <table:table-cell office:value-type="float" office:value="4127" table:style-name="ce515">
            <text:p>4127</text:p>
          </table:table-cell>
          <table:table-cell table:style-name="ce492"/>
          <table:table-cell office:value-type="string" table:style-name="ce509">
            <text:p>17</text:p>
          </table:table-cell>
          <table:table-cell office:value-type="string" table:style-name="ce509">
            <text:p>Construção</text:p>
          </table:table-cell>
          <table:table-cell office:value-type="float" office:value="-16.668146701003501" table:style-name="ce519">
            <text:p>-16,7</text:p>
          </table:table-cell>
          <table:table-cell table:style-name="ce492"/>
          <table:table-cell office:value-type="string" table:style-name="ce509">
            <text:p>12</text:p>
          </table:table-cell>
          <table:table-cell office:value-type="string" table:style-name="ce509">
            <text:p>Indústria metalúrgica de base e fab. produtos metálicos</text:p>
          </table:table-cell>
          <table:table-cell office:value-type="float" office:value="261" table:style-name="ce515">
            <text:p>261</text:p>
          </table:table-cell>
          <table:table-cell office:value-type="float" office:value="143" table:style-name="ce515">
            <text:p>143</text:p>
          </table:table-cell>
          <table:table-cell office:value-type="float" office:value="346" table:style-name="ce515">
            <text:p>346</text:p>
          </table:table-cell>
          <table:table-cell table:style-name="ce492"/>
          <table:table-cell office:value-type="string" table:style-name="ce509">
            <text:p>28</text:p>
          </table:table-cell>
          <table:table-cell office:value-type="string" table:style-name="ce509">
            <text:p>Outras atividades de serviços</text:p>
          </table:table-cell>
          <table:table-cell office:value-type="float" office:value="30" table:style-name="ce515">
            <text:p>30</text:p>
          </table:table-cell>
          <table:table-cell table:style-name="ce492"/>
          <table:table-cell office:value-type="string" table:style-name="ce509">
            <text:p>12</text:p>
          </table:table-cell>
          <table:table-cell office:value-type="string" table:style-name="ce509">
            <text:p>Indústria metalúrgica de base e fab. produtos metálicos</text:p>
          </table:table-cell>
          <table:table-cell office:value-type="float" office:value="164" table:style-name="ce515">
            <text:p>164</text:p>
          </table:table-cell>
          <table:table-cell office:value-type="float" office:value="101" table:style-name="ce515">
            <text:p>101</text:p>
          </table:table-cell>
          <table:table-cell office:value-type="float" office:value="165" table:style-name="ce515">
            <text:p>165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13</text:p>
          </table:table-cell>
          <table:table-cell office:value-type="string" table:style-name="ce509">
            <text:p>Fab. equipamento informático, elétrico, máquinas e equipamentos n.e.</text:p>
          </table:table-cell>
          <table:table-cell office:value-type="float" office:value="2145" table:style-name="ce496">
            <text:p>2145</text:p>
          </table:table-cell>
          <table:table-cell office:value-type="float" office:value="2125" table:style-name="ce496">
            <text:p>2125</text:p>
          </table:table-cell>
          <table:table-cell office:value-type="float" office:value="2716" table:style-name="ce496">
            <text:p>2716</text:p>
          </table:table-cell>
          <table:table-cell table:style-name="ce492"/>
          <table:table-cell office:value-type="string" table:style-name="ce509">
            <text:p>28</text:p>
          </table:table-cell>
          <table:table-cell office:value-type="string" table:style-name="ce509">
            <text:p>Outras atividades de serviços</text:p>
          </table:table-cell>
          <table:table-cell office:value-type="float" office:value="-16.3237747239654" table:style-name="ce518">
            <text:p>-16,3</text:p>
          </table:table-cell>
          <table:table-cell table:style-name="ce492"/>
          <table:table-cell office:value-type="string" table:style-name="ce509">
            <text:p>13</text:p>
          </table:table-cell>
          <table:table-cell office:value-type="string" table:style-name="ce509">
            <text:p>Fab. equipamento informático, elétrico, máquinas e equipamentos n.e.</text:p>
          </table:table-cell>
          <table:table-cell office:value-type="float" office:value="123" table:style-name="ce496">
            <text:p>123</text:p>
          </table:table-cell>
          <table:table-cell office:value-type="float" office:value="96" table:style-name="ce496">
            <text:p>96</text:p>
          </table:table-cell>
          <table:table-cell office:value-type="float" office:value="74" table:style-name="ce496">
            <text:p>74</text:p>
          </table:table-cell>
          <table:table-cell table:style-name="ce492"/>
          <table:table-cell office:value-type="string" table:style-name="ce509">
            <text:p>10</text:p>
          </table:table-cell>
          <table:table-cell office:value-type="string" table:style-name="ce509">
            <text:p>Fab. produtos petrolíferos, químicos, farmacêuticos, borracha e plástico</text:p>
          </table:table-cell>
          <table:table-cell office:value-type="float" office:value="31" table:style-name="ce496">
            <text:p>31</text:p>
          </table:table-cell>
          <table:table-cell table:style-name="ce492"/>
          <table:table-cell office:value-type="string" table:style-name="ce509">
            <text:p>13</text:p>
          </table:table-cell>
          <table:table-cell office:value-type="string" table:style-name="ce509">
            <text:p>Fab. equipamento informático, elétrico, máquinas e equipamentos n.e.</text:p>
          </table:table-cell>
          <table:table-cell office:value-type="float" office:value="112" table:style-name="ce496">
            <text:p>112</text:p>
          </table:table-cell>
          <table:table-cell office:value-type="float" office:value="65" table:style-name="ce496">
            <text:p>65</text:p>
          </table:table-cell>
          <table:table-cell office:value-type="float" office:value="46" table:style-name="ce496">
            <text:p>46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14</text:p>
          </table:table-cell>
          <table:table-cell office:value-type="string" table:style-name="ce509">
            <text:p>Fab. veículos automóveis, componentes e outro equipa. de transporte</text:p>
          </table:table-cell>
          <table:table-cell office:value-type="float" office:value="2167" table:style-name="ce515">
            <text:p>2167</text:p>
          </table:table-cell>
          <table:table-cell office:value-type="float" office:value="2137" table:style-name="ce515">
            <text:p>2137</text:p>
          </table:table-cell>
          <table:table-cell office:value-type="float" office:value="2588" table:style-name="ce515">
            <text:p>2588</text:p>
          </table:table-cell>
          <table:table-cell table:style-name="ce492"/>
          <table:table-cell office:value-type="string" table:style-name="ce509">
            <text:p>14</text:p>
          </table:table-cell>
          <table:table-cell office:value-type="string" table:style-name="ce509">
            <text:p>Fab. veículos automóveis, componentes e outro equipa. de transporte</text:p>
          </table:table-cell>
          <table:table-cell office:value-type="float" office:value="-16.2673879443586" table:style-name="ce519">
            <text:p>-16,3</text:p>
          </table:table-cell>
          <table:table-cell table:style-name="ce492"/>
          <table:table-cell office:value-type="string" table:style-name="ce509">
            <text:p>14</text:p>
          </table:table-cell>
          <table:table-cell office:value-type="string" table:style-name="ce509">
            <text:p>Fab. veículos automóveis, componentes e outro equipa. de transporte</text:p>
          </table:table-cell>
          <table:table-cell office:value-type="float" office:value="166" table:style-name="ce515">
            <text:p>166</text:p>
          </table:table-cell>
          <table:table-cell office:value-type="float" office:value="53" table:style-name="ce515">
            <text:p>53</text:p>
          </table:table-cell>
          <table:table-cell office:value-type="float" office:value="50" table:style-name="ce515">
            <text:p>50</text:p>
          </table:table-cell>
          <table:table-cell table:style-name="ce492"/>
          <table:table-cell office:value-type="string" table:style-name="ce509">
            <text:p>04</text:p>
          </table:table-cell>
          <table:table-cell office:value-type="string" table:style-name="ce509">
            <text:p>Indústrias alimentares das bebidas e do tabaco</text:p>
          </table:table-cell>
          <table:table-cell office:value-type="float" office:value="43" table:style-name="ce515">
            <text:p>43</text:p>
          </table:table-cell>
          <table:table-cell table:style-name="ce492"/>
          <table:table-cell office:value-type="string" table:style-name="ce509">
            <text:p>14</text:p>
          </table:table-cell>
          <table:table-cell office:value-type="string" table:style-name="ce509">
            <text:p>Fab. veículos automóveis, componentes e outro equipa. de transporte</text:p>
          </table:table-cell>
          <table:table-cell office:value-type="float" office:value="76" table:style-name="ce515">
            <text:p>76</text:p>
          </table:table-cell>
          <table:table-cell office:value-type="float" office:value="49" table:style-name="ce515">
            <text:p>49</text:p>
          </table:table-cell>
          <table:table-cell office:value-type="float" office:value="36" table:style-name="ce515">
            <text:p>36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15</text:p>
          </table:table-cell>
          <table:table-cell office:value-type="string" table:style-name="ce509">
            <text:p>Fab. mobiliário, repar. instal. máq. e equipa. e outras ind. transformadoras</text:p>
          </table:table-cell>
          <table:table-cell office:value-type="float" office:value="3361" table:style-name="ce496">
            <text:p>3361</text:p>
          </table:table-cell>
          <table:table-cell office:value-type="float" office:value="3371" table:style-name="ce496">
            <text:p>3371</text:p>
          </table:table-cell>
          <table:table-cell office:value-type="float" office:value="4161" table:style-name="ce496">
            <text:p>4161</text:p>
          </table:table-cell>
          <table:table-cell table:style-name="ce492"/>
          <table:table-cell office:value-type="string" table:style-name="ce509">
            <text:p>26</text:p>
          </table:table-cell>
          <table:table-cell office:value-type="string" table:style-name="ce509">
            <text:p>Atividades de consultoria, científicas, técnicas e similares</text:p>
          </table:table-cell>
          <table:table-cell office:value-type="float" office:value="-15.2687869406136" table:style-name="ce518">
            <text:p>-15,3</text:p>
          </table:table-cell>
          <table:table-cell table:style-name="ce492"/>
          <table:table-cell office:value-type="string" table:style-name="ce509">
            <text:p>15</text:p>
          </table:table-cell>
          <table:table-cell office:value-type="string" table:style-name="ce509">
            <text:p>Fab. mobiliário, repar. instal. máq. e equipa. e outras ind. transformadoras</text:p>
          </table:table-cell>
          <table:table-cell office:value-type="float" office:value="248" table:style-name="ce496">
            <text:p>248</text:p>
          </table:table-cell>
          <table:table-cell office:value-type="float" office:value="194" table:style-name="ce496">
            <text:p>194</text:p>
          </table:table-cell>
          <table:table-cell office:value-type="float" office:value="301" table:style-name="ce496">
            <text:p>301</text:p>
          </table:table-cell>
          <table:table-cell table:style-name="ce492"/>
          <table:table-cell office:value-type="string" table:style-name="ce509">
            <text:p>13</text:p>
          </table:table-cell>
          <table:table-cell office:value-type="string" table:style-name="ce509">
            <text:p>Fab. equipamento informático, elétrico, máquinas e equipamentos n.e.</text:p>
          </table:table-cell>
          <table:table-cell office:value-type="float" office:value="49" table:style-name="ce496">
            <text:p>49</text:p>
          </table:table-cell>
          <table:table-cell table:style-name="ce492"/>
          <table:table-cell office:value-type="string" table:style-name="ce509">
            <text:p>15</text:p>
          </table:table-cell>
          <table:table-cell office:value-type="string" table:style-name="ce509">
            <text:p>Fab. mobiliário, repar. instal. máq. e equipa. e outras ind. transformadoras</text:p>
          </table:table-cell>
          <table:table-cell office:value-type="float" office:value="209" table:style-name="ce496">
            <text:p>209</text:p>
          </table:table-cell>
          <table:table-cell office:value-type="float" office:value="182" table:style-name="ce496">
            <text:p>182</text:p>
          </table:table-cell>
          <table:table-cell office:value-type="float" office:value="200" table:style-name="ce496">
            <text:p>200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16</text:p>
          </table:table-cell>
          <table:table-cell office:value-type="string" table:style-name="ce509">
            <text:p>Eletricidade, gás e água, saneamento, resíduos e despoluição</text:p>
          </table:table-cell>
          <table:table-cell office:value-type="float" office:value="1109" table:style-name="ce515">
            <text:p>1109</text:p>
          </table:table-cell>
          <table:table-cell office:value-type="float" office:value="1046" table:style-name="ce515">
            <text:p>1046</text:p>
          </table:table-cell>
          <table:table-cell office:value-type="float" office:value="1246" table:style-name="ce515">
            <text:p>1246</text:p>
          </table:table-cell>
          <table:table-cell table:style-name="ce492"/>
          <table:table-cell office:value-type="string" table:style-name="ce509">
            <text:p>11</text:p>
          </table:table-cell>
          <table:table-cell office:value-type="string" table:style-name="ce509">
            <text:p>Fabricação de outros produtos minerais não metálicos</text:p>
          </table:table-cell>
          <table:table-cell office:value-type="float" office:value="-14.7446024223275" table:style-name="ce519">
            <text:p>-14,7</text:p>
          </table:table-cell>
          <table:table-cell table:style-name="ce492"/>
          <table:table-cell office:value-type="string" table:style-name="ce509">
            <text:p>16</text:p>
          </table:table-cell>
          <table:table-cell office:value-type="string" table:style-name="ce509">
            <text:p>Eletricidade, gás e água, saneamento, resíduos e despoluição</text:p>
          </table:table-cell>
          <table:table-cell office:value-type="float" office:value="69" table:style-name="ce515">
            <text:p>69</text:p>
          </table:table-cell>
          <table:table-cell office:value-type="float" office:value="27" table:style-name="ce515">
            <text:p>27</text:p>
          </table:table-cell>
          <table:table-cell office:value-type="float" office:value="71" table:style-name="ce515">
            <text:p>71</text:p>
          </table:table-cell>
          <table:table-cell table:style-name="ce492"/>
          <table:table-cell office:value-type="string" table:style-name="ce509">
            <text:p>19</text:p>
          </table:table-cell>
          <table:table-cell office:value-type="string" table:style-name="ce509">
            <text:p>Comércio, manut. repar. de veículos automóveis e motociclos</text:p>
          </table:table-cell>
          <table:table-cell office:value-type="float" office:value="53" table:style-name="ce515">
            <text:p>53</text:p>
          </table:table-cell>
          <table:table-cell table:style-name="ce492"/>
          <table:table-cell office:value-type="string" table:style-name="ce509">
            <text:p>16</text:p>
          </table:table-cell>
          <table:table-cell office:value-type="string" table:style-name="ce509">
            <text:p>Eletricidade, gás e água, saneamento, resíduos e despoluição</text:p>
          </table:table-cell>
          <table:table-cell office:value-type="float" office:value="40" table:style-name="ce515">
            <text:p>40</text:p>
          </table:table-cell>
          <table:table-cell office:value-type="float" office:value="33" table:style-name="ce515">
            <text:p>33</text:p>
          </table:table-cell>
          <table:table-cell office:value-type="float" office:value="27" table:style-name="ce515">
            <text:p>27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17</text:p>
          </table:table-cell>
          <table:table-cell office:value-type="string" table:style-name="ce509">
            <text:p>Construção</text:p>
          </table:table-cell>
          <table:table-cell office:value-type="float" office:value="18768" table:style-name="ce496">
            <text:p>18768</text:p>
          </table:table-cell>
          <table:table-cell office:value-type="float" office:value="18448" table:style-name="ce496">
            <text:p>18448</text:p>
          </table:table-cell>
          <table:table-cell office:value-type="float" office:value="22522" table:style-name="ce496">
            <text:p>22522</text:p>
          </table:table-cell>
          <table:table-cell table:style-name="ce492"/>
          <table:table-cell office:value-type="string" table:style-name="ce509">
            <text:p>01</text:p>
          </table:table-cell>
          <table:table-cell office:value-type="string" table:style-name="ce509">
            <text:p>Agricultura, produção animal, caça, floresta e pesca</text:p>
          </table:table-cell>
          <table:table-cell office:value-type="float" office:value="-14.6866347847974" table:style-name="ce518">
            <text:p>-14,7</text:p>
          </table:table-cell>
          <table:table-cell table:style-name="ce492"/>
          <table:table-cell office:value-type="string" table:style-name="ce509">
            <text:p>17</text:p>
          </table:table-cell>
          <table:table-cell office:value-type="string" table:style-name="ce509">
            <text:p>Construção</text:p>
          </table:table-cell>
          <table:table-cell office:value-type="float" office:value="1060" table:style-name="ce496">
            <text:p>1060</text:p>
          </table:table-cell>
          <table:table-cell office:value-type="float" office:value="919" table:style-name="ce496">
            <text:p>919</text:p>
          </table:table-cell>
          <table:table-cell office:value-type="float" office:value="784" table:style-name="ce496">
            <text:p>784</text:p>
          </table:table-cell>
          <table:table-cell table:style-name="ce492"/>
          <table:table-cell office:value-type="string" table:style-name="ce509">
            <text:p>05</text:p>
          </table:table-cell>
          <table:table-cell office:value-type="string" table:style-name="ce509">
            <text:p>Fabricação de têxteis</text:p>
          </table:table-cell>
          <table:table-cell office:value-type="float" office:value="56" table:style-name="ce496">
            <text:p>56</text:p>
          </table:table-cell>
          <table:table-cell table:style-name="ce492"/>
          <table:table-cell office:value-type="string" table:style-name="ce509">
            <text:p>17</text:p>
          </table:table-cell>
          <table:table-cell office:value-type="string" table:style-name="ce509">
            <text:p>Construção</text:p>
          </table:table-cell>
          <table:table-cell office:value-type="float" office:value="293" table:style-name="ce496">
            <text:p>293</text:p>
          </table:table-cell>
          <table:table-cell office:value-type="float" office:value="325" table:style-name="ce496">
            <text:p>325</text:p>
          </table:table-cell>
          <table:table-cell office:value-type="float" office:value="387" table:style-name="ce496">
            <text:p>387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18</text:p>
          </table:table-cell>
          <table:table-cell office:value-type="string" table:style-name="ce509">
            <text:p>Serviços</text:p>
          </table:table-cell>
          <table:table-cell office:value-type="float" office:value="223115" table:style-name="ce515">
            <text:p>223115</text:p>
          </table:table-cell>
          <table:table-cell office:value-type="float" office:value="217400" table:style-name="ce515">
            <text:p>217400</text:p>
          </table:table-cell>
          <table:table-cell office:value-type="float" office:value="266344" table:style-name="ce515">
            <text:p>266344</text:p>
          </table:table-cell>
          <table:table-cell table:style-name="ce492"/>
          <table:table-cell office:value-type="string" table:style-name="ce509">
            <text:p>03</text:p>
          </table:table-cell>
          <table:table-cell office:value-type="string" table:style-name="ce509">
            <text:p>Indústrias extrativas</text:p>
          </table:table-cell>
          <table:table-cell office:value-type="float" office:value="-14.4496609285342" table:style-name="ce519">
            <text:p>-14,4</text:p>
          </table:table-cell>
          <table:table-cell table:style-name="ce492"/>
          <table:table-cell office:value-type="string" table:style-name="ce509">
            <text:p>18</text:p>
          </table:table-cell>
          <table:table-cell office:value-type="string" table:style-name="ce509">
            <text:p>Serviços</text:p>
          </table:table-cell>
          <table:table-cell office:value-type="float" office:value="8240" table:style-name="ce515">
            <text:p>8240</text:p>
          </table:table-cell>
          <table:table-cell office:value-type="float" office:value="6099" table:style-name="ce515">
            <text:p>6099</text:p>
          </table:table-cell>
          <table:table-cell office:value-type="float" office:value="6329" table:style-name="ce515">
            <text:p>6329</text:p>
          </table:table-cell>
          <table:table-cell table:style-name="ce492"/>
          <table:table-cell office:value-type="string" table:style-name="ce509">
            <text:p>21</text:p>
          </table:table-cell>
          <table:table-cell office:value-type="string" table:style-name="ce509">
            <text:p>Transportes e armazenagem</text:p>
          </table:table-cell>
          <table:table-cell office:value-type="float" office:value="72" table:style-name="ce515">
            <text:p>72</text:p>
          </table:table-cell>
          <table:table-cell table:style-name="ce492"/>
          <table:table-cell office:value-type="string" table:style-name="ce509">
            <text:p>18</text:p>
          </table:table-cell>
          <table:table-cell office:value-type="string" table:style-name="ce509">
            <text:p>Serviços</text:p>
          </table:table-cell>
          <table:table-cell office:value-type="float" office:value="6042" table:style-name="ce515">
            <text:p>6042</text:p>
          </table:table-cell>
          <table:table-cell office:value-type="float" office:value="4380" table:style-name="ce515">
            <text:p>4380</text:p>
          </table:table-cell>
          <table:table-cell office:value-type="float" office:value="5222" table:style-name="ce515">
            <text:p>5222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19</text:p>
          </table:table-cell>
          <table:table-cell office:value-type="string" table:style-name="ce509">
            <text:p>Comércio, manut. repar. de veículos automóveis e motociclos</text:p>
          </table:table-cell>
          <table:table-cell office:value-type="float" office:value="3771" table:style-name="ce496">
            <text:p>3771</text:p>
          </table:table-cell>
          <table:table-cell office:value-type="float" office:value="3635" table:style-name="ce496">
            <text:p>3635</text:p>
          </table:table-cell>
          <table:table-cell office:value-type="float" office:value="4372" table:style-name="ce496">
            <text:p>4372</text:p>
          </table:table-cell>
          <table:table-cell table:style-name="ce492"/>
          <table:table-cell office:value-type="string" table:style-name="ce509">
            <text:p>23</text:p>
          </table:table-cell>
          <table:table-cell office:value-type="string" table:style-name="ce509">
            <text:p>Atividades de informação e de comunicação</text:p>
          </table:table-cell>
          <table:table-cell office:value-type="float" office:value="-14.208389715832199" table:style-name="ce518">
            <text:p>-14,2</text:p>
          </table:table-cell>
          <table:table-cell table:style-name="ce492"/>
          <table:table-cell office:value-type="string" table:style-name="ce509">
            <text:p>19</text:p>
          </table:table-cell>
          <table:table-cell office:value-type="string" table:style-name="ce509">
            <text:p>Comércio, manut. repar. de veículos automóveis e motociclos</text:p>
          </table:table-cell>
          <table:table-cell office:value-type="float" office:value="171" table:style-name="ce496">
            <text:p>171</text:p>
          </table:table-cell>
          <table:table-cell office:value-type="float" office:value="197" table:style-name="ce496">
            <text:p>197</text:p>
          </table:table-cell>
          <table:table-cell office:value-type="float" office:value="118" table:style-name="ce496">
            <text:p>118</text:p>
          </table:table-cell>
          <table:table-cell table:style-name="ce492"/>
          <table:table-cell office:value-type="string" table:style-name="ce509">
            <text:p>07</text:p>
          </table:table-cell>
          <table:table-cell office:value-type="string" table:style-name="ce509">
            <text:p>Indústria do couro e dos produtos do couro</text:p>
          </table:table-cell>
          <table:table-cell office:value-type="float" office:value="102" table:style-name="ce496">
            <text:p>102</text:p>
          </table:table-cell>
          <table:table-cell table:style-name="ce492"/>
          <table:table-cell office:value-type="string" table:style-name="ce509">
            <text:p>19</text:p>
          </table:table-cell>
          <table:table-cell office:value-type="string" table:style-name="ce509">
            <text:p>Comércio, manut. repar. de veículos automóveis e motociclos</text:p>
          </table:table-cell>
          <table:table-cell office:value-type="float" office:value="105" table:style-name="ce496">
            <text:p>105</text:p>
          </table:table-cell>
          <table:table-cell office:value-type="float" office:value="146" table:style-name="ce496">
            <text:p>146</text:p>
          </table:table-cell>
          <table:table-cell office:value-type="float" office:value="69" table:style-name="ce496">
            <text:p>69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20</text:p>
          </table:table-cell>
          <table:table-cell office:value-type="string" table:style-name="ce509">
            <text:p>Comércio por grosso e a retalho</text:p>
          </table:table-cell>
          <table:table-cell office:value-type="float" office:value="31256" table:style-name="ce515">
            <text:p>31256</text:p>
          </table:table-cell>
          <table:table-cell office:value-type="float" office:value="29992" table:style-name="ce515">
            <text:p>29992</text:p>
          </table:table-cell>
          <table:table-cell office:value-type="float" office:value="38808" table:style-name="ce515">
            <text:p>38808</text:p>
          </table:table-cell>
          <table:table-cell table:style-name="ce492"/>
          <table:table-cell office:value-type="string" table:style-name="ce509">
            <text:p>19</text:p>
          </table:table-cell>
          <table:table-cell office:value-type="string" table:style-name="ce509">
            <text:p>Comércio, manut. repar. de veículos automóveis e motociclos</text:p>
          </table:table-cell>
          <table:table-cell office:value-type="float" office:value="-13.746569075937799" table:style-name="ce519">
            <text:p>-13,7</text:p>
          </table:table-cell>
          <table:table-cell table:style-name="ce492"/>
          <table:table-cell office:value-type="string" table:style-name="ce509">
            <text:p>20</text:p>
          </table:table-cell>
          <table:table-cell office:value-type="string" table:style-name="ce509">
            <text:p>Comércio por grosso e a retalho</text:p>
          </table:table-cell>
          <table:table-cell office:value-type="float" office:value="1123" table:style-name="ce515">
            <text:p>1123</text:p>
          </table:table-cell>
          <table:table-cell office:value-type="float" office:value="1106" table:style-name="ce515">
            <text:p>1106</text:p>
          </table:table-cell>
          <table:table-cell office:value-type="float" office:value="844" table:style-name="ce515">
            <text:p>844</text:p>
          </table:table-cell>
          <table:table-cell table:style-name="ce492"/>
          <table:table-cell office:value-type="string" table:style-name="ce509">
            <text:p>14</text:p>
          </table:table-cell>
          <table:table-cell office:value-type="string" table:style-name="ce509">
            <text:p>Fab. veículos automóveis, componentes e outro equipa. de transporte</text:p>
          </table:table-cell>
          <table:table-cell office:value-type="float" office:value="116" table:style-name="ce515">
            <text:p>116</text:p>
          </table:table-cell>
          <table:table-cell table:style-name="ce492"/>
          <table:table-cell office:value-type="string" table:style-name="ce509">
            <text:p>20</text:p>
          </table:table-cell>
          <table:table-cell office:value-type="string" table:style-name="ce509">
            <text:p>Comércio por grosso e a retalho</text:p>
          </table:table-cell>
          <table:table-cell office:value-type="float" office:value="783" table:style-name="ce515">
            <text:p>783</text:p>
          </table:table-cell>
          <table:table-cell office:value-type="float" office:value="930" table:style-name="ce515">
            <text:p>930</text:p>
          </table:table-cell>
          <table:table-cell office:value-type="float" office:value="584" table:style-name="ce515">
            <text:p>584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21</text:p>
          </table:table-cell>
          <table:table-cell office:value-type="string" table:style-name="ce509">
            <text:p>Transportes e armazenagem</text:p>
          </table:table-cell>
          <table:table-cell office:value-type="float" office:value="5833" table:style-name="ce496">
            <text:p>5833</text:p>
          </table:table-cell>
          <table:table-cell office:value-type="float" office:value="5657" table:style-name="ce496">
            <text:p>5657</text:p>
          </table:table-cell>
          <table:table-cell office:value-type="float" office:value="7214" table:style-name="ce496">
            <text:p>7214</text:p>
          </table:table-cell>
          <table:table-cell table:style-name="ce492"/>
          <table:table-cell office:value-type="string" table:style-name="ce509">
            <text:p>09</text:p>
          </table:table-cell>
          <table:table-cell office:value-type="string" table:style-name="ce509">
            <text:p>Indústrias do papel, impressão e reprodução</text:p>
          </table:table-cell>
          <table:table-cell office:value-type="float" office:value="-12.7707244212099" table:style-name="ce518">
            <text:p>-12,8</text:p>
          </table:table-cell>
          <table:table-cell table:style-name="ce492"/>
          <table:table-cell office:value-type="string" table:style-name="ce509">
            <text:p>21</text:p>
          </table:table-cell>
          <table:table-cell office:value-type="string" table:style-name="ce509">
            <text:p>Transportes e armazenagem</text:p>
          </table:table-cell>
          <table:table-cell office:value-type="float" office:value="176" table:style-name="ce496">
            <text:p>176</text:p>
          </table:table-cell>
          <table:table-cell office:value-type="float" office:value="175" table:style-name="ce496">
            <text:p>175</text:p>
          </table:table-cell>
          <table:table-cell office:value-type="float" office:value="104" table:style-name="ce496">
            <text:p>104</text:p>
          </table:table-cell>
          <table:table-cell table:style-name="ce492"/>
          <table:table-cell office:value-type="string" table:style-name="ce509">
            <text:p>26</text:p>
          </table:table-cell>
          <table:table-cell office:value-type="string" table:style-name="ce509">
            <text:p>Atividades de consultoria, científicas, técnicas e similares</text:p>
          </table:table-cell>
          <table:table-cell office:value-type="float" office:value="161" table:style-name="ce496">
            <text:p>161</text:p>
          </table:table-cell>
          <table:table-cell table:style-name="ce492"/>
          <table:table-cell office:value-type="string" table:style-name="ce509">
            <text:p>21</text:p>
          </table:table-cell>
          <table:table-cell office:value-type="string" table:style-name="ce509">
            <text:p>Transportes e armazenagem</text:p>
          </table:table-cell>
          <table:table-cell office:value-type="float" office:value="71" table:style-name="ce496">
            <text:p>71</text:p>
          </table:table-cell>
          <table:table-cell office:value-type="float" office:value="103" table:style-name="ce496">
            <text:p>103</text:p>
          </table:table-cell>
          <table:table-cell office:value-type="float" office:value="69" table:style-name="ce496">
            <text:p>69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22</text:p>
          </table:table-cell>
          <table:table-cell office:value-type="string" table:style-name="ce509">
            <text:p>Alojamento, restauração e similares</text:p>
          </table:table-cell>
          <table:table-cell office:value-type="float" office:value="35078" table:style-name="ce515">
            <text:p>35078</text:p>
          </table:table-cell>
          <table:table-cell office:value-type="float" office:value="34251" table:style-name="ce515">
            <text:p>34251</text:p>
          </table:table-cell>
          <table:table-cell office:value-type="float" office:value="48936" table:style-name="ce515">
            <text:p>48936</text:p>
          </table:table-cell>
          <table:table-cell table:style-name="ce492"/>
          <table:table-cell office:value-type="string" table:style-name="ce509">
            <text:p>25</text:p>
          </table:table-cell>
          <table:table-cell office:value-type="string" table:style-name="ce509">
            <text:p>Atividades imobiliárias, administrativas e dos serviços de apoio</text:p>
          </table:table-cell>
          <table:table-cell office:value-type="float" office:value="-11.9607188825857" table:style-name="ce519">
            <text:p>-12,0</text:p>
          </table:table-cell>
          <table:table-cell table:style-name="ce492"/>
          <table:table-cell office:value-type="string" table:style-name="ce509">
            <text:p>22</text:p>
          </table:table-cell>
          <table:table-cell office:value-type="string" table:style-name="ce509">
            <text:p>Alojamento, restauração e similares</text:p>
          </table:table-cell>
          <table:table-cell office:value-type="float" office:value="1342" table:style-name="ce515">
            <text:p>1342</text:p>
          </table:table-cell>
          <table:table-cell office:value-type="float" office:value="1035" table:style-name="ce515">
            <text:p>1035</text:p>
          </table:table-cell>
          <table:table-cell office:value-type="float" office:value="680" table:style-name="ce515">
            <text:p>680</text:p>
          </table:table-cell>
          <table:table-cell table:style-name="ce492"/>
          <table:table-cell office:value-type="string" table:style-name="ce509">
            <text:p>17</text:p>
          </table:table-cell>
          <table:table-cell office:value-type="string" table:style-name="ce509">
            <text:p>Construção</text:p>
          </table:table-cell>
          <table:table-cell office:value-type="float" office:value="276" table:style-name="ce515">
            <text:p>276</text:p>
          </table:table-cell>
          <table:table-cell table:style-name="ce492"/>
          <table:table-cell office:value-type="string" table:style-name="ce509">
            <text:p>22</text:p>
          </table:table-cell>
          <table:table-cell office:value-type="string" table:style-name="ce509">
            <text:p>Alojamento, restauração e similares</text:p>
          </table:table-cell>
          <table:table-cell office:value-type="float" office:value="802" table:style-name="ce515">
            <text:p>802</text:p>
          </table:table-cell>
          <table:table-cell office:value-type="float" office:value="580" table:style-name="ce515">
            <text:p>580</text:p>
          </table:table-cell>
          <table:table-cell office:value-type="float" office:value="601" table:style-name="ce515">
            <text:p>601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23</text:p>
          </table:table-cell>
          <table:table-cell office:value-type="string" table:style-name="ce509">
            <text:p>Atividades de informação e de comunicação</text:p>
          </table:table-cell>
          <table:table-cell office:value-type="float" office:value="3804" table:style-name="ce496">
            <text:p>3804</text:p>
          </table:table-cell>
          <table:table-cell office:value-type="float" office:value="3677" table:style-name="ce496">
            <text:p>3677</text:p>
          </table:table-cell>
          <table:table-cell office:value-type="float" office:value="4434" table:style-name="ce496">
            <text:p>4434</text:p>
          </table:table-cell>
          <table:table-cell table:style-name="ce492"/>
          <table:table-cell office:value-type="string" table:style-name="ce509">
            <text:p>10</text:p>
          </table:table-cell>
          <table:table-cell office:value-type="string" table:style-name="ce509">
            <text:p>Fab. produtos petrolíferos, químicos, farmacêuticos, borracha e plástico</text:p>
          </table:table-cell>
          <table:table-cell office:value-type="float" office:value="-11.601307189542499" table:style-name="ce518">
            <text:p>-11,6</text:p>
          </table:table-cell>
          <table:table-cell table:style-name="ce492"/>
          <table:table-cell office:value-type="string" table:style-name="ce509">
            <text:p>23</text:p>
          </table:table-cell>
          <table:table-cell office:value-type="string" table:style-name="ce509">
            <text:p>Atividades de informação e de comunicação</text:p>
          </table:table-cell>
          <table:table-cell office:value-type="float" office:value="138" table:style-name="ce496">
            <text:p>138</text:p>
          </table:table-cell>
          <table:table-cell office:value-type="float" office:value="294" table:style-name="ce496">
            <text:p>294</text:p>
          </table:table-cell>
          <table:table-cell office:value-type="float" office:value="120" table:style-name="ce496">
            <text:p>120</text:p>
          </table:table-cell>
          <table:table-cell table:style-name="ce492"/>
          <table:table-cell office:value-type="string" table:style-name="ce509">
            <text:p>20</text:p>
          </table:table-cell>
          <table:table-cell office:value-type="string" table:style-name="ce509">
            <text:p>Comércio por grosso e a retalho</text:p>
          </table:table-cell>
          <table:table-cell office:value-type="float" office:value="279" table:style-name="ce496">
            <text:p>279</text:p>
          </table:table-cell>
          <table:table-cell table:style-name="ce492"/>
          <table:table-cell office:value-type="string" table:style-name="ce509">
            <text:p>23</text:p>
          </table:table-cell>
          <table:table-cell office:value-type="string" table:style-name="ce509">
            <text:p>Atividades de informação e de comunicação</text:p>
          </table:table-cell>
          <table:table-cell office:value-type="float" office:value="120" table:style-name="ce496">
            <text:p>120</text:p>
          </table:table-cell>
          <table:table-cell office:value-type="float" office:value="139" table:style-name="ce496">
            <text:p>139</text:p>
          </table:table-cell>
          <table:table-cell office:value-type="float" office:value="60" table:style-name="ce496">
            <text:p>60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24</text:p>
          </table:table-cell>
          <table:table-cell office:value-type="string" table:style-name="ce509">
            <text:p>Atividades financeiras e de seguros</text:p>
          </table:table-cell>
          <table:table-cell office:value-type="float" office:value="2589" table:style-name="ce515">
            <text:p>2589</text:p>
          </table:table-cell>
          <table:table-cell office:value-type="float" office:value="2462" table:style-name="ce515">
            <text:p>2462</text:p>
          </table:table-cell>
          <table:table-cell office:value-type="float" office:value="2764" table:style-name="ce515">
            <text:p>2764</text:p>
          </table:table-cell>
          <table:table-cell table:style-name="ce492"/>
          <table:table-cell office:value-type="string" table:style-name="ce509">
            <text:p>16</text:p>
          </table:table-cell>
          <table:table-cell office:value-type="string" table:style-name="ce509">
            <text:p>Eletricidade, gás e água, saneamento, resíduos e despoluição</text:p>
          </table:table-cell>
          <table:table-cell office:value-type="float" office:value="-10.995184590690201" table:style-name="ce519">
            <text:p>-11,0</text:p>
          </table:table-cell>
          <table:table-cell table:style-name="ce492"/>
          <table:table-cell office:value-type="string" table:style-name="ce509">
            <text:p>24</text:p>
          </table:table-cell>
          <table:table-cell office:value-type="string" table:style-name="ce509">
            <text:p>Atividades financeiras e de seguros</text:p>
          </table:table-cell>
          <table:table-cell office:value-type="float" office:value="27" table:style-name="ce515">
            <text:p>27</text:p>
          </table:table-cell>
          <table:table-cell office:value-type="float" office:value="42" table:style-name="ce515">
            <text:p>42</text:p>
          </table:table-cell>
          <table:table-cell office:value-type="float" office:value="23" table:style-name="ce515">
            <text:p>23</text:p>
          </table:table-cell>
          <table:table-cell table:style-name="ce492"/>
          <table:table-cell office:value-type="string" table:style-name="ce509">
            <text:p>27</text:p>
          </table:table-cell>
          <table:table-cell office:value-type="string" table:style-name="ce509">
            <text:p>Admin. pública, educação, atividades de saúde e apoio social</text:p>
          </table:table-cell>
          <table:table-cell office:value-type="float" office:value="301" table:style-name="ce515">
            <text:p>301</text:p>
          </table:table-cell>
          <table:table-cell table:style-name="ce492"/>
          <table:table-cell office:value-type="string" table:style-name="ce509">
            <text:p>24</text:p>
          </table:table-cell>
          <table:table-cell office:value-type="string" table:style-name="ce509">
            <text:p>Atividades financeiras e de seguros</text:p>
          </table:table-cell>
          <table:table-cell office:value-type="float" office:value="21" table:style-name="ce515">
            <text:p>21</text:p>
          </table:table-cell>
          <table:table-cell office:value-type="float" office:value="25" table:style-name="ce515">
            <text:p>25</text:p>
          </table:table-cell>
          <table:table-cell office:value-type="float" office:value="22" table:style-name="ce515">
            <text:p>22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25</text:p>
          </table:table-cell>
          <table:table-cell office:value-type="string" table:style-name="ce509">
            <text:p>Atividades imobiliárias, administrativas e dos serviços de apoio</text:p>
          </table:table-cell>
          <table:table-cell office:value-type="float" office:value="92340" table:style-name="ce496">
            <text:p>92340</text:p>
          </table:table-cell>
          <table:table-cell office:value-type="float" office:value="90798" table:style-name="ce496">
            <text:p>90798</text:p>
          </table:table-cell>
          <table:table-cell office:value-type="float" office:value="104885" table:style-name="ce496">
            <text:p>104885</text:p>
          </table:table-cell>
          <table:table-cell table:style-name="ce492"/>
          <table:table-cell office:value-type="string" table:style-name="ce509">
            <text:p>24</text:p>
          </table:table-cell>
          <table:table-cell office:value-type="string" table:style-name="ce509">
            <text:p>Atividades financeiras e de seguros</text:p>
          </table:table-cell>
          <table:table-cell office:value-type="float" office:value="-6.3314037626628101" table:style-name="ce518">
            <text:p>-6,3</text:p>
          </table:table-cell>
          <table:table-cell table:style-name="ce492"/>
          <table:table-cell office:value-type="string" table:style-name="ce509">
            <text:p>25</text:p>
          </table:table-cell>
          <table:table-cell office:value-type="string" table:style-name="ce509">
            <text:p>Atividades imobiliárias, administrativas e dos serviços de apoio</text:p>
          </table:table-cell>
          <table:table-cell office:value-type="float" office:value="3617" table:style-name="ce496">
            <text:p>3617</text:p>
          </table:table-cell>
          <table:table-cell office:value-type="float" office:value="1260" table:style-name="ce496">
            <text:p>1260</text:p>
          </table:table-cell>
          <table:table-cell office:value-type="float" office:value="3286" table:style-name="ce496">
            <text:p>3286</text:p>
          </table:table-cell>
          <table:table-cell table:style-name="ce492"/>
          <table:table-cell office:value-type="string" table:style-name="ce509">
            <text:p>25</text:p>
          </table:table-cell>
          <table:table-cell office:value-type="string" table:style-name="ce509">
            <text:p>Atividades imobiliárias, administrativas e dos serviços de apoio</text:p>
          </table:table-cell>
          <table:table-cell office:value-type="float" office:value="331" table:style-name="ce496">
            <text:p>331</text:p>
          </table:table-cell>
          <table:table-cell table:style-name="ce492"/>
          <table:table-cell office:value-type="string" table:style-name="ce509">
            <text:p>25</text:p>
          </table:table-cell>
          <table:table-cell office:value-type="string" table:style-name="ce509">
            <text:p>Atividades imobiliárias, administrativas e dos serviços de apoio</text:p>
          </table:table-cell>
          <table:table-cell office:value-type="float" office:value="2915" table:style-name="ce496">
            <text:p>2915</text:p>
          </table:table-cell>
          <table:table-cell office:value-type="float" office:value="1110" table:style-name="ce496">
            <text:p>1110</text:p>
          </table:table-cell>
          <table:table-cell office:value-type="float" office:value="2852" table:style-name="ce496">
            <text:p>2852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26</text:p>
          </table:table-cell>
          <table:table-cell office:value-type="string" table:style-name="ce509">
            <text:p>Atividades de consultoria, científicas, técnicas e similares</text:p>
          </table:table-cell>
          <table:table-cell office:value-type="float" office:value="6021" table:style-name="ce515">
            <text:p>6021</text:p>
          </table:table-cell>
          <table:table-cell office:value-type="float" office:value="5832" table:style-name="ce515">
            <text:p>5832</text:p>
          </table:table-cell>
          <table:table-cell office:value-type="float" office:value="7106" table:style-name="ce515">
            <text:p>7106</text:p>
          </table:table-cell>
          <table:table-cell table:style-name="ce492"/>
          <table:table-cell office:value-type="string" table:style-name="ce509">
            <text:p>27</text:p>
          </table:table-cell>
          <table:table-cell office:value-type="string" table:style-name="ce509">
            <text:p>Admin. pública, educação, atividades de saúde e apoio social</text:p>
          </table:table-cell>
          <table:table-cell office:value-type="float" office:value="-5.7049498829867096" table:style-name="ce519">
            <text:p>-5,7</text:p>
          </table:table-cell>
          <table:table-cell table:style-name="ce492"/>
          <table:table-cell office:value-type="string" table:style-name="ce509">
            <text:p>26</text:p>
          </table:table-cell>
          <table:table-cell office:value-type="string" table:style-name="ce509">
            <text:p>Atividades de consultoria, científicas, técnicas e similares</text:p>
          </table:table-cell>
          <table:table-cell office:value-type="float" office:value="510" table:style-name="ce515">
            <text:p>510</text:p>
          </table:table-cell>
          <table:table-cell office:value-type="float" office:value="607" table:style-name="ce515">
            <text:p>607</text:p>
          </table:table-cell>
          <table:table-cell office:value-type="float" office:value="349" table:style-name="ce515">
            <text:p>349</text:p>
          </table:table-cell>
          <table:table-cell table:style-name="ce492"/>
          <table:table-cell office:value-type="string" table:style-name="ce509">
            <text:p>22</text:p>
          </table:table-cell>
          <table:table-cell office:value-type="string" table:style-name="ce509">
            <text:p>Alojamento, restauração e similares</text:p>
          </table:table-cell>
          <table:table-cell office:value-type="float" office:value="662" table:style-name="ce515">
            <text:p>662</text:p>
          </table:table-cell>
          <table:table-cell table:style-name="ce492"/>
          <table:table-cell office:value-type="string" table:style-name="ce509">
            <text:p>26</text:p>
          </table:table-cell>
          <table:table-cell office:value-type="string" table:style-name="ce509">
            <text:p>Atividades de consultoria, científicas, técnicas e similares</text:p>
          </table:table-cell>
          <table:table-cell office:value-type="float" office:value="354" table:style-name="ce515">
            <text:p>354</text:p>
          </table:table-cell>
          <table:table-cell office:value-type="float" office:value="419" table:style-name="ce515">
            <text:p>419</text:p>
          </table:table-cell>
          <table:table-cell office:value-type="float" office:value="282" table:style-name="ce515">
            <text:p>282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27</text:p>
          </table:table-cell>
          <table:table-cell office:value-type="string" table:style-name="ce509">
            <text:p>Admin. pública, educação, atividades de saúde e apoio social</text:p>
          </table:table-cell>
          <table:table-cell office:value-type="float" office:value="21355" table:style-name="ce496">
            <text:p>21355</text:p>
          </table:table-cell>
          <table:table-cell office:value-type="float" office:value="20657" table:style-name="ce496">
            <text:p>20657</text:p>
          </table:table-cell>
          <table:table-cell office:value-type="float" office:value="22647" table:style-name="ce496">
            <text:p>22647</text:p>
          </table:table-cell>
          <table:table-cell table:number-columns-repeated="5" table:style-name="ce492"/>
          <table:table-cell office:value-type="string" table:style-name="ce509">
            <text:p>27</text:p>
          </table:table-cell>
          <table:table-cell office:value-type="string" table:style-name="ce509">
            <text:p>Admin. pública, educação, atividades de saúde e apoio social</text:p>
          </table:table-cell>
          <table:table-cell office:value-type="float" office:value="905" table:style-name="ce496">
            <text:p>905</text:p>
          </table:table-cell>
          <table:table-cell office:value-type="float" office:value="978" table:style-name="ce496">
            <text:p>978</text:p>
          </table:table-cell>
          <table:table-cell office:value-type="float" office:value="604" table:style-name="ce496">
            <text:p>604</text:p>
          </table:table-cell>
          <table:table-cell table:number-columns-repeated="5" table:style-name="ce492"/>
          <table:table-cell office:value-type="string" table:style-name="ce509">
            <text:p>27</text:p>
          </table:table-cell>
          <table:table-cell office:value-type="string" table:style-name="ce509">
            <text:p>Admin. pública, educação, atividades de saúde e apoio social</text:p>
          </table:table-cell>
          <table:table-cell office:value-type="float" office:value="695" table:style-name="ce496">
            <text:p>695</text:p>
          </table:table-cell>
          <table:table-cell office:value-type="float" office:value="687" table:style-name="ce496">
            <text:p>687</text:p>
          </table:table-cell>
          <table:table-cell office:value-type="float" office:value="546" table:style-name="ce496">
            <text:p>546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28</text:p>
          </table:table-cell>
          <table:table-cell office:value-type="string" table:style-name="ce509">
            <text:p>Outras atividades de serviços</text:p>
          </table:table-cell>
          <table:table-cell office:value-type="float" office:value="21068" table:style-name="ce515">
            <text:p>21068</text:p>
          </table:table-cell>
          <table:table-cell office:value-type="float" office:value="20439" table:style-name="ce515">
            <text:p>20439</text:p>
          </table:table-cell>
          <table:table-cell office:value-type="float" office:value="25178" table:style-name="ce515">
            <text:p>25178</text:p>
          </table:table-cell>
          <table:table-cell table:number-columns-repeated="5" table:style-name="ce492"/>
          <table:table-cell office:value-type="string" table:style-name="ce509">
            <text:p>28</text:p>
          </table:table-cell>
          <table:table-cell office:value-type="string" table:style-name="ce509">
            <text:p>Outras atividades de serviços</text:p>
          </table:table-cell>
          <table:table-cell office:value-type="float" office:value="231" table:style-name="ce515">
            <text:p>231</text:p>
          </table:table-cell>
          <table:table-cell office:value-type="float" office:value="405" table:style-name="ce515">
            <text:p>405</text:p>
          </table:table-cell>
          <table:table-cell office:value-type="float" office:value="201" table:style-name="ce515">
            <text:p>201</text:p>
          </table:table-cell>
          <table:table-cell table:number-columns-repeated="5" table:style-name="ce492"/>
          <table:table-cell office:value-type="string" table:style-name="ce509">
            <text:p>28</text:p>
          </table:table-cell>
          <table:table-cell office:value-type="string" table:style-name="ce509">
            <text:p>Outras atividades de serviços</text:p>
          </table:table-cell>
          <table:table-cell office:value-type="float" office:value="176" table:style-name="ce515">
            <text:p>176</text:p>
          </table:table-cell>
          <table:table-cell office:value-type="float" office:value="241" table:style-name="ce515">
            <text:p>241</text:p>
          </table:table-cell>
          <table:table-cell office:value-type="float" office:value="137" table:style-name="ce515">
            <text:p>137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29</text:p>
          </table:table-cell>
          <table:table-cell office:value-type="string" table:style-name="ce509">
            <text:p>Sem classificação</text:p>
          </table:table-cell>
          <table:table-cell office:value-type="float" office:value="221" table:style-name="ce496">
            <text:p>221</text:p>
          </table:table-cell>
          <table:table-cell office:value-type="float" office:value="203" table:style-name="ce496">
            <text:p>203</text:p>
          </table:table-cell>
          <table:table-cell office:value-type="float" office:value="214" table:style-name="ce496">
            <text:p>214</text:p>
          </table:table-cell>
          <table:table-cell table:number-columns-repeated="5" table:style-name="ce492"/>
          <table:table-cell office:value-type="string" table:style-name="ce509">
            <text:p>29</text:p>
          </table:table-cell>
          <table:table-cell office:value-type="string" table:style-name="ce509">
            <text:p>Sem classificação</text:p>
          </table:table-cell>
          <table:table-cell office:value-type="float" office:value="0" table:style-name="ce496">
            <text:p>0</text:p>
          </table:table-cell>
          <table:table-cell office:value-type="float" office:value="0" table:style-name="ce496">
            <text:p>0</text:p>
          </table:table-cell>
          <table:table-cell office:value-type="float" office:value="0" table:style-name="ce496">
            <text:p>0</text:p>
          </table:table-cell>
          <table:table-cell table:number-columns-repeated="16368" table:style-name="ce492"/>
        </table:table-row>
        <table:table-row table:style-name="ro32">
          <table:table-cell table:style-name="ce492"/>
          <table:table-cell table:style-name="ce509"/>
          <table:table-cell office:value-type="string" table:style-name="ce509">
            <text:p>Sem classificação</text:p>
          </table:table-cell>
          <table:table-cell office:value-type="float" office:value="8688" table:style-name="ce515">
            <text:p>8688</text:p>
          </table:table-cell>
          <table:table-cell office:value-type="float" office:value="8138" table:style-name="ce515">
            <text:p>8138</text:p>
          </table:table-cell>
          <table:table-cell office:value-type="float" office:value="9934" table:style-name="ce515">
            <text:p>9934</text:p>
          </table:table-cell>
          <table:table-cell table:number-columns-repeated="5" table:style-name="ce492"/>
          <table:table-cell table:style-name="ce509"/>
          <table:table-cell office:value-type="string" table:style-name="ce509">
            <text:p>Sem classificação</text:p>
          </table:table-cell>
          <table:table-cell office:value-type="float" office:value="0" table:style-name="ce515">
            <text:p>0</text:p>
          </table:table-cell>
          <table:table-cell office:value-type="float" office:value="0" table:style-name="ce515">
            <text:p>0</text:p>
          </table:table-cell>
          <table:table-cell office:value-type="float" office:value="0" table:style-name="ce515">
            <text:p>0</text:p>
          </table:table-cell>
          <table:table-cell table:number-columns-repeated="16368" table:style-name="ce492"/>
        </table:table-row>
        <table:table-row table:style-name="ro33">
          <table:table-cell/>
          <table:table-cell table:number-columns-repeated="16383" table:style-name="ce1"/>
        </table:table-row>
        <table:table-row table:number-rows-repeated="1048542" table:style-name="ro14">
          <table:table-cell table:number-columns-repeated="16384"/>
        </table:table-row>
      </table:table>
      <table:table table:name="q1" table:style-name="ta6">
        <table:table-column table:style-name="co22" table:default-cell-style-name="ce1" table:visibility="collapse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12" table:default-cell-style-name="ce1"/>
        <table:table-column table:style-name="co16" table:default-cell-style-name="ce1"/>
        <table:table-column table:style-name="co21" table:default-cell-style-name="ce1"/>
        <table:table-column table:style-name="co16" table:default-cell-style-name="ce1"/>
        <table:table-column table:style-name="co27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24" table:number-columns-repeated="16372" table:default-cell-style-name="ce1"/>
        <table:table-row table:style-name="ro14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10" draw:name="Picture 184" svg:x="0in" svg:y="0.11905in" svg:width="2.57952in" svg:height="0.6423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4" draw:name="CaixaDeTexto 10" svg:x="0.48002in" svg:y="0.23988in" svg:width="1.96826in" svg:height="0.50656in">
                <draw:text-box>
                  <text:p text:style-name="a13" text:class-names="" text:cond-style-name=""><text:span text:style-name="a11" text:class-names="">JANEIRO 2022</text:span><text:span text:style-name="a1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/>
          <table:table-cell table:style-name="ce1">
            <draw:frame draw:z-index="1" draw:id="id0" draw:style-name="a6" draw:name="Text Box 122" svg:x="0in" svg:y="0in" svg:width="0.97917in" svg:height="0.31597in">
              <draw:text-box>
                <text:p text:style-name="a3" text:class-names="" text:cond-style-name=""><text:span text:style-name="a0" text:class-names="">Página <text:s text:c="1"/>5</text:span><text:span text:style-name="a1" text:class-names="">/14</text:span><text:span text:style-name="a2" text:class-names=""/></text:p>
                <text:p text:style-name="a5" text:class-names="" text:cond-style-name=""><text:span text:style-name="a4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9" draw:name="CaixaDeTexto 4" svg:x="0.21875in" svg:y="0.04167in" svg:width="1.45734in" svg:height="0.25118in">
              <draw:text-box>
                <text:p text:style-name="a8" text:class-names="" text:cond-style-name=""><text:span text:style-name="a7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4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34">
          <table:table-cell/>
          <table:table-cell office:value-type="string" table:style-name="ce160">
            <text:p>Quadro 1 - PEDIDOS DE EMPREGO <text:s text:c="2"/>E <text:s text:c="3"/>DESEMPREGO REGISTADO</text:p>
          </table:table-cell>
          <table:table-cell table:number-columns-repeated="2" table:style-name="ce161"/>
          <table:table-cell table:number-columns-repeated="6" table:style-name="ce160"/>
          <table:table-cell office:value-type="string" table:number-columns-spanned="2" table:number-rows-spanned="1" table:style-name="ce539">
            <text:p>TOTAL <text:s/>PAÍS</text:p>
          </table:table-cell>
          <table:covered-table-cell/>
          <table:table-cell table:number-columns-repeated="2" table:style-name="ce12"/>
          <table:table-cell table:number-columns-repeated="16370" table:style-name="ce1"/>
        </table:table-row>
        <table:table-row table:style-name="ro34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4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4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540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28">
          <table:table-cell/>
          <table:table-cell table:style-name="ce28"/>
          <table:table-cell office:value-type="string" table:style-name="ce178">
            <text:p>JANEIRO 2022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DEZEMBR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JANEIRO 2021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554">
            <text:p>Mês <text:s/>anterior</text:p>
          </table:table-cell>
          <table:covered-table-cell/>
          <table:table-cell office:value-type="string" table:number-columns-spanned="2" table:number-rows-spanned="1" table:style-name="ce542">
            <text:p>Mês <text:s/>homólogo<text:span text:style-name="T1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4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35">
          <table:table-cell/>
          <table:table-cell table:style-name="ce40"/>
          <table:table-cell table:style-name="ce144"/>
          <table:table-cell table:style-name="ce145"/>
          <table:table-cell table:style-name="ce146"/>
          <table:table-cell table:style-name="ce147"/>
          <table:table-cell table:style-name="ce146"/>
          <table:table-cell table:style-name="ce147"/>
          <table:table-cell table:number-columns-repeated="4" table:style-name="ce148"/>
          <table:table-cell table:number-columns-repeated="6" table:style-name="ce16"/>
          <table:table-cell table:number-columns-repeated="16366"/>
        </table:table-row>
        <table:table-row table:style-name="ro20">
          <table:table-cell/>
          <table:table-cell office:value-type="string" table:style-name="ce108">
            <text:p>PEDIDOS DE EMPREGO</text:p>
          </table:table-cell>
          <table:table-cell office:value-type="float" office:value="526977" table:style-name="ce109">
            <text:p>526 977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525872" table:style-name="ce111">
            <text:p>525 872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596290" table:style-name="ce111">
            <text:p>596 290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1105" table:style-name="ce113">
            <text:p>+1 105</text:p>
          </table:table-cell>
          <table:table-cell office:value-type="float" office:value="0.21012717923753307" table:style-name="ce114">
            <text:p>+0,2<text:s text:c="3"/></text:p>
          </table:table-cell>
          <table:table-cell office:value-type="float" office:value="-69313" table:style-name="ce113">
            <text:p><text:s/>-69 313</text:p>
          </table:table-cell>
          <table:table-cell office:value-type="float" office:value="-11.624041992989987" table:style-name="ce114">
            <text:p>-11,6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20">
          <table:table-cell/>
          <table:table-cell office:value-type="string" table:style-name="ce115">
            <text:p><text:s text:c="7"/>DESEMPREGO REGISTADO</text:p>
          </table:table-cell>
          <table:table-cell office:value-type="float" office:value="355868" table:style-name="ce116">
            <text:p>355 868</text:p>
          </table:table-cell>
          <table:table-cell office:value-type="float" office:value="67.530081958036121" table:style-name="ce117">
            <text:p>67,5<text:s text:c="5"/></text:p>
          </table:table-cell>
          <table:table-cell office:value-type="float" office:value="347959" table:style-name="ce118">
            <text:p>347 959</text:p>
          </table:table-cell>
          <table:table-cell office:value-type="float" office:value="66.168002860011569" table:style-name="ce119">
            <text:p>66,2<text:s text:c="5"/></text:p>
          </table:table-cell>
          <table:table-cell office:value-type="float" office:value="424359" table:style-name="ce118">
            <text:p>424 359</text:p>
          </table:table-cell>
          <table:table-cell office:value-type="float" office:value="71.166546479062191" table:style-name="ce119">
            <text:p>71,2<text:s text:c="5"/></text:p>
          </table:table-cell>
          <table:table-cell office:value-type="float" office:value="7909" table:style-name="ce120">
            <text:p>+7 909</text:p>
          </table:table-cell>
          <table:table-cell office:value-type="float" office:value="2.2729689417431365" table:style-name="ce121">
            <text:p>+2,3<text:s text:c="3"/></text:p>
          </table:table-cell>
          <table:table-cell office:value-type="float" office:value="-68491" table:style-name="ce120">
            <text:p><text:s/>-68 491</text:p>
          </table:table-cell>
          <table:table-cell office:value-type="float" office:value="-16.139872136563618" table:style-name="ce121">
            <text:p>-16,1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20">
          <table:table-cell/>
          <table:table-cell office:value-type="string" table:style-name="ce122">
            <text:p><text:s text:c="7"/>EMPREGADOS</text:p>
          </table:table-cell>
          <table:table-cell office:value-type="float" office:value="48784" table:style-name="ce116">
            <text:p>48 784</text:p>
          </table:table-cell>
          <table:table-cell office:value-type="float" office:value="9.2573300163005214" table:style-name="ce117">
            <text:p>9,3<text:s text:c="5"/></text:p>
          </table:table-cell>
          <table:table-cell office:value-type="float" office:value="48887" table:style-name="ce118">
            <text:p>48 887</text:p>
          </table:table-cell>
          <table:table-cell office:value-type="float" office:value="9.2963686980862263" table:style-name="ce119">
            <text:p>9,3<text:s text:c="5"/></text:p>
          </table:table-cell>
          <table:table-cell office:value-type="float" office:value="45605" table:style-name="ce118">
            <text:p>45 605</text:p>
          </table:table-cell>
          <table:table-cell office:value-type="float" office:value="7.648124234852169" table:style-name="ce119">
            <text:p>7,6<text:s text:c="5"/></text:p>
          </table:table-cell>
          <table:table-cell office:value-type="float" office:value="-103" table:style-name="ce120">
            <text:p><text:s/>- 103</text:p>
          </table:table-cell>
          <table:table-cell office:value-type="float" office:value="-0.21068995847566838" table:style-name="ce121">
            <text:p>-0,2<text:s text:c="3"/></text:p>
          </table:table-cell>
          <table:table-cell office:value-type="float" office:value="3179" table:style-name="ce120">
            <text:p>+3 179</text:p>
          </table:table-cell>
          <table:table-cell office:value-type="float" office:value="6.970726893980923" table:style-name="ce121">
            <text:p>+7,0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20">
          <table:table-cell/>
          <table:table-cell office:value-type="string" table:style-name="ce122">
            <text:p><text:s text:c="7"/>OCUPADOS</text:p>
          </table:table-cell>
          <table:table-cell office:value-type="float" office:value="102539" table:style-name="ce116">
            <text:p>102 539</text:p>
          </table:table-cell>
          <table:table-cell office:value-type="float" office:value="19.45796495862248" table:style-name="ce117">
            <text:p>19,5<text:s text:c="5"/></text:p>
          </table:table-cell>
          <table:table-cell office:value-type="float" office:value="108611" table:style-name="ce118">
            <text:p>108 611</text:p>
          </table:table-cell>
          <table:table-cell office:value-type="float" office:value="20.653505035445889" table:style-name="ce119">
            <text:p>20,7<text:s text:c="5"/></text:p>
          </table:table-cell>
          <table:table-cell office:value-type="float" office:value="108417" table:style-name="ce118">
            <text:p>108 417</text:p>
          </table:table-cell>
          <table:table-cell office:value-type="float" office:value="18.181924902312634" table:style-name="ce119">
            <text:p>18,2<text:s text:c="5"/></text:p>
          </table:table-cell>
          <table:table-cell office:value-type="float" office:value="-6072" table:style-name="ce120">
            <text:p><text:s/>-6 072</text:p>
          </table:table-cell>
          <table:table-cell office:value-type="float" office:value="-5.5905939545718208" table:style-name="ce121">
            <text:p>-5,6<text:s text:c="3"/></text:p>
          </table:table-cell>
          <table:table-cell office:value-type="float" office:value="-5878" table:style-name="ce120">
            <text:p><text:s/>-5 878</text:p>
          </table:table-cell>
          <table:table-cell office:value-type="float" office:value="-5.4216589649224751" table:style-name="ce121">
            <text:p>-5,4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20">
          <table:table-cell/>
          <table:table-cell office:value-type="string" table:style-name="ce115">
            <text:p><text:s text:c="7"/>INDISPONIVEIS TEMPORÁRIAMENTE</text:p>
          </table:table-cell>
          <table:table-cell office:value-type="float" office:value="19786" table:style-name="ce116">
            <text:p>19 786</text:p>
          </table:table-cell>
          <table:table-cell office:value-type="float" office:value="3.7546230670408764" table:style-name="ce117">
            <text:p>3,8<text:s text:c="5"/></text:p>
          </table:table-cell>
          <table:table-cell office:value-type="float" office:value="20415" table:style-name="ce118">
            <text:p>20 415</text:p>
          </table:table-cell>
          <table:table-cell office:value-type="float" office:value="3.8821234064563241" table:style-name="ce119">
            <text:p>3,9<text:s text:c="5"/></text:p>
          </table:table-cell>
          <table:table-cell office:value-type="float" office:value="17909" table:style-name="ce118">
            <text:p>17 909</text:p>
          </table:table-cell>
          <table:table-cell office:value-type="float" office:value="3.0034043837729967" table:style-name="ce119">
            <text:p>3,0<text:s text:c="5"/></text:p>
          </table:table-cell>
          <table:table-cell office:value-type="float" office:value="-629" table:style-name="ce120">
            <text:p><text:s/>- 629</text:p>
          </table:table-cell>
          <table:table-cell office:value-type="float" office:value="-3.0810678422728386" table:style-name="ce121">
            <text:p>-3,1<text:s text:c="3"/></text:p>
          </table:table-cell>
          <table:table-cell office:value-type="float" office:value="1877" table:style-name="ce120">
            <text:p>+1 877</text:p>
          </table:table-cell>
          <table:table-cell office:value-type="float" office:value="10.480763861745492" table:style-name="ce121">
            <text:p>+10,5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20">
          <table:table-cell/>
          <table:table-cell table:style-name="ce115"/>
          <table:table-cell table:style-name="ce123"/>
          <table:table-cell table:style-name="ce124"/>
          <table:table-cell table:style-name="ce125"/>
          <table:table-cell table:style-name="ce126"/>
          <table:table-cell table:style-name="ce125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6" table:style-name="ce17"/>
          <table:table-cell table:number-columns-repeated="16366"/>
        </table:table-row>
        <table:table-row table:style-name="ro20">
          <table:table-cell/>
          <table:table-cell office:value-type="string" table:style-name="ce108">
            <text:p><text:s text:c="5"/>DESEMPREGO REGISTADO</text:p>
          </table:table-cell>
          <table:table-cell office:value-type="float" office:value="355868" table:style-name="ce127">
            <text:p>355 868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347959" table:style-name="ce129">
            <text:p>347 959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424359" table:style-name="ce129">
            <text:p>424 359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7909" table:style-name="ce113">
            <text:p>+7 909</text:p>
          </table:table-cell>
          <table:table-cell office:value-type="float" office:value="2.2729689417431365" table:style-name="ce114">
            <text:p>+2,3<text:s text:c="3"/></text:p>
          </table:table-cell>
          <table:table-cell office:value-type="float" office:value="-68491" table:style-name="ce113">
            <text:p><text:s/>-68 491</text:p>
          </table:table-cell>
          <table:table-cell office:value-type="float" office:value="-16.139872136563618" table:style-name="ce114">
            <text:p>-16,1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Homens<text:s/></text:p>
          </table:table-cell>
          <table:table-cell office:value-type="float" office:value="155822" table:style-name="ce132">
            <text:p>155 822</text:p>
          </table:table-cell>
          <table:table-cell office:value-type="float" office:value="43.786460148144819" table:style-name="ce133">
            <text:p>43,8<text:s text:c="5"/></text:p>
          </table:table-cell>
          <table:table-cell office:value-type="float" office:value="152829" table:style-name="ce134">
            <text:p>152 829</text:p>
          </table:table-cell>
          <table:table-cell office:value-type="float" office:value="43.92155397618685" table:style-name="ce135">
            <text:p>43,9<text:s text:c="5"/></text:p>
          </table:table-cell>
          <table:table-cell office:value-type="float" office:value="188048" table:style-name="ce134">
            <text:p>188 048</text:p>
          </table:table-cell>
          <table:table-cell office:value-type="float" office:value="44.313423304324878" table:style-name="ce135">
            <text:p>44,3<text:s text:c="5"/></text:p>
          </table:table-cell>
          <table:table-cell office:value-type="float" office:value="2993" table:style-name="ce120">
            <text:p>+2 993</text:p>
          </table:table-cell>
          <table:table-cell office:value-type="float" office:value="1.9583979480334228" table:style-name="ce121">
            <text:p>+2,0<text:s text:c="3"/></text:p>
          </table:table-cell>
          <table:table-cell office:value-type="float" office:value="-32226" table:style-name="ce120">
            <text:p><text:s/>-32 226</text:p>
          </table:table-cell>
          <table:table-cell office:value-type="float" office:value="-17.137113928358715" table:style-name="ce121">
            <text:p>-17,1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Mulheres</text:p>
          </table:table-cell>
          <table:table-cell office:value-type="float" office:value="200046" table:style-name="ce132">
            <text:p>200 046</text:p>
          </table:table-cell>
          <table:table-cell office:value-type="float" office:value="56.213539851855188" table:style-name="ce133">
            <text:p>56,2<text:s text:c="5"/></text:p>
          </table:table-cell>
          <table:table-cell office:value-type="float" office:value="195130" table:style-name="ce134">
            <text:p>195 130</text:p>
          </table:table-cell>
          <table:table-cell office:value-type="float" office:value="56.078446023813157" table:style-name="ce135">
            <text:p>56,1<text:s text:c="5"/></text:p>
          </table:table-cell>
          <table:table-cell office:value-type="float" office:value="236311" table:style-name="ce134">
            <text:p>236 311</text:p>
          </table:table-cell>
          <table:table-cell office:value-type="float" office:value="55.686576695675129" table:style-name="ce135">
            <text:p>55,7<text:s text:c="5"/></text:p>
          </table:table-cell>
          <table:table-cell office:value-type="float" office:value="4916" table:style-name="ce120">
            <text:p>+4 916</text:p>
          </table:table-cell>
          <table:table-cell office:value-type="float" office:value="2.5193460769743248" table:style-name="ce121">
            <text:p>+2,5<text:s text:c="3"/></text:p>
          </table:table-cell>
          <table:table-cell office:value-type="float" office:value="-36265" table:style-name="ce120">
            <text:p><text:s/>-36 265</text:p>
          </table:table-cell>
          <table:table-cell office:value-type="float" office:value="-15.346302118817997" table:style-name="ce121">
            <text:p>-15,3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3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&lt; 25 anos</text:p>
          </table:table-cell>
          <table:table-cell office:value-type="float" office:value="37818" table:style-name="ce132">
            <text:p>37 818</text:p>
          </table:table-cell>
          <table:table-cell office:value-type="float" office:value="10.626974046556589" table:style-name="ce133">
            <text:p>10,6<text:s text:c="5"/></text:p>
          </table:table-cell>
          <table:table-cell office:value-type="float" office:value="36157" table:style-name="ce134">
            <text:p>36 157</text:p>
          </table:table-cell>
          <table:table-cell office:value-type="float" office:value="10.391166775395952" table:style-name="ce135">
            <text:p>10,4<text:s text:c="5"/></text:p>
          </table:table-cell>
          <table:table-cell office:value-type="float" office:value="50331" table:style-name="ce134">
            <text:p>50 331</text:p>
          </table:table-cell>
          <table:table-cell office:value-type="float" office:value="11.860476624744615" table:style-name="ce135">
            <text:p>11,9<text:s text:c="5"/></text:p>
          </table:table-cell>
          <table:table-cell office:value-type="float" office:value="1661" table:style-name="ce120">
            <text:p>+1 661</text:p>
          </table:table-cell>
          <table:table-cell office:value-type="float" office:value="4.59385457864314" table:style-name="ce121">
            <text:p>+4,6<text:s text:c="3"/></text:p>
          </table:table-cell>
          <table:table-cell office:value-type="float" office:value="-12513" table:style-name="ce120">
            <text:p><text:s/>-12 513</text:p>
          </table:table-cell>
          <table:table-cell office:value-type="float" office:value="-24.861417416701435" table:style-name="ce121">
            <text:p>-24,9<text:s text:c="3"/></text:p>
          </table:table-cell>
          <table:table-cell table:style-name="ce20"/>
          <table:table-cell table:number-columns-repeated="2" table:style-name="ce466"/>
          <table:table-cell table:number-columns-repeated="3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&gt;= 25 anos</text:p>
          </table:table-cell>
          <table:table-cell office:value-type="float" office:value="318050" table:style-name="ce132">
            <text:p>318 050</text:p>
          </table:table-cell>
          <table:table-cell office:value-type="float" office:value="89.373025953443403" table:style-name="ce133">
            <text:p>89,4<text:s text:c="5"/></text:p>
          </table:table-cell>
          <table:table-cell office:value-type="float" office:value="311802" table:style-name="ce134">
            <text:p>311 802</text:p>
          </table:table-cell>
          <table:table-cell office:value-type="float" office:value="89.608833224604041" table:style-name="ce135">
            <text:p>89,6<text:s text:c="5"/></text:p>
          </table:table-cell>
          <table:table-cell office:value-type="float" office:value="374028" table:style-name="ce134">
            <text:p>374 028</text:p>
          </table:table-cell>
          <table:table-cell office:value-type="float" office:value="88.139523375255379" table:style-name="ce135">
            <text:p>88,1<text:s text:c="5"/></text:p>
          </table:table-cell>
          <table:table-cell office:value-type="float" office:value="6248" table:style-name="ce120">
            <text:p>+6 248</text:p>
          </table:table-cell>
          <table:table-cell office:value-type="float" office:value="2.0038357675704455" table:style-name="ce121">
            <text:p>+2,0<text:s text:c="3"/></text:p>
          </table:table-cell>
          <table:table-cell office:value-type="float" office:value="-55978" table:style-name="ce120">
            <text:p><text:s/>-55 978</text:p>
          </table:table-cell>
          <table:table-cell office:value-type="float" office:value="-14.966259210540386" table:style-name="ce121">
            <text:p>-15,0<text:s text:c="3"/></text:p>
          </table:table-cell>
          <table:table-cell table:style-name="ce19"/>
          <table:table-cell table:style-name="ce466"/>
          <table:table-cell table:number-columns-repeated="4" table:style-name="ce18"/>
          <table:table-cell table:number-columns-repeated="16366"/>
        </table:table-row>
        <table:table-row table:style-name="ro3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466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81527" table:style-name="ce132">
            <text:p>181 527</text:p>
          </table:table-cell>
          <table:table-cell office:value-type="float" office:value="51.00964402531276" table:style-name="ce133">
            <text:p>51,0<text:s text:c="5"/></text:p>
          </table:table-cell>
          <table:table-cell office:value-type="float" office:value="176885" table:style-name="ce134">
            <text:p>176 885</text:p>
          </table:table-cell>
          <table:table-cell office:value-type="float" office:value="50.835012170974167" table:style-name="ce135">
            <text:p>50,8<text:s text:c="5"/></text:p>
          </table:table-cell>
          <table:table-cell office:value-type="float" office:value="263183" table:style-name="ce134">
            <text:p>263 183</text:p>
          </table:table-cell>
          <table:table-cell office:value-type="float" office:value="62.018950935410821" table:style-name="ce135">
            <text:p>62,0<text:s text:c="5"/></text:p>
          </table:table-cell>
          <table:table-cell office:value-type="float" office:value="4642" table:style-name="ce120">
            <text:p>+4 642</text:p>
          </table:table-cell>
          <table:table-cell office:value-type="float" office:value="2.6243039262797865" table:style-name="ce121">
            <text:p>+2,6<text:s text:c="3"/></text:p>
          </table:table-cell>
          <table:table-cell office:value-type="float" office:value="-81656" table:style-name="ce120">
            <text:p><text:s/>-81 656</text:p>
          </table:table-cell>
          <table:table-cell office:value-type="float" office:value="-31.026320089063503" table:style-name="ce121">
            <text:p>-31,0<text:s text:c="3"/></text:p>
          </table:table-cell>
          <table:table-cell table:style-name="ce20"/>
          <table:table-cell table:style-name="ce466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174341" table:style-name="ce132">
            <text:p>174 341</text:p>
          </table:table-cell>
          <table:table-cell office:value-type="float" office:value="48.990355974687247" table:style-name="ce133">
            <text:p>49,0<text:s text:c="5"/></text:p>
          </table:table-cell>
          <table:table-cell office:value-type="float" office:value="171074" table:style-name="ce134">
            <text:p>171 074</text:p>
          </table:table-cell>
          <table:table-cell office:value-type="float" office:value="49.164987829025833" table:style-name="ce135">
            <text:p>49,2<text:s text:c="5"/></text:p>
          </table:table-cell>
          <table:table-cell office:value-type="float" office:value="161176" table:style-name="ce134">
            <text:p>161 176</text:p>
          </table:table-cell>
          <table:table-cell office:value-type="float" office:value="37.981049064589179" table:style-name="ce135">
            <text:p>38,0<text:s text:c="5"/></text:p>
          </table:table-cell>
          <table:table-cell office:value-type="float" office:value="3267" table:style-name="ce120">
            <text:p>+3 267</text:p>
          </table:table-cell>
          <table:table-cell office:value-type="float" office:value="1.9096998959514597" table:style-name="ce121">
            <text:p>+1,9<text:s text:c="3"/></text:p>
          </table:table-cell>
          <table:table-cell office:value-type="float" office:value="13165" table:style-name="ce120">
            <text:p>+13 165</text:p>
          </table:table-cell>
          <table:table-cell office:value-type="float" office:value="8.1680895418672748" table:style-name="ce121">
            <text:p>+8,2<text:s text:c="3"/></text:p>
          </table:table-cell>
          <table:table-cell table:style-name="ce19"/>
          <table:table-cell table:style-name="ce466"/>
          <table:table-cell table:number-columns-repeated="4" table:style-name="ce18"/>
          <table:table-cell table:number-columns-repeated="16366"/>
        </table:table-row>
        <table:table-row table:style-name="ro3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466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Primeiro Emprego</text:p>
          </table:table-cell>
          <table:table-cell office:value-type="float" office:value="32843" table:style-name="ce132">
            <text:p>32 843</text:p>
          </table:table-cell>
          <table:table-cell office:value-type="float" office:value="9.2289837805028831" table:style-name="ce133">
            <text:p>9,2<text:s text:c="5"/></text:p>
          </table:table-cell>
          <table:table-cell office:value-type="float" office:value="31913" table:style-name="ce134">
            <text:p>31 913</text:p>
          </table:table-cell>
          <table:table-cell office:value-type="float" office:value="9.1714828471170442" table:style-name="ce135">
            <text:p>9,2<text:s text:c="5"/></text:p>
          </table:table-cell>
          <table:table-cell office:value-type="float" office:value="34420" table:style-name="ce134">
            <text:p>34 420</text:p>
          </table:table-cell>
          <table:table-cell office:value-type="float" office:value="8.1110569117186149" table:style-name="ce135">
            <text:p>8,1<text:s text:c="5"/></text:p>
          </table:table-cell>
          <table:table-cell office:value-type="float" office:value="930" table:style-name="ce120">
            <text:p>+ 930</text:p>
          </table:table-cell>
          <table:table-cell office:value-type="float" office:value="2.9141729075925169" table:style-name="ce121">
            <text:p>+2,9<text:s text:c="3"/></text:p>
          </table:table-cell>
          <table:table-cell office:value-type="float" office:value="-1577" table:style-name="ce120">
            <text:p><text:s/>-1 577</text:p>
          </table:table-cell>
          <table:table-cell office:value-type="float" office:value="-4.5816385822196395" table:style-name="ce121">
            <text:p>-4,6<text:s text:c="3"/></text:p>
          </table:table-cell>
          <table:table-cell table:style-name="ce20"/>
          <table:table-cell table:style-name="ce466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Novo Emprego</text:p>
          </table:table-cell>
          <table:table-cell office:value-type="float" office:value="323025" table:style-name="ce132">
            <text:p>323 025</text:p>
          </table:table-cell>
          <table:table-cell office:value-type="float" office:value="90.771016219497113" table:style-name="ce133">
            <text:p>90,8<text:s text:c="5"/></text:p>
          </table:table-cell>
          <table:table-cell office:value-type="float" office:value="316046" table:style-name="ce134">
            <text:p>316 046</text:p>
          </table:table-cell>
          <table:table-cell office:value-type="float" office:value="90.828517152882966" table:style-name="ce135">
            <text:p>90,8<text:s text:c="5"/></text:p>
          </table:table-cell>
          <table:table-cell office:value-type="float" office:value="389939" table:style-name="ce134">
            <text:p>389 939</text:p>
          </table:table-cell>
          <table:table-cell office:value-type="float" office:value="91.88894308828138" table:style-name="ce135">
            <text:p>91,9<text:s text:c="5"/></text:p>
          </table:table-cell>
          <table:table-cell office:value-type="float" office:value="6979" table:style-name="ce120">
            <text:p>+6 979</text:p>
          </table:table-cell>
          <table:table-cell office:value-type="float" office:value="2.2082228536352302" table:style-name="ce121">
            <text:p>+2,2<text:s text:c="3"/></text:p>
          </table:table-cell>
          <table:table-cell office:value-type="float" office:value="-66914" table:style-name="ce120">
            <text:p><text:s/>-66 914</text:p>
          </table:table-cell>
          <table:table-cell office:value-type="float" office:value="-17.16011991619202" table:style-name="ce121">
            <text:p>-17,2<text:s text:c="3"/></text:p>
          </table:table-cell>
          <table:table-cell table:style-name="ce19"/>
          <table:table-cell table:style-name="ce466"/>
          <table:table-cell table:number-columns-repeated="4" table:style-name="ce18"/>
          <table:table-cell table:number-columns-repeated="16366"/>
        </table:table-row>
        <table:table-row table:style-name="ro3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31181" table:style-name="ce132">
            <text:p>31 181</text:p>
          </table:table-cell>
          <table:table-cell office:value-type="float" office:value="8.7619566805669518" table:style-name="ce133">
            <text:p>8,8<text:s text:c="5"/></text:p>
          </table:table-cell>
          <table:table-cell office:value-type="float" office:value="30455" table:style-name="ce134">
            <text:p>30 455</text:p>
          </table:table-cell>
          <table:table-cell office:value-type="float" office:value="8.7524679631795692" table:style-name="ce135">
            <text:p>8,8<text:s text:c="5"/></text:p>
          </table:table-cell>
          <table:table-cell office:value-type="float" office:value="29490" table:style-name="ce134">
            <text:p>29 490</text:p>
          </table:table-cell>
          <table:table-cell office:value-type="float" office:value="6.9493047160540957" table:style-name="ce135">
            <text:p>6,9<text:s text:c="5"/></text:p>
          </table:table-cell>
          <table:table-cell office:value-type="float" office:value="726" table:style-name="ce120">
            <text:p>+ 726</text:p>
          </table:table-cell>
          <table:table-cell office:value-type="float" office:value="2.3838450172385488" table:style-name="ce121">
            <text:p>+2,4<text:s text:c="3"/></text:p>
          </table:table-cell>
          <table:table-cell office:value-type="float" office:value="1691" table:style-name="ce120">
            <text:p>+1 691</text:p>
          </table:table-cell>
          <table:table-cell office:value-type="float" office:value="5.734147168531706" table:style-name="ce121">
            <text:p>+5,7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49854" table:style-name="ce132">
            <text:p>49 854</text:p>
          </table:table-cell>
          <table:table-cell office:value-type="float" office:value="14.009126979666616" table:style-name="ce133">
            <text:p>14,0<text:s text:c="5"/></text:p>
          </table:table-cell>
          <table:table-cell office:value-type="float" office:value="49291" table:style-name="ce134">
            <text:p>49 291</text:p>
          </table:table-cell>
          <table:table-cell office:value-type="float" office:value="14.165749413005555" table:style-name="ce135">
            <text:p>14,2<text:s text:c="5"/></text:p>
          </table:table-cell>
          <table:table-cell office:value-type="float" office:value="58904" table:style-name="ce134">
            <text:p>58 904</text:p>
          </table:table-cell>
          <table:table-cell office:value-type="float" office:value="13.880700067631416" table:style-name="ce135">
            <text:p>13,9<text:s text:c="5"/></text:p>
          </table:table-cell>
          <table:table-cell office:value-type="float" office:value="563" table:style-name="ce120">
            <text:p>+ 563</text:p>
          </table:table-cell>
          <table:table-cell office:value-type="float" office:value="1.1421963441601914" table:style-name="ce121">
            <text:p>+1,1<text:s text:c="3"/></text:p>
          </table:table-cell>
          <table:table-cell office:value-type="float" office:value="-9050" table:style-name="ce120">
            <text:p><text:s/>-9 050</text:p>
          </table:table-cell>
          <table:table-cell office:value-type="float" office:value="-15.363982072524788" table:style-name="ce121">
            <text:p>-15,4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48917" table:style-name="ce132">
            <text:p>48 917</text:p>
          </table:table-cell>
          <table:table-cell office:value-type="float" office:value="13.74582710443198" table:style-name="ce133">
            <text:p>13,7<text:s text:c="5"/></text:p>
          </table:table-cell>
          <table:table-cell office:value-type="float" office:value="48090" table:style-name="ce134">
            <text:p>48 090</text:p>
          </table:table-cell>
          <table:table-cell office:value-type="float" office:value="13.820593805592038" table:style-name="ce135">
            <text:p>13,8<text:s text:c="5"/></text:p>
          </table:table-cell>
          <table:table-cell office:value-type="float" office:value="59008" table:style-name="ce134">
            <text:p>59 008</text:p>
          </table:table-cell>
          <table:table-cell office:value-type="float" office:value="13.905207619020688" table:style-name="ce135">
            <text:p>13,9<text:s text:c="5"/></text:p>
          </table:table-cell>
          <table:table-cell office:value-type="float" office:value="827" table:style-name="ce120">
            <text:p>+ 827</text:p>
          </table:table-cell>
          <table:table-cell office:value-type="float" office:value="1.7196922437097109" table:style-name="ce121">
            <text:p>+1,7<text:s text:c="3"/></text:p>
          </table:table-cell>
          <table:table-cell office:value-type="float" office:value="-10091" table:style-name="ce120">
            <text:p><text:s/>-10 091</text:p>
          </table:table-cell>
          <table:table-cell office:value-type="float" office:value="-17.101071041214748" table:style-name="ce121">
            <text:p>-17,1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20">
          <table:table-cell/>
          <table:table-cell office:value-type="string" table:style-name="ce122">
            <text:p><text:s text:c="13"/>Básico - 3º Ciclo</text:p>
          </table:table-cell>
          <table:table-cell office:value-type="float" office:value="68484" table:style-name="ce132">
            <text:p>68 484</text:p>
          </table:table-cell>
          <table:table-cell office:value-type="float" office:value="19.244214146818482" table:style-name="ce133">
            <text:p>19,2<text:s text:c="5"/></text:p>
          </table:table-cell>
          <table:table-cell office:value-type="float" office:value="66692" table:style-name="ce134">
            <text:p>66 692</text:p>
          </table:table-cell>
          <table:table-cell office:value-type="float" office:value="19.166625953057686" table:style-name="ce135">
            <text:p>19,2<text:s text:c="5"/></text:p>
          </table:table-cell>
          <table:table-cell office:value-type="float" office:value="84864" table:style-name="ce134">
            <text:p>84 864</text:p>
          </table:table-cell>
          <table:table-cell office:value-type="float" office:value="19.998161933645804" table:style-name="ce135">
            <text:p>20,0<text:s text:c="5"/></text:p>
          </table:table-cell>
          <table:table-cell office:value-type="float" office:value="1792" table:style-name="ce120">
            <text:p>+1 792</text:p>
          </table:table-cell>
          <table:table-cell office:value-type="float" office:value="2.6869789479997603" table:style-name="ce121">
            <text:p>+2,7<text:s text:c="3"/></text:p>
          </table:table-cell>
          <table:table-cell office:value-type="float" office:value="-16380" table:style-name="ce120">
            <text:p><text:s/>-16 380</text:p>
          </table:table-cell>
          <table:table-cell office:value-type="float" office:value="-19.301470588235293" table:style-name="ce121">
            <text:p>-19,3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20">
          <table:table-cell/>
          <table:table-cell office:value-type="string" table:style-name="ce122">
            <text:p><text:s text:c="13"/>Secundário</text:p>
          </table:table-cell>
          <table:table-cell office:value-type="float" office:value="108465" table:style-name="ce132">
            <text:p>108 465</text:p>
          </table:table-cell>
          <table:table-cell office:value-type="float" office:value="30.478997830656311" table:style-name="ce133">
            <text:p>30,5<text:s text:c="5"/></text:p>
          </table:table-cell>
          <table:table-cell office:value-type="float" office:value="105616" table:style-name="ce134">
            <text:p>105 616</text:p>
          </table:table-cell>
          <table:table-cell office:value-type="float" office:value="30.353001359355559" table:style-name="ce135">
            <text:p>30,4<text:s text:c="5"/></text:p>
          </table:table-cell>
          <table:table-cell office:value-type="float" office:value="134167" table:style-name="ce134">
            <text:p>134 167</text:p>
          </table:table-cell>
          <table:table-cell office:value-type="float" office:value="31.616390838888769" table:style-name="ce135">
            <text:p>31,6<text:s text:c="5"/></text:p>
          </table:table-cell>
          <table:table-cell office:value-type="float" office:value="2849" table:style-name="ce120">
            <text:p>+2 849</text:p>
          </table:table-cell>
          <table:table-cell office:value-type="float" office:value="2.6975079533404029" table:style-name="ce121">
            <text:p>+2,7<text:s text:c="3"/></text:p>
          </table:table-cell>
          <table:table-cell office:value-type="float" office:value="-25702" table:style-name="ce120">
            <text:p><text:s/>-25 702</text:p>
          </table:table-cell>
          <table:table-cell office:value-type="float" office:value="-19.15672259199356" table:style-name="ce121">
            <text:p>-19,2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20">
          <table:table-cell/>
          <table:table-cell office:value-type="string" table:style-name="ce122">
            <text:p><text:s text:c="13"/>Superior</text:p>
          </table:table-cell>
          <table:table-cell office:value-type="float" office:value="48967" table:style-name="ce132">
            <text:p>48 967</text:p>
          </table:table-cell>
          <table:table-cell office:value-type="float" office:value="13.759877257859657" table:style-name="ce133">
            <text:p>13,8<text:s text:c="5"/></text:p>
          </table:table-cell>
          <table:table-cell office:value-type="float" office:value="47815" table:style-name="ce134">
            <text:p>47 815</text:p>
          </table:table-cell>
          <table:table-cell office:value-type="float" office:value="13.741561505809594" table:style-name="ce135">
            <text:p>13,7<text:s text:c="5"/></text:p>
          </table:table-cell>
          <table:table-cell office:value-type="float" office:value="57926" table:style-name="ce134">
            <text:p>57 926</text:p>
          </table:table-cell>
          <table:table-cell office:value-type="float" office:value="13.650234824759226" table:style-name="ce135">
            <text:p>13,7<text:s text:c="5"/></text:p>
          </table:table-cell>
          <table:table-cell office:value-type="float" office:value="1152" table:style-name="ce120">
            <text:p>+1 152</text:p>
          </table:table-cell>
          <table:table-cell office:value-type="float" office:value="2.4092857889783539" table:style-name="ce121">
            <text:p>+2,4<text:s text:c="3"/></text:p>
          </table:table-cell>
          <table:table-cell office:value-type="float" office:value="-8959" table:style-name="ce120">
            <text:p><text:s/>-8 959</text:p>
          </table:table-cell>
          <table:table-cell office:value-type="float" office:value="-15.466284569968581" table:style-name="ce121">
            <text:p>-15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6">
            <text:p><text:s text:c="9"/>Homens</text:p>
          </table:table-cell>
          <table:table-cell office:value-type="float" office:value="155822" table:style-name="ce127">
            <text:p>155 822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52829" table:style-name="ce129">
            <text:p>152 829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88048" table:style-name="ce129">
            <text:p>188 048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993" table:style-name="ce113">
            <text:p>+2 993</text:p>
          </table:table-cell>
          <table:table-cell office:value-type="float" office:value="1.9583979480334228" table:style-name="ce114">
            <text:p>+2,0<text:s text:c="3"/></text:p>
          </table:table-cell>
          <table:table-cell office:value-type="float" office:value="-32226" table:style-name="ce113">
            <text:p><text:s/>-32 226</text:p>
          </table:table-cell>
          <table:table-cell office:value-type="float" office:value="-17.137113928358715" table:style-name="ce114">
            <text:p>-17,1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&lt; 25 anos</text:p>
          </table:table-cell>
          <table:table-cell office:value-type="float" office:value="17183" table:style-name="ce132">
            <text:p>17 183</text:p>
          </table:table-cell>
          <table:table-cell office:value-type="float" office:value="11.027326051520324" table:style-name="ce133">
            <text:p>11,0<text:s text:c="5"/></text:p>
          </table:table-cell>
          <table:table-cell office:value-type="float" office:value="16427" table:style-name="ce134">
            <text:p>16 427</text:p>
          </table:table-cell>
          <table:table-cell office:value-type="float" office:value="10.748614464532254" table:style-name="ce135">
            <text:p>10,7<text:s text:c="5"/></text:p>
          </table:table-cell>
          <table:table-cell office:value-type="float" office:value="23025" table:style-name="ce134">
            <text:p>23 025</text:p>
          </table:table-cell>
          <table:table-cell office:value-type="float" office:value="12.244214243171957" table:style-name="ce135">
            <text:p>12,2<text:s text:c="5"/></text:p>
          </table:table-cell>
          <table:table-cell office:value-type="float" office:value="756" table:style-name="ce120">
            <text:p>+ 756</text:p>
          </table:table-cell>
          <table:table-cell office:value-type="float" office:value="4.6021793388932855" table:style-name="ce121">
            <text:p>+4,6<text:s text:c="3"/></text:p>
          </table:table-cell>
          <table:table-cell office:value-type="float" office:value="-5842" table:style-name="ce120">
            <text:p><text:s/>-5 842</text:p>
          </table:table-cell>
          <table:table-cell office:value-type="float" office:value="-25.372421281216067" table:style-name="ce121">
            <text:p>-25,4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&gt;= 25 anos</text:p>
          </table:table-cell>
          <table:table-cell office:value-type="float" office:value="138639" table:style-name="ce132">
            <text:p>138 639</text:p>
          </table:table-cell>
          <table:table-cell office:value-type="float" office:value="88.972673948479681" table:style-name="ce133">
            <text:p>89,0<text:s text:c="5"/></text:p>
          </table:table-cell>
          <table:table-cell office:value-type="float" office:value="136402" table:style-name="ce134">
            <text:p>136 402</text:p>
          </table:table-cell>
          <table:table-cell office:value-type="float" office:value="89.251385535467747" table:style-name="ce135">
            <text:p>89,3<text:s text:c="5"/></text:p>
          </table:table-cell>
          <table:table-cell office:value-type="float" office:value="165023" table:style-name="ce134">
            <text:p>165 023</text:p>
          </table:table-cell>
          <table:table-cell office:value-type="float" office:value="87.755785756828047" table:style-name="ce135">
            <text:p>87,8<text:s text:c="5"/></text:p>
          </table:table-cell>
          <table:table-cell office:value-type="float" office:value="2237" table:style-name="ce120">
            <text:p>+2 237</text:p>
          </table:table-cell>
          <table:table-cell office:value-type="float" office:value="1.6400052785149777" table:style-name="ce121">
            <text:p>+1,6<text:s text:c="3"/></text:p>
          </table:table-cell>
          <table:table-cell office:value-type="float" office:value="-26384" table:style-name="ce120">
            <text:p><text:s/>-26 384</text:p>
          </table:table-cell>
          <table:table-cell office:value-type="float" office:value="-15.988074389630535" table:style-name="ce121">
            <text:p>-16,0<text:s text:c="3"/></text:p>
          </table:table-cell>
          <table:table-cell table:number-columns-repeated="16372" table:style-name="ce1"/>
        </table:table-row>
        <table:table-row table:style-name="ro3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82322" table:style-name="ce132">
            <text:p>82 322</text:p>
          </table:table-cell>
          <table:table-cell office:value-type="float" office:value="52.830794111229487" table:style-name="ce133">
            <text:p>52,8<text:s text:c="5"/></text:p>
          </table:table-cell>
          <table:table-cell office:value-type="float" office:value="80419" table:style-name="ce134">
            <text:p>80 419</text:p>
          </table:table-cell>
          <table:table-cell office:value-type="float" office:value="52.620248774774424" table:style-name="ce135">
            <text:p>52,6<text:s text:c="5"/></text:p>
          </table:table-cell>
          <table:table-cell office:value-type="float" office:value="119935" table:style-name="ce134">
            <text:p>119 935</text:p>
          </table:table-cell>
          <table:table-cell office:value-type="float" office:value="63.77892878414022" table:style-name="ce135">
            <text:p>63,8<text:s text:c="5"/></text:p>
          </table:table-cell>
          <table:table-cell office:value-type="float" office:value="1903" table:style-name="ce120">
            <text:p>+1 903</text:p>
          </table:table-cell>
          <table:table-cell office:value-type="float" office:value="2.3663562093535111" table:style-name="ce121">
            <text:p>+2,4<text:s text:c="3"/></text:p>
          </table:table-cell>
          <table:table-cell office:value-type="float" office:value="-37613" table:style-name="ce120">
            <text:p><text:s/>-37 613</text:p>
          </table:table-cell>
          <table:table-cell office:value-type="float" office:value="-31.361153958394127" table:style-name="ce121">
            <text:p>-31,4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73500" table:style-name="ce132">
            <text:p>73 500</text:p>
          </table:table-cell>
          <table:table-cell office:value-type="float" office:value="47.16920588877052" table:style-name="ce133">
            <text:p>47,2<text:s text:c="5"/></text:p>
          </table:table-cell>
          <table:table-cell office:value-type="float" office:value="72410" table:style-name="ce134">
            <text:p>72 410</text:p>
          </table:table-cell>
          <table:table-cell office:value-type="float" office:value="47.379751225225583" table:style-name="ce135">
            <text:p>47,4<text:s text:c="5"/></text:p>
          </table:table-cell>
          <table:table-cell office:value-type="float" office:value="68113" table:style-name="ce134">
            <text:p>68 113</text:p>
          </table:table-cell>
          <table:table-cell office:value-type="float" office:value="36.22107121585978" table:style-name="ce135">
            <text:p>36,2<text:s text:c="5"/></text:p>
          </table:table-cell>
          <table:table-cell office:value-type="float" office:value="1090" table:style-name="ce120">
            <text:p>+1 090</text:p>
          </table:table-cell>
          <table:table-cell office:value-type="float" office:value="1.5053169451733186" table:style-name="ce121">
            <text:p>+1,5<text:s text:c="3"/></text:p>
          </table:table-cell>
          <table:table-cell office:value-type="float" office:value="5387" table:style-name="ce120">
            <text:p>+5 387</text:p>
          </table:table-cell>
          <table:table-cell office:value-type="float" office:value="7.9089160659492315" table:style-name="ce121">
            <text:p>+7,9<text:s text:c="3"/></text:p>
          </table:table-cell>
          <table:table-cell table:number-columns-repeated="16372" table:style-name="ce1"/>
        </table:table-row>
        <table:table-row table:style-name="ro3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2993" table:style-name="ce132">
            <text:p>12 993</text:p>
          </table:table-cell>
          <table:table-cell office:value-type="float" office:value="8.3383604369087809" table:style-name="ce133">
            <text:p>8,3<text:s text:c="5"/></text:p>
          </table:table-cell>
          <table:table-cell office:value-type="float" office:value="12651" table:style-name="ce134">
            <text:p>12 651</text:p>
          </table:table-cell>
          <table:table-cell office:value-type="float" office:value="8.27787919831969" table:style-name="ce135">
            <text:p>8,3<text:s text:c="5"/></text:p>
          </table:table-cell>
          <table:table-cell office:value-type="float" office:value="13704" table:style-name="ce134">
            <text:p>13 704</text:p>
          </table:table-cell>
          <table:table-cell office:value-type="float" office:value="7.2875010635582411" table:style-name="ce135">
            <text:p>7,3<text:s text:c="5"/></text:p>
          </table:table-cell>
          <table:table-cell office:value-type="float" office:value="342" table:style-name="ce120">
            <text:p>+ 342</text:p>
          </table:table-cell>
          <table:table-cell office:value-type="float" office:value="2.7033436092008536" table:style-name="ce121">
            <text:p>+2,7<text:s text:c="3"/></text:p>
          </table:table-cell>
          <table:table-cell office:value-type="float" office:value="-711" table:style-name="ce120">
            <text:p><text:s/>- 711</text:p>
          </table:table-cell>
          <table:table-cell office:value-type="float" office:value="-5.1882661996497372" table:style-name="ce121">
            <text:p>-5,2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Novo Emprego</text:p>
          </table:table-cell>
          <table:table-cell office:value-type="float" office:value="142829" table:style-name="ce132">
            <text:p>142 829</text:p>
          </table:table-cell>
          <table:table-cell office:value-type="float" office:value="91.661639563091228" table:style-name="ce133">
            <text:p>91,7<text:s text:c="5"/></text:p>
          </table:table-cell>
          <table:table-cell office:value-type="float" office:value="140178" table:style-name="ce134">
            <text:p>140 178</text:p>
          </table:table-cell>
          <table:table-cell office:value-type="float" office:value="91.722120801680305" table:style-name="ce135">
            <text:p>91,7<text:s text:c="5"/></text:p>
          </table:table-cell>
          <table:table-cell office:value-type="float" office:value="174344" table:style-name="ce134">
            <text:p>174 344</text:p>
          </table:table-cell>
          <table:table-cell office:value-type="float" office:value="92.712498936441762" table:style-name="ce135">
            <text:p>92,7<text:s text:c="5"/></text:p>
          </table:table-cell>
          <table:table-cell office:value-type="float" office:value="2651" table:style-name="ce120">
            <text:p>+2 651</text:p>
          </table:table-cell>
          <table:table-cell office:value-type="float" office:value="1.8911669448843613" table:style-name="ce121">
            <text:p>+1,9<text:s text:c="3"/></text:p>
          </table:table-cell>
          <table:table-cell office:value-type="float" office:value="-31515" table:style-name="ce120">
            <text:p><text:s/>-31 515</text:p>
          </table:table-cell>
          <table:table-cell office:value-type="float" office:value="-18.076331849676503" table:style-name="ce121">
            <text:p>-18,1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4827" table:style-name="ce132">
            <text:p>14 827</text:p>
          </table:table-cell>
          <table:table-cell office:value-type="float" office:value="9.5153444314666746" table:style-name="ce133">
            <text:p>9,5<text:s text:c="5"/></text:p>
          </table:table-cell>
          <table:table-cell office:value-type="float" office:value="14568" table:style-name="ce134">
            <text:p>14 568</text:p>
          </table:table-cell>
          <table:table-cell office:value-type="float" office:value="9.5322222876548306" table:style-name="ce135">
            <text:p>9,5<text:s text:c="5"/></text:p>
          </table:table-cell>
          <table:table-cell office:value-type="float" office:value="14041" table:style-name="ce134">
            <text:p>14 041</text:p>
          </table:table-cell>
          <table:table-cell office:value-type="float" office:value="7.4667106270739385" table:style-name="ce135">
            <text:p>7,5<text:s text:c="5"/></text:p>
          </table:table-cell>
          <table:table-cell office:value-type="float" office:value="259" table:style-name="ce120">
            <text:p>+ 259</text:p>
          </table:table-cell>
          <table:table-cell office:value-type="float" office:value="1.7778693025809995" table:style-name="ce121">
            <text:p>+1,8<text:s text:c="3"/></text:p>
          </table:table-cell>
          <table:table-cell office:value-type="float" office:value="786" table:style-name="ce120">
            <text:p>+ 786</text:p>
          </table:table-cell>
          <table:table-cell office:value-type="float" office:value="5.5978918880421622" table:style-name="ce121">
            <text:p>+5,6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3329" table:style-name="ce132">
            <text:p>23 329</text:p>
          </table:table-cell>
          <table:table-cell office:value-type="float" office:value="14.971570124886089" table:style-name="ce133">
            <text:p>15,0<text:s text:c="5"/></text:p>
          </table:table-cell>
          <table:table-cell office:value-type="float" office:value="23048" table:style-name="ce134">
            <text:p>23 048</text:p>
          </table:table-cell>
          <table:table-cell office:value-type="float" office:value="15.080907419403387" table:style-name="ce135">
            <text:p>15,1<text:s text:c="5"/></text:p>
          </table:table-cell>
          <table:table-cell office:value-type="float" office:value="27822" table:style-name="ce134">
            <text:p>27 822</text:p>
          </table:table-cell>
          <table:table-cell office:value-type="float" office:value="14.795158682889475" table:style-name="ce135">
            <text:p>14,8<text:s text:c="5"/></text:p>
          </table:table-cell>
          <table:table-cell office:value-type="float" office:value="281" table:style-name="ce120">
            <text:p>+ 281</text:p>
          </table:table-cell>
          <table:table-cell office:value-type="float" office:value="1.2191947240541479" table:style-name="ce121">
            <text:p>+1,2<text:s text:c="3"/></text:p>
          </table:table-cell>
          <table:table-cell office:value-type="float" office:value="-4493" table:style-name="ce120">
            <text:p><text:s/>-4 493</text:p>
          </table:table-cell>
          <table:table-cell office:value-type="float" office:value="-16.14909064768888" table:style-name="ce121">
            <text:p>-16,1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3914" table:style-name="ce132">
            <text:p>23 914</text:p>
          </table:table-cell>
          <table:table-cell office:value-type="float" office:value="15.346998498286506" table:style-name="ce133">
            <text:p>15,3<text:s text:c="5"/></text:p>
          </table:table-cell>
          <table:table-cell office:value-type="float" office:value="23565" table:style-name="ce134">
            <text:p>23 565</text:p>
          </table:table-cell>
          <table:table-cell office:value-type="float" office:value="15.419194001138528" table:style-name="ce135">
            <text:p>15,4<text:s text:c="5"/></text:p>
          </table:table-cell>
          <table:table-cell office:value-type="float" office:value="29055" table:style-name="ce134">
            <text:p>29 055</text:p>
          </table:table-cell>
          <table:table-cell office:value-type="float" office:value="15.450842338126435" table:style-name="ce135">
            <text:p>15,5<text:s text:c="5"/></text:p>
          </table:table-cell>
          <table:table-cell office:value-type="float" office:value="349" table:style-name="ce120">
            <text:p>+ 349</text:p>
          </table:table-cell>
          <table:table-cell office:value-type="float" office:value="1.4810099724167196" table:style-name="ce121">
            <text:p>+1,5<text:s text:c="3"/></text:p>
          </table:table-cell>
          <table:table-cell office:value-type="float" office:value="-5141" table:style-name="ce120">
            <text:p><text:s/>-5 141</text:p>
          </table:table-cell>
          <table:table-cell office:value-type="float" office:value="-17.69402856651179" table:style-name="ce121">
            <text:p>-17,7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30794" table:style-name="ce132">
            <text:p>30 794</text:p>
          </table:table-cell>
          <table:table-cell office:value-type="float" office:value="19.762292872636728" table:style-name="ce133">
            <text:p>19,8<text:s text:c="5"/></text:p>
          </table:table-cell>
          <table:table-cell office:value-type="float" office:value="29960" table:style-name="ce134">
            <text:p>29 960</text:p>
          </table:table-cell>
          <table:table-cell office:value-type="float" office:value="19.603609262639942" table:style-name="ce135">
            <text:p>19,6<text:s text:c="5"/></text:p>
          </table:table-cell>
          <table:table-cell office:value-type="float" office:value="38759" table:style-name="ce134">
            <text:p>38 759</text:p>
          </table:table-cell>
          <table:table-cell office:value-type="float" office:value="20.611226920786184" table:style-name="ce135">
            <text:p>20,6<text:s text:c="5"/></text:p>
          </table:table-cell>
          <table:table-cell office:value-type="float" office:value="834" table:style-name="ce120">
            <text:p>+ 834</text:p>
          </table:table-cell>
          <table:table-cell office:value-type="float" office:value="2.7837116154873165" table:style-name="ce121">
            <text:p>+2,8<text:s text:c="3"/></text:p>
          </table:table-cell>
          <table:table-cell office:value-type="float" office:value="-7965" table:style-name="ce120">
            <text:p><text:s/>-7 965</text:p>
          </table:table-cell>
          <table:table-cell office:value-type="float" office:value="-20.550065791171082" table:style-name="ce121">
            <text:p>-20,6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Secundário</text:p>
          </table:table-cell>
          <table:table-cell office:value-type="float" office:value="45444" table:style-name="ce132">
            <text:p>45 444</text:p>
          </table:table-cell>
          <table:table-cell office:value-type="float" office:value="29.164046155228402" table:style-name="ce133">
            <text:p>29,2<text:s text:c="5"/></text:p>
          </table:table-cell>
          <table:table-cell office:value-type="float" office:value="44524" table:style-name="ce134">
            <text:p>44 524</text:p>
          </table:table-cell>
          <table:table-cell office:value-type="float" office:value="29.133214245987343" table:style-name="ce135">
            <text:p>29,1<text:s text:c="5"/></text:p>
          </table:table-cell>
          <table:table-cell office:value-type="float" office:value="57485" table:style-name="ce134">
            <text:p>57 485</text:p>
          </table:table-cell>
          <table:table-cell office:value-type="float" office:value="30.569322726112482" table:style-name="ce135">
            <text:p>30,6<text:s text:c="5"/></text:p>
          </table:table-cell>
          <table:table-cell office:value-type="float" office:value="920" table:style-name="ce120">
            <text:p>+ 920</text:p>
          </table:table-cell>
          <table:table-cell office:value-type="float" office:value="2.0663013206360614" table:style-name="ce121">
            <text:p>+2,1<text:s text:c="3"/></text:p>
          </table:table-cell>
          <table:table-cell office:value-type="float" office:value="-12041" table:style-name="ce120">
            <text:p><text:s/>-12 041</text:p>
          </table:table-cell>
          <table:table-cell office:value-type="float" office:value="-20.946333826215536" table:style-name="ce121">
            <text:p>-20,9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Superior</text:p>
          </table:table-cell>
          <table:table-cell office:value-type="float" office:value="17514" table:style-name="ce132">
            <text:p>17 514</text:p>
          </table:table-cell>
          <table:table-cell office:value-type="float" office:value="11.239747917495604" table:style-name="ce133">
            <text:p>11,2<text:s text:c="5"/></text:p>
          </table:table-cell>
          <table:table-cell office:value-type="float" office:value="17164" table:style-name="ce134">
            <text:p>17 164</text:p>
          </table:table-cell>
          <table:table-cell office:value-type="float" office:value="11.230852783175967" table:style-name="ce135">
            <text:p>11,2<text:s text:c="5"/></text:p>
          </table:table-cell>
          <table:table-cell office:value-type="float" office:value="20886" table:style-name="ce134">
            <text:p>20 886</text:p>
          </table:table-cell>
          <table:table-cell office:value-type="float" office:value="11.106738705011486" table:style-name="ce135">
            <text:p>11,1<text:s text:c="5"/></text:p>
          </table:table-cell>
          <table:table-cell office:value-type="float" office:value="350" table:style-name="ce120">
            <text:p>+ 350</text:p>
          </table:table-cell>
          <table:table-cell office:value-type="float" office:value="2.0391517128874388" table:style-name="ce121">
            <text:p>+2,0<text:s text:c="3"/></text:p>
          </table:table-cell>
          <table:table-cell office:value-type="float" office:value="-3372" table:style-name="ce120">
            <text:p><text:s/>-3 372</text:p>
          </table:table-cell>
          <table:table-cell office:value-type="float" office:value="-16.144785981039931" table:style-name="ce121">
            <text:p>-16,1<text:s text:c="3"/>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office:value-type="float" office:value="0" table:style-name="ce126">
            <text:p>0,0<text:s text:c="5"/></text:p>
          </table:table-cell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6">
            <text:p><text:s text:c="9"/>Mulheres</text:p>
          </table:table-cell>
          <table:table-cell office:value-type="float" office:value="200046" table:style-name="ce127">
            <text:p>200 046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95130" table:style-name="ce129">
            <text:p>195 130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36311" table:style-name="ce129">
            <text:p>236 311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4916" table:style-name="ce113">
            <text:p>+4 916</text:p>
          </table:table-cell>
          <table:table-cell office:value-type="float" office:value="2.5193460769743248" table:style-name="ce114">
            <text:p>+2,5<text:s text:c="3"/></text:p>
          </table:table-cell>
          <table:table-cell office:value-type="float" office:value="-36265" table:style-name="ce113">
            <text:p><text:s/>-36 265</text:p>
          </table:table-cell>
          <table:table-cell office:value-type="float" office:value="-15.346302118817997" table:style-name="ce114">
            <text:p>-15,3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&lt; 25 anos</text:p>
          </table:table-cell>
          <table:table-cell office:value-type="float" office:value="20635" table:style-name="ce132">
            <text:p>20 635</text:p>
          </table:table-cell>
          <table:table-cell office:value-type="float" office:value="10.315127520670247" table:style-name="ce133">
            <text:p>10,3<text:s text:c="5"/></text:p>
          </table:table-cell>
          <table:table-cell office:value-type="float" office:value="19730" table:style-name="ce134">
            <text:p>19 730</text:p>
          </table:table-cell>
          <table:table-cell office:value-type="float" office:value="10.111207912673601" table:style-name="ce135">
            <text:p>10,1<text:s text:c="5"/></text:p>
          </table:table-cell>
          <table:table-cell office:value-type="float" office:value="27306" table:style-name="ce134">
            <text:p>27 306</text:p>
          </table:table-cell>
          <table:table-cell office:value-type="float" office:value="11.555111696027693" table:style-name="ce135">
            <text:p>11,6<text:s text:c="5"/></text:p>
          </table:table-cell>
          <table:table-cell office:value-type="float" office:value="905" table:style-name="ce120">
            <text:p>+ 905</text:p>
          </table:table-cell>
          <table:table-cell office:value-type="float" office:value="4.5869234668018244" table:style-name="ce121">
            <text:p>+4,6<text:s text:c="3"/></text:p>
          </table:table-cell>
          <table:table-cell office:value-type="float" office:value="-6671" table:style-name="ce120">
            <text:p><text:s/>-6 671</text:p>
          </table:table-cell>
          <table:table-cell office:value-type="float" office:value="-24.430528089064673" table:style-name="ce121">
            <text:p>-24,4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&gt;= 25 anos</text:p>
          </table:table-cell>
          <table:table-cell office:value-type="float" office:value="179411" table:style-name="ce132">
            <text:p>179 411</text:p>
          </table:table-cell>
          <table:table-cell office:value-type="float" office:value="89.684872479329755" table:style-name="ce133">
            <text:p>89,7<text:s text:c="5"/></text:p>
          </table:table-cell>
          <table:table-cell office:value-type="float" office:value="175400" table:style-name="ce134">
            <text:p>175 400</text:p>
          </table:table-cell>
          <table:table-cell office:value-type="float" office:value="89.888792087326394" table:style-name="ce135">
            <text:p>89,9<text:s text:c="5"/></text:p>
          </table:table-cell>
          <table:table-cell office:value-type="float" office:value="209005" table:style-name="ce134">
            <text:p>209 005</text:p>
          </table:table-cell>
          <table:table-cell office:value-type="float" office:value="88.444888303972306" table:style-name="ce135">
            <text:p>88,4<text:s text:c="5"/></text:p>
          </table:table-cell>
          <table:table-cell office:value-type="float" office:value="4011" table:style-name="ce120">
            <text:p>+4 011</text:p>
          </table:table-cell>
          <table:table-cell office:value-type="float" office:value="2.2867730900798175" table:style-name="ce121">
            <text:p>+2,3<text:s text:c="3"/></text:p>
          </table:table-cell>
          <table:table-cell office:value-type="float" office:value="-29594" table:style-name="ce120">
            <text:p><text:s/>-29 594</text:p>
          </table:table-cell>
          <table:table-cell office:value-type="float" office:value="-14.159469869141885" table:style-name="ce121">
            <text:p>-14,2<text:s text:c="3"/></text:p>
          </table:table-cell>
          <table:table-cell table:number-columns-repeated="16372" table:style-name="ce1"/>
        </table:table-row>
        <table:table-row table:style-name="ro3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"/>
          <table:table-cell table:style-name="ce69"/>
          <table:table-cell table:number-columns-repeated="16370"/>
        </table:table-row>
        <table:table-row table:style-name="ro20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99205" table:style-name="ce132">
            <text:p>99 205</text:p>
          </table:table-cell>
          <table:table-cell office:value-type="float" office:value="49.59109404836888" table:style-name="ce133">
            <text:p>49,6<text:s text:c="5"/></text:p>
          </table:table-cell>
          <table:table-cell office:value-type="float" office:value="96466" table:style-name="ce134">
            <text:p>96 466</text:p>
          </table:table-cell>
          <table:table-cell office:value-type="float" office:value="49.436785732588525" table:style-name="ce135">
            <text:p>49,4<text:s text:c="5"/></text:p>
          </table:table-cell>
          <table:table-cell office:value-type="float" office:value="143248" table:style-name="ce134">
            <text:p>143 248</text:p>
          </table:table-cell>
          <table:table-cell office:value-type="float" office:value="60.618422333281138" table:style-name="ce135">
            <text:p>60,6<text:s text:c="5"/></text:p>
          </table:table-cell>
          <table:table-cell office:value-type="float" office:value="2739" table:style-name="ce120">
            <text:p>+2 739</text:p>
          </table:table-cell>
          <table:table-cell office:value-type="float" office:value="2.8393423589658533" table:style-name="ce121">
            <text:p>+2,8<text:s text:c="3"/></text:p>
          </table:table-cell>
          <table:table-cell office:value-type="float" office:value="-44043" table:style-name="ce120">
            <text:p><text:s/>-44 043</text:p>
          </table:table-cell>
          <table:table-cell office:value-type="float" office:value="-30.745979001452028" table:style-name="ce121">
            <text:p>-30,7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100841" table:style-name="ce132">
            <text:p>100 841</text:p>
          </table:table-cell>
          <table:table-cell office:value-type="float" office:value="50.40890595163112" table:style-name="ce133">
            <text:p>50,4<text:s text:c="5"/></text:p>
          </table:table-cell>
          <table:table-cell office:value-type="float" office:value="98664" table:style-name="ce134">
            <text:p>98 664</text:p>
          </table:table-cell>
          <table:table-cell office:value-type="float" office:value="50.563214267411475" table:style-name="ce135">
            <text:p>50,6<text:s text:c="5"/></text:p>
          </table:table-cell>
          <table:table-cell office:value-type="float" office:value="93063" table:style-name="ce134">
            <text:p>93 063</text:p>
          </table:table-cell>
          <table:table-cell office:value-type="float" office:value="39.381577666718862" table:style-name="ce135">
            <text:p>39,4<text:s text:c="5"/></text:p>
          </table:table-cell>
          <table:table-cell office:value-type="float" office:value="2177" table:style-name="ce120">
            <text:p>+2 177</text:p>
          </table:table-cell>
          <table:table-cell office:value-type="float" office:value="2.2064785534744185" table:style-name="ce121">
            <text:p>+2,2<text:s text:c="3"/></text:p>
          </table:table-cell>
          <table:table-cell office:value-type="float" office:value="7778" table:style-name="ce120">
            <text:p>+7 778</text:p>
          </table:table-cell>
          <table:table-cell office:value-type="float" office:value="8.3577791388629219" table:style-name="ce121">
            <text:p>+8,4<text:s text:c="3"/></text:p>
          </table:table-cell>
          <table:table-cell table:number-columns-repeated="16372" table:style-name="ce1"/>
        </table:table-row>
        <table:table-row table:style-name="ro3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9850" table:style-name="ce132">
            <text:p>19 850</text:p>
          </table:table-cell>
          <table:table-cell office:value-type="float" office:value="9.922717774911769" table:style-name="ce133">
            <text:p>9,9<text:s text:c="5"/></text:p>
          </table:table-cell>
          <table:table-cell office:value-type="float" office:value="19262" table:style-name="ce134">
            <text:p>19 262</text:p>
          </table:table-cell>
          <table:table-cell office:value-type="float" office:value="9.8713678060779984" table:style-name="ce135">
            <text:p>9,9<text:s text:c="5"/></text:p>
          </table:table-cell>
          <table:table-cell office:value-type="float" office:value="20716" table:style-name="ce134">
            <text:p>20 716</text:p>
          </table:table-cell>
          <table:table-cell office:value-type="float" office:value="8.7664137513700169" table:style-name="ce135">
            <text:p>8,8<text:s text:c="5"/></text:p>
          </table:table-cell>
          <table:table-cell office:value-type="float" office:value="588" table:style-name="ce120">
            <text:p>+ 588</text:p>
          </table:table-cell>
          <table:table-cell office:value-type="float" office:value="3.0526425085660889" table:style-name="ce121">
            <text:p>+3,1<text:s text:c="3"/></text:p>
          </table:table-cell>
          <table:table-cell office:value-type="float" office:value="-866" table:style-name="ce120">
            <text:p><text:s/>- 866</text:p>
          </table:table-cell>
          <table:table-cell office:value-type="float" office:value="-4.18034369569415" table:style-name="ce121">
            <text:p>-4,2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Novo Emprego</text:p>
          </table:table-cell>
          <table:table-cell office:value-type="float" office:value="180196" table:style-name="ce132">
            <text:p>180 196</text:p>
          </table:table-cell>
          <table:table-cell office:value-type="float" office:value="90.077282225088226" table:style-name="ce133">
            <text:p>90,1<text:s text:c="5"/></text:p>
          </table:table-cell>
          <table:table-cell office:value-type="float" office:value="175868" table:style-name="ce134">
            <text:p>175 868</text:p>
          </table:table-cell>
          <table:table-cell office:value-type="float" office:value="90.128632193922002" table:style-name="ce135">
            <text:p>90,1<text:s text:c="5"/></text:p>
          </table:table-cell>
          <table:table-cell office:value-type="float" office:value="215595" table:style-name="ce134">
            <text:p>215 595</text:p>
          </table:table-cell>
          <table:table-cell office:value-type="float" office:value="91.23358624862999" table:style-name="ce135">
            <text:p>91,2<text:s text:c="5"/></text:p>
          </table:table-cell>
          <table:table-cell office:value-type="float" office:value="4328" table:style-name="ce120">
            <text:p>+4 328</text:p>
          </table:table-cell>
          <table:table-cell office:value-type="float" office:value="2.4609366115495712" table:style-name="ce121">
            <text:p>+2,5<text:s text:c="3"/></text:p>
          </table:table-cell>
          <table:table-cell office:value-type="float" office:value="-35399" table:style-name="ce120">
            <text:p><text:s/>-35 399</text:p>
          </table:table-cell>
          <table:table-cell office:value-type="float" office:value="-16.419211948329043" table:style-name="ce121">
            <text:p>-16,4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6354" table:style-name="ce132">
            <text:p>16 354</text:p>
          </table:table-cell>
          <table:table-cell office:value-type="float" office:value="8.1751197224638332" table:style-name="ce133">
            <text:p>8,2<text:s text:c="5"/></text:p>
          </table:table-cell>
          <table:table-cell office:value-type="float" office:value="15887" table:style-name="ce134">
            <text:p>15 887</text:p>
          </table:table-cell>
          <table:table-cell office:value-type="float" office:value="8.1417516527443237" table:style-name="ce135">
            <text:p>8,1<text:s text:c="5"/></text:p>
          </table:table-cell>
          <table:table-cell office:value-type="float" office:value="15449" table:style-name="ce134">
            <text:p>15 449</text:p>
          </table:table-cell>
          <table:table-cell office:value-type="float" office:value="6.5375712514440716" table:style-name="ce135">
            <text:p>6,5<text:s text:c="5"/></text:p>
          </table:table-cell>
          <table:table-cell office:value-type="float" office:value="467" table:style-name="ce120">
            <text:p>+ 467</text:p>
          </table:table-cell>
          <table:table-cell office:value-type="float" office:value="2.9395102914332472" table:style-name="ce121">
            <text:p>+2,9<text:s text:c="3"/></text:p>
          </table:table-cell>
          <table:table-cell office:value-type="float" office:value="905" table:style-name="ce120">
            <text:p>+ 905</text:p>
          </table:table-cell>
          <table:table-cell office:value-type="float" office:value="5.8579843355556989" table:style-name="ce121">
            <text:p>+5,9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6525" table:style-name="ce132">
            <text:p>26 525</text:p>
          </table:table-cell>
          <table:table-cell office:value-type="float" office:value="13.259450326424924" table:style-name="ce133">
            <text:p>13,3<text:s text:c="5"/></text:p>
          </table:table-cell>
          <table:table-cell office:value-type="float" office:value="26243" table:style-name="ce134">
            <text:p>26 243</text:p>
          </table:table-cell>
          <table:table-cell office:value-type="float" office:value="13.448982729462411" table:style-name="ce135">
            <text:p>13,4<text:s text:c="5"/></text:p>
          </table:table-cell>
          <table:table-cell office:value-type="float" office:value="31082" table:style-name="ce134">
            <text:p>31 082</text:p>
          </table:table-cell>
          <table:table-cell office:value-type="float" office:value="13.153005996335338" table:style-name="ce135">
            <text:p>13,2<text:s text:c="5"/></text:p>
          </table:table-cell>
          <table:table-cell office:value-type="float" office:value="282" table:style-name="ce120">
            <text:p>+ 282</text:p>
          </table:table-cell>
          <table:table-cell office:value-type="float" office:value="1.0745722668902182" table:style-name="ce121">
            <text:p>+1,1<text:s text:c="3"/></text:p>
          </table:table-cell>
          <table:table-cell office:value-type="float" office:value="-4557" table:style-name="ce120">
            <text:p><text:s/>-4 557</text:p>
          </table:table-cell>
          <table:table-cell office:value-type="float" office:value="-14.661218711794607" table:style-name="ce121">
            <text:p>-14,7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5003" table:style-name="ce132">
            <text:p>25 003</text:p>
          </table:table-cell>
          <table:table-cell office:value-type="float" office:value="12.498625316177279" table:style-name="ce133">
            <text:p>12,5<text:s text:c="5"/></text:p>
          </table:table-cell>
          <table:table-cell office:value-type="float" office:value="24525" table:style-name="ce134">
            <text:p>24 525</text:p>
          </table:table-cell>
          <table:table-cell office:value-type="float" office:value="12.568544047558039" table:style-name="ce135">
            <text:p>12,6<text:s text:c="5"/></text:p>
          </table:table-cell>
          <table:table-cell office:value-type="float" office:value="29953" table:style-name="ce134">
            <text:p>29 953</text:p>
          </table:table-cell>
          <table:table-cell office:value-type="float" office:value="12.675245756651194" table:style-name="ce135">
            <text:p>12,7<text:s text:c="5"/></text:p>
          </table:table-cell>
          <table:table-cell office:value-type="float" office:value="478" table:style-name="ce120">
            <text:p>+ 478</text:p>
          </table:table-cell>
          <table:table-cell office:value-type="float" office:value="1.9490316004077473" table:style-name="ce121">
            <text:p>+1,9<text:s text:c="3"/></text:p>
          </table:table-cell>
          <table:table-cell office:value-type="float" office:value="-4950" table:style-name="ce120">
            <text:p><text:s/>-4 950</text:p>
          </table:table-cell>
          <table:table-cell office:value-type="float" office:value="-16.525890561880281" table:style-name="ce121">
            <text:p>-16,5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37690" table:style-name="ce132">
            <text:p>37 690</text:p>
          </table:table-cell>
          <table:table-cell office:value-type="float" office:value="18.840666646671266" table:style-name="ce133">
            <text:p>18,8<text:s text:c="5"/></text:p>
          </table:table-cell>
          <table:table-cell office:value-type="float" office:value="36732" table:style-name="ce134">
            <text:p>36 732</text:p>
          </table:table-cell>
          <table:table-cell office:value-type="float" office:value="18.824373494593349" table:style-name="ce135">
            <text:p>18,8<text:s text:c="5"/></text:p>
          </table:table-cell>
          <table:table-cell office:value-type="float" office:value="46105" table:style-name="ce134">
            <text:p>46 105</text:p>
          </table:table-cell>
          <table:table-cell office:value-type="float" office:value="19.510306333602752" table:style-name="ce135">
            <text:p>19,5<text:s text:c="5"/></text:p>
          </table:table-cell>
          <table:table-cell office:value-type="float" office:value="958" table:style-name="ce120">
            <text:p>+ 958</text:p>
          </table:table-cell>
          <table:table-cell office:value-type="float" office:value="2.6080801480997495" table:style-name="ce121">
            <text:p>+2,6<text:s text:c="3"/></text:p>
          </table:table-cell>
          <table:table-cell office:value-type="float" office:value="-8415" table:style-name="ce120">
            <text:p><text:s/>-8 415</text:p>
          </table:table-cell>
          <table:table-cell office:value-type="float" office:value="-18.251816505801973" table:style-name="ce121">
            <text:p>-18,3<text:s text:c="3"/></text:p>
          </table:table-cell>
          <table:table-cell table:style-name="ce1"/>
          <table:table-cell table:style-name="ce69"/>
          <table:table-cell table:number-columns-repeated="16370"/>
        </table:table-row>
        <table:table-row table:style-name="ro20">
          <table:table-cell/>
          <table:table-cell office:value-type="string" table:style-name="ce131">
            <text:p><text:s text:c="13"/>Secundário</text:p>
          </table:table-cell>
          <table:table-cell office:value-type="float" office:value="63021" table:style-name="ce132">
            <text:p>63 021</text:p>
          </table:table-cell>
          <table:table-cell office:value-type="float" office:value="31.503254251522151" table:style-name="ce133">
            <text:p>31,5<text:s text:c="5"/></text:p>
          </table:table-cell>
          <table:table-cell office:value-type="float" office:value="61092" table:style-name="ce134">
            <text:p>61 092</text:p>
          </table:table-cell>
          <table:table-cell office:value-type="float" office:value="31.308358530210629" table:style-name="ce135">
            <text:p>31,3<text:s text:c="5"/></text:p>
          </table:table-cell>
          <table:table-cell office:value-type="float" office:value="76682" table:style-name="ce134">
            <text:p>76 682</text:p>
          </table:table-cell>
          <table:table-cell office:value-type="float" office:value="32.449610894118344" table:style-name="ce135">
            <text:p>32,4<text:s text:c="5"/></text:p>
          </table:table-cell>
          <table:table-cell office:value-type="float" office:value="1929" table:style-name="ce120">
            <text:p>+1 929</text:p>
          </table:table-cell>
          <table:table-cell office:value-type="float" office:value="3.1575329011981927" table:style-name="ce121">
            <text:p>+3,2<text:s text:c="3"/></text:p>
          </table:table-cell>
          <table:table-cell office:value-type="float" office:value="-13661" table:style-name="ce120">
            <text:p><text:s/>-13 661</text:p>
          </table:table-cell>
          <table:table-cell office:value-type="float" office:value="-17.815132625648783" table:style-name="ce121">
            <text:p>-17,8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Superior</text:p>
          </table:table-cell>
          <table:table-cell office:value-type="float" office:value="31453" table:style-name="ce132">
            <text:p>31 453</text:p>
          </table:table-cell>
          <table:table-cell office:value-type="float" office:value="15.722883736740551" table:style-name="ce133">
            <text:p>15,7<text:s text:c="5"/></text:p>
          </table:table-cell>
          <table:table-cell office:value-type="float" office:value="30651" table:style-name="ce134">
            <text:p>30 651</text:p>
          </table:table-cell>
          <table:table-cell office:value-type="float" office:value="15.70798954543125" table:style-name="ce135">
            <text:p>15,7<text:s text:c="5"/></text:p>
          </table:table-cell>
          <table:table-cell office:value-type="float" office:value="37040" table:style-name="ce134">
            <text:p>37 040</text:p>
          </table:table-cell>
          <table:table-cell office:value-type="float" office:value="15.6742597678483" table:style-name="ce135">
            <text:p>15,7<text:s text:c="5"/></text:p>
          </table:table-cell>
          <table:table-cell office:value-type="float" office:value="802" table:style-name="ce120">
            <text:p>+ 802</text:p>
          </table:table-cell>
          <table:table-cell office:value-type="float" office:value="2.6165541091644644" table:style-name="ce121">
            <text:p>+2,6<text:s text:c="3"/></text:p>
          </table:table-cell>
          <table:table-cell office:value-type="float" office:value="-5587" table:style-name="ce120">
            <text:p><text:s/>-5 587</text:p>
          </table:table-cell>
          <table:table-cell office:value-type="float" office:value="-15.083693304535636" table:style-name="ce121">
            <text:p>-15,1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4">
          <table:table-cell/>
          <table:table-cell office:value-type="string" table:style-name="ce162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style-name="ro14">
          <table:table-cell table:number-columns-repeated="16384"/>
        </table:table-row>
        <table:table-row table:style-name="ro14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style-name="ro14">
          <table:table-cell table:number-columns-repeated="16384"/>
        </table:table-row>
        <table:table-row table:style-name="ro14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number-rows-repeated="2" table:style-name="ro14">
          <table:table-cell table:number-columns-repeated="16384"/>
        </table:table-row>
        <table:table-row table:style-name="ro14">
          <table:table-cell/>
          <table:table-cell table:number-columns-repeated="11" table:style-name="ce38"/>
          <table:table-cell table:number-columns-repeated="16372" table:style-name="ce1"/>
        </table:table-row>
        <table:table-row table:number-rows-repeated="1048496" table:style-name="ro14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6">
        <table:table-column table:style-name="co22" table:default-cell-style-name="ce1" table:visibility="collapse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12" table:default-cell-style-name="ce1"/>
        <table:table-column table:style-name="co57" table:default-cell-style-name="ce1"/>
        <table:table-column table:style-name="co21" table:default-cell-style-name="ce1"/>
        <table:table-column table:style-name="co57" table:default-cell-style-name="ce1"/>
        <table:table-column table:style-name="co27" table:default-cell-style-name="ce1"/>
        <table:table-column table:style-name="co56" table:default-cell-style-name="ce1"/>
        <table:table-column table:style-name="co57" table:default-cell-style-name="ce1"/>
        <table:table-column table:style-name="co13" table:default-cell-style-name="ce1"/>
        <table:table-column table:style-name="co24" table:number-columns-repeated="16372" table:default-cell-style-name="ce1"/>
        <table:table-row table:style-name="ro14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2" draw:name="Picture 184" svg:x="0.00916in" svg:y="0.11447in" svg:width="2.59145in" svg:height="0.6468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6" draw:name="CaixaDeTexto 9" svg:x="0.4914in" svg:y="0.23614in" svg:width="1.97736in" svg:height="0.51006in">
                <draw:text-box>
                  <text:p text:style-name="a25" text:class-names="" text:cond-style-name=""><text:span text:style-name="a23" text:class-names="">JANEIRO 2022</text:span><text:span text:style-name="a2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/>
          <table:table-cell table:style-name="ce1">
            <draw:frame draw:z-index="1" draw:id="id5" draw:style-name="a21" draw:name="Text Box 122" svg:x="0in" svg:y="0in" svg:width="0.97917in" svg:height="0.31745in">
              <draw:text-box>
                <text:p text:style-name="a18" text:class-names="" text:cond-style-name=""><text:span text:style-name="a15" text:class-names="">Página <text:s text:c="1"/></text:span><text:span text:style-name="a16" text:class-names="">6/14</text:span><text:span text:style-name="a17" text:class-names=""/></text:p>
                <text:p text:style-name="a20" text:class-names="" text:cond-style-name=""><text:span text:style-name="a19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4">
          <table:table-cell/>
          <table:table-cell table:style-name="ce3"/>
          <table:table-cell table:number-columns-repeated="10" table:style-name="ce13"/>
          <table:table-cell table:number-columns-repeated="6" table:style-name="ce2"/>
          <table:table-cell table:number-columns-repeated="16366"/>
        </table:table-row>
        <table:table-row table:style-name="ro34">
          <table:table-cell/>
          <table:table-cell office:value-type="string" table:style-name="ce160">
            <text:p>Quadro 2 - PEDIDOS DE EMPREGO <text:s text:c="2"/>E <text:s text:c="3"/>DESEMPREGO REGISTADO</text:p>
          </table:table-cell>
          <table:table-cell table:number-columns-repeated="8" table:style-name="ce160"/>
          <table:table-cell office:value-type="string" table:number-columns-spanned="2" table:number-rows-spanned="1" table:style-name="ce539">
            <text:p>CONTINENTE</text:p>
          </table:table-cell>
          <table:covered-table-cell/>
          <table:table-cell table:number-columns-repeated="6" table:style-name="ce2"/>
          <table:table-cell table:number-columns-repeated="16366"/>
        </table:table-row>
        <table:table-row table:style-name="ro34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2"/>
          <table:table-cell table:number-columns-repeated="16366"/>
        </table:table-row>
        <table:table-row table:style-name="ro14">
          <table:table-cell/>
          <table:table-cell table:style-name="ce3"/>
          <table:table-cell table:style-name="ce14"/>
          <table:table-cell table:number-columns-repeated="9" table:style-name="ce13"/>
          <table:table-cell table:number-columns-repeated="6" table:style-name="ce2"/>
          <table:table-cell table:number-columns-repeated="16366"/>
        </table:table-row>
        <table:table-row table:style-name="ro14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540">
            <text:p>Variação</text:p>
          </table:table-cell>
          <table:covered-table-cell table:number-columns-repeated="3"/>
          <table:table-cell table:number-columns-repeated="6" table:style-name="ce4"/>
          <table:table-cell table:number-columns-repeated="16366"/>
        </table:table-row>
        <table:table-row table:style-name="ro28">
          <table:table-cell/>
          <table:table-cell table:style-name="ce28"/>
          <table:table-cell office:value-type="string" table:style-name="ce178">
            <text:p>JANEIRO 2022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DEZEMBR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JANEIRO 2021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554">
            <text:p>Mês <text:s/>anterior</text:p>
          </table:table-cell>
          <table:covered-table-cell/>
          <table:table-cell office:value-type="string" table:number-columns-spanned="2" table:number-rows-spanned="1" table:style-name="ce542">
            <text:p>Mês <text:s/>homólogo<text:span text:style-name="T1">(1)<text:s/></text:span></text:p>
          </table:table-cell>
          <table:covered-table-cell/>
          <table:table-cell table:number-columns-repeated="6" table:style-name="ce4"/>
          <table:table-cell table:number-columns-repeated="16366"/>
        </table:table-row>
        <table:table-row table:style-name="ro14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5"/>
          <table:table-cell table:number-columns-repeated="16366"/>
        </table:table-row>
        <table:table-row table:style-name="ro37">
          <table:table-cell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6" table:style-name="ce5"/>
          <table:table-cell table:number-columns-repeated="16366"/>
        </table:table-row>
        <table:table-row table:style-name="ro20">
          <table:table-cell/>
          <table:table-cell office:value-type="string" table:style-name="ce108">
            <text:p>PEDIDOS DE EMPREGO</text:p>
          </table:table-cell>
          <table:table-cell office:value-type="float" office:value="495912" table:style-name="ce109">
            <text:p>495 912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494541" table:style-name="ce111">
            <text:p>494 541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559220" table:style-name="ce111">
            <text:p>559 220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1371" table:style-name="ce113">
            <text:p>+1 371</text:p>
          </table:table-cell>
          <table:table-cell office:value-type="float" office:value="0.27722676178517047" table:style-name="ce114">
            <text:p>+0,3<text:s text:c="3"/></text:p>
          </table:table-cell>
          <table:table-cell office:value-type="float" office:value="-63308" table:style-name="ce113">
            <text:p><text:s/>-63 308</text:p>
          </table:table-cell>
          <table:table-cell office:value-type="float" office:value="-11.320768212867923" table:style-name="ce114">
            <text:p>-11,3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20">
          <table:table-cell/>
          <table:table-cell office:value-type="string" table:style-name="ce115">
            <text:p><text:s text:c="7"/>DESEMPREGO REGISTADO</text:p>
          </table:table-cell>
          <table:table-cell office:value-type="float" office:value="334984" table:style-name="ce116">
            <text:p>334 984</text:p>
          </table:table-cell>
          <table:table-cell office:value-type="float" office:value="67.549081288615724" table:style-name="ce117">
            <text:p>67,5<text:s text:c="5"/></text:p>
          </table:table-cell>
          <table:table-cell office:value-type="float" office:value="327128" table:style-name="ce118">
            <text:p>327 128</text:p>
          </table:table-cell>
          <table:table-cell office:value-type="float" office:value="66.147801698949124" table:style-name="ce119">
            <text:p>66,1<text:s text:c="5"/></text:p>
          </table:table-cell>
          <table:table-cell office:value-type="float" office:value="396978" table:style-name="ce118">
            <text:p>396 978</text:p>
          </table:table-cell>
          <table:table-cell office:value-type="float" office:value="70.987804441901218" table:style-name="ce119">
            <text:p>71,0<text:s text:c="5"/></text:p>
          </table:table-cell>
          <table:table-cell office:value-type="float" office:value="7856" table:style-name="ce120">
            <text:p>+7 856</text:p>
          </table:table-cell>
          <table:table-cell office:value-type="float" office:value="2.4015064439607738" table:style-name="ce121">
            <text:p>+2,4<text:s text:c="3"/></text:p>
          </table:table-cell>
          <table:table-cell office:value-type="float" office:value="-61994" table:style-name="ce120">
            <text:p><text:s/>-61 994</text:p>
          </table:table-cell>
          <table:table-cell office:value-type="float" office:value="-15.616482525480002" table:style-name="ce121">
            <text:p>-15,6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20">
          <table:table-cell/>
          <table:table-cell office:value-type="string" table:style-name="ce122">
            <text:p><text:s text:c="7"/>EMPREGADOS</text:p>
          </table:table-cell>
          <table:table-cell office:value-type="float" office:value="47560" table:style-name="ce116">
            <text:p>47 560</text:p>
          </table:table-cell>
          <table:table-cell office:value-type="float" office:value="9.5904112019874486" table:style-name="ce117">
            <text:p>9,6<text:s text:c="5"/></text:p>
          </table:table-cell>
          <table:table-cell office:value-type="float" office:value="47661" table:style-name="ce118">
            <text:p>47 661</text:p>
          </table:table-cell>
          <table:table-cell office:value-type="float" office:value="9.6374213664792201" table:style-name="ce119">
            <text:p>9,6<text:s text:c="5"/></text:p>
          </table:table-cell>
          <table:table-cell office:value-type="float" office:value="44325" table:style-name="ce118">
            <text:p>44 325</text:p>
          </table:table-cell>
          <table:table-cell office:value-type="float" office:value="7.9262186617073782" table:style-name="ce119">
            <text:p>7,9<text:s text:c="5"/></text:p>
          </table:table-cell>
          <table:table-cell office:value-type="float" office:value="-101" table:style-name="ce120">
            <text:p><text:s/>- 101</text:p>
          </table:table-cell>
          <table:table-cell office:value-type="float" office:value="-0.21191330437884226" table:style-name="ce121">
            <text:p>-0,2<text:s text:c="3"/></text:p>
          </table:table-cell>
          <table:table-cell office:value-type="float" office:value="3235" table:style-name="ce120">
            <text:p>+3 235</text:p>
          </table:table-cell>
          <table:table-cell office:value-type="float" office:value="7.2983643542019179" table:style-name="ce121">
            <text:p>+7,3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20">
          <table:table-cell/>
          <table:table-cell office:value-type="string" table:style-name="ce122">
            <text:p><text:s text:c="7"/>OCUPADOS</text:p>
          </table:table-cell>
          <table:table-cell office:value-type="float" office:value="95002" table:style-name="ce116">
            <text:p>95 002</text:p>
          </table:table-cell>
          <table:table-cell office:value-type="float" office:value="19.157027859781575" table:style-name="ce117">
            <text:p>19,2<text:s text:c="5"/></text:p>
          </table:table-cell>
          <table:table-cell office:value-type="float" office:value="100837" table:style-name="ce118">
            <text:p>100 837</text:p>
          </table:table-cell>
          <table:table-cell office:value-type="float" office:value="20.390018218914104" table:style-name="ce119">
            <text:p>20,4<text:s text:c="5"/></text:p>
          </table:table-cell>
          <table:table-cell office:value-type="float" office:value="101659" table:style-name="ce118">
            <text:p>101 659</text:p>
          </table:table-cell>
          <table:table-cell office:value-type="float" office:value="18.178713207682129" table:style-name="ce119">
            <text:p>18,2<text:s text:c="5"/></text:p>
          </table:table-cell>
          <table:table-cell office:value-type="float" office:value="-5835" table:style-name="ce120">
            <text:p><text:s/>-5 835</text:p>
          </table:table-cell>
          <table:table-cell office:value-type="float" office:value="-5.7865664389063536" table:style-name="ce121">
            <text:p>-5,8<text:s text:c="3"/></text:p>
          </table:table-cell>
          <table:table-cell office:value-type="float" office:value="-6657" table:style-name="ce120">
            <text:p><text:s/>-6 657</text:p>
          </table:table-cell>
          <table:table-cell office:value-type="float" office:value="-6.548362663413962" table:style-name="ce121">
            <text:p>-6,5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20">
          <table:table-cell/>
          <table:table-cell office:value-type="string" table:style-name="ce115">
            <text:p><text:s text:c="7"/>INDISPONIVEIS TEMPORÁRIAMENTE</text:p>
          </table:table-cell>
          <table:table-cell office:value-type="float" office:value="18366" table:style-name="ce116">
            <text:p>18 366</text:p>
          </table:table-cell>
          <table:table-cell office:value-type="float" office:value="3.7034796496152547" table:style-name="ce117">
            <text:p>3,7<text:s text:c="5"/></text:p>
          </table:table-cell>
          <table:table-cell office:value-type="float" office:value="18915" table:style-name="ce118">
            <text:p>18 915</text:p>
          </table:table-cell>
          <table:table-cell office:value-type="float" office:value="3.8247587156575489" table:style-name="ce119">
            <text:p>3,8<text:s text:c="5"/></text:p>
          </table:table-cell>
          <table:table-cell office:value-type="float" office:value="16258" table:style-name="ce118">
            <text:p>16 258</text:p>
          </table:table-cell>
          <table:table-cell office:value-type="float" office:value="2.9072636887092735" table:style-name="ce119">
            <text:p>2,9<text:s text:c="5"/></text:p>
          </table:table-cell>
          <table:table-cell office:value-type="float" office:value="-549" table:style-name="ce120">
            <text:p><text:s/>- 549</text:p>
          </table:table-cell>
          <table:table-cell office:value-type="float" office:value="-2.9024583663758921" table:style-name="ce121">
            <text:p>-2,9<text:s text:c="3"/></text:p>
          </table:table-cell>
          <table:table-cell office:value-type="float" office:value="2108" table:style-name="ce120">
            <text:p>+2 108</text:p>
          </table:table-cell>
          <table:table-cell office:value-type="float" office:value="12.965924467954238" table:style-name="ce121">
            <text:p>+13,0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25">
          <table:table-cell/>
          <table:table-cell table:style-name="ce115"/>
          <table:table-cell table:style-name="ce123"/>
          <table:table-cell table:style-name="ce124"/>
          <table:table-cell table:style-name="ce125"/>
          <table:table-cell table:style-name="ce126"/>
          <table:table-cell table:style-name="ce125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6" table:style-name="ce17"/>
          <table:table-cell table:number-columns-repeated="16366"/>
        </table:table-row>
        <table:table-row table:style-name="ro20">
          <table:table-cell/>
          <table:table-cell office:value-type="string" table:style-name="ce108">
            <text:p><text:s text:c="5"/>DESEMPREGO REGISTADO</text:p>
          </table:table-cell>
          <table:table-cell office:value-type="float" office:value="334984" table:style-name="ce127">
            <text:p>334 984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327128" table:style-name="ce129">
            <text:p>327 128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396978" table:style-name="ce129">
            <text:p>396 978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7856" table:style-name="ce113">
            <text:p>+7 856</text:p>
          </table:table-cell>
          <table:table-cell office:value-type="float" office:value="2.4015064439607738" table:style-name="ce114">
            <text:p>+2,4<text:s text:c="3"/></text:p>
          </table:table-cell>
          <table:table-cell office:value-type="float" office:value="-61994" table:style-name="ce113">
            <text:p><text:s/>-61 994</text:p>
          </table:table-cell>
          <table:table-cell office:value-type="float" office:value="-15.616482525480002" table:style-name="ce114">
            <text:p>-15,6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Homens<text:s/></text:p>
          </table:table-cell>
          <table:table-cell office:value-type="float" office:value="146150" table:style-name="ce132">
            <text:p>146 150</text:p>
          </table:table-cell>
          <table:table-cell office:value-type="float" office:value="43.628949442361424" table:style-name="ce133">
            <text:p>43,6<text:s text:c="5"/></text:p>
          </table:table-cell>
          <table:table-cell office:value-type="float" office:value="143177" table:style-name="ce134">
            <text:p>143 177</text:p>
          </table:table-cell>
          <table:table-cell office:value-type="float" office:value="43.767882908219413" table:style-name="ce135">
            <text:p>43,8<text:s text:c="5"/></text:p>
          </table:table-cell>
          <table:table-cell office:value-type="float" office:value="175032" table:style-name="ce134">
            <text:p>175 032</text:p>
          </table:table-cell>
          <table:table-cell office:value-type="float" office:value="44.09110832338316" table:style-name="ce135">
            <text:p>44,1<text:s text:c="5"/></text:p>
          </table:table-cell>
          <table:table-cell office:value-type="float" office:value="2973" table:style-name="ce120">
            <text:p>+2 973</text:p>
          </table:table-cell>
          <table:table-cell office:value-type="float" office:value="2.0764508265992445" table:style-name="ce121">
            <text:p>+2,1<text:s text:c="3"/></text:p>
          </table:table-cell>
          <table:table-cell office:value-type="float" office:value="-28882" table:style-name="ce120">
            <text:p><text:s/>-28 882</text:p>
          </table:table-cell>
          <table:table-cell office:value-type="float" office:value="-16.500982677453266" table:style-name="ce121">
            <text:p>-16,5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Mulheres</text:p>
          </table:table-cell>
          <table:table-cell office:value-type="float" office:value="188834" table:style-name="ce132">
            <text:p>188 834</text:p>
          </table:table-cell>
          <table:table-cell office:value-type="float" office:value="56.371050557638569" table:style-name="ce133">
            <text:p>56,4<text:s text:c="5"/></text:p>
          </table:table-cell>
          <table:table-cell office:value-type="float" office:value="183951" table:style-name="ce134">
            <text:p>183 951</text:p>
          </table:table-cell>
          <table:table-cell office:value-type="float" office:value="56.232117091780587" table:style-name="ce135">
            <text:p>56,2<text:s text:c="5"/></text:p>
          </table:table-cell>
          <table:table-cell office:value-type="float" office:value="221946" table:style-name="ce134">
            <text:p>221 946</text:p>
          </table:table-cell>
          <table:table-cell office:value-type="float" office:value="55.908891676616847" table:style-name="ce135">
            <text:p>55,9<text:s text:c="5"/></text:p>
          </table:table-cell>
          <table:table-cell office:value-type="float" office:value="4883" table:style-name="ce120">
            <text:p>+4 883</text:p>
          </table:table-cell>
          <table:table-cell office:value-type="float" office:value="2.6545112557148371" table:style-name="ce121">
            <text:p>+2,7<text:s text:c="3"/></text:p>
          </table:table-cell>
          <table:table-cell office:value-type="float" office:value="-33112" table:style-name="ce120">
            <text:p><text:s/>-33 112</text:p>
          </table:table-cell>
          <table:table-cell office:value-type="float" office:value="-14.918944247699892" table:style-name="ce121">
            <text:p>-14,9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0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&lt; 25 anos</text:p>
          </table:table-cell>
          <table:table-cell office:value-type="float" office:value="35326" table:style-name="ce132">
            <text:p>35 326</text:p>
          </table:table-cell>
          <table:table-cell office:value-type="float" office:value="10.545578296276839" table:style-name="ce133">
            <text:p>10,5<text:s text:c="5"/></text:p>
          </table:table-cell>
          <table:table-cell office:value-type="float" office:value="33697" table:style-name="ce134">
            <text:p>33 697</text:p>
          </table:table-cell>
          <table:table-cell office:value-type="float" office:value="10.300860825120441" table:style-name="ce135">
            <text:p>10,3<text:s text:c="5"/></text:p>
          </table:table-cell>
          <table:table-cell office:value-type="float" office:value="46451" table:style-name="ce134">
            <text:p>46 451</text:p>
          </table:table-cell>
          <table:table-cell office:value-type="float" office:value="11.70115220490808" table:style-name="ce135">
            <text:p>11,7<text:s text:c="5"/></text:p>
          </table:table-cell>
          <table:table-cell office:value-type="float" office:value="1629" table:style-name="ce120">
            <text:p>+1 629</text:p>
          </table:table-cell>
          <table:table-cell office:value-type="float" office:value="4.8342582425735223" table:style-name="ce121">
            <text:p>+4,8<text:s text:c="3"/></text:p>
          </table:table-cell>
          <table:table-cell office:value-type="float" office:value="-11125" table:style-name="ce120">
            <text:p><text:s/>-11 125</text:p>
          </table:table-cell>
          <table:table-cell office:value-type="float" office:value="-23.94996878431035" table:style-name="ce121">
            <text:p>-23,9<text:s text:c="3"/></text:p>
          </table:table-cell>
          <table:table-cell table:style-name="ce20"/>
          <table:table-cell table:number-columns-repeated="5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&gt;= 25 anos</text:p>
          </table:table-cell>
          <table:table-cell office:value-type="float" office:value="299658" table:style-name="ce132">
            <text:p>299 658</text:p>
          </table:table-cell>
          <table:table-cell office:value-type="float" office:value="89.45442170372317" table:style-name="ce133">
            <text:p>89,5<text:s text:c="5"/></text:p>
          </table:table-cell>
          <table:table-cell office:value-type="float" office:value="293431" table:style-name="ce134">
            <text:p>293 431</text:p>
          </table:table-cell>
          <table:table-cell office:value-type="float" office:value="89.699139174879562" table:style-name="ce135">
            <text:p>89,7<text:s text:c="5"/></text:p>
          </table:table-cell>
          <table:table-cell office:value-type="float" office:value="350527" table:style-name="ce134">
            <text:p>350 527</text:p>
          </table:table-cell>
          <table:table-cell office:value-type="float" office:value="88.298847795091916" table:style-name="ce135">
            <text:p>88,3<text:s text:c="5"/></text:p>
          </table:table-cell>
          <table:table-cell office:value-type="float" office:value="6227" table:style-name="ce120">
            <text:p>+6 227</text:p>
          </table:table-cell>
          <table:table-cell office:value-type="float" office:value="2.1221343348180661" table:style-name="ce121">
            <text:p>+2,1<text:s text:c="3"/></text:p>
          </table:table-cell>
          <table:table-cell office:value-type="float" office:value="-50869" table:style-name="ce120">
            <text:p><text:s/>-50 869</text:p>
          </table:table-cell>
          <table:table-cell office:value-type="float" office:value="-14.512148850159903" table:style-name="ce121">
            <text:p>-14,5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41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71605" table:style-name="ce132">
            <text:p>171 605</text:p>
          </table:table-cell>
          <table:table-cell office:value-type="float" office:value="51.227819836171285" table:style-name="ce133">
            <text:p>51,2<text:s text:c="5"/></text:p>
          </table:table-cell>
          <table:table-cell office:value-type="float" office:value="167195" table:style-name="ce134">
            <text:p>167 195</text:p>
          </table:table-cell>
          <table:table-cell office:value-type="float" office:value="51.109963072558749" table:style-name="ce135">
            <text:p>51,1<text:s text:c="5"/></text:p>
          </table:table-cell>
          <table:table-cell office:value-type="float" office:value="248488" table:style-name="ce134">
            <text:p>248 488</text:p>
          </table:table-cell>
          <table:table-cell office:value-type="float" office:value="62.594904503524127" table:style-name="ce135">
            <text:p>62,6<text:s text:c="5"/></text:p>
          </table:table-cell>
          <table:table-cell office:value-type="float" office:value="4410" table:style-name="ce120">
            <text:p>+4 410</text:p>
          </table:table-cell>
          <table:table-cell office:value-type="float" office:value="2.6376386853673854" table:style-name="ce121">
            <text:p>+2,6<text:s text:c="3"/></text:p>
          </table:table-cell>
          <table:table-cell office:value-type="float" office:value="-76883" table:style-name="ce120">
            <text:p><text:s/>-76 883</text:p>
          </table:table-cell>
          <table:table-cell office:value-type="float" office:value="-30.94032709829046" table:style-name="ce121">
            <text:p>-30,9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163379" table:style-name="ce132">
            <text:p>163 379</text:p>
          </table:table-cell>
          <table:table-cell office:value-type="float" office:value="48.772180163828722" table:style-name="ce133">
            <text:p>48,8<text:s text:c="5"/></text:p>
          </table:table-cell>
          <table:table-cell office:value-type="float" office:value="159933" table:style-name="ce134">
            <text:p>159 933</text:p>
          </table:table-cell>
          <table:table-cell office:value-type="float" office:value="48.890036927441244" table:style-name="ce135">
            <text:p>48,9<text:s text:c="5"/></text:p>
          </table:table-cell>
          <table:table-cell office:value-type="float" office:value="148490" table:style-name="ce134">
            <text:p>148 490</text:p>
          </table:table-cell>
          <table:table-cell office:value-type="float" office:value="37.405095496475873" table:style-name="ce135">
            <text:p>37,4<text:s text:c="5"/></text:p>
          </table:table-cell>
          <table:table-cell office:value-type="float" office:value="3446" table:style-name="ce120">
            <text:p>+3 446</text:p>
          </table:table-cell>
          <table:table-cell office:value-type="float" office:value="2.1546522606341405" table:style-name="ce121">
            <text:p>+2,2<text:s text:c="3"/></text:p>
          </table:table-cell>
          <table:table-cell office:value-type="float" office:value="14889" table:style-name="ce120">
            <text:p>+14 889</text:p>
          </table:table-cell>
          <table:table-cell office:value-type="float" office:value="10.02693784093205" table:style-name="ce121">
            <text:p>+10,0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41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Primeiro Emprego</text:p>
          </table:table-cell>
          <table:table-cell office:value-type="float" office:value="30841" table:style-name="ce132">
            <text:p>30 841</text:p>
          </table:table-cell>
          <table:table-cell office:value-type="float" office:value="9.2067083801017358" table:style-name="ce133">
            <text:p>9,2<text:s text:c="5"/></text:p>
          </table:table-cell>
          <table:table-cell office:value-type="float" office:value="29899" table:style-name="ce134">
            <text:p>29 899</text:p>
          </table:table-cell>
          <table:table-cell office:value-type="float" office:value="9.1398473991831946" table:style-name="ce135">
            <text:p>9,1<text:s text:c="5"/></text:p>
          </table:table-cell>
          <table:table-cell office:value-type="float" office:value="32006" table:style-name="ce134">
            <text:p>32 006</text:p>
          </table:table-cell>
          <table:table-cell office:value-type="float" office:value="8.0624115190262433" table:style-name="ce135">
            <text:p>8,1<text:s text:c="5"/></text:p>
          </table:table-cell>
          <table:table-cell office:value-type="float" office:value="942" table:style-name="ce120">
            <text:p>+ 942</text:p>
          </table:table-cell>
          <table:table-cell office:value-type="float" office:value="3.1506070437138365" table:style-name="ce121">
            <text:p>+3,2<text:s text:c="3"/></text:p>
          </table:table-cell>
          <table:table-cell office:value-type="float" office:value="-1165" table:style-name="ce120">
            <text:p><text:s/>-1 165</text:p>
          </table:table-cell>
          <table:table-cell office:value-type="float" office:value="-3.6399425107792287" table:style-name="ce121">
            <text:p>-3,6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Novo Emprego</text:p>
          </table:table-cell>
          <table:table-cell office:value-type="float" office:value="304143" table:style-name="ce132">
            <text:p>304 143</text:p>
          </table:table-cell>
          <table:table-cell office:value-type="float" office:value="90.79329161989827" table:style-name="ce133">
            <text:p>90,8<text:s text:c="5"/></text:p>
          </table:table-cell>
          <table:table-cell office:value-type="float" office:value="297229" table:style-name="ce134">
            <text:p>297 229</text:p>
          </table:table-cell>
          <table:table-cell office:value-type="float" office:value="90.860152600816804" table:style-name="ce135">
            <text:p>90,9<text:s text:c="5"/></text:p>
          </table:table-cell>
          <table:table-cell office:value-type="float" office:value="364972" table:style-name="ce134">
            <text:p>364 972</text:p>
          </table:table-cell>
          <table:table-cell office:value-type="float" office:value="91.937588480973758" table:style-name="ce135">
            <text:p>91,9<text:s text:c="5"/></text:p>
          </table:table-cell>
          <table:table-cell office:value-type="float" office:value="6914" table:style-name="ce120">
            <text:p>+6 914</text:p>
          </table:table-cell>
          <table:table-cell office:value-type="float" office:value="2.3261525625023127" table:style-name="ce121">
            <text:p>+2,3<text:s text:c="3"/></text:p>
          </table:table-cell>
          <table:table-cell office:value-type="float" office:value="-60829" table:style-name="ce120">
            <text:p><text:s/>-60 829</text:p>
          </table:table-cell>
          <table:table-cell office:value-type="float" office:value="-16.666757997873809" table:style-name="ce121">
            <text:p>-16,7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0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30062" table:style-name="ce132">
            <text:p>30 062</text:p>
          </table:table-cell>
          <table:table-cell office:value-type="float" office:value="8.9741599598786799" table:style-name="ce133">
            <text:p>9,0<text:s text:c="5"/></text:p>
          </table:table-cell>
          <table:table-cell office:value-type="float" office:value="29313" table:style-name="ce134">
            <text:p>29 313</text:p>
          </table:table-cell>
          <table:table-cell office:value-type="float" office:value="8.9607126262502756" table:style-name="ce135">
            <text:p>9,0<text:s text:c="5"/></text:p>
          </table:table-cell>
          <table:table-cell office:value-type="float" office:value="28226" table:style-name="ce134">
            <text:p>28 226</text:p>
          </table:table-cell>
          <table:table-cell office:value-type="float" office:value="7.1102176946833326" table:style-name="ce135">
            <text:p>7,1<text:s text:c="5"/></text:p>
          </table:table-cell>
          <table:table-cell office:value-type="float" office:value="749" table:style-name="ce120">
            <text:p>+ 749</text:p>
          </table:table-cell>
          <table:table-cell office:value-type="float" office:value="2.5551802954320606" table:style-name="ce121">
            <text:p>+2,6<text:s text:c="3"/></text:p>
          </table:table-cell>
          <table:table-cell office:value-type="float" office:value="1836" table:style-name="ce120">
            <text:p>+1 836</text:p>
          </table:table-cell>
          <table:table-cell office:value-type="float" office:value="6.5046411110323819" table:style-name="ce121">
            <text:p>+6,5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45939" table:style-name="ce132">
            <text:p>45 939</text:p>
          </table:table-cell>
          <table:table-cell office:value-type="float" office:value="13.713789315310581" table:style-name="ce133">
            <text:p>13,7<text:s text:c="5"/></text:p>
          </table:table-cell>
          <table:table-cell office:value-type="float" office:value="45306" table:style-name="ce134">
            <text:p>45 306</text:p>
          </table:table-cell>
          <table:table-cell office:value-type="float" office:value="13.849624611772763" table:style-name="ce135">
            <text:p>13,8<text:s text:c="5"/></text:p>
          </table:table-cell>
          <table:table-cell office:value-type="float" office:value="54175" table:style-name="ce134">
            <text:p>54 175</text:p>
          </table:table-cell>
          <table:table-cell office:value-type="float" office:value="13.64685196660772" table:style-name="ce135">
            <text:p>13,6<text:s text:c="5"/></text:p>
          </table:table-cell>
          <table:table-cell office:value-type="float" office:value="633" table:style-name="ce120">
            <text:p>+ 633</text:p>
          </table:table-cell>
          <table:table-cell office:value-type="float" office:value="1.3971659382863197" table:style-name="ce121">
            <text:p>+1,4<text:s text:c="3"/></text:p>
          </table:table-cell>
          <table:table-cell office:value-type="float" office:value="-8236" table:style-name="ce120">
            <text:p><text:s/>-8 236</text:p>
          </table:table-cell>
          <table:table-cell office:value-type="float" office:value="-15.202584217812646" table:style-name="ce121">
            <text:p>-15,2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44927" table:style-name="ce132">
            <text:p>44 927</text:p>
          </table:table-cell>
          <table:table-cell office:value-type="float" office:value="13.411685334224918" table:style-name="ce133">
            <text:p>13,4<text:s text:c="5"/></text:p>
          </table:table-cell>
          <table:table-cell office:value-type="float" office:value="44074" table:style-name="ce134">
            <text:p>44 074</text:p>
          </table:table-cell>
          <table:table-cell office:value-type="float" office:value="13.473013621579321" table:style-name="ce135">
            <text:p>13,5<text:s text:c="5"/></text:p>
          </table:table-cell>
          <table:table-cell office:value-type="float" office:value="53963" table:style-name="ce134">
            <text:p>53 963</text:p>
          </table:table-cell>
          <table:table-cell office:value-type="float" office:value="13.593448503443517" table:style-name="ce135">
            <text:p>13,6<text:s text:c="5"/></text:p>
          </table:table-cell>
          <table:table-cell office:value-type="float" office:value="853" table:style-name="ce120">
            <text:p>+ 853</text:p>
          </table:table-cell>
          <table:table-cell office:value-type="float" office:value="1.9353814040023596" table:style-name="ce121">
            <text:p>+1,9<text:s text:c="3"/></text:p>
          </table:table-cell>
          <table:table-cell office:value-type="float" office:value="-9036" table:style-name="ce120">
            <text:p><text:s/>-9 036</text:p>
          </table:table-cell>
          <table:table-cell office:value-type="float" office:value="-16.744806626762781" table:style-name="ce121">
            <text:p>-16,7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20">
          <table:table-cell/>
          <table:table-cell office:value-type="string" table:style-name="ce122">
            <text:p><text:s text:c="13"/>Básico - 3º Ciclo</text:p>
          </table:table-cell>
          <table:table-cell office:value-type="float" office:value="64366" table:style-name="ce132">
            <text:p>64 366</text:p>
          </table:table-cell>
          <table:table-cell office:value-type="float" office:value="19.214649057865451" table:style-name="ce133">
            <text:p>19,2<text:s text:c="5"/></text:p>
          </table:table-cell>
          <table:table-cell office:value-type="float" office:value="62830" table:style-name="ce134">
            <text:p>62 830</text:p>
          </table:table-cell>
          <table:table-cell office:value-type="float" office:value="19.206549118387908" table:style-name="ce135">
            <text:p>19,2<text:s text:c="5"/></text:p>
          </table:table-cell>
          <table:table-cell office:value-type="float" office:value="79703" table:style-name="ce134">
            <text:p>79 703</text:p>
          </table:table-cell>
          <table:table-cell office:value-type="float" office:value="20.077435021588098" table:style-name="ce135">
            <text:p>20,1<text:s text:c="5"/></text:p>
          </table:table-cell>
          <table:table-cell office:value-type="float" office:value="1536" table:style-name="ce120">
            <text:p>+1 536</text:p>
          </table:table-cell>
          <table:table-cell office:value-type="float" office:value="2.4446920261021807" table:style-name="ce121">
            <text:p>+2,4<text:s text:c="3"/></text:p>
          </table:table-cell>
          <table:table-cell office:value-type="float" office:value="-15337" table:style-name="ce120">
            <text:p><text:s/>-15 337</text:p>
          </table:table-cell>
          <table:table-cell office:value-type="float" office:value="-19.24268848098566" table:style-name="ce121">
            <text:p>-19,2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20">
          <table:table-cell/>
          <table:table-cell office:value-type="string" table:style-name="ce122">
            <text:p><text:s text:c="13"/>Secundário</text:p>
          </table:table-cell>
          <table:table-cell office:value-type="float" office:value="102577" table:style-name="ce132">
            <text:p>102 577</text:p>
          </table:table-cell>
          <table:table-cell office:value-type="float" office:value="30.62146251761278" table:style-name="ce133">
            <text:p>30,6<text:s text:c="5"/></text:p>
          </table:table-cell>
          <table:table-cell office:value-type="float" office:value="99665" table:style-name="ce134">
            <text:p>99 665</text:p>
          </table:table-cell>
          <table:table-cell office:value-type="float" office:value="30.46666748184197" table:style-name="ce135">
            <text:p>30,5<text:s text:c="5"/></text:p>
          </table:table-cell>
          <table:table-cell office:value-type="float" office:value="125477" table:style-name="ce134">
            <text:p>125 477</text:p>
          </table:table-cell>
          <table:table-cell office:value-type="float" office:value="31.608048808750105" table:style-name="ce135">
            <text:p>31,6<text:s text:c="5"/></text:p>
          </table:table-cell>
          <table:table-cell office:value-type="float" office:value="2912" table:style-name="ce120">
            <text:p>+2 912</text:p>
          </table:table-cell>
          <table:table-cell office:value-type="float" office:value="2.9217879897657153" table:style-name="ce121">
            <text:p>+2,9<text:s text:c="3"/></text:p>
          </table:table-cell>
          <table:table-cell office:value-type="float" office:value="-22900" table:style-name="ce120">
            <text:p><text:s/>-22 900</text:p>
          </table:table-cell>
          <table:table-cell office:value-type="float" office:value="-18.250356639065327" table:style-name="ce121">
            <text:p>-18,3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20">
          <table:table-cell/>
          <table:table-cell office:value-type="string" table:style-name="ce122">
            <text:p><text:s text:c="13"/>Superior</text:p>
          </table:table-cell>
          <table:table-cell office:value-type="float" office:value="47113" table:style-name="ce132">
            <text:p>47 113</text:p>
          </table:table-cell>
          <table:table-cell office:value-type="float" office:value="14.064253815107589" table:style-name="ce133">
            <text:p>14,1<text:s text:c="5"/></text:p>
          </table:table-cell>
          <table:table-cell office:value-type="float" office:value="45940" table:style-name="ce134">
            <text:p>45 940</text:p>
          </table:table-cell>
          <table:table-cell office:value-type="float" office:value="14.043432540167764" table:style-name="ce135">
            <text:p>14,0<text:s text:c="5"/></text:p>
          </table:table-cell>
          <table:table-cell office:value-type="float" office:value="55434" table:style-name="ce134">
            <text:p>55 434</text:p>
          </table:table-cell>
          <table:table-cell office:value-type="float" office:value="13.963998004927225" table:style-name="ce135">
            <text:p>14,0<text:s text:c="5"/></text:p>
          </table:table-cell>
          <table:table-cell office:value-type="float" office:value="1173" table:style-name="ce120">
            <text:p>+1 173</text:p>
          </table:table-cell>
          <table:table-cell office:value-type="float" office:value="2.5533304309969527" table:style-name="ce121">
            <text:p>+2,6<text:s text:c="3"/></text:p>
          </table:table-cell>
          <table:table-cell office:value-type="float" office:value="-8321" table:style-name="ce120">
            <text:p><text:s/>-8 321</text:p>
          </table:table-cell>
          <table:table-cell office:value-type="float" office:value="-15.010643287513078" table:style-name="ce121">
            <text:p>-15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6">
            <text:p><text:s text:c="9"/>Homens</text:p>
          </table:table-cell>
          <table:table-cell office:value-type="float" office:value="146150" table:style-name="ce127">
            <text:p>146 150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43177" table:style-name="ce129">
            <text:p>143 177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75032" table:style-name="ce129">
            <text:p>175 032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973" table:style-name="ce113">
            <text:p>+2 973</text:p>
          </table:table-cell>
          <table:table-cell office:value-type="float" office:value="2.0764508265992445" table:style-name="ce114">
            <text:p>+2,1<text:s text:c="3"/></text:p>
          </table:table-cell>
          <table:table-cell office:value-type="float" office:value="-28882" table:style-name="ce113">
            <text:p><text:s/>-28 882</text:p>
          </table:table-cell>
          <table:table-cell office:value-type="float" office:value="-16.500982677453266" table:style-name="ce114">
            <text:p>-16,5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&lt; 25 anos</text:p>
          </table:table-cell>
          <table:table-cell office:value-type="float" office:value="15969" table:style-name="ce132">
            <text:p>15 969</text:p>
          </table:table-cell>
          <table:table-cell office:value-type="float" office:value="10.926445432774546" table:style-name="ce133">
            <text:p>10,9<text:s text:c="5"/></text:p>
          </table:table-cell>
          <table:table-cell office:value-type="float" office:value="15228" table:style-name="ce134">
            <text:p>15 228</text:p>
          </table:table-cell>
          <table:table-cell office:value-type="float" office:value="10.635786474084524" table:style-name="ce135">
            <text:p>10,6<text:s text:c="5"/></text:p>
          </table:table-cell>
          <table:table-cell office:value-type="float" office:value="21106" table:style-name="ce134">
            <text:p>21 106</text:p>
          </table:table-cell>
          <table:table-cell office:value-type="float" office:value="12.058366470131176" table:style-name="ce135">
            <text:p>12,1<text:s text:c="5"/></text:p>
          </table:table-cell>
          <table:table-cell office:value-type="float" office:value="741" table:style-name="ce120">
            <text:p>+ 741</text:p>
          </table:table-cell>
          <table:table-cell office:value-type="float" office:value="4.8660362490149724" table:style-name="ce121">
            <text:p>+4,9<text:s text:c="3"/></text:p>
          </table:table-cell>
          <table:table-cell office:value-type="float" office:value="-5137" table:style-name="ce120">
            <text:p><text:s/>-5 137</text:p>
          </table:table-cell>
          <table:table-cell office:value-type="float" office:value="-24.339050506964842" table:style-name="ce121">
            <text:p>-24,3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&gt;= 25 anos</text:p>
          </table:table-cell>
          <table:table-cell office:value-type="float" office:value="130181" table:style-name="ce132">
            <text:p>130 181</text:p>
          </table:table-cell>
          <table:table-cell office:value-type="float" office:value="89.073554567225457" table:style-name="ce133">
            <text:p>89,1<text:s text:c="5"/></text:p>
          </table:table-cell>
          <table:table-cell office:value-type="float" office:value="127949" table:style-name="ce134">
            <text:p>127 949</text:p>
          </table:table-cell>
          <table:table-cell office:value-type="float" office:value="89.364213525915474" table:style-name="ce135">
            <text:p>89,4<text:s text:c="5"/></text:p>
          </table:table-cell>
          <table:table-cell office:value-type="float" office:value="153926" table:style-name="ce134">
            <text:p>153 926</text:p>
          </table:table-cell>
          <table:table-cell office:value-type="float" office:value="87.941633529868824" table:style-name="ce135">
            <text:p>87,9<text:s text:c="5"/></text:p>
          </table:table-cell>
          <table:table-cell office:value-type="float" office:value="2232" table:style-name="ce120">
            <text:p>+2 232</text:p>
          </table:table-cell>
          <table:table-cell office:value-type="float" office:value="1.7444450523255359" table:style-name="ce121">
            <text:p>+1,7<text:s text:c="3"/></text:p>
          </table:table-cell>
          <table:table-cell office:value-type="float" office:value="-23745" table:style-name="ce120">
            <text:p><text:s/>-23 745</text:p>
          </table:table-cell>
          <table:table-cell office:value-type="float" office:value="-15.426243779478451" table:style-name="ce121">
            <text:p>-15,4<text:s text:c="3"/></text:p>
          </table:table-cell>
          <table:table-cell table:number-columns-repeated="16372" table:style-name="ce1"/>
        </table:table-row>
        <table:table-row table:style-name="ro41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77613" table:style-name="ce132">
            <text:p>77 613</text:p>
          </table:table-cell>
          <table:table-cell office:value-type="float" office:value="53.105029079712629" table:style-name="ce133">
            <text:p>53,1<text:s text:c="5"/></text:p>
          </table:table-cell>
          <table:table-cell office:value-type="float" office:value="75821" table:style-name="ce134">
            <text:p>75 821</text:p>
          </table:table-cell>
          <table:table-cell office:value-type="float" office:value="52.956131222193505" table:style-name="ce135">
            <text:p>53,0<text:s text:c="5"/></text:p>
          </table:table-cell>
          <table:table-cell office:value-type="float" office:value="112675" table:style-name="ce134">
            <text:p>112 675</text:p>
          </table:table-cell>
          <table:table-cell office:value-type="float" office:value="64.373943050413644" table:style-name="ce135">
            <text:p>64,4<text:s text:c="5"/></text:p>
          </table:table-cell>
          <table:table-cell office:value-type="float" office:value="1792" table:style-name="ce120">
            <text:p>+1 792</text:p>
          </table:table-cell>
          <table:table-cell office:value-type="float" office:value="2.3634613101911079" table:style-name="ce121">
            <text:p>+2,4<text:s text:c="3"/></text:p>
          </table:table-cell>
          <table:table-cell office:value-type="float" office:value="-35062" table:style-name="ce120">
            <text:p><text:s/>-35 062</text:p>
          </table:table-cell>
          <table:table-cell office:value-type="float" office:value="-31.117816729531839" table:style-name="ce121">
            <text:p>-31,1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68537" table:style-name="ce132">
            <text:p>68 537</text:p>
          </table:table-cell>
          <table:table-cell office:value-type="float" office:value="46.894970920287378" table:style-name="ce133">
            <text:p>46,9<text:s text:c="5"/></text:p>
          </table:table-cell>
          <table:table-cell office:value-type="float" office:value="67356" table:style-name="ce134">
            <text:p>67 356</text:p>
          </table:table-cell>
          <table:table-cell office:value-type="float" office:value="47.043868777806495" table:style-name="ce135">
            <text:p>47,0<text:s text:c="5"/></text:p>
          </table:table-cell>
          <table:table-cell office:value-type="float" office:value="62357" table:style-name="ce134">
            <text:p>62 357</text:p>
          </table:table-cell>
          <table:table-cell office:value-type="float" office:value="35.626056949586356" table:style-name="ce135">
            <text:p>35,6<text:s text:c="5"/></text:p>
          </table:table-cell>
          <table:table-cell office:value-type="float" office:value="1181" table:style-name="ce120">
            <text:p>+1 181</text:p>
          </table:table-cell>
          <table:table-cell office:value-type="float" office:value="1.7533701526218897" table:style-name="ce121">
            <text:p>+1,8<text:s text:c="3"/></text:p>
          </table:table-cell>
          <table:table-cell office:value-type="float" office:value="6180" table:style-name="ce120">
            <text:p>+6 180</text:p>
          </table:table-cell>
          <table:table-cell office:value-type="float" office:value="9.9106756258319031" table:style-name="ce121">
            <text:p>+9,9<text:s text:c="3"/></text:p>
          </table:table-cell>
          <table:table-cell table:number-columns-repeated="16372" table:style-name="ce1"/>
        </table:table-row>
        <table:table-row table:style-name="ro41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2111" table:style-name="ce132">
            <text:p>12 111</text:p>
          </table:table-cell>
          <table:table-cell office:value-type="float" office:value="8.2866917550461849" table:style-name="ce133">
            <text:p>8,3<text:s text:c="5"/></text:p>
          </table:table-cell>
          <table:table-cell office:value-type="float" office:value="11756" table:style-name="ce134">
            <text:p>11 756</text:p>
          </table:table-cell>
          <table:table-cell office:value-type="float" office:value="8.2108159830140313" table:style-name="ce135">
            <text:p>8,2<text:s text:c="5"/></text:p>
          </table:table-cell>
          <table:table-cell office:value-type="float" office:value="12581" table:style-name="ce134">
            <text:p>12 581</text:p>
          </table:table-cell>
          <table:table-cell office:value-type="float" office:value="7.1878285113579228" table:style-name="ce135">
            <text:p>7,2<text:s text:c="5"/></text:p>
          </table:table-cell>
          <table:table-cell office:value-type="float" office:value="355" table:style-name="ce120">
            <text:p>+ 355</text:p>
          </table:table-cell>
          <table:table-cell office:value-type="float" office:value="3.0197346036066688" table:style-name="ce121">
            <text:p>+3,0<text:s text:c="3"/></text:p>
          </table:table-cell>
          <table:table-cell office:value-type="float" office:value="-470" table:style-name="ce120">
            <text:p><text:s/>- 470</text:p>
          </table:table-cell>
          <table:table-cell office:value-type="float" office:value="-3.735792067403227" table:style-name="ce121">
            <text:p>-3,7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Novo Emprego</text:p>
          </table:table-cell>
          <table:table-cell office:value-type="float" office:value="134039" table:style-name="ce132">
            <text:p>134 039</text:p>
          </table:table-cell>
          <table:table-cell office:value-type="float" office:value="91.713308244953822" table:style-name="ce133">
            <text:p>91,7<text:s text:c="5"/></text:p>
          </table:table-cell>
          <table:table-cell office:value-type="float" office:value="131421" table:style-name="ce134">
            <text:p>131 421</text:p>
          </table:table-cell>
          <table:table-cell office:value-type="float" office:value="91.789184016985971" table:style-name="ce135">
            <text:p>91,8<text:s text:c="5"/></text:p>
          </table:table-cell>
          <table:table-cell office:value-type="float" office:value="162451" table:style-name="ce134">
            <text:p>162 451</text:p>
          </table:table-cell>
          <table:table-cell office:value-type="float" office:value="92.812171488642079" table:style-name="ce135">
            <text:p>92,8<text:s text:c="5"/></text:p>
          </table:table-cell>
          <table:table-cell office:value-type="float" office:value="2618" table:style-name="ce120">
            <text:p>+2 618</text:p>
          </table:table-cell>
          <table:table-cell office:value-type="float" office:value="1.9920712823673539" table:style-name="ce121">
            <text:p>+2,0<text:s text:c="3"/></text:p>
          </table:table-cell>
          <table:table-cell office:value-type="float" office:value="-28412" table:style-name="ce120">
            <text:p><text:s/>-28 412</text:p>
          </table:table-cell>
          <table:table-cell office:value-type="float" office:value="-17.489581473798253" table:style-name="ce121">
            <text:p>-17,5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4144" table:style-name="ce132">
            <text:p>14 144</text:p>
          </table:table-cell>
          <table:table-cell office:value-type="float" office:value="9.6777283612726652" table:style-name="ce133">
            <text:p>9,7<text:s text:c="5"/></text:p>
          </table:table-cell>
          <table:table-cell office:value-type="float" office:value="13862" table:style-name="ce134">
            <text:p>13 862</text:p>
          </table:table-cell>
          <table:table-cell office:value-type="float" office:value="9.6817226230469977" table:style-name="ce135">
            <text:p>9,7<text:s text:c="5"/></text:p>
          </table:table-cell>
          <table:table-cell office:value-type="float" office:value="13244" table:style-name="ce134">
            <text:p>13 244</text:p>
          </table:table-cell>
          <table:table-cell office:value-type="float" office:value="7.5666163901458017" table:style-name="ce135">
            <text:p>7,6<text:s text:c="5"/></text:p>
          </table:table-cell>
          <table:table-cell office:value-type="float" office:value="282" table:style-name="ce120">
            <text:p>+ 282</text:p>
          </table:table-cell>
          <table:table-cell office:value-type="float" office:value="2.0343384792959172" table:style-name="ce121">
            <text:p>+2,0<text:s text:c="3"/></text:p>
          </table:table-cell>
          <table:table-cell office:value-type="float" office:value="900" table:style-name="ce120">
            <text:p>+ 900</text:p>
          </table:table-cell>
          <table:table-cell office:value-type="float" office:value="6.7955300513440049" table:style-name="ce121">
            <text:p>+6,8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1280" table:style-name="ce132">
            <text:p>21 280</text:p>
          </table:table-cell>
          <table:table-cell office:value-type="float" office:value="14.560383167978106" table:style-name="ce133">
            <text:p>14,6<text:s text:c="5"/></text:p>
          </table:table-cell>
          <table:table-cell office:value-type="float" office:value="20983" table:style-name="ce134">
            <text:p>20 983</text:p>
          </table:table-cell>
          <table:table-cell office:value-type="float" office:value="14.655286812826082" table:style-name="ce135">
            <text:p>14,7<text:s text:c="5"/></text:p>
          </table:table-cell>
          <table:table-cell office:value-type="float" office:value="25286" table:style-name="ce134">
            <text:p>25 286</text:p>
          </table:table-cell>
          <table:table-cell office:value-type="float" office:value="14.446501211207094" table:style-name="ce135">
            <text:p>14,4<text:s text:c="5"/></text:p>
          </table:table-cell>
          <table:table-cell office:value-type="float" office:value="297" table:style-name="ce120">
            <text:p>+ 297</text:p>
          </table:table-cell>
          <table:table-cell office:value-type="float" office:value="1.4154315398179478" table:style-name="ce121">
            <text:p>+1,4<text:s text:c="3"/></text:p>
          </table:table-cell>
          <table:table-cell office:value-type="float" office:value="-4006" table:style-name="ce120">
            <text:p><text:s/>-4 006</text:p>
          </table:table-cell>
          <table:table-cell office:value-type="float" office:value="-15.842758838883174" table:style-name="ce121">
            <text:p>-15,8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1936" table:style-name="ce132">
            <text:p>21 936</text:p>
          </table:table-cell>
          <table:table-cell office:value-type="float" office:value="15.009237085186452" table:style-name="ce133">
            <text:p>15,0<text:s text:c="5"/></text:p>
          </table:table-cell>
          <table:table-cell office:value-type="float" office:value="21570" table:style-name="ce134">
            <text:p>21 570</text:p>
          </table:table-cell>
          <table:table-cell office:value-type="float" office:value="15.065268863015707" table:style-name="ce135">
            <text:p>15,1<text:s text:c="5"/></text:p>
          </table:table-cell>
          <table:table-cell office:value-type="float" office:value="26444" table:style-name="ce134">
            <text:p>26 444</text:p>
          </table:table-cell>
          <table:table-cell office:value-type="float" office:value="15.108094519859225" table:style-name="ce135">
            <text:p>15,1<text:s text:c="5"/></text:p>
          </table:table-cell>
          <table:table-cell office:value-type="float" office:value="366" table:style-name="ce120">
            <text:p>+ 366</text:p>
          </table:table-cell>
          <table:table-cell office:value-type="float" office:value="1.6968011126564673" table:style-name="ce121">
            <text:p>+1,7<text:s text:c="3"/></text:p>
          </table:table-cell>
          <table:table-cell office:value-type="float" office:value="-4508" table:style-name="ce120">
            <text:p><text:s/>-4 508</text:p>
          </table:table-cell>
          <table:table-cell office:value-type="float" office:value="-17.047345333535016" table:style-name="ce121">
            <text:p>-17,0<text:s text:c="3"/></text:p>
          </table:table-cell>
          <table:table-cell table:style-name="ce1"/>
          <table:table-cell table:style-name="ce467"/>
          <table:table-cell table:number-columns-repeated="16370"/>
        </table:table-row>
        <table:table-row table:style-name="ro20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28886" table:style-name="ce132">
            <text:p>28 886</text:p>
          </table:table-cell>
          <table:table-cell office:value-type="float" office:value="19.764625384878549" table:style-name="ce133">
            <text:p>19,8<text:s text:c="5"/></text:p>
          </table:table-cell>
          <table:table-cell office:value-type="float" office:value="28161" table:style-name="ce134">
            <text:p>28 161</text:p>
          </table:table-cell>
          <table:table-cell office:value-type="float" office:value="19.668661866081845" table:style-name="ce135">
            <text:p>19,7<text:s text:c="5"/></text:p>
          </table:table-cell>
          <table:table-cell office:value-type="float" office:value="36245" table:style-name="ce134">
            <text:p>36 245</text:p>
          </table:table-cell>
          <table:table-cell office:value-type="float" office:value="20.707642031171446" table:style-name="ce135">
            <text:p>20,7<text:s text:c="5"/></text:p>
          </table:table-cell>
          <table:table-cell office:value-type="float" office:value="725" table:style-name="ce120">
            <text:p>+ 725</text:p>
          </table:table-cell>
          <table:table-cell office:value-type="float" office:value="2.5744824402542523" table:style-name="ce121">
            <text:p>+2,6<text:s text:c="3"/></text:p>
          </table:table-cell>
          <table:table-cell office:value-type="float" office:value="-7359" table:style-name="ce120">
            <text:p><text:s/>-7 359</text:p>
          </table:table-cell>
          <table:table-cell office:value-type="float" office:value="-20.303490136570563" table:style-name="ce121">
            <text:p>-20,3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Secundário</text:p>
          </table:table-cell>
          <table:table-cell office:value-type="float" office:value="43044" table:style-name="ce132">
            <text:p>43 044</text:p>
          </table:table-cell>
          <table:table-cell office:value-type="float" office:value="29.451932945603833" table:style-name="ce133">
            <text:p>29,5<text:s text:c="5"/></text:p>
          </table:table-cell>
          <table:table-cell office:value-type="float" office:value="42102" table:style-name="ce134">
            <text:p>42 102</text:p>
          </table:table-cell>
          <table:table-cell office:value-type="float" office:value="29.40556094903511" table:style-name="ce135">
            <text:p>29,4<text:s text:c="5"/></text:p>
          </table:table-cell>
          <table:table-cell office:value-type="float" office:value="53829" table:style-name="ce134">
            <text:p>53 829</text:p>
          </table:table-cell>
          <table:table-cell office:value-type="float" office:value="30.753805018510899" table:style-name="ce135">
            <text:p>30,8<text:s text:c="5"/></text:p>
          </table:table-cell>
          <table:table-cell office:value-type="float" office:value="942" table:style-name="ce120">
            <text:p>+ 942</text:p>
          </table:table-cell>
          <table:table-cell office:value-type="float" office:value="2.2374234003135243" table:style-name="ce121">
            <text:p>+2,2<text:s text:c="3"/></text:p>
          </table:table-cell>
          <table:table-cell office:value-type="float" office:value="-10785" table:style-name="ce120">
            <text:p><text:s/>-10 785</text:p>
          </table:table-cell>
          <table:table-cell office:value-type="float" office:value="-20.035668505823999" table:style-name="ce121">
            <text:p>-20,0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Superior</text:p>
          </table:table-cell>
          <table:table-cell office:value-type="float" office:value="16860" table:style-name="ce132">
            <text:p>16 860</text:p>
          </table:table-cell>
          <table:table-cell office:value-type="float" office:value="11.536093055080396" table:style-name="ce133">
            <text:p>11,5<text:s text:c="5"/></text:p>
          </table:table-cell>
          <table:table-cell office:value-type="float" office:value="16499" table:style-name="ce134">
            <text:p>16 499</text:p>
          </table:table-cell>
          <table:table-cell office:value-type="float" office:value="11.523498885994259" table:style-name="ce135">
            <text:p>11,5<text:s text:c="5"/></text:p>
          </table:table-cell>
          <table:table-cell office:value-type="float" office:value="19984" table:style-name="ce134">
            <text:p>19 984</text:p>
          </table:table-cell>
          <table:table-cell office:value-type="float" office:value="11.417340829105536" table:style-name="ce135">
            <text:p>11,4<text:s text:c="5"/></text:p>
          </table:table-cell>
          <table:table-cell office:value-type="float" office:value="361" table:style-name="ce120">
            <text:p>+ 361</text:p>
          </table:table-cell>
          <table:table-cell office:value-type="float" office:value="2.1880113946299775" table:style-name="ce121">
            <text:p>+2,2<text:s text:c="3"/></text:p>
          </table:table-cell>
          <table:table-cell office:value-type="float" office:value="-3124" table:style-name="ce120">
            <text:p><text:s/>-3 124</text:p>
          </table:table-cell>
          <table:table-cell office:value-type="float" office:value="-15.632506004803842" table:style-name="ce121">
            <text:p>-15,6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office:value-type="float" office:value="0" table:style-name="ce126">
            <text:p>0,0<text:s text:c="5"/></text:p>
          </table:table-cell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6">
            <text:p><text:s text:c="9"/>Mulheres</text:p>
          </table:table-cell>
          <table:table-cell office:value-type="float" office:value="188834" table:style-name="ce127">
            <text:p>188 834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83951" table:style-name="ce129">
            <text:p>183 951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21946" table:style-name="ce129">
            <text:p>221 946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4883" table:style-name="ce113">
            <text:p>+4 883</text:p>
          </table:table-cell>
          <table:table-cell office:value-type="float" office:value="2.6545112557148371" table:style-name="ce114">
            <text:p>+2,7<text:s text:c="3"/></text:p>
          </table:table-cell>
          <table:table-cell office:value-type="float" office:value="-33112" table:style-name="ce113">
            <text:p><text:s/>-33 112</text:p>
          </table:table-cell>
          <table:table-cell office:value-type="float" office:value="-14.918944247699892" table:style-name="ce114">
            <text:p>-14,9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&lt; 25 anos</text:p>
          </table:table-cell>
          <table:table-cell office:value-type="float" office:value="19357" table:style-name="ce132">
            <text:p>19 357</text:p>
          </table:table-cell>
          <table:table-cell office:value-type="float" office:value="10.250802291960134" table:style-name="ce133">
            <text:p>10,3<text:s text:c="5"/></text:p>
          </table:table-cell>
          <table:table-cell office:value-type="float" office:value="18469" table:style-name="ce134">
            <text:p>18 469</text:p>
          </table:table-cell>
          <table:table-cell office:value-type="float" office:value="10.040173741920402" table:style-name="ce135">
            <text:p>10,0<text:s text:c="5"/></text:p>
          </table:table-cell>
          <table:table-cell office:value-type="float" office:value="25345" table:style-name="ce134">
            <text:p>25 345</text:p>
          </table:table-cell>
          <table:table-cell office:value-type="float" office:value="11.419444369351103" table:style-name="ce135">
            <text:p>11,4<text:s text:c="5"/></text:p>
          </table:table-cell>
          <table:table-cell office:value-type="float" office:value="888" table:style-name="ce120">
            <text:p>+ 888</text:p>
          </table:table-cell>
          <table:table-cell office:value-type="float" office:value="4.8080567437327417" table:style-name="ce121">
            <text:p>+4,8<text:s text:c="3"/></text:p>
          </table:table-cell>
          <table:table-cell office:value-type="float" office:value="-5988" table:style-name="ce120">
            <text:p><text:s/>-5 988</text:p>
          </table:table-cell>
          <table:table-cell office:value-type="float" office:value="-23.625961728151509" table:style-name="ce121">
            <text:p>-23,6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&gt;= 25 anos</text:p>
          </table:table-cell>
          <table:table-cell office:value-type="float" office:value="169477" table:style-name="ce132">
            <text:p>169 477</text:p>
          </table:table-cell>
          <table:table-cell office:value-type="float" office:value="89.749197708039858" table:style-name="ce133">
            <text:p>89,7<text:s text:c="5"/></text:p>
          </table:table-cell>
          <table:table-cell office:value-type="float" office:value="165482" table:style-name="ce134">
            <text:p>165 482</text:p>
          </table:table-cell>
          <table:table-cell office:value-type="float" office:value="89.959826258079602" table:style-name="ce135">
            <text:p>90,0<text:s text:c="5"/></text:p>
          </table:table-cell>
          <table:table-cell office:value-type="float" office:value="196601" table:style-name="ce134">
            <text:p>196 601</text:p>
          </table:table-cell>
          <table:table-cell office:value-type="float" office:value="88.580555630648888" table:style-name="ce135">
            <text:p>88,6<text:s text:c="5"/></text:p>
          </table:table-cell>
          <table:table-cell office:value-type="float" office:value="3995" table:style-name="ce120">
            <text:p>+3 995</text:p>
          </table:table-cell>
          <table:table-cell office:value-type="float" office:value="2.4141598482010127" table:style-name="ce121">
            <text:p>+2,4<text:s text:c="3"/></text:p>
          </table:table-cell>
          <table:table-cell office:value-type="float" office:value="-27124" table:style-name="ce120">
            <text:p><text:s/>-27 124</text:p>
          </table:table-cell>
          <table:table-cell office:value-type="float" office:value="-13.796471025071083" table:style-name="ce121">
            <text:p>-13,8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93992" table:style-name="ce132">
            <text:p>93 992</text:p>
          </table:table-cell>
          <table:table-cell office:value-type="float" office:value="49.774934598642197" table:style-name="ce133">
            <text:p>49,8<text:s text:c="5"/></text:p>
          </table:table-cell>
          <table:table-cell office:value-type="float" office:value="91374" table:style-name="ce134">
            <text:p>91 374</text:p>
          </table:table-cell>
          <table:table-cell office:value-type="float" office:value="49.673010747427305" table:style-name="ce135">
            <text:p>49,7<text:s text:c="5"/></text:p>
          </table:table-cell>
          <table:table-cell office:value-type="float" office:value="135813" table:style-name="ce134">
            <text:p>135 813</text:p>
          </table:table-cell>
          <table:table-cell office:value-type="float" office:value="61.191911546051749" table:style-name="ce135">
            <text:p>61,2<text:s text:c="5"/></text:p>
          </table:table-cell>
          <table:table-cell office:value-type="float" office:value="2618" table:style-name="ce120">
            <text:p>+2 618</text:p>
          </table:table-cell>
          <table:table-cell office:value-type="float" office:value="2.8651476349946372" table:style-name="ce121">
            <text:p>+2,9<text:s text:c="3"/></text:p>
          </table:table-cell>
          <table:table-cell office:value-type="float" office:value="-41821" table:style-name="ce120">
            <text:p><text:s/>-41 821</text:p>
          </table:table-cell>
          <table:table-cell office:value-type="float" office:value="-30.793075773305944" table:style-name="ce121">
            <text:p>-30,8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94842" table:style-name="ce132">
            <text:p>94 842</text:p>
          </table:table-cell>
          <table:table-cell office:value-type="float" office:value="50.225065401357803" table:style-name="ce133">
            <text:p>50,2<text:s text:c="5"/></text:p>
          </table:table-cell>
          <table:table-cell office:value-type="float" office:value="92577" table:style-name="ce134">
            <text:p>92 577</text:p>
          </table:table-cell>
          <table:table-cell office:value-type="float" office:value="50.326989252572695" table:style-name="ce135">
            <text:p>50,3<text:s text:c="5"/></text:p>
          </table:table-cell>
          <table:table-cell office:value-type="float" office:value="86133" table:style-name="ce134">
            <text:p>86 133</text:p>
          </table:table-cell>
          <table:table-cell office:value-type="float" office:value="38.808088453948258" table:style-name="ce135">
            <text:p>38,8<text:s text:c="5"/></text:p>
          </table:table-cell>
          <table:table-cell office:value-type="float" office:value="2265" table:style-name="ce120">
            <text:p>+2 265</text:p>
          </table:table-cell>
          <table:table-cell office:value-type="float" office:value="2.4466120094623935" table:style-name="ce121">
            <text:p>+2,4<text:s text:c="3"/></text:p>
          </table:table-cell>
          <table:table-cell office:value-type="float" office:value="8709" table:style-name="ce120">
            <text:p>+8 709</text:p>
          </table:table-cell>
          <table:table-cell office:value-type="float" office:value="10.111107241127094" table:style-name="ce121">
            <text:p>+10,1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8730" table:style-name="ce132">
            <text:p>18 730</text:p>
          </table:table-cell>
          <table:table-cell office:value-type="float" office:value="9.918764629251088" table:style-name="ce133">
            <text:p>9,9<text:s text:c="5"/></text:p>
          </table:table-cell>
          <table:table-cell office:value-type="float" office:value="18143" table:style-name="ce134">
            <text:p>18 143</text:p>
          </table:table-cell>
          <table:table-cell office:value-type="float" office:value="9.8629526341253921" table:style-name="ce135">
            <text:p>9,9<text:s text:c="5"/></text:p>
          </table:table-cell>
          <table:table-cell office:value-type="float" office:value="19425" table:style-name="ce134">
            <text:p>19 425</text:p>
          </table:table-cell>
          <table:table-cell office:value-type="float" office:value="8.7521288962179984" table:style-name="ce135">
            <text:p>8,8<text:s text:c="5"/></text:p>
          </table:table-cell>
          <table:table-cell office:value-type="float" office:value="587" table:style-name="ce120">
            <text:p>+ 587</text:p>
          </table:table-cell>
          <table:table-cell office:value-type="float" office:value="3.2354075952157855" table:style-name="ce121">
            <text:p>+3,2<text:s text:c="3"/></text:p>
          </table:table-cell>
          <table:table-cell office:value-type="float" office:value="-695" table:style-name="ce120">
            <text:p><text:s/>- 695</text:p>
          </table:table-cell>
          <table:table-cell office:value-type="float" office:value="-3.5778635778635777" table:style-name="ce121">
            <text:p>-3,6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Novo Emprego</text:p>
          </table:table-cell>
          <table:table-cell office:value-type="float" office:value="170104" table:style-name="ce132">
            <text:p>170 104</text:p>
          </table:table-cell>
          <table:table-cell office:value-type="float" office:value="90.081235370748914" table:style-name="ce133">
            <text:p>90,1<text:s text:c="5"/></text:p>
          </table:table-cell>
          <table:table-cell office:value-type="float" office:value="165808" table:style-name="ce134">
            <text:p>165 808</text:p>
          </table:table-cell>
          <table:table-cell office:value-type="float" office:value="90.137047365874608" table:style-name="ce135">
            <text:p>90,1<text:s text:c="5"/></text:p>
          </table:table-cell>
          <table:table-cell office:value-type="float" office:value="202521" table:style-name="ce134">
            <text:p>202 521</text:p>
          </table:table-cell>
          <table:table-cell office:value-type="float" office:value="91.247871103782003" table:style-name="ce135">
            <text:p>91,2<text:s text:c="5"/></text:p>
          </table:table-cell>
          <table:table-cell office:value-type="float" office:value="4296" table:style-name="ce120">
            <text:p>+4 296</text:p>
          </table:table-cell>
          <table:table-cell office:value-type="float" office:value="2.5909485670172727" table:style-name="ce121">
            <text:p>+2,6<text:s text:c="3"/></text:p>
          </table:table-cell>
          <table:table-cell office:value-type="float" office:value="-32417" table:style-name="ce120">
            <text:p><text:s/>-32 417</text:p>
          </table:table-cell>
          <table:table-cell office:value-type="float" office:value="-16.006735104013906" table:style-name="ce121">
            <text:p>-16,0<text:s text:c="3"/></text:p>
          </table:table-cell>
          <table:table-cell table:number-columns-repeated="16372" table:style-name="ce1"/>
        </table:table-row>
        <table:table-row table:style-name="ro4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"/>
          <table:table-cell table:style-name="ce467"/>
          <table:table-cell table:number-columns-repeated="16370"/>
        </table:table-row>
        <table:table-row table:style-name="ro20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5918" table:style-name="ce132">
            <text:p>15 918</text:p>
          </table:table-cell>
          <table:table-cell office:value-type="float" office:value="8.4296260207377909" table:style-name="ce133">
            <text:p>8,4<text:s text:c="5"/></text:p>
          </table:table-cell>
          <table:table-cell office:value-type="float" office:value="15451" table:style-name="ce134">
            <text:p>15 451</text:p>
          </table:table-cell>
          <table:table-cell office:value-type="float" office:value="8.3995194372414392" table:style-name="ce135">
            <text:p>8,4<text:s text:c="5"/></text:p>
          </table:table-cell>
          <table:table-cell office:value-type="float" office:value="14982" table:style-name="ce134">
            <text:p>14 982</text:p>
          </table:table-cell>
          <table:table-cell office:value-type="float" office:value="6.7502906112297589" table:style-name="ce135">
            <text:p>6,8<text:s text:c="5"/></text:p>
          </table:table-cell>
          <table:table-cell office:value-type="float" office:value="467" table:style-name="ce120">
            <text:p>+ 467</text:p>
          </table:table-cell>
          <table:table-cell office:value-type="float" office:value="3.0224580933272929" table:style-name="ce121">
            <text:p>+3,0<text:s text:c="3"/></text:p>
          </table:table-cell>
          <table:table-cell office:value-type="float" office:value="936" table:style-name="ce120">
            <text:p>+ 936</text:p>
          </table:table-cell>
          <table:table-cell office:value-type="float" office:value="6.2474969963956744" table:style-name="ce121">
            <text:p>+6,2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4659" table:style-name="ce132">
            <text:p>24 659</text:p>
          </table:table-cell>
          <table:table-cell office:value-type="float" office:value="13.058559369605049" table:style-name="ce133">
            <text:p>13,1<text:s text:c="5"/></text:p>
          </table:table-cell>
          <table:table-cell office:value-type="float" office:value="24323" table:style-name="ce134">
            <text:p>24 323</text:p>
          </table:table-cell>
          <table:table-cell office:value-type="float" office:value="13.22254295980995" table:style-name="ce135">
            <text:p>13,2<text:s text:c="5"/></text:p>
          </table:table-cell>
          <table:table-cell office:value-type="float" office:value="28889" table:style-name="ce134">
            <text:p>28 889</text:p>
          </table:table-cell>
          <table:table-cell office:value-type="float" office:value="13.016229172861868" table:style-name="ce135">
            <text:p>13,0<text:s text:c="5"/></text:p>
          </table:table-cell>
          <table:table-cell office:value-type="float" office:value="336" table:style-name="ce120">
            <text:p>+ 336</text:p>
          </table:table-cell>
          <table:table-cell office:value-type="float" office:value="1.3814085433540271" table:style-name="ce121">
            <text:p>+1,4<text:s text:c="3"/></text:p>
          </table:table-cell>
          <table:table-cell office:value-type="float" office:value="-4230" table:style-name="ce120">
            <text:p><text:s/>-4 230</text:p>
          </table:table-cell>
          <table:table-cell office:value-type="float" office:value="-14.642251375956247" table:style-name="ce121">
            <text:p>-14,6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2991" table:style-name="ce132">
            <text:p>22 991</text:p>
          </table:table-cell>
          <table:table-cell office:value-type="float" office:value="12.175243864981942" table:style-name="ce133">
            <text:p>12,2<text:s text:c="5"/></text:p>
          </table:table-cell>
          <table:table-cell office:value-type="float" office:value="22504" table:style-name="ce134">
            <text:p>22 504</text:p>
          </table:table-cell>
          <table:table-cell office:value-type="float" office:value="12.233692668156195" table:style-name="ce135">
            <text:p>12,2<text:s text:c="5"/></text:p>
          </table:table-cell>
          <table:table-cell office:value-type="float" office:value="27519" table:style-name="ce134">
            <text:p>27 519</text:p>
          </table:table-cell>
          <table:table-cell office:value-type="float" office:value="12.3989619096537" table:style-name="ce135">
            <text:p>12,4<text:s text:c="5"/></text:p>
          </table:table-cell>
          <table:table-cell office:value-type="float" office:value="487" table:style-name="ce120">
            <text:p>+ 487</text:p>
          </table:table-cell>
          <table:table-cell office:value-type="float" office:value="2.1640597227159617" table:style-name="ce121">
            <text:p>+2,2<text:s text:c="3"/></text:p>
          </table:table-cell>
          <table:table-cell office:value-type="float" office:value="-4528" table:style-name="ce120">
            <text:p><text:s/>-4 528</text:p>
          </table:table-cell>
          <table:table-cell office:value-type="float" office:value="-16.454086267669609" table:style-name="ce121">
            <text:p>-16,5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35480" table:style-name="ce132">
            <text:p>35 480</text:p>
          </table:table-cell>
          <table:table-cell office:value-type="float" office:value="18.788989270999927" table:style-name="ce133">
            <text:p>18,8<text:s text:c="5"/></text:p>
          </table:table-cell>
          <table:table-cell office:value-type="float" office:value="34669" table:style-name="ce134">
            <text:p>34 669</text:p>
          </table:table-cell>
          <table:table-cell office:value-type="float" office:value="18.846866828666332" table:style-name="ce135">
            <text:p>18,8<text:s text:c="5"/></text:p>
          </table:table-cell>
          <table:table-cell office:value-type="float" office:value="43458" table:style-name="ce134">
            <text:p>43 458</text:p>
          </table:table-cell>
          <table:table-cell office:value-type="float" office:value="19.5804384850369" table:style-name="ce135">
            <text:p>19,6<text:s text:c="5"/></text:p>
          </table:table-cell>
          <table:table-cell office:value-type="float" office:value="811" table:style-name="ce120">
            <text:p>+ 811</text:p>
          </table:table-cell>
          <table:table-cell office:value-type="float" office:value="2.3392656263520726" table:style-name="ce121">
            <text:p>+2,3<text:s text:c="3"/></text:p>
          </table:table-cell>
          <table:table-cell office:value-type="float" office:value="-7978" table:style-name="ce120">
            <text:p><text:s/>-7 978</text:p>
          </table:table-cell>
          <table:table-cell office:value-type="float" office:value="-18.357954806940032" table:style-name="ce121">
            <text:p>-18,4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Secundário</text:p>
          </table:table-cell>
          <table:table-cell office:value-type="float" office:value="59533" table:style-name="ce132">
            <text:p>59 533</text:p>
          </table:table-cell>
          <table:table-cell office:value-type="float" office:value="31.526631856551258" table:style-name="ce133">
            <text:p>31,5<text:s text:c="5"/></text:p>
          </table:table-cell>
          <table:table-cell office:value-type="float" office:value="57563" table:style-name="ce134">
            <text:p>57 563</text:p>
          </table:table-cell>
          <table:table-cell office:value-type="float" office:value="31.292572478540482" table:style-name="ce135">
            <text:p>31,3<text:s text:c="5"/></text:p>
          </table:table-cell>
          <table:table-cell office:value-type="float" office:value="71648" table:style-name="ce134">
            <text:p>71 648</text:p>
          </table:table-cell>
          <table:table-cell office:value-type="float" office:value="32.281726185648765" table:style-name="ce135">
            <text:p>32,3<text:s text:c="5"/></text:p>
          </table:table-cell>
          <table:table-cell office:value-type="float" office:value="1970" table:style-name="ce120">
            <text:p>+1 970</text:p>
          </table:table-cell>
          <table:table-cell office:value-type="float" office:value="3.4223372652571964" table:style-name="ce121">
            <text:p>+3,4<text:s text:c="3"/></text:p>
          </table:table-cell>
          <table:table-cell office:value-type="float" office:value="-12115" table:style-name="ce120">
            <text:p><text:s/>-12 115</text:p>
          </table:table-cell>
          <table:table-cell office:value-type="float" office:value="-16.909055381866906" table:style-name="ce121">
            <text:p>-16,9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Superior</text:p>
          </table:table-cell>
          <table:table-cell office:value-type="float" office:value="30253" table:style-name="ce132">
            <text:p>30 253</text:p>
          </table:table-cell>
          <table:table-cell office:value-type="float" office:value="16.020949617124035" table:style-name="ce133">
            <text:p>16,0<text:s text:c="5"/></text:p>
          </table:table-cell>
          <table:table-cell office:value-type="float" office:value="29441" table:style-name="ce134">
            <text:p>29 441</text:p>
          </table:table-cell>
          <table:table-cell office:value-type="float" office:value="16.004805627585608" table:style-name="ce135">
            <text:p>16,0<text:s text:c="5"/></text:p>
          </table:table-cell>
          <table:table-cell office:value-type="float" office:value="35450" table:style-name="ce134">
            <text:p>35 450</text:p>
          </table:table-cell>
          <table:table-cell office:value-type="float" office:value="15.972353635569011" table:style-name="ce135">
            <text:p>16,0<text:s text:c="5"/></text:p>
          </table:table-cell>
          <table:table-cell office:value-type="float" office:value="812" table:style-name="ce120">
            <text:p>+ 812</text:p>
          </table:table-cell>
          <table:table-cell office:value-type="float" office:value="2.758058489861078" table:style-name="ce121">
            <text:p>+2,8<text:s text:c="3"/></text:p>
          </table:table-cell>
          <table:table-cell office:value-type="float" office:value="-5197" table:style-name="ce120">
            <text:p><text:s/>-5 197</text:p>
          </table:table-cell>
          <table:table-cell office:value-type="float" office:value="-14.660084626234132" table:style-name="ce121">
            <text:p>-14,7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4">
          <table:table-cell/>
          <table:table-cell office:value-type="string" table:style-name="ce162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1048503" table:style-name="ro14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7">
        <table:table-column table:style-name="co22" table:default-cell-style-name="ce1" table:visibility="collapse"/>
        <table:table-column table:style-name="co59" table:default-cell-style-name="ce1"/>
        <table:table-column table:style-name="co38" table:default-cell-style-name="ce1"/>
        <table:table-column table:style-name="co4" table:default-cell-style-name="ce1"/>
        <table:table-column table:style-name="co54" table:default-cell-style-name="ce58"/>
        <table:table-column table:style-name="co31" table:default-cell-style-name="ce58"/>
        <table:table-column table:style-name="co2" table:default-cell-style-name="ce1"/>
        <table:table-column table:style-name="co4" table:default-cell-style-name="ce1"/>
        <table:table-column table:style-name="co16" table:default-cell-style-name="ce1"/>
        <table:table-column table:style-name="co56" table:default-cell-style-name="ce1"/>
        <table:table-column table:style-name="co16" table:default-cell-style-name="ce1"/>
        <table:table-column table:style-name="co4" table:default-cell-style-name="ce1"/>
        <table:table-column table:style-name="co24" table:number-columns-repeated="16372" table:default-cell-style-name="ce1"/>
        <table:table-row table:style-name="ro14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4" draw:name="Picture 184" svg:x="0.22749in" svg:y="0.1171in" svg:width="2.58223in" svg:height="0.6459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8" draw:name="CaixaDeTexto 8" svg:x="0.70802in" svg:y="0.2386in" svg:width="1.97033in" svg:height="0.50936in">
                <draw:text-box>
                  <text:p text:style-name="a37" text:class-names="" text:cond-style-name=""><text:span text:style-name="a35" text:class-names="">JANEIRO 2022</text:span><text:span text:style-name="a3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/>
          <table:table-cell table:style-name="ce1">
            <draw:frame draw:z-index="1" draw:id="id9" draw:style-name="a33" draw:name="Text Box 122" svg:x="0in" svg:y="0in" svg:width="0.97917in" svg:height="0.31713in">
              <draw:text-box>
                <text:p text:style-name="a30" text:class-names="" text:cond-style-name=""><text:span text:style-name="a27" text:class-names="">Página 7</text:span><text:span text:style-name="a28" text:class-names="">/14</text:span><text:span text:style-name="a29" text:class-names=""/></text:p>
                <text:p text:style-name="a32" text:class-names="" text:cond-style-name=""><text:span text:style-name="a3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4">
          <table:table-cell/>
          <table:table-cell table:number-columns-repeated="3" table:style-name="ce3"/>
          <table:table-cell table:number-columns-repeated="4" table:style-name="ce13"/>
          <table:table-cell table:number-columns-repeated="4" table:style-name="ce3"/>
          <table:table-cell table:style-name="ce2"/>
          <table:table-cell table:number-columns-repeated="16371"/>
        </table:table-row>
        <table:table-row table:style-name="ro34">
          <table:table-cell/>
          <table:table-cell office:value-type="string" table:style-name="ce160">
            <text:p>Quadro 3 - <text:s/>DESEMPREGO REGISTADO, <text:s text:c="2"/>POR <text:s/>REGIÕES<text:s text:c="3"/></text:p>
          </table:table-cell>
          <table:table-cell table:number-columns-repeated="8" table:style-name="ce160"/>
          <table:table-cell table:number-columns-spanned="2" table:number-rows-spanned="1" table:style-name="ce539"/>
          <table:covered-table-cell/>
          <table:table-cell table:style-name="ce2"/>
          <table:table-cell table:number-columns-repeated="16371"/>
        </table:table-row>
        <table:table-row table:style-name="ro34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14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20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555">
            <text:p>Variação</text:p>
          </table:table-cell>
          <table:covered-table-cell table:number-columns-repeated="3"/>
          <table:table-cell table:style-name="ce15"/>
          <table:table-cell table:number-columns-repeated="16371"/>
        </table:table-row>
        <table:table-row table:style-name="ro20">
          <table:table-cell/>
          <table:table-cell table:style-name="ce28"/>
          <table:table-cell office:value-type="string" table:style-name="ce178">
            <text:p>JANEIRO 2022</text:p>
          </table:table-cell>
          <table:table-cell office:value-type="string" table:style-name="ce92">
            <text:p>%</text:p>
          </table:table-cell>
          <table:table-cell office:value-type="string" table:style-name="ce169">
            <text:p>DEZEMBRO 2021</text:p>
          </table:table-cell>
          <table:table-cell office:value-type="string" table:style-name="ce56">
            <text:p>%</text:p>
          </table:table-cell>
          <table:table-cell office:value-type="string" table:style-name="ce169">
            <text:p>JANEIRO 2021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556">
            <text:p>Mês <text:s/>anterior</text:p>
          </table:table-cell>
          <table:covered-table-cell/>
          <table:table-cell office:value-type="string" table:number-columns-spanned="2" table:number-rows-spanned="1" table:style-name="ce557">
            <text:p>Mês <text:s/>homólogo<text:span text:style-name="T2">(1)<text:s/></text:span></text:p>
          </table:table-cell>
          <table:covered-table-cell/>
          <table:table-cell table:style-name="ce15"/>
          <table:table-cell table:number-columns-repeated="16371"/>
        </table:table-row>
        <table:table-row table:style-name="ro20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326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style-name="ce16"/>
          <table:table-cell table:number-columns-repeated="16371"/>
        </table:table-row>
        <table:table-row table:style-name="ro39">
          <table:table-cell/>
          <table:table-cell table:style-name="ce341"/>
          <table:table-cell table:style-name="ce352"/>
          <table:table-cell table:style-name="ce342"/>
          <table:table-cell table:style-name="ce356"/>
          <table:table-cell table:style-name="ce343"/>
          <table:table-cell table:style-name="ce356"/>
          <table:table-cell table:style-name="ce343"/>
          <table:table-cell table:style-name="ce344"/>
          <table:table-cell table:number-columns-repeated="3" table:style-name="ce345"/>
          <table:table-cell table:style-name="ce5"/>
          <table:table-cell table:number-columns-repeated="16371"/>
        </table:table-row>
        <table:table-row table:style-name="ro7">
          <table:table-cell/>
          <table:table-cell office:value-type="string" table:style-name="ce346">
            <text:p>PORTUGAL</text:p>
          </table:table-cell>
          <table:table-cell office:value-type="float" office:value="355868" table:style-name="ce353">
            <text:p>355 868</text:p>
          </table:table-cell>
          <table:table-cell office:value-type="float" office:value="100" table:style-name="ce335">
            <text:p>100,0<text:s text:c="5"/></text:p>
          </table:table-cell>
          <table:table-cell office:value-type="float" office:value="347959" table:style-name="ce357">
            <text:p>347 959</text:p>
          </table:table-cell>
          <table:table-cell office:value-type="float" office:value="100" table:style-name="ce336">
            <text:p>100,0<text:s text:c="5"/></text:p>
          </table:table-cell>
          <table:table-cell office:value-type="float" office:value="424359" table:style-name="ce357">
            <text:p>424 359</text:p>
          </table:table-cell>
          <table:table-cell office:value-type="float" office:value="100" table:style-name="ce337">
            <text:p>100,0<text:s text:c="5"/></text:p>
          </table:table-cell>
          <table:table-cell office:value-type="float" office:value="7909" table:style-name="ce113">
            <text:p>+7 909</text:p>
          </table:table-cell>
          <table:table-cell office:value-type="float" office:value="2.2729689417431365" table:style-name="ce114">
            <text:p>+2,3<text:s text:c="3"/></text:p>
          </table:table-cell>
          <table:table-cell office:value-type="float" office:value="-68491" table:style-name="ce113">
            <text:p><text:s/>-68 491</text:p>
          </table:table-cell>
          <table:table-cell office:value-type="float" office:value="-16.139872136563618" table:style-name="ce114">
            <text:p>-16,1<text:s text:c="3"/></text:p>
          </table:table-cell>
          <table:table-cell table:style-name="ce8"/>
          <table:table-cell table:number-columns-repeated="16371"/>
        </table:table-row>
        <table:table-row table:style-name="ro44">
          <table:table-cell/>
          <table:table-cell office:value-type="string" table:style-name="ce360">
            <text:p>CONTINENTE</text:p>
          </table:table-cell>
          <table:table-cell office:value-type="float" office:value="334984" table:style-name="ce353">
            <text:p>334 984</text:p>
          </table:table-cell>
          <table:table-cell office:value-type="float" office:value="94.131531916328527" table:style-name="ce335">
            <text:p>94,1<text:s text:c="5"/></text:p>
          </table:table-cell>
          <table:table-cell office:value-type="float" office:value="327128" table:style-name="ce357">
            <text:p>327 128</text:p>
          </table:table-cell>
          <table:table-cell office:value-type="float" office:value="94.013375139025001" table:style-name="ce336">
            <text:p>94,0<text:s text:c="5"/></text:p>
          </table:table-cell>
          <table:table-cell office:value-type="float" office:value="396978" table:style-name="ce357">
            <text:p>396 978</text:p>
          </table:table-cell>
          <table:table-cell office:value-type="float" office:value="93.547680148176426" table:style-name="ce337">
            <text:p>93,5<text:s text:c="5"/></text:p>
          </table:table-cell>
          <table:table-cell office:value-type="float" office:value="7856" table:style-name="ce113">
            <text:p>+7 856</text:p>
          </table:table-cell>
          <table:table-cell office:value-type="float" office:value="2.4015064439607738" table:style-name="ce114">
            <text:p>+2,4<text:s text:c="3"/></text:p>
          </table:table-cell>
          <table:table-cell office:value-type="float" office:value="-61994" table:style-name="ce113">
            <text:p><text:s/>-61 994</text:p>
          </table:table-cell>
          <table:table-cell office:value-type="float" office:value="-15.616482525480002" table:style-name="ce114">
            <text:p>-15,6<text:s text:c="3"/></text:p>
          </table:table-cell>
          <table:table-cell table:style-name="ce6"/>
          <table:table-cell table:number-columns-repeated="16371"/>
        </table:table-row>
        <table:table-row table:style-name="ro7">
          <table:table-cell/>
          <table:table-cell office:value-type="string" table:style-name="ce361">
            <text:p>Norte</text:p>
          </table:table-cell>
          <table:table-cell office:value-type="float" office:value="131444" table:style-name="ce354">
            <text:p>131 444</text:p>
          </table:table-cell>
          <table:table-cell office:value-type="float" office:value="36.936167342947385" table:style-name="ce338">
            <text:p>36,9<text:s text:c="5"/></text:p>
          </table:table-cell>
          <table:table-cell office:value-type="float" office:value="129555" table:style-name="ce358">
            <text:p>129 555</text:p>
          </table:table-cell>
          <table:table-cell office:value-type="float" office:value="37.232834902962708" table:style-name="ce339">
            <text:p>37,2<text:s text:c="5"/></text:p>
          </table:table-cell>
          <table:table-cell office:value-type="float" office:value="157668" table:style-name="ce358">
            <text:p>157 668</text:p>
          </table:table-cell>
          <table:table-cell office:value-type="float" office:value="37.154390504266431" table:style-name="ce340">
            <text:p>37,2<text:s text:c="5"/></text:p>
          </table:table-cell>
          <table:table-cell office:value-type="float" office:value="1889" table:style-name="ce120">
            <text:p>+1 889</text:p>
          </table:table-cell>
          <table:table-cell office:value-type="float" office:value="1.4580680020068697" table:style-name="ce121">
            <text:p>+1,5<text:s text:c="3"/></text:p>
          </table:table-cell>
          <table:table-cell office:value-type="float" office:value="-26224" table:style-name="ce120">
            <text:p><text:s/>-26 224</text:p>
          </table:table-cell>
          <table:table-cell office:value-type="float" office:value="-16.632417484841568" table:style-name="ce121">
            <text:p>-16,6<text:s text:c="3"/></text:p>
          </table:table-cell>
          <table:table-cell table:style-name="ce7"/>
          <table:table-cell table:number-columns-repeated="16371"/>
        </table:table-row>
        <table:table-row table:style-name="ro14">
          <table:table-cell/>
          <table:table-cell office:value-type="string" table:style-name="ce361">
            <text:p>Centro</text:p>
          </table:table-cell>
          <table:table-cell office:value-type="float" office:value="43971" table:style-name="ce354">
            <text:p>43 971</text:p>
          </table:table-cell>
          <table:table-cell office:value-type="float" office:value="12.355985927366326" table:style-name="ce338">
            <text:p>12,4<text:s text:c="5"/></text:p>
          </table:table-cell>
          <table:table-cell office:value-type="float" office:value="42638" table:style-name="ce358">
            <text:p>42 638</text:p>
          </table:table-cell>
          <table:table-cell office:value-type="float" office:value="12.253742538632425" table:style-name="ce339">
            <text:p>12,3<text:s text:c="5"/></text:p>
          </table:table-cell>
          <table:table-cell office:value-type="float" office:value="52083" table:style-name="ce358">
            <text:p>52 083</text:p>
          </table:table-cell>
          <table:table-cell office:value-type="float" office:value="12.273334605840809" table:style-name="ce340">
            <text:p>12,3<text:s text:c="5"/></text:p>
          </table:table-cell>
          <table:table-cell office:value-type="float" office:value="1333" table:style-name="ce120">
            <text:p>+1 333</text:p>
          </table:table-cell>
          <table:table-cell office:value-type="float" office:value="3.1263192457432338" table:style-name="ce121">
            <text:p>+3,1<text:s text:c="3"/></text:p>
          </table:table-cell>
          <table:table-cell office:value-type="float" office:value="-8112" table:style-name="ce120">
            <text:p><text:s/>-8 112</text:p>
          </table:table-cell>
          <table:table-cell office:value-type="float" office:value="-15.575139680893956" table:style-name="ce121">
            <text:p>-15,6<text:s text:c="3"/></text:p>
          </table:table-cell>
          <table:table-cell table:style-name="ce6"/>
          <table:table-cell table:number-columns-repeated="16371"/>
        </table:table-row>
        <table:table-row table:style-name="ro14">
          <table:table-cell/>
          <table:table-cell office:value-type="string" table:style-name="ce361">
            <text:p>Lisboa V. Tejo</text:p>
          </table:table-cell>
          <table:table-cell office:value-type="float" office:value="118273" table:style-name="ce354">
            <text:p>118 273</text:p>
          </table:table-cell>
          <table:table-cell office:value-type="float" office:value="33.235075927029122" table:style-name="ce338">
            <text:p>33,2<text:s text:c="5"/></text:p>
          </table:table-cell>
          <table:table-cell office:value-type="float" office:value="114720" table:style-name="ce358">
            <text:p>114 720</text:p>
          </table:table-cell>
          <table:table-cell office:value-type="float" office:value="32.969401567426047" table:style-name="ce339">
            <text:p>33,0<text:s text:c="5"/></text:p>
          </table:table-cell>
          <table:table-cell office:value-type="float" office:value="135230" table:style-name="ce358">
            <text:p>135 230</text:p>
          </table:table-cell>
          <table:table-cell office:value-type="float" office:value="31.866886292031037" table:style-name="ce340">
            <text:p>31,9<text:s text:c="5"/></text:p>
          </table:table-cell>
          <table:table-cell office:value-type="float" office:value="3553" table:style-name="ce120">
            <text:p>+3 553</text:p>
          </table:table-cell>
          <table:table-cell office:value-type="float" office:value="3.0971059972105999" table:style-name="ce121">
            <text:p>+3,1<text:s text:c="3"/></text:p>
          </table:table-cell>
          <table:table-cell office:value-type="float" office:value="-16957" table:style-name="ce120">
            <text:p><text:s/>-16 957</text:p>
          </table:table-cell>
          <table:table-cell office:value-type="float" office:value="-12.539377357095319" table:style-name="ce121">
            <text:p>-12,5<text:s text:c="3"/></text:p>
          </table:table-cell>
          <table:table-cell table:style-name="ce7"/>
          <table:table-cell table:number-columns-repeated="16371"/>
        </table:table-row>
        <table:table-row table:style-name="ro14">
          <table:table-cell/>
          <table:table-cell office:value-type="string" table:style-name="ce361">
            <text:p>Alentejo</text:p>
          </table:table-cell>
          <table:table-cell office:value-type="float" office:value="15673" table:style-name="ce354">
            <text:p>15 673</text:p>
          </table:table-cell>
          <table:table-cell office:value-type="float" office:value="4.4041610934391411" table:style-name="ce338">
            <text:p>4,4<text:s text:c="5"/></text:p>
          </table:table-cell>
          <table:table-cell office:value-type="float" office:value="15625" table:style-name="ce358">
            <text:p>15 625</text:p>
          </table:table-cell>
          <table:table-cell office:value-type="float" office:value="4.4904715785480471" table:style-name="ce339">
            <text:p>4,5<text:s text:c="5"/></text:p>
          </table:table-cell>
          <table:table-cell office:value-type="float" office:value="18426" table:style-name="ce358">
            <text:p>18 426</text:p>
          </table:table-cell>
          <table:table-cell office:value-type="float" office:value="4.3420782874877171" table:style-name="ce340">
            <text:p>4,3<text:s text:c="5"/></text:p>
          </table:table-cell>
          <table:table-cell office:value-type="float" office:value="48" table:style-name="ce120">
            <text:p>+ 48</text:p>
          </table:table-cell>
          <table:table-cell office:value-type="float" office:value="0.30720000000000003" table:style-name="ce121">
            <text:p>+0,3<text:s text:c="3"/></text:p>
          </table:table-cell>
          <table:table-cell office:value-type="float" office:value="-2753" table:style-name="ce120">
            <text:p><text:s/>-2 753</text:p>
          </table:table-cell>
          <table:table-cell office:value-type="float" office:value="-14.94084445891675" table:style-name="ce121">
            <text:p>-14,9<text:s text:c="3"/></text:p>
          </table:table-cell>
          <table:table-cell table:style-name="ce6"/>
          <table:table-cell table:number-columns-repeated="16371"/>
        </table:table-row>
        <table:table-row table:style-name="ro14">
          <table:table-cell/>
          <table:table-cell office:value-type="string" table:style-name="ce361">
            <text:p>Algarve</text:p>
          </table:table-cell>
          <table:table-cell office:value-type="float" office:value="25623" table:style-name="ce354">
            <text:p>25 623</text:p>
          </table:table-cell>
          <table:table-cell office:value-type="float" office:value="7.2001416255465509" table:style-name="ce338">
            <text:p>7,2<text:s text:c="5"/></text:p>
          </table:table-cell>
          <table:table-cell office:value-type="float" office:value="24590" table:style-name="ce358">
            <text:p>24 590</text:p>
          </table:table-cell>
          <table:table-cell office:value-type="float" office:value="7.0669245514557746" table:style-name="ce339">
            <text:p>7,1<text:s text:c="5"/></text:p>
          </table:table-cell>
          <table:table-cell office:value-type="float" office:value="33571" table:style-name="ce358">
            <text:p>33 571</text:p>
          </table:table-cell>
          <table:table-cell office:value-type="float" office:value="7.9109904585504252" table:style-name="ce340">
            <text:p>7,9<text:s text:c="5"/></text:p>
          </table:table-cell>
          <table:table-cell office:value-type="float" office:value="1033" table:style-name="ce120">
            <text:p>+1 033</text:p>
          </table:table-cell>
          <table:table-cell office:value-type="float" office:value="4.2008946726311507" table:style-name="ce121">
            <text:p>+4,2<text:s text:c="3"/></text:p>
          </table:table-cell>
          <table:table-cell office:value-type="float" office:value="-7948" table:style-name="ce120">
            <text:p><text:s/>-7 948</text:p>
          </table:table-cell>
          <table:table-cell office:value-type="float" office:value="-23.675195853564087" table:style-name="ce121">
            <text:p>-23,7<text:s text:c="3"/></text:p>
          </table:table-cell>
          <table:table-cell table:style-name="ce7"/>
          <table:table-cell table:number-columns-repeated="16371"/>
        </table:table-row>
        <table:table-row table:style-name="ro44">
          <table:table-cell/>
          <table:table-cell office:value-type="string" table:style-name="ce360">
            <text:p>REG.AUTÓNOMAS</text:p>
          </table:table-cell>
          <table:table-cell office:value-type="float" office:value="20884" table:style-name="ce353">
            <text:p>20 884</text:p>
          </table:table-cell>
          <table:table-cell office:value-type="float" office:value="5.8684680836714733" table:style-name="ce335">
            <text:p>5,9<text:s text:c="5"/></text:p>
          </table:table-cell>
          <table:table-cell office:value-type="float" office:value="20831" table:style-name="ce357">
            <text:p>20 831</text:p>
          </table:table-cell>
          <table:table-cell office:value-type="float" office:value="5.9866248609749997" table:style-name="ce336">
            <text:p>6,0<text:s text:c="5"/></text:p>
          </table:table-cell>
          <table:table-cell office:value-type="float" office:value="27381" table:style-name="ce357">
            <text:p>27 381</text:p>
          </table:table-cell>
          <table:table-cell office:value-type="float" office:value="6.4523198518235736" table:style-name="ce337">
            <text:p>6,5<text:s text:c="5"/></text:p>
          </table:table-cell>
          <table:table-cell office:value-type="float" office:value="53" table:style-name="ce113">
            <text:p>+ 53</text:p>
          </table:table-cell>
          <table:table-cell office:value-type="float" office:value="0.2544284959915511" table:style-name="ce114">
            <text:p>+0,3<text:s text:c="3"/></text:p>
          </table:table-cell>
          <table:table-cell office:value-type="float" office:value="-6497" table:style-name="ce113">
            <text:p><text:s/>-6 497</text:p>
          </table:table-cell>
          <table:table-cell office:value-type="float" office:value="-23.728132646725832" table:style-name="ce114">
            <text:p>-23,7<text:s text:c="3"/></text:p>
          </table:table-cell>
          <table:table-cell table:style-name="ce6"/>
          <table:table-cell table:number-columns-repeated="16371"/>
        </table:table-row>
        <table:table-row table:style-name="ro7">
          <table:table-cell/>
          <table:table-cell office:value-type="string" table:style-name="ce361">
            <text:p>Açores</text:p>
          </table:table-cell>
          <table:table-cell office:value-type="float" office:value="6415" table:style-name="ce354">
            <text:p>6 415</text:p>
          </table:table-cell>
          <table:table-cell office:value-type="float" office:value="1.8026346847707577" table:style-name="ce338">
            <text:p>1,8<text:s text:c="5"/></text:p>
          </table:table-cell>
          <table:table-cell office:value-type="float" office:value="6349" table:style-name="ce358">
            <text:p>6 349</text:p>
          </table:table-cell>
          <table:table-cell office:value-type="float" office:value="1.8246402593408995" table:style-name="ce339">
            <text:p>1,8<text:s text:c="5"/></text:p>
          </table:table-cell>
          <table:table-cell office:value-type="float" office:value="7032" table:style-name="ce358">
            <text:p>7 032</text:p>
          </table:table-cell>
          <table:table-cell office:value-type="float" office:value="1.6570875131669178" table:style-name="ce340">
            <text:p>1,7<text:s text:c="5"/></text:p>
          </table:table-cell>
          <table:table-cell office:value-type="float" office:value="66" table:style-name="ce120">
            <text:p>+ 66</text:p>
          </table:table-cell>
          <table:table-cell office:value-type="float" office:value="1.0395337848480075" table:style-name="ce121">
            <text:p>+1,0<text:s text:c="3"/></text:p>
          </table:table-cell>
          <table:table-cell office:value-type="float" office:value="-617" table:style-name="ce120">
            <text:p><text:s/>- 617</text:p>
          </table:table-cell>
          <table:table-cell office:value-type="float" office:value="-8.7741751990898749" table:style-name="ce121">
            <text:p>-8,8<text:s text:c="3"/></text:p>
          </table:table-cell>
          <table:table-cell table:style-name="ce6"/>
          <table:table-cell table:number-columns-repeated="16371"/>
        </table:table-row>
        <table:table-row table:style-name="ro14">
          <table:table-cell/>
          <table:table-cell office:value-type="string" table:style-name="ce361">
            <text:p>Madeira</text:p>
          </table:table-cell>
          <table:table-cell office:value-type="float" office:value="14469" table:style-name="ce354">
            <text:p>14 469</text:p>
          </table:table-cell>
          <table:table-cell office:value-type="float" office:value="4.0658333989007156" table:style-name="ce338">
            <text:p>4,1<text:s text:c="5"/></text:p>
          </table:table-cell>
          <table:table-cell office:value-type="float" office:value="14482" table:style-name="ce358">
            <text:p>14 482</text:p>
          </table:table-cell>
          <table:table-cell office:value-type="float" office:value="4.1619846016341011" table:style-name="ce339">
            <text:p>4,2<text:s text:c="5"/></text:p>
          </table:table-cell>
          <table:table-cell office:value-type="float" office:value="20349" table:style-name="ce358">
            <text:p>20 349</text:p>
          </table:table-cell>
          <table:table-cell office:value-type="float" office:value="4.795232338656656" table:style-name="ce340">
            <text:p>4,8<text:s text:c="5"/></text:p>
          </table:table-cell>
          <table:table-cell office:value-type="float" office:value="-13" table:style-name="ce120">
            <text:p><text:s/>- 13</text:p>
          </table:table-cell>
          <table:table-cell office:value-type="float" office:value="-8.9766606822262118E-2" table:style-name="ce121">
            <text:p>-0,1<text:s text:c="3"/></text:p>
          </table:table-cell>
          <table:table-cell office:value-type="float" office:value="-5880" table:style-name="ce120">
            <text:p><text:s/>-5 880</text:p>
          </table:table-cell>
          <table:table-cell office:value-type="float" office:value="-28.895768833849328" table:style-name="ce121">
            <text:p>-28,9<text:s text:c="3"/></text:p>
          </table:table-cell>
          <table:table-cell table:style-name="ce6"/>
          <table:table-cell table:number-columns-repeated="16371"/>
        </table:table-row>
        <table:table-row table:style-name="ro35">
          <table:table-cell/>
          <table:table-cell table:style-name="ce347"/>
          <table:table-cell table:style-name="ce355"/>
          <table:table-cell table:style-name="ce323"/>
          <table:table-cell table:style-name="ce359"/>
          <table:table-cell table:style-name="ce348"/>
          <table:table-cell table:style-name="ce359"/>
          <table:table-cell table:style-name="ce349"/>
          <table:table-cell table:style-name="ce350"/>
          <table:table-cell table:style-name="ce351"/>
          <table:table-cell table:style-name="ce350"/>
          <table:table-cell table:style-name="ce351"/>
          <table:table-cell table:style-name="ce19"/>
          <table:table-cell table:number-columns-repeated="16371"/>
        </table:table-row>
        <table:table-row table:style-name="ro14">
          <table:table-cell/>
          <table:table-cell office:value-type="string" table:style-name="ce362">
            <text:p><text:s text:c="4"/>(1) - Mês homólogo do ano anterior</text:p>
          </table:table-cell>
          <table:table-cell table:number-columns-repeated="2" table:style-name="ce2"/>
          <table:table-cell table:number-columns-repeated="4" table:style-name="ce24"/>
          <table:table-cell table:style-name="ce2"/>
          <table:table-cell table:style-name="ce10"/>
          <table:table-cell table:number-columns-repeated="2" table:style-name="ce2"/>
          <table:table-cell table:number-columns-repeated="16372" table:style-name="ce1"/>
        </table:table-row>
        <table:table-row table:number-rows-repeated="7" table:style-name="ro14">
          <table:table-cell table:number-columns-repeated="16384"/>
        </table:table-row>
        <table:table-row table:style-name="ro34">
          <table:table-cell/>
          <table:table-cell office:value-type="string" table:style-name="ce160">
            <text:p><text:s/>Quadro 4 - DESEMPREGO REGISTADO, <text:s text:c="2"/>POR <text:s/>GRUPOS <text:s/>DE <text:s/>PROFISSÕES<text:s/></text:p>
          </table:table-cell>
          <table:table-cell table:number-columns-repeated="8" table:style-name="ce160"/>
          <table:table-cell office:value-type="string" table:number-columns-spanned="2" table:number-rows-spanned="1" table:style-name="ce539">
            <text:p>CONTINENTE</text:p>
          </table:table-cell>
          <table:covered-table-cell/>
          <table:table-cell table:number-columns-repeated="16372" table:style-name="ce1"/>
        </table:table-row>
        <table:table-row table:style-name="ro34">
          <table:table-cell/>
          <table:table-cell office:value-type="string" table:style-name="ce187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4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20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540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0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8">
            <text:p>JANEIRO 2022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DEZEMBR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JANEIRO 2021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554">
            <text:p>Mês <text:s/>anterior</text:p>
          </table:table-cell>
          <table:covered-table-cell/>
          <table:table-cell office:value-type="string" table:number-columns-spanned="2" table:number-rows-spanned="1" table:style-name="ce542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20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16372" table:style-name="ce1"/>
        </table:table-row>
        <table:table-row table:style-name="ro45">
          <table:table-cell/>
          <table:table-cell table:style-name="ce28"/>
          <table:table-cell table:style-name="ce102"/>
          <table:table-cell table:style-name="ce329"/>
          <table:table-cell table:style-name="ce100"/>
          <table:table-cell table:style-name="ce331"/>
          <table:table-cell table:style-name="ce59"/>
          <table:table-cell table:style-name="ce333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 table:style-name="ce1"/>
        </table:table-row>
        <table:table-row table:style-name="ro27">
          <table:table-cell/>
          <table:table-cell office:value-type="string" table:style-name="ce189">
            <text:p>Total</text:p>
          </table:table-cell>
          <table:table-cell office:value-type="float" office:value="334984" table:style-name="ce109">
            <text:p>334 984</text:p>
          </table:table-cell>
          <table:table-cell office:value-type="float" office:value="99.999999999999986" table:style-name="ce321">
            <text:p>100,0<text:s text:c="5"/></text:p>
          </table:table-cell>
          <table:table-cell office:value-type="float" office:value="327128" table:style-name="ce149">
            <text:p>327 128</text:p>
          </table:table-cell>
          <table:table-cell office:value-type="float" office:value="100" table:style-name="ce324">
            <text:p>100,0<text:s text:c="5"/></text:p>
          </table:table-cell>
          <table:table-cell office:value-type="float" office:value="396978" table:style-name="ce111">
            <text:p>396 978</text:p>
          </table:table-cell>
          <table:table-cell office:value-type="float" office:value="100" table:style-name="ce327">
            <text:p>100,0<text:s text:c="5"/></text:p>
          </table:table-cell>
          <table:table-cell office:value-type="float" office:value="7856" table:style-name="ce113">
            <text:p>+7 856</text:p>
          </table:table-cell>
          <table:table-cell office:value-type="float" office:value="2.4015064439607738" table:style-name="ce114">
            <text:p>+2,4<text:s text:c="3"/></text:p>
          </table:table-cell>
          <table:table-cell office:value-type="float" office:value="-61994" table:style-name="ce113">
            <text:p><text:s/>-61 994</text:p>
          </table:table-cell>
          <table:table-cell office:value-type="float" office:value="-15.616482525480002" table:style-name="ce114">
            <text:p>-15,6<text:s text:c="3"/></text:p>
          </table:table-cell>
          <table:table-cell table:style-name="ce12"/>
          <table:table-cell table:style-name="ce491"/>
          <table:table-cell table:number-columns-repeated="16370"/>
        </table:table-row>
        <table:table-row table:style-name="ro20">
          <table:table-cell/>
          <table:table-cell office:value-type="string" table:style-name="ce188">
            <text:p>1- Repres. poder legisla., órgãos exec., dirig., dir. e gestores execu.</text:p>
          </table:table-cell>
          <table:table-cell office:value-type="float" office:value="8676" table:style-name="ce116">
            <text:p>8 676</text:p>
          </table:table-cell>
          <table:table-cell office:value-type="float" office:value="2.5899744465407304" table:style-name="ce322">
            <text:p>2,6<text:s text:c="5"/></text:p>
          </table:table-cell>
          <table:table-cell office:value-type="float" office:value="8406" table:style-name="ce151">
            <text:p>8 406</text:p>
          </table:table-cell>
          <table:table-cell office:value-type="float" office:value="2.5696363502971313" table:style-name="ce325">
            <text:p>2,6<text:s text:c="5"/></text:p>
          </table:table-cell>
          <table:table-cell office:value-type="float" office:value="9661" table:style-name="ce118">
            <text:p>9 661</text:p>
          </table:table-cell>
          <table:table-cell office:value-type="float" office:value="2.4336361208933495" table:style-name="ce328">
            <text:p>2,4<text:s text:c="5"/></text:p>
          </table:table-cell>
          <table:table-cell office:value-type="float" office:value="270" table:style-name="ce120">
            <text:p>+ 270</text:p>
          </table:table-cell>
          <table:table-cell office:value-type="float" office:value="3.2119914346895073" table:style-name="ce121">
            <text:p>+3,2<text:s text:c="3"/></text:p>
          </table:table-cell>
          <table:table-cell office:value-type="float" office:value="-985" table:style-name="ce120">
            <text:p><text:s/>- 985</text:p>
          </table:table-cell>
          <table:table-cell office:value-type="float" office:value="-10.195631922161267" table:style-name="ce121">
            <text:p>-10,2<text:s text:c="3"/></text:p>
          </table:table-cell>
          <table:table-cell table:style-name="ce12"/>
          <table:table-cell table:style-name="ce491"/>
          <table:table-cell table:number-columns-repeated="16370"/>
        </table:table-row>
        <table:table-row table:style-name="ro20">
          <table:table-cell/>
          <table:table-cell office:value-type="string" table:style-name="ce188">
            <text:p>2- Especialistas das atividades intelectuais e científicas</text:p>
          </table:table-cell>
          <table:table-cell office:value-type="float" office:value="35919" table:style-name="ce116">
            <text:p>35 919</text:p>
          </table:table-cell>
          <table:table-cell office:value-type="float" office:value="10.722601676497982" table:style-name="ce322">
            <text:p>10,7<text:s text:c="5"/></text:p>
          </table:table-cell>
          <table:table-cell office:value-type="float" office:value="34887" table:style-name="ce151">
            <text:p>34 887</text:p>
          </table:table-cell>
          <table:table-cell office:value-type="float" office:value="10.664632804284562" table:style-name="ce325">
            <text:p>10,7<text:s text:c="5"/></text:p>
          </table:table-cell>
          <table:table-cell office:value-type="float" office:value="40379" table:style-name="ce118">
            <text:p>40 379</text:p>
          </table:table-cell>
          <table:table-cell office:value-type="float" office:value="10.171596410884231" table:style-name="ce328">
            <text:p>10,2<text:s text:c="5"/></text:p>
          </table:table-cell>
          <table:table-cell office:value-type="float" office:value="1032" table:style-name="ce120">
            <text:p>+1 032</text:p>
          </table:table-cell>
          <table:table-cell office:value-type="float" office:value="2.9581219365379656" table:style-name="ce121">
            <text:p>+3,0<text:s text:c="3"/></text:p>
          </table:table-cell>
          <table:table-cell office:value-type="float" office:value="-4460" table:style-name="ce120">
            <text:p><text:s/>-4 460</text:p>
          </table:table-cell>
          <table:table-cell office:value-type="float" office:value="-11.045345352782387" table:style-name="ce121">
            <text:p>-11,0<text:s text:c="3"/></text:p>
          </table:table-cell>
          <table:table-cell table:style-name="ce15"/>
          <table:table-cell table:style-name="ce491"/>
          <table:table-cell table:number-columns-repeated="16370"/>
        </table:table-row>
        <table:table-row table:style-name="ro20">
          <table:table-cell/>
          <table:table-cell office:value-type="string" table:style-name="ce188">
            <text:p>3- Técnicos e profissões de nível intermédio</text:p>
          </table:table-cell>
          <table:table-cell office:value-type="float" office:value="31767" table:style-name="ce116">
            <text:p>31 767</text:p>
          </table:table-cell>
          <table:table-cell office:value-type="float" office:value="9.4831394932295261" table:style-name="ce322">
            <text:p>9,5<text:s text:c="5"/></text:p>
          </table:table-cell>
          <table:table-cell office:value-type="float" office:value="30876" table:style-name="ce151">
            <text:p>30 876</text:p>
          </table:table-cell>
          <table:table-cell office:value-type="float" office:value="9.4385072509843244" table:style-name="ce325">
            <text:p>9,4<text:s text:c="5"/></text:p>
          </table:table-cell>
          <table:table-cell office:value-type="float" office:value="36088" table:style-name="ce118">
            <text:p>36 088</text:p>
          </table:table-cell>
          <table:table-cell office:value-type="float" office:value="9.0906800880653336" table:style-name="ce328">
            <text:p>9,1<text:s text:c="5"/></text:p>
          </table:table-cell>
          <table:table-cell office:value-type="float" office:value="891" table:style-name="ce120">
            <text:p>+ 891</text:p>
          </table:table-cell>
          <table:table-cell office:value-type="float" office:value="2.8857364943645551" table:style-name="ce121">
            <text:p>+2,9<text:s text:c="3"/></text:p>
          </table:table-cell>
          <table:table-cell office:value-type="float" office:value="-4321" table:style-name="ce120">
            <text:p><text:s/>-4 321</text:p>
          </table:table-cell>
          <table:table-cell office:value-type="float" office:value="-11.973509199733984" table:style-name="ce121">
            <text:p>-12,0<text:s text:c="3"/></text:p>
          </table:table-cell>
          <table:table-cell table:style-name="ce15"/>
          <table:table-cell table:style-name="ce491"/>
          <table:table-cell table:number-columns-repeated="16370"/>
        </table:table-row>
        <table:table-row table:style-name="ro20">
          <table:table-cell/>
          <table:table-cell office:value-type="string" table:style-name="ce190">
            <text:p>4- Pessoal administrativo</text:p>
          </table:table-cell>
          <table:table-cell office:value-type="float" office:value="39176" table:style-name="ce116">
            <text:p>39 176</text:p>
          </table:table-cell>
          <table:table-cell office:value-type="float" office:value="11.694886919972298" table:style-name="ce322">
            <text:p>11,7<text:s text:c="5"/></text:p>
          </table:table-cell>
          <table:table-cell office:value-type="float" office:value="38036" table:style-name="ce151">
            <text:p>38 036</text:p>
          </table:table-cell>
          <table:table-cell office:value-type="float" office:value="11.627252940744908" table:style-name="ce325">
            <text:p>11,6<text:s text:c="5"/></text:p>
          </table:table-cell>
          <table:table-cell office:value-type="float" office:value="46041" table:style-name="ce118">
            <text:p>46 041</text:p>
          </table:table-cell>
          <table:table-cell office:value-type="float" office:value="11.597871922373532" table:style-name="ce328">
            <text:p>11,6<text:s text:c="5"/></text:p>
          </table:table-cell>
          <table:table-cell office:value-type="float" office:value="1140" table:style-name="ce120">
            <text:p>+1 140</text:p>
          </table:table-cell>
          <table:table-cell office:value-type="float" office:value="2.9971605847092229" table:style-name="ce121">
            <text:p>+3,0<text:s text:c="3"/></text:p>
          </table:table-cell>
          <table:table-cell office:value-type="float" office:value="-6865" table:style-name="ce120">
            <text:p><text:s/>-6 865</text:p>
          </table:table-cell>
          <table:table-cell office:value-type="float" office:value="-14.910623140244564" table:style-name="ce121">
            <text:p>-14,9<text:s text:c="3"/></text:p>
          </table:table-cell>
          <table:table-cell table:style-name="ce16"/>
          <table:table-cell table:style-name="ce491"/>
          <table:table-cell table:number-columns-repeated="16370"/>
        </table:table-row>
        <table:table-row table:style-name="ro20">
          <table:table-cell/>
          <table:table-cell office:value-type="string" table:style-name="ce191">
            <text:p>5- Trab. serviços pessoais, de proteção e segurança e vendedores</text:p>
          </table:table-cell>
          <table:table-cell office:value-type="float" office:value="72250" table:style-name="ce116">
            <text:p>72 250</text:p>
          </table:table-cell>
          <table:table-cell office:value-type="float" office:value="21.5681943018174" table:style-name="ce322">
            <text:p>21,6<text:s text:c="5"/></text:p>
          </table:table-cell>
          <table:table-cell office:value-type="float" office:value="69414" table:style-name="ce151">
            <text:p>69 414</text:p>
          </table:table-cell>
          <table:table-cell office:value-type="float" office:value="21.219216942603509" table:style-name="ce325">
            <text:p>21,2<text:s text:c="5"/></text:p>
          </table:table-cell>
          <table:table-cell office:value-type="float" office:value="90581" table:style-name="ce118">
            <text:p>90 581</text:p>
          </table:table-cell>
          <table:table-cell office:value-type="float" office:value="22.817637249419363" table:style-name="ce328">
            <text:p>22,8<text:s text:c="5"/></text:p>
          </table:table-cell>
          <table:table-cell office:value-type="float" office:value="2836" table:style-name="ce120">
            <text:p>+2 836</text:p>
          </table:table-cell>
          <table:table-cell office:value-type="float" office:value="4.0856311406920796" table:style-name="ce121">
            <text:p>+4,1<text:s text:c="3"/></text:p>
          </table:table-cell>
          <table:table-cell office:value-type="float" office:value="-18331" table:style-name="ce120">
            <text:p><text:s/>-18 331</text:p>
          </table:table-cell>
          <table:table-cell office:value-type="float" office:value="-20.237135823185877" table:style-name="ce121">
            <text:p>-20,2<text:s text:c="3"/></text:p>
          </table:table-cell>
          <table:table-cell table:style-name="ce16"/>
          <table:table-cell table:style-name="ce491"/>
          <table:table-cell table:number-columns-repeated="16370"/>
        </table:table-row>
        <table:table-row table:style-name="ro20">
          <table:table-cell/>
          <table:table-cell office:value-type="string" table:style-name="ce188">
            <text:p>6- Agricultores e trab. qualificados da agric., <text:s/>pesca e floresta</text:p>
          </table:table-cell>
          <table:table-cell office:value-type="float" office:value="10300" table:style-name="ce116">
            <text:p>10 300</text:p>
          </table:table-cell>
          <table:table-cell office:value-type="float" office:value="3.074773720535906" table:style-name="ce322">
            <text:p>3,1<text:s text:c="5"/></text:p>
          </table:table-cell>
          <table:table-cell office:value-type="float" office:value="10330" table:style-name="ce151">
            <text:p>10 330</text:p>
          </table:table-cell>
          <table:table-cell office:value-type="float" office:value="3.1577853317355893" table:style-name="ce325">
            <text:p>3,2<text:s text:c="5"/></text:p>
          </table:table-cell>
          <table:table-cell office:value-type="float" office:value="11444" table:style-name="ce118">
            <text:p>11 444</text:p>
          </table:table-cell>
          <table:table-cell office:value-type="float" office:value="2.8827793983545686" table:style-name="ce328">
            <text:p>2,9<text:s text:c="5"/></text:p>
          </table:table-cell>
          <table:table-cell office:value-type="float" office:value="-30" table:style-name="ce120">
            <text:p><text:s/>- 30</text:p>
          </table:table-cell>
          <table:table-cell office:value-type="float" office:value="-0.29041626331074544" table:style-name="ce121">
            <text:p>-0,3<text:s text:c="3"/></text:p>
          </table:table-cell>
          <table:table-cell office:value-type="float" office:value="-1144" table:style-name="ce120">
            <text:p><text:s/>-1 144</text:p>
          </table:table-cell>
          <table:table-cell office:value-type="float" office:value="-9.9965047186298488" table:style-name="ce121">
            <text:p>-10,0<text:s text:c="3"/></text:p>
          </table:table-cell>
          <table:table-cell table:style-name="ce21"/>
          <table:table-cell table:style-name="ce491"/>
          <table:table-cell table:number-columns-repeated="16370"/>
        </table:table-row>
        <table:table-row table:style-name="ro20">
          <table:table-cell/>
          <table:table-cell office:value-type="string" table:style-name="ce188">
            <text:p>7- Trabalhadores qualificados da indústria, construção e artífices</text:p>
          </table:table-cell>
          <table:table-cell office:value-type="float" office:value="32188" table:style-name="ce116">
            <text:p>32 188</text:p>
          </table:table-cell>
          <table:table-cell office:value-type="float" office:value="9.6088171375349258" table:style-name="ce322">
            <text:p>9,6<text:s text:c="5"/></text:p>
          </table:table-cell>
          <table:table-cell office:value-type="float" office:value="32294" table:style-name="ce151">
            <text:p>32 294</text:p>
          </table:table-cell>
          <table:table-cell office:value-type="float" office:value="9.8719767185933343" table:style-name="ce325">
            <text:p>9,9<text:s text:c="5"/></text:p>
          </table:table-cell>
          <table:table-cell office:value-type="float" office:value="39828" table:style-name="ce118">
            <text:p>39 828</text:p>
          </table:table-cell>
          <table:table-cell office:value-type="float" office:value="10.032797787282922" table:style-name="ce328">
            <text:p>10,0<text:s text:c="5"/></text:p>
          </table:table-cell>
          <table:table-cell office:value-type="float" office:value="-106" table:style-name="ce120">
            <text:p><text:s/>- 106</text:p>
          </table:table-cell>
          <table:table-cell office:value-type="float" office:value="-0.32823434693751163" table:style-name="ce121">
            <text:p>-0,3<text:s text:c="3"/></text:p>
          </table:table-cell>
          <table:table-cell office:value-type="float" office:value="-7640" table:style-name="ce120">
            <text:p><text:s/>-7 640</text:p>
          </table:table-cell>
          <table:table-cell office:value-type="float" office:value="-19.182484684141809" table:style-name="ce121">
            <text:p>-19,2<text:s text:c="3"/></text:p>
          </table:table-cell>
          <table:table-cell table:style-name="ce19"/>
          <table:table-cell table:style-name="ce491"/>
          <table:table-cell table:number-columns-repeated="16370"/>
        </table:table-row>
        <table:table-row table:style-name="ro20">
          <table:table-cell/>
          <table:table-cell office:value-type="string" table:style-name="ce192">
            <text:p>8- Operadores de instalações e máquinas e trab. da montagem</text:p>
          </table:table-cell>
          <table:table-cell office:value-type="float" office:value="19578" table:style-name="ce116">
            <text:p>19 578</text:p>
          </table:table-cell>
          <table:table-cell office:value-type="float" office:value="5.8444582427817453" table:style-name="ce322">
            <text:p>5,8<text:s text:c="5"/></text:p>
          </table:table-cell>
          <table:table-cell office:value-type="float" office:value="19377" table:style-name="ce151">
            <text:p>19 377</text:p>
          </table:table-cell>
          <table:table-cell office:value-type="float" office:value="5.9233694455992758" table:style-name="ce325">
            <text:p>5,9<text:s text:c="5"/></text:p>
          </table:table-cell>
          <table:table-cell office:value-type="float" office:value="24057" table:style-name="ce118">
            <text:p>24 057</text:p>
          </table:table-cell>
          <table:table-cell office:value-type="float" office:value="6.0600335534966669" table:style-name="ce328">
            <text:p>6,1<text:s text:c="5"/></text:p>
          </table:table-cell>
          <table:table-cell office:value-type="float" office:value="201" table:style-name="ce120">
            <text:p>+ 201</text:p>
          </table:table-cell>
          <table:table-cell office:value-type="float" office:value="1.0373122774423287" table:style-name="ce121">
            <text:p>+1,0<text:s text:c="3"/></text:p>
          </table:table-cell>
          <table:table-cell office:value-type="float" office:value="-4479" table:style-name="ce120">
            <text:p><text:s/>-4 479</text:p>
          </table:table-cell>
          <table:table-cell office:value-type="float" office:value="-18.618281581244545" table:style-name="ce121">
            <text:p>-18,6<text:s text:c="3"/></text:p>
          </table:table-cell>
          <table:table-cell table:style-name="ce20"/>
          <table:table-cell table:style-name="ce491"/>
          <table:table-cell table:number-columns-repeated="16370"/>
        </table:table-row>
        <table:table-row table:style-name="ro20">
          <table:table-cell/>
          <table:table-cell office:value-type="string" table:style-name="ce191">
            <text:p>9- Trabalhadores não qualificados</text:p>
          </table:table-cell>
          <table:table-cell office:value-type="float" office:value="84954" table:style-name="ce116">
            <text:p>84 954</text:p>
          </table:table-cell>
          <table:table-cell office:value-type="float" office:value="25.36061423829198" table:style-name="ce322">
            <text:p>25,4<text:s text:c="5"/></text:p>
          </table:table-cell>
          <table:table-cell office:value-type="float" office:value="83361" table:style-name="ce151">
            <text:p>83 361</text:p>
          </table:table-cell>
          <table:table-cell office:value-type="float" office:value="25.482685676554745" table:style-name="ce325">
            <text:p>25,5<text:s text:c="5"/></text:p>
          </table:table-cell>
          <table:table-cell office:value-type="float" office:value="98714" table:style-name="ce118">
            <text:p>98 714</text:p>
          </table:table-cell>
          <table:table-cell office:value-type="float" office:value="24.86636539052542" table:style-name="ce328">
            <text:p>24,9<text:s text:c="5"/></text:p>
          </table:table-cell>
          <table:table-cell office:value-type="float" office:value="1593" table:style-name="ce120">
            <text:p>+1 593</text:p>
          </table:table-cell>
          <table:table-cell office:value-type="float" office:value="1.9109655594342678" table:style-name="ce121">
            <text:p>+1,9<text:s text:c="3"/></text:p>
          </table:table-cell>
          <table:table-cell office:value-type="float" office:value="-13760" table:style-name="ce120">
            <text:p><text:s/>-13 760</text:p>
          </table:table-cell>
          <table:table-cell office:value-type="float" office:value="-13.939258869056061" table:style-name="ce121">
            <text:p>-13,9<text:s text:c="3"/></text:p>
          </table:table-cell>
          <table:table-cell table:style-name="ce19"/>
          <table:table-cell table:style-name="ce491"/>
          <table:table-cell table:number-columns-repeated="16370"/>
        </table:table-row>
        <table:table-row table:style-name="ro20">
          <table:table-cell/>
          <table:table-cell office:value-type="string" table:style-name="ce191">
            <text:p>0- Profissões das Forças Armadas</text:p>
          </table:table-cell>
          <table:table-cell office:value-type="float" office:value="174" table:style-name="ce116">
            <text:p><text:s/>174</text:p>
          </table:table-cell>
          <table:table-cell office:value-type="float" office:value="5.1942779356625987E-2" table:style-name="ce322">
            <text:p>0,1<text:s text:c="5"/></text:p>
          </table:table-cell>
          <table:table-cell office:value-type="float" office:value="144" table:style-name="ce151">
            <text:p><text:s/>144</text:p>
          </table:table-cell>
          <table:table-cell office:value-type="float" office:value="4.4019466386246361E-2" table:style-name="ce325">
            <text:p>0,0<text:s text:c="5"/></text:p>
          </table:table-cell>
          <table:table-cell office:value-type="float" office:value="174" table:style-name="ce118">
            <text:p><text:s/>174</text:p>
          </table:table-cell>
          <table:table-cell office:value-type="float" office:value="4.3831144295149851E-2" table:style-name="ce328">
            <text:p>0,0<text:s text:c="5"/></text:p>
          </table:table-cell>
          <table:table-cell office:value-type="float" office:value="30" table:style-name="ce120">
            <text:p>+ 30</text:p>
          </table:table-cell>
          <table:table-cell office:value-type="float" office:value="20.833333333333336" table:style-name="ce121">
            <text:p>+20,8<text:s text:c="3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121">
            <text:p>+0,0<text:s text:c="3"/></text:p>
          </table:table-cell>
          <table:table-cell table:style-name="ce20"/>
          <table:table-cell table:style-name="ce491"/>
          <table:table-cell table:number-columns-repeated="16370"/>
        </table:table-row>
        <table:table-row table:style-name="ro20">
          <table:table-cell/>
          <table:table-cell office:value-type="string" table:style-name="ce191">
            <text:p><text:s text:c="5"/>Outros</text:p>
          </table:table-cell>
          <table:table-cell office:value-type="float" office:value="2" table:style-name="ce116">
            <text:p><text:s/>2</text:p>
          </table:table-cell>
          <table:table-cell office:value-type="float" office:value="5.9704344088075845E-4" table:style-name="ce322">
            <text:p>0,0<text:s text:c="5"/></text:p>
          </table:table-cell>
          <table:table-cell office:value-type="float" office:value="3" table:style-name="ce151">
            <text:p><text:s/>3</text:p>
          </table:table-cell>
          <table:table-cell office:value-type="float" office:value="9.1707221638013257E-4" table:style-name="ce325">
            <text:p>0,0<text:s text:c="5"/></text:p>
          </table:table-cell>
          <table:table-cell office:value-type="float" office:value="11" table:style-name="ce118">
            <text:p><text:s/>11</text:p>
          </table:table-cell>
          <table:table-cell office:value-type="float" office:value="2.7709344094634966E-3" table:style-name="ce328">
            <text:p>0,0<text:s text:c="5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33.333333333333329" table:style-name="ce121">
            <text:p>-33,3<text:s text:c="3"/></text:p>
          </table:table-cell>
          <table:table-cell office:value-type="float" office:value="-9" table:style-name="ce120">
            <text:p><text:s/>- 9</text:p>
          </table:table-cell>
          <table:table-cell office:value-type="float" office:value="-81.818181818181827" table:style-name="ce121">
            <text:p>-81,8<text:s text:c="3"/></text:p>
          </table:table-cell>
          <table:table-cell table:style-name="ce19"/>
          <table:table-cell table:style-name="ce491"/>
          <table:table-cell table:number-columns-repeated="16370"/>
        </table:table-row>
        <table:table-row table:style-name="ro46">
          <table:table-cell/>
          <table:table-cell table:style-name="ce179"/>
          <table:table-cell table:style-name="ce157"/>
          <table:table-cell table:style-name="ce330"/>
          <table:table-cell table:style-name="ce158"/>
          <table:table-cell table:style-name="ce332"/>
          <table:table-cell table:style-name="ce159"/>
          <table:table-cell table:style-name="ce334"/>
          <table:table-cell table:style-name="ce142"/>
          <table:table-cell table:style-name="ce143"/>
          <table:table-cell table:style-name="ce142"/>
          <table:table-cell table:style-name="ce143"/>
          <table:table-cell table:style-name="ce19"/>
          <table:table-cell table:number-columns-repeated="16371" table:style-name="ce1"/>
        </table:table-row>
        <table:table-row table:style-name="ro41">
          <table:table-cell/>
          <table:table-cell office:value-type="string" table:style-name="ce363">
            <text:p><text:s text:c="4"/>(1) - Mês homólogo do ano anterior</text:p>
          </table:table-cell>
          <table:table-cell table:number-columns-repeated="10" table:style-name="ce1"/>
          <table:table-cell table:style-name="ce20"/>
          <table:table-cell table:number-columns-repeated="16371" table:style-name="ce1"/>
        </table:table-row>
        <table:table-row table:number-rows-repeated="5" table:style-name="ro2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16371" table:style-name="ce1"/>
        </table:table-row>
        <table:table-row table:style-name="ro14">
          <table:table-cell/>
          <table:table-cell table:number-columns-repeated="3" table:style-name="ce1"/>
          <table:table-cell table:style-name="ce58"/>
          <table:table-cell table:number-columns-repeated="3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style-name="ro14">
          <table:table-cell/>
          <table:table-cell table:number-columns-repeated="3" table:style-name="ce1"/>
          <table:table-cell table:style-name="ce58"/>
          <table:table-cell table:number-columns-repeated="16379" table:style-name="ce1"/>
        </table:table-row>
        <table:table-row table:number-rows-repeated="15" table:style-name="ro14">
          <table:table-cell table:number-columns-repeated="16384"/>
        </table:table-row>
        <table:table-row table:style-name="ro14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/>
        </table:table-row>
        <table:table-row table:number-rows-repeated="1048501" table:style-name="ro14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8">
        <table:table-column table:style-name="co22" table:default-cell-style-name="ce1" table:visibility="collapse"/>
        <table:table-column table:style-name="co60" table:default-cell-style-name="ce1"/>
        <table:table-column table:style-name="co29" table:default-cell-style-name="ce1"/>
        <table:table-column table:style-name="co51" table:default-cell-style-name="ce1"/>
        <table:table-column table:style-name="co12" table:default-cell-style-name="ce1"/>
        <table:table-column table:style-name="co16" table:default-cell-style-name="ce1"/>
        <table:table-column table:style-name="co21" table:default-cell-style-name="ce1"/>
        <table:table-column table:style-name="co16" table:default-cell-style-name="ce1"/>
        <table:table-column table:style-name="co27" table:default-cell-style-name="ce1"/>
        <table:table-column table:style-name="co56" table:default-cell-style-name="ce1"/>
        <table:table-column table:style-name="co57" table:default-cell-style-name="ce1"/>
        <table:table-column table:style-name="co27" table:default-cell-style-name="ce1"/>
        <table:table-column table:style-name="co24" table:default-cell-style-name="ce1"/>
        <table:table-column table:style-name="co61" table:default-cell-style-name="ce1"/>
        <table:table-column table:style-name="co24" table:number-columns-repeated="3" table:default-cell-style-name="ce1"/>
        <table:table-column table:style-name="co62" table:default-cell-style-name="ce1"/>
        <table:table-column table:style-name="co24" table:number-columns-repeated="16366" table:default-cell-style-name="ce1"/>
        <table:table-row table:style-name="ro14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9" draw:name="Picture 184" svg:x="0.10302in" svg:y="0.13736in" svg:width="2.66253in" svg:height="0.6423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53" draw:name="CaixaDeTexto 11" svg:x="0.59849in" svg:y="0.25819in" svg:width="2.03161in" svg:height="0.50656in">
                <draw:text-box>
                  <text:p text:style-name="a52" text:class-names="" text:cond-style-name=""><text:span text:style-name="a50" text:class-names="">JANEIRO 2022</text:span><text:span text:style-name="a5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/>
          <table:table-cell table:style-name="ce1">
            <draw:frame draw:z-index="1" draw:id="id13" draw:style-name="a45" draw:name="Text Box 122" svg:x="0in" svg:y="0in" svg:width="0.97917in" svg:height="0.31597in">
              <draw:text-box>
                <text:p text:style-name="a42" text:class-names="" text:cond-style-name=""><text:span text:style-name="a39" text:class-names="">Página 8</text:span><text:span text:style-name="a40" text:class-names="">/14</text:span><text:span text:style-name="a41" text:class-names=""/></text:p>
                <text:p text:style-name="a44" text:class-names="" text:cond-style-name=""><text:span text:style-name="a43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4" draw:style-name="a48" draw:name="CaixaDeTexto 9" svg:x="0.43471in" svg:y="0.00966in" svg:width="1.42272in" svg:height="0.29757in">
              <draw:text-box>
                <text:p text:style-name="a47" text:class-names="" text:cond-style-name=""><text:span text:style-name="a4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4">
          <table:table-cell/>
          <table:table-cell table:number-columns-repeated="11" table:style-name="ce13"/>
          <table:table-cell table:style-name="ce2"/>
          <table:table-cell table:number-columns-repeated="16371"/>
        </table:table-row>
        <table:table-row table:style-name="ro14">
          <table:table-cell/>
          <table:table-cell table:number-columns-repeated="11" table:style-name="ce13"/>
          <table:table-cell table:number-columns-repeated="16372" table:style-name="ce1"/>
        </table:table-row>
        <table:table-row table:style-name="ro34">
          <table:table-cell/>
          <table:table-cell office:value-type="string" table:style-name="ce160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160"/>
          <table:table-cell office:value-type="string" table:number-columns-spanned="2" table:number-rows-spanned="1" table:style-name="ce539">
            <text:p>CONTINENTE</text:p>
          </table:table-cell>
          <table:covered-table-cell/>
          <table:table-cell table:style-name="ce2"/>
          <table:table-cell table:number-columns-repeated="16371"/>
        </table:table-row>
        <table:table-row table:style-name="ro34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37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14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540">
            <text:p>Variação</text:p>
          </table:table-cell>
          <table:covered-table-cell table:number-columns-repeated="3"/>
          <table:table-cell table:style-name="ce4"/>
          <table:table-cell table:number-columns-repeated="16371"/>
        </table:table-row>
        <table:table-row table:style-name="ro14">
          <table:table-cell/>
          <table:table-cell office:value-type="string" table:style-name="ce28">
            <text:p>CAE <text:s/>Rev.3</text:p>
          </table:table-cell>
          <table:table-cell office:value-type="string" table:style-name="ce178">
            <text:p>JANEIRO 2022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DEZEMBR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JANEIRO 2021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554">
            <text:p>Mês <text:s/>anterior</text:p>
          </table:table-cell>
          <table:covered-table-cell/>
          <table:table-cell office:value-type="string" table:number-columns-spanned="2" table:number-rows-spanned="1" table:style-name="ce542">
            <text:p>Mês <text:s/>homólogo<text:span text:style-name="T1">(1)<text:s/></text:span></text:p>
          </table:table-cell>
          <table:covered-table-cell/>
          <table:table-cell table:style-name="ce4"/>
          <table:table-cell table:number-columns-repeated="16371"/>
        </table:table-row>
        <table:table-row table:style-name="ro14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style-name="ce5"/>
          <table:table-cell table:number-columns-repeated="16371"/>
        </table:table-row>
        <table:table-row table:style-name="ro47">
          <table:table-cell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style-name="ce5"/>
          <table:table-cell table:number-columns-repeated="16371"/>
        </table:table-row>
        <table:table-row table:style-name="ro28">
          <table:table-cell/>
          <table:table-cell office:value-type="string" table:style-name="ce180">
            <text:p><text:s text:c="2"/>Total</text:p>
          </table:table-cell>
          <table:table-cell office:value-type="float" office:value="304143" table:style-name="ce109">
            <text:p>304 143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297229" table:style-name="ce111">
            <text:p>297 229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364972" table:style-name="ce111">
            <text:p>364 972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6914" table:style-name="ce113">
            <text:p>+6 914</text:p>
          </table:table-cell>
          <table:table-cell office:value-type="float" office:value="2.3261525625023127" table:style-name="ce114">
            <text:p>+2,3<text:s text:c="3"/></text:p>
          </table:table-cell>
          <table:table-cell office:value-type="float" office:value="-60829" table:style-name="ce113">
            <text:p><text:s/>-60 829</text:p>
          </table:table-cell>
          <table:table-cell office:value-type="float" office:value="-16.666757997873809" table:style-name="ce114">
            <text:p>-16,7<text:s text:c="3"/></text:p>
          </table:table-cell>
          <table:table-cell table:style-name="ce8"/>
          <table:table-cell table:number-columns-repeated="16371"/>
        </table:table-row>
        <table:table-row table:style-name="ro2">
          <table:table-cell table:style-name="ce314"/>
          <table:table-cell office:value-type="string" table:style-name="ce181">
            <text:p>Agricultura, produção animal, caça, floresta e pesca</text:p>
          </table:table-cell>
          <table:table-cell office:value-type="float" office:value="13558" table:style-name="ce109">
            <text:p>13 558</text:p>
          </table:table-cell>
          <table:table-cell office:value-type="float" office:value="4.4577715087968492" table:style-name="ce110">
            <text:p>4,5<text:s text:c="5"/></text:p>
          </table:table-cell>
          <table:table-cell office:value-type="float" office:value="13623" table:style-name="ce111">
            <text:p>13 623</text:p>
          </table:table-cell>
          <table:table-cell office:value-type="float" office:value="4.5833347351705251" table:style-name="ce112">
            <text:p>4,6<text:s text:c="5"/></text:p>
          </table:table-cell>
          <table:table-cell office:value-type="float" office:value="15892" table:style-name="ce111">
            <text:p>15 892</text:p>
          </table:table-cell>
          <table:table-cell office:value-type="float" office:value="4.354306631741613" table:style-name="ce112">
            <text:p>4,4<text:s text:c="5"/></text:p>
          </table:table-cell>
          <table:table-cell office:value-type="float" office:value="-65" table:style-name="ce113">
            <text:p><text:s/>- 65</text:p>
          </table:table-cell>
          <table:table-cell office:value-type="float" office:value="-0.47713425823974165" table:style-name="ce114">
            <text:p>-0,5<text:s text:c="3"/></text:p>
          </table:table-cell>
          <table:table-cell office:value-type="float" office:value="-2334" table:style-name="ce113">
            <text:p><text:s/>-2 334</text:p>
          </table:table-cell>
          <table:table-cell office:value-type="float" office:value="-14.686634784797381" table:style-name="ce114">
            <text:p>-14,7<text:s text:c="3"/></text:p>
          </table:table-cell>
          <table:table-cell table:style-name="ce156"/>
          <table:table-cell table:number-columns-repeated="16371" table:style-name="ce314"/>
        </table:table-row>
        <table:table-row table:style-name="ro48">
          <table:table-cell table:style-name="ce314"/>
          <table:table-cell office:value-type="string" table:style-name="ce182">
            <text:p>Indústria, energia e água e construção</text:p>
          </table:table-cell>
          <table:table-cell office:value-type="float" office:value="58561" table:style-name="ce127">
            <text:p>58 561</text:p>
          </table:table-cell>
          <table:table-cell office:value-type="float" office:value="19.254429659732427" table:style-name="ce128">
            <text:p>19,3<text:s text:c="5"/></text:p>
          </table:table-cell>
          <table:table-cell office:value-type="float" office:value="57865" table:style-name="ce111">
            <text:p>57 865</text:p>
          </table:table-cell>
          <table:table-cell office:value-type="float" office:value="19.468154184147576" table:style-name="ce112">
            <text:p>19,5<text:s text:c="5"/></text:p>
          </table:table-cell>
          <table:table-cell office:value-type="float" office:value="72588" table:style-name="ce111">
            <text:p>72 588</text:p>
          </table:table-cell>
          <table:table-cell office:value-type="float" office:value="19.888648992251458" table:style-name="ce112">
            <text:p>19,9<text:s text:c="5"/></text:p>
          </table:table-cell>
          <table:table-cell office:value-type="float" office:value="696" table:style-name="ce113">
            <text:p>+ 696</text:p>
          </table:table-cell>
          <table:table-cell office:value-type="float" office:value="1.2027996198047179" table:style-name="ce114">
            <text:p>+1,2<text:s text:c="3"/></text:p>
          </table:table-cell>
          <table:table-cell office:value-type="float" office:value="-14027" table:style-name="ce113">
            <text:p><text:s/>-14 027</text:p>
          </table:table-cell>
          <table:table-cell office:value-type="float" office:value="-19.324130710310243" table:style-name="ce114">
            <text:p>-19,3<text:s text:c="3"/></text:p>
          </table:table-cell>
          <table:table-cell table:style-name="ce156"/>
          <table:table-cell table:number-columns-repeated="16371" table:style-name="ce314"/>
        </table:table-row>
        <table:table-row table:style-name="ro49">
          <table:table-cell/>
          <table:table-cell office:value-type="string" table:style-name="ce183">
            <text:p>Indústrias extrativas</text:p>
          </table:table-cell>
          <table:table-cell office:value-type="float" office:value="1640" table:style-name="ce116">
            <text:p>1 640</text:p>
          </table:table-cell>
          <table:table-cell office:value-type="float" office:value="0.53922003794267837" table:style-name="ce117">
            <text:p>0,5<text:s text:c="5"/></text:p>
          </table:table-cell>
          <table:table-cell office:value-type="float" office:value="1584" table:style-name="ce118">
            <text:p>1 584</text:p>
          </table:table-cell>
          <table:table-cell office:value-type="float" office:value="0.53292242681568758" table:style-name="ce119">
            <text:p>0,5<text:s text:c="5"/></text:p>
          </table:table-cell>
          <table:table-cell office:value-type="float" office:value="1917" table:style-name="ce118">
            <text:p>1 917</text:p>
          </table:table-cell>
          <table:table-cell office:value-type="float" office:value="0.5252457722784214" table:style-name="ce119">
            <text:p>0,5<text:s text:c="5"/></text:p>
          </table:table-cell>
          <table:table-cell office:value-type="float" office:value="56" table:style-name="ce120">
            <text:p>+ 56</text:p>
          </table:table-cell>
          <table:table-cell office:value-type="float" office:value="3.535353535353535" table:style-name="ce121">
            <text:p>+3,5<text:s text:c="3"/></text:p>
          </table:table-cell>
          <table:table-cell office:value-type="float" office:value="-277" table:style-name="ce120">
            <text:p><text:s/>- 277</text:p>
          </table:table-cell>
          <table:table-cell office:value-type="float" office:value="-14.449660928534168" table:style-name="ce121">
            <text:p>-14,4<text:s text:c="3"/></text:p>
          </table:table-cell>
          <table:table-cell table:number-columns-repeated="16372" table:style-name="ce1"/>
        </table:table-row>
        <table:table-row table:style-name="ro49">
          <table:table-cell/>
          <table:table-cell office:value-type="string" table:style-name="ce184">
            <text:p>Indústrias alimentares das bebidas e do tabaco</text:p>
          </table:table-cell>
          <table:table-cell office:value-type="float" office:value="6106" table:style-name="ce116">
            <text:p>6 106</text:p>
          </table:table-cell>
          <table:table-cell office:value-type="float" office:value="2.0076082632182888" table:style-name="ce117">
            <text:p>2,0<text:s text:c="5"/></text:p>
          </table:table-cell>
          <table:table-cell office:value-type="float" office:value="5945" table:style-name="ce118">
            <text:p>5 945</text:p>
          </table:table-cell>
          <table:table-cell office:value-type="float" office:value="2.0001413051889285" table:style-name="ce119">
            <text:p>2,0<text:s text:c="5"/></text:p>
          </table:table-cell>
          <table:table-cell office:value-type="float" office:value="7824" table:style-name="ce118">
            <text:p>7 824</text:p>
          </table:table-cell>
          <table:table-cell office:value-type="float" office:value="2.1437260940565301" table:style-name="ce119">
            <text:p>2,1<text:s text:c="5"/></text:p>
          </table:table-cell>
          <table:table-cell office:value-type="float" office:value="161" table:style-name="ce120">
            <text:p>+ 161</text:p>
          </table:table-cell>
          <table:table-cell office:value-type="float" office:value="2.7081581160639194" table:style-name="ce121">
            <text:p>+2,7<text:s text:c="3"/></text:p>
          </table:table-cell>
          <table:table-cell office:value-type="float" office:value="-1718" table:style-name="ce120">
            <text:p><text:s/>-1 718</text:p>
          </table:table-cell>
          <table:table-cell office:value-type="float" office:value="-21.958077709611452" table:style-name="ce121">
            <text:p>-22,0<text:s text:c="3"/></text:p>
          </table:table-cell>
          <table:table-cell table:style-name="ce6"/>
          <table:table-cell table:number-columns-repeated="16371"/>
        </table:table-row>
        <table:table-row table:style-name="ro49">
          <table:table-cell/>
          <table:table-cell office:value-type="string" table:style-name="ce184">
            <text:p>Fabricação de têxteis</text:p>
          </table:table-cell>
          <table:table-cell office:value-type="float" office:value="2530" table:style-name="ce116">
            <text:p>2 530</text:p>
          </table:table-cell>
          <table:table-cell office:value-type="float" office:value="0.83184554633840002" table:style-name="ce153">
            <text:p>0,8<text:s text:c="5"/></text:p>
          </table:table-cell>
          <table:table-cell office:value-type="float" office:value="2495" table:style-name="ce154">
            <text:p>2 495</text:p>
          </table:table-cell>
          <table:table-cell office:value-type="float" office:value="0.83942011041991182" table:style-name="ce155">
            <text:p>0,8<text:s text:c="5"/></text:p>
          </table:table-cell>
          <table:table-cell office:value-type="float" office:value="3170" table:style-name="ce118">
            <text:p>3 170</text:p>
          </table:table-cell>
          <table:table-cell office:value-type="float" office:value="0.86855977992832334" table:style-name="ce155">
            <text:p>0,9<text:s text:c="5"/></text:p>
          </table:table-cell>
          <table:table-cell office:value-type="float" office:value="35" table:style-name="ce120">
            <text:p>+ 35</text:p>
          </table:table-cell>
          <table:table-cell office:value-type="float" office:value="1.402805611222445" table:style-name="ce121">
            <text:p>+1,4<text:s text:c="3"/></text:p>
          </table:table-cell>
          <table:table-cell office:value-type="float" office:value="-640" table:style-name="ce120">
            <text:p><text:s/>- 640</text:p>
          </table:table-cell>
          <table:table-cell office:value-type="float" office:value="-20.189274447949526" table:style-name="ce121">
            <text:p>-20,2<text:s text:c="3"/></text:p>
          </table:table-cell>
          <table:table-cell table:style-name="ce7"/>
          <table:table-cell table:number-columns-repeated="16371"/>
        </table:table-row>
        <table:table-row table:style-name="ro49">
          <table:table-cell/>
          <table:table-cell office:value-type="string" table:style-name="ce185">
            <text:p>Indústria do vestuário</text:p>
          </table:table-cell>
          <table:table-cell office:value-type="float" office:value="7510" table:style-name="ce116">
            <text:p>7 510</text:p>
          </table:table-cell>
          <table:table-cell office:value-type="float" office:value="2.4692332225301912" table:style-name="ce133">
            <text:p>2,5<text:s text:c="5"/></text:p>
          </table:table-cell>
          <table:table-cell office:value-type="float" office:value="7444" table:style-name="ce134">
            <text:p>7 444</text:p>
          </table:table-cell>
          <table:table-cell office:value-type="float" office:value="2.5044662532929154" table:style-name="ce135">
            <text:p>2,5<text:s text:c="5"/></text:p>
          </table:table-cell>
          <table:table-cell office:value-type="float" office:value="9875" table:style-name="ce118">
            <text:p>9 875</text:p>
          </table:table-cell>
          <table:table-cell office:value-type="float" office:value="2.7056870116063698" table:style-name="ce135">
            <text:p>2,7<text:s text:c="5"/></text:p>
          </table:table-cell>
          <table:table-cell office:value-type="float" office:value="66" table:style-name="ce120">
            <text:p>+ 66</text:p>
          </table:table-cell>
          <table:table-cell office:value-type="float" office:value="0.88662009672219233" table:style-name="ce121">
            <text:p>+0,9<text:s text:c="3"/></text:p>
          </table:table-cell>
          <table:table-cell office:value-type="float" office:value="-2365" table:style-name="ce120">
            <text:p><text:s/>-2 365</text:p>
          </table:table-cell>
          <table:table-cell office:value-type="float" office:value="-23.949367088607595" table:style-name="ce121">
            <text:p>-23,9<text:s text:c="3"/></text:p>
          </table:table-cell>
          <table:table-cell table:style-name="ce6"/>
          <table:table-cell table:number-columns-repeated="16371"/>
        </table:table-row>
        <table:table-row table:style-name="ro49">
          <table:table-cell/>
          <table:table-cell office:value-type="string" table:style-name="ce186">
            <text:p>Indústria do couro e dos produtos do couro</text:p>
          </table:table-cell>
          <table:table-cell office:value-type="float" office:value="3077" table:style-name="ce116">
            <text:p>3 077</text:p>
          </table:table-cell>
          <table:table-cell office:value-type="float" office:value="1.011695156554647" table:style-name="ce133">
            <text:p>1,0<text:s text:c="5"/></text:p>
          </table:table-cell>
          <table:table-cell office:value-type="float" office:value="3117" table:style-name="ce134">
            <text:p>3 117</text:p>
          </table:table-cell>
          <table:table-cell office:value-type="float" office:value="1.0486863664043549" table:style-name="ce135">
            <text:p>1,0<text:s text:c="5"/></text:p>
          </table:table-cell>
          <table:table-cell office:value-type="float" office:value="4587" table:style-name="ce118">
            <text:p>4 587</text:p>
          </table:table-cell>
          <table:table-cell office:value-type="float" office:value="1.256808741492498" table:style-name="ce135">
            <text:p>1,3<text:s text:c="5"/></text:p>
          </table:table-cell>
          <table:table-cell office:value-type="float" office:value="-40" table:style-name="ce120">
            <text:p><text:s/>- 40</text:p>
          </table:table-cell>
          <table:table-cell office:value-type="float" office:value="-1.2832852101379533" table:style-name="ce121">
            <text:p>-1,3<text:s text:c="3"/></text:p>
          </table:table-cell>
          <table:table-cell office:value-type="float" office:value="-1510" table:style-name="ce120">
            <text:p><text:s/>-1 510</text:p>
          </table:table-cell>
          <table:table-cell office:value-type="float" office:value="-32.9191192500545" table:style-name="ce121">
            <text:p>-32,9<text:s text:c="3"/></text:p>
          </table:table-cell>
          <table:table-cell table:style-name="ce6"/>
          <table:table-cell table:number-columns-repeated="16371"/>
        </table:table-row>
        <table:table-row table:style-name="ro49">
          <table:table-cell/>
          <table:table-cell office:value-type="string" table:style-name="ce186">
            <text:p>Indústria da madeira e da cortiça</text:p>
          </table:table-cell>
          <table:table-cell office:value-type="float" office:value="1782" table:style-name="ce116">
            <text:p>1 782</text:p>
          </table:table-cell>
          <table:table-cell office:value-type="float" office:value="0.58590860220356866" table:style-name="ce133">
            <text:p>0,6<text:s text:c="5"/></text:p>
          </table:table-cell>
          <table:table-cell office:value-type="float" office:value="1746" table:style-name="ce134">
            <text:p>1 746</text:p>
          </table:table-cell>
          <table:table-cell office:value-type="float" office:value="0.58742585683092841" table:style-name="ce135">
            <text:p>0,6<text:s text:c="5"/></text:p>
          </table:table-cell>
          <table:table-cell office:value-type="float" office:value="2169" table:style-name="ce118">
            <text:p>2 169</text:p>
          </table:table-cell>
          <table:table-cell office:value-type="float" office:value="0.59429216487840164" table:style-name="ce135">
            <text:p>0,6<text:s text:c="5"/></text:p>
          </table:table-cell>
          <table:table-cell office:value-type="float" office:value="36" table:style-name="ce120">
            <text:p>+ 36</text:p>
          </table:table-cell>
          <table:table-cell office:value-type="float" office:value="2.0618556701030926" table:style-name="ce121">
            <text:p>+2,1<text:s text:c="3"/></text:p>
          </table:table-cell>
          <table:table-cell office:value-type="float" office:value="-387" table:style-name="ce120">
            <text:p><text:s/>- 387</text:p>
          </table:table-cell>
          <table:table-cell office:value-type="float" office:value="-17.842323651452283" table:style-name="ce121">
            <text:p>-17,8<text:s text:c="3"/></text:p>
          </table:table-cell>
          <table:table-cell table:style-name="ce6"/>
          <table:table-cell table:number-columns-repeated="16371"/>
        </table:table-row>
        <table:table-row table:style-name="ro49">
          <table:table-cell/>
          <table:table-cell office:value-type="string" table:style-name="ce186">
            <text:p>Indústrias do papel, impressão e reprodução</text:p>
          </table:table-cell>
          <table:table-cell office:value-type="float" office:value="1168" table:style-name="ce116">
            <text:p>1 168</text:p>
          </table:table-cell>
          <table:table-cell office:value-type="float" office:value="0.38402988068112698" table:style-name="ce133">
            <text:p>0,4<text:s text:c="5"/></text:p>
          </table:table-cell>
          <table:table-cell office:value-type="float" office:value="1143" table:style-name="ce134">
            <text:p>1 143</text:p>
          </table:table-cell>
          <table:table-cell office:value-type="float" office:value="0.38455197844086547" table:style-name="ce135">
            <text:p>0,4<text:s text:c="5"/></text:p>
          </table:table-cell>
          <table:table-cell office:value-type="float" office:value="1339" table:style-name="ce118">
            <text:p>1 339</text:p>
          </table:table-cell>
          <table:table-cell office:value-type="float" office:value="0.36687745909275232" table:style-name="ce135">
            <text:p>0,4<text:s text:c="5"/></text:p>
          </table:table-cell>
          <table:table-cell office:value-type="float" office:value="25" table:style-name="ce120">
            <text:p>+ 25</text:p>
          </table:table-cell>
          <table:table-cell office:value-type="float" office:value="2.1872265966754156" table:style-name="ce121">
            <text:p>+2,2<text:s text:c="3"/></text:p>
          </table:table-cell>
          <table:table-cell office:value-type="float" office:value="-171" table:style-name="ce120">
            <text:p><text:s/>- 171</text:p>
          </table:table-cell>
          <table:table-cell office:value-type="float" office:value="-12.770724421209859" table:style-name="ce121">
            <text:p>-12,8<text:s text:c="3"/></text:p>
          </table:table-cell>
          <table:table-cell table:style-name="ce6"/>
          <table:table-cell table:number-columns-repeated="16371"/>
        </table:table-row>
        <table:table-row table:style-name="ro49">
          <table:table-cell/>
          <table:table-cell office:value-type="string" table:style-name="ce186">
            <text:p>Fab. produtos petrolíferos, químicos, farmacêuticos, borracha e plástico</text:p>
          </table:table-cell>
          <table:table-cell office:value-type="float" office:value="2164" table:style-name="ce116">
            <text:p>2 164</text:p>
          </table:table-cell>
          <table:table-cell office:value-type="float" office:value="0.7115074159194853" table:style-name="ce133">
            <text:p>0,7<text:s text:c="5"/></text:p>
          </table:table-cell>
          <table:table-cell office:value-type="float" office:value="2201" table:style-name="ce134">
            <text:p>2 201</text:p>
          </table:table-cell>
          <table:table-cell office:value-type="float" office:value="0.74050647817003057" table:style-name="ce135">
            <text:p>0,7<text:s text:c="5"/></text:p>
          </table:table-cell>
          <table:table-cell office:value-type="float" office:value="2448" table:style-name="ce118">
            <text:p>2 448</text:p>
          </table:table-cell>
          <table:table-cell office:value-type="float" office:value="0.67073638525695123" table:style-name="ce135">
            <text:p>0,7<text:s text:c="5"/></text:p>
          </table:table-cell>
          <table:table-cell office:value-type="float" office:value="-37" table:style-name="ce120">
            <text:p><text:s/>- 37</text:p>
          </table:table-cell>
          <table:table-cell office:value-type="float" office:value="-1.6810540663334848" table:style-name="ce121">
            <text:p>-1,7<text:s text:c="3"/></text:p>
          </table:table-cell>
          <table:table-cell office:value-type="float" office:value="-284" table:style-name="ce120">
            <text:p><text:s/>- 284</text:p>
          </table:table-cell>
          <table:table-cell office:value-type="float" office:value="-11.601307189542483" table:style-name="ce121">
            <text:p>-11,6<text:s text:c="3"/></text:p>
          </table:table-cell>
          <table:table-cell table:number-columns-repeated="16372" table:style-name="ce1"/>
        </table:table-row>
        <table:table-row table:style-name="ro49">
          <table:table-cell/>
          <table:table-cell office:value-type="string" table:style-name="ce186">
            <text:p>Fabricação de outros produtos minerais não metálicos</text:p>
          </table:table-cell>
          <table:table-cell office:value-type="float" office:value="1619" table:style-name="ce116">
            <text:p>1 619</text:p>
          </table:table-cell>
          <table:table-cell office:value-type="float" office:value="0.53231539111536352" table:style-name="ce133">
            <text:p>0,5<text:s text:c="5"/></text:p>
          </table:table-cell>
          <table:table-cell office:value-type="float" office:value="1589" table:style-name="ce134">
            <text:p>1 589</text:p>
          </table:table-cell>
          <table:table-cell office:value-type="float" office:value="0.53460463144578751" table:style-name="ce135">
            <text:p>0,5<text:s text:c="5"/></text:p>
          </table:table-cell>
          <table:table-cell office:value-type="float" office:value="1899" table:style-name="ce118">
            <text:p>1 899</text:p>
          </table:table-cell>
          <table:table-cell office:value-type="float" office:value="0.52031388709270854" table:style-name="ce135">
            <text:p>0,5<text:s text:c="5"/></text:p>
          </table:table-cell>
          <table:table-cell office:value-type="float" office:value="30" table:style-name="ce120">
            <text:p>+ 30</text:p>
          </table:table-cell>
          <table:table-cell office:value-type="float" office:value="1.8879798615481436" table:style-name="ce121">
            <text:p>+1,9<text:s text:c="3"/></text:p>
          </table:table-cell>
          <table:table-cell office:value-type="float" office:value="-280" table:style-name="ce120">
            <text:p><text:s/>- 280</text:p>
          </table:table-cell>
          <table:table-cell office:value-type="float" office:value="-14.74460242232754" table:style-name="ce121">
            <text:p>-14,7<text:s text:c="3"/></text:p>
          </table:table-cell>
          <table:table-cell table:number-columns-repeated="16372" table:style-name="ce1"/>
        </table:table-row>
        <table:table-row table:style-name="ro49">
          <table:table-cell/>
          <table:table-cell office:value-type="string" table:style-name="ce186">
            <text:p>Indústria metalúrgica de base e fab. produtos metálicos</text:p>
          </table:table-cell>
          <table:table-cell office:value-type="float" office:value="3415" table:style-name="ce116">
            <text:p>3 415</text:p>
          </table:table-cell>
          <table:table-cell office:value-type="float" office:value="1.1228270912038087" table:style-name="ce133">
            <text:p>1,1<text:s text:c="5"/></text:p>
          </table:table-cell>
          <table:table-cell office:value-type="float" office:value="3474" table:style-name="ce134">
            <text:p>3 474</text:p>
          </table:table-cell>
          <table:table-cell office:value-type="float" office:value="1.1687957769934965" table:style-name="ce135">
            <text:p>1,2<text:s text:c="5"/></text:p>
          </table:table-cell>
          <table:table-cell office:value-type="float" office:value="4127" table:style-name="ce118">
            <text:p>4 127</text:p>
          </table:table-cell>
          <table:table-cell office:value-type="float" office:value="1.1307716756353912" table:style-name="ce135">
            <text:p>1,1<text:s text:c="5"/></text:p>
          </table:table-cell>
          <table:table-cell office:value-type="float" office:value="-59" table:style-name="ce120">
            <text:p><text:s/>- 59</text:p>
          </table:table-cell>
          <table:table-cell office:value-type="float" office:value="-1.6983304548071387" table:style-name="ce121">
            <text:p>-1,7<text:s text:c="3"/></text:p>
          </table:table-cell>
          <table:table-cell office:value-type="float" office:value="-712" table:style-name="ce120">
            <text:p><text:s/>- 712</text:p>
          </table:table-cell>
          <table:table-cell office:value-type="float" office:value="-17.252241337533317" table:style-name="ce121">
            <text:p>-17,3<text:s text:c="3"/></text:p>
          </table:table-cell>
          <table:table-cell table:number-columns-repeated="16372" table:style-name="ce1"/>
        </table:table-row>
        <table:table-row table:style-name="ro49">
          <table:table-cell/>
          <table:table-cell office:value-type="string" table:style-name="ce186">
            <text:p>Fab. equipamento informático, elétrico, máquinas e equipamentos n.e.</text:p>
          </table:table-cell>
          <table:table-cell office:value-type="float" office:value="2145" table:style-name="ce116">
            <text:p>2 145</text:p>
          </table:table-cell>
          <table:table-cell office:value-type="float" office:value="0.70526035450429569" table:style-name="ce133">
            <text:p>0,7<text:s text:c="5"/></text:p>
          </table:table-cell>
          <table:table-cell office:value-type="float" office:value="2125" table:style-name="ce134">
            <text:p>2 125</text:p>
          </table:table-cell>
          <table:table-cell office:value-type="float" office:value="0.71493696779251015" table:style-name="ce135">
            <text:p>0,7<text:s text:c="5"/></text:p>
          </table:table-cell>
          <table:table-cell office:value-type="float" office:value="2716" table:style-name="ce118">
            <text:p>2 716</text:p>
          </table:table-cell>
          <table:table-cell office:value-type="float" office:value="0.74416667579978746" table:style-name="ce135">
            <text:p>0,7<text:s text:c="5"/></text:p>
          </table:table-cell>
          <table:table-cell office:value-type="float" office:value="20" table:style-name="ce120">
            <text:p>+ 20</text:p>
          </table:table-cell>
          <table:table-cell office:value-type="float" office:value="0.94117647058823517" table:style-name="ce121">
            <text:p>+0,9<text:s text:c="3"/></text:p>
          </table:table-cell>
          <table:table-cell office:value-type="float" office:value="-571" table:style-name="ce120">
            <text:p><text:s/>- 571</text:p>
          </table:table-cell>
          <table:table-cell office:value-type="float" office:value="-21.023564064801178" table:style-name="ce121">
            <text:p>-21,0<text:s text:c="3"/></text:p>
          </table:table-cell>
          <table:table-cell table:number-columns-repeated="16372" table:style-name="ce1"/>
        </table:table-row>
        <table:table-row table:style-name="ro49">
          <table:table-cell/>
          <table:table-cell office:value-type="string" table:style-name="ce186">
            <text:p>Fab. veículos automóveis, componentes e outro equipa. de transporte</text:p>
          </table:table-cell>
          <table:table-cell office:value-type="float" office:value="2167" table:style-name="ce116">
            <text:p>2 167</text:p>
          </table:table-cell>
          <table:table-cell office:value-type="float" office:value="0.7124937940376731" table:style-name="ce133">
            <text:p>0,7<text:s text:c="5"/></text:p>
          </table:table-cell>
          <table:table-cell office:value-type="float" office:value="2137" table:style-name="ce134">
            <text:p>2 137</text:p>
          </table:table-cell>
          <table:table-cell office:value-type="float" office:value="0.7189742589047502" table:style-name="ce135">
            <text:p>0,7<text:s text:c="5"/></text:p>
          </table:table-cell>
          <table:table-cell office:value-type="float" office:value="2588" table:style-name="ce118">
            <text:p>2 588</text:p>
          </table:table-cell>
          <table:table-cell office:value-type="float" office:value="0.70909549225694024" table:style-name="ce135">
            <text:p>0,7<text:s text:c="5"/></text:p>
          </table:table-cell>
          <table:table-cell office:value-type="float" office:value="30" table:style-name="ce120">
            <text:p>+ 30</text:p>
          </table:table-cell>
          <table:table-cell office:value-type="float" office:value="1.4038371548900328" table:style-name="ce121">
            <text:p>+1,4<text:s text:c="3"/></text:p>
          </table:table-cell>
          <table:table-cell office:value-type="float" office:value="-421" table:style-name="ce120">
            <text:p><text:s/>- 421</text:p>
          </table:table-cell>
          <table:table-cell office:value-type="float" office:value="-16.267387944358578" table:style-name="ce121">
            <text:p>-16,3<text:s text:c="3"/></text:p>
          </table:table-cell>
          <table:table-cell table:number-columns-repeated="16372" table:style-name="ce1"/>
        </table:table-row>
        <table:table-row table:style-name="ro49">
          <table:table-cell/>
          <table:table-cell office:value-type="string" table:style-name="ce186">
            <text:p>Fab. mobiliário, repar. instal. máq. e equipa. e outras ind. transformadoras</text:p>
          </table:table-cell>
          <table:table-cell office:value-type="float" office:value="3361" table:style-name="ce116">
            <text:p>3 361</text:p>
          </table:table-cell>
          <table:table-cell office:value-type="float" office:value="1.1050722850764279" table:style-name="ce133">
            <text:p>1,1<text:s text:c="5"/></text:p>
          </table:table-cell>
          <table:table-cell office:value-type="float" office:value="3371" table:style-name="ce134">
            <text:p>3 371</text:p>
          </table:table-cell>
          <table:table-cell office:value-type="float" office:value="1.1341423616134361" table:style-name="ce135">
            <text:p>1,1<text:s text:c="5"/></text:p>
          </table:table-cell>
          <table:table-cell office:value-type="float" office:value="4161" table:style-name="ce118">
            <text:p>4 161</text:p>
          </table:table-cell>
          <table:table-cell office:value-type="float" office:value="1.14008745876396" table:style-name="ce135">
            <text:p>1,1<text:s text:c="5"/></text:p>
          </table:table-cell>
          <table:table-cell office:value-type="float" office:value="-10" table:style-name="ce120">
            <text:p><text:s/>- 10</text:p>
          </table:table-cell>
          <table:table-cell office:value-type="float" office:value="-0.29664787896766537" table:style-name="ce121">
            <text:p>-0,3<text:s text:c="3"/></text:p>
          </table:table-cell>
          <table:table-cell office:value-type="float" office:value="-800" table:style-name="ce120">
            <text:p><text:s/>- 800</text:p>
          </table:table-cell>
          <table:table-cell office:value-type="float" office:value="-19.226147560682527" table:style-name="ce121">
            <text:p>-19,2<text:s text:c="3"/></text:p>
          </table:table-cell>
          <table:table-cell table:number-columns-repeated="16372" table:style-name="ce1"/>
        </table:table-row>
        <table:table-row table:style-name="ro49">
          <table:table-cell/>
          <table:table-cell office:value-type="string" table:style-name="ce186">
            <text:p>Eletricidade, gás e água, saneamento, resíduos e despoluição</text:p>
          </table:table-cell>
          <table:table-cell office:value-type="float" office:value="1109" table:style-name="ce116">
            <text:p>1 109</text:p>
          </table:table-cell>
          <table:table-cell office:value-type="float" office:value="0.36463111102343304" table:style-name="ce133">
            <text:p>0,4<text:s text:c="5"/></text:p>
          </table:table-cell>
          <table:table-cell office:value-type="float" office:value="1046" table:style-name="ce134">
            <text:p>1 046</text:p>
          </table:table-cell>
          <table:table-cell office:value-type="float" office:value="0.35191720861692499" table:style-name="ce135">
            <text:p>0,4<text:s text:c="5"/></text:p>
          </table:table-cell>
          <table:table-cell office:value-type="float" office:value="1246" table:style-name="ce118">
            <text:p>1 246</text:p>
          </table:table-cell>
          <table:table-cell office:value-type="float" office:value="0.34139605229990244" table:style-name="ce135">
            <text:p>0,3<text:s text:c="5"/></text:p>
          </table:table-cell>
          <table:table-cell office:value-type="float" office:value="63" table:style-name="ce120">
            <text:p>+ 63</text:p>
          </table:table-cell>
          <table:table-cell office:value-type="float" office:value="6.0229445506692159" table:style-name="ce121">
            <text:p>+6,0<text:s text:c="3"/></text:p>
          </table:table-cell>
          <table:table-cell office:value-type="float" office:value="-137" table:style-name="ce120">
            <text:p><text:s/>- 137</text:p>
          </table:table-cell>
          <table:table-cell office:value-type="float" office:value="-10.995184590690208" table:style-name="ce121">
            <text:p>-11,0<text:s text:c="3"/></text:p>
          </table:table-cell>
          <table:table-cell table:number-columns-repeated="16372" table:style-name="ce1"/>
        </table:table-row>
        <table:table-row table:style-name="ro49">
          <table:table-cell/>
          <table:table-cell office:value-type="string" table:style-name="ce186">
            <text:p>Construção</text:p>
          </table:table-cell>
          <table:table-cell office:value-type="float" office:value="18768" table:style-name="ce116">
            <text:p>18 768</text:p>
          </table:table-cell>
          <table:table-cell office:value-type="float" office:value="6.1707815073830403" table:style-name="ce133">
            <text:p>6,2<text:s text:c="5"/></text:p>
          </table:table-cell>
          <table:table-cell office:value-type="float" office:value="18448" table:style-name="ce134">
            <text:p>18 448</text:p>
          </table:table-cell>
          <table:table-cell office:value-type="float" office:value="6.2066622032170482" table:style-name="ce135">
            <text:p>6,2<text:s text:c="5"/></text:p>
          </table:table-cell>
          <table:table-cell office:value-type="float" office:value="22522" table:style-name="ce118">
            <text:p>22 522</text:p>
          </table:table-cell>
          <table:table-cell office:value-type="float" office:value="6.1708843418125232" table:style-name="ce135">
            <text:p>6,2<text:s text:c="5"/></text:p>
          </table:table-cell>
          <table:table-cell office:value-type="float" office:value="320" table:style-name="ce120">
            <text:p>+ 320</text:p>
          </table:table-cell>
          <table:table-cell office:value-type="float" office:value="1.7346053772766694" table:style-name="ce121">
            <text:p>+1,7<text:s text:c="3"/></text:p>
          </table:table-cell>
          <table:table-cell office:value-type="float" office:value="-3754" table:style-name="ce120">
            <text:p><text:s/>-3 754</text:p>
          </table:table-cell>
          <table:table-cell office:value-type="float" office:value="-16.668146701003465" table:style-name="ce121">
            <text:p>-16,7<text:s text:c="3"/></text:p>
          </table:table-cell>
          <table:table-cell table:number-columns-repeated="16372" table:style-name="ce1"/>
        </table:table-row>
        <table:table-row table:style-name="ro27">
          <table:table-cell table:style-name="ce314"/>
          <table:table-cell office:value-type="string" table:style-name="ce182">
            <text:p>Serviços</text:p>
          </table:table-cell>
          <table:table-cell office:value-type="float" office:value="223115" table:style-name="ce127">
            <text:p>223 115</text:p>
          </table:table-cell>
          <table:table-cell office:value-type="float" office:value="73.358584613158939" table:style-name="ce128">
            <text:p>73,4<text:s text:c="5"/></text:p>
          </table:table-cell>
          <table:table-cell office:value-type="float" office:value="217400" table:style-name="ce129">
            <text:p>217 400</text:p>
          </table:table-cell>
          <table:table-cell office:value-type="float" office:value="73.142257316749038" table:style-name="ce130">
            <text:p>73,1<text:s text:c="5"/></text:p>
          </table:table-cell>
          <table:table-cell office:value-type="float" office:value="266344" table:style-name="ce129">
            <text:p>266 344</text:p>
          </table:table-cell>
          <table:table-cell office:value-type="float" office:value="72.976557105750587" table:style-name="ce130">
            <text:p>73,0<text:s text:c="5"/></text:p>
          </table:table-cell>
          <table:table-cell office:value-type="float" office:value="5715" table:style-name="ce113">
            <text:p>+5 715</text:p>
          </table:table-cell>
          <table:table-cell office:value-type="float" office:value="2.6287948482060717" table:style-name="ce114">
            <text:p>+2,6<text:s text:c="3"/></text:p>
          </table:table-cell>
          <table:table-cell office:value-type="float" office:value="-43229" table:style-name="ce113">
            <text:p><text:s/>-43 229</text:p>
          </table:table-cell>
          <table:table-cell office:value-type="float" office:value="-16.230513921845432" table:style-name="ce114">
            <text:p>-16,2<text:s text:c="3"/></text:p>
          </table:table-cell>
          <table:table-cell table:number-columns-repeated="16372" table:style-name="ce314"/>
        </table:table-row>
        <table:table-row table:style-name="ro49">
          <table:table-cell/>
          <table:table-cell office:value-type="string" table:style-name="ce183">
            <text:p>Comércio, manut. repar. de veículos automóveis e motociclos</text:p>
          </table:table-cell>
          <table:table-cell office:value-type="float" office:value="3771" table:style-name="ce116">
            <text:p>3 771</text:p>
          </table:table-cell>
          <table:table-cell office:value-type="float" office:value="1.2398772945620975" table:style-name="ce133">
            <text:p>1,2<text:s text:c="5"/></text:p>
          </table:table-cell>
          <table:table-cell office:value-type="float" office:value="3635" table:style-name="ce134">
            <text:p>3 635</text:p>
          </table:table-cell>
          <table:table-cell office:value-type="float" office:value="1.2229627660827174" table:style-name="ce135">
            <text:p>1,2<text:s text:c="5"/></text:p>
          </table:table-cell>
          <table:table-cell office:value-type="float" office:value="4372" table:style-name="ce134">
            <text:p>4 372</text:p>
          </table:table-cell>
          <table:table-cell office:value-type="float" office:value="1.1979001128853721" table:style-name="ce135">
            <text:p>1,2<text:s text:c="5"/></text:p>
          </table:table-cell>
          <table:table-cell office:value-type="float" office:value="136" table:style-name="ce120">
            <text:p>+ 136</text:p>
          </table:table-cell>
          <table:table-cell office:value-type="float" office:value="3.7414030261348006" table:style-name="ce121">
            <text:p>+3,7<text:s text:c="3"/></text:p>
          </table:table-cell>
          <table:table-cell office:value-type="float" office:value="-601" table:style-name="ce120">
            <text:p><text:s/>- 601</text:p>
          </table:table-cell>
          <table:table-cell office:value-type="float" office:value="-13.746569075937787" table:style-name="ce121">
            <text:p>-13,7<text:s text:c="3"/></text:p>
          </table:table-cell>
          <table:table-cell table:number-columns-repeated="16372" table:style-name="ce1"/>
        </table:table-row>
        <table:table-row table:style-name="ro49">
          <table:table-cell/>
          <table:table-cell office:value-type="string" table:style-name="ce183">
            <text:p>Comércio por grosso e a retalho</text:p>
          </table:table-cell>
          <table:table-cell office:value-type="float" office:value="31256" table:style-name="ce116">
            <text:p>31 256</text:p>
          </table:table-cell>
          <table:table-cell office:value-type="float" office:value="10.276744820692898" table:style-name="ce133">
            <text:p>10,3<text:s text:c="5"/></text:p>
          </table:table-cell>
          <table:table-cell office:value-type="float" office:value="29992" table:style-name="ce134">
            <text:p>29 992</text:p>
          </table:table-cell>
          <table:table-cell office:value-type="float" office:value="10.090536253191983" table:style-name="ce135">
            <text:p>10,1<text:s text:c="5"/></text:p>
          </table:table-cell>
          <table:table-cell office:value-type="float" office:value="38808" table:style-name="ce134">
            <text:p>38 808</text:p>
          </table:table-cell>
          <table:table-cell office:value-type="float" office:value="10.633144460396963" table:style-name="ce135">
            <text:p>10,6<text:s text:c="5"/></text:p>
          </table:table-cell>
          <table:table-cell office:value-type="float" office:value="1264" table:style-name="ce120">
            <text:p>+1 264</text:p>
          </table:table-cell>
          <table:table-cell office:value-type="float" office:value="4.2144571885836219" table:style-name="ce121">
            <text:p>+4,2<text:s text:c="3"/></text:p>
          </table:table-cell>
          <table:table-cell office:value-type="float" office:value="-7552" table:style-name="ce120">
            <text:p><text:s/>-7 552</text:p>
          </table:table-cell>
          <table:table-cell office:value-type="float" office:value="-19.45990517419089" table:style-name="ce121">
            <text:p>-19,5<text:s text:c="3"/></text:p>
          </table:table-cell>
          <table:table-cell table:number-columns-repeated="16372"/>
        </table:table-row>
        <table:table-row table:style-name="ro49">
          <table:table-cell/>
          <table:table-cell office:value-type="string" table:style-name="ce186">
            <text:p>Transportes e armazenagem</text:p>
          </table:table-cell>
          <table:table-cell office:value-type="float" office:value="5833" table:style-name="ce116">
            <text:p>5 833</text:p>
          </table:table-cell>
          <table:table-cell office:value-type="float" office:value="1.9178478544631967" table:style-name="ce153">
            <text:p>1,9<text:s text:c="5"/></text:p>
          </table:table-cell>
          <table:table-cell office:value-type="float" office:value="5657" table:style-name="ce134">
            <text:p>5 657</text:p>
          </table:table-cell>
          <table:table-cell office:value-type="float" office:value="1.9032463184951671" table:style-name="ce155">
            <text:p>1,9<text:s text:c="5"/></text:p>
          </table:table-cell>
          <table:table-cell office:value-type="float" office:value="7214" table:style-name="ce134">
            <text:p>7 214</text:p>
          </table:table-cell>
          <table:table-cell office:value-type="float" office:value="1.9765899849851494" table:style-name="ce155">
            <text:p>2,0<text:s text:c="5"/></text:p>
          </table:table-cell>
          <table:table-cell office:value-type="float" office:value="176" table:style-name="ce120">
            <text:p>+ 176</text:p>
          </table:table-cell>
          <table:table-cell office:value-type="float" office:value="3.1111896765069824" table:style-name="ce121">
            <text:p>+3,1<text:s text:c="3"/></text:p>
          </table:table-cell>
          <table:table-cell office:value-type="float" office:value="-1381" table:style-name="ce120">
            <text:p><text:s/>-1 381</text:p>
          </table:table-cell>
          <table:table-cell office:value-type="float" office:value="-19.143332409204326" table:style-name="ce121">
            <text:p>-19,1<text:s text:c="3"/></text:p>
          </table:table-cell>
          <table:table-cell table:number-columns-repeated="16372"/>
        </table:table-row>
        <table:table-row table:style-name="ro49">
          <table:table-cell/>
          <table:table-cell office:value-type="string" table:style-name="ce186">
            <text:p>Alojamento, restauração e similares</text:p>
          </table:table-cell>
          <table:table-cell office:value-type="float" office:value="35078" table:style-name="ce116">
            <text:p>35 078</text:p>
          </table:table-cell>
          <table:table-cell office:value-type="float" office:value="11.533390543264188" table:style-name="ce133">
            <text:p>11,5<text:s text:c="5"/></text:p>
          </table:table-cell>
          <table:table-cell office:value-type="float" office:value="34251" table:style-name="ce134">
            <text:p>34 251</text:p>
          </table:table-cell>
          <table:table-cell office:value-type="float" office:value="11.523438157111183" table:style-name="ce135">
            <text:p>11,5<text:s text:c="5"/></text:p>
          </table:table-cell>
          <table:table-cell office:value-type="float" office:value="48936" table:style-name="ce134">
            <text:p>48 936</text:p>
          </table:table-cell>
          <table:table-cell office:value-type="float" office:value="13.408151858224739" table:style-name="ce135">
            <text:p>13,4<text:s text:c="5"/></text:p>
          </table:table-cell>
          <table:table-cell office:value-type="float" office:value="827" table:style-name="ce120">
            <text:p>+ 827</text:p>
          </table:table-cell>
          <table:table-cell office:value-type="float" office:value="2.4145280429768472" table:style-name="ce121">
            <text:p>+2,4<text:s text:c="3"/></text:p>
          </table:table-cell>
          <table:table-cell office:value-type="float" office:value="-13858" table:style-name="ce120">
            <text:p><text:s/>-13 858</text:p>
          </table:table-cell>
          <table:table-cell office:value-type="float" office:value="-28.318620238679092" table:style-name="ce121">
            <text:p>-28,3<text:s text:c="3"/></text:p>
          </table:table-cell>
          <table:table-cell table:number-columns-repeated="16372"/>
        </table:table-row>
        <table:table-row table:style-name="ro49">
          <table:table-cell/>
          <table:table-cell office:value-type="string" table:style-name="ce186">
            <text:p>Atividades de informação e de comunicação</text:p>
          </table:table-cell>
          <table:table-cell office:value-type="float" office:value="3804" table:style-name="ce116">
            <text:p>3 804</text:p>
          </table:table-cell>
          <table:table-cell office:value-type="float" office:value="1.2507274538621636" table:style-name="ce133">
            <text:p>1,3<text:s text:c="5"/></text:p>
          </table:table-cell>
          <table:table-cell office:value-type="float" office:value="3677" table:style-name="ce134">
            <text:p>3 677</text:p>
          </table:table-cell>
          <table:table-cell office:value-type="float" office:value="1.2370932849755576" table:style-name="ce135">
            <text:p>1,2<text:s text:c="5"/></text:p>
          </table:table-cell>
          <table:table-cell office:value-type="float" office:value="4434" table:style-name="ce134">
            <text:p>4 434</text:p>
          </table:table-cell>
          <table:table-cell office:value-type="float" office:value="1.2148877174139385" table:style-name="ce135">
            <text:p>1,2<text:s text:c="5"/></text:p>
          </table:table-cell>
          <table:table-cell office:value-type="float" office:value="127" table:style-name="ce120">
            <text:p>+ 127</text:p>
          </table:table-cell>
          <table:table-cell office:value-type="float" office:value="3.4539026380201254" table:style-name="ce121">
            <text:p>+3,5<text:s text:c="3"/></text:p>
          </table:table-cell>
          <table:table-cell office:value-type="float" office:value="-630" table:style-name="ce120">
            <text:p><text:s/>- 630</text:p>
          </table:table-cell>
          <table:table-cell office:value-type="float" office:value="-14.208389715832206" table:style-name="ce121">
            <text:p>-14,2<text:s text:c="3"/></text:p>
          </table:table-cell>
          <table:table-cell table:number-columns-repeated="16372"/>
        </table:table-row>
        <table:table-row table:style-name="ro49">
          <table:table-cell/>
          <table:table-cell office:value-type="string" table:style-name="ce186">
            <text:p>Atividades financeiras e de seguros</text:p>
          </table:table-cell>
          <table:table-cell office:value-type="float" office:value="2589" table:style-name="ce116">
            <text:p>2 589</text:p>
          </table:table-cell>
          <table:table-cell office:value-type="float" office:value="0.85124431599609396" table:style-name="ce133">
            <text:p>0,9<text:s text:c="5"/></text:p>
          </table:table-cell>
          <table:table-cell office:value-type="float" office:value="2462" table:style-name="ce134">
            <text:p>2 462</text:p>
          </table:table-cell>
          <table:table-cell office:value-type="float" office:value="0.82831755986125177" table:style-name="ce135">
            <text:p>0,8<text:s text:c="5"/></text:p>
          </table:table-cell>
          <table:table-cell office:value-type="float" office:value="2764" table:style-name="ce134">
            <text:p>2 764</text:p>
          </table:table-cell>
          <table:table-cell office:value-type="float" office:value="0.75731836962835508" table:style-name="ce135">
            <text:p>0,8<text:s text:c="5"/></text:p>
          </table:table-cell>
          <table:table-cell office:value-type="float" office:value="127" table:style-name="ce120">
            <text:p>+ 127</text:p>
          </table:table-cell>
          <table:table-cell office:value-type="float" office:value="5.1584077985377741" table:style-name="ce121">
            <text:p>+5,2<text:s text:c="3"/></text:p>
          </table:table-cell>
          <table:table-cell office:value-type="float" office:value="-175" table:style-name="ce120">
            <text:p><text:s/>- 175</text:p>
          </table:table-cell>
          <table:table-cell office:value-type="float" office:value="-6.3314037626628075" table:style-name="ce121">
            <text:p>-6,3<text:s text:c="3"/></text:p>
          </table:table-cell>
          <table:table-cell table:number-columns-repeated="16372"/>
        </table:table-row>
        <table:table-row table:style-name="ro49">
          <table:table-cell/>
          <table:table-cell office:value-type="string" table:style-name="ce186">
            <text:p>Atividades imobiliárias, administrativas e dos serviços de apoio</text:p>
          </table:table-cell>
          <table:table-cell office:value-type="float" office:value="92340" table:style-name="ce116">
            <text:p>92 340</text:p>
          </table:table-cell>
          <table:table-cell office:value-type="float" office:value="30.360718477821287" table:style-name="ce133">
            <text:p>30,4<text:s text:c="5"/></text:p>
          </table:table-cell>
          <table:table-cell office:value-type="float" office:value="90798" table:style-name="ce134">
            <text:p>90 798</text:p>
          </table:table-cell>
          <table:table-cell office:value-type="float" office:value="30.548163200764396" table:style-name="ce135">
            <text:p>30,5<text:s text:c="5"/></text:p>
          </table:table-cell>
          <table:table-cell office:value-type="float" office:value="104885" table:style-name="ce134">
            <text:p>104 885</text:p>
          </table:table-cell>
          <table:table-cell office:value-type="float" office:value="28.737820983527502" table:style-name="ce135">
            <text:p>28,7<text:s text:c="5"/></text:p>
          </table:table-cell>
          <table:table-cell office:value-type="float" office:value="1542" table:style-name="ce120">
            <text:p>+1 542</text:p>
          </table:table-cell>
          <table:table-cell office:value-type="float" office:value="1.6982752924073217" table:style-name="ce121">
            <text:p>+1,7<text:s text:c="3"/></text:p>
          </table:table-cell>
          <table:table-cell office:value-type="float" office:value="-12545" table:style-name="ce120">
            <text:p><text:s/>-12 545</text:p>
          </table:table-cell>
          <table:table-cell office:value-type="float" office:value="-11.960718882585688" table:style-name="ce121">
            <text:p>-12,0<text:s text:c="3"/></text:p>
          </table:table-cell>
          <table:table-cell table:number-columns-repeated="16372"/>
        </table:table-row>
        <table:table-row table:style-name="ro49">
          <table:table-cell/>
          <table:table-cell office:value-type="string" table:style-name="ce186">
            <text:p>Atividades de consultoria, científicas, técnicas e similares</text:p>
          </table:table-cell>
          <table:table-cell office:value-type="float" office:value="6021" table:style-name="ce116">
            <text:p>6 021</text:p>
          </table:table-cell>
          <table:table-cell office:value-type="float" office:value="1.9796608832029672" table:style-name="ce133">
            <text:p>2,0<text:s text:c="5"/></text:p>
          </table:table-cell>
          <table:table-cell office:value-type="float" office:value="5832" table:style-name="ce134">
            <text:p>5 832</text:p>
          </table:table-cell>
          <table:table-cell office:value-type="float" office:value="1.9621234805486678" table:style-name="ce135">
            <text:p>2,0<text:s text:c="5"/></text:p>
          </table:table-cell>
          <table:table-cell office:value-type="float" office:value="7106" table:style-name="ce134">
            <text:p>7 106</text:p>
          </table:table-cell>
          <table:table-cell office:value-type="float" office:value="1.9469986738708724" table:style-name="ce135">
            <text:p>1,9<text:s text:c="5"/></text:p>
          </table:table-cell>
          <table:table-cell office:value-type="float" office:value="189" table:style-name="ce120">
            <text:p>+ 189</text:p>
          </table:table-cell>
          <table:table-cell office:value-type="float" office:value="3.2407407407407405" table:style-name="ce121">
            <text:p>+3,2<text:s text:c="3"/></text:p>
          </table:table-cell>
          <table:table-cell office:value-type="float" office:value="-1085" table:style-name="ce120">
            <text:p><text:s/>-1 085</text:p>
          </table:table-cell>
          <table:table-cell office:value-type="float" office:value="-15.268786940613566" table:style-name="ce121">
            <text:p>-15,3<text:s text:c="3"/></text:p>
          </table:table-cell>
          <table:table-cell table:number-columns-repeated="16372"/>
        </table:table-row>
        <table:table-row table:style-name="ro49">
          <table:table-cell/>
          <table:table-cell office:value-type="string" table:style-name="ce186">
            <text:p>Admin. pública, educação, atividades de saúde e apoio social</text:p>
          </table:table-cell>
          <table:table-cell office:value-type="float" office:value="21355" table:style-name="ce116">
            <text:p>21 355</text:p>
          </table:table-cell>
          <table:table-cell office:value-type="float" office:value="7.0213682379670086" table:style-name="ce133">
            <text:p>7,0<text:s text:c="5"/></text:p>
          </table:table-cell>
          <table:table-cell office:value-type="float" office:value="20657" table:style-name="ce134">
            <text:p>20 657</text:p>
          </table:table-cell>
          <table:table-cell office:value-type="float" office:value="6.949860208795239" table:style-name="ce135">
            <text:p>6,9<text:s text:c="5"/></text:p>
          </table:table-cell>
          <table:table-cell office:value-type="float" office:value="22647" table:style-name="ce134">
            <text:p>22 647</text:p>
          </table:table-cell>
          <table:table-cell office:value-type="float" office:value="6.2051335444910842" table:style-name="ce135">
            <text:p>6,2<text:s text:c="5"/></text:p>
          </table:table-cell>
          <table:table-cell office:value-type="float" office:value="698" table:style-name="ce120">
            <text:p>+ 698</text:p>
          </table:table-cell>
          <table:table-cell office:value-type="float" office:value="3.3789998547707798" table:style-name="ce121">
            <text:p>+3,4<text:s text:c="3"/></text:p>
          </table:table-cell>
          <table:table-cell office:value-type="float" office:value="-1292" table:style-name="ce120">
            <text:p><text:s/>-1 292</text:p>
          </table:table-cell>
          <table:table-cell office:value-type="float" office:value="-5.7049498829867087" table:style-name="ce121">
            <text:p>-5,7<text:s text:c="3"/></text:p>
          </table:table-cell>
          <table:table-cell table:number-columns-repeated="16372"/>
        </table:table-row>
        <table:table-row table:style-name="ro49">
          <table:table-cell/>
          <table:table-cell office:value-type="string" table:style-name="ce186">
            <text:p>Outras atividades de serviços</text:p>
          </table:table-cell>
          <table:table-cell office:value-type="float" office:value="21068" table:style-name="ce116">
            <text:p>21 068</text:p>
          </table:table-cell>
          <table:table-cell office:value-type="float" office:value="6.92700473132704" table:style-name="ce133">
            <text:p>6,9<text:s text:c="5"/></text:p>
          </table:table-cell>
          <table:table-cell office:value-type="float" office:value="20439" table:style-name="ce134">
            <text:p>20 439</text:p>
          </table:table-cell>
          <table:table-cell office:value-type="float" office:value="6.8765160869228774" table:style-name="ce135">
            <text:p>6,9<text:s text:c="5"/></text:p>
          </table:table-cell>
          <table:table-cell office:value-type="float" office:value="25178" table:style-name="ce134">
            <text:p>25 178</text:p>
          </table:table-cell>
          <table:table-cell office:value-type="float" office:value="6.8986114003266001" table:style-name="ce135">
            <text:p>6,9<text:s text:c="5"/></text:p>
          </table:table-cell>
          <table:table-cell office:value-type="float" office:value="629" table:style-name="ce120">
            <text:p>+ 629</text:p>
          </table:table-cell>
          <table:table-cell office:value-type="float" office:value="3.0774499730906602" table:style-name="ce121">
            <text:p>+3,1<text:s text:c="3"/></text:p>
          </table:table-cell>
          <table:table-cell office:value-type="float" office:value="-4110" table:style-name="ce120">
            <text:p><text:s/>-4 110</text:p>
          </table:table-cell>
          <table:table-cell office:value-type="float" office:value="-16.323774723965368" table:style-name="ce121">
            <text:p>-16,3<text:s text:c="3"/></text:p>
          </table:table-cell>
          <table:table-cell table:number-columns-repeated="16372"/>
        </table:table-row>
        <table:table-row table:style-name="ro49">
          <table:table-cell/>
          <table:table-cell office:value-type="string" table:style-name="ce186">
            <text:p>Sem classificação</text:p>
          </table:table-cell>
          <table:table-cell office:value-type="float" office:value="8909" table:style-name="ce116">
            <text:p>8 909</text:p>
          </table:table-cell>
          <table:table-cell office:value-type="float" office:value="2.9292142183117811" table:style-name="ce133">
            <text:p>2,9<text:s text:c="5"/></text:p>
          </table:table-cell>
          <table:table-cell office:value-type="float" office:value="8341" table:style-name="ce134">
            <text:p>8 341</text:p>
          </table:table-cell>
          <table:table-cell office:value-type="float" office:value="2.80625376393286" table:style-name="ce135">
            <text:p>2,8<text:s text:c="5"/></text:p>
          </table:table-cell>
          <table:table-cell office:value-type="float" office:value="10148" table:style-name="ce134">
            <text:p>10 148</text:p>
          </table:table-cell>
          <table:table-cell office:value-type="float" office:value="2.7804872702563483" table:style-name="ce135">
            <text:p>2,8<text:s text:c="5"/></text:p>
          </table:table-cell>
          <table:table-cell office:value-type="float" office:value="568" table:style-name="ce120">
            <text:p>+ 568</text:p>
          </table:table-cell>
          <table:table-cell office:value-type="float" office:value="6.8097350437597406" table:style-name="ce121">
            <text:p>+6,8<text:s text:c="3"/></text:p>
          </table:table-cell>
          <table:table-cell office:value-type="float" office:value="-1239" table:style-name="ce120">
            <text:p><text:s/>-1 239</text:p>
          </table:table-cell>
          <table:table-cell office:value-type="float" office:value="-12.209302325581394" table:style-name="ce121">
            <text:p>-12,2<text:s text:c="3"/></text:p>
          </table:table-cell>
          <table:table-cell table:number-columns-repeated="16372"/>
        </table:table-row>
        <table:table-row table:style-name="ro35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16372"/>
        </table:table-row>
        <table:table-row table:style-name="ro14">
          <table:table-cell/>
          <table:table-cell office:value-type="string" table:style-name="ce364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4">
          <table:table-cell table:number-columns-repeated="16384"/>
        </table:table-row>
        <table:table-row table:style-name="ro14">
          <table:table-cell/>
          <table:table-cell table:number-columns-repeated="9" table:style-name="ce1"/>
          <table:table-cell table:style-name="ce369"/>
          <table:table-cell table:number-columns-repeated="16373" table:style-name="ce1"/>
        </table:table-row>
        <table:table-row table:number-rows-repeated="4" table:style-name="ro14">
          <table:table-cell table:number-columns-repeated="16384"/>
        </table:table-row>
        <table:table-row table:style-name="ro50">
          <table:table-cell table:number-columns-repeated="16384"/>
        </table:table-row>
        <table:table-row table:style-name="ro28">
          <table:table-cell table:number-columns-repeated="16384"/>
        </table:table-row>
        <table:table-row table:number-rows-repeated="4" table:style-name="ro14">
          <table:table-cell table:number-columns-repeated="16384"/>
        </table:table-row>
        <table:table-row table:style-name="ro39">
          <table:table-cell table:number-columns-repeated="16384"/>
        </table:table-row>
        <table:table-row table:number-rows-repeated="12" table:style-name="ro49">
          <table:table-cell table:number-columns-repeated="16384"/>
        </table:table-row>
        <table:table-row table:style-name="ro38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37">
          <table:table-cell table:number-columns-repeated="16384"/>
        </table:table-row>
        <table:table-row table:style-name="ro20">
          <table:table-cell table:number-columns-repeated="16384"/>
        </table:table-row>
        <table:table-row table:style-name="ro25">
          <table:table-cell table:number-columns-repeated="16384"/>
        </table:table-row>
        <table:table-row table:number-rows-repeated="28" table:style-name="ro14">
          <table:table-cell table:number-columns-repeated="16384"/>
        </table:table-row>
        <table:table-row table:style-name="ro14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4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9">
        <table:table-column table:style-name="co22" table:default-cell-style-name="ce1" table:visibility="collapse"/>
        <table:table-column table:style-name="co63" table:default-cell-style-name="ce1"/>
        <table:table-column table:style-name="co39" table:default-cell-style-name="ce1"/>
        <table:table-column table:style-name="co19" table:default-cell-style-name="ce1"/>
        <table:table-column table:style-name="co12" table:default-cell-style-name="ce58"/>
        <table:table-column table:style-name="co31" table:default-cell-style-name="ce58"/>
        <table:table-column table:style-name="co21" table:default-cell-style-name="ce1"/>
        <table:table-column table:style-name="co31" table:default-cell-style-name="ce1"/>
        <table:table-column table:style-name="co27" table:default-cell-style-name="ce1"/>
        <table:table-column table:style-name="co19" table:default-cell-style-name="ce1"/>
        <table:table-column table:style-name="co20" table:default-cell-style-name="ce1"/>
        <table:table-column table:style-name="co19" table:default-cell-style-name="ce1"/>
        <table:table-column table:style-name="co24" table:default-cell-style-name="ce1"/>
        <table:table-column table:style-name="co61" table:default-cell-style-name="ce1"/>
        <table:table-column table:style-name="co24" table:number-columns-repeated="3" table:default-cell-style-name="ce1"/>
        <table:table-column table:style-name="co62" table:default-cell-style-name="ce1"/>
        <table:table-column table:style-name="co24" table:number-columns-repeated="16366" table:default-cell-style-name="ce1"/>
        <table:table-row table:style-name="ro14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61" draw:name="Picture 184" svg:x="0.08961in" svg:y="0.12321in" svg:width="2.72953in" svg:height="0.654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5" draw:name="CaixaDeTexto 7" svg:x="0.59755in" svg:y="0.24632in" svg:width="2.08273in" svg:height="0.51612in">
                <draw:text-box>
                  <text:p text:style-name="a64" text:class-names="" text:cond-style-name=""><text:span text:style-name="a62" text:class-names="">JANEIRO 2022</text:span><text:span text:style-name="a6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/>
          <table:table-cell table:style-name="ce1">
            <draw:frame draw:z-index="1" draw:id="id18" draw:style-name="a60" draw:name="Text Box 122" svg:x="0.0336in" svg:y="0in" svg:width="0.94556in" svg:height="0.29099in">
              <draw:text-box>
                <text:p text:style-name="a57" text:class-names="" text:cond-style-name=""><text:span text:style-name="a54" text:class-names="">Página 9</text:span><text:span text:style-name="a55" text:class-names="">/14</text:span><text:span text:style-name="a56" text:class-names=""/></text:p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4">
          <table:table-cell table:number-columns-repeated="16384"/>
        </table:table-row>
        <table:table-row table:style-name="ro34">
          <table:table-cell/>
          <table:table-cell office:value-type="string" table:style-name="ce160">
            <text:p><text:s/>Quadro 6 - OFERTAS DE EMPREGO, POR <text:s/>REGIÕES<text:s text:c="3"/></text:p>
          </table:table-cell>
          <table:table-cell table:number-columns-repeated="8" table:style-name="ce106"/>
          <table:table-cell table:number-columns-repeated="2" table:style-name="ce107"/>
          <table:table-cell table:number-columns-repeated="16372" table:style-name="ce1"/>
        </table:table-row>
        <table:table-row table:style-name="ro34">
          <table:table-cell/>
          <table:table-cell office:value-type="string" table:style-name="ce187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49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7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555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9">
          <table:table-cell/>
          <table:table-cell table:style-name="ce34"/>
          <table:table-cell office:value-type="string" table:style-name="ce178">
            <text:p>JANEIRO 2022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DEZEMBR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JANEIRO 2021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556">
            <text:p>Mês <text:s/>anterior</text:p>
          </table:table-cell>
          <table:covered-table-cell/>
          <table:table-cell office:value-type="string" table:number-columns-spanned="2" table:number-rows-spanned="1" table:style-name="ce557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49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47">
          <table:table-cell/>
          <table:table-cell table:style-name="ce341"/>
          <table:table-cell table:style-name="ce352"/>
          <table:table-cell table:style-name="ce342"/>
          <table:table-cell table:style-name="ce356"/>
          <table:table-cell table:style-name="ce343"/>
          <table:table-cell table:style-name="ce356"/>
          <table:table-cell table:style-name="ce343"/>
          <table:table-cell table:style-name="ce344"/>
          <table:table-cell table:number-columns-repeated="3" table:style-name="ce345"/>
          <table:table-cell table:style-name="ce16"/>
          <table:table-cell table:number-columns-repeated="16371" table:style-name="ce1"/>
        </table:table-row>
        <table:table-row table:style-name="ro48">
          <table:table-cell/>
          <table:table-cell office:value-type="string" table:style-name="ce346">
            <text:p>PORTUGAL</text:p>
          </table:table-cell>
          <table:table-cell office:value-type="float" office:value="15629" table:style-name="ce353">
            <text:p>15 629</text:p>
          </table:table-cell>
          <table:table-cell office:value-type="float" office:value="100" table:style-name="ce335">
            <text:p>100,0<text:s text:c="5"/></text:p>
          </table:table-cell>
          <table:table-cell office:value-type="float" office:value="15941" table:style-name="ce357">
            <text:p>15 941</text:p>
          </table:table-cell>
          <table:table-cell office:value-type="float" office:value="100" table:style-name="ce337">
            <text:p>100,0<text:s text:c="5"/></text:p>
          </table:table-cell>
          <table:table-cell office:value-type="float" office:value="10735" table:style-name="ce357">
            <text:p>10 735</text:p>
          </table:table-cell>
          <table:table-cell office:value-type="float" office:value="100" table:style-name="ce337">
            <text:p>100,0<text:s text:c="5"/></text:p>
          </table:table-cell>
          <table:table-cell office:value-type="float" office:value="-312" table:style-name="ce113">
            <text:p><text:s/>- 312</text:p>
          </table:table-cell>
          <table:table-cell office:value-type="float" office:value="-1.9572172385672166" table:style-name="ce114">
            <text:p>-2,0<text:s text:c="3"/></text:p>
          </table:table-cell>
          <table:table-cell office:value-type="float" office:value="4894" table:style-name="ce113">
            <text:p>+4 894</text:p>
          </table:table-cell>
          <table:table-cell office:value-type="float" office:value="45.589194224499302" table:style-name="ce114">
            <text:p>+45,6<text:s text:c="3"/></text:p>
          </table:table-cell>
          <table:table-cell table:number-columns-repeated="16372" table:style-name="ce1"/>
        </table:table-row>
        <table:table-row table:style-name="ro18">
          <table:table-cell/>
          <table:table-cell office:value-type="string" table:style-name="ce360">
            <text:p>CONTINENTE</text:p>
          </table:table-cell>
          <table:table-cell office:value-type="float" office:value="15174" table:style-name="ce353">
            <text:p>15 174</text:p>
          </table:table-cell>
          <table:table-cell office:value-type="float" office:value="97.088745281208006" table:style-name="ce335">
            <text:p>97,1<text:s text:c="5"/></text:p>
          </table:table-cell>
          <table:table-cell office:value-type="float" office:value="15336" table:style-name="ce357">
            <text:p>15 336</text:p>
          </table:table-cell>
          <table:table-cell office:value-type="float" office:value="96.204755034188565" table:style-name="ce336">
            <text:p>96,2<text:s text:c="5"/></text:p>
          </table:table-cell>
          <table:table-cell office:value-type="float" office:value="10460" table:style-name="ce357">
            <text:p>10 460</text:p>
          </table:table-cell>
          <table:table-cell office:value-type="float" office:value="97.438285980437826" table:style-name="ce337">
            <text:p>97,4<text:s text:c="5"/></text:p>
          </table:table-cell>
          <table:table-cell office:value-type="float" office:value="-162" table:style-name="ce113">
            <text:p><text:s/>- 162</text:p>
          </table:table-cell>
          <table:table-cell office:value-type="float" office:value="-1.056338028169014" table:style-name="ce114">
            <text:p>-1,1<text:s text:c="3"/></text:p>
          </table:table-cell>
          <table:table-cell office:value-type="float" office:value="4714" table:style-name="ce113">
            <text:p>+4 714</text:p>
          </table:table-cell>
          <table:table-cell office:value-type="float" office:value="45.066921606118548" table:style-name="ce114">
            <text:p>+45,1<text:s text:c="3"/></text:p>
          </table:table-cell>
          <table:table-cell table:style-name="ce1"/>
          <table:table-cell table:style-name="ce467"/>
          <table:table-cell table:number-columns-repeated="16370"/>
        </table:table-row>
        <table:table-row table:style-name="ro7">
          <table:table-cell/>
          <table:table-cell office:value-type="string" table:style-name="ce361">
            <text:p>Norte</text:p>
          </table:table-cell>
          <table:table-cell office:value-type="float" office:value="2862" table:style-name="ce354">
            <text:p>2 862</text:p>
          </table:table-cell>
          <table:table-cell office:value-type="float" office:value="18.312112099302581" table:style-name="ce338">
            <text:p>18,3<text:s text:c="5"/></text:p>
          </table:table-cell>
          <table:table-cell office:value-type="float" office:value="2604" table:style-name="ce358">
            <text:p>2 604</text:p>
          </table:table-cell>
          <table:table-cell office:value-type="float" office:value="16.335236183426385" table:style-name="ce339">
            <text:p>16,3<text:s text:c="5"/></text:p>
          </table:table-cell>
          <table:table-cell office:value-type="float" office:value="1912" table:style-name="ce358">
            <text:p>1 912</text:p>
          </table:table-cell>
          <table:table-cell office:value-type="float" office:value="17.810898928737771" table:style-name="ce340">
            <text:p>17,8<text:s text:c="5"/></text:p>
          </table:table-cell>
          <table:table-cell office:value-type="float" office:value="258" table:style-name="ce120">
            <text:p>+ 258</text:p>
          </table:table-cell>
          <table:table-cell office:value-type="float" office:value="9.9078341013824893" table:style-name="ce121">
            <text:p>+9,9<text:s text:c="3"/></text:p>
          </table:table-cell>
          <table:table-cell office:value-type="float" office:value="950" table:style-name="ce120">
            <text:p>+ 950</text:p>
          </table:table-cell>
          <table:table-cell office:value-type="float" office:value="49.686192468619247" table:style-name="ce121">
            <text:p>+49,7<text:s text:c="3"/></text:p>
          </table:table-cell>
          <table:table-cell table:style-name="ce1"/>
          <table:table-cell table:style-name="ce467"/>
          <table:table-cell table:number-columns-repeated="16370"/>
        </table:table-row>
        <table:table-row table:style-name="ro20">
          <table:table-cell/>
          <table:table-cell office:value-type="string" table:style-name="ce361">
            <text:p>Centro</text:p>
          </table:table-cell>
          <table:table-cell office:value-type="float" office:value="3717" table:style-name="ce354">
            <text:p>3 717</text:p>
          </table:table-cell>
          <table:table-cell office:value-type="float" office:value="23.782711625823787" table:style-name="ce338">
            <text:p>23,8<text:s text:c="5"/></text:p>
          </table:table-cell>
          <table:table-cell office:value-type="float" office:value="4325" table:style-name="ce358">
            <text:p>4 325</text:p>
          </table:table-cell>
          <table:table-cell office:value-type="float" office:value="27.131296656420549" table:style-name="ce339">
            <text:p>27,1<text:s text:c="5"/></text:p>
          </table:table-cell>
          <table:table-cell office:value-type="float" office:value="2832" table:style-name="ce358">
            <text:p>2 832</text:p>
          </table:table-cell>
          <table:table-cell office:value-type="float" office:value="26.380996739636704" table:style-name="ce340">
            <text:p>26,4<text:s text:c="5"/></text:p>
          </table:table-cell>
          <table:table-cell office:value-type="float" office:value="-608" table:style-name="ce120">
            <text:p><text:s/>- 608</text:p>
          </table:table-cell>
          <table:table-cell office:value-type="float" office:value="-14.057803468208094" table:style-name="ce121">
            <text:p>-14,1<text:s text:c="3"/></text:p>
          </table:table-cell>
          <table:table-cell office:value-type="float" office:value="885" table:style-name="ce120">
            <text:p>+ 885</text:p>
          </table:table-cell>
          <table:table-cell office:value-type="float" office:value="31.25" table:style-name="ce121">
            <text:p>+31,3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361">
            <text:p>Lisboa V. Tejo</text:p>
          </table:table-cell>
          <table:table-cell office:value-type="float" office:value="6261" table:style-name="ce354">
            <text:p>6 261</text:p>
          </table:table-cell>
          <table:table-cell office:value-type="float" office:value="40.060144602981637" table:style-name="ce338">
            <text:p>40,1<text:s text:c="5"/></text:p>
          </table:table-cell>
          <table:table-cell office:value-type="float" office:value="6291" table:style-name="ce358">
            <text:p>6 291</text:p>
          </table:table-cell>
          <table:table-cell office:value-type="float" office:value="39.464274512263977" table:style-name="ce339">
            <text:p>39,5<text:s text:c="5"/></text:p>
          </table:table-cell>
          <table:table-cell office:value-type="float" office:value="4001" table:style-name="ce358">
            <text:p>4 001</text:p>
          </table:table-cell>
          <table:table-cell office:value-type="float" office:value="37.27061015370284" table:style-name="ce340">
            <text:p>37,3<text:s text:c="5"/></text:p>
          </table:table-cell>
          <table:table-cell office:value-type="float" office:value="-30" table:style-name="ce120">
            <text:p><text:s/>- 30</text:p>
          </table:table-cell>
          <table:table-cell office:value-type="float" office:value="-0.47687172150691459" table:style-name="ce121">
            <text:p>-0,5<text:s text:c="3"/></text:p>
          </table:table-cell>
          <table:table-cell office:value-type="float" office:value="2260" table:style-name="ce120">
            <text:p>+2 260</text:p>
          </table:table-cell>
          <table:table-cell office:value-type="float" office:value="56.485878530367408" table:style-name="ce121">
            <text:p>+56,5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361">
            <text:p>Alentejo</text:p>
          </table:table-cell>
          <table:table-cell office:value-type="float" office:value="1547" table:style-name="ce354">
            <text:p>1 547</text:p>
          </table:table-cell>
          <table:table-cell office:value-type="float" office:value="9.8982660438927628" table:style-name="ce338">
            <text:p>9,9<text:s text:c="5"/></text:p>
          </table:table-cell>
          <table:table-cell office:value-type="float" office:value="1401" table:style-name="ce358">
            <text:p>1 401</text:p>
          </table:table-cell>
          <table:table-cell office:value-type="float" office:value="8.7886581770277896" table:style-name="ce339">
            <text:p>8,8<text:s text:c="5"/></text:p>
          </table:table-cell>
          <table:table-cell office:value-type="float" office:value="1496" table:style-name="ce358">
            <text:p>1 496</text:p>
          </table:table-cell>
          <table:table-cell office:value-type="float" office:value="13.935724266418259" table:style-name="ce340">
            <text:p>13,9<text:s text:c="5"/></text:p>
          </table:table-cell>
          <table:table-cell office:value-type="float" office:value="146" table:style-name="ce120">
            <text:p>+ 146</text:p>
          </table:table-cell>
          <table:table-cell office:value-type="float" office:value="10.421127765881513" table:style-name="ce121">
            <text:p>+10,4<text:s text:c="3"/></text:p>
          </table:table-cell>
          <table:table-cell office:value-type="float" office:value="51" table:style-name="ce120">
            <text:p>+ 51</text:p>
          </table:table-cell>
          <table:table-cell office:value-type="float" office:value="3.4090909090909087" table:style-name="ce121">
            <text:p>+3,4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361">
            <text:p>Algarve</text:p>
          </table:table-cell>
          <table:table-cell office:value-type="float" office:value="787" table:style-name="ce354">
            <text:p><text:s/>787</text:p>
          </table:table-cell>
          <table:table-cell office:value-type="float" office:value="5.0355109092072432" table:style-name="ce338">
            <text:p>5,0<text:s text:c="5"/></text:p>
          </table:table-cell>
          <table:table-cell office:value-type="float" office:value="715" table:style-name="ce358">
            <text:p><text:s/>715</text:p>
          </table:table-cell>
          <table:table-cell office:value-type="float" office:value="4.4852895050498711" table:style-name="ce339">
            <text:p>4,5<text:s text:c="5"/></text:p>
          </table:table-cell>
          <table:table-cell office:value-type="float" office:value="219" table:style-name="ce358">
            <text:p><text:s/>219</text:p>
          </table:table-cell>
          <table:table-cell office:value-type="float" office:value="2.0400558919422451" table:style-name="ce340">
            <text:p>2,0<text:s text:c="5"/></text:p>
          </table:table-cell>
          <table:table-cell office:value-type="float" office:value="72" table:style-name="ce120">
            <text:p>+ 72</text:p>
          </table:table-cell>
          <table:table-cell office:value-type="float" office:value="10.06993006993007" table:style-name="ce121">
            <text:p>+10,1<text:s text:c="3"/></text:p>
          </table:table-cell>
          <table:table-cell office:value-type="float" office:value="568" table:style-name="ce120">
            <text:p>+ 568</text:p>
          </table:table-cell>
          <table:table-cell office:value-type="float" office:value="259.36073059360729" table:style-name="ce121">
            <text:p>+259,4<text:s text:c="3"/></text:p>
          </table:table-cell>
          <table:table-cell table:number-columns-repeated="16372"/>
        </table:table-row>
        <table:table-row table:style-name="ro51">
          <table:table-cell/>
          <table:table-cell office:value-type="string" table:style-name="ce360">
            <text:p>REG.AUTÓNOMAS</text:p>
          </table:table-cell>
          <table:table-cell office:value-type="float" office:value="455" table:style-name="ce353">
            <text:p><text:s/>455</text:p>
          </table:table-cell>
          <table:table-cell office:value-type="float" office:value="2.9112547187919895" table:style-name="ce335">
            <text:p>2,9<text:s text:c="5"/></text:p>
          </table:table-cell>
          <table:table-cell office:value-type="float" office:value="605" table:style-name="ce357">
            <text:p><text:s/>605</text:p>
          </table:table-cell>
          <table:table-cell office:value-type="float" office:value="3.7952449658114298" table:style-name="ce336">
            <text:p>3,8<text:s text:c="5"/></text:p>
          </table:table-cell>
          <table:table-cell office:value-type="float" office:value="275" table:style-name="ce357">
            <text:p><text:s/>275</text:p>
          </table:table-cell>
          <table:table-cell office:value-type="float" office:value="2.5617140195621797" table:style-name="ce337">
            <text:p>2,6<text:s text:c="5"/></text:p>
          </table:table-cell>
          <table:table-cell office:value-type="float" office:value="-150" table:style-name="ce113">
            <text:p><text:s/>- 150</text:p>
          </table:table-cell>
          <table:table-cell office:value-type="float" office:value="-24.793388429752067" table:style-name="ce114">
            <text:p>-24,8<text:s text:c="3"/></text:p>
          </table:table-cell>
          <table:table-cell office:value-type="float" office:value="180" table:style-name="ce113">
            <text:p>+ 180</text:p>
          </table:table-cell>
          <table:table-cell office:value-type="float" office:value="65.454545454545453" table:style-name="ce114">
            <text:p>+65,5<text:s text:c="3"/></text:p>
          </table:table-cell>
          <table:table-cell table:number-columns-repeated="16372"/>
        </table:table-row>
        <table:table-row table:style-name="ro7">
          <table:table-cell/>
          <table:table-cell office:value-type="string" table:style-name="ce361">
            <text:p>Açores</text:p>
          </table:table-cell>
          <table:table-cell office:value-type="float" office:value="39" table:style-name="ce354">
            <text:p><text:s/>39</text:p>
          </table:table-cell>
          <table:table-cell office:value-type="float" office:value="0.24953611875359907" table:style-name="ce338">
            <text:p>0,2<text:s text:c="5"/></text:p>
          </table:table-cell>
          <table:table-cell office:value-type="float" office:value="48" table:style-name="ce358">
            <text:p><text:s/>48</text:p>
          </table:table-cell>
          <table:table-cell office:value-type="float" office:value="0.30111034439495638" table:style-name="ce339">
            <text:p>0,3<text:s text:c="5"/></text:p>
          </table:table-cell>
          <table:table-cell office:value-type="float" office:value="18" table:style-name="ce358">
            <text:p><text:s/>18</text:p>
          </table:table-cell>
          <table:table-cell office:value-type="float" office:value="0.16767582673497905" table:style-name="ce340">
            <text:p>0,2<text:s text:c="5"/></text:p>
          </table:table-cell>
          <table:table-cell office:value-type="float" office:value="-9" table:style-name="ce120">
            <text:p><text:s/>- 9</text:p>
          </table:table-cell>
          <table:table-cell office:value-type="float" office:value="-18.75" table:style-name="ce121">
            <text:p>-18,8<text:s text:c="3"/></text:p>
          </table:table-cell>
          <table:table-cell office:value-type="float" office:value="21" table:style-name="ce120">
            <text:p>+ 21</text:p>
          </table:table-cell>
          <table:table-cell office:value-type="float" office:value="116.66666666666667" table:style-name="ce121">
            <text:p>+116,7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361">
            <text:p>Madeira</text:p>
          </table:table-cell>
          <table:table-cell office:value-type="float" office:value="416" table:style-name="ce354">
            <text:p><text:s/>416</text:p>
          </table:table-cell>
          <table:table-cell office:value-type="float" office:value="2.6617186000383901" table:style-name="ce338">
            <text:p>2,7<text:s text:c="5"/></text:p>
          </table:table-cell>
          <table:table-cell office:value-type="float" office:value="557" table:style-name="ce358">
            <text:p><text:s/>557</text:p>
          </table:table-cell>
          <table:table-cell office:value-type="float" office:value="3.4941346214164732" table:style-name="ce339">
            <text:p>3,5<text:s text:c="5"/></text:p>
          </table:table-cell>
          <table:table-cell office:value-type="float" office:value="257" table:style-name="ce358">
            <text:p><text:s/>257</text:p>
          </table:table-cell>
          <table:table-cell office:value-type="float" office:value="2.394038192827201" table:style-name="ce340">
            <text:p>2,4<text:s text:c="5"/></text:p>
          </table:table-cell>
          <table:table-cell office:value-type="float" office:value="-141" table:style-name="ce120">
            <text:p><text:s/>- 141</text:p>
          </table:table-cell>
          <table:table-cell office:value-type="float" office:value="-25.314183123877914" table:style-name="ce121">
            <text:p>-25,3<text:s text:c="3"/></text:p>
          </table:table-cell>
          <table:table-cell office:value-type="float" office:value="159" table:style-name="ce120">
            <text:p>+ 159</text:p>
          </table:table-cell>
          <table:table-cell office:value-type="float" office:value="61.867704280155642" table:style-name="ce121">
            <text:p>+61,9<text:s text:c="3"/></text:p>
          </table:table-cell>
          <table:table-cell table:number-columns-repeated="16372"/>
        </table:table-row>
        <table:table-row table:style-name="ro45">
          <table:table-cell/>
          <table:table-cell table:style-name="ce347"/>
          <table:table-cell table:style-name="ce355"/>
          <table:table-cell table:style-name="ce323"/>
          <table:table-cell table:style-name="ce359"/>
          <table:table-cell table:style-name="ce348"/>
          <table:table-cell table:style-name="ce359"/>
          <table:table-cell table:style-name="ce349"/>
          <table:table-cell table:style-name="ce350"/>
          <table:table-cell table:style-name="ce351"/>
          <table:table-cell table:style-name="ce350"/>
          <table:table-cell table:style-name="ce351"/>
          <table:table-cell table:number-columns-repeated="16372"/>
        </table:table-row>
        <table:table-row table:style-name="ro25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4">
          <table:table-cell table:number-columns-repeated="16384"/>
        </table:table-row>
        <table:table-row table:style-name="ro14">
          <table:table-cell/>
          <table:table-cell table:number-columns-repeated="11" table:style-name="ce13"/>
          <table:table-cell table:number-columns-repeated="16372"/>
        </table:table-row>
        <table:table-row table:style-name="ro34">
          <table:table-cell/>
          <table:table-cell office:value-type="string" table:style-name="ce160">
            <text:p><text:s/>Quadro 7 - DESEMPREGADOS <text:s/>INSCRITOS, <text:s text:c="2"/>POR <text:s/>REGIÕES<text:s text:c="3"/></text:p>
          </table:table-cell>
          <table:table-cell table:number-columns-repeated="10" table:style-name="ce106"/>
          <table:table-cell table:number-columns-repeated="16372"/>
        </table:table-row>
        <table:table-row table:style-name="ro34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4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4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555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8">
          <table:table-cell/>
          <table:table-cell table:style-name="ce28"/>
          <table:table-cell office:value-type="string" table:style-name="ce178">
            <text:p>JANEIRO 2022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DEZEMBR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JANEIRO 2021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556">
            <text:p>Mês <text:s/>anterior</text:p>
          </table:table-cell>
          <table:covered-table-cell/>
          <table:table-cell office:value-type="string" table:number-columns-spanned="2" table:number-rows-spanned="1" table:style-name="ce557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7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47">
          <table:table-cell/>
          <table:table-cell table:style-name="ce341"/>
          <table:table-cell table:style-name="ce352"/>
          <table:table-cell table:style-name="ce342"/>
          <table:table-cell table:style-name="ce356"/>
          <table:table-cell table:style-name="ce343"/>
          <table:table-cell table:style-name="ce356"/>
          <table:table-cell table:style-name="ce343"/>
          <table:table-cell table:style-name="ce344"/>
          <table:table-cell table:number-columns-repeated="3" table:style-name="ce345"/>
          <table:table-cell table:style-name="ce16"/>
          <table:table-cell table:number-columns-repeated="16371"/>
        </table:table-row>
        <table:table-row table:style-name="ro28">
          <table:table-cell/>
          <table:table-cell office:value-type="string" table:style-name="ce346">
            <text:p>PORTUGAL</text:p>
          </table:table-cell>
          <table:table-cell office:value-type="float" office:value="42694" table:style-name="ce353">
            <text:p>42 694</text:p>
          </table:table-cell>
          <table:table-cell office:value-type="float" office:value="100" table:style-name="ce335">
            <text:p>100,0<text:s text:c="5"/></text:p>
          </table:table-cell>
          <table:table-cell office:value-type="float" office:value="39474" table:style-name="ce357">
            <text:p>39 474</text:p>
          </table:table-cell>
          <table:table-cell office:value-type="float" office:value="100" table:style-name="ce336">
            <text:p>100,0<text:s text:c="5"/></text:p>
          </table:table-cell>
          <table:table-cell office:value-type="float" office:value="49238" table:style-name="ce357">
            <text:p>49 238</text:p>
          </table:table-cell>
          <table:table-cell office:value-type="float" office:value="100" table:style-name="ce337">
            <text:p>100,0<text:s text:c="5"/></text:p>
          </table:table-cell>
          <table:table-cell office:value-type="float" office:value="3220" table:style-name="ce113">
            <text:p>+3 220</text:p>
          </table:table-cell>
          <table:table-cell office:value-type="float" office:value="8.1572680751887319" table:style-name="ce114">
            <text:p>+8,2<text:s text:c="3"/></text:p>
          </table:table-cell>
          <table:table-cell office:value-type="float" office:value="-6544" table:style-name="ce113">
            <text:p><text:s/>-6 544</text:p>
          </table:table-cell>
          <table:table-cell office:value-type="float" office:value="-13.29054795076973" table:style-name="ce114">
            <text:p>-13,3<text:s text:c="3"/></text:p>
          </table:table-cell>
          <table:table-cell table:number-columns-repeated="16372" table:style-name="ce1"/>
        </table:table-row>
        <table:table-row table:style-name="ro18">
          <table:table-cell/>
          <table:table-cell office:value-type="string" table:style-name="ce360">
            <text:p>CONTINENTE</text:p>
          </table:table-cell>
          <table:table-cell office:value-type="float" office:value="40254" table:style-name="ce353">
            <text:p>40 254</text:p>
          </table:table-cell>
          <table:table-cell office:value-type="float" office:value="94.284911228744079" table:style-name="ce335">
            <text:p>94,3<text:s text:c="5"/></text:p>
          </table:table-cell>
          <table:table-cell office:value-type="float" office:value="37908" table:style-name="ce357">
            <text:p>37 908</text:p>
          </table:table-cell>
          <table:table-cell office:value-type="float" office:value="96.0328317373461" table:style-name="ce336">
            <text:p>96,0<text:s text:c="5"/></text:p>
          </table:table-cell>
          <table:table-cell office:value-type="float" office:value="46986" table:style-name="ce357">
            <text:p>46 986</text:p>
          </table:table-cell>
          <table:table-cell office:value-type="float" office:value="95.426296762662986" table:style-name="ce337">
            <text:p>95,4<text:s text:c="5"/></text:p>
          </table:table-cell>
          <table:table-cell office:value-type="float" office:value="2346" table:style-name="ce113">
            <text:p>+2 346</text:p>
          </table:table-cell>
          <table:table-cell office:value-type="float" office:value="6.1886672997784107" table:style-name="ce114">
            <text:p>+6,2<text:s text:c="3"/></text:p>
          </table:table-cell>
          <table:table-cell office:value-type="float" office:value="-6732" table:style-name="ce113">
            <text:p><text:s/>-6 732</text:p>
          </table:table-cell>
          <table:table-cell office:value-type="float" office:value="-14.327672072532243" table:style-name="ce114">
            <text:p>-14,3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office:value-type="string" table:style-name="ce361">
            <text:p>Norte</text:p>
          </table:table-cell>
          <table:table-cell office:value-type="float" office:value="13980" table:style-name="ce354">
            <text:p>13 980</text:p>
          </table:table-cell>
          <table:table-cell office:value-type="float" office:value="32.744647959900689" table:style-name="ce338">
            <text:p>32,7<text:s text:c="5"/></text:p>
          </table:table-cell>
          <table:table-cell office:value-type="float" office:value="13040" table:style-name="ce358">
            <text:p>13 040</text:p>
          </table:table-cell>
          <table:table-cell office:value-type="float" office:value="33.034402391447536" table:style-name="ce339">
            <text:p>33,0<text:s text:c="5"/></text:p>
          </table:table-cell>
          <table:table-cell office:value-type="float" office:value="16373" table:style-name="ce358">
            <text:p>16 373</text:p>
          </table:table-cell>
          <table:table-cell office:value-type="float" office:value="33.252772249075917" table:style-name="ce340">
            <text:p>33,3<text:s text:c="5"/></text:p>
          </table:table-cell>
          <table:table-cell office:value-type="float" office:value="940" table:style-name="ce120">
            <text:p>+ 940</text:p>
          </table:table-cell>
          <table:table-cell office:value-type="float" office:value="7.2085889570552144" table:style-name="ce121">
            <text:p>+7,2<text:s text:c="3"/></text:p>
          </table:table-cell>
          <table:table-cell office:value-type="float" office:value="-2393" table:style-name="ce120">
            <text:p><text:s/>-2 393</text:p>
          </table:table-cell>
          <table:table-cell office:value-type="float" office:value="-14.615525560373785" table:style-name="ce121">
            <text:p>-14,6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361">
            <text:p>Centro</text:p>
          </table:table-cell>
          <table:table-cell office:value-type="float" office:value="6496" table:style-name="ce354">
            <text:p>6 496</text:p>
          </table:table-cell>
          <table:table-cell office:value-type="float" office:value="15.215252728720664" table:style-name="ce338">
            <text:p>15,2<text:s text:c="5"/></text:p>
          </table:table-cell>
          <table:table-cell office:value-type="float" office:value="5664" table:style-name="ce358">
            <text:p>5 664</text:p>
          </table:table-cell>
          <table:table-cell office:value-type="float" office:value="14.348685210518317" table:style-name="ce339">
            <text:p>14,3<text:s text:c="5"/></text:p>
          </table:table-cell>
          <table:table-cell office:value-type="float" office:value="6892" table:style-name="ce358">
            <text:p>6 892</text:p>
          </table:table-cell>
          <table:table-cell office:value-type="float" office:value="13.997319143750762" table:style-name="ce340">
            <text:p>14,0<text:s text:c="5"/></text:p>
          </table:table-cell>
          <table:table-cell office:value-type="float" office:value="832" table:style-name="ce120">
            <text:p>+ 832</text:p>
          </table:table-cell>
          <table:table-cell office:value-type="float" office:value="14.689265536723164" table:style-name="ce121">
            <text:p>+14,7<text:s text:c="3"/></text:p>
          </table:table-cell>
          <table:table-cell office:value-type="float" office:value="-396" table:style-name="ce120">
            <text:p><text:s/>- 396</text:p>
          </table:table-cell>
          <table:table-cell office:value-type="float" office:value="-5.7457922228670926" table:style-name="ce121">
            <text:p>-5,7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361">
            <text:p>Lisboa V. Tejo</text:p>
          </table:table-cell>
          <table:table-cell office:value-type="float" office:value="14284" table:style-name="ce354">
            <text:p>14 284</text:p>
          </table:table-cell>
          <table:table-cell office:value-type="float" office:value="33.456691806811264" table:style-name="ce338">
            <text:p>33,5<text:s text:c="5"/></text:p>
          </table:table-cell>
          <table:table-cell office:value-type="float" office:value="12586" table:style-name="ce358">
            <text:p>12 586</text:p>
          </table:table-cell>
          <table:table-cell office:value-type="float" office:value="31.884278259107262" table:style-name="ce339">
            <text:p>31,9<text:s text:c="5"/></text:p>
          </table:table-cell>
          <table:table-cell office:value-type="float" office:value="17751" table:style-name="ce358">
            <text:p>17 751</text:p>
          </table:table-cell>
          <table:table-cell office:value-type="float" office:value="36.051423697144479" table:style-name="ce340">
            <text:p>36,1<text:s text:c="5"/></text:p>
          </table:table-cell>
          <table:table-cell office:value-type="float" office:value="1698" table:style-name="ce120">
            <text:p>+1 698</text:p>
          </table:table-cell>
          <table:table-cell office:value-type="float" office:value="13.491180676942635" table:style-name="ce121">
            <text:p>+13,5<text:s text:c="3"/></text:p>
          </table:table-cell>
          <table:table-cell office:value-type="float" office:value="-3467" table:style-name="ce120">
            <text:p><text:s/>-3 467</text:p>
          </table:table-cell>
          <table:table-cell office:value-type="float" office:value="-19.531294011604981" table:style-name="ce121">
            <text:p>-19,5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361">
            <text:p>Alentejo</text:p>
          </table:table-cell>
          <table:table-cell office:value-type="float" office:value="2294" table:style-name="ce354">
            <text:p>2 294</text:p>
          </table:table-cell>
          <table:table-cell office:value-type="float" office:value="5.3731203447791263" table:style-name="ce338">
            <text:p>5,4<text:s text:c="5"/></text:p>
          </table:table-cell>
          <table:table-cell office:value-type="float" office:value="2170" table:style-name="ce358">
            <text:p>2 170</text:p>
          </table:table-cell>
          <table:table-cell office:value-type="float" office:value="5.4972893550184931" table:style-name="ce339">
            <text:p>5,5<text:s text:c="5"/></text:p>
          </table:table-cell>
          <table:table-cell office:value-type="float" office:value="2332" table:style-name="ce358">
            <text:p>2 332</text:p>
          </table:table-cell>
          <table:table-cell office:value-type="float" office:value="4.7361793736544939" table:style-name="ce340">
            <text:p>4,7<text:s text:c="5"/></text:p>
          </table:table-cell>
          <table:table-cell office:value-type="float" office:value="124" table:style-name="ce120">
            <text:p>+ 124</text:p>
          </table:table-cell>
          <table:table-cell office:value-type="float" office:value="5.7142857142857144" table:style-name="ce121">
            <text:p>+5,7<text:s text:c="3"/></text:p>
          </table:table-cell>
          <table:table-cell office:value-type="float" office:value="-38" table:style-name="ce120">
            <text:p><text:s/>- 38</text:p>
          </table:table-cell>
          <table:table-cell office:value-type="float" office:value="-1.6295025728987993" table:style-name="ce121">
            <text:p>-1,6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361">
            <text:p>Algarve</text:p>
          </table:table-cell>
          <table:table-cell office:value-type="float" office:value="3200" table:style-name="ce354">
            <text:p>3 200</text:p>
          </table:table-cell>
          <table:table-cell office:value-type="float" office:value="7.495198388532347" table:style-name="ce338">
            <text:p>7,5<text:s text:c="5"/></text:p>
          </table:table-cell>
          <table:table-cell office:value-type="float" office:value="4448" table:style-name="ce358">
            <text:p>4 448</text:p>
          </table:table-cell>
          <table:table-cell office:value-type="float" office:value="11.268176521254498" table:style-name="ce339">
            <text:p>11,3<text:s text:c="5"/></text:p>
          </table:table-cell>
          <table:table-cell office:value-type="float" office:value="3638" table:style-name="ce358">
            <text:p>3 638</text:p>
          </table:table-cell>
          <table:table-cell office:value-type="float" office:value="7.3886022990373297" table:style-name="ce340">
            <text:p>7,4<text:s text:c="5"/></text:p>
          </table:table-cell>
          <table:table-cell office:value-type="float" office:value="-1248" table:style-name="ce120">
            <text:p><text:s/>-1 248</text:p>
          </table:table-cell>
          <table:table-cell office:value-type="float" office:value="-28.057553956834528" table:style-name="ce121">
            <text:p>-28,1<text:s text:c="3"/></text:p>
          </table:table-cell>
          <table:table-cell office:value-type="float" office:value="-438" table:style-name="ce120">
            <text:p><text:s/>- 438</text:p>
          </table:table-cell>
          <table:table-cell office:value-type="float" office:value="-12.039582188015393" table:style-name="ce121">
            <text:p>-12,0<text:s text:c="3"/></text:p>
          </table:table-cell>
          <table:table-cell table:number-columns-repeated="16372" table:style-name="ce1"/>
        </table:table-row>
        <table:table-row table:style-name="ro52">
          <table:table-cell/>
          <table:table-cell office:value-type="string" table:style-name="ce360">
            <text:p>REG.AUTÓNOMAS</text:p>
          </table:table-cell>
          <table:table-cell office:value-type="float" office:value="2440" table:style-name="ce353">
            <text:p>2 440</text:p>
          </table:table-cell>
          <table:table-cell office:value-type="float" office:value="5.715088771255914" table:style-name="ce335">
            <text:p>5,7<text:s text:c="5"/></text:p>
          </table:table-cell>
          <table:table-cell office:value-type="float" office:value="1566" table:style-name="ce357">
            <text:p>1 566</text:p>
          </table:table-cell>
          <table:table-cell office:value-type="float" office:value="3.9671682626538987" table:style-name="ce336">
            <text:p>4,0<text:s text:c="5"/></text:p>
          </table:table-cell>
          <table:table-cell office:value-type="float" office:value="2252" table:style-name="ce357">
            <text:p>2 252</text:p>
          </table:table-cell>
          <table:table-cell office:value-type="float" office:value="4.5737032373370159" table:style-name="ce337">
            <text:p>4,6<text:s text:c="5"/></text:p>
          </table:table-cell>
          <table:table-cell office:value-type="float" office:value="874" table:style-name="ce113">
            <text:p>+ 874</text:p>
          </table:table-cell>
          <table:table-cell office:value-type="float" office:value="55.810983397190292" table:style-name="ce114">
            <text:p>+55,8<text:s text:c="3"/></text:p>
          </table:table-cell>
          <table:table-cell office:value-type="float" office:value="188" table:style-name="ce113">
            <text:p>+ 188</text:p>
          </table:table-cell>
          <table:table-cell office:value-type="float" office:value="8.3481349911190055" table:style-name="ce114">
            <text:p>+8,3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office:value-type="string" table:style-name="ce361">
            <text:p>Açores</text:p>
          </table:table-cell>
          <table:table-cell office:value-type="float" office:value="1251" table:style-name="ce354">
            <text:p>1 251</text:p>
          </table:table-cell>
          <table:table-cell office:value-type="float" office:value="2.9301541200168644" table:style-name="ce338">
            <text:p>2,9<text:s text:c="5"/></text:p>
          </table:table-cell>
          <table:table-cell office:value-type="float" office:value="880" table:style-name="ce358">
            <text:p><text:s/>880</text:p>
          </table:table-cell>
          <table:table-cell office:value-type="float" office:value="2.2293154988093429" table:style-name="ce339">
            <text:p>2,2<text:s text:c="5"/></text:p>
          </table:table-cell>
          <table:table-cell office:value-type="float" office:value="1116" table:style-name="ce358">
            <text:p>1 116</text:p>
          </table:table-cell>
          <table:table-cell office:value-type="float" office:value="2.2665421016288234" table:style-name="ce340">
            <text:p>2,3<text:s text:c="5"/></text:p>
          </table:table-cell>
          <table:table-cell office:value-type="float" office:value="371" table:style-name="ce120">
            <text:p>+ 371</text:p>
          </table:table-cell>
          <table:table-cell office:value-type="float" office:value="42.159090909090907" table:style-name="ce121">
            <text:p>+42,2<text:s text:c="3"/></text:p>
          </table:table-cell>
          <table:table-cell office:value-type="float" office:value="135" table:style-name="ce120">
            <text:p>+ 135</text:p>
          </table:table-cell>
          <table:table-cell office:value-type="float" office:value="12.096774193548388" table:style-name="ce121">
            <text:p>+12,1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361">
            <text:p>Madeira</text:p>
          </table:table-cell>
          <table:table-cell office:value-type="float" office:value="1189" table:style-name="ce354">
            <text:p>1 189</text:p>
          </table:table-cell>
          <table:table-cell office:value-type="float" office:value="2.78493465123905" table:style-name="ce338">
            <text:p>2,8<text:s text:c="5"/></text:p>
          </table:table-cell>
          <table:table-cell office:value-type="float" office:value="686" table:style-name="ce358">
            <text:p><text:s/>686</text:p>
          </table:table-cell>
          <table:table-cell office:value-type="float" office:value="1.7378527638445558" table:style-name="ce339">
            <text:p>1,7<text:s text:c="5"/></text:p>
          </table:table-cell>
          <table:table-cell office:value-type="float" office:value="1136" table:style-name="ce358">
            <text:p>1 136</text:p>
          </table:table-cell>
          <table:table-cell office:value-type="float" office:value="2.3071611357081929" table:style-name="ce340">
            <text:p>2,3<text:s text:c="5"/></text:p>
          </table:table-cell>
          <table:table-cell office:value-type="float" office:value="503" table:style-name="ce120">
            <text:p>+ 503</text:p>
          </table:table-cell>
          <table:table-cell office:value-type="float" office:value="73.32361516034986" table:style-name="ce121">
            <text:p>+73,3<text:s text:c="3"/></text:p>
          </table:table-cell>
          <table:table-cell office:value-type="float" office:value="53" table:style-name="ce120">
            <text:p>+ 53</text:p>
          </table:table-cell>
          <table:table-cell office:value-type="float" office:value="4.665492957746479" table:style-name="ce121">
            <text:p>+4,7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table:style-name="ce347"/>
          <table:table-cell table:style-name="ce355"/>
          <table:table-cell table:style-name="ce323"/>
          <table:table-cell table:style-name="ce359"/>
          <table:table-cell table:style-name="ce348"/>
          <table:table-cell table:style-name="ce359"/>
          <table:table-cell table:style-name="ce349"/>
          <table:table-cell table:style-name="ce350"/>
          <table:table-cell table:style-name="ce351"/>
          <table:table-cell table:style-name="ce350"/>
          <table:table-cell table:style-name="ce351"/>
          <table:table-cell table:number-columns-repeated="16372" table:style-name="ce1"/>
        </table:table-row>
        <table:table-row table:style-name="ro49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3" table:style-name="ro49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2" table:style-name="ro25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40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42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28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14">
          <table:table-cell/>
          <table:table-cell table:style-name="ce86"/>
          <table:table-cell table:style-name="ce88"/>
          <table:table-cell table:style-name="ce89"/>
          <table:table-cell table:number-columns-repeated="4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4">
          <table:table-cell/>
          <table:table-cell table:number-columns-repeated="11" table:style-name="ce1"/>
          <table:table-cell table:number-columns-repeated="6" table:style-name="ce15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3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4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4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4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5" table:style-name="ro4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4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4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2" table:style-name="ro49">
          <table:table-cell/>
          <table:table-cell table:number-columns-repeated="3" table:style-name="ce1"/>
          <table:table-cell table:number-columns-repeated="2" table:style-name="ce58"/>
          <table:table-cell table:number-columns-repeated="7" table:style-name="ce1"/>
          <table:table-cell table:style-name="ce72"/>
          <table:table-cell table:style-name="ce82"/>
          <table:table-cell table:style-name="ce71"/>
          <table:table-cell table:style-name="ce73"/>
          <table:table-cell table:style-name="ce79"/>
          <table:table-cell table:style-name="ce78"/>
          <table:table-cell table:number-columns-repeated="16365"/>
        </table:table-row>
        <table:table-row table:style-name="ro38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style-name="ce1"/>
          <table:table-cell table:style-name="ce18"/>
          <table:table-cell table:number-columns-repeated="16370" table:style-name="ce1"/>
        </table:table-row>
        <table:table-row table:style-name="ro14">
          <table:table-cell table:number-columns-repeated="16384"/>
        </table:table-row>
        <table:table-row table:style-name="ro37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style-name="ro2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number-rows-repeated="1048496" table:style-name="ro14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País.$A$1"/>
        </table:named-expressions>
      </table:table>
      <table:table table:name="q8-9" table:style-name="ta10">
        <table:table-column table:style-name="co22" table:default-cell-style-name="ce1" table:visibility="collapse"/>
        <table:table-column table:style-name="co59" table:default-cell-style-name="ce1"/>
        <table:table-column table:style-name="co38" table:default-cell-style-name="ce1"/>
        <table:table-column table:style-name="co4" table:default-cell-style-name="ce1"/>
        <table:table-column table:style-name="co54" table:default-cell-style-name="ce58"/>
        <table:table-column table:style-name="co4" table:default-cell-style-name="ce58"/>
        <table:table-column table:style-name="co2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24" table:number-columns-repeated="16372" table:default-cell-style-name="ce1"/>
        <table:table-row table:style-name="ro14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73" draw:name="Picture 184" svg:x="0.07631in" svg:y="0.10768in" svg:width="2.80018in" svg:height="0.650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7" draw:name="CaixaDeTexto 10" svg:x="0.5974in" svg:y="0.23004in" svg:width="2.13664in" svg:height="0.51297in">
                <draw:text-box>
                  <text:p text:style-name="a76" text:class-names="" text:cond-style-name=""><text:span text:style-name="a74" text:class-names="">JANEIRO 2022</text:span><text:span text:style-name="a75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/>
          <table:table-cell table:style-name="ce1">
            <draw:frame draw:z-index="1" draw:id="id22" draw:style-name="a72" draw:name="Text Box 122" svg:x="0in" svg:y="0in" svg:width="0.97917in" svg:height="0.31414in">
              <draw:text-box>
                <text:p text:style-name="a69" text:class-names="" text:cond-style-name=""><text:span text:style-name="a66" text:class-names="">Página 10</text:span><text:span text:style-name="a67" text:class-names="">/14</text:span><text:span text:style-name="a68" text:class-names=""/></text:p>
                <text:p text:style-name="a71" text:class-names="" text:cond-style-name=""><text:span text:style-name="a70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4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34">
          <table:table-cell/>
          <table:table-cell office:value-type="string" table:style-name="ce160">
            <text:p><text:s/>Quadro 8 - OFERTAS DE EMPREGO RECEBIDAS, <text:s text:c="2"/>POR <text:s/>REGIÕES<text:s text:c="3"/></text:p>
          </table:table-cell>
          <table:table-cell table:number-columns-repeated="10" table:style-name="ce160"/>
          <table:table-cell table:number-columns-repeated="6" table:style-name="ce12"/>
          <table:table-cell table:number-columns-repeated="16366"/>
        </table:table-row>
        <table:table-row table:style-name="ro34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39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4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555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14">
          <table:table-cell/>
          <table:table-cell table:style-name="ce28"/>
          <table:table-cell office:value-type="string" table:style-name="ce178">
            <text:p>JANEIRO 2022</text:p>
          </table:table-cell>
          <table:table-cell office:value-type="string" table:style-name="ce92">
            <text:p>%</text:p>
          </table:table-cell>
          <table:table-cell office:value-type="string" table:style-name="ce169">
            <text:p>DEZEMBRO 2021</text:p>
          </table:table-cell>
          <table:table-cell office:value-type="string" table:style-name="ce56">
            <text:p>%</text:p>
          </table:table-cell>
          <table:table-cell office:value-type="string" table:style-name="ce169">
            <text:p>JANEIRO 2021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556">
            <text:p>Mês <text:s/>anterior</text:p>
          </table:table-cell>
          <table:covered-table-cell/>
          <table:table-cell office:value-type="string" table:number-columns-spanned="2" table:number-rows-spanned="1" table:style-name="ce557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4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326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39">
          <table:table-cell/>
          <table:table-cell table:style-name="ce341"/>
          <table:table-cell table:style-name="ce352"/>
          <table:table-cell table:style-name="ce342"/>
          <table:table-cell table:style-name="ce356"/>
          <table:table-cell table:style-name="ce343"/>
          <table:table-cell table:style-name="ce356"/>
          <table:table-cell table:style-name="ce343"/>
          <table:table-cell table:style-name="ce344"/>
          <table:table-cell table:number-columns-repeated="3" table:style-name="ce345"/>
          <table:table-cell table:style-name="ce16"/>
          <table:table-cell table:number-columns-repeated="16371" table:style-name="ce1"/>
        </table:table-row>
        <table:table-row table:style-name="ro20">
          <table:table-cell/>
          <table:table-cell office:value-type="string" table:style-name="ce346">
            <text:p>PORTUGAL</text:p>
          </table:table-cell>
          <table:table-cell office:value-type="float" office:value="12433" table:style-name="ce353">
            <text:p>12 433</text:p>
          </table:table-cell>
          <table:table-cell office:value-type="float" office:value="100" table:style-name="ce335">
            <text:p>100,0<text:s text:c="5"/></text:p>
          </table:table-cell>
          <table:table-cell office:value-type="float" office:value="9070" table:style-name="ce357">
            <text:p>9 070</text:p>
          </table:table-cell>
          <table:table-cell office:value-type="float" office:value="100" table:style-name="ce337">
            <text:p>100,0<text:s text:c="5"/></text:p>
          </table:table-cell>
          <table:table-cell office:value-type="float" office:value="9868" table:style-name="ce357">
            <text:p>9 868</text:p>
          </table:table-cell>
          <table:table-cell office:value-type="float" office:value="100" table:style-name="ce337">
            <text:p>100,0<text:s text:c="5"/></text:p>
          </table:table-cell>
          <table:table-cell office:value-type="float" office:value="3363" table:style-name="ce113">
            <text:p>+3 363</text:p>
          </table:table-cell>
          <table:table-cell office:value-type="float" office:value="37.078280044101433" table:style-name="ce114">
            <text:p>+37,1<text:s text:c="3"/></text:p>
          </table:table-cell>
          <table:table-cell office:value-type="float" office:value="2565" table:style-name="ce113">
            <text:p>+2 565</text:p>
          </table:table-cell>
          <table:table-cell office:value-type="float" office:value="25.993109039319013" table:style-name="ce114">
            <text:p>+26,0<text:s text:c="3"/></text:p>
          </table:table-cell>
          <table:table-cell table:style-name="ce21"/>
          <table:table-cell table:style-name="ce12"/>
          <table:table-cell table:number-columns-repeated="2" table:style-name="ce84"/>
          <table:table-cell table:number-columns-repeated="2" table:style-name="ce17"/>
          <table:table-cell table:number-columns-repeated="16366"/>
        </table:table-row>
        <table:table-row table:style-name="ro51">
          <table:table-cell/>
          <table:table-cell office:value-type="string" table:style-name="ce360">
            <text:p>CONTINENTE</text:p>
          </table:table-cell>
          <table:table-cell office:value-type="float" office:value="12002" table:style-name="ce353">
            <text:p>12 002</text:p>
          </table:table-cell>
          <table:table-cell office:value-type="float" office:value="96.53341912651814" table:style-name="ce335">
            <text:p>96,5<text:s text:c="5"/></text:p>
          </table:table-cell>
          <table:table-cell office:value-type="float" office:value="8706" table:style-name="ce357">
            <text:p>8 706</text:p>
          </table:table-cell>
          <table:table-cell office:value-type="float" office:value="95.98676957001102" table:style-name="ce336">
            <text:p>96,0<text:s text:c="5"/></text:p>
          </table:table-cell>
          <table:table-cell office:value-type="float" office:value="9561" table:style-name="ce357">
            <text:p>9 561</text:p>
          </table:table-cell>
          <table:table-cell office:value-type="float" office:value="96.888933927847589" table:style-name="ce337">
            <text:p>96,9<text:s text:c="5"/></text:p>
          </table:table-cell>
          <table:table-cell office:value-type="float" office:value="3296" table:style-name="ce113">
            <text:p>+3 296</text:p>
          </table:table-cell>
          <table:table-cell office:value-type="float" office:value="37.858947852056055" table:style-name="ce114">
            <text:p>+37,9<text:s text:c="3"/></text:p>
          </table:table-cell>
          <table:table-cell office:value-type="float" office:value="2441" table:style-name="ce113">
            <text:p>+2 441</text:p>
          </table:table-cell>
          <table:table-cell office:value-type="float" office:value="25.530802217341282" table:style-name="ce114">
            <text:p>+25,5<text:s text:c="3"/></text:p>
          </table:table-cell>
          <table:table-cell table:style-name="ce19"/>
          <table:table-cell table:style-name="ce22"/>
          <table:table-cell table:number-columns-repeated="2" table:style-name="ce85"/>
          <table:table-cell table:number-columns-repeated="2" table:style-name="ce18"/>
          <table:table-cell table:number-columns-repeated="16366"/>
        </table:table-row>
        <table:table-row table:style-name="ro7">
          <table:table-cell/>
          <table:table-cell office:value-type="string" table:style-name="ce361">
            <text:p>Norte</text:p>
          </table:table-cell>
          <table:table-cell office:value-type="float" office:value="4359" table:style-name="ce354">
            <text:p>4 359</text:p>
          </table:table-cell>
          <table:table-cell office:value-type="float" office:value="35.059921177511463" table:style-name="ce338">
            <text:p>35,1<text:s text:c="5"/></text:p>
          </table:table-cell>
          <table:table-cell office:value-type="float" office:value="3286" table:style-name="ce358">
            <text:p>3 286</text:p>
          </table:table-cell>
          <table:table-cell office:value-type="float" office:value="36.229327453142233" table:style-name="ce339">
            <text:p>36,2<text:s text:c="5"/></text:p>
          </table:table-cell>
          <table:table-cell office:value-type="float" office:value="3361" table:style-name="ce358">
            <text:p>3 361</text:p>
          </table:table-cell>
          <table:table-cell office:value-type="float" office:value="34.059586542359135" table:style-name="ce340">
            <text:p>34,1<text:s text:c="5"/></text:p>
          </table:table-cell>
          <table:table-cell office:value-type="float" office:value="1073" table:style-name="ce120">
            <text:p>+1 073</text:p>
          </table:table-cell>
          <table:table-cell office:value-type="float" office:value="32.653682288496654" table:style-name="ce121">
            <text:p>+32,7<text:s text:c="3"/></text:p>
          </table:table-cell>
          <table:table-cell office:value-type="float" office:value="998" table:style-name="ce120">
            <text:p>+ 998</text:p>
          </table:table-cell>
          <table:table-cell office:value-type="float" office:value="29.693543588217793" table:style-name="ce121">
            <text:p>+29,7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0">
          <table:table-cell/>
          <table:table-cell office:value-type="string" table:style-name="ce361">
            <text:p>Centro</text:p>
          </table:table-cell>
          <table:table-cell office:value-type="float" office:value="2698" table:style-name="ce354">
            <text:p>2 698</text:p>
          </table:table-cell>
          <table:table-cell office:value-type="float" office:value="21.700313681331941" table:style-name="ce338">
            <text:p>21,7<text:s text:c="5"/></text:p>
          </table:table-cell>
          <table:table-cell office:value-type="float" office:value="1994" table:style-name="ce358">
            <text:p>1 994</text:p>
          </table:table-cell>
          <table:table-cell office:value-type="float" office:value="21.984564498346195" table:style-name="ce339">
            <text:p>22,0<text:s text:c="5"/></text:p>
          </table:table-cell>
          <table:table-cell office:value-type="float" office:value="3124" table:style-name="ce358">
            <text:p>3 124</text:p>
          </table:table-cell>
          <table:table-cell office:value-type="float" office:value="31.657884069720311" table:style-name="ce340">
            <text:p>31,7<text:s text:c="5"/></text:p>
          </table:table-cell>
          <table:table-cell office:value-type="float" office:value="704" table:style-name="ce120">
            <text:p>+ 704</text:p>
          </table:table-cell>
          <table:table-cell office:value-type="float" office:value="35.305917753259777" table:style-name="ce121">
            <text:p>+35,3<text:s text:c="3"/></text:p>
          </table:table-cell>
          <table:table-cell office:value-type="float" office:value="-426" table:style-name="ce120">
            <text:p><text:s/>- 426</text:p>
          </table:table-cell>
          <table:table-cell office:value-type="float" office:value="-13.636363636363635" table:style-name="ce121">
            <text:p>-13,6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0">
          <table:table-cell/>
          <table:table-cell office:value-type="string" table:style-name="ce361">
            <text:p>Lisboa V. Tejo</text:p>
          </table:table-cell>
          <table:table-cell office:value-type="float" office:value="3498" table:style-name="ce354">
            <text:p>3 498</text:p>
          </table:table-cell>
          <table:table-cell office:value-type="float" office:value="28.134802541623099" table:style-name="ce338">
            <text:p>28,1<text:s text:c="5"/></text:p>
          </table:table-cell>
          <table:table-cell office:value-type="float" office:value="2706" table:style-name="ce358">
            <text:p>2 706</text:p>
          </table:table-cell>
          <table:table-cell office:value-type="float" office:value="29.834619625137815" table:style-name="ce339">
            <text:p>29,8<text:s text:c="5"/></text:p>
          </table:table-cell>
          <table:table-cell office:value-type="float" office:value="2251" table:style-name="ce358">
            <text:p>2 251</text:p>
          </table:table-cell>
          <table:table-cell office:value-type="float" office:value="22.811106607215244" table:style-name="ce340">
            <text:p>22,8<text:s text:c="5"/></text:p>
          </table:table-cell>
          <table:table-cell office:value-type="float" office:value="792" table:style-name="ce120">
            <text:p>+ 792</text:p>
          </table:table-cell>
          <table:table-cell office:value-type="float" office:value="29.268292682926827" table:style-name="ce121">
            <text:p>+29,3<text:s text:c="3"/></text:p>
          </table:table-cell>
          <table:table-cell office:value-type="float" office:value="1247" table:style-name="ce120">
            <text:p>+1 247</text:p>
          </table:table-cell>
          <table:table-cell office:value-type="float" office:value="55.397601066192806" table:style-name="ce121">
            <text:p>+55,4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0">
          <table:table-cell/>
          <table:table-cell office:value-type="string" table:style-name="ce361">
            <text:p>Alentejo</text:p>
          </table:table-cell>
          <table:table-cell office:value-type="float" office:value="925" table:style-name="ce354">
            <text:p><text:s/>925</text:p>
          </table:table-cell>
          <table:table-cell office:value-type="float" office:value="7.4398777447116551" table:style-name="ce338">
            <text:p>7,4<text:s text:c="5"/></text:p>
          </table:table-cell>
          <table:table-cell office:value-type="float" office:value="469" table:style-name="ce358">
            <text:p><text:s/>469</text:p>
          </table:table-cell>
          <table:table-cell office:value-type="float" office:value="5.1708930540242557" table:style-name="ce339">
            <text:p>5,2<text:s text:c="5"/></text:p>
          </table:table-cell>
          <table:table-cell office:value-type="float" office:value="598" table:style-name="ce358">
            <text:p><text:s/>598</text:p>
          </table:table-cell>
          <table:table-cell office:value-type="float" office:value="6.0599918929874343" table:style-name="ce340">
            <text:p>6,1<text:s text:c="5"/></text:p>
          </table:table-cell>
          <table:table-cell office:value-type="float" office:value="456" table:style-name="ce120">
            <text:p>+ 456</text:p>
          </table:table-cell>
          <table:table-cell office:value-type="float" office:value="97.228144989339015" table:style-name="ce121">
            <text:p>+97,2<text:s text:c="3"/></text:p>
          </table:table-cell>
          <table:table-cell office:value-type="float" office:value="327" table:style-name="ce120">
            <text:p>+ 327</text:p>
          </table:table-cell>
          <table:table-cell office:value-type="float" office:value="54.682274247491634" table:style-name="ce121">
            <text:p>+54,7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0">
          <table:table-cell/>
          <table:table-cell office:value-type="string" table:style-name="ce361">
            <text:p>Algarve</text:p>
          </table:table-cell>
          <table:table-cell office:value-type="float" office:value="522" table:style-name="ce354">
            <text:p><text:s/>522</text:p>
          </table:table-cell>
          <table:table-cell office:value-type="float" office:value="4.1985039813399823" table:style-name="ce338">
            <text:p>4,2<text:s text:c="5"/></text:p>
          </table:table-cell>
          <table:table-cell office:value-type="float" office:value="251" table:style-name="ce358">
            <text:p><text:s/>251</text:p>
          </table:table-cell>
          <table:table-cell office:value-type="float" office:value="2.7673649393605291" table:style-name="ce339">
            <text:p>2,8<text:s text:c="5"/></text:p>
          </table:table-cell>
          <table:table-cell office:value-type="float" office:value="227" table:style-name="ce358">
            <text:p><text:s/>227</text:p>
          </table:table-cell>
          <table:table-cell office:value-type="float" office:value="2.3003648155654641" table:style-name="ce340">
            <text:p>2,3<text:s text:c="5"/></text:p>
          </table:table-cell>
          <table:table-cell office:value-type="float" office:value="271" table:style-name="ce120">
            <text:p>+ 271</text:p>
          </table:table-cell>
          <table:table-cell office:value-type="float" office:value="107.96812749003983" table:style-name="ce121">
            <text:p>+108,0<text:s text:c="3"/></text:p>
          </table:table-cell>
          <table:table-cell office:value-type="float" office:value="295" table:style-name="ce120">
            <text:p>+ 295</text:p>
          </table:table-cell>
          <table:table-cell office:value-type="float" office:value="129.95594713656388" table:style-name="ce121">
            <text:p>+130,0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2">
          <table:table-cell/>
          <table:table-cell office:value-type="string" table:style-name="ce360">
            <text:p>REG.AUTÓNOMAS</text:p>
          </table:table-cell>
          <table:table-cell office:value-type="float" office:value="431" table:style-name="ce353">
            <text:p><text:s/>431</text:p>
          </table:table-cell>
          <table:table-cell office:value-type="float" office:value="3.4665808734818628" table:style-name="ce335">
            <text:p>3,5<text:s text:c="5"/></text:p>
          </table:table-cell>
          <table:table-cell office:value-type="float" office:value="364" table:style-name="ce357">
            <text:p><text:s/>364</text:p>
          </table:table-cell>
          <table:table-cell office:value-type="float" office:value="4.0132304299889743" table:style-name="ce336">
            <text:p>4,0<text:s text:c="5"/></text:p>
          </table:table-cell>
          <table:table-cell office:value-type="float" office:value="307" table:style-name="ce357">
            <text:p><text:s/>307</text:p>
          </table:table-cell>
          <table:table-cell office:value-type="float" office:value="3.1110660721524122" table:style-name="ce337">
            <text:p>3,1<text:s text:c="5"/></text:p>
          </table:table-cell>
          <table:table-cell office:value-type="float" office:value="67" table:style-name="ce113">
            <text:p>+ 67</text:p>
          </table:table-cell>
          <table:table-cell office:value-type="float" office:value="18.406593406593409" table:style-name="ce114">
            <text:p>+18,4<text:s text:c="3"/></text:p>
          </table:table-cell>
          <table:table-cell office:value-type="float" office:value="124" table:style-name="ce113">
            <text:p>+ 124</text:p>
          </table:table-cell>
          <table:table-cell office:value-type="float" office:value="40.390879478827365" table:style-name="ce114">
            <text:p>+40,4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7">
          <table:table-cell/>
          <table:table-cell office:value-type="string" table:style-name="ce361">
            <text:p>Açores</text:p>
          </table:table-cell>
          <table:table-cell office:value-type="float" office:value="267" table:style-name="ce354">
            <text:p><text:s/>267</text:p>
          </table:table-cell>
          <table:table-cell office:value-type="float" office:value="2.1475106571221749" table:style-name="ce338">
            <text:p>2,1<text:s text:c="5"/></text:p>
          </table:table-cell>
          <table:table-cell office:value-type="float" office:value="165" table:style-name="ce358">
            <text:p><text:s/>165</text:p>
          </table:table-cell>
          <table:table-cell office:value-type="float" office:value="1.8191841234840134" table:style-name="ce339">
            <text:p>1,8<text:s text:c="5"/></text:p>
          </table:table-cell>
          <table:table-cell office:value-type="float" office:value="144" table:style-name="ce358">
            <text:p><text:s/>144</text:p>
          </table:table-cell>
          <table:table-cell office:value-type="float" office:value="1.4592622618565059" table:style-name="ce340">
            <text:p>1,5<text:s text:c="5"/></text:p>
          </table:table-cell>
          <table:table-cell office:value-type="float" office:value="102" table:style-name="ce120">
            <text:p>+ 102</text:p>
          </table:table-cell>
          <table:table-cell office:value-type="float" office:value="61.818181818181813" table:style-name="ce121">
            <text:p>+61,8<text:s text:c="3"/></text:p>
          </table:table-cell>
          <table:table-cell office:value-type="float" office:value="123" table:style-name="ce120">
            <text:p>+ 123</text:p>
          </table:table-cell>
          <table:table-cell office:value-type="float" office:value="85.416666666666657" table:style-name="ce121">
            <text:p>+85,4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20">
          <table:table-cell/>
          <table:table-cell office:value-type="string" table:style-name="ce361">
            <text:p>Madeira</text:p>
          </table:table-cell>
          <table:table-cell office:value-type="float" office:value="164" table:style-name="ce354">
            <text:p><text:s/>164</text:p>
          </table:table-cell>
          <table:table-cell office:value-type="float" office:value="1.3190702163596879" table:style-name="ce338">
            <text:p>1,3<text:s text:c="5"/></text:p>
          </table:table-cell>
          <table:table-cell office:value-type="float" office:value="199" table:style-name="ce358">
            <text:p><text:s/>199</text:p>
          </table:table-cell>
          <table:table-cell office:value-type="float" office:value="2.1940463065049616" table:style-name="ce339">
            <text:p>2,2<text:s text:c="5"/></text:p>
          </table:table-cell>
          <table:table-cell office:value-type="float" office:value="163" table:style-name="ce358">
            <text:p><text:s/>163</text:p>
          </table:table-cell>
          <table:table-cell office:value-type="float" office:value="1.6518038102959061" table:style-name="ce340">
            <text:p>1,7<text:s text:c="5"/></text:p>
          </table:table-cell>
          <table:table-cell office:value-type="float" office:value="-35" table:style-name="ce120">
            <text:p><text:s/>- 35</text:p>
          </table:table-cell>
          <table:table-cell office:value-type="float" office:value="-17.587939698492463" table:style-name="ce121">
            <text:p>-17,6<text:s text:c="3"/></text:p>
          </table:table-cell>
          <table:table-cell office:value-type="float" office:value="1" table:style-name="ce120">
            <text:p>+ 1</text:p>
          </table:table-cell>
          <table:table-cell office:value-type="float" office:value="0.61349693251533743" table:style-name="ce121">
            <text:p>+0,6<text:s text:c="3"/></text:p>
          </table:table-cell>
          <table:table-cell table:style-name="ce19"/>
          <table:table-cell table:number-columns-repeated="3" table:style-name="ce1"/>
          <table:table-cell table:number-columns-repeated="2" table:style-name="ce19"/>
          <table:table-cell table:number-columns-repeated="16366"/>
        </table:table-row>
        <table:table-row table:style-name="ro38">
          <table:table-cell/>
          <table:table-cell table:style-name="ce347"/>
          <table:table-cell table:style-name="ce355"/>
          <table:table-cell table:style-name="ce323"/>
          <table:table-cell table:style-name="ce359"/>
          <table:table-cell table:style-name="ce348"/>
          <table:table-cell table:style-name="ce359"/>
          <table:table-cell table:style-name="ce349"/>
          <table:table-cell table:style-name="ce350"/>
          <table:table-cell table:style-name="ce351"/>
          <table:table-cell table:style-name="ce350"/>
          <table:table-cell table:style-name="ce351"/>
          <table:table-cell table:number-columns-repeated="3" table:style-name="ce19"/>
          <table:table-cell table:style-name="ce83"/>
          <table:table-cell table:number-columns-repeated="2" table:style-name="ce19"/>
          <table:table-cell table:number-columns-repeated="16366"/>
        </table:table-row>
        <table:table-row table:style-name="ro14">
          <table:table-cell/>
          <table:table-cell office:value-type="string" table:style-name="ce362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14">
          <table:table-cell table:number-columns-repeated="16384"/>
        </table:table-row>
        <table:table-row table:style-name="ro34">
          <table:table-cell/>
          <table:table-cell office:value-type="string" table:style-name="ce160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160"/>
          <table:table-cell office:value-type="string" table:style-name="ce163">
            <text:p>CONTINENTE</text:p>
          </table:table-cell>
          <table:table-cell table:style-name="ce163"/>
          <table:table-cell table:number-columns-repeated="16372" table:style-name="ce1"/>
        </table:table-row>
        <table:table-row table:style-name="ro34">
          <table:table-cell/>
          <table:table-cell office:value-type="string" table:style-name="ce187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39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4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540">
            <text:p>Variação</text:p>
          </table:table-cell>
          <table:covered-table-cell table:number-columns-repeated="3"/>
          <table:table-cell table:number-columns-repeated="6" table:style-name="ce12"/>
          <table:table-cell table:number-columns-repeated="16366"/>
        </table:table-row>
        <table:table-row table:style-name="ro14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8">
            <text:p>JANEIRO 2022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DEZEMBR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JANEIRO 2021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554">
            <text:p>Mês <text:s/>anterior</text:p>
          </table:table-cell>
          <table:covered-table-cell/>
          <table:table-cell office:value-type="string" table:number-columns-spanned="2" table:number-rows-spanned="1" table:style-name="ce542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4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15"/>
          <table:table-cell table:number-columns-repeated="16366"/>
        </table:table-row>
        <table:table-row table:style-name="ro45">
          <table:table-cell/>
          <table:table-cell table:style-name="ce28"/>
          <table:table-cell table:style-name="ce102"/>
          <table:table-cell table:style-name="ce329"/>
          <table:table-cell table:style-name="ce100"/>
          <table:table-cell table:style-name="ce331"/>
          <table:table-cell table:style-name="ce59"/>
          <table:table-cell table:style-name="ce333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 table:style-name="ce1"/>
        </table:table-row>
        <table:table-row table:style-name="ro28">
          <table:table-cell/>
          <table:table-cell office:value-type="string" table:style-name="ce447">
            <text:p>Total</text:p>
          </table:table-cell>
          <table:table-cell office:value-type="float" office:value="12002" table:style-name="ce109">
            <text:p>12 002</text:p>
          </table:table-cell>
          <table:table-cell office:value-type="float" office:value="100" table:style-name="ce321">
            <text:p>100,0<text:s text:c="5"/></text:p>
          </table:table-cell>
          <table:table-cell office:value-type="float" office:value="8706" table:style-name="ce149">
            <text:p>8 706</text:p>
          </table:table-cell>
          <table:table-cell office:value-type="float" office:value="99.999999999999986" table:style-name="ce324">
            <text:p>100,0<text:s text:c="5"/></text:p>
          </table:table-cell>
          <table:table-cell office:value-type="float" office:value="9561" table:style-name="ce111">
            <text:p>9 561</text:p>
          </table:table-cell>
          <table:table-cell office:value-type="float" office:value="100" table:style-name="ce327">
            <text:p>100,0<text:s text:c="5"/></text:p>
          </table:table-cell>
          <table:table-cell office:value-type="float" office:value="3296" table:style-name="ce113">
            <text:p>+3 296</text:p>
          </table:table-cell>
          <table:table-cell office:value-type="float" office:value="37.858947852056055" table:style-name="ce114">
            <text:p>+37,9<text:s text:c="3"/></text:p>
          </table:table-cell>
          <table:table-cell office:value-type="float" office:value="2441" table:style-name="ce113">
            <text:p>+2 441</text:p>
          </table:table-cell>
          <table:table-cell office:value-type="float" office:value="25.530802217341282" table:style-name="ce114">
            <text:p>+25,5<text:s text:c="3"/></text:p>
          </table:table-cell>
          <table:table-cell table:number-columns-repeated="6" table:style-name="ce16"/>
          <table:table-cell table:number-columns-repeated="16366"/>
        </table:table-row>
        <table:table-row table:style-name="ro20">
          <table:table-cell/>
          <table:table-cell office:value-type="string" table:style-name="ce448">
            <text:p>1- Repres. do poder legislativo e de órgãos exec., dirigentes, dire. e gestores execu.</text:p>
          </table:table-cell>
          <table:table-cell office:value-type="float" office:value="81" table:style-name="ce116">
            <text:p><text:s/>81</text:p>
          </table:table-cell>
          <table:table-cell office:value-type="float" office:value="0.67488751874687558" table:style-name="ce322">
            <text:p>0,7<text:s text:c="5"/></text:p>
          </table:table-cell>
          <table:table-cell office:value-type="float" office:value="110" table:style-name="ce151">
            <text:p><text:s/>110</text:p>
          </table:table-cell>
          <table:table-cell office:value-type="float" office:value="1.2634964392373076" table:style-name="ce325">
            <text:p>1,3<text:s text:c="5"/></text:p>
          </table:table-cell>
          <table:table-cell office:value-type="float" office:value="39" table:style-name="ce118">
            <text:p><text:s/>39</text:p>
          </table:table-cell>
          <table:table-cell office:value-type="float" office:value="0.40790712268591151" table:style-name="ce328">
            <text:p>0,4<text:s text:c="5"/></text:p>
          </table:table-cell>
          <table:table-cell office:value-type="float" office:value="-29" table:style-name="ce120">
            <text:p><text:s/>- 29</text:p>
          </table:table-cell>
          <table:table-cell office:value-type="float" office:value="-26.36363636363636" table:style-name="ce121">
            <text:p>-26,4<text:s text:c="3"/></text:p>
          </table:table-cell>
          <table:table-cell office:value-type="float" office:value="42" table:style-name="ce120">
            <text:p>+ 42</text:p>
          </table:table-cell>
          <table:table-cell office:value-type="float" office:value="107.69230769230769" table:style-name="ce121">
            <text:p>+107,7<text:s text:c="3"/></text:p>
          </table:table-cell>
          <table:table-cell table:style-name="ce21"/>
          <table:table-cell table:style-name="ce12"/>
          <table:table-cell table:number-columns-repeated="2" table:style-name="ce84"/>
          <table:table-cell table:number-columns-repeated="2" table:style-name="ce17"/>
          <table:table-cell table:number-columns-repeated="16366"/>
        </table:table-row>
        <table:table-row table:style-name="ro20">
          <table:table-cell/>
          <table:table-cell office:value-type="string" table:style-name="ce448">
            <text:p>2- Especialistas das atividades intelectuais e científicas</text:p>
          </table:table-cell>
          <table:table-cell office:value-type="float" office:value="758" table:style-name="ce116">
            <text:p><text:s/>758</text:p>
          </table:table-cell>
          <table:table-cell office:value-type="float" office:value="6.3156140643226122" table:style-name="ce322">
            <text:p>6,3<text:s text:c="5"/></text:p>
          </table:table-cell>
          <table:table-cell office:value-type="float" office:value="956" table:style-name="ce151">
            <text:p><text:s/>956</text:p>
          </table:table-cell>
          <table:table-cell office:value-type="float" office:value="10.980932690098783" table:style-name="ce325">
            <text:p>11,0<text:s text:c="5"/></text:p>
          </table:table-cell>
          <table:table-cell office:value-type="float" office:value="496" table:style-name="ce118">
            <text:p><text:s/>496</text:p>
          </table:table-cell>
          <table:table-cell office:value-type="float" office:value="5.187741868005439" table:style-name="ce328">
            <text:p>5,2<text:s text:c="5"/></text:p>
          </table:table-cell>
          <table:table-cell office:value-type="float" office:value="-198" table:style-name="ce120">
            <text:p><text:s/>- 198</text:p>
          </table:table-cell>
          <table:table-cell office:value-type="float" office:value="-20.711297071129707" table:style-name="ce121">
            <text:p>-20,7<text:s text:c="3"/></text:p>
          </table:table-cell>
          <table:table-cell office:value-type="float" office:value="262" table:style-name="ce120">
            <text:p>+ 262</text:p>
          </table:table-cell>
          <table:table-cell office:value-type="float" office:value="52.822580645161288" table:style-name="ce121">
            <text:p>+52,8<text:s text:c="3"/></text:p>
          </table:table-cell>
          <table:table-cell table:style-name="ce19"/>
          <table:table-cell table:style-name="ce22"/>
          <table:table-cell table:number-columns-repeated="2" table:style-name="ce85"/>
          <table:table-cell table:number-columns-repeated="2" table:style-name="ce18"/>
          <table:table-cell table:number-columns-repeated="16366"/>
        </table:table-row>
        <table:table-row table:style-name="ro20">
          <table:table-cell/>
          <table:table-cell office:value-type="string" table:style-name="ce448">
            <text:p>3- Técnicos e profissões de nível intermédio</text:p>
          </table:table-cell>
          <table:table-cell office:value-type="float" office:value="685" table:style-name="ce116">
            <text:p><text:s/>685</text:p>
          </table:table-cell>
          <table:table-cell office:value-type="float" office:value="5.7073821029828355" table:style-name="ce322">
            <text:p>5,7<text:s text:c="5"/></text:p>
          </table:table-cell>
          <table:table-cell office:value-type="float" office:value="911" table:style-name="ce151">
            <text:p><text:s/>911</text:p>
          </table:table-cell>
          <table:table-cell office:value-type="float" office:value="10.464047783138065" table:style-name="ce325">
            <text:p>10,5<text:s text:c="5"/></text:p>
          </table:table-cell>
          <table:table-cell office:value-type="float" office:value="563" table:style-name="ce118">
            <text:p><text:s/>563</text:p>
          </table:table-cell>
          <table:table-cell office:value-type="float" office:value="5.8885053864658508" table:style-name="ce328">
            <text:p>5,9<text:s text:c="5"/></text:p>
          </table:table-cell>
          <table:table-cell office:value-type="float" office:value="-226" table:style-name="ce120">
            <text:p><text:s/>- 226</text:p>
          </table:table-cell>
          <table:table-cell office:value-type="float" office:value="-24.807903402854006" table:style-name="ce121">
            <text:p>-24,8<text:s text:c="3"/></text:p>
          </table:table-cell>
          <table:table-cell office:value-type="float" office:value="122" table:style-name="ce120">
            <text:p>+ 122</text:p>
          </table:table-cell>
          <table:table-cell office:value-type="float" office:value="21.669626998223801" table:style-name="ce121">
            <text:p>+21,7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0">
          <table:table-cell/>
          <table:table-cell office:value-type="string" table:style-name="ce449">
            <text:p>4- Pessoal administrativo</text:p>
          </table:table-cell>
          <table:table-cell office:value-type="float" office:value="962" table:style-name="ce116">
            <text:p><text:s/>962</text:p>
          </table:table-cell>
          <table:table-cell office:value-type="float" office:value="8.0153307782036336" table:style-name="ce322">
            <text:p>8,0<text:s text:c="5"/></text:p>
          </table:table-cell>
          <table:table-cell office:value-type="float" office:value="827" table:style-name="ce151">
            <text:p><text:s/>827</text:p>
          </table:table-cell>
          <table:table-cell office:value-type="float" office:value="9.4991959568113948" table:style-name="ce325">
            <text:p>9,5<text:s text:c="5"/></text:p>
          </table:table-cell>
          <table:table-cell office:value-type="float" office:value="569" table:style-name="ce118">
            <text:p><text:s/>569</text:p>
          </table:table-cell>
          <table:table-cell office:value-type="float" office:value="5.9512603284175301" table:style-name="ce328">
            <text:p>6,0<text:s text:c="5"/></text:p>
          </table:table-cell>
          <table:table-cell office:value-type="float" office:value="135" table:style-name="ce120">
            <text:p>+ 135</text:p>
          </table:table-cell>
          <table:table-cell office:value-type="float" office:value="16.324062877871825" table:style-name="ce121">
            <text:p>+16,3<text:s text:c="3"/></text:p>
          </table:table-cell>
          <table:table-cell office:value-type="float" office:value="393" table:style-name="ce120">
            <text:p>+ 393</text:p>
          </table:table-cell>
          <table:table-cell office:value-type="float" office:value="69.068541300527244" table:style-name="ce121">
            <text:p>+69,1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0">
          <table:table-cell/>
          <table:table-cell office:value-type="string" table:style-name="ce450">
            <text:p>5- Trabalhadores dos serviços pessoais, de proteção e segurança e vendedores</text:p>
          </table:table-cell>
          <table:table-cell office:value-type="float" office:value="1764" table:style-name="ce116">
            <text:p>1 764</text:p>
          </table:table-cell>
          <table:table-cell office:value-type="float" office:value="14.69755040826529" table:style-name="ce322">
            <text:p>14,7<text:s text:c="5"/></text:p>
          </table:table-cell>
          <table:table-cell office:value-type="float" office:value="1921" table:style-name="ce151">
            <text:p>1 921</text:p>
          </table:table-cell>
          <table:table-cell office:value-type="float" office:value="22.065242361589707" table:style-name="ce325">
            <text:p>22,1<text:s text:c="5"/></text:p>
          </table:table-cell>
          <table:table-cell office:value-type="float" office:value="1033" table:style-name="ce118">
            <text:p>1 033</text:p>
          </table:table-cell>
          <table:table-cell office:value-type="float" office:value="10.804309172680682" table:style-name="ce328">
            <text:p>10,8<text:s text:c="5"/></text:p>
          </table:table-cell>
          <table:table-cell office:value-type="float" office:value="-157" table:style-name="ce120">
            <text:p><text:s/>- 157</text:p>
          </table:table-cell>
          <table:table-cell office:value-type="float" office:value="-8.1728266527850071" table:style-name="ce121">
            <text:p>-8,2<text:s text:c="3"/></text:p>
          </table:table-cell>
          <table:table-cell office:value-type="float" office:value="731" table:style-name="ce120">
            <text:p>+ 731</text:p>
          </table:table-cell>
          <table:table-cell office:value-type="float" office:value="70.764762826718297" table:style-name="ce121">
            <text:p>+70,8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0">
          <table:table-cell/>
          <table:table-cell office:value-type="string" table:style-name="ce448">
            <text:p>6- Agricultores e trabalhadores qualificados da agricultura, da pesca e da floresta</text:p>
          </table:table-cell>
          <table:table-cell office:value-type="float" office:value="600" table:style-name="ce116">
            <text:p><text:s/>600</text:p>
          </table:table-cell>
          <table:table-cell office:value-type="float" office:value="4.9991668055324112" table:style-name="ce322">
            <text:p>5,0<text:s text:c="5"/></text:p>
          </table:table-cell>
          <table:table-cell office:value-type="float" office:value="196" table:style-name="ce151">
            <text:p><text:s/>196</text:p>
          </table:table-cell>
          <table:table-cell office:value-type="float" office:value="2.2513209280955664" table:style-name="ce325">
            <text:p>2,3<text:s text:c="5"/></text:p>
          </table:table-cell>
          <table:table-cell office:value-type="float" office:value="530" table:style-name="ce118">
            <text:p><text:s/>530</text:p>
          </table:table-cell>
          <table:table-cell office:value-type="float" office:value="5.5433532057316182" table:style-name="ce328">
            <text:p>5,5<text:s text:c="5"/></text:p>
          </table:table-cell>
          <table:table-cell office:value-type="float" office:value="404" table:style-name="ce120">
            <text:p>+ 404</text:p>
          </table:table-cell>
          <table:table-cell office:value-type="float" office:value="206.12244897959181" table:style-name="ce121">
            <text:p>+206,1<text:s text:c="3"/></text:p>
          </table:table-cell>
          <table:table-cell office:value-type="float" office:value="70" table:style-name="ce120">
            <text:p>+ 70</text:p>
          </table:table-cell>
          <table:table-cell office:value-type="float" office:value="13.20754716981132" table:style-name="ce121">
            <text:p>+13,2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0">
          <table:table-cell/>
          <table:table-cell office:value-type="string" table:style-name="ce448">
            <text:p>7- Trabalhadores qualificados da indústria, construção e artífices</text:p>
          </table:table-cell>
          <table:table-cell office:value-type="float" office:value="2075" table:style-name="ce116">
            <text:p>2 075</text:p>
          </table:table-cell>
          <table:table-cell office:value-type="float" office:value="17.288785202466254" table:style-name="ce322">
            <text:p>17,3<text:s text:c="5"/></text:p>
          </table:table-cell>
          <table:table-cell office:value-type="float" office:value="1364" table:style-name="ce151">
            <text:p>1 364</text:p>
          </table:table-cell>
          <table:table-cell office:value-type="float" office:value="15.667355846542613" table:style-name="ce325">
            <text:p>15,7<text:s text:c="5"/></text:p>
          </table:table-cell>
          <table:table-cell office:value-type="float" office:value="1723" table:style-name="ce118">
            <text:p>1 723</text:p>
          </table:table-cell>
          <table:table-cell office:value-type="float" office:value="18.021127497123732" table:style-name="ce328">
            <text:p>18,0<text:s text:c="5"/></text:p>
          </table:table-cell>
          <table:table-cell office:value-type="float" office:value="711" table:style-name="ce120">
            <text:p>+ 711</text:p>
          </table:table-cell>
          <table:table-cell office:value-type="float" office:value="52.126099706744867" table:style-name="ce121">
            <text:p>+52,1<text:s text:c="3"/></text:p>
          </table:table-cell>
          <table:table-cell office:value-type="float" office:value="352" table:style-name="ce120">
            <text:p>+ 352</text:p>
          </table:table-cell>
          <table:table-cell office:value-type="float" office:value="20.429483459082995" table:style-name="ce121">
            <text:p>+20,4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0">
          <table:table-cell/>
          <table:table-cell office:value-type="string" table:style-name="ce451">
            <text:p>8- Operadores de instalações e máquinas e trabalhadores da montagem</text:p>
          </table:table-cell>
          <table:table-cell office:value-type="float" office:value="1215" table:style-name="ce116">
            <text:p>1 215</text:p>
          </table:table-cell>
          <table:table-cell office:value-type="float" office:value="10.123312781203133" table:style-name="ce322">
            <text:p>10,1<text:s text:c="5"/></text:p>
          </table:table-cell>
          <table:table-cell office:value-type="float" office:value="749" table:style-name="ce151">
            <text:p><text:s/>749</text:p>
          </table:table-cell>
          <table:table-cell office:value-type="float" office:value="8.6032621180794848" table:style-name="ce325">
            <text:p>8,6<text:s text:c="5"/></text:p>
          </table:table-cell>
          <table:table-cell office:value-type="float" office:value="982" table:style-name="ce118">
            <text:p><text:s/>982</text:p>
          </table:table-cell>
          <table:table-cell office:value-type="float" office:value="10.270892166091413" table:style-name="ce328">
            <text:p>10,3<text:s text:c="5"/></text:p>
          </table:table-cell>
          <table:table-cell office:value-type="float" office:value="466" table:style-name="ce120">
            <text:p>+ 466</text:p>
          </table:table-cell>
          <table:table-cell office:value-type="float" office:value="62.216288384512687" table:style-name="ce121">
            <text:p>+62,2<text:s text:c="3"/></text:p>
          </table:table-cell>
          <table:table-cell office:value-type="float" office:value="233" table:style-name="ce120">
            <text:p>+ 233</text:p>
          </table:table-cell>
          <table:table-cell office:value-type="float" office:value="23.727087576374746" table:style-name="ce121">
            <text:p>+23,7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20">
          <table:table-cell/>
          <table:table-cell office:value-type="string" table:style-name="ce450">
            <text:p>9- Trabalhadores não qualificados</text:p>
          </table:table-cell>
          <table:table-cell office:value-type="float" office:value="3859" table:style-name="ce116">
            <text:p>3 859</text:p>
          </table:table-cell>
          <table:table-cell office:value-type="float" office:value="32.152974504249293" table:style-name="ce322">
            <text:p>32,2<text:s text:c="5"/></text:p>
          </table:table-cell>
          <table:table-cell office:value-type="float" office:value="1672" table:style-name="ce151">
            <text:p>1 672</text:p>
          </table:table-cell>
          <table:table-cell office:value-type="float" office:value="19.205145876407077" table:style-name="ce325">
            <text:p>19,2<text:s text:c="5"/></text:p>
          </table:table-cell>
          <table:table-cell office:value-type="float" office:value="3625" table:style-name="ce118">
            <text:p>3 625</text:p>
          </table:table-cell>
          <table:table-cell office:value-type="float" office:value="37.914444095805877" table:style-name="ce328">
            <text:p>37,9<text:s text:c="5"/></text:p>
          </table:table-cell>
          <table:table-cell office:value-type="float" office:value="2187" table:style-name="ce120">
            <text:p>+2 187</text:p>
          </table:table-cell>
          <table:table-cell office:value-type="float" office:value="130.80143540669857" table:style-name="ce121">
            <text:p>+130,8<text:s text:c="3"/></text:p>
          </table:table-cell>
          <table:table-cell office:value-type="float" office:value="234" table:style-name="ce120">
            <text:p>+ 234</text:p>
          </table:table-cell>
          <table:table-cell office:value-type="float" office:value="6.455172413793103" table:style-name="ce121">
            <text:p>+6,5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20">
          <table:table-cell/>
          <table:table-cell office:value-type="string" table:style-name="ce450">
            <text:p>0- Profissões das Forças Armadas</text:p>
          </table:table-cell>
          <table:table-cell office:value-type="float" office:value="3" table:style-name="ce116">
            <text:p><text:s/>3</text:p>
          </table:table-cell>
          <table:table-cell office:value-type="float" office:value="2.4995834027662058E-2" table:style-name="ce322">
            <text:p>0,0<text:s text:c="5"/></text:p>
          </table:table-cell>
          <table:table-cell office:value-type="string" table:style-name="ce151">
            <text:p>0</text:p>
          </table:table-cell>
          <table:table-cell office:value-type="float" office:value="0" table:style-name="ce325">
            <text:p>0,0<text:s text:c="5"/></text:p>
          </table:table-cell>
          <table:table-cell office:value-type="float" office:value="1" table:style-name="ce118">
            <text:p><text:s/>1</text:p>
          </table:table-cell>
          <table:table-cell office:value-type="float" office:value="1.0459156991946449E-2" table:style-name="ce328">
            <text:p>0,0<text:s text:c="5"/></text:p>
          </table:table-cell>
          <table:table-cell office:value-type="float" office:value="3" table:style-name="ce120">
            <text:p>+ 3</text:p>
          </table:table-cell>
          <table:table-cell office:value-type="string" table:style-name="ce529">
            <text:p>-</text:p>
          </table:table-cell>
          <table:table-cell office:value-type="float" office:value="2" table:style-name="ce120">
            <text:p>+ 2</text:p>
          </table:table-cell>
          <table:table-cell office:value-type="float" office:value="200" table:style-name="ce121">
            <text:p>+200,0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20">
          <table:table-cell/>
          <table:table-cell office:value-type="string" table:style-name="ce450">
            <text:p><text:s text:c="5"/>Outro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322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325">
            <text:p>0,0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328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529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529">
            <text:p>-</text:p>
          </table:table-cell>
          <table:table-cell table:number-columns-repeated="6" table:style-name="ce19"/>
          <table:table-cell table:number-columns-repeated="16366"/>
        </table:table-row>
        <table:table-row table:style-name="ro14">
          <table:table-cell/>
          <table:table-cell table:style-name="ce179"/>
          <table:table-cell table:style-name="ce157"/>
          <table:table-cell table:style-name="ce330"/>
          <table:table-cell table:style-name="ce158"/>
          <table:table-cell table:style-name="ce332"/>
          <table:table-cell table:style-name="ce159"/>
          <table:table-cell table:style-name="ce334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4">
          <table:table-cell/>
          <table:table-cell office:value-type="string" table:style-name="ce363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4">
          <table:table-cell table:number-columns-repeated="16384"/>
        </table:table-row>
        <table:table-row table:number-rows-repeated="2"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2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style-name="ce58"/>
          <table:table-cell table:number-columns-repeated="3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style-name="ce58"/>
          <table:table-cell table:number-columns-repeated="7" table:style-name="ce1"/>
          <table:table-cell table:number-columns-repeated="6" table:style-name="ce15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number-rows-repeated="3"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46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14">
          <table:table-cell table:number-columns-repeated="16384"/>
        </table:table-row>
        <table:table-row table:style-name="ro14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1048501" table:style-name="ro14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9">
        <table:table-column table:style-name="co22" table:default-cell-style-name="ce1" table:visibility="collapse"/>
        <table:table-column table:style-name="co60" table:default-cell-style-name="ce1"/>
        <table:table-column table:style-name="co29" table:default-cell-style-name="ce1"/>
        <table:table-column table:style-name="co51" table:default-cell-style-name="ce1"/>
        <table:table-column table:style-name="co38" table:default-cell-style-name="ce1"/>
        <table:table-column table:style-name="co57" table:default-cell-style-name="ce1"/>
        <table:table-column table:style-name="co21" table:default-cell-style-name="ce1"/>
        <table:table-column table:style-name="co57" table:default-cell-style-name="ce1"/>
        <table:table-column table:style-name="co27" table:default-cell-style-name="ce1"/>
        <table:table-column table:style-name="co56" table:default-cell-style-name="ce1"/>
        <table:table-column table:style-name="co57" table:default-cell-style-name="ce1"/>
        <table:table-column table:style-name="co31" table:default-cell-style-name="ce1"/>
        <table:table-column table:style-name="co24" table:default-cell-style-name="ce1"/>
        <table:table-column table:style-name="co61" table:default-cell-style-name="ce1"/>
        <table:table-column table:style-name="co24" table:number-columns-repeated="3" table:default-cell-style-name="ce1"/>
        <table:table-column table:style-name="co62" table:default-cell-style-name="ce1"/>
        <table:table-column table:style-name="co24" table:number-columns-repeated="16366" table:default-cell-style-name="ce1"/>
        <table:table-row table:style-name="ro14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92" draw:name="Picture 184" svg:x="0.22917in" svg:y="0.16667in" svg:width="2.43473in" svg:height="0.6492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6" draw:name="CaixaDeTexto 21" svg:x="0.68225in" svg:y="0.28879in" svg:width="1.85779in" svg:height="0.51196in">
                <draw:text-box>
                  <text:p text:style-name="a95" text:class-names="" text:cond-style-name=""><text:span text:style-name="a93" text:class-names="">JANEIRO 2022</text:span><text:span text:style-name="a9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/>
          <table:table-cell table:style-name="ce1">
            <draw:frame draw:z-index="1" draw:id="id26" draw:style-name="a84" draw:name="Text Box 122" svg:x="0in" svg:y="0in" svg:width="0.97917in" svg:height="0.31646in">
              <draw:text-box>
                <text:p text:style-name="a81" text:class-names="" text:cond-style-name=""><text:span text:style-name="a78" text:class-names="">Página 11</text:span><text:span text:style-name="a79" text:class-names="">/14</text:span><text:span text:style-name="a80" text:class-names=""/></text:p>
                <text:p text:style-name="a83" text:class-names="" text:cond-style-name=""><text:span text:style-name="a82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4">
          <table:table-cell table:style-name="ce1"/>
          <table:table-cell table:number-columns-repeated="11" table:style-name="ce13"/>
          <table:table-cell table:number-columns-repeated="6" table:style-name="ce12"/>
          <table:table-cell table:number-columns-repeated="16366" table:style-name="ce1"/>
        </table:table-row>
        <table:table-row table:style-name="ro14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34">
          <table:table-cell table:style-name="ce26"/>
          <table:table-cell office:value-type="string" table:style-name="ce160">
            <text:p>Quadro 10 - OFERTAS DE EMPREGO <text:s/>RECEBIDAS, <text:s text:c="3"/>POR ATIVIDADE ECONÓMICA</text:p>
          </table:table-cell>
          <table:table-cell table:number-columns-repeated="8" table:style-name="ce160"/>
          <table:table-cell office:value-type="string" table:number-columns-spanned="2" table:number-rows-spanned="1" table:style-name="ce539">
            <text:p>CONTINENTE</text:p>
          </table:table-cell>
          <table:covered-table-cell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34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20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14">
          <table:table-cell table:style-name="ce1"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540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 table:style-name="ce1"/>
        </table:table-row>
        <table:table-row table:style-name="ro14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8">
            <text:p>JANEIRO 2022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DEZEMBR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JANEIRO 2021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554">
            <text:p>Mês <text:s/>anterior</text:p>
          </table:table-cell>
          <table:covered-table-cell/>
          <table:table-cell office:value-type="string" table:number-columns-spanned="2" table:number-rows-spanned="1" table:style-name="ce542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 table:style-name="ce1"/>
        </table:table-row>
        <table:table-row table:style-name="ro14">
          <table:table-cell table:style-name="ce1"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16"/>
          <table:table-cell table:number-columns-repeated="16366" table:style-name="ce1"/>
        </table:table-row>
        <table:table-row table:style-name="ro47">
          <table:table-cell table:style-name="ce1"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6" table:style-name="ce16"/>
          <table:table-cell table:number-columns-repeated="16366" table:style-name="ce1"/>
        </table:table-row>
        <table:table-row table:style-name="ro53">
          <table:table-cell table:style-name="ce1"/>
          <table:table-cell office:value-type="string" table:style-name="ce180">
            <text:p><text:s text:c="2"/>Total</text:p>
          </table:table-cell>
          <table:table-cell office:value-type="float" office:value="12002" table:style-name="ce109">
            <text:p>12 002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8706" table:style-name="ce111">
            <text:p>8 706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9561" table:style-name="ce111">
            <text:p>9 561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3296" table:style-name="ce113">
            <text:p>+3 296</text:p>
          </table:table-cell>
          <table:table-cell office:value-type="float" office:value="37.858947852056055" table:style-name="ce114">
            <text:p>+37,9<text:s text:c="3"/></text:p>
          </table:table-cell>
          <table:table-cell office:value-type="float" office:value="2441" table:style-name="ce113">
            <text:p>+2 441</text:p>
          </table:table-cell>
          <table:table-cell office:value-type="float" office:value="25.530802217341282" table:style-name="ce114">
            <text:p>+25,5<text:s text:c="3"/></text:p>
          </table:table-cell>
          <table:table-cell table:style-name="ce21"/>
          <table:table-cell table:style-name="ce1"/>
          <table:table-cell table:number-columns-repeated="4" table:style-name="ce17"/>
          <table:table-cell table:number-columns-repeated="16366" table:style-name="ce1"/>
        </table:table-row>
        <table:table-row table:style-name="ro53">
          <table:table-cell table:style-name="ce1"/>
          <table:table-cell office:value-type="string" table:style-name="ce181">
            <text:p>Agricultura, produção animal, caça, floresta e pesca</text:p>
          </table:table-cell>
          <table:table-cell office:value-type="float" office:value="682" table:style-name="ce109">
            <text:p><text:s/>682</text:p>
          </table:table-cell>
          <table:table-cell office:value-type="float" office:value="5.6823862689551738" table:style-name="ce110">
            <text:p>5,7<text:s text:c="5"/></text:p>
          </table:table-cell>
          <table:table-cell office:value-type="float" office:value="251" table:style-name="ce111">
            <text:p><text:s/>251</text:p>
          </table:table-cell>
          <table:table-cell office:value-type="float" office:value="2.8830691477142198" table:style-name="ce112">
            <text:p>2,9<text:s text:c="5"/></text:p>
          </table:table-cell>
          <table:table-cell office:value-type="float" office:value="665" table:style-name="ce111">
            <text:p><text:s/>665</text:p>
          </table:table-cell>
          <table:table-cell office:value-type="float" office:value="6.9553393996443891" table:style-name="ce112">
            <text:p>7,0<text:s text:c="5"/></text:p>
          </table:table-cell>
          <table:table-cell office:value-type="float" office:value="431" table:style-name="ce113">
            <text:p>+ 431</text:p>
          </table:table-cell>
          <table:table-cell office:value-type="float" office:value="171.71314741035857" table:style-name="ce114">
            <text:p>+171,7<text:s text:c="3"/></text:p>
          </table:table-cell>
          <table:table-cell office:value-type="float" office:value="17" table:style-name="ce113">
            <text:p>+ 17</text:p>
          </table:table-cell>
          <table:table-cell office:value-type="float" office:value="2.5563909774436091" table:style-name="ce114">
            <text:p>+2,6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48">
          <table:table-cell table:style-name="ce1"/>
          <table:table-cell office:value-type="string" table:style-name="ce182">
            <text:p>Indústria, energia e água e construção</text:p>
          </table:table-cell>
          <table:table-cell office:value-type="float" office:value="3080" table:style-name="ce127">
            <text:p>3 080</text:p>
          </table:table-cell>
          <table:table-cell office:value-type="float" office:value="25.662389601733043" table:style-name="ce128">
            <text:p>25,7<text:s text:c="5"/></text:p>
          </table:table-cell>
          <table:table-cell office:value-type="float" office:value="2356" table:style-name="ce111">
            <text:p>2 356</text:p>
          </table:table-cell>
          <table:table-cell office:value-type="float" office:value="27.061796462209969" table:style-name="ce112">
            <text:p>27,1<text:s text:c="5"/></text:p>
          </table:table-cell>
          <table:table-cell office:value-type="float" office:value="2567" table:style-name="ce111">
            <text:p>2 567</text:p>
          </table:table-cell>
          <table:table-cell office:value-type="float" office:value="26.848655998326539" table:style-name="ce112">
            <text:p>26,8<text:s text:c="5"/></text:p>
          </table:table-cell>
          <table:table-cell office:value-type="float" office:value="724" table:style-name="ce113">
            <text:p>+ 724</text:p>
          </table:table-cell>
          <table:table-cell office:value-type="float" office:value="30.730050933786078" table:style-name="ce114">
            <text:p>+30,7<text:s text:c="3"/></text:p>
          </table:table-cell>
          <table:table-cell office:value-type="float" office:value="513" table:style-name="ce113">
            <text:p>+ 513</text:p>
          </table:table-cell>
          <table:table-cell office:value-type="float" office:value="19.984417608102845" table:style-name="ce114">
            <text:p>+20,0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 table:style-name="ce1"/>
          <table:table-cell office:value-type="string" table:style-name="ce183">
            <text:p>Indústrias extrativas</text:p>
          </table:table-cell>
          <table:table-cell office:value-type="float" office:value="6" table:style-name="ce116">
            <text:p><text:s/>6</text:p>
          </table:table-cell>
          <table:table-cell office:value-type="float" office:value="4.9991668055324116E-2" table:style-name="ce117">
            <text:p>0,0<text:s text:c="5"/></text:p>
          </table:table-cell>
          <table:table-cell office:value-type="float" office:value="9" table:style-name="ce118">
            <text:p><text:s/>9</text:p>
          </table:table-cell>
          <table:table-cell office:value-type="float" office:value="0.10337698139214334" table:style-name="ce119">
            <text:p>0,1<text:s text:c="5"/></text:p>
          </table:table-cell>
          <table:table-cell office:value-type="float" office:value="12" table:style-name="ce118">
            <text:p><text:s/>12</text:p>
          </table:table-cell>
          <table:table-cell office:value-type="float" office:value="0.12550988390335738" table:style-name="ce119">
            <text:p>0,1<text:s text:c="5"/></text:p>
          </table:table-cell>
          <table:table-cell office:value-type="float" office:value="-3" table:style-name="ce120">
            <text:p><text:s/>- 3</text:p>
          </table:table-cell>
          <table:table-cell office:value-type="float" office:value="-33.333333333333329" table:style-name="ce121">
            <text:p>-33,3<text:s text:c="3"/></text:p>
          </table:table-cell>
          <table:table-cell office:value-type="float" office:value="-6" table:style-name="ce120">
            <text:p><text:s/>- 6</text:p>
          </table:table-cell>
          <table:table-cell office:value-type="float" office:value="-50" table:style-name="ce121">
            <text:p>-50,0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4">
            <text:p>Indústrias alimentares das bebidas e do tabaco</text:p>
          </table:table-cell>
          <table:table-cell office:value-type="float" office:value="243" table:style-name="ce116">
            <text:p><text:s/>243</text:p>
          </table:table-cell>
          <table:table-cell office:value-type="float" office:value="2.0246625562406266" table:style-name="ce117">
            <text:p>2,0<text:s text:c="5"/></text:p>
          </table:table-cell>
          <table:table-cell office:value-type="float" office:value="205" table:style-name="ce118">
            <text:p><text:s/>205</text:p>
          </table:table-cell>
          <table:table-cell office:value-type="float" office:value="2.3546979094877094" table:style-name="ce119">
            <text:p>2,4<text:s text:c="5"/></text:p>
          </table:table-cell>
          <table:table-cell office:value-type="float" office:value="200" table:style-name="ce118">
            <text:p><text:s/>200</text:p>
          </table:table-cell>
          <table:table-cell office:value-type="float" office:value="2.09183139838929" table:style-name="ce119">
            <text:p>2,1<text:s text:c="5"/></text:p>
          </table:table-cell>
          <table:table-cell office:value-type="float" office:value="38" table:style-name="ce120">
            <text:p>+ 38</text:p>
          </table:table-cell>
          <table:table-cell office:value-type="float" office:value="18.536585365853657" table:style-name="ce121">
            <text:p>+18,5<text:s text:c="3"/></text:p>
          </table:table-cell>
          <table:table-cell office:value-type="float" office:value="43" table:style-name="ce120">
            <text:p>+ 43</text:p>
          </table:table-cell>
          <table:table-cell office:value-type="float" office:value="21.5" table:style-name="ce121">
            <text:p>+21,5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53">
          <table:table-cell/>
          <table:table-cell office:value-type="string" table:style-name="ce184">
            <text:p>Fabricação de têxteis</text:p>
          </table:table-cell>
          <table:table-cell office:value-type="float" office:value="131" table:style-name="ce116">
            <text:p><text:s/>131</text:p>
          </table:table-cell>
          <table:table-cell office:value-type="float" office:value="1.091484752541243" table:style-name="ce153">
            <text:p>1,1<text:s text:c="5"/></text:p>
          </table:table-cell>
          <table:table-cell office:value-type="float" office:value="143" table:style-name="ce154">
            <text:p><text:s/>143</text:p>
          </table:table-cell>
          <table:table-cell office:value-type="float" office:value="1.6425453710084996" table:style-name="ce155">
            <text:p>1,6<text:s text:c="5"/></text:p>
          </table:table-cell>
          <table:table-cell office:value-type="float" office:value="75" table:style-name="ce118">
            <text:p><text:s/>75</text:p>
          </table:table-cell>
          <table:table-cell office:value-type="float" office:value="0.78443677439598358" table:style-name="ce155">
            <text:p>0,8<text:s text:c="5"/></text:p>
          </table:table-cell>
          <table:table-cell office:value-type="float" office:value="-12" table:style-name="ce120">
            <text:p><text:s/>- 12</text:p>
          </table:table-cell>
          <table:table-cell office:value-type="float" office:value="-8.3916083916083917" table:style-name="ce121">
            <text:p>-8,4<text:s text:c="3"/></text:p>
          </table:table-cell>
          <table:table-cell office:value-type="float" office:value="56" table:style-name="ce120">
            <text:p>+ 56</text:p>
          </table:table-cell>
          <table:table-cell office:value-type="float" office:value="74.666666666666671" table:style-name="ce121">
            <text:p>+74,7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5">
            <text:p>Indústria do vestuário</text:p>
          </table:table-cell>
          <table:table-cell office:value-type="float" office:value="270" table:style-name="ce116">
            <text:p><text:s/>270</text:p>
          </table:table-cell>
          <table:table-cell office:value-type="float" office:value="2.249625062489585" table:style-name="ce133">
            <text:p>2,2<text:s text:c="5"/></text:p>
          </table:table-cell>
          <table:table-cell office:value-type="float" office:value="249" table:style-name="ce134">
            <text:p><text:s/>249</text:p>
          </table:table-cell>
          <table:table-cell office:value-type="float" office:value="2.8600964851826327" table:style-name="ce135">
            <text:p>2,9<text:s text:c="5"/></text:p>
          </table:table-cell>
          <table:table-cell office:value-type="float" office:value="263" table:style-name="ce118">
            <text:p><text:s/>263</text:p>
          </table:table-cell>
          <table:table-cell office:value-type="float" office:value="2.750758288881916" table:style-name="ce135">
            <text:p>2,8<text:s text:c="5"/></text:p>
          </table:table-cell>
          <table:table-cell office:value-type="float" office:value="21" table:style-name="ce120">
            <text:p>+ 21</text:p>
          </table:table-cell>
          <table:table-cell office:value-type="float" office:value="8.4337349397590362" table:style-name="ce121">
            <text:p>+8,4<text:s text:c="3"/></text:p>
          </table:table-cell>
          <table:table-cell office:value-type="float" office:value="7" table:style-name="ce120">
            <text:p>+ 7</text:p>
          </table:table-cell>
          <table:table-cell office:value-type="float" office:value="2.6615969581749046" table:style-name="ce121">
            <text:p>+2,7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Indústria do couro e dos produtos do couro</text:p>
          </table:table-cell>
          <table:table-cell office:value-type="float" office:value="211" table:style-name="ce116">
            <text:p><text:s/>211</text:p>
          </table:table-cell>
          <table:table-cell office:value-type="float" office:value="1.7580403266122313" table:style-name="ce133">
            <text:p>1,8<text:s text:c="5"/></text:p>
          </table:table-cell>
          <table:table-cell office:value-type="float" office:value="125" table:style-name="ce134">
            <text:p><text:s/>125</text:p>
          </table:table-cell>
          <table:table-cell office:value-type="float" office:value="1.4357914082242134" table:style-name="ce135">
            <text:p>1,4<text:s text:c="5"/></text:p>
          </table:table-cell>
          <table:table-cell office:value-type="float" office:value="109" table:style-name="ce118">
            <text:p><text:s/>109</text:p>
          </table:table-cell>
          <table:table-cell office:value-type="float" office:value="1.1400481121221628" table:style-name="ce135">
            <text:p>1,1<text:s text:c="5"/></text:p>
          </table:table-cell>
          <table:table-cell office:value-type="float" office:value="86" table:style-name="ce120">
            <text:p>+ 86</text:p>
          </table:table-cell>
          <table:table-cell office:value-type="float" office:value="68.8" table:style-name="ce121">
            <text:p>+68,8<text:s text:c="3"/></text:p>
          </table:table-cell>
          <table:table-cell office:value-type="float" office:value="102" table:style-name="ce120">
            <text:p>+ 102</text:p>
          </table:table-cell>
          <table:table-cell office:value-type="float" office:value="93.577981651376149" table:style-name="ce121">
            <text:p>+93,6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Indústria da madeira e da cortiça</text:p>
          </table:table-cell>
          <table:table-cell office:value-type="float" office:value="48" table:style-name="ce116">
            <text:p><text:s/>48</text:p>
          </table:table-cell>
          <table:table-cell office:value-type="float" office:value="0.39993334444259293" table:style-name="ce133">
            <text:p>0,4<text:s text:c="5"/></text:p>
          </table:table-cell>
          <table:table-cell office:value-type="float" office:value="30" table:style-name="ce134">
            <text:p><text:s/>30</text:p>
          </table:table-cell>
          <table:table-cell office:value-type="float" office:value="0.34458993797381116" table:style-name="ce135">
            <text:p>0,3<text:s text:c="5"/></text:p>
          </table:table-cell>
          <table:table-cell office:value-type="float" office:value="59" table:style-name="ce118">
            <text:p><text:s/>59</text:p>
          </table:table-cell>
          <table:table-cell office:value-type="float" office:value="0.61709026252484045" table:style-name="ce135">
            <text:p>0,6<text:s text:c="5"/></text:p>
          </table:table-cell>
          <table:table-cell office:value-type="float" office:value="18" table:style-name="ce120">
            <text:p>+ 18</text:p>
          </table:table-cell>
          <table:table-cell office:value-type="float" office:value="60" table:style-name="ce121">
            <text:p>+60,0<text:s text:c="3"/></text:p>
          </table:table-cell>
          <table:table-cell office:value-type="float" office:value="-11" table:style-name="ce120">
            <text:p><text:s/>- 11</text:p>
          </table:table-cell>
          <table:table-cell office:value-type="float" office:value="-18.64406779661017" table:style-name="ce121">
            <text:p>-18,6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Indústrias do papel, impressão e reprodução</text:p>
          </table:table-cell>
          <table:table-cell office:value-type="float" office:value="50" table:style-name="ce116">
            <text:p><text:s/>50</text:p>
          </table:table-cell>
          <table:table-cell office:value-type="float" office:value="0.41659723379436758" table:style-name="ce133">
            <text:p>0,4<text:s text:c="5"/></text:p>
          </table:table-cell>
          <table:table-cell office:value-type="float" office:value="34" table:style-name="ce134">
            <text:p><text:s/>34</text:p>
          </table:table-cell>
          <table:table-cell office:value-type="float" office:value="0.39053526303698599" table:style-name="ce135">
            <text:p>0,4<text:s text:c="5"/></text:p>
          </table:table-cell>
          <table:table-cell office:value-type="float" office:value="42" table:style-name="ce118">
            <text:p><text:s/>42</text:p>
          </table:table-cell>
          <table:table-cell office:value-type="float" office:value="0.43928459366175088" table:style-name="ce135">
            <text:p>0,4<text:s text:c="5"/></text:p>
          </table:table-cell>
          <table:table-cell office:value-type="float" office:value="16" table:style-name="ce120">
            <text:p>+ 16</text:p>
          </table:table-cell>
          <table:table-cell office:value-type="float" office:value="47.058823529411761" table:style-name="ce121">
            <text:p>+47,1<text:s text:c="3"/></text:p>
          </table:table-cell>
          <table:table-cell office:value-type="float" office:value="8" table:style-name="ce120">
            <text:p>+ 8</text:p>
          </table:table-cell>
          <table:table-cell office:value-type="float" office:value="19.047619047619047" table:style-name="ce121">
            <text:p>+19,0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Fab. produtos petrolíferos, químicos, farmacêuticos, borracha e plástico</text:p>
          </table:table-cell>
          <table:table-cell office:value-type="float" office:value="102" table:style-name="ce116">
            <text:p><text:s/>102</text:p>
          </table:table-cell>
          <table:table-cell office:value-type="float" office:value="0.84985835694051004" table:style-name="ce133">
            <text:p>0,8<text:s text:c="5"/></text:p>
          </table:table-cell>
          <table:table-cell office:value-type="float" office:value="56" table:style-name="ce134">
            <text:p><text:s/>56</text:p>
          </table:table-cell>
          <table:table-cell office:value-type="float" office:value="0.64323455088444748" table:style-name="ce135">
            <text:p>0,6<text:s text:c="5"/></text:p>
          </table:table-cell>
          <table:table-cell office:value-type="float" office:value="71" table:style-name="ce118">
            <text:p><text:s/>71</text:p>
          </table:table-cell>
          <table:table-cell office:value-type="float" office:value="0.74260014642819794" table:style-name="ce135">
            <text:p>0,7<text:s text:c="5"/></text:p>
          </table:table-cell>
          <table:table-cell office:value-type="float" office:value="46" table:style-name="ce120">
            <text:p>+ 46</text:p>
          </table:table-cell>
          <table:table-cell office:value-type="float" office:value="82.142857142857139" table:style-name="ce121">
            <text:p>+82,1<text:s text:c="3"/></text:p>
          </table:table-cell>
          <table:table-cell office:value-type="float" office:value="31" table:style-name="ce120">
            <text:p>+ 31</text:p>
          </table:table-cell>
          <table:table-cell office:value-type="float" office:value="43.661971830985912" table:style-name="ce121">
            <text:p>+43,7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Fabricação de outros produtos minerais não metálicos</text:p>
          </table:table-cell>
          <table:table-cell office:value-type="float" office:value="92" table:style-name="ce116">
            <text:p><text:s/>92</text:p>
          </table:table-cell>
          <table:table-cell office:value-type="float" office:value="0.76653891018163645" table:style-name="ce133">
            <text:p>0,8<text:s text:c="5"/></text:p>
          </table:table-cell>
          <table:table-cell office:value-type="float" office:value="73" table:style-name="ce134">
            <text:p><text:s/>73</text:p>
          </table:table-cell>
          <table:table-cell office:value-type="float" office:value="0.8385021824029405" table:style-name="ce135">
            <text:p>0,8<text:s text:c="5"/></text:p>
          </table:table-cell>
          <table:table-cell office:value-type="float" office:value="110" table:style-name="ce118">
            <text:p><text:s/>110</text:p>
          </table:table-cell>
          <table:table-cell office:value-type="float" office:value="1.1505072691141094" table:style-name="ce135">
            <text:p>1,2<text:s text:c="5"/></text:p>
          </table:table-cell>
          <table:table-cell office:value-type="float" office:value="19" table:style-name="ce120">
            <text:p>+ 19</text:p>
          </table:table-cell>
          <table:table-cell office:value-type="float" office:value="26.027397260273972" table:style-name="ce121">
            <text:p>+26,0<text:s text:c="3"/></text:p>
          </table:table-cell>
          <table:table-cell office:value-type="float" office:value="-18" table:style-name="ce120">
            <text:p><text:s/>- 18</text:p>
          </table:table-cell>
          <table:table-cell office:value-type="float" office:value="-16.363636363636363" table:style-name="ce121">
            <text:p>-16,4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Indústria metalúrgica de base e fab. produtos metálicos</text:p>
          </table:table-cell>
          <table:table-cell office:value-type="float" office:value="261" table:style-name="ce116">
            <text:p><text:s/>261</text:p>
          </table:table-cell>
          <table:table-cell office:value-type="float" office:value="2.1746375604065991" table:style-name="ce133">
            <text:p>2,2<text:s text:c="5"/></text:p>
          </table:table-cell>
          <table:table-cell office:value-type="float" office:value="143" table:style-name="ce134">
            <text:p><text:s/>143</text:p>
          </table:table-cell>
          <table:table-cell office:value-type="float" office:value="1.6425453710084996" table:style-name="ce135">
            <text:p>1,6<text:s text:c="5"/></text:p>
          </table:table-cell>
          <table:table-cell office:value-type="float" office:value="346" table:style-name="ce118">
            <text:p><text:s/>346</text:p>
          </table:table-cell>
          <table:table-cell office:value-type="float" office:value="3.6188683192134716" table:style-name="ce135">
            <text:p>3,6<text:s text:c="5"/></text:p>
          </table:table-cell>
          <table:table-cell office:value-type="float" office:value="118" table:style-name="ce120">
            <text:p>+ 118</text:p>
          </table:table-cell>
          <table:table-cell office:value-type="float" office:value="82.51748251748252" table:style-name="ce121">
            <text:p>+82,5<text:s text:c="3"/></text:p>
          </table:table-cell>
          <table:table-cell office:value-type="float" office:value="-85" table:style-name="ce120">
            <text:p><text:s/>- 85</text:p>
          </table:table-cell>
          <table:table-cell office:value-type="float" office:value="-24.566473988439306" table:style-name="ce121">
            <text:p>-24,6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Fab. equipamento informático, elétrico, máquinas e equipamentos n.e.</text:p>
          </table:table-cell>
          <table:table-cell office:value-type="float" office:value="123" table:style-name="ce116">
            <text:p><text:s/>123</text:p>
          </table:table-cell>
          <table:table-cell office:value-type="float" office:value="1.0248291951341444" table:style-name="ce133">
            <text:p>1,0<text:s text:c="5"/></text:p>
          </table:table-cell>
          <table:table-cell office:value-type="float" office:value="96" table:style-name="ce134">
            <text:p><text:s/>96</text:p>
          </table:table-cell>
          <table:table-cell office:value-type="float" office:value="1.1026878015161956" table:style-name="ce135">
            <text:p>1,1<text:s text:c="5"/></text:p>
          </table:table-cell>
          <table:table-cell office:value-type="float" office:value="74" table:style-name="ce118">
            <text:p><text:s/>74</text:p>
          </table:table-cell>
          <table:table-cell office:value-type="float" office:value="0.77397761740403725" table:style-name="ce135">
            <text:p>0,8<text:s text:c="5"/></text:p>
          </table:table-cell>
          <table:table-cell office:value-type="float" office:value="27" table:style-name="ce120">
            <text:p>+ 27</text:p>
          </table:table-cell>
          <table:table-cell office:value-type="float" office:value="28.125" table:style-name="ce121">
            <text:p>+28,1<text:s text:c="3"/></text:p>
          </table:table-cell>
          <table:table-cell office:value-type="float" office:value="49" table:style-name="ce120">
            <text:p>+ 49</text:p>
          </table:table-cell>
          <table:table-cell office:value-type="float" office:value="66.21621621621621" table:style-name="ce121">
            <text:p>+66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Fab. veículos automóveis, componentes e outro equipa. de transporte</text:p>
          </table:table-cell>
          <table:table-cell office:value-type="float" office:value="166" table:style-name="ce116">
            <text:p><text:s/>166</text:p>
          </table:table-cell>
          <table:table-cell office:value-type="float" office:value="1.3831028161973005" table:style-name="ce133">
            <text:p>1,4<text:s text:c="5"/></text:p>
          </table:table-cell>
          <table:table-cell office:value-type="float" office:value="53" table:style-name="ce134">
            <text:p><text:s/>53</text:p>
          </table:table-cell>
          <table:table-cell office:value-type="float" office:value="0.60877555708706632" table:style-name="ce135">
            <text:p>0,6<text:s text:c="5"/></text:p>
          </table:table-cell>
          <table:table-cell office:value-type="float" office:value="50" table:style-name="ce118">
            <text:p><text:s/>50</text:p>
          </table:table-cell>
          <table:table-cell office:value-type="float" office:value="0.5229578495973225" table:style-name="ce135">
            <text:p>0,5<text:s text:c="5"/></text:p>
          </table:table-cell>
          <table:table-cell office:value-type="float" office:value="113" table:style-name="ce120">
            <text:p>+ 113</text:p>
          </table:table-cell>
          <table:table-cell office:value-type="float" office:value="213.20754716981133" table:style-name="ce121">
            <text:p>+213,2<text:s text:c="3"/></text:p>
          </table:table-cell>
          <table:table-cell office:value-type="float" office:value="116" table:style-name="ce120">
            <text:p>+ 116</text:p>
          </table:table-cell>
          <table:table-cell office:value-type="float" office:value="231.99999999999997" table:style-name="ce121">
            <text:p>+232,0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Fab. mobiliário, repar. instal. máq. e equipa. e outras ind. transformadoras</text:p>
          </table:table-cell>
          <table:table-cell office:value-type="float" office:value="248" table:style-name="ce116">
            <text:p><text:s/>248</text:p>
          </table:table-cell>
          <table:table-cell office:value-type="float" office:value="2.0663222796200631" table:style-name="ce133">
            <text:p>2,1<text:s text:c="5"/></text:p>
          </table:table-cell>
          <table:table-cell office:value-type="float" office:value="194" table:style-name="ce134">
            <text:p><text:s/>194</text:p>
          </table:table-cell>
          <table:table-cell office:value-type="float" office:value="2.2283482655639788" table:style-name="ce135">
            <text:p>2,2<text:s text:c="5"/></text:p>
          </table:table-cell>
          <table:table-cell office:value-type="float" office:value="301" table:style-name="ce118">
            <text:p><text:s/>301</text:p>
          </table:table-cell>
          <table:table-cell office:value-type="float" office:value="3.1482062545758813" table:style-name="ce135">
            <text:p>3,1<text:s text:c="5"/></text:p>
          </table:table-cell>
          <table:table-cell office:value-type="float" office:value="54" table:style-name="ce120">
            <text:p>+ 54</text:p>
          </table:table-cell>
          <table:table-cell office:value-type="float" office:value="27.835051546391753" table:style-name="ce121">
            <text:p>+27,8<text:s text:c="3"/></text:p>
          </table:table-cell>
          <table:table-cell office:value-type="float" office:value="-53" table:style-name="ce120">
            <text:p><text:s/>- 53</text:p>
          </table:table-cell>
          <table:table-cell office:value-type="float" office:value="-17.607973421926911" table:style-name="ce121">
            <text:p>-17,6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Eletricidade, gás e água, saneamento, resíduos e despoluição</text:p>
          </table:table-cell>
          <table:table-cell office:value-type="float" office:value="69" table:style-name="ce116">
            <text:p><text:s/>69</text:p>
          </table:table-cell>
          <table:table-cell office:value-type="float" office:value="0.57490418263622722" table:style-name="ce133">
            <text:p>0,6<text:s text:c="5"/></text:p>
          </table:table-cell>
          <table:table-cell office:value-type="float" office:value="27" table:style-name="ce134">
            <text:p><text:s/>27</text:p>
          </table:table-cell>
          <table:table-cell office:value-type="float" office:value="0.31013094417643006" table:style-name="ce135">
            <text:p>0,3<text:s text:c="5"/></text:p>
          </table:table-cell>
          <table:table-cell office:value-type="float" office:value="71" table:style-name="ce118">
            <text:p><text:s/>71</text:p>
          </table:table-cell>
          <table:table-cell office:value-type="float" office:value="0.74260014642819794" table:style-name="ce135">
            <text:p>0,7<text:s text:c="5"/></text:p>
          </table:table-cell>
          <table:table-cell office:value-type="float" office:value="42" table:style-name="ce120">
            <text:p>+ 42</text:p>
          </table:table-cell>
          <table:table-cell office:value-type="float" office:value="155.55555555555557" table:style-name="ce121">
            <text:p>+155,6<text:s text:c="3"/></text:p>
          </table:table-cell>
          <table:table-cell office:value-type="float" office:value="-2" table:style-name="ce120">
            <text:p><text:s/>- 2</text:p>
          </table:table-cell>
          <table:table-cell office:value-type="float" office:value="-2.8169014084507045" table:style-name="ce121">
            <text:p>-2,8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Construção</text:p>
          </table:table-cell>
          <table:table-cell office:value-type="float" office:value="1060" table:style-name="ce116">
            <text:p>1 060</text:p>
          </table:table-cell>
          <table:table-cell office:value-type="float" office:value="8.8318613564405926" table:style-name="ce133">
            <text:p>8,8<text:s text:c="5"/></text:p>
          </table:table-cell>
          <table:table-cell office:value-type="float" office:value="919" table:style-name="ce134">
            <text:p><text:s/>919</text:p>
          </table:table-cell>
          <table:table-cell office:value-type="float" office:value="10.555938433264416" table:style-name="ce135">
            <text:p>10,6<text:s text:c="5"/></text:p>
          </table:table-cell>
          <table:table-cell office:value-type="float" office:value="784" table:style-name="ce118">
            <text:p><text:s/>784</text:p>
          </table:table-cell>
          <table:table-cell office:value-type="float" office:value="8.199979081686017" table:style-name="ce135">
            <text:p>8,2<text:s text:c="5"/></text:p>
          </table:table-cell>
          <table:table-cell office:value-type="float" office:value="141" table:style-name="ce120">
            <text:p>+ 141</text:p>
          </table:table-cell>
          <table:table-cell office:value-type="float" office:value="15.342763873775844" table:style-name="ce121">
            <text:p>+15,3<text:s text:c="3"/></text:p>
          </table:table-cell>
          <table:table-cell office:value-type="float" office:value="276" table:style-name="ce120">
            <text:p>+ 276</text:p>
          </table:table-cell>
          <table:table-cell office:value-type="float" office:value="35.204081632653065" table:style-name="ce121">
            <text:p>+35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48">
          <table:table-cell/>
          <table:table-cell office:value-type="string" table:style-name="ce182">
            <text:p>Serviços</text:p>
          </table:table-cell>
          <table:table-cell office:value-type="float" office:value="8240" table:style-name="ce127">
            <text:p>8 240</text:p>
          </table:table-cell>
          <table:table-cell office:value-type="float" office:value="68.655224129311776" table:style-name="ce128">
            <text:p>68,7<text:s text:c="5"/></text:p>
          </table:table-cell>
          <table:table-cell office:value-type="float" office:value="6099" table:style-name="ce129">
            <text:p>6 099</text:p>
          </table:table-cell>
          <table:table-cell office:value-type="float" office:value="70.055134390075807" table:style-name="ce130">
            <text:p>70,1<text:s text:c="5"/></text:p>
          </table:table-cell>
          <table:table-cell office:value-type="float" office:value="6329" table:style-name="ce129">
            <text:p>6 329</text:p>
          </table:table-cell>
          <table:table-cell office:value-type="float" office:value="66.196004602029078" table:style-name="ce130">
            <text:p>66,2<text:s text:c="5"/></text:p>
          </table:table-cell>
          <table:table-cell office:value-type="float" office:value="2141" table:style-name="ce113">
            <text:p>+2 141</text:p>
          </table:table-cell>
          <table:table-cell office:value-type="float" office:value="35.104115428758817" table:style-name="ce114">
            <text:p>+35,1<text:s text:c="3"/></text:p>
          </table:table-cell>
          <table:table-cell office:value-type="float" office:value="1911" table:style-name="ce113">
            <text:p>+1 911</text:p>
          </table:table-cell>
          <table:table-cell office:value-type="float" office:value="30.194343498182967" table:style-name="ce114">
            <text:p>+30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3">
            <text:p>Comércio, manut. repar. de veículos automóveis e motociclos</text:p>
          </table:table-cell>
          <table:table-cell office:value-type="float" office:value="171" table:style-name="ce116">
            <text:p><text:s/>171</text:p>
          </table:table-cell>
          <table:table-cell office:value-type="float" office:value="1.4247625395767372" table:style-name="ce133">
            <text:p>1,4<text:s text:c="5"/></text:p>
          </table:table-cell>
          <table:table-cell office:value-type="float" office:value="197" table:style-name="ce134">
            <text:p><text:s/>197</text:p>
          </table:table-cell>
          <table:table-cell office:value-type="float" office:value="2.26280725936136" table:style-name="ce135">
            <text:p>2,3<text:s text:c="5"/></text:p>
          </table:table-cell>
          <table:table-cell office:value-type="float" office:value="118" table:style-name="ce134">
            <text:p><text:s/>118</text:p>
          </table:table-cell>
          <table:table-cell office:value-type="float" office:value="1.2341805250496809" table:style-name="ce135">
            <text:p>1,2<text:s text:c="5"/></text:p>
          </table:table-cell>
          <table:table-cell office:value-type="float" office:value="-26" table:style-name="ce120">
            <text:p><text:s/>- 26</text:p>
          </table:table-cell>
          <table:table-cell office:value-type="float" office:value="-13.197969543147209" table:style-name="ce121">
            <text:p>-13,2<text:s text:c="3"/></text:p>
          </table:table-cell>
          <table:table-cell office:value-type="float" office:value="53" table:style-name="ce120">
            <text:p>+ 53</text:p>
          </table:table-cell>
          <table:table-cell office:value-type="float" office:value="44.915254237288138" table:style-name="ce121">
            <text:p>+44,9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3">
            <text:p>Comércio por grosso e a retalho</text:p>
          </table:table-cell>
          <table:table-cell office:value-type="float" office:value="1123" table:style-name="ce116">
            <text:p>1 123</text:p>
          </table:table-cell>
          <table:table-cell office:value-type="float" office:value="9.3567738710214972" table:style-name="ce133">
            <text:p>9,4<text:s text:c="5"/></text:p>
          </table:table-cell>
          <table:table-cell office:value-type="float" office:value="1106" table:style-name="ce134">
            <text:p>1 106</text:p>
          </table:table-cell>
          <table:table-cell office:value-type="float" office:value="12.703882379967837" table:style-name="ce135">
            <text:p>12,7<text:s text:c="5"/></text:p>
          </table:table-cell>
          <table:table-cell office:value-type="float" office:value="844" table:style-name="ce134">
            <text:p><text:s/>844</text:p>
          </table:table-cell>
          <table:table-cell office:value-type="float" office:value="8.8275285012028029" table:style-name="ce135">
            <text:p>8,8<text:s text:c="5"/></text:p>
          </table:table-cell>
          <table:table-cell office:value-type="float" office:value="17" table:style-name="ce120">
            <text:p>+ 17</text:p>
          </table:table-cell>
          <table:table-cell office:value-type="float" office:value="1.5370705244122964" table:style-name="ce121">
            <text:p>+1,5<text:s text:c="3"/></text:p>
          </table:table-cell>
          <table:table-cell office:value-type="float" office:value="279" table:style-name="ce120">
            <text:p>+ 279</text:p>
          </table:table-cell>
          <table:table-cell office:value-type="float" office:value="33.056872037914694" table:style-name="ce121">
            <text:p>+33,1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Transportes e armazenagem</text:p>
          </table:table-cell>
          <table:table-cell office:value-type="float" office:value="176" table:style-name="ce116">
            <text:p><text:s/>176</text:p>
          </table:table-cell>
          <table:table-cell office:value-type="float" office:value="1.4664222629561738" table:style-name="ce153">
            <text:p>1,5<text:s text:c="5"/></text:p>
          </table:table-cell>
          <table:table-cell office:value-type="float" office:value="175" table:style-name="ce134">
            <text:p><text:s/>175</text:p>
          </table:table-cell>
          <table:table-cell office:value-type="float" office:value="2.0101079715138983" table:style-name="ce155">
            <text:p>2,0<text:s text:c="5"/></text:p>
          </table:table-cell>
          <table:table-cell office:value-type="float" office:value="104" table:style-name="ce134">
            <text:p><text:s/>104</text:p>
          </table:table-cell>
          <table:table-cell office:value-type="float" office:value="1.0877523271624305" table:style-name="ce155">
            <text:p>1,1<text:s text:c="5"/></text:p>
          </table:table-cell>
          <table:table-cell office:value-type="float" office:value="1" table:style-name="ce120">
            <text:p>+ 1</text:p>
          </table:table-cell>
          <table:table-cell office:value-type="float" office:value="0.5714285714285714" table:style-name="ce121">
            <text:p>+0,6<text:s text:c="3"/></text:p>
          </table:table-cell>
          <table:table-cell office:value-type="float" office:value="72" table:style-name="ce120">
            <text:p>+ 72</text:p>
          </table:table-cell>
          <table:table-cell office:value-type="float" office:value="69.230769230769226" table:style-name="ce121">
            <text:p>+69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Alojamento, restauração e similares</text:p>
          </table:table-cell>
          <table:table-cell office:value-type="float" office:value="1342" table:style-name="ce116">
            <text:p>1 342</text:p>
          </table:table-cell>
          <table:table-cell office:value-type="float" office:value="11.181469755040826" table:style-name="ce133">
            <text:p>11,2<text:s text:c="5"/></text:p>
          </table:table-cell>
          <table:table-cell office:value-type="float" office:value="1035" table:style-name="ce134">
            <text:p>1 035</text:p>
          </table:table-cell>
          <table:table-cell office:value-type="float" office:value="11.888352860096486" table:style-name="ce135">
            <text:p>11,9<text:s text:c="5"/></text:p>
          </table:table-cell>
          <table:table-cell office:value-type="float" office:value="680" table:style-name="ce134">
            <text:p><text:s/>680</text:p>
          </table:table-cell>
          <table:table-cell office:value-type="float" office:value="7.1122267545235855" table:style-name="ce135">
            <text:p>7,1<text:s text:c="5"/></text:p>
          </table:table-cell>
          <table:table-cell office:value-type="float" office:value="307" table:style-name="ce120">
            <text:p>+ 307</text:p>
          </table:table-cell>
          <table:table-cell office:value-type="float" office:value="29.661835748792271" table:style-name="ce121">
            <text:p>+29,7<text:s text:c="3"/></text:p>
          </table:table-cell>
          <table:table-cell office:value-type="float" office:value="662" table:style-name="ce120">
            <text:p>+ 662</text:p>
          </table:table-cell>
          <table:table-cell office:value-type="float" office:value="97.35294117647058" table:style-name="ce121">
            <text:p>+97,4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Atividades de informação e de comunicação</text:p>
          </table:table-cell>
          <table:table-cell office:value-type="float" office:value="138" table:style-name="ce116">
            <text:p><text:s/>138</text:p>
          </table:table-cell>
          <table:table-cell office:value-type="float" office:value="1.1498083652724544" table:style-name="ce133">
            <text:p>1,1<text:s text:c="5"/></text:p>
          </table:table-cell>
          <table:table-cell office:value-type="float" office:value="294" table:style-name="ce134">
            <text:p><text:s/>294</text:p>
          </table:table-cell>
          <table:table-cell office:value-type="float" office:value="3.3769813921433496" table:style-name="ce135">
            <text:p>3,4<text:s text:c="5"/></text:p>
          </table:table-cell>
          <table:table-cell office:value-type="float" office:value="120" table:style-name="ce134">
            <text:p><text:s/>120</text:p>
          </table:table-cell>
          <table:table-cell office:value-type="float" office:value="1.2550988390335738" table:style-name="ce135">
            <text:p>1,3<text:s text:c="5"/></text:p>
          </table:table-cell>
          <table:table-cell office:value-type="float" office:value="-156" table:style-name="ce120">
            <text:p><text:s/>- 156</text:p>
          </table:table-cell>
          <table:table-cell office:value-type="float" office:value="-53.061224489795919" table:style-name="ce121">
            <text:p>-53,1<text:s text:c="3"/></text:p>
          </table:table-cell>
          <table:table-cell office:value-type="float" office:value="18" table:style-name="ce120">
            <text:p>+ 18</text:p>
          </table:table-cell>
          <table:table-cell office:value-type="float" office:value="15" table:style-name="ce121">
            <text:p>+15,0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Atividades financeiras e de seguros</text:p>
          </table:table-cell>
          <table:table-cell office:value-type="float" office:value="27" table:style-name="ce116">
            <text:p><text:s/>27</text:p>
          </table:table-cell>
          <table:table-cell office:value-type="float" office:value="0.2249625062489585" table:style-name="ce133">
            <text:p>0,2<text:s text:c="5"/></text:p>
          </table:table-cell>
          <table:table-cell office:value-type="float" office:value="42" table:style-name="ce134">
            <text:p><text:s/>42</text:p>
          </table:table-cell>
          <table:table-cell office:value-type="float" office:value="0.48242591316333561" table:style-name="ce135">
            <text:p>0,5<text:s text:c="5"/></text:p>
          </table:table-cell>
          <table:table-cell office:value-type="float" office:value="23" table:style-name="ce134">
            <text:p><text:s/>23</text:p>
          </table:table-cell>
          <table:table-cell office:value-type="float" office:value="0.24056061081476834" table:style-name="ce135">
            <text:p>0,2<text:s text:c="5"/></text:p>
          </table:table-cell>
          <table:table-cell office:value-type="float" office:value="-15" table:style-name="ce120">
            <text:p><text:s/>- 15</text:p>
          </table:table-cell>
          <table:table-cell office:value-type="float" office:value="-35.714285714285715" table:style-name="ce121">
            <text:p>-35,7<text:s text:c="3"/></text:p>
          </table:table-cell>
          <table:table-cell office:value-type="float" office:value="4" table:style-name="ce120">
            <text:p>+ 4</text:p>
          </table:table-cell>
          <table:table-cell office:value-type="float" office:value="17.391304347826086" table:style-name="ce121">
            <text:p>+17,4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Atividades imobiliárias, administrativas e dos serviços de apoio</text:p>
          </table:table-cell>
          <table:table-cell office:value-type="float" office:value="3617" table:style-name="ce116">
            <text:p>3 617</text:p>
          </table:table-cell>
          <table:table-cell office:value-type="float" office:value="30.13664389268455" table:style-name="ce133">
            <text:p>30,1<text:s text:c="5"/></text:p>
          </table:table-cell>
          <table:table-cell office:value-type="float" office:value="1260" table:style-name="ce134">
            <text:p>1 260</text:p>
          </table:table-cell>
          <table:table-cell office:value-type="float" office:value="14.472777394900069" table:style-name="ce135">
            <text:p>14,5<text:s text:c="5"/></text:p>
          </table:table-cell>
          <table:table-cell office:value-type="float" office:value="3286" table:style-name="ce134">
            <text:p>3 286</text:p>
          </table:table-cell>
          <table:table-cell office:value-type="float" office:value="34.368789875536031" table:style-name="ce135">
            <text:p>34,4<text:s text:c="5"/></text:p>
          </table:table-cell>
          <table:table-cell office:value-type="float" office:value="2357" table:style-name="ce120">
            <text:p>+2 357</text:p>
          </table:table-cell>
          <table:table-cell office:value-type="float" office:value="187.06349206349208" table:style-name="ce121">
            <text:p>+187,1<text:s text:c="3"/></text:p>
          </table:table-cell>
          <table:table-cell office:value-type="float" office:value="331" table:style-name="ce120">
            <text:p>+ 331</text:p>
          </table:table-cell>
          <table:table-cell office:value-type="float" office:value="10.07303712720633" table:style-name="ce121">
            <text:p>+10,1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Atividades de consultoria, científicas, técnicas e similares</text:p>
          </table:table-cell>
          <table:table-cell office:value-type="float" office:value="510" table:style-name="ce116">
            <text:p><text:s/>510</text:p>
          </table:table-cell>
          <table:table-cell office:value-type="float" office:value="4.2492917847025495" table:style-name="ce133">
            <text:p>4,2<text:s text:c="5"/></text:p>
          </table:table-cell>
          <table:table-cell office:value-type="float" office:value="607" table:style-name="ce134">
            <text:p><text:s/>607</text:p>
          </table:table-cell>
          <table:table-cell office:value-type="float" office:value="6.9722030783367792" table:style-name="ce135">
            <text:p>7,0<text:s text:c="5"/></text:p>
          </table:table-cell>
          <table:table-cell office:value-type="float" office:value="349" table:style-name="ce134">
            <text:p><text:s/>349</text:p>
          </table:table-cell>
          <table:table-cell office:value-type="float" office:value="3.6502457901893113" table:style-name="ce135">
            <text:p>3,7<text:s text:c="5"/></text:p>
          </table:table-cell>
          <table:table-cell office:value-type="float" office:value="-97" table:style-name="ce120">
            <text:p><text:s/>- 97</text:p>
          </table:table-cell>
          <table:table-cell office:value-type="float" office:value="-15.980230642504118" table:style-name="ce121">
            <text:p>-16,0<text:s text:c="3"/></text:p>
          </table:table-cell>
          <table:table-cell office:value-type="float" office:value="161" table:style-name="ce120">
            <text:p>+ 161</text:p>
          </table:table-cell>
          <table:table-cell office:value-type="float" office:value="46.131805157593128" table:style-name="ce121">
            <text:p>+46,1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Admin. pública, educação, atividades de saúde e apoio social</text:p>
          </table:table-cell>
          <table:table-cell office:value-type="float" office:value="905" table:style-name="ce116">
            <text:p><text:s/>905</text:p>
          </table:table-cell>
          <table:table-cell office:value-type="float" office:value="7.5404099316780533" table:style-name="ce133">
            <text:p>7,5<text:s text:c="5"/></text:p>
          </table:table-cell>
          <table:table-cell office:value-type="float" office:value="978" table:style-name="ce134">
            <text:p><text:s/>978</text:p>
          </table:table-cell>
          <table:table-cell office:value-type="float" office:value="11.233631977946244" table:style-name="ce135">
            <text:p>11,2<text:s text:c="5"/></text:p>
          </table:table-cell>
          <table:table-cell office:value-type="float" office:value="604" table:style-name="ce134">
            <text:p><text:s/>604</text:p>
          </table:table-cell>
          <table:table-cell office:value-type="float" office:value="6.3173308231356557" table:style-name="ce135">
            <text:p>6,3<text:s text:c="5"/></text:p>
          </table:table-cell>
          <table:table-cell office:value-type="float" office:value="-73" table:style-name="ce120">
            <text:p><text:s/>- 73</text:p>
          </table:table-cell>
          <table:table-cell office:value-type="float" office:value="-7.4642126789366046" table:style-name="ce121">
            <text:p>-7,5<text:s text:c="3"/></text:p>
          </table:table-cell>
          <table:table-cell office:value-type="float" office:value="301" table:style-name="ce120">
            <text:p>+ 301</text:p>
          </table:table-cell>
          <table:table-cell office:value-type="float" office:value="49.834437086092713" table:style-name="ce121">
            <text:p>+49,8<text:s text:c="3"/></text:p>
          </table:table-cell>
          <table:table-cell table:number-columns-repeated="16372" table:style-name="ce1"/>
        </table:table-row>
        <table:table-row table:style-name="ro53">
          <table:table-cell/>
          <table:table-cell office:value-type="string" table:style-name="ce186">
            <text:p>Outras atividades de serviços</text:p>
          </table:table-cell>
          <table:table-cell office:value-type="float" office:value="231" table:style-name="ce116">
            <text:p><text:s/>231</text:p>
          </table:table-cell>
          <table:table-cell office:value-type="float" office:value="1.9246792201299785" table:style-name="ce133">
            <text:p>1,9<text:s text:c="5"/></text:p>
          </table:table-cell>
          <table:table-cell office:value-type="float" office:value="405" table:style-name="ce134">
            <text:p><text:s/>405</text:p>
          </table:table-cell>
          <table:table-cell office:value-type="float" office:value="4.6519641626464505" table:style-name="ce135">
            <text:p>4,7<text:s text:c="5"/></text:p>
          </table:table-cell>
          <table:table-cell office:value-type="float" office:value="201" table:style-name="ce134">
            <text:p><text:s/>201</text:p>
          </table:table-cell>
          <table:table-cell office:value-type="float" office:value="2.1022905553812361" table:style-name="ce135">
            <text:p>2,1<text:s text:c="5"/></text:p>
          </table:table-cell>
          <table:table-cell office:value-type="float" office:value="-174" table:style-name="ce120">
            <text:p><text:s/>- 174</text:p>
          </table:table-cell>
          <table:table-cell office:value-type="float" office:value="-42.962962962962962" table:style-name="ce121">
            <text:p>-43,0<text:s text:c="3"/></text:p>
          </table:table-cell>
          <table:table-cell office:value-type="float" office:value="30" table:style-name="ce120">
            <text:p>+ 30</text:p>
          </table:table-cell>
          <table:table-cell office:value-type="float" office:value="14.925373134328357" table:style-name="ce121">
            <text:p>+14,9<text:s text:c="3"/></text:p>
          </table:table-cell>
          <table:table-cell table:number-columns-repeated="16372" table:style-name="ce1"/>
        </table:table-row>
        <table:table-row table:style-name="ro53">
          <table:table-cell/>
          <table:table-cell office:value-type="string" table:style-name="ce186">
            <text:p>Sem classificação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529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529">
            <text:p>-</text:p>
          </table:table-cell>
          <table:table-cell table:style-name="ce1"/>
          <table:table-cell table:style-name="ce20"/>
          <table:table-cell table:style-name="ce70"/>
          <table:table-cell table:number-columns-repeated="16369" table:style-name="ce1"/>
        </table:table-row>
        <table:table-row table:style-name="ro39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2" table:style-name="ce1"/>
          <table:table-cell table:style-name="ce70"/>
          <table:table-cell table:number-columns-repeated="16369" table:style-name="ce1"/>
        </table:table-row>
        <table:table-row table:style-name="ro14">
          <table:table-cell/>
          <table:table-cell office:value-type="string" table:style-name="ce364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7" draw:name="Text Box 1" svg:x="0.00288in" svg:y="0.20139in" svg:width="0in" svg:height="0in">
                <draw:text-box>
                  <text:p text:style-name="a86" text:class-names="" text:cond-style-name=""><text:span text:style-name="a85" text:class-names=""/></text:p>
                </draw:text-box>
                <svg:title/>
                <svg:desc/>
              </draw:frame>
              <draw:frame draw:id="id28" draw:style-name="a90" draw:name="Text Box 2" svg:x="5.65943in" svg:y="6.13891in" svg:width="0in" svg:height="0in">
                <draw:text-box>
                  <text:p text:style-name="a89" text:class-names="" text:cond-style-name=""><text:span text:style-name="a88" text:class-names=""/></text:p>
                </draw:text-box>
                <svg:title/>
                <svg:desc/>
              </draw:frame>
              <draw:custom-shape svg:x="5.67471in" svg:y="5.00758in" svg:width="0.06865in" svg:height="0.20952in" draw:id="id29" draw:style-name="a91" draw:name="Text Box 3">
                <svg:title/>
                <svg:desc/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2" table:style-name="ro14">
          <table:table-cell table:number-columns-repeated="16384"/>
        </table:table-row>
        <table:table-row table:style-name="ro14">
          <table:table-cell/>
          <table:table-cell table:number-columns-repeated="9" table:style-name="ce1"/>
          <table:table-cell table:style-name="ce369"/>
          <table:table-cell table:number-columns-repeated="16373" table:style-name="ce1"/>
        </table:table-row>
        <table:table-row table:number-rows-repeated="4" table:style-name="ro14">
          <table:table-cell table:number-columns-repeated="16384"/>
        </table:table-row>
        <table:table-row table:style-name="ro50">
          <table:table-cell table:number-columns-repeated="12" table:style-name="ce1"/>
          <table:table-cell table:number-columns-repeated="6" table:style-name="ce12"/>
          <table:table-cell table:number-columns-repeated="16366" table:style-name="ce1"/>
        </table:table-row>
        <table:table-row table:style-name="ro27">
          <table:table-cell table:style-name="ce26"/>
          <table:table-cell table:number-columns-repeated="12" table:style-name="ce1"/>
          <table:table-cell table:number-columns-repeated="5" table:style-name="ce12"/>
          <table:table-cell table:number-columns-repeated="16366" table:style-name="ce1"/>
        </table:table-row>
        <table:table-row table:style-name="ro14">
          <table:table-cell table:number-columns-repeated="12" table:style-name="ce1"/>
          <table:table-cell table:number-columns-repeated="6" table:style-name="ce12"/>
          <table:table-cell table:number-columns-repeated="16366" table:style-name="ce1"/>
        </table:table-row>
        <table:table-row table:number-rows-repeated="2" table:style-name="ro43">
          <table:table-cell table:number-columns-repeated="12" table:style-name="ce1"/>
          <table:table-cell table:number-columns-repeated="6" table:style-name="ce15"/>
          <table:table-cell table:number-columns-repeated="16366" table:style-name="ce1"/>
        </table:table-row>
        <table:table-row table:style-name="ro43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38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20">
          <table:table-cell table:number-columns-repeated="12" table:style-name="ce1"/>
          <table:table-cell table:style-name="ce19"/>
          <table:table-cell table:style-name="ce12"/>
          <table:table-cell table:number-columns-repeated="4" table:style-name="ce17"/>
          <table:table-cell table:number-columns-repeated="16366" table:style-name="ce1"/>
        </table:table-row>
        <table:table-row table:style-name="ro20">
          <table:table-cell table:number-columns-repeated="12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0">
          <table:table-cell table:number-columns-repeated="12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3" table:style-name="ro20">
          <table:table-cell table:number-columns-repeated="12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3" table:style-name="ro20">
          <table:table-cell table:number-columns-repeated="12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0">
          <table:table-cell table:number-columns-repeated="12"/>
          <table:table-cell table:style-name="ce1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2" table:style-name="ro20">
          <table:table-cell table:number-columns-repeated="12"/>
          <table:table-cell table:style-name="ce1"/>
          <table:table-cell table:style-name="ce72"/>
          <table:table-cell table:style-name="ce82"/>
          <table:table-cell table:style-name="ce71"/>
          <table:table-cell table:style-name="ce73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46">
          <table:table-cell table:number-columns-repeated="12"/>
          <table:table-cell table:style-name="ce1"/>
          <table:table-cell table:style-name="ce18"/>
          <table:table-cell table:number-columns-repeated="16370" table:style-name="ce1"/>
        </table:table-row>
        <table:table-row table:style-name="ro14">
          <table:table-cell table:number-columns-repeated="16384"/>
        </table:table-row>
        <table:table-row table:style-name="ro37">
          <table:table-cell table:number-columns-repeated="12"/>
          <table:table-cell table:number-columns-repeated="16372" table:style-name="ce1"/>
        </table:table-row>
        <table:table-row table:style-name="ro20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style-name="ro14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number-rows-repeated="1048501" table:style-name="ro14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11">
        <table:table-column table:style-name="co13" table:default-cell-style-name="ce1" table:visibility="collapse"/>
        <table:table-column table:style-name="co64" table:default-cell-style-name="ce1"/>
        <table:table-column table:style-name="co39" table:default-cell-style-name="ce1"/>
        <table:table-column table:style-name="co30" table:default-cell-style-name="ce1"/>
        <table:table-column table:style-name="co39" table:default-cell-style-name="ce58"/>
        <table:table-column table:style-name="co57" table:default-cell-style-name="ce58"/>
        <table:table-column table:style-name="co21" table:default-cell-style-name="ce1"/>
        <table:table-column table:style-name="co57" table:default-cell-style-name="ce1"/>
        <table:table-column table:style-name="co27" table:default-cell-style-name="ce1"/>
        <table:table-column table:style-name="co31" table:default-cell-style-name="ce1"/>
        <table:table-column table:style-name="co57" table:default-cell-style-name="ce1"/>
        <table:table-column table:style-name="co31" table:default-cell-style-name="ce1"/>
        <table:table-column table:style-name="co24" table:number-columns-repeated="16372" table:default-cell-style-name="ce1"/>
        <table:table-row table:style-name="ro14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104" draw:name="Picture 184" svg:x="0.03511in" svg:y="0.17556in" svg:width="2.73522in" svg:height="0.674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8" draw:name="CaixaDeTexto 11" svg:x="0.54411in" svg:y="0.3024in" svg:width="2.08707in" svg:height="0.53174in">
                <draw:text-box>
                  <text:p text:style-name="a107" text:class-names="" text:cond-style-name=""><text:span text:style-name="a105" text:class-names="">JANEIRO 2022</text:span><text:span text:style-name="a10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/>
          <table:table-cell table:style-name="ce1">
            <draw:frame draw:z-index="1" draw:id="id34" draw:style-name="a103" draw:name="Text Box 122" svg:x="0in" svg:y="0in" svg:width="0.97917in" svg:height="0.31935in">
              <draw:text-box>
                <text:p text:style-name="a100" text:class-names="" text:cond-style-name=""><text:span text:style-name="a97" text:class-names="">Página 12</text:span><text:span text:style-name="a98" text:class-names="">/14</text:span><text:span text:style-name="a99" text:class-names=""/></text:p>
                <text:p text:style-name="a102" text:class-names="" text:cond-style-name=""><text:span text:style-name="a10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4">
          <table:table-cell table:style-name="ce1"/>
          <table:table-cell table:number-columns-repeated="11" table:style-name="ce13"/>
          <table:table-cell table:number-columns-repeated="5" table:style-name="ce12"/>
          <table:table-cell table:number-columns-repeated="16367"/>
        </table:table-row>
        <table:table-row table:style-name="ro14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34">
          <table:table-cell table:style-name="ce26"/>
          <table:table-cell office:value-type="string" table:style-name="ce160">
            <text:p><text:s/>Quadro 11 - <text:s/>COLOCAÇÕES EFETUADAS, <text:s text:c="2"/>POR <text:s/>REGIÕES<text:s text:c="3"/></text:p>
          </table:table-cell>
          <table:table-cell table:number-columns-repeated="10" table:style-name="ce106"/>
          <table:table-cell table:number-columns-repeated="16372" table:style-name="ce1"/>
        </table:table-row>
        <table:table-row table:style-name="ro34">
          <table:table-cell table:style-name="ce26"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20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4">
          <table:table-cell table:style-name="ce1"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555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 table:style-name="ce1"/>
        </table:table-row>
        <table:table-row table:style-name="ro14">
          <table:table-cell table:style-name="ce1"/>
          <table:table-cell table:style-name="ce28"/>
          <table:table-cell office:value-type="string" table:style-name="ce178">
            <text:p>JANEIRO 2022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DEZEMBR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JANEIRO 2021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556">
            <text:p>Mês <text:s/>anterior</text:p>
          </table:table-cell>
          <table:covered-table-cell/>
          <table:table-cell office:value-type="string" table:number-columns-spanned="2" table:number-rows-spanned="1" table:style-name="ce557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 table:style-name="ce1"/>
        </table:table-row>
        <table:table-row table:style-name="ro14">
          <table:table-cell table:style-name="ce1"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3" table:style-name="ce16"/>
          <table:table-cell table:number-columns-repeated="16369" table:style-name="ce1"/>
        </table:table-row>
        <table:table-row table:style-name="ro39">
          <table:table-cell table:style-name="ce1"/>
          <table:table-cell table:style-name="ce341"/>
          <table:table-cell table:style-name="ce352"/>
          <table:table-cell table:style-name="ce342"/>
          <table:table-cell table:style-name="ce356"/>
          <table:table-cell table:style-name="ce343"/>
          <table:table-cell table:style-name="ce356"/>
          <table:table-cell table:style-name="ce343"/>
          <table:table-cell table:style-name="ce344"/>
          <table:table-cell table:number-columns-repeated="3" table:style-name="ce345"/>
          <table:table-cell table:style-name="ce16"/>
          <table:table-cell table:number-columns-repeated="16371" table:style-name="ce1"/>
        </table:table-row>
        <table:table-row table:style-name="ro20">
          <table:table-cell table:style-name="ce1"/>
          <table:table-cell office:value-type="string" table:style-name="ce346">
            <text:p>PORTUGAL</text:p>
          </table:table-cell>
          <table:table-cell office:value-type="float" office:value="8521" table:style-name="ce353">
            <text:p>8 521</text:p>
          </table:table-cell>
          <table:table-cell office:value-type="float" office:value="100" table:style-name="ce335">
            <text:p>100,0<text:s text:c="5"/></text:p>
          </table:table-cell>
          <table:table-cell office:value-type="float" office:value="6270" table:style-name="ce357">
            <text:p>6 270</text:p>
          </table:table-cell>
          <table:table-cell office:value-type="float" office:value="99.999999999999986" table:style-name="ce336">
            <text:p>100,0<text:s text:c="5"/></text:p>
          </table:table-cell>
          <table:table-cell office:value-type="float" office:value="7405" table:style-name="ce357">
            <text:p>7 405</text:p>
          </table:table-cell>
          <table:table-cell office:value-type="float" office:value="100" table:style-name="ce337">
            <text:p>100,0<text:s text:c="5"/></text:p>
          </table:table-cell>
          <table:table-cell office:value-type="float" office:value="2251" table:style-name="ce113">
            <text:p>+2 251</text:p>
          </table:table-cell>
          <table:table-cell office:value-type="float" office:value="35.901116427432214" table:style-name="ce114">
            <text:p>+35,9<text:s text:c="3"/></text:p>
          </table:table-cell>
          <table:table-cell office:value-type="float" office:value="1116" table:style-name="ce113">
            <text:p>+1 116</text:p>
          </table:table-cell>
          <table:table-cell office:value-type="float" office:value="15.070898041863606" table:style-name="ce114">
            <text:p>+15,1<text:s text:c="3"/></text:p>
          </table:table-cell>
          <table:table-cell table:style-name="ce12"/>
          <table:table-cell table:number-columns-repeated="2" table:style-name="ce17"/>
          <table:table-cell table:number-columns-repeated="16369" table:style-name="ce1"/>
        </table:table-row>
        <table:table-row table:style-name="ro18">
          <table:table-cell table:style-name="ce1"/>
          <table:table-cell office:value-type="string" table:style-name="ce360">
            <text:p>CONTINENTE</text:p>
          </table:table-cell>
          <table:table-cell office:value-type="float" office:value="8149" table:style-name="ce353">
            <text:p>8 149</text:p>
          </table:table-cell>
          <table:table-cell office:value-type="float" office:value="95.634315221218174" table:style-name="ce335">
            <text:p>95,6<text:s text:c="5"/></text:p>
          </table:table-cell>
          <table:table-cell office:value-type="float" office:value="5970" table:style-name="ce357">
            <text:p>5 970</text:p>
          </table:table-cell>
          <table:table-cell office:value-type="float" office:value="95.215311004784681" table:style-name="ce336">
            <text:p>95,2<text:s text:c="5"/></text:p>
          </table:table-cell>
          <table:table-cell office:value-type="float" office:value="7220" table:style-name="ce357">
            <text:p>7 220</text:p>
          </table:table-cell>
          <table:table-cell office:value-type="float" office:value="97.501688048615804" table:style-name="ce337">
            <text:p>97,5<text:s text:c="5"/></text:p>
          </table:table-cell>
          <table:table-cell office:value-type="float" office:value="2179" table:style-name="ce113">
            <text:p>+2 179</text:p>
          </table:table-cell>
          <table:table-cell office:value-type="float" office:value="36.499162479061972" table:style-name="ce114">
            <text:p>+36,5<text:s text:c="3"/></text:p>
          </table:table-cell>
          <table:table-cell office:value-type="float" office:value="929" table:style-name="ce113">
            <text:p>+ 929</text:p>
          </table:table-cell>
          <table:table-cell office:value-type="float" office:value="12.867036011080332" table:style-name="ce114">
            <text:p>+12,9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54">
          <table:table-cell table:style-name="ce1"/>
          <table:table-cell office:value-type="string" table:style-name="ce361">
            <text:p>Norte</text:p>
          </table:table-cell>
          <table:table-cell office:value-type="float" office:value="3267" table:style-name="ce354">
            <text:p>3 267</text:p>
          </table:table-cell>
          <table:table-cell office:value-type="float" office:value="38.340570355592071" table:style-name="ce338">
            <text:p>38,3<text:s text:c="5"/></text:p>
          </table:table-cell>
          <table:table-cell office:value-type="float" office:value="2728" table:style-name="ce358">
            <text:p>2 728</text:p>
          </table:table-cell>
          <table:table-cell office:value-type="float" office:value="43.508771929824562" table:style-name="ce339">
            <text:p>43,5<text:s text:c="5"/></text:p>
          </table:table-cell>
          <table:table-cell office:value-type="float" office:value="2574" table:style-name="ce358">
            <text:p>2 574</text:p>
          </table:table-cell>
          <table:table-cell office:value-type="float" office:value="34.760297096556378" table:style-name="ce340">
            <text:p>34,8<text:s text:c="5"/></text:p>
          </table:table-cell>
          <table:table-cell office:value-type="float" office:value="539" table:style-name="ce120">
            <text:p>+ 539</text:p>
          </table:table-cell>
          <table:table-cell office:value-type="float" office:value="19.758064516129032" table:style-name="ce121">
            <text:p>+19,8<text:s text:c="3"/></text:p>
          </table:table-cell>
          <table:table-cell office:value-type="float" office:value="693" table:style-name="ce120">
            <text:p>+ 693</text:p>
          </table:table-cell>
          <table:table-cell office:value-type="float" office:value="26.923076923076923" table:style-name="ce121">
            <text:p>+26,9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20">
          <table:table-cell table:style-name="ce1"/>
          <table:table-cell office:value-type="string" table:style-name="ce361">
            <text:p>Centro</text:p>
          </table:table-cell>
          <table:table-cell office:value-type="float" office:value="2164" table:style-name="ce354">
            <text:p>2 164</text:p>
          </table:table-cell>
          <table:table-cell office:value-type="float" office:value="25.396080272268513" table:style-name="ce338">
            <text:p>25,4<text:s text:c="5"/></text:p>
          </table:table-cell>
          <table:table-cell office:value-type="float" office:value="1236" table:style-name="ce358">
            <text:p>1 236</text:p>
          </table:table-cell>
          <table:table-cell office:value-type="float" office:value="19.71291866028708" table:style-name="ce339">
            <text:p>19,7<text:s text:c="5"/></text:p>
          </table:table-cell>
          <table:table-cell office:value-type="float" office:value="2449" table:style-name="ce358">
            <text:p>2 449</text:p>
          </table:table-cell>
          <table:table-cell office:value-type="float" office:value="33.072248480756244" table:style-name="ce340">
            <text:p>33,1<text:s text:c="5"/></text:p>
          </table:table-cell>
          <table:table-cell office:value-type="float" office:value="928" table:style-name="ce120">
            <text:p>+ 928</text:p>
          </table:table-cell>
          <table:table-cell office:value-type="float" office:value="75.080906148867314" table:style-name="ce121">
            <text:p>+75,1<text:s text:c="3"/></text:p>
          </table:table-cell>
          <table:table-cell office:value-type="float" office:value="-285" table:style-name="ce120">
            <text:p><text:s/>- 285</text:p>
          </table:table-cell>
          <table:table-cell office:value-type="float" office:value="-11.637403021641486" table:style-name="ce121">
            <text:p>-11,6<text:s text:c="3"/></text:p>
          </table:table-cell>
          <table:table-cell table:style-name="ce20"/>
          <table:table-cell table:number-columns-repeated="2" table:style-name="ce18"/>
          <table:table-cell table:number-columns-repeated="16369" table:style-name="ce1"/>
        </table:table-row>
        <table:table-row table:style-name="ro20">
          <table:table-cell/>
          <table:table-cell office:value-type="string" table:style-name="ce361">
            <text:p>Lisboa V. Tejo</text:p>
          </table:table-cell>
          <table:table-cell office:value-type="float" office:value="2133" table:style-name="ce354">
            <text:p>2 133</text:p>
          </table:table-cell>
          <table:table-cell office:value-type="float" office:value="25.032273207370025" table:style-name="ce338">
            <text:p>25,0<text:s text:c="5"/></text:p>
          </table:table-cell>
          <table:table-cell office:value-type="float" office:value="1584" table:style-name="ce358">
            <text:p>1 584</text:p>
          </table:table-cell>
          <table:table-cell office:value-type="float" office:value="25.263157894736842" table:style-name="ce339">
            <text:p>25,3<text:s text:c="5"/></text:p>
          </table:table-cell>
          <table:table-cell office:value-type="float" office:value="1741" table:style-name="ce358">
            <text:p>1 741</text:p>
          </table:table-cell>
          <table:table-cell office:value-type="float" office:value="23.511141120864281" table:style-name="ce340">
            <text:p>23,5<text:s text:c="5"/></text:p>
          </table:table-cell>
          <table:table-cell office:value-type="float" office:value="549" table:style-name="ce120">
            <text:p>+ 549</text:p>
          </table:table-cell>
          <table:table-cell office:value-type="float" office:value="34.659090909090914" table:style-name="ce121">
            <text:p>+34,7<text:s text:c="3"/></text:p>
          </table:table-cell>
          <table:table-cell office:value-type="float" office:value="392" table:style-name="ce120">
            <text:p>+ 392</text:p>
          </table:table-cell>
          <table:table-cell office:value-type="float" office:value="22.515795519816198" table:style-name="ce121">
            <text:p>+22,5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20">
          <table:table-cell/>
          <table:table-cell office:value-type="string" table:style-name="ce361">
            <text:p>Alentejo</text:p>
          </table:table-cell>
          <table:table-cell office:value-type="float" office:value="349" table:style-name="ce354">
            <text:p><text:s/>349</text:p>
          </table:table-cell>
          <table:table-cell office:value-type="float" office:value="4.0957634080506979" table:style-name="ce338">
            <text:p>4,1<text:s text:c="5"/></text:p>
          </table:table-cell>
          <table:table-cell office:value-type="float" office:value="249" table:style-name="ce358">
            <text:p><text:s/>249</text:p>
          </table:table-cell>
          <table:table-cell office:value-type="float" office:value="3.9712918660287082" table:style-name="ce339">
            <text:p>4,0<text:s text:c="5"/></text:p>
          </table:table-cell>
          <table:table-cell office:value-type="float" office:value="258" table:style-name="ce358">
            <text:p><text:s/>258</text:p>
          </table:table-cell>
          <table:table-cell office:value-type="float" office:value="3.4841323430114786" table:style-name="ce340">
            <text:p>3,5<text:s text:c="5"/></text:p>
          </table:table-cell>
          <table:table-cell office:value-type="float" office:value="100" table:style-name="ce120">
            <text:p>+ 100</text:p>
          </table:table-cell>
          <table:table-cell office:value-type="float" office:value="40.160642570281126" table:style-name="ce121">
            <text:p>+40,2<text:s text:c="3"/></text:p>
          </table:table-cell>
          <table:table-cell office:value-type="float" office:value="91" table:style-name="ce120">
            <text:p>+ 91</text:p>
          </table:table-cell>
          <table:table-cell office:value-type="float" office:value="35.271317829457367" table:style-name="ce121">
            <text:p>+35,3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20">
          <table:table-cell/>
          <table:table-cell office:value-type="string" table:style-name="ce361">
            <text:p>Algarve</text:p>
          </table:table-cell>
          <table:table-cell office:value-type="float" office:value="236" table:style-name="ce354">
            <text:p><text:s/>236</text:p>
          </table:table-cell>
          <table:table-cell office:value-type="float" office:value="2.769627977936862" table:style-name="ce338">
            <text:p>2,8<text:s text:c="5"/></text:p>
          </table:table-cell>
          <table:table-cell office:value-type="float" office:value="173" table:style-name="ce358">
            <text:p><text:s/>173</text:p>
          </table:table-cell>
          <table:table-cell office:value-type="float" office:value="2.7591706539074958" table:style-name="ce339">
            <text:p>2,8<text:s text:c="5"/></text:p>
          </table:table-cell>
          <table:table-cell office:value-type="float" office:value="198" table:style-name="ce358">
            <text:p><text:s/>198</text:p>
          </table:table-cell>
          <table:table-cell office:value-type="float" office:value="2.6738690074274136" table:style-name="ce340">
            <text:p>2,7<text:s text:c="5"/></text:p>
          </table:table-cell>
          <table:table-cell office:value-type="float" office:value="63" table:style-name="ce120">
            <text:p>+ 63</text:p>
          </table:table-cell>
          <table:table-cell office:value-type="float" office:value="36.416184971098261" table:style-name="ce121">
            <text:p>+36,4<text:s text:c="3"/></text:p>
          </table:table-cell>
          <table:table-cell office:value-type="float" office:value="38" table:style-name="ce120">
            <text:p>+ 38</text:p>
          </table:table-cell>
          <table:table-cell office:value-type="float" office:value="19.19191919191919" table:style-name="ce121">
            <text:p>+19,2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3">
          <table:table-cell/>
          <table:table-cell office:value-type="string" table:style-name="ce360">
            <text:p>REG.AUTÓNOMAS</text:p>
          </table:table-cell>
          <table:table-cell office:value-type="float" office:value="372" table:style-name="ce353">
            <text:p><text:s/>372</text:p>
          </table:table-cell>
          <table:table-cell office:value-type="float" office:value="4.3656847787818327" table:style-name="ce335">
            <text:p>4,4<text:s text:c="5"/></text:p>
          </table:table-cell>
          <table:table-cell office:value-type="float" office:value="300" table:style-name="ce357">
            <text:p><text:s/>300</text:p>
          </table:table-cell>
          <table:table-cell office:value-type="float" office:value="4.7846889952153111" table:style-name="ce336">
            <text:p>4,8<text:s text:c="5"/></text:p>
          </table:table-cell>
          <table:table-cell office:value-type="float" office:value="185" table:style-name="ce357">
            <text:p><text:s/>185</text:p>
          </table:table-cell>
          <table:table-cell office:value-type="float" office:value="2.4983119513842" table:style-name="ce337">
            <text:p>2,5<text:s text:c="5"/></text:p>
          </table:table-cell>
          <table:table-cell office:value-type="float" office:value="72" table:style-name="ce113">
            <text:p>+ 72</text:p>
          </table:table-cell>
          <table:table-cell office:value-type="float" office:value="24" table:style-name="ce114">
            <text:p>+24,0<text:s text:c="3"/></text:p>
          </table:table-cell>
          <table:table-cell office:value-type="float" office:value="187" table:style-name="ce113">
            <text:p>+ 187</text:p>
          </table:table-cell>
          <table:table-cell office:value-type="float" office:value="101.08108108108107" table:style-name="ce114">
            <text:p>+101,1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7">
          <table:table-cell/>
          <table:table-cell office:value-type="string" table:style-name="ce361">
            <text:p>Açores</text:p>
          </table:table-cell>
          <table:table-cell office:value-type="float" office:value="235" table:style-name="ce354">
            <text:p><text:s/>235</text:p>
          </table:table-cell>
          <table:table-cell office:value-type="float" office:value="2.7578922661659431" table:style-name="ce338">
            <text:p>2,8<text:s text:c="5"/></text:p>
          </table:table-cell>
          <table:table-cell office:value-type="float" office:value="146" table:style-name="ce358">
            <text:p><text:s/>146</text:p>
          </table:table-cell>
          <table:table-cell office:value-type="float" office:value="2.328548644338118" table:style-name="ce339">
            <text:p>2,3<text:s text:c="5"/></text:p>
          </table:table-cell>
          <table:table-cell office:value-type="float" office:value="126" table:style-name="ce358">
            <text:p><text:s/>126</text:p>
          </table:table-cell>
          <table:table-cell office:value-type="float" office:value="1.7015530047265364" table:style-name="ce340">
            <text:p>1,7<text:s text:c="5"/></text:p>
          </table:table-cell>
          <table:table-cell office:value-type="float" office:value="89" table:style-name="ce120">
            <text:p>+ 89</text:p>
          </table:table-cell>
          <table:table-cell office:value-type="float" office:value="60.958904109589042" table:style-name="ce121">
            <text:p>+61,0<text:s text:c="3"/></text:p>
          </table:table-cell>
          <table:table-cell office:value-type="float" office:value="109" table:style-name="ce120">
            <text:p>+ 109</text:p>
          </table:table-cell>
          <table:table-cell office:value-type="float" office:value="86.507936507936506" table:style-name="ce121">
            <text:p>+86,5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0">
          <table:table-cell/>
          <table:table-cell office:value-type="string" table:style-name="ce361">
            <text:p>Madeira</text:p>
          </table:table-cell>
          <table:table-cell office:value-type="float" office:value="137" table:style-name="ce354">
            <text:p><text:s/>137</text:p>
          </table:table-cell>
          <table:table-cell office:value-type="float" office:value="1.6077925126158903" table:style-name="ce338">
            <text:p>1,6<text:s text:c="5"/></text:p>
          </table:table-cell>
          <table:table-cell office:value-type="float" office:value="154" table:style-name="ce358">
            <text:p><text:s/>154</text:p>
          </table:table-cell>
          <table:table-cell office:value-type="float" office:value="2.4561403508771931" table:style-name="ce339">
            <text:p>2,5<text:s text:c="5"/></text:p>
          </table:table-cell>
          <table:table-cell office:value-type="float" office:value="59" table:style-name="ce358">
            <text:p><text:s/>59</text:p>
          </table:table-cell>
          <table:table-cell office:value-type="float" office:value="0.79675894665766378" table:style-name="ce340">
            <text:p>0,8<text:s text:c="5"/></text:p>
          </table:table-cell>
          <table:table-cell office:value-type="float" office:value="-17" table:style-name="ce120">
            <text:p><text:s/>- 17</text:p>
          </table:table-cell>
          <table:table-cell office:value-type="float" office:value="-11.038961038961039" table:style-name="ce121">
            <text:p>-11,0<text:s text:c="3"/></text:p>
          </table:table-cell>
          <table:table-cell office:value-type="float" office:value="78" table:style-name="ce120">
            <text:p>+ 78</text:p>
          </table:table-cell>
          <table:table-cell office:value-type="float" office:value="132.20338983050848" table:style-name="ce121">
            <text:p>+132,2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53">
          <table:table-cell/>
          <table:table-cell table:style-name="ce347"/>
          <table:table-cell table:style-name="ce355"/>
          <table:table-cell table:style-name="ce323"/>
          <table:table-cell table:style-name="ce359"/>
          <table:table-cell table:style-name="ce348"/>
          <table:table-cell table:style-name="ce359"/>
          <table:table-cell table:style-name="ce349"/>
          <table:table-cell table:style-name="ce350"/>
          <table:table-cell table:style-name="ce351"/>
          <table:table-cell table:style-name="ce350"/>
          <table:table-cell table:style-name="ce351"/>
          <table:table-cell table:number-columns-repeated="16372" table:style-name="ce1"/>
        </table:table-row>
        <table:table-row table:style-name="ro53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53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34">
          <table:table-cell/>
          <table:table-cell office:value-type="string" table:style-name="ce160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06"/>
          <table:table-cell office:value-type="string" table:style-name="ce107">
            <text:p>CONTINENTE</text:p>
          </table:table-cell>
          <table:table-cell table:style-name="ce107"/>
          <table:table-cell table:number-columns-repeated="16372" table:style-name="ce1"/>
        </table:table-row>
        <table:table-row table:style-name="ro34">
          <table:table-cell/>
          <table:table-cell office:value-type="string" table:style-name="ce39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/>
        </table:table-row>
        <table:table-row table:style-name="ro20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/>
        </table:table-row>
        <table:table-row table:style-name="ro53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555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53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8">
            <text:p>JANEIRO 2022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DEZEMBR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JANEIRO 2021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556">
            <text:p>Mês <text:s/>anterior</text:p>
          </table:table-cell>
          <table:covered-table-cell/>
          <table:table-cell office:value-type="string" table:number-columns-spanned="2" table:number-rows-spanned="1" table:style-name="ce557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53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/>
        </table:table-row>
        <table:table-row table:style-name="ro38">
          <table:table-cell/>
          <table:table-cell table:style-name="ce28"/>
          <table:table-cell table:style-name="ce102"/>
          <table:table-cell table:style-name="ce103"/>
          <table:table-cell table:style-name="ce100"/>
          <table:table-cell table:style-name="ce64"/>
          <table:table-cell table:style-name="ce59"/>
          <table:table-cell table:style-name="ce61"/>
          <table:table-cell table:style-name="ce318"/>
          <table:table-cell table:style-name="ce319"/>
          <table:table-cell table:style-name="ce318"/>
          <table:table-cell table:style-name="ce29"/>
          <table:table-cell table:number-columns-repeated="16372"/>
        </table:table-row>
        <table:table-row table:style-name="ro49">
          <table:table-cell/>
          <table:table-cell office:value-type="string" table:style-name="ce35">
            <text:p>Total</text:p>
          </table:table-cell>
          <table:table-cell office:value-type="float" office:value="8149" table:style-name="ce109">
            <text:p>8 149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5970" table:style-name="ce149">
            <text:p>5 970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7220" table:style-name="ce111">
            <text:p>7 220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2179" table:style-name="ce315">
            <text:p>+2 179</text:p>
          </table:table-cell>
          <table:table-cell office:value-type="float" office:value="36.499162479061972" table:style-name="ce114">
            <text:p>+36,5<text:s text:c="3"/></text:p>
          </table:table-cell>
          <table:table-cell office:value-type="float" office:value="929" table:style-name="ce315">
            <text:p>+ 929</text:p>
          </table:table-cell>
          <table:table-cell office:value-type="float" office:value="12.867036011080332" table:style-name="ce114">
            <text:p>+12,9<text:s text:c="3"/></text:p>
          </table:table-cell>
          <table:table-cell table:number-columns-repeated="16372"/>
        </table:table-row>
        <table:table-row table:style-name="ro12">
          <table:table-cell/>
          <table:table-cell office:value-type="string" table:style-name="ce41">
            <text:p>1- Repres. do poder legislativo e de órgãos exec., dirigentes, dire. e gestores execu.</text:p>
          </table:table-cell>
          <table:table-cell office:value-type="float" office:value="78" table:style-name="ce116">
            <text:p><text:s/>78</text:p>
          </table:table-cell>
          <table:table-cell office:value-type="float" office:value="0.95717265922199046" table:style-name="ce117">
            <text:p>1,0<text:s text:c="5"/></text:p>
          </table:table-cell>
          <table:table-cell office:value-type="float" office:value="63" table:style-name="ce151">
            <text:p><text:s/>63</text:p>
          </table:table-cell>
          <table:table-cell office:value-type="float" office:value="1.0552763819095476" table:style-name="ce152">
            <text:p>1,1<text:s text:c="5"/></text:p>
          </table:table-cell>
          <table:table-cell office:value-type="float" office:value="43" table:style-name="ce118">
            <text:p><text:s/>43</text:p>
          </table:table-cell>
          <table:table-cell office:value-type="float" office:value="0.59556786703601106" table:style-name="ce119">
            <text:p>0,6<text:s text:c="5"/></text:p>
          </table:table-cell>
          <table:table-cell office:value-type="float" office:value="15" table:style-name="ce316">
            <text:p>+ 15</text:p>
          </table:table-cell>
          <table:table-cell office:value-type="float" office:value="23.809523809523807" table:style-name="ce121">
            <text:p>+23,8<text:s text:c="3"/></text:p>
          </table:table-cell>
          <table:table-cell office:value-type="float" office:value="35" table:style-name="ce316">
            <text:p>+ 35</text:p>
          </table:table-cell>
          <table:table-cell office:value-type="float" office:value="81.395348837209298" table:style-name="ce121">
            <text:p>+81,4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41">
            <text:p>2- Especialistas das atividades intelectuais e científicas</text:p>
          </table:table-cell>
          <table:table-cell office:value-type="float" office:value="557" table:style-name="ce116">
            <text:p><text:s/>557</text:p>
          </table:table-cell>
          <table:table-cell office:value-type="float" office:value="6.8351945023929312" table:style-name="ce117">
            <text:p>6,8<text:s text:c="5"/></text:p>
          </table:table-cell>
          <table:table-cell office:value-type="float" office:value="667" table:style-name="ce151">
            <text:p><text:s/>667</text:p>
          </table:table-cell>
          <table:table-cell office:value-type="float" office:value="11.172529313232831" table:style-name="ce152">
            <text:p>11,2<text:s text:c="5"/></text:p>
          </table:table-cell>
          <table:table-cell office:value-type="float" office:value="331" table:style-name="ce118">
            <text:p><text:s/>331</text:p>
          </table:table-cell>
          <table:table-cell office:value-type="float" office:value="4.5844875346260388" table:style-name="ce119">
            <text:p>4,6<text:s text:c="5"/></text:p>
          </table:table-cell>
          <table:table-cell office:value-type="float" office:value="-110" table:style-name="ce316">
            <text:p><text:s/>- 110</text:p>
          </table:table-cell>
          <table:table-cell office:value-type="float" office:value="-16.491754122938531" table:style-name="ce121">
            <text:p>-16,5<text:s text:c="3"/></text:p>
          </table:table-cell>
          <table:table-cell office:value-type="float" office:value="226" table:style-name="ce316">
            <text:p>+ 226</text:p>
          </table:table-cell>
          <table:table-cell office:value-type="float" office:value="68.277945619335341" table:style-name="ce121">
            <text:p>+68,3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41">
            <text:p>3- Técnicos e profissões de nível intermédio</text:p>
          </table:table-cell>
          <table:table-cell office:value-type="float" office:value="480" table:style-name="ce116">
            <text:p><text:s/>480</text:p>
          </table:table-cell>
          <table:table-cell office:value-type="float" office:value="5.890293287519941" table:style-name="ce117">
            <text:p>5,9<text:s text:c="5"/></text:p>
          </table:table-cell>
          <table:table-cell office:value-type="float" office:value="522" table:style-name="ce151">
            <text:p><text:s/>522</text:p>
          </table:table-cell>
          <table:table-cell office:value-type="float" office:value="8.7437185929648251" table:style-name="ce152">
            <text:p>8,7<text:s text:c="5"/></text:p>
          </table:table-cell>
          <table:table-cell office:value-type="float" office:value="389" table:style-name="ce118">
            <text:p><text:s/>389</text:p>
          </table:table-cell>
          <table:table-cell office:value-type="float" office:value="5.3878116343490303" table:style-name="ce119">
            <text:p>5,4<text:s text:c="5"/></text:p>
          </table:table-cell>
          <table:table-cell office:value-type="float" office:value="-42" table:style-name="ce316">
            <text:p><text:s/>- 42</text:p>
          </table:table-cell>
          <table:table-cell office:value-type="float" office:value="-8.0459770114942533" table:style-name="ce121">
            <text:p>-8,0<text:s text:c="3"/></text:p>
          </table:table-cell>
          <table:table-cell office:value-type="float" office:value="91" table:style-name="ce316">
            <text:p>+ 91</text:p>
          </table:table-cell>
          <table:table-cell office:value-type="float" office:value="23.393316195372751" table:style-name="ce121">
            <text:p>+23,4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42">
            <text:p>4- Pessoal administrativo</text:p>
          </table:table-cell>
          <table:table-cell office:value-type="float" office:value="614" table:style-name="ce116">
            <text:p><text:s/>614</text:p>
          </table:table-cell>
          <table:table-cell office:value-type="float" office:value="7.5346668302859241" table:style-name="ce117">
            <text:p>7,5<text:s text:c="5"/></text:p>
          </table:table-cell>
          <table:table-cell office:value-type="float" office:value="650" table:style-name="ce151">
            <text:p><text:s/>650</text:p>
          </table:table-cell>
          <table:table-cell office:value-type="float" office:value="10.887772194304858" table:style-name="ce152">
            <text:p>10,9<text:s text:c="5"/></text:p>
          </table:table-cell>
          <table:table-cell office:value-type="float" office:value="413" table:style-name="ce118">
            <text:p><text:s/>413</text:p>
          </table:table-cell>
          <table:table-cell office:value-type="float" office:value="5.7202216066481997" table:style-name="ce119">
            <text:p>5,7<text:s text:c="5"/></text:p>
          </table:table-cell>
          <table:table-cell office:value-type="float" office:value="-36" table:style-name="ce316">
            <text:p><text:s/>- 36</text:p>
          </table:table-cell>
          <table:table-cell office:value-type="float" office:value="-5.5384615384615383" table:style-name="ce121">
            <text:p>-5,5<text:s text:c="3"/></text:p>
          </table:table-cell>
          <table:table-cell office:value-type="float" office:value="201" table:style-name="ce316">
            <text:p>+ 201</text:p>
          </table:table-cell>
          <table:table-cell office:value-type="float" office:value="48.668280871670703" table:style-name="ce121">
            <text:p>+48,7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36">
            <text:p>5- Trabalhadores dos serviços pessoais, de proteção e segurança e vendedores</text:p>
          </table:table-cell>
          <table:table-cell office:value-type="float" office:value="1164" table:style-name="ce116">
            <text:p>1 164</text:p>
          </table:table-cell>
          <table:table-cell office:value-type="float" office:value="14.283961222235858" table:style-name="ce117">
            <text:p>14,3<text:s text:c="5"/></text:p>
          </table:table-cell>
          <table:table-cell office:value-type="float" office:value="1315" table:style-name="ce151">
            <text:p>1 315</text:p>
          </table:table-cell>
          <table:table-cell office:value-type="float" office:value="22.026800670016751" table:style-name="ce152">
            <text:p>22,0<text:s text:c="5"/></text:p>
          </table:table-cell>
          <table:table-cell office:value-type="float" office:value="750" table:style-name="ce118">
            <text:p><text:s/>750</text:p>
          </table:table-cell>
          <table:table-cell office:value-type="float" office:value="10.387811634349029" table:style-name="ce119">
            <text:p>10,4<text:s text:c="5"/></text:p>
          </table:table-cell>
          <table:table-cell office:value-type="float" office:value="-151" table:style-name="ce316">
            <text:p><text:s/>- 151</text:p>
          </table:table-cell>
          <table:table-cell office:value-type="float" office:value="-11.482889733840304" table:style-name="ce121">
            <text:p>-11,5<text:s text:c="3"/></text:p>
          </table:table-cell>
          <table:table-cell office:value-type="float" office:value="414" table:style-name="ce316">
            <text:p>+ 414</text:p>
          </table:table-cell>
          <table:table-cell office:value-type="float" office:value="55.2" table:style-name="ce121">
            <text:p>+55,2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41">
            <text:p>6- Agricultores e trabalhadores qualificados da agricultura, da pesca e da floresta</text:p>
          </table:table-cell>
          <table:table-cell office:value-type="float" office:value="496" table:style-name="ce116">
            <text:p><text:s/>496</text:p>
          </table:table-cell>
          <table:table-cell office:value-type="float" office:value="6.0866363971039394" table:style-name="ce117">
            <text:p>6,1<text:s text:c="5"/></text:p>
          </table:table-cell>
          <table:table-cell office:value-type="float" office:value="83" table:style-name="ce151">
            <text:p><text:s/>83</text:p>
          </table:table-cell>
          <table:table-cell office:value-type="float" office:value="1.3902847571189278" table:style-name="ce152">
            <text:p>1,4<text:s text:c="5"/></text:p>
          </table:table-cell>
          <table:table-cell office:value-type="float" office:value="491" table:style-name="ce118">
            <text:p><text:s/>491</text:p>
          </table:table-cell>
          <table:table-cell office:value-type="float" office:value="6.8005540166204987" table:style-name="ce119">
            <text:p>6,8<text:s text:c="5"/></text:p>
          </table:table-cell>
          <table:table-cell office:value-type="float" office:value="413" table:style-name="ce316">
            <text:p>+ 413</text:p>
          </table:table-cell>
          <table:table-cell office:value-type="float" office:value="497.59036144578312" table:style-name="ce121">
            <text:p>+497,6<text:s text:c="3"/></text:p>
          </table:table-cell>
          <table:table-cell office:value-type="float" office:value="5" table:style-name="ce316">
            <text:p>+ 5</text:p>
          </table:table-cell>
          <table:table-cell office:value-type="float" office:value="1.0183299389002036" table:style-name="ce121">
            <text:p>+1,0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41">
            <text:p>7- Trabalhadores qualificados da indústria, construção e artífices</text:p>
          </table:table-cell>
          <table:table-cell office:value-type="float" office:value="936" table:style-name="ce116">
            <text:p><text:s/>936</text:p>
          </table:table-cell>
          <table:table-cell office:value-type="float" office:value="11.486071910663885" table:style-name="ce117">
            <text:p>11,5<text:s text:c="5"/></text:p>
          </table:table-cell>
          <table:table-cell office:value-type="float" office:value="771" table:style-name="ce151">
            <text:p><text:s/>771</text:p>
          </table:table-cell>
          <table:table-cell office:value-type="float" office:value="12.914572864321608" table:style-name="ce152">
            <text:p>12,9<text:s text:c="5"/></text:p>
          </table:table-cell>
          <table:table-cell office:value-type="float" office:value="1059" table:style-name="ce118">
            <text:p>1 059</text:p>
          </table:table-cell>
          <table:table-cell office:value-type="float" office:value="14.667590027700831" table:style-name="ce119">
            <text:p>14,7<text:s text:c="5"/></text:p>
          </table:table-cell>
          <table:table-cell office:value-type="float" office:value="165" table:style-name="ce316">
            <text:p>+ 165</text:p>
          </table:table-cell>
          <table:table-cell office:value-type="float" office:value="21.40077821011673" table:style-name="ce121">
            <text:p>+21,4<text:s text:c="3"/></text:p>
          </table:table-cell>
          <table:table-cell office:value-type="float" office:value="-123" table:style-name="ce316">
            <text:p><text:s/>- 123</text:p>
          </table:table-cell>
          <table:table-cell office:value-type="float" office:value="-11.614730878186968" table:style-name="ce121">
            <text:p>-11,6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37">
            <text:p>8- Operadores de instalações e máquinas e trabalhadores da montagem</text:p>
          </table:table-cell>
          <table:table-cell office:value-type="float" office:value="697" table:style-name="ce116">
            <text:p><text:s/>697</text:p>
          </table:table-cell>
          <table:table-cell office:value-type="float" office:value="8.5531967112529141" table:style-name="ce117">
            <text:p>8,6<text:s text:c="5"/></text:p>
          </table:table-cell>
          <table:table-cell office:value-type="float" office:value="530" table:style-name="ce151">
            <text:p><text:s/>530</text:p>
          </table:table-cell>
          <table:table-cell office:value-type="float" office:value="8.8777219430485754" table:style-name="ce152">
            <text:p>8,9<text:s text:c="5"/></text:p>
          </table:table-cell>
          <table:table-cell office:value-type="float" office:value="660" table:style-name="ce118">
            <text:p><text:s/>660</text:p>
          </table:table-cell>
          <table:table-cell office:value-type="float" office:value="9.1412742382271475" table:style-name="ce119">
            <text:p>9,1<text:s text:c="5"/></text:p>
          </table:table-cell>
          <table:table-cell office:value-type="float" office:value="167" table:style-name="ce316">
            <text:p>+ 167</text:p>
          </table:table-cell>
          <table:table-cell office:value-type="float" office:value="31.509433962264151" table:style-name="ce121">
            <text:p>+31,5<text:s text:c="3"/></text:p>
          </table:table-cell>
          <table:table-cell office:value-type="float" office:value="37" table:style-name="ce316">
            <text:p>+ 37</text:p>
          </table:table-cell>
          <table:table-cell office:value-type="float" office:value="5.6060606060606064" table:style-name="ce121">
            <text:p>+5,6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36">
            <text:p>9- Trabalhadores não qualificados</text:p>
          </table:table-cell>
          <table:table-cell office:value-type="float" office:value="3125" table:style-name="ce116">
            <text:p>3 125</text:p>
          </table:table-cell>
          <table:table-cell office:value-type="float" office:value="38.348263590624612" table:style-name="ce117">
            <text:p>38,3<text:s text:c="5"/></text:p>
          </table:table-cell>
          <table:table-cell office:value-type="float" office:value="1369" table:style-name="ce151">
            <text:p>1 369</text:p>
          </table:table-cell>
          <table:table-cell office:value-type="float" office:value="22.931323283082079" table:style-name="ce152">
            <text:p>22,9<text:s text:c="5"/></text:p>
          </table:table-cell>
          <table:table-cell office:value-type="float" office:value="3084" table:style-name="ce118">
            <text:p>3 084</text:p>
          </table:table-cell>
          <table:table-cell office:value-type="float" office:value="42.714681440443215" table:style-name="ce119">
            <text:p>42,7<text:s text:c="5"/></text:p>
          </table:table-cell>
          <table:table-cell office:value-type="float" office:value="1756" table:style-name="ce316">
            <text:p>+1 756</text:p>
          </table:table-cell>
          <table:table-cell office:value-type="float" office:value="128.26880934989043" table:style-name="ce121">
            <text:p>+128,3<text:s text:c="3"/></text:p>
          </table:table-cell>
          <table:table-cell office:value-type="float" office:value="41" table:style-name="ce316">
            <text:p>+ 41</text:p>
          </table:table-cell>
          <table:table-cell office:value-type="float" office:value="1.3294422827496757" table:style-name="ce121">
            <text:p>+1,3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36">
            <text:p>0- Profissões das Forças Armadas</text:p>
          </table:table-cell>
          <table:table-cell office:value-type="float" office:value="2" table:style-name="ce116">
            <text:p><text:s/>2</text:p>
          </table:table-cell>
          <table:table-cell office:value-type="float" office:value="2.4542888697999754E-2" table:style-name="ce117">
            <text:p>0,0<text:s text:c="5"/></text:p>
          </table:table-cell>
          <table:table-cell office:value-type="string" table:style-name="ce151">
            <text:p>0</text:p>
          </table:table-cell>
          <table:table-cell office:value-type="float" office:value="0" table:style-name="ce152">
            <text:p>0,0<text:s text:c="5"/></text:p>
          </table:table-cell>
          <table:table-cell office:value-type="string" table:style-name="ce118">
            <text:p>0</text:p>
          </table:table-cell>
          <table:table-cell office:value-type="float" office:value="0" table:style-name="ce119">
            <text:p>0,0<text:s text:c="5"/></text:p>
          </table:table-cell>
          <table:table-cell office:value-type="float" office:value="2" table:style-name="ce316">
            <text:p>+ 2</text:p>
          </table:table-cell>
          <table:table-cell office:value-type="string" table:style-name="ce529">
            <text:p>-</text:p>
          </table:table-cell>
          <table:table-cell office:value-type="float" office:value="2" table:style-name="ce316">
            <text:p>+ 2</text:p>
          </table:table-cell>
          <table:table-cell office:value-type="string" table:style-name="ce529">
            <text:p>-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36">
            <text:p><text:s text:c="5"/>Outro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17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152">
            <text:p>0,0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119">
            <text:p>0,0<text:s text:c="5"/></text:p>
          </table:table-cell>
          <table:table-cell office:value-type="float" office:value="0" table:style-name="ce316">
            <text:p>+ 0</text:p>
          </table:table-cell>
          <table:table-cell office:value-type="string" table:style-name="ce529">
            <text:p>-</text:p>
          </table:table-cell>
          <table:table-cell office:value-type="float" office:value="0" table:style-name="ce316">
            <text:p>+ 0</text:p>
          </table:table-cell>
          <table:table-cell office:value-type="string" table:style-name="ce529">
            <text:p>-</text:p>
          </table:table-cell>
          <table:table-cell table:number-columns-repeated="16372" table:style-name="ce1"/>
        </table:table-row>
        <table:table-row table:style-name="ro40">
          <table:table-cell/>
          <table:table-cell table:style-name="ce43"/>
          <table:table-cell table:style-name="ce104"/>
          <table:table-cell table:style-name="ce105"/>
          <table:table-cell table:style-name="ce101"/>
          <table:table-cell table:style-name="ce63"/>
          <table:table-cell table:style-name="ce60"/>
          <table:table-cell table:style-name="ce62"/>
          <table:table-cell table:style-name="ce317"/>
          <table:table-cell table:style-name="ce320"/>
          <table:table-cell table:style-name="ce317"/>
          <table:table-cell table:style-name="ce30"/>
          <table:table-cell table:number-columns-repeated="16372" table:style-name="ce1"/>
        </table:table-row>
        <table:table-row table:style-name="ro14">
          <table:table-cell/>
          <table:table-cell office:value-type="string" table:style-name="ce86">
            <text:p><text:s text:c="4"/>(1) - Mês homólogo do ano anterior</text:p>
          </table:table-cell>
          <table:table-cell table:style-name="ce88"/>
          <table:table-cell table:style-name="ce89"/>
          <table:table-cell table:number-columns-repeated="4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3" table:style-name="ro14">
          <table:table-cell table:number-columns-repeated="16384"/>
        </table:table-row>
        <table:table-row table:style-name="ro5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46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43">
          <table:table-cell/>
          <table:table-cell table:number-columns-repeated="11" table:style-name="ce1"/>
          <table:table-cell table:number-columns-repeated="5" table:style-name="ce15"/>
          <table:table-cell table:number-columns-repeated="16367"/>
        </table:table-row>
        <table:table-row table:style-name="ro4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5"/>
          <table:table-cell table:number-columns-repeated="16367"/>
        </table:table-row>
        <table:table-row table:number-rows-repeated="2" table:style-name="ro4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6"/>
          <table:table-cell table:number-columns-repeated="16367"/>
        </table:table-row>
        <table:table-row table:number-rows-repeated="2"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2"/>
          <table:table-cell table:number-columns-repeated="4" table:style-name="ce18"/>
          <table:table-cell table:number-columns-repeated="16367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8"/>
          <table:table-cell table:number-columns-repeated="16367"/>
        </table:table-row>
        <table:table-row table:number-rows-repeated="2"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4" table:style-name="ce18"/>
          <table:table-cell table:number-columns-repeated="16367"/>
        </table:table-row>
        <table:table-row table:number-rows-repeated="3"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9"/>
          <table:table-cell table:number-columns-repeated="16367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9"/>
          <table:table-cell table:number-columns-repeated="16367"/>
        </table:table-row>
        <table:table-row table:number-rows-repeated="3"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46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2" table:style-name="ro14">
          <table:table-cell table:number-columns-repeated="16384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1048498" table:style-name="ro14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12">
        <table:table-column table:style-name="co22" table:default-cell-style-name="ce1" table:visibility="collapse"/>
        <table:table-column table:style-name="co60" table:default-cell-style-name="ce1"/>
        <table:table-column table:style-name="co29" table:default-cell-style-name="ce1"/>
        <table:table-column table:style-name="co51" table:default-cell-style-name="ce1"/>
        <table:table-column table:style-name="co38" table:default-cell-style-name="ce1"/>
        <table:table-column table:style-name="co57" table:default-cell-style-name="ce1"/>
        <table:table-column table:style-name="co21" table:default-cell-style-name="ce1"/>
        <table:table-column table:style-name="co57" table:default-cell-style-name="ce1"/>
        <table:table-column table:style-name="co27" table:default-cell-style-name="ce1"/>
        <table:table-column table:style-name="co15" table:default-cell-style-name="ce1"/>
        <table:table-column table:style-name="co57" table:default-cell-style-name="ce1"/>
        <table:table-column table:style-name="co31" table:default-cell-style-name="ce1"/>
        <table:table-column table:style-name="co24" table:number-columns-repeated="16372" table:default-cell-style-name="ce1"/>
        <table:table-row table:style-name="ro14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9" draw:name="Picture 184" svg:x="0.24225in" svg:y="0.10901in" svg:width="2.63068in" svg:height="0.6326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23" draw:name="CaixaDeTexto 15" svg:x="0.73179in" svg:y="0.22802in" svg:width="2.0073in" svg:height="0.49889in">
                <draw:text-box>
                  <text:p text:style-name="a122" text:class-names="" text:cond-style-name=""><text:span text:style-name="a120" text:class-names="">JANEIRO 2022</text:span><text:span text:style-name="a121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8" draw:name="CaixaDeTexto 7" svg:x="0.53658in" svg:y="0.12989in" svg:width="1.58834in" svg:height="0.2974in">
              <draw:text-box>
                <text:p text:style-name="a117" text:class-names="" text:cond-style-name=""><text:span text:style-name="a11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4">
          <table:table-cell/>
          <table:table-cell table:style-name="ce1">
            <draw:frame draw:z-index="1" draw:id="id38" draw:style-name="a115" draw:name="Text Box 122" svg:x="0in" svg:y="0in" svg:width="0.97917in" svg:height="0.31424in">
              <draw:text-box>
                <text:p text:style-name="a112" text:class-names="" text:cond-style-name=""><text:span text:style-name="a109" text:class-names="">Página 13</text:span><text:span text:style-name="a110" text:class-names="">/14</text:span><text:span text:style-name="a111" text:class-names=""/></text:p>
                <text:p text:style-name="a114" text:class-names="" text:cond-style-name=""><text:span text:style-name="a11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4">
          <table:table-cell table:style-name="ce1"/>
          <table:table-cell table:number-columns-repeated="11" table:style-name="ce13"/>
          <table:table-cell table:number-columns-repeated="2" table:style-name="ce12"/>
          <table:table-cell table:number-columns-repeated="16370"/>
        </table:table-row>
        <table:table-row table:style-name="ro14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34">
          <table:table-cell table:style-name="ce26"/>
          <table:table-cell office:value-type="string" table:style-name="ce160">
            <text:p>Quadro 13 <text:s/>- <text:s/>COLOCAÇÕES EFETUADAS, <text:s text:c="2"/>POR <text:s/>ATIVIDADE <text:s/>ECONÓMICA</text:p>
          </table:table-cell>
          <table:table-cell table:number-columns-repeated="8" table:style-name="ce160"/>
          <table:table-cell office:value-type="string" table:number-columns-spanned="2" table:number-rows-spanned="1" table:style-name="ce539">
            <text:p>CONTINENTE</text:p>
          </table:table-cell>
          <table:covered-table-cell/>
          <table:table-cell table:number-columns-repeated="16372" table:style-name="ce1"/>
        </table:table-row>
        <table:table-row table:style-name="ro34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20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20">
          <table:table-cell table:style-name="ce1"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540">
            <text:p>Variação</text:p>
          </table:table-cell>
          <table:covered-table-cell table:number-columns-repeated="3"/>
          <table:table-cell table:number-columns-repeated="2" table:style-name="ce15"/>
          <table:table-cell table:number-columns-repeated="16370"/>
        </table:table-row>
        <table:table-row table:style-name="ro14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8">
            <text:p>JANEIRO 2022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DEZEMBR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JANEIRO 2021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554">
            <text:p>Mês <text:s/>anterior</text:p>
          </table:table-cell>
          <table:covered-table-cell/>
          <table:table-cell office:value-type="string" table:number-columns-spanned="2" table:number-rows-spanned="1" table:style-name="ce542">
            <text:p>Mês <text:s/>homólogo<text:span text:style-name="T2">(1)<text:s/></text:span></text:p>
          </table:table-cell>
          <table:covered-table-cell/>
          <table:table-cell table:number-columns-repeated="2" table:style-name="ce15"/>
          <table:table-cell table:number-columns-repeated="16370"/>
        </table:table-row>
        <table:table-row table:style-name="ro14">
          <table:table-cell table:style-name="ce1"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2" table:style-name="ce16"/>
          <table:table-cell table:number-columns-repeated="16370"/>
        </table:table-row>
        <table:table-row table:style-name="ro47">
          <table:table-cell table:style-name="ce1"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2" table:style-name="ce16"/>
          <table:table-cell table:number-columns-repeated="16370"/>
        </table:table-row>
        <table:table-row table:style-name="ro53">
          <table:table-cell table:style-name="ce1"/>
          <table:table-cell office:value-type="string" table:style-name="ce180">
            <text:p><text:s text:c="2"/>Total</text:p>
          </table:table-cell>
          <table:table-cell office:value-type="float" office:value="8149" table:style-name="ce109">
            <text:p>8 149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5970" table:style-name="ce111">
            <text:p>5 970</text:p>
          </table:table-cell>
          <table:table-cell office:value-type="float" office:value="99.999999999999986" table:style-name="ce112">
            <text:p>100,0<text:s text:c="5"/></text:p>
          </table:table-cell>
          <table:table-cell office:value-type="float" office:value="7221" table:style-name="ce111">
            <text:p>7 221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2179" table:style-name="ce113">
            <text:p>+2 179</text:p>
          </table:table-cell>
          <table:table-cell office:value-type="float" office:value="36.499162479061972" table:style-name="ce114">
            <text:p>+36,5<text:s text:c="3"/></text:p>
          </table:table-cell>
          <table:table-cell office:value-type="float" office:value="928" table:style-name="ce113">
            <text:p>+ 928</text:p>
          </table:table-cell>
          <table:table-cell office:value-type="float" office:value="12.851405622489958" table:style-name="ce114">
            <text:p>+12,9<text:s text:c="3"/></text:p>
          </table:table-cell>
          <table:table-cell table:style-name="ce12"/>
          <table:table-cell table:style-name="ce17"/>
          <table:table-cell table:number-columns-repeated="16370"/>
        </table:table-row>
        <table:table-row table:style-name="ro25">
          <table:table-cell table:style-name="ce1"/>
          <table:table-cell office:value-type="string" table:style-name="ce181">
            <text:p>Agricultura, produção animal, caça, floresta e pesca</text:p>
          </table:table-cell>
          <table:table-cell office:value-type="float" office:value="527" table:style-name="ce109">
            <text:p><text:s/>527</text:p>
          </table:table-cell>
          <table:table-cell office:value-type="float" office:value="6.467051171922936" table:style-name="ce110">
            <text:p>6,5<text:s text:c="5"/></text:p>
          </table:table-cell>
          <table:table-cell office:value-type="float" office:value="119" table:style-name="ce111">
            <text:p><text:s/>119</text:p>
          </table:table-cell>
          <table:table-cell office:value-type="float" office:value="1.9932998324958122" table:style-name="ce112">
            <text:p>2,0<text:s text:c="5"/></text:p>
          </table:table-cell>
          <table:table-cell office:value-type="float" office:value="510" table:style-name="ce111">
            <text:p><text:s/>510</text:p>
          </table:table-cell>
          <table:table-cell office:value-type="float" office:value="7.062733693394267" table:style-name="ce112">
            <text:p>7,1<text:s text:c="5"/></text:p>
          </table:table-cell>
          <table:table-cell office:value-type="float" office:value="408" table:style-name="ce113">
            <text:p>+ 408</text:p>
          </table:table-cell>
          <table:table-cell office:value-type="float" office:value="342.85714285714283" table:style-name="ce114">
            <text:p>+342,9<text:s text:c="3"/></text:p>
          </table:table-cell>
          <table:table-cell office:value-type="float" office:value="17" table:style-name="ce113">
            <text:p>+ 17</text:p>
          </table:table-cell>
          <table:table-cell office:value-type="float" office:value="3.3333333333333335" table:style-name="ce114">
            <text:p>+3,3<text:s text:c="3"/></text:p>
          </table:table-cell>
          <table:table-cell table:style-name="ce22"/>
          <table:table-cell table:style-name="ce18"/>
          <table:table-cell table:number-columns-repeated="16370"/>
        </table:table-row>
        <table:table-row table:style-name="ro52">
          <table:table-cell table:style-name="ce1"/>
          <table:table-cell office:value-type="string" table:style-name="ce182">
            <text:p>Indústria, energia e água e construção</text:p>
          </table:table-cell>
          <table:table-cell office:value-type="float" office:value="1580" table:style-name="ce127">
            <text:p>1 580</text:p>
          </table:table-cell>
          <table:table-cell office:value-type="float" office:value="19.388882071419804" table:style-name="ce128">
            <text:p>19,4<text:s text:c="5"/></text:p>
          </table:table-cell>
          <table:table-cell office:value-type="float" office:value="1471" table:style-name="ce111">
            <text:p>1 471</text:p>
          </table:table-cell>
          <table:table-cell office:value-type="float" office:value="24.639865996649917" table:style-name="ce112">
            <text:p>24,6<text:s text:c="5"/></text:p>
          </table:table-cell>
          <table:table-cell office:value-type="float" office:value="1489" table:style-name="ce111">
            <text:p>1 489</text:p>
          </table:table-cell>
          <table:table-cell office:value-type="float" office:value="20.620412685223652" table:style-name="ce112">
            <text:p>20,6<text:s text:c="5"/></text:p>
          </table:table-cell>
          <table:table-cell office:value-type="float" office:value="109" table:style-name="ce113">
            <text:p>+ 109</text:p>
          </table:table-cell>
          <table:table-cell office:value-type="float" office:value="7.4099252209381374" table:style-name="ce114">
            <text:p>+7,4<text:s text:c="3"/></text:p>
          </table:table-cell>
          <table:table-cell office:value-type="float" office:value="91" table:style-name="ce113">
            <text:p>+ 91</text:p>
          </table:table-cell>
          <table:table-cell office:value-type="float" office:value="6.1114842175957014" table:style-name="ce114">
            <text:p>+6,1<text:s text:c="3"/></text:p>
          </table:table-cell>
          <table:table-cell table:style-name="ce22"/>
          <table:table-cell table:style-name="ce18"/>
          <table:table-cell table:number-columns-repeated="16370"/>
        </table:table-row>
        <table:table-row table:style-name="ro53">
          <table:table-cell table:style-name="ce1"/>
          <table:table-cell office:value-type="string" table:style-name="ce183">
            <text:p>Indústrias extrativas</text:p>
          </table:table-cell>
          <table:table-cell office:value-type="float" office:value="7" table:style-name="ce116">
            <text:p><text:s/>7</text:p>
          </table:table-cell>
          <table:table-cell office:value-type="float" office:value="8.5900110442999139E-2" table:style-name="ce117">
            <text:p>0,1<text:s text:c="5"/></text:p>
          </table:table-cell>
          <table:table-cell office:value-type="float" office:value="5" table:style-name="ce118">
            <text:p><text:s/>5</text:p>
          </table:table-cell>
          <table:table-cell office:value-type="float" office:value="8.3752093802345065E-2" table:style-name="ce119">
            <text:p>0,1<text:s text:c="5"/></text:p>
          </table:table-cell>
          <table:table-cell office:value-type="float" office:value="12" table:style-name="ce118">
            <text:p><text:s/>12</text:p>
          </table:table-cell>
          <table:table-cell office:value-type="float" office:value="0.16618196925633569" table:style-name="ce119">
            <text:p>0,2<text:s text:c="5"/></text:p>
          </table:table-cell>
          <table:table-cell office:value-type="float" office:value="2" table:style-name="ce120">
            <text:p>+ 2</text:p>
          </table:table-cell>
          <table:table-cell office:value-type="float" office:value="40" table:style-name="ce121">
            <text:p>+40,0<text:s text:c="3"/></text:p>
          </table:table-cell>
          <table:table-cell office:value-type="float" office:value="-5" table:style-name="ce120">
            <text:p><text:s/>- 5</text:p>
          </table:table-cell>
          <table:table-cell office:value-type="float" office:value="-41.666666666666671" table:style-name="ce121">
            <text:p>-41,7<text:s text:c="3"/></text:p>
          </table:table-cell>
          <table:table-cell table:style-name="ce20"/>
          <table:table-cell table:style-name="ce18"/>
          <table:table-cell table:number-columns-repeated="16370"/>
        </table:table-row>
        <table:table-row table:style-name="ro53">
          <table:table-cell/>
          <table:table-cell office:value-type="string" table:style-name="ce184">
            <text:p>Indústrias alimentares das bebidas e do tabaco</text:p>
          </table:table-cell>
          <table:table-cell office:value-type="float" office:value="144" table:style-name="ce116">
            <text:p><text:s/>144</text:p>
          </table:table-cell>
          <table:table-cell office:value-type="float" office:value="1.7670879862559823" table:style-name="ce117">
            <text:p>1,8<text:s text:c="5"/></text:p>
          </table:table-cell>
          <table:table-cell office:value-type="float" office:value="140" table:style-name="ce118">
            <text:p><text:s/>140</text:p>
          </table:table-cell>
          <table:table-cell office:value-type="float" office:value="2.3450586264656614" table:style-name="ce119">
            <text:p>2,3<text:s text:c="5"/></text:p>
          </table:table-cell>
          <table:table-cell office:value-type="float" office:value="131" table:style-name="ce118">
            <text:p><text:s/>131</text:p>
          </table:table-cell>
          <table:table-cell office:value-type="float" office:value="1.8141531643816644" table:style-name="ce119">
            <text:p>1,8<text:s text:c="5"/></text:p>
          </table:table-cell>
          <table:table-cell office:value-type="float" office:value="4" table:style-name="ce120">
            <text:p>+ 4</text:p>
          </table:table-cell>
          <table:table-cell office:value-type="float" office:value="2.8571428571428572" table:style-name="ce121">
            <text:p>+2,9<text:s text:c="3"/></text:p>
          </table:table-cell>
          <table:table-cell office:value-type="float" office:value="13" table:style-name="ce120">
            <text:p>+ 13</text:p>
          </table:table-cell>
          <table:table-cell office:value-type="float" office:value="9.9236641221374047" table:style-name="ce121">
            <text:p>+9,9<text:s text:c="3"/></text:p>
          </table:table-cell>
          <table:table-cell table:style-name="ce19"/>
          <table:table-cell table:style-name="ce18"/>
          <table:table-cell table:number-columns-repeated="16370"/>
        </table:table-row>
        <table:table-row table:style-name="ro53">
          <table:table-cell/>
          <table:table-cell office:value-type="string" table:style-name="ce184">
            <text:p>Fabricação de têxteis</text:p>
          </table:table-cell>
          <table:table-cell office:value-type="float" office:value="113" table:style-name="ce116">
            <text:p><text:s/>113</text:p>
          </table:table-cell>
          <table:table-cell office:value-type="float" office:value="1.386673211436986" table:style-name="ce153">
            <text:p>1,4<text:s text:c="5"/></text:p>
          </table:table-cell>
          <table:table-cell office:value-type="float" office:value="92" table:style-name="ce154">
            <text:p><text:s/>92</text:p>
          </table:table-cell>
          <table:table-cell office:value-type="float" office:value="1.5410385259631489" table:style-name="ce155">
            <text:p>1,5<text:s text:c="5"/></text:p>
          </table:table-cell>
          <table:table-cell office:value-type="float" office:value="52" table:style-name="ce118">
            <text:p><text:s/>52</text:p>
          </table:table-cell>
          <table:table-cell office:value-type="float" office:value="0.7201218667774546" table:style-name="ce155">
            <text:p>0,7<text:s text:c="5"/></text:p>
          </table:table-cell>
          <table:table-cell office:value-type="float" office:value="21" table:style-name="ce120">
            <text:p>+ 21</text:p>
          </table:table-cell>
          <table:table-cell office:value-type="float" office:value="22.826086956521738" table:style-name="ce121">
            <text:p>+22,8<text:s text:c="3"/></text:p>
          </table:table-cell>
          <table:table-cell office:value-type="float" office:value="61" table:style-name="ce120">
            <text:p>+ 61</text:p>
          </table:table-cell>
          <table:table-cell office:value-type="float" office:value="117.30769230769231" table:style-name="ce121">
            <text:p>+117,3<text:s text:c="3"/></text:p>
          </table:table-cell>
          <table:table-cell table:style-name="ce19"/>
          <table:table-cell table:style-name="ce18"/>
          <table:table-cell table:number-columns-repeated="16370"/>
        </table:table-row>
        <table:table-row table:style-name="ro53">
          <table:table-cell/>
          <table:table-cell office:value-type="string" table:style-name="ce185">
            <text:p>Indústria do vestuário</text:p>
          </table:table-cell>
          <table:table-cell office:value-type="float" office:value="118" table:style-name="ce116">
            <text:p><text:s/>118</text:p>
          </table:table-cell>
          <table:table-cell office:value-type="float" office:value="1.4480304331819855" table:style-name="ce133">
            <text:p>1,4<text:s text:c="5"/></text:p>
          </table:table-cell>
          <table:table-cell office:value-type="float" office:value="225" table:style-name="ce134">
            <text:p><text:s/>225</text:p>
          </table:table-cell>
          <table:table-cell office:value-type="float" office:value="3.7688442211055273" table:style-name="ce135">
            <text:p>3,8<text:s text:c="5"/></text:p>
          </table:table-cell>
          <table:table-cell office:value-type="float" office:value="178" table:style-name="ce118">
            <text:p><text:s/>178</text:p>
          </table:table-cell>
          <table:table-cell office:value-type="float" office:value="2.4650325439689791" table:style-name="ce135">
            <text:p>2,5<text:s text:c="5"/></text:p>
          </table:table-cell>
          <table:table-cell office:value-type="float" office:value="-107" table:style-name="ce120">
            <text:p><text:s/>- 107</text:p>
          </table:table-cell>
          <table:table-cell office:value-type="float" office:value="-47.555555555555557" table:style-name="ce121">
            <text:p>-47,6<text:s text:c="3"/></text:p>
          </table:table-cell>
          <table:table-cell office:value-type="float" office:value="-60" table:style-name="ce120">
            <text:p><text:s/>- 60</text:p>
          </table:table-cell>
          <table:table-cell office:value-type="float" office:value="-33.707865168539328" table:style-name="ce121">
            <text:p>-33,7<text:s text:c="3"/></text:p>
          </table:table-cell>
          <table:table-cell table:number-columns-repeated="2" table:style-name="ce19"/>
          <table:table-cell table:number-columns-repeated="16370"/>
        </table:table-row>
        <table:table-row table:style-name="ro53">
          <table:table-cell/>
          <table:table-cell office:value-type="string" table:style-name="ce186">
            <text:p>Indústria do couro e dos produtos do couro</text:p>
          </table:table-cell>
          <table:table-cell office:value-type="float" office:value="128" table:style-name="ce116">
            <text:p><text:s/>128</text:p>
          </table:table-cell>
          <table:table-cell office:value-type="float" office:value="1.5707448766719843" table:style-name="ce133">
            <text:p>1,6<text:s text:c="5"/></text:p>
          </table:table-cell>
          <table:table-cell office:value-type="float" office:value="123" table:style-name="ce134">
            <text:p><text:s/>123</text:p>
          </table:table-cell>
          <table:table-cell office:value-type="float" office:value="2.0603015075376883" table:style-name="ce135">
            <text:p>2,1<text:s text:c="5"/></text:p>
          </table:table-cell>
          <table:table-cell office:value-type="float" office:value="90" table:style-name="ce118">
            <text:p><text:s/>90</text:p>
          </table:table-cell>
          <table:table-cell office:value-type="float" office:value="1.2463647694225177" table:style-name="ce135">
            <text:p>1,2<text:s text:c="5"/></text:p>
          </table:table-cell>
          <table:table-cell office:value-type="float" office:value="5" table:style-name="ce120">
            <text:p>+ 5</text:p>
          </table:table-cell>
          <table:table-cell office:value-type="float" office:value="4.0650406504065035" table:style-name="ce121">
            <text:p>+4,1<text:s text:c="3"/></text:p>
          </table:table-cell>
          <table:table-cell office:value-type="float" office:value="38" table:style-name="ce120">
            <text:p>+ 38</text:p>
          </table:table-cell>
          <table:table-cell office:value-type="float" office:value="42.222222222222221" table:style-name="ce121">
            <text:p>+42,2<text:s text:c="3"/></text:p>
          </table:table-cell>
          <table:table-cell table:number-columns-repeated="2" table:style-name="ce19"/>
          <table:table-cell table:number-columns-repeated="16370"/>
        </table:table-row>
        <table:table-row table:style-name="ro53">
          <table:table-cell/>
          <table:table-cell office:value-type="string" table:style-name="ce186">
            <text:p>Indústria da madeira e da cortiça</text:p>
          </table:table-cell>
          <table:table-cell office:value-type="float" office:value="21" table:style-name="ce116">
            <text:p><text:s/>21</text:p>
          </table:table-cell>
          <table:table-cell office:value-type="float" office:value="0.25770033132899745" table:style-name="ce133">
            <text:p>0,3<text:s text:c="5"/></text:p>
          </table:table-cell>
          <table:table-cell office:value-type="float" office:value="35" table:style-name="ce134">
            <text:p><text:s/>35</text:p>
          </table:table-cell>
          <table:table-cell office:value-type="float" office:value="0.58626465661641536" table:style-name="ce135">
            <text:p>0,6<text:s text:c="5"/></text:p>
          </table:table-cell>
          <table:table-cell office:value-type="float" office:value="22" table:style-name="ce118">
            <text:p><text:s/>22</text:p>
          </table:table-cell>
          <table:table-cell office:value-type="float" office:value="0.30466694363661545" table:style-name="ce135">
            <text:p>0,3<text:s text:c="5"/></text:p>
          </table:table-cell>
          <table:table-cell office:value-type="float" office:value="-14" table:style-name="ce120">
            <text:p><text:s/>- 14</text:p>
          </table:table-cell>
          <table:table-cell office:value-type="float" office:value="-40" table:style-name="ce121">
            <text:p>-40,0<text:s text:c="3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4.5454545454545459" table:style-name="ce121">
            <text:p>-4,5<text:s text:c="3"/></text:p>
          </table:table-cell>
          <table:table-cell table:number-columns-repeated="2" table:style-name="ce19"/>
          <table:table-cell table:number-columns-repeated="16370"/>
        </table:table-row>
        <table:table-row table:style-name="ro53">
          <table:table-cell/>
          <table:table-cell office:value-type="string" table:style-name="ce186">
            <text:p>Indústrias do papel, impressão e reprodução</text:p>
          </table:table-cell>
          <table:table-cell office:value-type="float" office:value="24" table:style-name="ce116">
            <text:p><text:s/>24</text:p>
          </table:table-cell>
          <table:table-cell office:value-type="float" office:value="0.29451466437599705" table:style-name="ce133">
            <text:p>0,3<text:s text:c="5"/></text:p>
          </table:table-cell>
          <table:table-cell office:value-type="float" office:value="32" table:style-name="ce134">
            <text:p><text:s/>32</text:p>
          </table:table-cell>
          <table:table-cell office:value-type="float" office:value="0.53601340033500844" table:style-name="ce135">
            <text:p>0,5<text:s text:c="5"/></text:p>
          </table:table-cell>
          <table:table-cell office:value-type="float" office:value="18" table:style-name="ce118">
            <text:p><text:s/>18</text:p>
          </table:table-cell>
          <table:table-cell office:value-type="float" office:value="0.24927295388450355" table:style-name="ce135">
            <text:p>0,2<text:s text:c="5"/></text:p>
          </table:table-cell>
          <table:table-cell office:value-type="float" office:value="-8" table:style-name="ce120">
            <text:p><text:s/>- 8</text:p>
          </table:table-cell>
          <table:table-cell office:value-type="float" office:value="-25" table:style-name="ce121">
            <text:p>-25,0<text:s text:c="3"/></text:p>
          </table:table-cell>
          <table:table-cell office:value-type="float" office:value="6" table:style-name="ce120">
            <text:p>+ 6</text:p>
          </table:table-cell>
          <table:table-cell office:value-type="float" office:value="33.333333333333329" table:style-name="ce121">
            <text:p>+33,3<text:s text:c="3"/></text:p>
          </table:table-cell>
          <table:table-cell table:style-name="ce20"/>
          <table:table-cell table:style-name="ce19"/>
          <table:table-cell table:number-columns-repeated="16370"/>
        </table:table-row>
        <table:table-row table:style-name="ro53">
          <table:table-cell/>
          <table:table-cell office:value-type="string" table:style-name="ce186">
            <text:p>Fab. produtos petrolíferos, químicos, farmacêuticos, borracha e plástico</text:p>
          </table:table-cell>
          <table:table-cell office:value-type="float" office:value="73" table:style-name="ce116">
            <text:p><text:s/>73</text:p>
          </table:table-cell>
          <table:table-cell office:value-type="float" office:value="0.89581543747699111" table:style-name="ce133">
            <text:p>0,9<text:s text:c="5"/></text:p>
          </table:table-cell>
          <table:table-cell office:value-type="float" office:value="38" table:style-name="ce134">
            <text:p><text:s/>38</text:p>
          </table:table-cell>
          <table:table-cell office:value-type="float" office:value="0.63651591289782239" table:style-name="ce135">
            <text:p>0,6<text:s text:c="5"/></text:p>
          </table:table-cell>
          <table:table-cell office:value-type="float" office:value="61" table:style-name="ce118">
            <text:p><text:s/>61</text:p>
          </table:table-cell>
          <table:table-cell office:value-type="float" office:value="0.84475834371970648" table:style-name="ce135">
            <text:p>0,8<text:s text:c="5"/></text:p>
          </table:table-cell>
          <table:table-cell office:value-type="float" office:value="35" table:style-name="ce120">
            <text:p>+ 35</text:p>
          </table:table-cell>
          <table:table-cell office:value-type="float" office:value="92.10526315789474" table:style-name="ce121">
            <text:p>+92,1<text:s text:c="3"/></text:p>
          </table:table-cell>
          <table:table-cell office:value-type="float" office:value="12" table:style-name="ce120">
            <text:p>+ 12</text:p>
          </table:table-cell>
          <table:table-cell office:value-type="float" office:value="19.672131147540984" table:style-name="ce121">
            <text:p>+19,7<text:s text:c="3"/></text:p>
          </table:table-cell>
          <table:table-cell table:number-columns-repeated="16372" table:style-name="ce1"/>
        </table:table-row>
        <table:table-row table:style-name="ro53">
          <table:table-cell/>
          <table:table-cell office:value-type="string" table:style-name="ce186">
            <text:p>Fabricação de outros produtos minerais não metálicos</text:p>
          </table:table-cell>
          <table:table-cell office:value-type="float" office:value="58" table:style-name="ce116">
            <text:p><text:s/>58</text:p>
          </table:table-cell>
          <table:table-cell office:value-type="float" office:value="0.71174377224199281" table:style-name="ce133">
            <text:p>0,7<text:s text:c="5"/></text:p>
          </table:table-cell>
          <table:table-cell office:value-type="float" office:value="26" table:style-name="ce134">
            <text:p><text:s/>26</text:p>
          </table:table-cell>
          <table:table-cell office:value-type="float" office:value="0.43551088777219427" table:style-name="ce135">
            <text:p>0,4<text:s text:c="5"/></text:p>
          </table:table-cell>
          <table:table-cell office:value-type="float" office:value="64" table:style-name="ce118">
            <text:p><text:s/>64</text:p>
          </table:table-cell>
          <table:table-cell office:value-type="float" office:value="0.88630383603379037" table:style-name="ce135">
            <text:p>0,9<text:s text:c="5"/></text:p>
          </table:table-cell>
          <table:table-cell office:value-type="float" office:value="32" table:style-name="ce120">
            <text:p>+ 32</text:p>
          </table:table-cell>
          <table:table-cell office:value-type="float" office:value="123.07692307692308" table:style-name="ce121">
            <text:p>+123,1<text:s text:c="3"/></text:p>
          </table:table-cell>
          <table:table-cell office:value-type="float" office:value="-6" table:style-name="ce120">
            <text:p><text:s/>- 6</text:p>
          </table:table-cell>
          <table:table-cell office:value-type="float" office:value="-9.375" table:style-name="ce121">
            <text:p>-9,4<text:s text:c="3"/></text:p>
          </table:table-cell>
          <table:table-cell table:number-columns-repeated="16372" table:style-name="ce1"/>
        </table:table-row>
        <table:table-row table:style-name="ro53">
          <table:table-cell/>
          <table:table-cell office:value-type="string" table:style-name="ce186">
            <text:p>Indústria metalúrgica de base e fab. produtos metálicos</text:p>
          </table:table-cell>
          <table:table-cell office:value-type="float" office:value="164" table:style-name="ce116">
            <text:p><text:s/>164</text:p>
          </table:table-cell>
          <table:table-cell office:value-type="float" office:value="2.0125168732359802" table:style-name="ce133">
            <text:p>2,0<text:s text:c="5"/></text:p>
          </table:table-cell>
          <table:table-cell office:value-type="float" office:value="101" table:style-name="ce134">
            <text:p><text:s/>101</text:p>
          </table:table-cell>
          <table:table-cell office:value-type="float" office:value="1.69179229480737" table:style-name="ce135">
            <text:p>1,7<text:s text:c="5"/></text:p>
          </table:table-cell>
          <table:table-cell office:value-type="float" office:value="165" table:style-name="ce118">
            <text:p><text:s/>165</text:p>
          </table:table-cell>
          <table:table-cell office:value-type="float" office:value="2.2850020772746156" table:style-name="ce135">
            <text:p>2,3<text:s text:c="5"/></text:p>
          </table:table-cell>
          <table:table-cell office:value-type="float" office:value="63" table:style-name="ce120">
            <text:p>+ 63</text:p>
          </table:table-cell>
          <table:table-cell office:value-type="float" office:value="62.376237623762378" table:style-name="ce121">
            <text:p>+62,4<text:s text:c="3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0.60606060606060608" table:style-name="ce121">
            <text:p>-0,6<text:s text:c="3"/></text:p>
          </table:table-cell>
          <table:table-cell table:number-columns-repeated="16372" table:style-name="ce1"/>
        </table:table-row>
        <table:table-row table:style-name="ro53">
          <table:table-cell/>
          <table:table-cell office:value-type="string" table:style-name="ce186">
            <text:p>Fab. equipamento informático, elétrico, máquinas e equipamentos n.e.</text:p>
          </table:table-cell>
          <table:table-cell office:value-type="float" office:value="112" table:style-name="ce116">
            <text:p><text:s/>112</text:p>
          </table:table-cell>
          <table:table-cell office:value-type="float" office:value="1.3744017670879862" table:style-name="ce133">
            <text:p>1,4<text:s text:c="5"/></text:p>
          </table:table-cell>
          <table:table-cell office:value-type="float" office:value="65" table:style-name="ce134">
            <text:p><text:s/>65</text:p>
          </table:table-cell>
          <table:table-cell office:value-type="float" office:value="1.0887772194304857" table:style-name="ce135">
            <text:p>1,1<text:s text:c="5"/></text:p>
          </table:table-cell>
          <table:table-cell office:value-type="float" office:value="46" table:style-name="ce118">
            <text:p><text:s/>46</text:p>
          </table:table-cell>
          <table:table-cell office:value-type="float" office:value="0.63703088214928683" table:style-name="ce135">
            <text:p>0,6<text:s text:c="5"/></text:p>
          </table:table-cell>
          <table:table-cell office:value-type="float" office:value="47" table:style-name="ce120">
            <text:p>+ 47</text:p>
          </table:table-cell>
          <table:table-cell office:value-type="float" office:value="72.307692307692307" table:style-name="ce121">
            <text:p>+72,3<text:s text:c="3"/></text:p>
          </table:table-cell>
          <table:table-cell office:value-type="float" office:value="66" table:style-name="ce120">
            <text:p>+ 66</text:p>
          </table:table-cell>
          <table:table-cell office:value-type="float" office:value="143.47826086956522" table:style-name="ce121">
            <text:p>+143,5<text:s text:c="3"/></text:p>
          </table:table-cell>
          <table:table-cell table:number-columns-repeated="16372" table:style-name="ce1"/>
        </table:table-row>
        <table:table-row table:style-name="ro53">
          <table:table-cell/>
          <table:table-cell office:value-type="string" table:style-name="ce186">
            <text:p>Fab. veículos automóveis, componentes e outro equipa. de transporte</text:p>
          </table:table-cell>
          <table:table-cell office:value-type="float" office:value="76" table:style-name="ce116">
            <text:p><text:s/>76</text:p>
          </table:table-cell>
          <table:table-cell office:value-type="float" office:value="0.93262977052399076" table:style-name="ce133">
            <text:p>0,9<text:s text:c="5"/></text:p>
          </table:table-cell>
          <table:table-cell office:value-type="float" office:value="49" table:style-name="ce134">
            <text:p><text:s/>49</text:p>
          </table:table-cell>
          <table:table-cell office:value-type="float" office:value="0.82077051926298161" table:style-name="ce135">
            <text:p>0,8<text:s text:c="5"/></text:p>
          </table:table-cell>
          <table:table-cell office:value-type="float" office:value="36" table:style-name="ce118">
            <text:p><text:s/>36</text:p>
          </table:table-cell>
          <table:table-cell office:value-type="float" office:value="0.49854590776900709" table:style-name="ce135">
            <text:p>0,5<text:s text:c="5"/></text:p>
          </table:table-cell>
          <table:table-cell office:value-type="float" office:value="27" table:style-name="ce120">
            <text:p>+ 27</text:p>
          </table:table-cell>
          <table:table-cell office:value-type="float" office:value="55.102040816326522" table:style-name="ce121">
            <text:p>+55,1<text:s text:c="3"/></text:p>
          </table:table-cell>
          <table:table-cell office:value-type="float" office:value="40" table:style-name="ce120">
            <text:p>+ 40</text:p>
          </table:table-cell>
          <table:table-cell office:value-type="float" office:value="111.11111111111111" table:style-name="ce121">
            <text:p>+111,1<text:s text:c="3"/></text:p>
          </table:table-cell>
          <table:table-cell table:number-columns-repeated="16372" table:style-name="ce1"/>
        </table:table-row>
        <table:table-row table:style-name="ro53">
          <table:table-cell/>
          <table:table-cell office:value-type="string" table:style-name="ce186">
            <text:p>Fab. mobiliário, repar. instal. máq. e equipa. e outras ind. transformadoras</text:p>
          </table:table-cell>
          <table:table-cell office:value-type="float" office:value="209" table:style-name="ce116">
            <text:p><text:s/>209</text:p>
          </table:table-cell>
          <table:table-cell office:value-type="float" office:value="2.5647318689409744" table:style-name="ce133">
            <text:p>2,6<text:s text:c="5"/></text:p>
          </table:table-cell>
          <table:table-cell office:value-type="float" office:value="182" table:style-name="ce134">
            <text:p><text:s/>182</text:p>
          </table:table-cell>
          <table:table-cell office:value-type="float" office:value="3.0485762144053603" table:style-name="ce135">
            <text:p>3,0<text:s text:c="5"/></text:p>
          </table:table-cell>
          <table:table-cell office:value-type="float" office:value="200" table:style-name="ce118">
            <text:p><text:s/>200</text:p>
          </table:table-cell>
          <table:table-cell office:value-type="float" office:value="2.7696994876055947" table:style-name="ce135">
            <text:p>2,8<text:s text:c="5"/></text:p>
          </table:table-cell>
          <table:table-cell office:value-type="float" office:value="27" table:style-name="ce120">
            <text:p>+ 27</text:p>
          </table:table-cell>
          <table:table-cell office:value-type="float" office:value="14.835164835164836" table:style-name="ce121">
            <text:p>+14,8<text:s text:c="3"/></text:p>
          </table:table-cell>
          <table:table-cell office:value-type="float" office:value="9" table:style-name="ce120">
            <text:p>+ 9</text:p>
          </table:table-cell>
          <table:table-cell office:value-type="float" office:value="4.5" table:style-name="ce121">
            <text:p>+4,5<text:s text:c="3"/></text:p>
          </table:table-cell>
          <table:table-cell table:number-columns-repeated="16372" table:style-name="ce1"/>
        </table:table-row>
        <table:table-row table:style-name="ro53">
          <table:table-cell/>
          <table:table-cell office:value-type="string" table:style-name="ce186">
            <text:p>Eletricidade, gás e água, saneamento, resíduos e despoluição</text:p>
          </table:table-cell>
          <table:table-cell office:value-type="float" office:value="40" table:style-name="ce116">
            <text:p><text:s/>40</text:p>
          </table:table-cell>
          <table:table-cell office:value-type="float" office:value="0.49085777395999508" table:style-name="ce133">
            <text:p>0,5<text:s text:c="5"/></text:p>
          </table:table-cell>
          <table:table-cell office:value-type="float" office:value="33" table:style-name="ce134">
            <text:p><text:s/>33</text:p>
          </table:table-cell>
          <table:table-cell office:value-type="float" office:value="0.55276381909547745" table:style-name="ce135">
            <text:p>0,6<text:s text:c="5"/></text:p>
          </table:table-cell>
          <table:table-cell office:value-type="float" office:value="27" table:style-name="ce118">
            <text:p><text:s/>27</text:p>
          </table:table-cell>
          <table:table-cell office:value-type="float" office:value="0.37390943082675532" table:style-name="ce135">
            <text:p>0,4<text:s text:c="5"/></text:p>
          </table:table-cell>
          <table:table-cell office:value-type="float" office:value="7" table:style-name="ce120">
            <text:p>+ 7</text:p>
          </table:table-cell>
          <table:table-cell office:value-type="float" office:value="21.212121212121211" table:style-name="ce121">
            <text:p>+21,2<text:s text:c="3"/></text:p>
          </table:table-cell>
          <table:table-cell office:value-type="float" office:value="13" table:style-name="ce120">
            <text:p>+ 13</text:p>
          </table:table-cell>
          <table:table-cell office:value-type="float" office:value="48.148148148148145" table:style-name="ce121">
            <text:p>+48,1<text:s text:c="3"/></text:p>
          </table:table-cell>
          <table:table-cell table:number-columns-repeated="16372" table:style-name="ce1"/>
        </table:table-row>
        <table:table-row table:style-name="ro53">
          <table:table-cell/>
          <table:table-cell office:value-type="string" table:style-name="ce186">
            <text:p>Construção</text:p>
          </table:table-cell>
          <table:table-cell office:value-type="float" office:value="293" table:style-name="ce116">
            <text:p><text:s/>293</text:p>
          </table:table-cell>
          <table:table-cell office:value-type="float" office:value="3.5955331942569639" table:style-name="ce133">
            <text:p>3,6<text:s text:c="5"/></text:p>
          </table:table-cell>
          <table:table-cell office:value-type="float" office:value="325" table:style-name="ce134">
            <text:p><text:s/>325</text:p>
          </table:table-cell>
          <table:table-cell office:value-type="float" office:value="5.4438860971524292" table:style-name="ce135">
            <text:p>5,4<text:s text:c="5"/></text:p>
          </table:table-cell>
          <table:table-cell office:value-type="float" office:value="387" table:style-name="ce118">
            <text:p><text:s/>387</text:p>
          </table:table-cell>
          <table:table-cell office:value-type="float" office:value="5.3593685085168259" table:style-name="ce135">
            <text:p>5,4<text:s text:c="5"/></text:p>
          </table:table-cell>
          <table:table-cell office:value-type="float" office:value="-32" table:style-name="ce120">
            <text:p><text:s/>- 32</text:p>
          </table:table-cell>
          <table:table-cell office:value-type="float" office:value="-9.8461538461538467" table:style-name="ce121">
            <text:p>-9,8<text:s text:c="3"/></text:p>
          </table:table-cell>
          <table:table-cell office:value-type="float" office:value="-94" table:style-name="ce120">
            <text:p><text:s/>- 94</text:p>
          </table:table-cell>
          <table:table-cell office:value-type="float" office:value="-24.289405684754524" table:style-name="ce121">
            <text:p>-24,3<text:s text:c="3"/></text:p>
          </table:table-cell>
          <table:table-cell table:number-columns-repeated="16372" table:style-name="ce1"/>
        </table:table-row>
        <table:table-row table:style-name="ro52">
          <table:table-cell/>
          <table:table-cell office:value-type="string" table:style-name="ce182">
            <text:p>Serviços</text:p>
          </table:table-cell>
          <table:table-cell office:value-type="float" office:value="6042" table:style-name="ce127">
            <text:p>6 042</text:p>
          </table:table-cell>
          <table:table-cell office:value-type="float" office:value="74.144066756657253" table:style-name="ce128">
            <text:p>74,1<text:s text:c="5"/></text:p>
          </table:table-cell>
          <table:table-cell office:value-type="float" office:value="4380" table:style-name="ce129">
            <text:p>4 380</text:p>
          </table:table-cell>
          <table:table-cell office:value-type="float" office:value="73.366834170854261" table:style-name="ce130">
            <text:p>73,4<text:s text:c="5"/></text:p>
          </table:table-cell>
          <table:table-cell office:value-type="float" office:value="5222" table:style-name="ce129">
            <text:p>5 222</text:p>
          </table:table-cell>
          <table:table-cell office:value-type="float" office:value="72.31685362138208" table:style-name="ce130">
            <text:p>72,3<text:s text:c="5"/></text:p>
          </table:table-cell>
          <table:table-cell office:value-type="float" office:value="1662" table:style-name="ce113">
            <text:p>+1 662</text:p>
          </table:table-cell>
          <table:table-cell office:value-type="float" office:value="37.945205479452056" table:style-name="ce114">
            <text:p>+37,9<text:s text:c="3"/></text:p>
          </table:table-cell>
          <table:table-cell office:value-type="float" office:value="820" table:style-name="ce113">
            <text:p>+ 820</text:p>
          </table:table-cell>
          <table:table-cell office:value-type="float" office:value="15.702795863653773" table:style-name="ce114">
            <text:p>+15,7<text:s text:c="3"/></text:p>
          </table:table-cell>
          <table:table-cell table:number-columns-repeated="16372" table:style-name="ce1"/>
        </table:table-row>
        <table:table-row table:style-name="ro53">
          <table:table-cell/>
          <table:table-cell office:value-type="string" table:style-name="ce183">
            <text:p>Comércio, manut. repar. de veículos automóveis e motociclos</text:p>
          </table:table-cell>
          <table:table-cell office:value-type="float" office:value="105" table:style-name="ce116">
            <text:p><text:s/>105</text:p>
          </table:table-cell>
          <table:table-cell office:value-type="float" office:value="1.2885016566449869" table:style-name="ce133">
            <text:p>1,3<text:s text:c="5"/></text:p>
          </table:table-cell>
          <table:table-cell office:value-type="float" office:value="146" table:style-name="ce134">
            <text:p><text:s/>146</text:p>
          </table:table-cell>
          <table:table-cell office:value-type="float" office:value="2.4455611390284759" table:style-name="ce135">
            <text:p>2,4<text:s text:c="5"/></text:p>
          </table:table-cell>
          <table:table-cell office:value-type="float" office:value="69" table:style-name="ce134">
            <text:p><text:s/>69</text:p>
          </table:table-cell>
          <table:table-cell office:value-type="float" office:value="0.95554632322393029" table:style-name="ce135">
            <text:p>1,0<text:s text:c="5"/></text:p>
          </table:table-cell>
          <table:table-cell office:value-type="float" office:value="-41" table:style-name="ce120">
            <text:p><text:s/>- 41</text:p>
          </table:table-cell>
          <table:table-cell office:value-type="float" office:value="-28.082191780821919" table:style-name="ce121">
            <text:p>-28,1<text:s text:c="3"/></text:p>
          </table:table-cell>
          <table:table-cell office:value-type="float" office:value="36" table:style-name="ce120">
            <text:p>+ 36</text:p>
          </table:table-cell>
          <table:table-cell office:value-type="float" office:value="52.173913043478258" table:style-name="ce121">
            <text:p>+52,2<text:s text:c="3"/></text:p>
          </table:table-cell>
          <table:table-cell table:number-columns-repeated="16372" table:style-name="ce1"/>
        </table:table-row>
        <table:table-row table:style-name="ro53">
          <table:table-cell/>
          <table:table-cell office:value-type="string" table:style-name="ce183">
            <text:p>Comércio por grosso e a retalho</text:p>
          </table:table-cell>
          <table:table-cell office:value-type="float" office:value="783" table:style-name="ce116">
            <text:p><text:s/>783</text:p>
          </table:table-cell>
          <table:table-cell office:value-type="float" office:value="9.6085409252669027" table:style-name="ce133">
            <text:p>9,6<text:s text:c="5"/></text:p>
          </table:table-cell>
          <table:table-cell office:value-type="float" office:value="930" table:style-name="ce134">
            <text:p><text:s/>930</text:p>
          </table:table-cell>
          <table:table-cell office:value-type="float" office:value="15.577889447236181" table:style-name="ce135">
            <text:p>15,6<text:s text:c="5"/></text:p>
          </table:table-cell>
          <table:table-cell office:value-type="float" office:value="584" table:style-name="ce134">
            <text:p><text:s/>584</text:p>
          </table:table-cell>
          <table:table-cell office:value-type="float" office:value="8.0875225038083371" table:style-name="ce135">
            <text:p>8,1<text:s text:c="5"/></text:p>
          </table:table-cell>
          <table:table-cell office:value-type="float" office:value="-147" table:style-name="ce120">
            <text:p><text:s/>- 147</text:p>
          </table:table-cell>
          <table:table-cell office:value-type="float" office:value="-15.806451612903224" table:style-name="ce121">
            <text:p>-15,8<text:s text:c="3"/></text:p>
          </table:table-cell>
          <table:table-cell office:value-type="float" office:value="199" table:style-name="ce120">
            <text:p>+ 199</text:p>
          </table:table-cell>
          <table:table-cell office:value-type="float" office:value="34.075342465753423" table:style-name="ce121">
            <text:p>+34,1<text:s text:c="3"/></text:p>
          </table:table-cell>
          <table:table-cell table:number-columns-repeated="16372"/>
        </table:table-row>
        <table:table-row table:style-name="ro49">
          <table:table-cell/>
          <table:table-cell office:value-type="string" table:style-name="ce186">
            <text:p>Transportes e armazenagem</text:p>
          </table:table-cell>
          <table:table-cell office:value-type="float" office:value="71" table:style-name="ce116">
            <text:p><text:s/>71</text:p>
          </table:table-cell>
          <table:table-cell office:value-type="float" office:value="0.87127254877899141" table:style-name="ce153">
            <text:p>0,9<text:s text:c="5"/></text:p>
          </table:table-cell>
          <table:table-cell office:value-type="float" office:value="103" table:style-name="ce134">
            <text:p><text:s/>103</text:p>
          </table:table-cell>
          <table:table-cell office:value-type="float" office:value="1.7252931323283083" table:style-name="ce155">
            <text:p>1,7<text:s text:c="5"/></text:p>
          </table:table-cell>
          <table:table-cell office:value-type="float" office:value="69" table:style-name="ce134">
            <text:p><text:s/>69</text:p>
          </table:table-cell>
          <table:table-cell office:value-type="float" office:value="0.95554632322393029" table:style-name="ce155">
            <text:p>1,0<text:s text:c="5"/></text:p>
          </table:table-cell>
          <table:table-cell office:value-type="float" office:value="-32" table:style-name="ce120">
            <text:p><text:s/>- 32</text:p>
          </table:table-cell>
          <table:table-cell office:value-type="float" office:value="-31.067961165048541" table:style-name="ce121">
            <text:p>-31,1<text:s text:c="3"/></text:p>
          </table:table-cell>
          <table:table-cell office:value-type="float" office:value="2" table:style-name="ce120">
            <text:p>+ 2</text:p>
          </table:table-cell>
          <table:table-cell office:value-type="float" office:value="2.8985507246376812" table:style-name="ce121">
            <text:p>+2,9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186">
            <text:p>Alojamento, restauração e similares</text:p>
          </table:table-cell>
          <table:table-cell office:value-type="float" office:value="802" table:style-name="ce116">
            <text:p><text:s/>802</text:p>
          </table:table-cell>
          <table:table-cell office:value-type="float" office:value="9.8416983678979015" table:style-name="ce133">
            <text:p>9,8<text:s text:c="5"/></text:p>
          </table:table-cell>
          <table:table-cell office:value-type="float" office:value="580" table:style-name="ce134">
            <text:p><text:s/>580</text:p>
          </table:table-cell>
          <table:table-cell office:value-type="float" office:value="9.7152428810720259" table:style-name="ce135">
            <text:p>9,7<text:s text:c="5"/></text:p>
          </table:table-cell>
          <table:table-cell office:value-type="float" office:value="601" table:style-name="ce134">
            <text:p><text:s/>601</text:p>
          </table:table-cell>
          <table:table-cell office:value-type="float" office:value="8.3229469602548125" table:style-name="ce135">
            <text:p>8,3<text:s text:c="5"/></text:p>
          </table:table-cell>
          <table:table-cell office:value-type="float" office:value="222" table:style-name="ce120">
            <text:p>+ 222</text:p>
          </table:table-cell>
          <table:table-cell office:value-type="float" office:value="38.275862068965516" table:style-name="ce121">
            <text:p>+38,3<text:s text:c="3"/></text:p>
          </table:table-cell>
          <table:table-cell office:value-type="float" office:value="201" table:style-name="ce120">
            <text:p>+ 201</text:p>
          </table:table-cell>
          <table:table-cell office:value-type="float" office:value="33.444259567387682" table:style-name="ce121">
            <text:p>+33,4<text:s text:c="3"/></text:p>
          </table:table-cell>
          <table:table-cell table:number-columns-repeated="16372"/>
        </table:table-row>
        <table:table-row table:style-name="ro53">
          <table:table-cell/>
          <table:table-cell office:value-type="string" table:style-name="ce186">
            <text:p>Atividades de informação e de comunicação</text:p>
          </table:table-cell>
          <table:table-cell office:value-type="float" office:value="120" table:style-name="ce116">
            <text:p><text:s/>120</text:p>
          </table:table-cell>
          <table:table-cell office:value-type="float" office:value="1.4725733218799852" table:style-name="ce133">
            <text:p>1,5<text:s text:c="5"/></text:p>
          </table:table-cell>
          <table:table-cell office:value-type="float" office:value="139" table:style-name="ce134">
            <text:p><text:s/>139</text:p>
          </table:table-cell>
          <table:table-cell office:value-type="float" office:value="2.3283082077051929" table:style-name="ce135">
            <text:p>2,3<text:s text:c="5"/></text:p>
          </table:table-cell>
          <table:table-cell office:value-type="float" office:value="60" table:style-name="ce134">
            <text:p><text:s/>60</text:p>
          </table:table-cell>
          <table:table-cell office:value-type="float" office:value="0.83090984628167841" table:style-name="ce135">
            <text:p>0,8<text:s text:c="5"/></text:p>
          </table:table-cell>
          <table:table-cell office:value-type="float" office:value="-19" table:style-name="ce120">
            <text:p><text:s/>- 19</text:p>
          </table:table-cell>
          <table:table-cell office:value-type="float" office:value="-13.669064748201439" table:style-name="ce121">
            <text:p>-13,7<text:s text:c="3"/></text:p>
          </table:table-cell>
          <table:table-cell office:value-type="float" office:value="60" table:style-name="ce120">
            <text:p>+ 60</text:p>
          </table:table-cell>
          <table:table-cell office:value-type="float" office:value="100" table:style-name="ce121">
            <text:p>+100,0<text:s text:c="3"/></text:p>
          </table:table-cell>
          <table:table-cell table:number-columns-repeated="16372"/>
        </table:table-row>
        <table:table-row table:style-name="ro53">
          <table:table-cell/>
          <table:table-cell office:value-type="string" table:style-name="ce186">
            <text:p>Atividades financeiras e de seguros</text:p>
          </table:table-cell>
          <table:table-cell office:value-type="float" office:value="21" table:style-name="ce116">
            <text:p><text:s/>21</text:p>
          </table:table-cell>
          <table:table-cell office:value-type="float" office:value="0.25770033132899745" table:style-name="ce133">
            <text:p>0,3<text:s text:c="5"/></text:p>
          </table:table-cell>
          <table:table-cell office:value-type="float" office:value="25" table:style-name="ce134">
            <text:p><text:s/>25</text:p>
          </table:table-cell>
          <table:table-cell office:value-type="float" office:value="0.41876046901172526" table:style-name="ce135">
            <text:p>0,4<text:s text:c="5"/></text:p>
          </table:table-cell>
          <table:table-cell office:value-type="float" office:value="22" table:style-name="ce134">
            <text:p><text:s/>22</text:p>
          </table:table-cell>
          <table:table-cell office:value-type="float" office:value="0.30466694363661545" table:style-name="ce135">
            <text:p>0,3<text:s text:c="5"/></text:p>
          </table:table-cell>
          <table:table-cell office:value-type="float" office:value="-4" table:style-name="ce120">
            <text:p><text:s/>- 4</text:p>
          </table:table-cell>
          <table:table-cell office:value-type="float" office:value="-16" table:style-name="ce121">
            <text:p>-16,0<text:s text:c="3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4.5454545454545459" table:style-name="ce121">
            <text:p>-4,5<text:s text:c="3"/></text:p>
          </table:table-cell>
          <table:table-cell table:number-columns-repeated="16372"/>
        </table:table-row>
        <table:table-row table:style-name="ro53">
          <table:table-cell/>
          <table:table-cell office:value-type="string" table:style-name="ce186">
            <text:p>Atividades imobiliárias, administrativas e dos serviços de apoio</text:p>
          </table:table-cell>
          <table:table-cell office:value-type="float" office:value="2915" table:style-name="ce116">
            <text:p>2 915</text:p>
          </table:table-cell>
          <table:table-cell office:value-type="float" office:value="35.77126027733464" table:style-name="ce133">
            <text:p>35,8<text:s text:c="5"/></text:p>
          </table:table-cell>
          <table:table-cell office:value-type="float" office:value="1110" table:style-name="ce134">
            <text:p>1 110</text:p>
          </table:table-cell>
          <table:table-cell office:value-type="float" office:value="18.592964824120603" table:style-name="ce135">
            <text:p>18,6<text:s text:c="5"/></text:p>
          </table:table-cell>
          <table:table-cell office:value-type="float" office:value="2852" table:style-name="ce134">
            <text:p>2 852</text:p>
          </table:table-cell>
          <table:table-cell office:value-type="float" office:value="39.495914693255777" table:style-name="ce135">
            <text:p>39,5<text:s text:c="5"/></text:p>
          </table:table-cell>
          <table:table-cell office:value-type="float" office:value="1805" table:style-name="ce120">
            <text:p>+1 805</text:p>
          </table:table-cell>
          <table:table-cell office:value-type="float" office:value="162.61261261261262" table:style-name="ce121">
            <text:p>+162,6<text:s text:c="3"/></text:p>
          </table:table-cell>
          <table:table-cell office:value-type="float" office:value="63" table:style-name="ce120">
            <text:p>+ 63</text:p>
          </table:table-cell>
          <table:table-cell office:value-type="float" office:value="2.2089761570827489" table:style-name="ce121">
            <text:p>+2,2<text:s text:c="3"/></text:p>
          </table:table-cell>
          <table:table-cell table:number-columns-repeated="16372"/>
        </table:table-row>
        <table:table-row table:style-name="ro53">
          <table:table-cell/>
          <table:table-cell office:value-type="string" table:style-name="ce186">
            <text:p>Atividades de consultoria, científicas, técnicas e similares</text:p>
          </table:table-cell>
          <table:table-cell office:value-type="float" office:value="354" table:style-name="ce116">
            <text:p><text:s/>354</text:p>
          </table:table-cell>
          <table:table-cell office:value-type="float" office:value="4.3440912995459566" table:style-name="ce133">
            <text:p>4,3<text:s text:c="5"/></text:p>
          </table:table-cell>
          <table:table-cell office:value-type="float" office:value="419" table:style-name="ce134">
            <text:p><text:s/>419</text:p>
          </table:table-cell>
          <table:table-cell office:value-type="float" office:value="7.0184254606365153" table:style-name="ce135">
            <text:p>7,0<text:s text:c="5"/></text:p>
          </table:table-cell>
          <table:table-cell office:value-type="float" office:value="282" table:style-name="ce134">
            <text:p><text:s/>282</text:p>
          </table:table-cell>
          <table:table-cell office:value-type="float" office:value="3.9052762775238885" table:style-name="ce135">
            <text:p>3,9<text:s text:c="5"/></text:p>
          </table:table-cell>
          <table:table-cell office:value-type="float" office:value="-65" table:style-name="ce120">
            <text:p><text:s/>- 65</text:p>
          </table:table-cell>
          <table:table-cell office:value-type="float" office:value="-15.513126491646778" table:style-name="ce121">
            <text:p>-15,5<text:s text:c="3"/></text:p>
          </table:table-cell>
          <table:table-cell office:value-type="float" office:value="72" table:style-name="ce120">
            <text:p>+ 72</text:p>
          </table:table-cell>
          <table:table-cell office:value-type="float" office:value="25.531914893617021" table:style-name="ce121">
            <text:p>+25,5<text:s text:c="3"/></text:p>
          </table:table-cell>
          <table:table-cell table:number-columns-repeated="16372"/>
        </table:table-row>
        <table:table-row table:style-name="ro53">
          <table:table-cell/>
          <table:table-cell office:value-type="string" table:style-name="ce186">
            <text:p>Admin. pública, educação, atividades de saúde e apoio social</text:p>
          </table:table-cell>
          <table:table-cell office:value-type="float" office:value="695" table:style-name="ce116">
            <text:p><text:s/>695</text:p>
          </table:table-cell>
          <table:table-cell office:value-type="float" office:value="8.5286538225549151" table:style-name="ce133">
            <text:p>8,5<text:s text:c="5"/></text:p>
          </table:table-cell>
          <table:table-cell office:value-type="float" office:value="687" table:style-name="ce134">
            <text:p><text:s/>687</text:p>
          </table:table-cell>
          <table:table-cell office:value-type="float" office:value="11.507537688442211" table:style-name="ce135">
            <text:p>11,5<text:s text:c="5"/></text:p>
          </table:table-cell>
          <table:table-cell office:value-type="float" office:value="546" table:style-name="ce134">
            <text:p><text:s/>546</text:p>
          </table:table-cell>
          <table:table-cell office:value-type="float" office:value="7.5612796011632728" table:style-name="ce135">
            <text:p>7,6<text:s text:c="5"/></text:p>
          </table:table-cell>
          <table:table-cell office:value-type="float" office:value="8" table:style-name="ce120">
            <text:p>+ 8</text:p>
          </table:table-cell>
          <table:table-cell office:value-type="float" office:value="1.1644832605531297" table:style-name="ce121">
            <text:p>+1,2<text:s text:c="3"/></text:p>
          </table:table-cell>
          <table:table-cell office:value-type="float" office:value="149" table:style-name="ce120">
            <text:p>+ 149</text:p>
          </table:table-cell>
          <table:table-cell office:value-type="float" office:value="27.289377289377288" table:style-name="ce121">
            <text:p>+27,3<text:s text:c="3"/></text:p>
          </table:table-cell>
          <table:table-cell table:number-columns-repeated="16372"/>
        </table:table-row>
        <table:table-row table:style-name="ro53">
          <table:table-cell/>
          <table:table-cell office:value-type="string" table:style-name="ce186">
            <text:p>Outras atividades de serviços</text:p>
          </table:table-cell>
          <table:table-cell office:value-type="float" office:value="176" table:style-name="ce116">
            <text:p><text:s/>176</text:p>
          </table:table-cell>
          <table:table-cell office:value-type="float" office:value="2.1597742054239784" table:style-name="ce133">
            <text:p>2,2<text:s text:c="5"/></text:p>
          </table:table-cell>
          <table:table-cell office:value-type="float" office:value="241" table:style-name="ce134">
            <text:p><text:s/>241</text:p>
          </table:table-cell>
          <table:table-cell office:value-type="float" office:value="4.0368509212730315" table:style-name="ce135">
            <text:p>4,0<text:s text:c="5"/></text:p>
          </table:table-cell>
          <table:table-cell office:value-type="float" office:value="137" table:style-name="ce134">
            <text:p><text:s/>137</text:p>
          </table:table-cell>
          <table:table-cell office:value-type="float" office:value="1.8972441490098322" table:style-name="ce135">
            <text:p>1,9<text:s text:c="5"/></text:p>
          </table:table-cell>
          <table:table-cell office:value-type="float" office:value="-65" table:style-name="ce120">
            <text:p><text:s/>- 65</text:p>
          </table:table-cell>
          <table:table-cell office:value-type="float" office:value="-26.970954356846473" table:style-name="ce121">
            <text:p>-27,0<text:s text:c="3"/></text:p>
          </table:table-cell>
          <table:table-cell office:value-type="float" office:value="39" table:style-name="ce120">
            <text:p>+ 39</text:p>
          </table:table-cell>
          <table:table-cell office:value-type="float" office:value="28.467153284671532" table:style-name="ce121">
            <text:p>+28,5<text:s text:c="3"/></text:p>
          </table:table-cell>
          <table:table-cell table:number-columns-repeated="16372"/>
        </table:table-row>
        <table:table-row table:style-name="ro53">
          <table:table-cell/>
          <table:table-cell office:value-type="string" table:style-name="ce186">
            <text:p>Sem classificação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529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529">
            <text:p>-</text:p>
          </table:table-cell>
          <table:table-cell table:number-columns-repeated="16372"/>
        </table:table-row>
        <table:table-row table:style-name="ro39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143"/>
          <table:table-cell table:number-columns-repeated="16372"/>
        </table:table-row>
        <table:table-row table:style-name="ro14">
          <table:table-cell/>
          <table:table-cell office:value-type="string" table:style-name="ce364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4">
          <table:table-cell table:number-columns-repeated="16384"/>
        </table:table-row>
        <table:table-row table:style-name="ro14">
          <table:table-cell/>
          <table:table-cell table:number-columns-repeated="9" table:style-name="ce1"/>
          <table:table-cell table:style-name="ce369"/>
          <table:table-cell table:number-columns-repeated="16373" table:style-name="ce1"/>
        </table:table-row>
        <table:table-row table:style-name="ro14">
          <table:table-cell/>
          <table:table-cell table:number-columns-repeated="3" table:style-name="ce1"/>
          <table:table-cell table:style-name="ce69"/>
          <table:table-cell table:number-columns-repeated="16379" table:style-name="ce1"/>
        </table:table-row>
        <table:table-row table:number-rows-repeated="3" table:style-name="ro14">
          <table:table-cell table:number-columns-repeated="16384"/>
        </table:table-row>
        <table:table-row table:style-name="ro50">
          <table:table-cell table:number-columns-repeated="12" table:style-name="ce1"/>
          <table:table-cell table:number-columns-repeated="2" table:style-name="ce12"/>
          <table:table-cell table:number-columns-repeated="16370"/>
        </table:table-row>
        <table:table-row table:style-name="ro28">
          <table:table-cell table:style-name="ce26"/>
          <table:table-cell table:number-columns-repeated="16383" table:style-name="ce1"/>
        </table:table-row>
        <table:table-row table:style-name="ro14">
          <table:table-cell table:number-columns-repeated="12" table:style-name="ce1"/>
          <table:table-cell table:number-columns-repeated="2" table:style-name="ce12"/>
          <table:table-cell table:number-columns-repeated="16370"/>
        </table:table-row>
        <table:table-row table:number-rows-repeated="2" table:style-name="ro43">
          <table:table-cell table:number-columns-repeated="12" table:style-name="ce1"/>
          <table:table-cell table:number-columns-repeated="2" table:style-name="ce15"/>
          <table:table-cell table:number-columns-repeated="16370"/>
        </table:table-row>
        <table:table-row table:number-rows-repeated="2" table:style-name="ro43">
          <table:table-cell table:number-columns-repeated="12" table:style-name="ce1"/>
          <table:table-cell table:number-columns-repeated="2" table:style-name="ce16"/>
          <table:table-cell table:number-columns-repeated="16370"/>
        </table:table-row>
        <table:table-row table:number-rows-repeated="2" table:style-name="ro20">
          <table:table-cell table:number-columns-repeated="12" table:style-name="ce1"/>
          <table:table-cell table:style-name="ce22"/>
          <table:table-cell table:style-name="ce18"/>
          <table:table-cell table:number-columns-repeated="16370"/>
        </table:table-row>
        <table:table-row table:style-name="ro20">
          <table:table-cell table:number-columns-repeated="12" table:style-name="ce1"/>
          <table:table-cell table:style-name="ce20"/>
          <table:table-cell table:style-name="ce18"/>
          <table:table-cell table:number-columns-repeated="16370"/>
        </table:table-row>
        <table:table-row table:number-rows-repeated="2" table:style-name="ro20">
          <table:table-cell table:number-columns-repeated="12" table:style-name="ce1"/>
          <table:table-cell table:style-name="ce19"/>
          <table:table-cell table:style-name="ce18"/>
          <table:table-cell table:number-columns-repeated="16370"/>
        </table:table-row>
        <table:table-row table:style-name="ro20">
          <table:table-cell table:number-columns-repeated="12" table:style-name="ce1"/>
          <table:table-cell table:number-columns-repeated="2" table:style-name="ce19"/>
          <table:table-cell table:number-columns-repeated="16370"/>
        </table:table-row>
        <table:table-row table:number-rows-repeated="2" table:style-name="ro20">
          <table:table-cell table:number-columns-repeated="12"/>
          <table:table-cell table:number-columns-repeated="2" table:style-name="ce19"/>
          <table:table-cell table:number-columns-repeated="16370"/>
        </table:table-row>
        <table:table-row table:style-name="ro20">
          <table:table-cell table:number-columns-repeated="12"/>
          <table:table-cell table:style-name="ce20"/>
          <table:table-cell table:style-name="ce19"/>
          <table:table-cell table:number-columns-repeated="16370"/>
        </table:table-row>
        <table:table-row table:number-rows-repeated="3" table:style-name="ro20">
          <table:table-cell table:number-columns-repeated="12"/>
          <table:table-cell table:number-columns-repeated="16372" table:style-name="ce1"/>
        </table:table-row>
        <table:table-row table:style-name="ro46">
          <table:table-cell table:number-columns-repeated="12"/>
          <table:table-cell table:number-columns-repeated="16372" table:style-name="ce1"/>
        </table:table-row>
        <table:table-row table:number-rows-repeated="2" table:style-name="ro14">
          <table:table-cell table:number-columns-repeated="16384"/>
        </table:table-row>
        <table:table-row table:style-name="ro20">
          <table:table-cell table:number-columns-repeated="12"/>
          <table:table-cell table:number-columns-repeated="16372" table:style-name="ce1"/>
        </table:table-row>
        <table:table-row table:number-rows-repeated="1048502" table:style-name="ro14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País.$A$1"/>
        </table:named-expressions>
      </table:table>
      <table:named-expressions>
        <table:named-expression table:name="Desemprego_registado" table:expression="of:=[.#REF!]" table:base-cell-address="País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Arial " svg:font-family="Arial 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0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8">
      <number:number number:decimal-places="1" number:min-integer-digits="1"/>
      <number:text>     </number:text>
    </number:number-style>
    <number:number-style style:name="N39P0">
      <number:text>+</number:text>
      <number:number number:decimal-places="1" number:min-integer-digits="1"/>
      <number:text>   </number:text>
    </number:number-style>
    <number:number-style style:name="N39">
      <number:text>-</number:text>
      <number:number number:decimal-places="1" number:min-integer-digits="1"/>
      <number:text>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3"> </number:embedded-text>
      </number:number>
    </number:number-style>
    <number:number-style style:name="N41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41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41P0"/>
    </number:number-style>
    <number:number-style style:name="N42">
      <number:number number:decimal-places="1" number:min-integer-digits="1"/>
      <number:text>    </number:text>
    </number:number-style>
    <number:number-style style:name="N43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4P0">
      <number:text>+</number:text>
      <number:number number:decimal-places="1" number:min-integer-digits="1"/>
      <number:text>             </number:text>
    </number:number-style>
    <number:number-style style:name="N44">
      <number:text>-</number:text>
      <number:number number:decimal-places="1" number:min-integer-digits="1"/>
      <number:text>             </number:text>
      <style:map style:condition="value()&gt;=0" style:apply-style-name="N44P0"/>
    </number:number-style>
    <number:number-style style:name="N45">
      <number:number number:decimal-places="0" number:min-integer-digits="1">
        <number:embedded-text number:position="3"> </number:embedded-text>
      </number:number>
    </number:number-style>
    <number:number-style style:name="N46">
      <number:number number:decimal-places="1" number:min-integer-digits="1" number:grouping="true"/>
    </number:number-style>
    <number:number-style style:name="N47P0">
      <number:number number:decimal-places="0" number:min-integer-digits="1"/>
    </number:number-style>
    <number:number-style style:name="N47P1">
      <number:text>-</number:text>
      <number:number number:decimal-places="0" number:min-integer-digits="1"/>
    </number:number-style>
    <number:text-style style:name="N47">
      <number:text>/</number:text>
      <style:map style:condition="value()&gt;0" style:apply-style-name="N47P0"/>
      <style:map style:condition="value()&lt;0" style:apply-style-name="N47P1"/>
    </number:text-style>
    <number:number-style style:name="N48P0">
      <number:number number:decimal-places="0" number:min-integer-digits="0" number:grouping="true"/>
    </number:number-style>
    <number:number-style style:name="N48P1">
      <number:text>-</number:text>
      <number:number number:decimal-places="0" number:min-integer-digits="1"/>
    </number:number-style>
    <number:text-style style:name="N48">
      <number:text>-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/>
    </number:number-style>
    <number:number-style style:name="N49P1">
      <number:number number:decimal-places="0" number:min-integer-digits="1"/>
    </number:number-style>
    <number:number-style style:name="N49">
      <number:number number:decimal-places="0" number:min-integer-digits="1"/>
      <style:map style:condition="value()&gt;0" style:apply-style-name="N49P0"/>
      <style:map style:condition="value()&lt;0" style:apply-style-name="N49P1"/>
    </number:number-style>
    <style:style style:name="_50_0_37__32_-_32_Cor1_32_2" style:display-name="20% - Cor1 2" style:family="table-cell" style:data-style-name="N0">
      <style:table-cell-properties fo:background-color="#CCCCFF"/>
      <style:text-properties fo:color="#000000"/>
    </style:style>
    <style:style style:name="_50_0_37__32_-_32_Cor2_32_2" style:display-name="20% - Cor2 2" style:family="table-cell" style:data-style-name="N0">
      <style:table-cell-properties fo:background-color="#FF99CC"/>
      <style:text-properties fo:color="#000000"/>
    </style:style>
    <style:style style:name="_50_0_37__32_-_32_Cor3_32_2" style:display-name="20% - Cor3 2" style:family="table-cell" style:data-style-name="N0">
      <style:table-cell-properties fo:background-color="#CCFFCC"/>
      <style:text-properties fo:color="#000000"/>
    </style:style>
    <style:style style:name="_50_0_37__32_-_32_Cor4_32_2" style:display-name="20% - Cor4 2" style:family="table-cell" style:data-style-name="N0">
      <style:table-cell-properties fo:background-color="#CC99FF"/>
      <style:text-properties fo:color="#000000"/>
    </style:style>
    <style:style style:name="_50_0_37__32_-_32_Cor5_32_2" style:display-name="20% - Cor5 2" style:family="table-cell" style:data-style-name="N0">
      <style:table-cell-properties fo:background-color="#CCFFFF"/>
      <style:text-properties fo:color="#000000"/>
    </style:style>
    <style:style style:name="_50_0_37__32_-_32_Cor6_32_2" style:display-name="20% - Cor6 2" style:family="table-cell" style:data-style-name="N0">
      <style:table-cell-properties fo:background-color="#FFCC99"/>
      <style:text-properties fo:color="#000000"/>
    </style:style>
    <style:style style:name="_52_0_37__32_-_32_Cor1_32_2" style:display-name="40% - Cor1 2" style:family="table-cell" style:data-style-name="N0">
      <style:table-cell-properties fo:background-color="#99CCFF"/>
      <style:text-properties fo:color="#000000"/>
    </style:style>
    <style:style style:name="_52_0_37__32_-_32_Cor2_32_2" style:display-name="40% - Cor2 2" style:family="table-cell" style:data-style-name="N0">
      <style:table-cell-properties fo:background-color="#FF8080"/>
      <style:text-properties fo:color="#000000"/>
    </style:style>
    <style:style style:name="_52_0_37__32_-_32_Cor3_32_2" style:display-name="40% - Cor3 2" style:family="table-cell" style:data-style-name="N0">
      <style:table-cell-properties fo:background-color="#00FF00"/>
      <style:text-properties fo:color="#000000"/>
    </style:style>
    <style:style style:name="_52_0_37__32_-_32_Cor4_32_2" style:display-name="40% - Cor4 2" style:family="table-cell" style:data-style-name="N0">
      <style:table-cell-properties fo:background-color="#CC99FF"/>
      <style:text-properties fo:color="#000000"/>
    </style:style>
    <style:style style:name="_52_0_37__32_-_32_Cor5_32_2" style:display-name="40% - Cor5 2" style:family="table-cell" style:data-style-name="N0">
      <style:table-cell-properties fo:background-color="#99CCFF"/>
      <style:text-properties fo:color="#000000"/>
    </style:style>
    <style:style style:name="_52_0_37__32_-_32_Cor6_32_2" style:display-name="40% - Cor6 2" style:family="table-cell" style:data-style-name="N0">
      <style:table-cell-properties fo:background-color="#FFCC00"/>
      <style:text-properties fo:color="#000000"/>
    </style:style>
    <style:style style:name="_54_0_37__32_-_32_Cor1_32_2" style:display-name="60% - Cor1 2" style:family="table-cell" style:data-style-name="N0">
      <style:table-cell-properties fo:background-color="#0066CC"/>
      <style:text-properties fo:color="#FFFFFF"/>
    </style:style>
    <style:style style:name="_54_0_37__32_-_32_Cor2_32_2" style:display-name="60% - Cor2 2" style:family="table-cell" style:data-style-name="N0">
      <style:table-cell-properties fo:background-color="#FF8080"/>
      <style:text-properties fo:color="#FFFFFF"/>
    </style:style>
    <style:style style:name="_54_0_37__32_-_32_Cor3_32_2" style:display-name="60% - Cor3 2" style:family="table-cell" style:data-style-name="N0">
      <style:table-cell-properties fo:background-color="#00FF00"/>
      <style:text-properties fo:color="#FFFFFF"/>
    </style:style>
    <style:style style:name="_54_0_37__32_-_32_Cor4_32_2" style:display-name="60% - Cor4 2" style:family="table-cell" style:data-style-name="N0">
      <style:table-cell-properties fo:background-color="#800080"/>
      <style:text-properties fo:color="#FFFFFF"/>
    </style:style>
    <style:style style:name="_54_0_37__32_-_32_Cor5_32_2" style:display-name="60% - Cor5 2" style:family="table-cell" style:data-style-name="N0">
      <style:table-cell-properties fo:background-color="#33CCCC"/>
      <style:text-properties fo:color="#FFFFFF"/>
    </style:style>
    <style:style style:name="_54_0_37__32_-_32_Cor6_32_2" style:display-name="60% - Cor6 2" style:family="table-cell" style:data-style-name="N0">
      <style:table-cell-properties fo:background-color="#FF9900"/>
      <style:text-properties fo:color="#FFFFFF"/>
    </style:style>
    <style:style style:name="Cabe_231_alho_32_1_32_2" style:display-name="Cabeçalho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Cabe_231_alho_32_2_32_2" style:display-name="Cabeçalho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Cabe_231_alho_32_3_32_2" style:display-name="Cabeçalho 3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Cabe_231_alho_32_4_32_2" style:display-name="Cabeçalho 4 2" style:family="table-cell" style:data-style-name="N0">
      <style:text-properties fo:color="#003366" fo:font-weight="bold" style:font-weight-asian="bold" style:font-weight-complex="bold"/>
    </style:style>
    <style:style style:name="C_225_lculo_32_2" style:display-name="Cálculo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_233_lula_32_Ligada_32_2" style:display-name="Célula Ligada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or1_32_2" style:display-name="Cor1 2" style:family="table-cell" style:data-style-name="N0">
      <style:table-cell-properties fo:background-color="#333399"/>
      <style:text-properties fo:color="#FFFFFF"/>
    </style:style>
    <style:style style:name="Cor2_32_2" style:display-name="Cor2 2" style:family="table-cell" style:data-style-name="N0">
      <style:table-cell-properties fo:background-color="#FF0000"/>
      <style:text-properties fo:color="#FFFFFF"/>
    </style:style>
    <style:style style:name="Cor3_32_2" style:display-name="Cor3 2" style:family="table-cell" style:data-style-name="N0">
      <style:table-cell-properties fo:background-color="#339966"/>
      <style:text-properties fo:color="#FFFFFF"/>
    </style:style>
    <style:style style:name="Cor4_32_2" style:display-name="Cor4 2" style:family="table-cell" style:data-style-name="N0">
      <style:table-cell-properties fo:background-color="#800080"/>
      <style:text-properties fo:color="#FFFFFF"/>
    </style:style>
    <style:style style:name="Cor5_32_2" style:display-name="Cor5 2" style:family="table-cell" style:data-style-name="N0">
      <style:table-cell-properties fo:background-color="#33CCCC"/>
      <style:text-properties fo:color="#FFFFFF"/>
    </style:style>
    <style:style style:name="Cor6_32_2" style:display-name="Cor6 2" style:family="table-cell" style:data-style-name="N0">
      <style:table-cell-properties fo:background-color="#FF6600"/>
      <style:text-properties fo:color="#FFFFFF"/>
    </style:style>
    <style:style style:name="Correto_32_2" style:display-name="Correto 2" style:family="table-cell" style:data-style-name="N0">
      <style:table-cell-properties fo:background-color="#CCFFCC"/>
      <style:text-properties fo:color="#008000"/>
    </style:style>
    <style:style style:name="Entrada_32_2" style:display-name="Entrada 2" style:family="table-cell" style:data-style-name="N0">
      <style:table-cell-properties fo:border="thin solid #808080" fo:background-color="#FFCC99"/>
      <style:text-properties fo:color="#333399"/>
    </style:style>
    <style:style style:name="Euro" style:family="table-cell" style:data-style-name="N34"/>
    <style:style style:name="Euro_32_2" style:display-name="Euro 2" style:family="table-cell" style:data-style-name="N34"/>
    <style:style style:name="Euro_32_2_32_2" style:display-name="Euro 2 2" style:family="table-cell" style:data-style-name="N34"/>
    <style:style style:name="Euro_32_3" style:display-name="Euro 3" style:family="table-cell" style:data-style-name="N34"/>
    <style:style style:name="Incorreto_32_2" style:display-name="Incorreto 2" style:family="table-cell" style:data-style-name="N0">
      <style:table-cell-properties fo:background-color="#FF99CC"/>
      <style:text-properties fo:color="#800080"/>
    </style:style>
    <style:style style:name="Neutro_32_2" style:display-name="Neutro 2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a_32_2" style:display-name="Nota 2" style:family="table-cell" style:data-style-name="N0">
      <style:table-cell-properties fo:border="thin solid #C0C0C0" fo:background-color="#FFFFCC"/>
    </style:style>
    <style:style style:name="Percentagem_32_2" style:display-name="Percentagem 2" style:family="table-cell" style:data-style-name="N13"/>
    <style:style style:name="Sa_237_da_32_2" style:display-name="Saída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Texto_32_de_32_Aviso_32_2" style:display-name="Texto de Aviso 2" style:family="table-cell" style:data-style-name="N0">
      <style:text-properties fo:color="#FF0000"/>
    </style:style>
    <style:style style:name="Texto_32_Explicativo_32_2" style:display-name="Texto Explicativo 2" style:family="table-cell" style:data-style-name="N0">
      <style:text-properties fo:color="#808080" fo:font-style="italic" style:font-style-asian="italic" style:font-style-complex="italic"/>
    </style:style>
    <style:style style:name="T_237_tulo_32_2" style:display-name="Título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Verificar_32_C_233_lula_32_2" style:display-name="Verificar Célula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print-orientation="landscape" style:print-page-order="ttb" style:first-page-number="continue" style:scale-to="9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5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8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9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10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11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12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  <style:master-page style:name="mp12" style:page-layout-name="pm1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Emília Josué;Ana Paula Brito</meta:initial-creator>
    <dc:creator>Ana Paula Brito</dc:creator>
    <meta:creation-date>2014-01-15T09:56:08Z</meta:creation-date>
    <dc:date>2022-02-09T10:17:33Z</dc:date>
    <meta:print-date>2021-11-04T14:41:28Z</meta:print-date>
  </office:meta>
</office:document-meta>
</file>